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94mm"/>
    </style:style>
    <style:style style:name="co2" style:family="table-column">
      <style:table-column-properties fo:break-before="auto" style:column-width="58.6mm"/>
    </style:style>
    <style:style style:name="co3" style:family="table-column">
      <style:table-column-properties fo:break-before="auto" style:column-width="10.58mm"/>
    </style:style>
    <style:style style:name="co4" style:family="table-column">
      <style:table-column-properties fo:break-before="auto" style:column-width="14.87mm"/>
    </style:style>
    <style:style style:name="co5" style:family="table-column">
      <style:table-column-properties fo:break-before="auto" style:column-width="9.77mm"/>
    </style:style>
    <style:style style:name="co6" style:family="table-column">
      <style:table-column-properties fo:break-before="auto" style:column-width="61.91mm"/>
    </style:style>
    <style:style style:name="co7" style:family="table-column">
      <style:table-column-properties fo:break-before="auto" style:column-width="55.56mm"/>
    </style:style>
    <style:style style:name="co8" style:family="table-column">
      <style:table-column-properties fo:break-before="auto" style:column-width="11.04mm"/>
    </style:style>
    <style:style style:name="co9" style:family="table-column">
      <style:table-column-properties fo:break-before="auto" style:column-width="15.75mm"/>
    </style:style>
    <style:style style:name="co10" style:family="table-column">
      <style:table-column-properties fo:break-before="auto" style:column-width="12.75mm"/>
    </style:style>
    <style:style style:name="co11" style:family="table-column">
      <style:table-column-properties fo:break-before="auto" style:column-width="62.11mm"/>
    </style:style>
    <style:style style:name="co12" style:family="table-column">
      <style:table-column-properties fo:break-before="auto" style:column-width="57.56mm"/>
    </style:style>
    <style:style style:name="co13" style:family="table-column">
      <style:table-column-properties fo:break-before="auto" style:column-width="47.54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66.76mm"/>
    </style:style>
    <style:style style:name="co17" style:family="table-column">
      <style:table-column-properties fo:break-before="auto" style:column-width="19.98mm"/>
    </style:style>
    <style:style style:name="co18" style:family="table-column">
      <style:table-column-properties fo:break-before="auto" style:column-width="51.42mm"/>
    </style:style>
    <style:style style:name="co19" style:family="table-column">
      <style:table-column-properties fo:break-before="auto" style:column-width="76.13mm"/>
    </style:style>
    <style:style style:name="co20" style:family="table-column">
      <style:table-column-properties fo:break-before="auto" style:column-width="21.25mm"/>
    </style:style>
    <style:style style:name="co21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7.66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ta1" style:family="table" style:master-page-name="PageStyle_5f_New_5f_data_5f_register_5f_SD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ffff" fo:border-left="0.74pt solid #000000" fo:border-right="none" style:rotation-align="none" fo:border-top="0.74pt solid #000000"/>
    </style:style>
    <style:style style:name="ce2" style:family="table-cell" style:parent-style-name="Default">
      <style:table-cell-properties fo:border-bottom="none" fo:background-color="#99ffff" fo:border-left="0.74pt solid #000000" fo:border-right="none" style:rotation-align="none" fo:border-top="none"/>
    </style:style>
    <style:style style:name="ce3" style:family="table-cell" style:parent-style-name="Default">
      <style:table-cell-properties fo:border-bottom="0.74pt solid #000000" fo:background-color="#99ffff" fo:border-left="0.74pt solid #000000" fo:border-right="none" style:rotation-align="none" fo:border-top="none"/>
    </style:style>
    <style:style style:name="ce4" style:family="table-cell" style:parent-style-name="Default">
      <style:table-cell-properties fo:border-bottom="none" fo:background-color="#99ff99" fo:border-left="0.74pt solid #000000" fo:border-right="none" style:rotation-align="none" fo:border-top="0.74pt solid #000000"/>
    </style:style>
    <style:style style:name="ce5" style:family="table-cell" style:parent-style-name="Default">
      <style:table-cell-properties fo:border-bottom="none" fo:background-color="#99ff99" fo:border-left="0.74pt solid #000000" fo:border-right="none" style:rotation-align="none" fo:border-top="none"/>
    </style:style>
    <style:style style:name="ce6" style:family="table-cell" style:parent-style-name="Default">
      <style:table-cell-properties fo:border-bottom="0.74pt solid #000000" fo:background-color="#99ff99" fo:border-left="0.74pt solid #000000" fo:border-right="none" style:rotation-align="none" fo:border-top="none"/>
    </style:style>
    <style:style style:name="ce7" style:family="table-cell" style:parent-style-name="Default">
      <style:table-cell-properties fo:border-bottom="none" fo:background-color="#ffcc00" fo:border-left="0.74pt solid #000000" fo:border-right="none" style:rotation-align="none" fo:border-top="0.74pt solid #000000"/>
    </style:style>
    <style:style style:name="ce8" style:family="table-cell" style:parent-style-name="Default">
      <style:table-cell-properties fo:border-bottom="none" fo:background-color="#ffcc00" fo:border-left="0.74pt solid #000000" fo:border-right="none" style:rotation-align="none" fo:border-top="none"/>
    </style:style>
    <style:style style:name="ce9" style:family="table-cell" style:parent-style-name="Default">
      <style:table-cell-properties fo:border-bottom="0.74pt solid #000000" fo:background-color="#ffcc00" fo:border-left="0.74pt solid #000000" fo:border-right="none" style:rotation-align="none" fo:border-top="none"/>
    </style:style>
    <style:style style:name="ce10" style:family="table-cell" style:parent-style-name="Default">
      <style:table-cell-properties fo:border-bottom="none" fo:background-color="#ff9999" fo:border-left="0.74pt solid #000000" fo:border-right="none" style:rotation-align="none" fo:border-top="0.74pt solid #000000"/>
    </style:style>
    <style:style style:name="ce11" style:family="table-cell" style:parent-style-name="Default">
      <style:table-cell-properties fo:border-bottom="none" fo:background-color="#ff9999" fo:border-left="0.74pt solid #000000" fo:border-right="none" style:rotation-align="none" fo:border-top="none"/>
    </style:style>
    <style:style style:name="ce12" style:family="table-cell" style:parent-style-name="Default">
      <style:table-cell-properties fo:border-bottom="0.74pt solid #000000" fo:background-color="#ff9999" fo:border-left="0.74pt solid #000000" fo:border-right="none" style:rotation-align="none" fo:border-top="none"/>
    </style:style>
    <style:style style:name="ce13" style:family="table-cell" style:parent-style-name="Default">
      <style:table-cell-properties fo:border-bottom="none" fo:background-color="#99ffcc" fo:border-left="0.74pt solid #000000" fo:border-right="none" style:rotation-align="none" fo:border-top="0.74pt solid #000000"/>
    </style:style>
    <style:style style:name="ce14" style:family="table-cell" style:parent-style-name="Default">
      <style:table-cell-properties fo:border-bottom="none" fo:background-color="#99ffcc" fo:border-left="0.74pt solid #000000" fo:border-right="none" style:rotation-align="none" fo:border-top="none"/>
    </style:style>
    <style:style style:name="ce15" style:family="table-cell" style:parent-style-name="Default">
      <style:table-cell-properties fo:border-bottom="0.74pt solid #000000" fo:background-color="#99ffcc" fo:border-left="0.74pt solid #000000" fo:border-right="none" style:rotation-align="none" fo:border-top="none"/>
    </style:style>
    <style:style style:name="ce16" style:family="table-cell" style:parent-style-name="Default">
      <style:table-cell-properties fo:border-bottom="none" fo:background-color="#ff99cc" fo:border-left="0.74pt solid #000000" fo:border-right="none" style:rotation-align="none" fo:border-top="0.74pt solid #000000"/>
    </style:style>
    <style:style style:name="ce17" style:family="table-cell" style:parent-style-name="Default">
      <style:table-cell-properties fo:border-bottom="none" fo:background-color="#66cc00" fo:border-left="0.74pt solid #000000" fo:border-right="none" style:rotation-align="none" fo:border-top="0.74pt solid #000000"/>
    </style:style>
    <style:style style:name="ce18" style:family="table-cell" style:parent-style-name="Default">
      <style:table-cell-properties fo:border-bottom="none" fo:background-color="#66cc00" fo:border-left="0.74pt solid #000000" fo:border-right="none" style:rotation-align="none" fo:border-top="none"/>
    </style:style>
    <style:style style:name="ce19" style:family="table-cell" style:parent-style-name="Default">
      <style:table-cell-properties fo:background-color="#999999" style:rotation-align="none"/>
    </style:style>
    <style:style style:name="ce20" style:family="table-cell" style:parent-style-name="Default">
      <style:table-cell-properties fo:border-bottom="0.74pt solid #000000" fo:background-color="#ff99cc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none" fo:background-color="#ffff99" fo:border-left="0.74pt solid #000000" fo:border-right="none" style:rotation-align="none" fo:border-top="0.74pt solid #000000"/>
    </style:style>
    <style:style style:name="ce22" style:family="table-cell" style:parent-style-name="Default">
      <style:table-cell-properties fo:border-bottom="none" fo:background-color="#ffff99" fo:border-left="0.74pt solid #000000" fo:border-right="none" style:rotation-align="none" fo:border-top="none"/>
    </style:style>
    <style:style style:name="ce23" style:family="table-cell" style:parent-style-name="Default">
      <style:table-cell-properties fo:border-bottom="0.74pt solid #000000" fo:background-color="#ffff99" fo:border-left="0.74pt solid #000000" fo:border-right="none" style:rotation-align="none" fo:border-top="none"/>
    </style:style>
    <style:style style:name="ce24" style:family="table-cell" style:parent-style-name="Default">
      <style:table-cell-properties fo:border-bottom="none" fo:background-color="#cfe7f5" fo:border-left="0.74pt solid #000000" fo:border-right="none" style:rotation-align="none" fo:border-top="0.74pt solid #000000"/>
    </style:style>
    <style:style style:name="ce25" style:family="table-cell" style:parent-style-name="Default">
      <style:table-cell-properties fo:border-bottom="none" fo:background-color="#cfe7f5" fo:border-left="0.74pt solid #000000" fo:border-right="none" style:rotation-align="none" fo:border-top="none"/>
    </style:style>
    <style:style style:name="ce26" style:family="table-cell" style:parent-style-name="Default">
      <style:table-cell-properties fo:border-bottom="none" fo:background-color="#cfe7f5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cfe7f5" fo:border-left="0.74pt solid #000000" fo:border-right="none" style:rotation-align="none" fo:border-top="none"/>
    </style:style>
    <style:style style:name="ce28" style:family="table-cell" style:parent-style-name="Default">
      <style:table-cell-properties fo:border-bottom="0.74pt solid #000000" fo:background-color="#cfe7f5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99cc" fo:border-left="0.74pt solid #000000" fo:border-right="none" style:rotation-align="none" fo:border-top="none"/>
    </style:style>
    <style:style style:name="ce30" style:family="table-cell" style:parent-style-name="Default">
      <style:table-cell-properties fo:border-bottom="none" fo:background-color="#ffffcc" fo:border-left="0.74pt solid #000000" fo:border-right="none" style:rotation-align="none" fo:border-top="0.74pt solid #000000"/>
    </style:style>
    <style:style style:name="ce31" style:family="table-cell" style:parent-style-name="Default">
      <style:table-cell-properties fo:border-bottom="none" fo:background-color="#ffffcc" fo:border-left="0.74pt solid #000000" fo:border-right="none" style:rotation-align="none" fo:border-top="none"/>
    </style:style>
    <style:style style:name="ce32" style:family="table-cell" style:parent-style-name="Default">
      <style:table-cell-properties fo:border-bottom="0.74pt solid #000000" fo:background-color="#ffffcc" fo:border-left="0.74pt solid #000000" fo:border-right="none" style:rotation-align="none" fo:border-top="none"/>
    </style:style>
    <style:style style:name="ce33" style:family="table-cell" style:parent-style-name="Default">
      <style:table-cell-properties fo:border-bottom="0.74pt solid #000000" fo:background-color="#ffffcc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fo:background-color="#ffcc99" fo:border-left="0.74pt solid #000000" fo:border-right="none" style:rotation-align="none" fo:border-top="0.74pt solid #000000"/>
    </style:style>
    <style:style style:name="ce35" style:family="table-cell" style:parent-style-name="Default">
      <style:table-cell-properties fo:border-bottom="0.74pt solid #000000" fo:background-color="#ffcc99" fo:border-left="0.74pt solid #000000" fo:border-right="none" style:rotation-align="none" fo:border-top="none"/>
    </style:style>
    <style:style style:name="ce36" style:family="table-cell" style:parent-style-name="Default">
      <style:table-cell-properties fo:border-bottom="none" fo:background-color="#ccff99" fo:border-left="0.74pt solid #000000" fo:border-right="none" style:rotation-align="none" fo:border-top="0.74pt solid #000000"/>
    </style:style>
    <style:style style:name="ce37" style:family="table-cell" style:parent-style-name="Default">
      <style:table-cell-properties fo:border-bottom="none" fo:background-color="#ccff99" fo:border-left="0.74pt solid #000000" fo:border-right="none" style:rotation-align="none" fo:border-top="none"/>
    </style:style>
    <style:style style:name="ce38" style:family="table-cell" style:parent-style-name="Default">
      <style:table-cell-properties fo:border-bottom="0.74pt solid #000000" fo:background-color="#ccff99" fo:border-left="0.74pt solid #000000" fo:border-right="none" style:rotation-align="none" fo:border-top="none"/>
    </style:style>
    <style:style style:name="ce39" style:family="table-cell" style:parent-style-name="Default">
      <style:table-cell-properties fo:border-bottom="none" fo:background-color="#ccffff" fo:border-left="0.74pt solid #000000" fo:border-right="none" style:rotation-align="none" fo:border-top="0.74pt solid #000000"/>
    </style:style>
    <style:style style:name="ce40" style:family="table-cell" style:parent-style-name="Default">
      <style:table-cell-properties fo:border-bottom="none" fo:background-color="#ccffff" fo:border-left="0.74pt solid #000000" fo:border-right="none" style:rotation-align="none" fo:border-top="none"/>
    </style:style>
    <style:style style:name="ce41" style:family="table-cell" style:parent-style-name="Default">
      <style:table-cell-properties fo:border-bottom="0.74pt solid #000000" fo:background-color="#ccffff" fo:border-left="0.74pt solid #000000" fo:border-right="none" style:rotation-align="none" fo:border-top="none"/>
    </style:style>
    <style:style style:name="ce42" style:family="table-cell" style:parent-style-name="Default">
      <style:table-cell-properties style:rotation-align="none"/>
    </style:style>
    <style:style style:name="ce43" style:family="table-cell" style:parent-style-name="Default">
      <style:table-cell-properties fo:border-bottom="none" fo:background-color="#99ffff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99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99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99ff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99ff9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99ff99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cc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cc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ff99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999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9999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99ffcc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99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99ffcc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ff99cc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fo:background-color="#66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66cc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order-bottom="0.74pt solid #000000" fo:background-color="#ff99cc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fo:background-color="#cfe7f5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fo:background-color="#cfe7f5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fo:background-color="#ffffcc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fo:background-color="#ffffcc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cc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fo:background-color="#ffcc99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fo:background-color="#ffcc99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ackground-color="#ff99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fo:border-bottom="0.74pt solid #000000" fo:background-color="#ff99cc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fo:border-bottom="none" fo:background-color="#99ffcc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fo:background-color="#99ffcc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ackground-color="#ccff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ccff99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fo:border-bottom="none" fo:background-color="#ccffff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fo:border-bottom="0.74pt solid #000000" fo:background-color="#cc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0" style:family="table-cell" style:parent-style-name="Default">
      <style:table-cell-properties fo:border-bottom="none" fo:background-color="#99ffff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99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0.74pt solid #000000" fo:background-color="#99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order-bottom="none" fo:background-color="#99ff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order-bottom="0.74pt solid #000000" fo:background-color="#99ff99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border-bottom="none" fo:background-color="#ffcc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-bottom="0.74pt solid #000000" fo:background-color="#ffcc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-bottom="none" fo:background-color="#ff99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ackground-color="#ff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order-bottom="0.74pt solid #000000" fo:background-color="#ff9999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order-bottom="none" fo:background-color="#99ffcc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99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0.74pt solid #000000" fo:background-color="#99ffcc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ff99cc" fo:border-left="none" fo:border-right="none" style:rotation-align="none" fo:border-top="0.74pt solid #000000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66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66cc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glyph-orientation-vertical="0" fo:background-color="#66cc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order-bottom="0.74pt solid #000000" fo:background-color="#ff99cc" fo:border-left="none" fo:border-right="none" style:rotation-align="none" fo:border-top="none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17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fo:background-color="#cfe7f5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ackground-color="#999999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none" fo:background-color="#ccff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order-bottom="0.74pt solid #000000" fo:background-color="#ccff99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order-bottom="none" fo:background-color="#ccffff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30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order-bottom="0.74pt solid #000000" fo:background-color="#cc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99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f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66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66cc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border-bottom="none" fo:background-color="#ccffff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cc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order-bottom="none" fo:background-color="#99ffff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order-bottom="none" fo:background-color="#99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order-bottom="0.74pt solid #000000" fo:background-color="#99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order-bottom="none" fo:background-color="#99ff99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order-bottom="none" fo:background-color="#99ff99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order-bottom="0.74pt solid #000000" fo:background-color="#99ff99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order-bottom="none" fo:background-color="#ffcc00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-bottom="none" fo:background-color="#ffcc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0.74pt solid #000000" fo:background-color="#ffcc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59" style:family="table-cell" style:parent-style-name="Default">
      <style:table-cell-properties fo:border-bottom="none" fo:background-color="#ff9999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none" fo:background-color="#ff9999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order-bottom="0.74pt solid #000000" fo:background-color="#ff9999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order-bottom="none" fo:background-color="#99ffcc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order-bottom="none" fo:background-color="#99ffcc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0.74pt solid #000000" fo:background-color="#99ffcc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66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fo:background-color="#66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glyph-orientation-vertical="0" fo:border-bottom="none" fo:background-color="#66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6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7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73" style:family="table-cell" style:parent-style-name="Default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75" style:family="table-cell" style:parent-style-name="Default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74pt solid #000000" fo:background-color="#cfe7f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79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8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order-bottom="none" fo:background-color="#99ffcc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84" style:family="table-cell" style:parent-style-name="Default">
      <style:table-cell-properties fo:border-bottom="0.74pt solid #000000" fo:background-color="#99ffcc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order-bottom="none" fo:background-color="#ccff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ff99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88" style:family="table-cell" style:parent-style-name="Default">
      <style:table-cell-properties fo:border-bottom="none" fo:background-color="#ccffff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89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90" style:family="table-cell" style:parent-style-name="Default">
      <style:table-cell-properties fo:border-bottom="0.74pt solid #000000" fo:background-color="#cc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192" style:family="table-cell" style:parent-style-name="Default">
      <style:table-cell-properties fo:border-bottom="none" fo:background-color="#ffff00" fo:border-left="2.49pt solid #000000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ackground-color="#ffff00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border-bottom="none" fo:background-color="#ffcc00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fo:border-bottom="none" fo:background-color="#ff00ff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>
      <style:table-cell-properties fo:border-bottom="none" fo:background-color="#ff00ff" fo:border-left="2.49pt solid #000000" fo:border-right="2.49pt solid #000000" style:rotation-align="none" fo:border-top="none"/>
    </style:style>
    <style:style style:name="ce197" style:family="table-cell" style:parent-style-name="Default">
      <style:table-cell-properties fo:border-bottom="none" fo:background-color="#969696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Default">
      <style:table-cell-properties fo:border-bottom="none" fo:background-color="#969696" fo:border-left="2.49pt solid #000000" fo:border-right="2.49pt solid #000000" style:rotation-align="none" fo:border-top="none"/>
    </style:style>
    <style:style style:name="ce199" style:family="table-cell" style:parent-style-name="Default">
      <style:table-cell-properties fo:border-bottom="none" fo:background-color="#800080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fo:border-bottom="none" fo:background-color="#800080" fo:border-left="2.49pt solid #000000" fo:border-right="2.49pt solid #000000" style:rotation-align="none" fo:border-top="none"/>
    </style:style>
    <style:style style:name="ce201" style:family="table-cell" style:parent-style-name="Default">
      <style:table-cell-properties fo:border-bottom="none" fo:background-color="#3366ff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Default">
      <style:table-cell-properties fo:border-bottom="none" fo:background-color="#3366ff" fo:border-left="2.49pt solid #000000" fo:border-right="2.49pt solid #000000" style:rotation-align="none" fo:border-top="none"/>
    </style:style>
    <style:style style:name="ce203" style:family="table-cell" style:parent-style-name="Default">
      <style:table-cell-properties fo:border-bottom="none" fo:background-color="#33cccc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>
      <style:table-cell-properties fo:border-bottom="none" fo:background-color="#33cccc" fo:border-left="2.49pt solid #000000" fo:border-right="2.49pt solid #000000" style:rotation-align="none" fo:border-top="none"/>
    </style:style>
    <style:style style:name="ce205" style:family="table-cell" style:parent-style-name="Default">
      <style:table-cell-properties fo:border-bottom="none" fo:background-color="#339966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>
      <style:table-cell-properties fo:border-bottom="none" fo:background-color="#339966" fo:border-left="2.49pt solid #000000" fo:border-right="2.49pt solid #000000" style:rotation-align="none" fo:border-top="none"/>
    </style:style>
    <style:style style:name="ce207" style:family="table-cell" style:parent-style-name="Default">
      <style:table-cell-properties fo:border-bottom="none" fo:background-color="#99cc00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>
      <style:table-cell-properties fo:border-bottom="none" fo:background-color="#99cc00" fo:border-left="2.49pt solid #000000" fo:border-right="2.49pt solid #000000" style:rotation-align="none" fo:border-top="none"/>
    </style:style>
    <style:style style:name="ce209" style:family="table-cell" style:parent-style-name="Default">
      <style:table-cell-properties fo:border-bottom="none" fo:background-color="#ff9900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>
      <style:table-cell-properties fo:border-bottom="none" fo:background-color="#ff9900" fo:border-left="2.49pt solid #000000" fo:border-right="2.49pt solid #000000" style:rotation-align="none" fo:border-top="none"/>
    </style:style>
    <style:style style:name="ce211" style:family="table-cell" style:parent-style-name="Default">
      <style:table-cell-properties fo:border-bottom="none" fo:background-color="#ff0000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>
      <style:table-cell-properties fo:border-bottom="none" fo:background-color="#ff0000" fo:border-left="2.49pt solid #000000" fo:border-right="2.49pt solid #000000" style:rotation-align="none" fo:border-top="none"/>
    </style:style>
    <style:style style:name="ce213" style:family="table-cell" style:parent-style-name="Default">
      <style:table-cell-properties fo:border-bottom="none" fo:background-color="#808080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>
      <style:table-cell-properties fo:border-bottom="none" fo:background-color="#808080" fo:border-left="2.49pt solid #000000" fo:border-right="2.49pt solid #000000" style:rotation-align="none" fo:border-top="none"/>
    </style:style>
    <style:style style:name="ce215" style:family="table-cell" style:parent-style-name="Default">
      <style:table-cell-properties fo:border-bottom="none" fo:background-color="#666699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>
      <style:table-cell-properties fo:border-bottom="none" fo:background-color="#666699" fo:border-left="2.49pt solid #000000" fo:border-right="2.49pt solid #000000" style:rotation-align="none" fo:border-top="none"/>
    </style:style>
    <style:style style:name="ce217" style:family="table-cell" style:parent-style-name="Default">
      <style:table-cell-properties fo:border-bottom="none" fo:background-color="#0000ff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>
      <style:table-cell-properties fo:border-bottom="none" fo:background-color="#0000ff" fo:border-left="2.49pt solid #000000" fo:border-right="2.49pt solid #000000" style:rotation-align="none" fo:border-top="none"/>
    </style:style>
    <style:style style:name="ce219" style:family="table-cell" style:parent-style-name="Default">
      <style:table-cell-properties fo:border-bottom="none" fo:background-color="#008080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>
      <style:table-cell-properties fo:border-bottom="none" fo:background-color="#008080" fo:border-left="2.49pt solid #000000" fo:border-right="2.49pt solid #000000" style:rotation-align="none" fo:border-top="none"/>
    </style:style>
    <style:style style:name="ce221" style:family="table-cell" style:parent-style-name="Default">
      <style:table-cell-properties fo:border-bottom="2.49pt solid #000000" fo:background-color="#008080" fo:border-left="2.49pt solid #000000" fo:border-right="2.49pt solid #000000" style:rotation-align="none" fo:border-top="none"/>
    </style:style>
    <style:style style:name="ce222" style:family="table-cell" style:parent-style-name="Default">
      <style:table-cell-properties fo:border-bottom="none" fo:background-color="#808000" fo:border-left="2.49pt solid #000000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order-bottom="none" fo:background-color="#808000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ackground-color="#ff6600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Default">
      <style:table-cell-properties fo:border-bottom="none" fo:background-color="#ff6600" fo:border-left="2.49pt solid #000000" fo:border-right="2.49pt solid #000000" style:rotation-align="none" fo:border-top="none"/>
    </style:style>
    <style:style style:name="ce226" style:family="table-cell" style:parent-style-name="Default">
      <style:table-cell-properties fo:border-bottom="none" fo:background-color="#800000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Default">
      <style:table-cell-properties fo:border-bottom="none" fo:background-color="#800000" fo:border-left="2.49pt solid #000000" fo:border-right="2.49pt solid #000000" style:rotation-align="none" fo:border-top="none"/>
    </style:style>
    <style:style style:name="ce228" style:family="table-cell" style:parent-style-name="Default">
      <style:table-cell-properties fo:border-bottom="none" fo:background-color="#333399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>
      <style:table-cell-properties fo:border-bottom="none" fo:background-color="#333399" fo:border-left="2.49pt solid #000000" fo:border-right="2.49pt solid #000000" style:rotation-align="none" fo:border-top="none"/>
    </style:style>
    <style:style style:name="ce230" style:family="table-cell" style:parent-style-name="Default">
      <style:table-cell-properties fo:border-bottom="none" fo:background-color="#cc99ff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>
      <style:table-cell-properties fo:border-bottom="none" fo:background-color="#cc99ff" fo:border-left="2.49pt solid #000000" fo:border-right="2.49pt solid #000000" style:rotation-align="none" fo:border-top="none"/>
    </style:style>
    <style:style style:name="ce232" style:family="table-cell" style:parent-style-name="Default">
      <style:table-cell-properties fo:border-bottom="none" fo:background-color="#333300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>
      <style:table-cell-properties fo:border-bottom="none" fo:background-color="#333300" fo:border-left="2.49pt solid #000000" fo:border-right="2.49pt solid #000000" style:rotation-align="none" fo:border-top="none"/>
    </style:style>
    <style:style style:name="ce234" style:family="table-cell" style:parent-style-name="Default">
      <style:table-cell-properties fo:border-bottom="none" fo:background-color="#99ccff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>
      <style:table-cell-properties fo:border-bottom="none" fo:background-color="#99ccff" fo:border-left="2.49pt solid #000000" fo:border-right="2.49pt solid #000000" style:rotation-align="none" fo:border-top="none"/>
    </style:style>
    <style:style style:name="ce236" style:family="table-cell" style:parent-style-name="Default">
      <style:table-cell-properties fo:border-bottom="none" fo:background-color="#ccffff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>
      <style:table-cell-properties fo:border-bottom="none" fo:background-color="#ccffff" fo:border-left="2.49pt solid #000000" fo:border-right="2.49pt solid #000000" style:rotation-align="none" fo:border-top="none"/>
    </style:style>
    <style:style style:name="ce238" style:family="table-cell" style:parent-style-name="Default">
      <style:table-cell-properties fo:border-bottom="none" fo:background-color="#ccffcc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Default">
      <style:table-cell-properties fo:border-bottom="none" fo:background-color="#ccffcc" fo:border-left="2.49pt solid #000000" fo:border-right="2.49pt solid #000000" style:rotation-align="none" fo:border-top="none"/>
    </style:style>
    <style:style style:name="ce240" style:family="table-cell" style:parent-style-name="Default">
      <style:table-cell-properties fo:border-bottom="none" fo:background-color="#ffff99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>
      <style:table-cell-properties fo:border-bottom="none" fo:background-color="#ffff99" fo:border-left="2.49pt solid #000000" fo:border-right="2.49pt solid #000000" style:rotation-align="none" fo:border-top="none"/>
    </style:style>
    <style:style style:name="ce242" style:family="table-cell" style:parent-style-name="Default">
      <style:table-cell-properties fo:border-bottom="none" fo:background-color="#ffcc99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>
      <style:table-cell-properties fo:border-bottom="none" fo:background-color="#ffcc99" fo:border-left="2.49pt solid #000000" fo:border-right="2.49pt solid #000000" style:rotation-align="none" fo:border-top="none"/>
    </style:style>
    <style:style style:name="ce244" style:family="table-cell" style:parent-style-name="Default">
      <style:table-cell-properties fo:border-bottom="none" fo:background-color="#ff99cc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>
      <style:table-cell-properties fo:border-bottom="none" fo:background-color="#ff99cc" fo:border-left="2.49pt solid #000000" fo:border-right="2.49pt solid #000000" style:rotation-align="none" fo:border-top="none"/>
    </style:style>
    <style:style style:name="ce246" style:family="table-cell" style:parent-style-name="Default">
      <style:table-cell-properties fo:border-bottom="2.49pt solid #000000" fo:background-color="#ff99cc" fo:border-left="2.49pt solid #000000" fo:border-right="2.49pt solid #000000" style:rotation-align="none" fo:border-top="none"/>
    </style:style>
    <style:style style:name="ce247" style:family="table-cell" style:parent-style-name="Default">
      <style:table-cell-properties fo:border-bottom="none" fo:background-color="#00cc33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>
      <style:table-cell-properties fo:border-bottom="none" fo:background-color="#00ccff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fo:border-bottom="2.49pt solid #000000" fo:background-color="#339966" fo:border-left="2.49pt solid #000000" fo:border-right="2.49pt solid #000000" style:rotation-align="none" fo:border-top="none"/>
    </style:style>
    <style:style style:name="ce250" style:family="table-cell" style:parent-style-name="Default">
      <style:table-cell-properties fo:border-bottom="none" fo:background-color="#ffcc00" fo:border-left="2.49pt solid #000000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border-bottom="none" fo:background-color="#3399ff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fo:border-bottom="none" fo:background-color="#66cc00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fo:border-bottom="2.49pt solid #000000" fo:background-color="#66cc00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fo:border-bottom="none" fo:background-color="#ff00ff" fo:border-left="2.49pt solid #000000" fo:border-right="2.49pt solid #000000" style:rotation-align="none" fo:border-top="2.49pt solid #000000"/>
      <style:text-properties fo:color="#d2d02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Default">
      <style:table-cell-properties fo:border-bottom="none" fo:background-color="#ff00ff" fo:border-left="2.49pt solid #000000" fo:border-right="2.49pt solid #000000" style:rotation-align="none" fo:border-top="none"/>
      <style:text-properties fo:color="#d2d02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fo:border-bottom="none" fo:background-color="#7ed22b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>
      <style:table-cell-properties fo:border-bottom="2.49pt solid #000000" fo:background-color="#7ed22b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fo:border-bottom="none" fo:background-color="#ff99cc" fo:border-left="none" fo:border-right="0.74pt solid #000000" style:rotation-align="none" fo:border-top="0.74pt solid #000000"/>
    </style:style>
    <style:style style:name="ce259" style:family="table-cell" style:parent-style-name="Default">
      <style:table-cell-properties fo:border-bottom="none" fo:background-color="#66cc00" style:diagonal-bl-tr="none" style:diagonal-tl-br="none" fo:border-left="2.49pt solid #000000" fo:padding="0.71m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Default">
      <style:table-cell-properties fo:border-bottom="none" fo:background-color="#66cc00" style:diagonal-bl-tr="none" style:diagonal-tl-br="none" fo:border-left="2.49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fo:border-bottom="none" fo:background-color="#66cc00" style:diagonal-bl-tr="none" style:diagonal-tl-br="none" fo:border-left="2.49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fo:border-bottom="0.74pt solid #000000" fo:background-color="#ff99cc" fo:border-left="none" fo:border-right="0.74pt solid #000000" style:rotation-align="none" fo:border-top="none"/>
    </style:style>
    <style:style style:name="ce26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5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7" style:family="table-cell" style:parent-style-name="Default">
      <style:table-cell-properties fo:border-bottom="none" fo:background-color="#0070ad" style:diagonal-bl-tr="none" style:diagonal-tl-br="none" fo:border-left="2.49pt solid #000000" fo:padding="0.71m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fo:border-bottom="none" fo:background-color="#0070ad" style:diagonal-bl-tr="none" style:diagonal-tl-br="none" fo:border-left="2.49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fo:border-bottom="none" fo:background-color="#0166cc" style:diagonal-bl-tr="none" style:diagonal-tl-br="none" fo:border-left="2.49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>
      <style:table-cell-properties fo:border-bottom="none" fo:background-color="#0166cc" style:diagonal-bl-tr="none" style:diagonal-tl-br="none" fo:border-left="2.49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fo:border-bottom="none" fo:background-color="#0766ff" style:diagonal-bl-tr="none" style:diagonal-tl-br="none" fo:border-left="2.49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able-cell-properties fo:border-bottom="none" fo:background-color="#0766ff" style:diagonal-bl-tr="none" style:diagonal-tl-br="none" fo:border-left="2.49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fo:border-bottom="none" fo:background-color="#3399ff" style:diagonal-bl-tr="none" style:diagonal-tl-br="none" fo:border-left="2.49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4" style:family="table-cell" style:parent-style-name="Default">
      <style:table-cell-properties fo:border-bottom="2.49pt solid #000000" fo:background-color="#3399ff" style:diagonal-bl-tr="none" style:diagonal-tl-br="none" fo:border-left="2.49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border-bottom="none" fo:background-color="#ffff99" fo:border-left="2.49pt solid #000000" fo:padding="0.71mm" fo:border-right="2.49pt solid #000000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fo:background-color="#ffff99" fo:border-left="2.49pt solid #000000" fo:padding="0.71mm" fo:border-right="2.49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border-bottom="2.49pt solid #000000" fo:background-color="#ffff99" fo:border-left="2.49pt solid #000000" fo:padding="0.71mm" fo:border-right="2.49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fo:background-color="#ffcc99" fo:border-left="none" fo:padding="0.71mm" fo:border-right="0.74pt solid #000000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order-bottom="0.74pt solid #000000" fo:background-color="#ffcc99" fo:border-left="none" fo:padding="0.71m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fo:background-color="#999999"/>
    </style:style>
    <style:style style:name="ce281" style:family="table-cell" style:parent-style-name="Default">
      <style:table-cell-properties fo:border-bottom="none" fo:background-color="#99ffcc" fo:border-left="none" fo:border-right="0.74pt solid #000000" style:rotation-align="none" fo:border-top="0.74pt solid #000000"/>
    </style:style>
    <style:style style:name="ce282" style:family="table-cell" style:parent-style-name="Default">
      <style:table-cell-properties fo:border-bottom="0.74pt solid #000000" fo:background-color="#99ffcc" fo:border-left="none" fo:border-right="0.74pt solid #000000" style:rotation-align="none" fo:border-top="none"/>
    </style:style>
    <style:style style:name="ce283" style:family="table-cell" style:parent-style-name="Default">
      <style:table-cell-properties fo:border-bottom="none" fo:background-color="#ccff99" fo:border-left="none" fo:border-right="0.74pt solid #000000" style:rotation-align="none" fo:border-top="0.74pt solid #000000"/>
    </style:style>
    <style:style style:name="ce284" style:family="table-cell" style:parent-style-name="Default">
      <style:table-cell-properties fo:border-bottom="none" fo:background-color="#ccff99" fo:border-left="none" fo:border-right="0.74pt solid #000000" style:rotation-align="none" fo:border-top="none"/>
    </style:style>
    <style:style style:name="ce285" style:family="table-cell" style:parent-style-name="Default">
      <style:table-cell-properties fo:border-bottom="0.74pt solid #000000" fo:background-color="#ccff99" fo:border-left="none" fo:border-right="0.74pt solid #000000" style:rotation-align="none" fo:border-top="none"/>
    </style:style>
    <style:style style:name="ce286" style:family="table-cell" style:parent-style-name="Default">
      <style:table-cell-properties fo:border-bottom="none" fo:background-color="#ccffff" fo:border-left="none" fo:border-right="0.74pt solid #000000" style:rotation-align="none" fo:border-top="0.74pt solid #000000"/>
    </style:style>
    <style:style style:name="ce287" style:family="table-cell" style:parent-style-name="Default">
      <style:table-cell-properties fo:border-bottom="none" fo:background-color="#ccffff" fo:border-left="none" fo:border-right="0.74pt solid #000000" style:rotation-align="none" fo:border-top="none"/>
    </style:style>
    <style:style style:name="ce288" style:family="table-cell" style:parent-style-name="Default">
      <style:table-cell-properties fo:border-bottom="0.74pt solid #000000" fo:background-color="#ccffff" fo:border-left="none" fo:border-right="0.74pt solid #000000" style:rotation-align="none" fo:border-top="none"/>
    </style:style>
    <style:style style:name="ce289" style:family="table-cell" style:parent-style-name="Default">
      <style:table-cell-properties fo:background-color="#00ccff" style:text-align-source="fix" style:repeat-content="false" fo:border="2.49pt solid #000000" style:rotation-angle="270" style:rotation-align="none" style:vertical-align="middle"/>
      <style:paragraph-properties fo:text-align="center" fo:margin-left="0mm"/>
      <style:text-properties fo:font-size="96pt" fo:font-weight="bold" style:font-size-asian="96pt" style:font-weight-asian="bold" style:font-size-complex="96pt" style:font-weight-complex="bold"/>
    </style:style>
    <style:style style:name="ce290" style:family="table-cell" style:parent-style-name="Default">
      <style:table-cell-properties fo:border-bottom="none" fo:border-left="2.49pt solid #000000" fo:border-right="2.49pt solid #000000" style:rotation-align="none" fo:border-top="none"/>
      <style:text-properties fo:font-weight="bold" style:font-weight-asian="bold" style:font-weight-complex="bold"/>
    </style:style>
    <style:style style:name="ce291" style:family="table-cell" style:parent-style-name="Default">
      <style:table-cell-properties fo:border-bottom="2.49pt solid #000000" fo:border-left="2.49pt solid #000000" fo:border-right="2.49pt solid #000000" style:rotation-align="none" fo:border-top="none"/>
      <style:text-properties fo:font-weight="bold" style:font-weight-asian="bold" style:font-weight-complex="bold"/>
    </style:style>
    <style:style style:name="ce292" style:family="table-cell" style:parent-style-name="Default">
      <style:table-cell-properties fo:background-color="#00cc00" style:text-align-source="fix" style:repeat-content="false" fo:border="2.49pt solid #000000" style:rotation-angle="270" style:vertical-align="middle"/>
      <style:paragraph-properties fo:text-align="center" fo:margin-left="0mm"/>
      <style:text-properties fo:font-size="48pt" fo:font-weight="bold" style:font-size-asian="48pt" style:font-weight-asian="bold" style:font-size-complex="48pt" style:font-weight-complex="bold"/>
    </style:style>
    <style:style style:name="ce293" style:family="table-cell" style:parent-style-name="Default">
      <style:table-cell-properties fo:border-bottom="none" fo:border-left="2.49pt solid #000000" fo:border-right="2.49pt solid #000000" fo:border-top="none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2.49pt solid #000000" fo:border-left="2.49pt solid #000000" fo:border-right="2.49pt solid #000000" fo:border-top="none"/>
      <style:text-properties fo:font-weight="bold" style:font-weight-asian="bold" style:font-weight-complex="bold"/>
    </style:style>
    <style:style style:name="ce295" style:family="table-cell" style:parent-style-name="Default">
      <style:table-cell-properties fo:background-color="#ff950e" style:text-align-source="fix" style:repeat-content="false" fo:wrap-option="wrap" fo:border="2.49pt solid #000000" style:rotation-angle="270" style:rotation-align="none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296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cc0000" style:text-align-source="fix" style:repeat-content="false" fo:border="2.49pt solid #000000" style:rotation-angle="270" style:rotation-align="non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98" style:family="table-cell" style:parent-style-name="Default">
      <style:table-cell-properties fo:background-color="#2bd27e" style:text-align-source="fix" style:repeat-content="false" fo:wrap-option="wrap" fo:border="2.01pt solid #000000" style:rotation-angle="27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300" style:family="table-cell" style:parent-style-name="Default">
      <style:table-cell-properties style:text-align-source="fix" style:repeat-content="false" style:vertical-align="bottom"/>
      <style:paragraph-properties fo:text-align="center" fo:margin-left="0mm"/>
    </style:style>
    <style:style style:name="ce301" style:family="table-cell" style:parent-style-name="Default">
      <style:table-cell-properties fo:background-color="#ff00cc" style:text-align-source="fix" style:repeat-content="false" fo:border="2.49pt solid #000000" style:rotation-align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302" style:family="table-cell" style:parent-style-name="Default">
      <style:table-cell-properties style:glyph-orientation-vertical="0" fo:background-color="#66cc00" style:diagonal-bl-tr="none" style:diagonal-tl-br="none" style:text-align-source="fix" style:repeat-content="false" fo:wrap-option="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0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0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0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0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0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36pt" fo:font-style="normal" fo:text-shadow="none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ce30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30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310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3" style:family="table-cell" style:parent-style-name="Default">
      <style:table-cell-properties fo:background-color="#00cc33" style:text-align-source="fix" style:repeat-content="false" fo:border="2.49pt solid #000000" style:rotation-align="non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14" style:family="table-cell" style:parent-style-name="Default">
      <style:table-cell-properties fo:background-color="#ccff00" style:text-align-source="fix" style:repeat-content="false" fo:border="2.49pt solid #000000" style:rotation-align="non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315" style:family="table-cell" style:parent-style-name="Default">
      <style:table-cell-properties fo:background-color="#6699cc" style:text-align-source="fix" style:repeat-content="false" style:rotation-align="none" style:vertical-align="middle"/>
      <style:paragraph-properties fo:text-align="center" fo:margin-left="0mm"/>
      <style:text-properties fo:font-size="26pt" fo:font-weight="bold" style:font-size-asian="26pt" style:font-weight-asian="bold" style:font-size-complex="26pt" style:font-weight-complex="bold"/>
    </style:style>
    <style:style style:name="ce316" style:family="table-cell" style:parent-style-name="Default">
      <style:table-cell-properties fo:background-color="#000000" style:rotation-align="none"/>
      <style:text-properties fo:font-weight="bold" style:font-weight-asian="bold" style:font-weight-complex="bold"/>
    </style:style>
    <style:style style:name="ce317" style:family="table-cell" style:parent-style-name="Default">
      <style:table-cell-properties fo:background-color="#ff0000" style:text-align-source="fix" style:repeat-content="false" fo:border="2.49pt solid #000000" style:rotation-align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20" style:family="table-cell" style:parent-style-name="Default">
      <style:table-cell-properties style:text-align-source="fix" style:repeat-content="false" style:rotation-align="none"/>
      <style:paragraph-properties fo:text-align="start" fo:margin-left="0mm"/>
    </style:style>
    <style:style style:name="ce3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2" style:family="table-cell" style:parent-style-name="Default">
      <style:table-cell-properties fo:border-bottom="none" fo:background-color="#ccffcc" fo:border-left="0.74pt solid #000000" fo:border-right="none" style:rotation-align="none" fo:border-top="0.74pt solid #000000"/>
    </style:style>
    <style:style style:name="ce323" style:family="table-cell" style:parent-style-name="Default">
      <style:table-cell-properties fo:border-bottom="none" fo:background-color="#ccffcc" fo:border-left="0.74pt solid #000000" fo:border-right="none" style:rotation-align="none" fo:border-top="none"/>
    </style:style>
    <style:style style:name="ce324" style:family="table-cell" style:parent-style-name="Default">
      <style:table-cell-properties fo:border-bottom="0.74pt solid #000000" fo:background-color="#ccffcc" fo:border-left="0.74pt solid #000000" fo:border-right="none" style:rotation-align="none" fo:border-top="none"/>
    </style:style>
    <style:style style:name="ce325" style:family="table-cell" style:parent-style-name="Default">
      <style:table-cell-properties fo:border-bottom="none" fo:background-color="#ccffcc" fo:border-left="0.74pt solid #000000" fo:border-right="none" style:rotation-align="none" fo:border-top="none"/>
      <style:text-properties fo:font-weight="normal"/>
    </style:style>
    <style:style style:name="ce326" style:family="table-cell" style:parent-style-name="Default">
      <style:table-cell-properties fo:border-bottom="0.74pt solid #000000" fo:background-color="#ccffcc" fo:border-left="0.74pt solid #000000" fo:border-right="none" style:rotation-align="none" fo:border-top="none"/>
      <style:text-properties fo:font-weight="normal"/>
    </style:style>
    <style:style style:name="ce327" style:family="table-cell" style:parent-style-name="Default">
      <style:table-cell-properties fo:border-bottom="none" fo:background-color="#ff99cc" fo:border-left="0.74pt solid #000000" fo:border-right="none" style:rotation-align="none" fo:border-top="0.74pt solid #000000"/>
      <style:text-properties fo:font-weight="normal"/>
    </style:style>
    <style:style style:name="ce328" style:family="table-cell" style:parent-style-name="Default">
      <style:table-cell-properties fo:border-bottom="0.74pt solid #000000" fo:background-color="#ff99cc" fo:border-left="0.74pt solid #000000" fo:border-right="none" style:rotation-align="none" fo:border-top="none"/>
      <style:text-properties fo:font-weight="normal"/>
    </style:style>
    <style:style style:name="ce329" style:family="table-cell" style:parent-style-name="Default">
      <style:table-cell-properties fo:border-bottom="none" fo:background-color="#ccffcc" fo:border-left="0.74pt solid #000000" fo:border-right="none" style:rotation-align="none" fo:border-top="0.74pt solid #000000"/>
      <style:text-properties fo:font-weight="normal"/>
    </style:style>
    <style:style style:name="ce330" style:family="table-cell" style:parent-style-name="Default">
      <style:table-cell-properties fo:border-bottom="none" fo:background-color="#ccffcc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order-bottom="none" fo:background-color="#ff99cc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>
      <style:table-cell-properties fo:border-bottom="none" fo:background-color="#ccffcc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fo:background-color="#ccff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fo:border-bottom="0.74pt solid #000000" fo:background-color="#ccffcc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fo:background-color="#cc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fo:border-bottom="none" fo:background-color="#ccffcc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337" style:family="table-cell" style:parent-style-name="Default">
      <style:table-cell-properties fo:background-color="#cc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338" style:family="table-cell" style:parent-style-name="Default">
      <style:table-cell-properties fo:border-bottom="0.74pt solid #000000" fo:background-color="#ccffcc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font-weight="normal" style:font-weight-asian="normal" style:font-weight-complex="normal"/>
    </style:style>
    <style:style style:name="ce339" style:family="table-cell" style:parent-style-name="Default">
      <style:table-cell-properties fo:border-bottom="none" fo:background-color="#ccffcc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340" style:family="table-cell" style:parent-style-name="Default">
      <style:table-cell-properties fo:border-bottom="none" fo:background-color="#ccffcc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341" style:family="table-cell" style:parent-style-name="Default">
      <style:table-cell-properties fo:border-bottom="0.74pt solid #000000" fo:background-color="#ccffcc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342" style:family="table-cell" style:parent-style-name="Default">
      <style:table-cell-properties fo:border-bottom="none" fo:background-color="#ccffff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343" style:family="table-cell" style:parent-style-name="Default">
      <style:table-cell-properties fo:border-bottom="none" fo:background-color="#cc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344" style:family="table-cell" style:parent-style-name="Default">
      <style:table-cell-properties fo:border-bottom="0.74pt solid #000000" fo:background-color="#cc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weight="normal" style:font-weight-asian="normal" style:font-weight-complex="normal"/>
    </style:style>
    <style:style style:name="ce345" style:family="table-cell" style:parent-style-name="Default">
      <style:table-cell-properties fo:border-bottom="none" fo:background-color="#33cccc" fo:border-left="2.49pt solid #000000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6" style:family="table-cell" style:parent-style-name="Default">
      <style:table-cell-properties fo:border-bottom="2.49pt solid #000000" fo:background-color="#99cc00" fo:border-left="2.49pt solid #000000" fo:border-right="2.49pt solid #000000" style:rotation-align="none" fo:border-top="none"/>
    </style:style>
    <style:style style:name="ce347" style:family="table-cell" style:parent-style-name="Default">
      <style:table-cell-properties fo:background-color="#00cc00" style:text-align-source="fix" style:repeat-content="false" fo:border="2.49pt solid #000000" style:rotation-angle="270" style:vertical-align="middle"/>
      <style:paragraph-properties fo:text-align="center" fo:margin-left="0mm"/>
      <style:text-properties fo:font-size="36pt" fo:font-weight="bold" style:font-size-asian="36pt" style:font-weight-asian="bold" style:font-size-complex="36pt" style:font-weight-complex="bold"/>
    </style:style>
    <style:style style:name="ce348" style:family="table-cell" style:parent-style-name="Default">
      <style:table-cell-properties fo:background-color="#99cccc" style:text-align-source="fix" style:repeat-content="false" fo:wrap-option="wrap" fo:border="2.49pt solid #000000" style:rotation-angle="270" style:rotation-align="non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49" style:family="table-cell" style:parent-style-name="Default">
      <style:table-cell-properties fo:background-color="#ff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0" style:family="table-cell" style:parent-style-name="Default">
      <style:table-cell-properties fo:background-color="#ff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fo:border-bottom="0.74pt solid #000000" fo:background-color="#ff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fo:background-color="#00ffff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3" style:family="table-cell" style:parent-style-name="Default">
      <style:table-cell-properties fo:background-color="#00ffff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5" style:family="table-cell" style:parent-style-name="Default">
      <style:table-cell-properties fo:border-bottom="none" fo:background-color="#ffff99" fo:border-left="0.74pt solid #000000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fo:border-bottom="0.74pt solid #000000" fo:background-color="#ffff99" fo:border-left="0.74pt solid #000000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border-bottom="0.74pt solid #000000" fo:background-color="#ffff99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fo:border-bottom="none" fo:background-color="#ffcc99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0" style:family="table-cell" style:parent-style-name="Default">
      <style:table-cell-properties fo:border-bottom="0.74pt solid #000000" fo:background-color="#ffcc99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background-color="#ccffff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fo:border-bottom="none" fo:background-color="#ccffff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fo:border-bottom="none" fo:background-color="#ccffff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4" style:family="table-cell" style:parent-style-name="Default">
      <style:table-cell-properties fo:border-bottom="0.74pt solid #000000" fo:background-color="#ccffff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>
      <style:table-cell-properties fo:border-bottom="none" fo:background-color="#93cdff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ackground-color="#93cdff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7" style:family="table-cell" style:parent-style-name="Default">
      <style:table-cell-properties fo:border-bottom="0.74pt solid #000000" fo:background-color="#93cdff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fo:border-bottom="none" fo:background-color="#ffcc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fo:border-bottom="none" fo:background-color="#ffcc99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fo:border-bottom="none" fo:background-color="#ff99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ackground-color="#ff9999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fo:border-bottom="0.74pt solid #000000" fo:background-color="#ff9999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ackground-color="#ffffcc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fo:border-bottom="none" fo:background-color="#ccffff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fo:background-color="#ccffff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fo:border-bottom="0.74pt solid #000000" fo:background-color="#ccfff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fo:background-color="#99cccc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fo:background-color="#99cc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able-cell-properties fo:border-bottom="0.74pt solid #000000" fo:background-color="#99cc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fo:border-bottom="0.74pt solid #000000" fo:background-color="#ff66ff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fo:border-bottom="none" fo:background-color="#99ffcc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fo:border-bottom="0.74pt solid #000000" fo:background-color="#99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fo:background-color="#ff808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>
      <style:table-cell-properties fo:border-bottom="none" fo:background-color="#ccffcc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fo:background-color="#ccffcc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fo:border-bottom="0.74pt solid #000000" fo:background-color="#cc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fo:border-bottom="none" fo:background-color="#99ccff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background-color="#99ccff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fo:border-bottom="0.74pt solid #000000" fo:background-color="#99ccf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1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 style:data-style-name="N100">
      <style:table-cell-properties style:glyph-orientation-vertical="0" fo:background-color="#00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4" style:family="table-cell" style:parent-style-name="Default">
      <style:table-cell-properties style:glyph-orientation-vertical="0" fo:background-color="#00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style:glyph-orientation-vertical="0" fo:border-bottom="none" fo:background-color="#ffff99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fo:border-bottom="0.74pt solid #000000" fo:background-color="#ffff99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none" fo:background-color="#93cd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ackground-color="#93cd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0.74pt solid #000000" fo:background-color="#93cd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Default">
      <style:table-cell-properties style:glyph-orientation-vertical="0" fo:border-bottom="none" fo:background-color="#ff99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style:glyph-orientation-vertical="0" fo:background-color="#ff99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style:glyph-orientation-vertical="0" fo:border-bottom="0.74pt solid #000000" fo:background-color="#ff99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style:glyph-orientation-vertical="0" fo:border-bottom="none" fo:background-color="#99cc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fo:background-color="#99cc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0.74pt solid #000000" fo:background-color="#99cc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0.74pt solid #000000" fo:background-color="#ff66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order-bottom="none" fo:background-color="#99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 style:data-style-name="N100">
      <style:table-cell-properties style:glyph-orientation-vertical="0" fo:border-bottom="0.74pt solid #000000" fo:background-color="#99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 style:data-style-name="N100">
      <style:table-cell-properties style:glyph-orientation-vertical="0" fo:background-color="#ff808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 style:data-style-name="N100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 style:data-style-name="N10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ackground-color="#ff808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ackground-color="#93cdff" fo:border-left="none" fo:padding="0.71mm" fo:border-right="none" fo:border-top="0.74pt solid #000000"/>
    </style:style>
    <style:style style:name="ce428" style:family="table-cell" style:parent-style-name="Default">
      <style:table-cell-properties fo:background-color="#93cdff" fo:padding="0.71mm"/>
    </style:style>
    <style:style style:name="ce429" style:family="table-cell" style:parent-style-name="Default">
      <style:table-cell-properties fo:border-bottom="0.74pt solid #000000" fo:background-color="#93cdff" style:diagonal-bl-tr="none" style:diagonal-tl-br="none" fo:border-left="none" fo:padding="0.71mm" fo:border-right="none" style:rotation-align="none" fo:border-top="none"/>
    </style:style>
    <style:style style:name="ce43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431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32" style:family="table-cell" style:parent-style-name="Default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33" style:family="table-cell" style:parent-style-name="Default">
      <style:table-cell-properties style:glyph-orientation-vertical="0" fo:border-bottom="none" fo:background-color="#ff99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434" style:family="table-cell" style:parent-style-name="Default">
      <style:table-cell-properties style:glyph-orientation-vertical="0" fo:background-color="#ff99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35" style:family="table-cell" style:parent-style-name="Default">
      <style:table-cell-properties style:glyph-orientation-vertical="0" fo:border-bottom="0.74pt solid #000000" fo:background-color="#ff99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36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none" fo:background-color="#99cc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438" style:family="table-cell" style:parent-style-name="Default">
      <style:table-cell-properties style:glyph-orientation-vertical="0" fo:background-color="#99cc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39" style:family="table-cell" style:parent-style-name="Default">
      <style:table-cell-properties style:glyph-orientation-vertical="0" fo:border-bottom="0.74pt solid #000000" fo:background-color="#99cc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40" style:family="table-cell" style:parent-style-name="Default">
      <style:table-cell-properties fo:border-bottom="0.74pt solid #000000" fo:background-color="#ff66ff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style:glyph-orientation-vertical="0" fo:border-bottom="none" fo:background-color="#99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442" style:family="table-cell" style:parent-style-name="Default">
      <style:table-cell-properties style:glyph-orientation-vertical="0" fo:border-bottom="0.74pt solid #000000" fo:background-color="#99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4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44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45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46" style:family="table-cell" style:parent-style-name="Default">
      <style:table-cell-properties style:glyph-orientation-vertical="0" fo:background-color="#ff808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47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44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49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50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1" style:family="table-cell" style:parent-style-name="Default">
      <style:table-cell-properties style:glyph-orientation-vertical="0" fo:border-bottom="none" fo:background-color="#93cd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ackground-color="#93cd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fo:border-bottom="0.74pt solid #000000" fo:background-color="#93cd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fo:background-color="#ff99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fo:border-bottom="none" fo:background-color="#99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fo:border-bottom="0.74pt solid #000000" fo:background-color="#99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5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59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fo:background-color="#93cd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464" style:family="table-cell" style:parent-style-name="Default">
      <style:table-cell-properties style:glyph-orientation-vertical="0" fo:border-bottom="none" fo:background-color="#93cd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65" style:family="table-cell" style:parent-style-name="Default">
      <style:table-cell-properties style:glyph-orientation-vertical="0" fo:border-bottom="0.74pt solid #000000" fo:background-color="#93cd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6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46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68" style:family="table-cell" style:parent-style-name="Default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69" style:family="table-cell" style:parent-style-name="Default">
      <style:table-cell-properties style:glyph-orientation-vertical="0" fo:border-bottom="none" fo:background-color="#ff99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470" style:family="table-cell" style:parent-style-name="Default">
      <style:table-cell-properties style:glyph-orientation-vertical="0" fo:border-bottom="none" fo:background-color="#ff99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71" style:family="table-cell" style:parent-style-name="Default">
      <style:table-cell-properties style:glyph-orientation-vertical="0" fo:border-bottom="0.74pt solid #000000" fo:background-color="#ff99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72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fo:border-bottom="none" fo:background-color="#99cc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478" style:family="table-cell" style:parent-style-name="Default">
      <style:table-cell-properties style:glyph-orientation-vertical="0" fo:border-bottom="none" fo:background-color="#99cc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79" style:family="table-cell" style:parent-style-name="Default">
      <style:table-cell-properties style:glyph-orientation-vertical="0" fo:border-bottom="none" fo:background-color="#99cccc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480" style:family="table-cell" style:parent-style-name="Default">
      <style:table-cell-properties style:glyph-orientation-vertical="0" fo:border-bottom="none" fo:background-color="#99cccc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81" style:family="table-cell" style:parent-style-name="Default">
      <style:table-cell-properties style:glyph-orientation-vertical="0" fo:border-bottom="0.74pt solid #000000" fo:background-color="#99cccc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82" style:family="table-cell" style:parent-style-name="Default">
      <style:table-cell-properties style:glyph-orientation-vertical="0" fo:border-bottom="0.74pt solid #000000" fo:background-color="#ff66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order-bottom="none" fo:background-color="#99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484" style:family="table-cell" style:parent-style-name="Default">
      <style:table-cell-properties style:glyph-orientation-vertical="0" fo:border-bottom="0.74pt solid #000000" fo:background-color="#99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8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48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87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88" style:family="table-cell" style:parent-style-name="Default">
      <style:table-cell-properties style:glyph-orientation-vertical="0" fo:background-color="#ff808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89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49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91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92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494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95" style:family="table-cell" style:parent-style-name="Default">
      <style:table-cell-properties fo:border-bottom="none" fo:background-color="#ffcc99" fo:border-left="2.49pt solid #000000" fo:padding="0.71mm" fo:border-right="2.49pt solid #000000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fo:border-bottom="2.49pt solid #000000" fo:background-color="#ffcc99" fo:border-left="2.49pt solid #000000" fo:padding="0.71mm" fo:border-right="2.49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fo:border-bottom="none" fo:background-color="#0070ad" style:diagonal-bl-tr="none" style:diagonal-tl-br="none" fo:border-left="2.49pt solid #000000" fo:padding="0.71m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8" style:family="table-cell" style:parent-style-name="Default">
      <style:table-cell-properties fo:border-bottom="none" fo:background-color="#0070ad" style:diagonal-bl-tr="none" style:diagonal-tl-br="none" fo:border-left="2.49pt solid #000000" fo:padding="0.71m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fo:border-bottom="none" fo:background-color="#0166cc" style:diagonal-bl-tr="none" style:diagonal-tl-br="none" fo:border-left="2.49pt solid #000000" fo:padding="0.71m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0" style:family="table-cell" style:parent-style-name="Default">
      <style:table-cell-properties fo:border-bottom="2.49pt solid #000000" fo:background-color="#0166cc" style:diagonal-bl-tr="none" style:diagonal-tl-br="none" fo:border-left="2.49pt solid #000000" fo:padding="0.71m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1" style:family="table-cell" style:parent-style-name="Default">
      <style:table-cell-properties fo:border-bottom="none" fo:background-color="#3399ff" style:diagonal-bl-tr="none" style:diagonal-tl-br="none" fo:border-left="2.49pt solid #000000" fo:padding="0.71m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2" style:family="table-cell" style:parent-style-name="Default">
      <style:table-cell-properties fo:border-bottom="none" fo:background-color="#3399ff" style:diagonal-bl-tr="none" style:diagonal-tl-br="none" fo:border-left="2.49pt solid #000000" fo:padding="0.71mm" fo:border-right="2.49pt solid #000000" style:rotation-align="none" fo:border-top="none"/>
    </style:style>
    <style:style style:name="ce503" style:family="table-cell" style:parent-style-name="Default">
      <style:table-cell-properties fo:border-bottom="2.49pt solid #000000" fo:background-color="#3399ff" style:diagonal-bl-tr="none" style:diagonal-tl-br="none" fo:border-left="2.49pt solid #000000" fo:padding="0.71mm" fo:border-right="2.49pt solid #000000" style:rotation-align="none" fo:border-top="none"/>
    </style:style>
    <style:style style:name="ce504" style:family="table-cell" style:parent-style-name="Default">
      <style:table-cell-properties fo:border-bottom="none" fo:background-color="#ff9900" style:diagonal-bl-tr="none" style:diagonal-tl-br="none" fo:border-left="2.49pt solid #000000" fo:padding="0.71m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fo:border-bottom="none" fo:background-color="#ff9900" style:diagonal-bl-tr="none" style:diagonal-tl-br="none" fo:border-left="2.49pt solid #000000" fo:padding="0.71mm" fo:border-right="2.49pt solid #000000" style:rotation-align="none" fo:border-top="none"/>
    </style:style>
    <style:style style:name="ce506" style:family="table-cell" style:parent-style-name="Default">
      <style:table-cell-properties fo:border-bottom="2.49pt solid #000000" fo:background-color="#ff9900" style:diagonal-bl-tr="none" style:diagonal-tl-br="none" fo:border-left="2.49pt solid #000000" fo:padding="0.71mm" fo:border-right="2.49pt solid #000000" style:rotation-align="none" fo:border-top="none"/>
    </style:style>
    <style:style style:name="ce507" style:family="table-cell" style:parent-style-name="Default">
      <style:table-cell-properties fo:border-bottom="none" fo:background-color="#ffcc00" style:diagonal-bl-tr="none" style:diagonal-tl-br="none" fo:border-left="2.49pt solid #000000" fo:padding="0.71m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fo:border-bottom="none" fo:background-color="#ffcc00" style:diagonal-bl-tr="none" style:diagonal-tl-br="none" fo:border-left="2.49pt solid #000000" fo:padding="0.71m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fo:border-bottom="none" fo:background-color="#3399ff" style:diagonal-bl-tr="none" style:diagonal-tl-br="none" fo:border-left="2.49pt solid #000000" fo:padding="0.71m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fo:background-color="#ff00ff" style:diagonal-bl-tr="none" style:diagonal-tl-br="none" fo:border-left="0.06pt solid #000000" fo:padding="0.71mm" fo:border-right="0.06pt solid #000000" style:rotation-align="none" fo:border-top="0.06pt solid #000000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1" style:family="table-cell" style:parent-style-name="Default">
      <style:table-cell-properties fo:border-bottom="none" fo:background-color="#ff00ff" style:diagonal-bl-tr="none" style:diagonal-tl-br="none" fo:border-left="0.06pt solid #000000" fo:padding="0.71mm" fo:border-right="0.06pt solid #000000" style:rotation-align="none" fo:border-top="none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>
      <style:table-cell-properties fo:border-bottom="none" fo:background-color="#25e0c2" style:diagonal-bl-tr="none" style:diagonal-tl-br="none" fo:border-left="2.49pt solid #000000" fo:padding="0.71m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3" style:family="table-cell" style:parent-style-name="Default">
      <style:table-cell-properties fo:border-bottom="none" fo:background-color="#25e0c2" style:diagonal-bl-tr="none" style:diagonal-tl-br="none" fo:border-left="2.49pt solid #000000" fo:padding="0.71mm" fo:border-right="none" style:rotation-align="none" fo:border-top="none"/>
    </style:style>
    <style:style style:name="ce514" style:family="table-cell" style:parent-style-name="Default">
      <style:table-cell-properties fo:border-bottom="none" fo:background-color="#339966" style:diagonal-bl-tr="none" style:diagonal-tl-br="none" fo:border-left="2.49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5" style:family="table-cell" style:parent-style-name="Default">
      <style:table-cell-properties fo:border-bottom="none" fo:background-color="#339966" style:diagonal-bl-tr="none" style:diagonal-tl-br="none" fo:border-left="2.49pt solid #000000" fo:padding="0.71mm" fo:border-right="none" style:rotation-align="none" fo:border-top="none"/>
    </style:style>
    <style:style style:name="ce516" style:family="table-cell" style:parent-style-name="Default">
      <style:table-cell-properties fo:border-bottom="none" fo:background-color="#7dd005" style:diagonal-bl-tr="none" style:diagonal-tl-br="none" fo:border-left="2.49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fo:border-bottom="none" fo:background-color="#7dd005" style:diagonal-bl-tr="none" style:diagonal-tl-br="none" fo:border-left="2.49pt solid #000000" fo:padding="0.71mm" fo:border-right="none" style:rotation-align="none" fo:border-top="none"/>
    </style:style>
    <style:style style:name="ce518" style:family="table-cell" style:parent-style-name="Default">
      <style:table-cell-properties fo:border-bottom="none" fo:background-color="#25e0c2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fo:border-bottom="none" fo:background-color="#25e0c2" style:diagonal-bl-tr="none" style:diagonal-tl-br="none" fo:border-left="1.76pt solid #000000" fo:padding="0.71mm" fo:border-right="none" style:rotation-align="none" fo:border-top="none"/>
    </style:style>
    <style:style style:name="ce520" style:family="table-cell" style:parent-style-name="Default">
      <style:table-cell-properties fo:border-bottom="none" fo:background-color="#339966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1" style:family="table-cell" style:parent-style-name="Default">
      <style:table-cell-properties fo:border-bottom="none" fo:background-color="#339966" style:diagonal-bl-tr="none" style:diagonal-tl-br="none" fo:border-left="1.76pt solid #000000" fo:padding="0.71mm" fo:border-right="none" style:rotation-align="none" fo:border-top="none"/>
    </style:style>
    <style:style style:name="ce522" style:family="table-cell" style:parent-style-name="Default">
      <style:table-cell-properties fo:border-bottom="none" fo:background-color="#7dd005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3" style:family="table-cell" style:parent-style-name="Default">
      <style:table-cell-properties fo:border-bottom="none" fo:background-color="#7dd005" style:diagonal-bl-tr="none" style:diagonal-tl-br="none" fo:border-left="1.76pt solid #000000" fo:padding="0.71mm" fo:border-right="none" style:rotation-align="none" fo:border-top="none"/>
    </style:style>
    <style:style style:name="ce524" style:family="table-cell" style:parent-style-name="Default">
      <style:table-cell-properties fo:border-bottom="none" fo:background-color="#ff99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5" style:family="table-cell" style:parent-style-name="Default">
      <style:table-cell-properties fo:border-bottom="none" fo:background-color="#ff9900" style:diagonal-bl-tr="none" style:diagonal-tl-br="none" fo:border-left="1.76pt solid #000000" fo:padding="0.71mm" fo:border-right="none" style:rotation-align="none" fo:border-top="none"/>
    </style:style>
    <style:style style:name="ce526" style:family="table-cell" style:parent-style-name="Default">
      <style:table-cell-properties fo:border-bottom="1.76pt solid #000000" fo:background-color="#ff9900" style:diagonal-bl-tr="none" style:diagonal-tl-br="none" fo:border-left="1.76pt solid #000000" fo:padding="0.71mm" fo:border-right="none" style:rotation-align="none" fo:border-top="none"/>
    </style:style>
    <style:style style:name="ce527" style:family="table-cell" style:parent-style-name="Default">
      <style:table-cell-properties fo:border-bottom="0.74pt solid #000000" fo:background-color="#99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fo:border-bottom="none" fo:background-color="#ccffcc" style:diagonal-bl-tr="none" style:diagonal-tl-br="none" fo:border-left="none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9" style:family="table-cell" style:parent-style-name="Default">
      <style:table-cell-properties fo:border-bottom="none" fo:background-color="#ccffcc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0" style:family="table-cell" style:parent-style-name="Default">
      <style:table-cell-properties fo:border-bottom="0.74pt solid #000000" fo:background-color="#ccffcc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border-bottom="none" fo:background-color="#99ccff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2" style:family="table-cell" style:parent-style-name="Default">
      <style:table-cell-properties fo:border-bottom="none" fo:background-color="#99ccff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fo:border-bottom="0.74pt solid #000000" fo:background-color="#99ccff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35" style:family="table-cell" style:parent-style-name="Default">
      <style:table-cell-properties style:glyph-orientation-vertical="0" fo:background-color="#3399ff" style:diagonal-bl-tr="none" style:diagonal-tl-br="none" style:text-align-source="fix" style:repeat-content="false" fo:wrap-option="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536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7" style:family="table-cell" style:parent-style-name="Default">
      <style:table-cell-properties style:glyph-orientation-vertical="0" fo:background-color="#c80102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3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9" style:family="table-cell" style:parent-style-name="Default">
      <style:table-cell-properties style:glyph-orientation-vertical="0" fo:background-color="#3399ff" style:diagonal-bl-tr="none" style:diagonal-tl-br="none" style:text-align-source="fix" style:repeat-content="false" fo:wrap-option="no-wrap" fo:border="2.49pt solid #000000" style:direction="ltr" fo:padding="0.71mm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ce540" style:family="table-cell" style:parent-style-name="Default">
      <style:table-cell-properties style:glyph-orientation-vertical="0" fo:background-color="#ff66ff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1" style:family="table-cell" style:parent-style-name="Default">
      <style:table-cell-properties style:glyph-orientation-vertical="0" fo:background-color="#00cc0a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542" style:family="table-cell" style:parent-style-name="Default">
      <style:table-cell-properties style:glyph-orientation-vertical="0" fo:background-color="#00cc0a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43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ce54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ce54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7" style:family="table-cell" style:parent-style-name="Default">
      <style:table-cell-properties style:rotation-align="none" style:vertical-align="middle"/>
    </style:style>
    <style:style style:name="ce548" style:family="table-cell" style:parent-style-name="Default">
      <style:table-cell-properties style:vertical-align="middle"/>
    </style:style>
    <style:style style:name="ce54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</style:style>
    <style:style style:name="ce5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_SD" table:style-name="ta1" table:print-ranges="DATA_SD.A1:DATA_SD.S512">
        <office:forms form:automatic-focus="false" form:apply-design-mode="false"/>
        <table:table-column table:style-name="co1" table:default-cell-style-name="ce42"/>
        <table:table-column table:style-name="co2" table:default-cell-style-name="ce89"/>
        <table:table-column table:style-name="co3" table:default-cell-style-name="ce132"/>
        <table:table-column table:style-name="co4" table:default-cell-style-name="ce149"/>
        <table:table-column table:style-name="co5" table:default-cell-style-name="ce191"/>
        <table:table-column table:style-name="co6" table:default-cell-style-name="ce42"/>
        <table:table-column table:style-name="co7" table:default-cell-style-name="ce296"/>
        <table:table-column table:style-name="co1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320"/>
        <table:table-column table:style-name="co1" table:number-columns-repeated="2" table:default-cell-style-name="ce42"/>
        <table:table-column table:style-name="co11" table:default-cell-style-name="ce42"/>
        <table:table-column table:style-name="co1" table:number-columns-repeated="3" table:default-cell-style-name="ce42"/>
        <table:table-column table:style-name="co12" table:default-cell-style-name="ce42"/>
        <table:table-column table:style-name="co13" table:default-cell-style-name="ce42"/>
        <table:table-column table:style-name="co1" table:number-columns-repeated="233" table:default-cell-style-name="ce42"/>
        <table:table-column table:style-name="co14" table:number-columns-repeated="768" table:default-cell-style-name="ce42"/>
        <table:table-column table:style-name="co14" table:number-columns-repeated="4" table:default-cell-style-name="Default"/>
        <table:table-row table:style-name="ro1">
          <table:table-cell table:style-name="ce1" office:value-type="string" calcext:value-type="string">
            <text:p>ADD 0 (Init)</text:p>
          </table:table-cell>
          <table:table-cell table:style-name="ce43" office:value-type="string" calcext:value-type="string">
            <text:p>Spatial: i_system_packet_data</text:p>
          </table:table-cell>
          <table:table-cell table:style-name="ce90" table:formula="of:=[.C2]+8" office:value-type="float" office:value="799" calcext:value-type="float">
            <text:p>799</text:p>
          </table:table-cell>
          <table:table-cell table:style-name="ce43" office:value-type="string" calcext:value-type="string">
            <text:p>downto</text:p>
          </table:table-cell>
          <table:table-cell table:style-name="ce150" table:formula="of:=[.E2]+8" office:value-type="float" office:value="792" calcext:value-type="float">
            <text:p>792</text:p>
          </table:table-cell>
          <table:table-cell table:style-name="ce192" office:value-type="string" calcext:value-type="string">
            <text:p>System status</text:p>
          </table:table-cell>
          <table:table-cell table:style-name="ce289" office:value-type="string" calcext:value-type="string" table:number-columns-spanned="1" table:number-rows-spanned="100">
            <text:p>SYSTEM STATE PACKET</text:p>
          </table:table-cell>
          <table:table-cell/>
          <table:table-cell table:formula="of:=[.I2]+8" office:value-type="float" office:value="4095" calcext:value-type="float">
            <text:p>4095</text:p>
          </table:table-cell>
          <table:table-cell table:style-name="ce319" office:value-type="string" calcext:value-type="string">
            <text:p>downto</text:p>
          </table:table-cell>
          <table:table-cell table:formula="of:=[.K2]+8" office:value-type="float" office:value="4088" calcext:value-type="float">
            <text:p>4088</text:p>
          </table:table-cell>
          <table:table-cell/>
          <table:table-cell table:style-name="ce322" office:value-type="string" calcext:value-type="string">
            <text:p>ADD 0 (Init)</text:p>
          </table:table-cell>
          <table:table-cell table:style-name="ce332" office:value-type="string" calcext:value-type="string">
            <text:p>MOTUS_ACCDATA</text:p>
          </table:table-cell>
          <table:table-cell table:style-name="ce336" table:formula="of:=[.O2]+8" office:value-type="float" office:value="383" calcext:value-type="float">
            <text:p>383</text:p>
          </table:table-cell>
          <table:table-cell table:style-name="ce332" office:value-type="string" calcext:value-type="string">
            <text:p>downto</text:p>
          </table:table-cell>
          <table:table-cell table:style-name="ce339" table:formula="of:=[.Q2]+8" office:value-type="float" office:value="376" calcext:value-type="float">
            <text:p>376</text:p>
          </table:table-cell>
          <table:table-cell table:style-name="ce222" office:value-type="string" calcext:value-type="string">
            <text:p>Accelerometre x (m/s²)</text:p>
          </table:table-cell>
          <table:table-cell table:style-name="ce347" office:value-type="string" calcext:value-type="string" table:number-columns-spanned="1" table:number-rows-spanned="48">
            <text:p>MOTUS RAW SENSORS PACKET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DD 1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3]+8" office:value-type="float" office:value="791" calcext:value-type="float">
            <text:p>791</text:p>
          </table:table-cell>
          <table:table-cell table:style-name="ce133" office:value-type="string" calcext:value-type="string">
            <text:p>downto</text:p>
          </table:table-cell>
          <table:table-cell table:style-name="ce151" table:formula="of:=[.E3]+8" office:value-type="float" office:value="784" calcext:value-type="float">
            <text:p>784</text:p>
          </table:table-cell>
          <table:table-cell table:style-name="ce193"/>
          <table:covered-table-cell table:style-name="ce290"/>
          <table:table-cell/>
          <table:table-cell table:formula="of:=[.I3]+8" office:value-type="float" office:value="4087" calcext:value-type="float">
            <text:p>4087</text:p>
          </table:table-cell>
          <table:table-cell table:style-name="ce319" office:value-type="string" calcext:value-type="string">
            <text:p>downto</text:p>
          </table:table-cell>
          <table:table-cell table:formula="of:=[.K3]+8" office:value-type="float" office:value="4080" calcext:value-type="float">
            <text:p>4080</text:p>
          </table:table-cell>
          <table:table-cell/>
          <table:table-cell table:style-name="ce323" office:value-type="string" calcext:value-type="string">
            <text:p>ADD 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]+8" office:value-type="float" office:value="375" calcext:value-type="float">
            <text:p>3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]+8" office:value-type="float" office:value="368" calcext:value-type="float">
            <text:p>368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2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4]+8" office:value-type="float" office:value="783" calcext:value-type="float">
            <text:p>78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]+8" office:value-type="float" office:value="776" calcext:value-type="float">
            <text:p>776</text:p>
          </table:table-cell>
          <table:table-cell table:style-name="ce194" office:value-type="string" calcext:value-type="string">
            <text:p>Filter Status</text:p>
          </table:table-cell>
          <table:covered-table-cell table:style-name="ce290"/>
          <table:table-cell/>
          <table:table-cell table:formula="of:=[.I4]+8" office:value-type="float" office:value="4079" calcext:value-type="float">
            <text:p>4079</text:p>
          </table:table-cell>
          <table:table-cell table:style-name="ce319" office:value-type="string" calcext:value-type="string">
            <text:p>downto</text:p>
          </table:table-cell>
          <table:table-cell table:formula="of:=[.K4]+8" office:value-type="float" office:value="4072" calcext:value-type="float">
            <text:p>4072</text:p>
          </table:table-cell>
          <table:table-cell/>
          <table:table-cell table:style-name="ce323" office:value-type="string" calcext:value-type="string">
            <text:p>ADD 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]+8" office:value-type="float" office:value="367" calcext:value-type="float">
            <text:p>3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]+8" office:value-type="float" office:value="360" calcext:value-type="float">
            <text:p>360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3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5]+8" office:value-type="float" office:value="775" calcext:value-type="float">
            <text:p>775</text:p>
          </table:table-cell>
          <table:table-cell table:style-name="ce133" office:value-type="string" calcext:value-type="string">
            <text:p>downto</text:p>
          </table:table-cell>
          <table:table-cell table:style-name="ce151" table:formula="of:=[.E5]+8" office:value-type="float" office:value="768" calcext:value-type="float">
            <text:p>768</text:p>
          </table:table-cell>
          <table:table-cell table:style-name="ce194"/>
          <table:covered-table-cell table:style-name="ce290"/>
          <table:table-cell/>
          <table:table-cell table:formula="of:=[.I5]+8" office:value-type="float" office:value="4071" calcext:value-type="float">
            <text:p>4071</text:p>
          </table:table-cell>
          <table:table-cell table:style-name="ce319" office:value-type="string" calcext:value-type="string">
            <text:p>downto</text:p>
          </table:table-cell>
          <table:table-cell table:formula="of:=[.K5]+8" office:value-type="float" office:value="4064" calcext:value-type="float">
            <text:p>4064</text:p>
          </table:table-cell>
          <table:table-cell/>
          <table:table-cell table:style-name="ce323" office:value-type="string" calcext:value-type="string">
            <text:p>ADD 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5]+8" office:value-type="float" office:value="359" calcext:value-type="float">
            <text:p>3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5]+8" office:value-type="float" office:value="352" calcext:value-type="float">
            <text:p>352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4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6]+8" office:value-type="float" office:value="767" calcext:value-type="float">
            <text:p>76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6]+8" office:value-type="float" office:value="760" calcext:value-type="float">
            <text:p>760</text:p>
          </table:table-cell>
          <table:table-cell table:style-name="ce195" office:value-type="string" calcext:value-type="string">
            <text:p>Unix Times ( seconds )</text:p>
          </table:table-cell>
          <table:covered-table-cell table:style-name="ce290"/>
          <table:table-cell/>
          <table:table-cell table:formula="of:=[.I6]+8" office:value-type="float" office:value="4063" calcext:value-type="float">
            <text:p>4063</text:p>
          </table:table-cell>
          <table:table-cell table:style-name="ce319" office:value-type="string" calcext:value-type="string">
            <text:p>downto</text:p>
          </table:table-cell>
          <table:table-cell table:formula="of:=[.K6]+8" office:value-type="float" office:value="4056" calcext:value-type="float">
            <text:p>4056</text:p>
          </table:table-cell>
          <table:table-cell/>
          <table:table-cell table:style-name="ce323" office:value-type="string" calcext:value-type="string">
            <text:p>ADD 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6]+8" office:value-type="float" office:value="351" calcext:value-type="float">
            <text:p>3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6]+8" office:value-type="float" office:value="344" calcext:value-type="float">
            <text:p>344</text:p>
          </table:table-cell>
          <table:table-cell table:style-name="ce224" office:value-type="string" calcext:value-type="string">
            <text:p>Accelerometre y (m/s²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5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7]+8" office:value-type="float" office:value="759" calcext:value-type="float">
            <text:p>759</text:p>
          </table:table-cell>
          <table:table-cell table:style-name="ce133" office:value-type="string" calcext:value-type="string">
            <text:p>downto</text:p>
          </table:table-cell>
          <table:table-cell table:style-name="ce151" table:formula="of:=[.E7]+8" office:value-type="float" office:value="752" calcext:value-type="float">
            <text:p>752</text:p>
          </table:table-cell>
          <table:table-cell table:style-name="ce196"/>
          <table:covered-table-cell table:style-name="ce290"/>
          <table:table-cell/>
          <table:table-cell table:formula="of:=[.I7]+8" office:value-type="float" office:value="4055" calcext:value-type="float">
            <text:p>4055</text:p>
          </table:table-cell>
          <table:table-cell table:style-name="ce319" office:value-type="string" calcext:value-type="string">
            <text:p>downto</text:p>
          </table:table-cell>
          <table:table-cell table:formula="of:=[.K7]+8" office:value-type="float" office:value="4048" calcext:value-type="float">
            <text:p>4048</text:p>
          </table:table-cell>
          <table:table-cell/>
          <table:table-cell table:style-name="ce323" office:value-type="string" calcext:value-type="string">
            <text:p>ADD 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7]+8" office:value-type="float" office:value="343" calcext:value-type="float">
            <text:p>3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7]+8" office:value-type="float" office:value="336" calcext:value-type="float">
            <text:p>336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6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8]+8" office:value-type="float" office:value="751" calcext:value-type="float">
            <text:p>75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8]+8" office:value-type="float" office:value="744" calcext:value-type="float">
            <text:p>744</text:p>
          </table:table-cell>
          <table:table-cell table:style-name="ce196"/>
          <table:covered-table-cell table:style-name="ce290"/>
          <table:table-cell/>
          <table:table-cell table:formula="of:=[.I8]+8" office:value-type="float" office:value="4047" calcext:value-type="float">
            <text:p>4047</text:p>
          </table:table-cell>
          <table:table-cell table:style-name="ce319" office:value-type="string" calcext:value-type="string">
            <text:p>downto</text:p>
          </table:table-cell>
          <table:table-cell table:formula="of:=[.K8]+8" office:value-type="float" office:value="4040" calcext:value-type="float">
            <text:p>4040</text:p>
          </table:table-cell>
          <table:table-cell/>
          <table:table-cell table:style-name="ce323" office:value-type="string" calcext:value-type="string">
            <text:p>ADD 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8]+8" office:value-type="float" office:value="335" calcext:value-type="float">
            <text:p>3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8]+8" office:value-type="float" office:value="328" calcext:value-type="float">
            <text:p>328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7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9]+8" office:value-type="float" office:value="743" calcext:value-type="float">
            <text:p>743</text:p>
          </table:table-cell>
          <table:table-cell table:style-name="ce133" office:value-type="string" calcext:value-type="string">
            <text:p>downto</text:p>
          </table:table-cell>
          <table:table-cell table:style-name="ce151" table:formula="of:=[.E9]+8" office:value-type="float" office:value="736" calcext:value-type="float">
            <text:p>736</text:p>
          </table:table-cell>
          <table:table-cell table:style-name="ce196"/>
          <table:covered-table-cell table:style-name="ce290"/>
          <table:table-cell/>
          <table:table-cell table:formula="of:=[.I9]+8" office:value-type="float" office:value="4039" calcext:value-type="float">
            <text:p>4039</text:p>
          </table:table-cell>
          <table:table-cell table:style-name="ce319" office:value-type="string" calcext:value-type="string">
            <text:p>downto</text:p>
          </table:table-cell>
          <table:table-cell table:formula="of:=[.K9]+8" office:value-type="float" office:value="4032" calcext:value-type="float">
            <text:p>4032</text:p>
          </table:table-cell>
          <table:table-cell/>
          <table:table-cell table:style-name="ce323" office:value-type="string" calcext:value-type="string">
            <text:p>ADD 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9]+8" office:value-type="float" office:value="327" calcext:value-type="float">
            <text:p>3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9]+8" office:value-type="float" office:value="320" calcext:value-type="float">
            <text:p>320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8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10]+8" office:value-type="float" office:value="735" calcext:value-type="float">
            <text:p>73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10]+8" office:value-type="float" office:value="728" calcext:value-type="float">
            <text:p>728</text:p>
          </table:table-cell>
          <table:table-cell table:style-name="ce197" office:value-type="string" calcext:value-type="string">
            <text:p>MicroSeconds </text:p>
          </table:table-cell>
          <table:covered-table-cell table:style-name="ce290"/>
          <table:table-cell/>
          <table:table-cell table:formula="of:=[.I10]+8" office:value-type="float" office:value="4031" calcext:value-type="float">
            <text:p>4031</text:p>
          </table:table-cell>
          <table:table-cell table:style-name="ce319" office:value-type="string" calcext:value-type="string">
            <text:p>downto</text:p>
          </table:table-cell>
          <table:table-cell table:formula="of:=[.K10]+8" office:value-type="float" office:value="4024" calcext:value-type="float">
            <text:p>4024</text:p>
          </table:table-cell>
          <table:table-cell/>
          <table:table-cell table:style-name="ce323" office:value-type="string" calcext:value-type="string">
            <text:p>ADD 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0]+8" office:value-type="float" office:value="319" calcext:value-type="float">
            <text:p>3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0]+8" office:value-type="float" office:value="312" calcext:value-type="float">
            <text:p>312</text:p>
          </table:table-cell>
          <table:table-cell table:style-name="ce226" office:value-type="string" calcext:value-type="string">
            <text:p>Accelerometre z (m/s²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9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11]+8" office:value-type="float" office:value="727" calcext:value-type="float">
            <text:p>727</text:p>
          </table:table-cell>
          <table:table-cell table:style-name="ce133" office:value-type="string" calcext:value-type="string">
            <text:p>downto</text:p>
          </table:table-cell>
          <table:table-cell table:style-name="ce151" table:formula="of:=[.E11]+8" office:value-type="float" office:value="720" calcext:value-type="float">
            <text:p>720</text:p>
          </table:table-cell>
          <table:table-cell table:style-name="ce198"/>
          <table:covered-table-cell table:style-name="ce290"/>
          <table:table-cell/>
          <table:table-cell table:formula="of:=[.I11]+8" office:value-type="float" office:value="4023" calcext:value-type="float">
            <text:p>4023</text:p>
          </table:table-cell>
          <table:table-cell table:style-name="ce319" office:value-type="string" calcext:value-type="string">
            <text:p>downto</text:p>
          </table:table-cell>
          <table:table-cell table:formula="of:=[.K11]+8" office:value-type="float" office:value="4016" calcext:value-type="float">
            <text:p>4016</text:p>
          </table:table-cell>
          <table:table-cell/>
          <table:table-cell table:style-name="ce323" office:value-type="string" calcext:value-type="string">
            <text:p>ADD 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1]+8" office:value-type="float" office:value="311" calcext:value-type="float">
            <text:p>3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1]+8" office:value-type="float" office:value="304" calcext:value-type="float">
            <text:p>304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10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12]+8" office:value-type="float" office:value="719" calcext:value-type="float">
            <text:p>71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12]+8" office:value-type="float" office:value="712" calcext:value-type="float">
            <text:p>712</text:p>
          </table:table-cell>
          <table:table-cell table:style-name="ce198"/>
          <table:covered-table-cell table:style-name="ce290"/>
          <table:table-cell/>
          <table:table-cell table:formula="of:=[.I12]+8" office:value-type="float" office:value="4015" calcext:value-type="float">
            <text:p>4015</text:p>
          </table:table-cell>
          <table:table-cell table:style-name="ce319" office:value-type="string" calcext:value-type="string">
            <text:p>downto</text:p>
          </table:table-cell>
          <table:table-cell table:formula="of:=[.K12]+8" office:value-type="float" office:value="4008" calcext:value-type="float">
            <text:p>4008</text:p>
          </table:table-cell>
          <table:table-cell/>
          <table:table-cell table:style-name="ce323" office:value-type="string" calcext:value-type="string">
            <text:p>ADD 1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2]+8" office:value-type="float" office:value="303" calcext:value-type="float">
            <text:p>3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2]+8" office:value-type="float" office:value="296" calcext:value-type="float">
            <text:p>296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11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13]+8" office:value-type="float" office:value="711" calcext:value-type="float">
            <text:p>711</text:p>
          </table:table-cell>
          <table:table-cell table:style-name="ce133" office:value-type="string" calcext:value-type="string">
            <text:p>downto</text:p>
          </table:table-cell>
          <table:table-cell table:style-name="ce151" table:formula="of:=[.E13]+8" office:value-type="float" office:value="704" calcext:value-type="float">
            <text:p>704</text:p>
          </table:table-cell>
          <table:table-cell table:style-name="ce198"/>
          <table:covered-table-cell table:style-name="ce290"/>
          <table:table-cell/>
          <table:table-cell table:formula="of:=[.I13]+8" office:value-type="float" office:value="4007" calcext:value-type="float">
            <text:p>4007</text:p>
          </table:table-cell>
          <table:table-cell table:style-name="ce319" office:value-type="string" calcext:value-type="string">
            <text:p>downto</text:p>
          </table:table-cell>
          <table:table-cell table:formula="of:=[.K13]+8" office:value-type="float" office:value="4000" calcext:value-type="float">
            <text:p>4000</text:p>
          </table:table-cell>
          <table:table-cell/>
          <table:table-cell table:style-name="ce323" office:value-type="string" calcext:value-type="string">
            <text:p>ADD 1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3]+8" office:value-type="float" office:value="295" calcext:value-type="float">
            <text:p>2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3]+8" office:value-type="float" office:value="288" calcext:value-type="float">
            <text:p>288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12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14]+8" office:value-type="float" office:value="703" calcext:value-type="float">
            <text:p>70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14]+8" office:value-type="float" office:value="696" calcext:value-type="float">
            <text:p>696</text:p>
          </table:table-cell>
          <table:table-cell table:style-name="ce199" office:value-type="string" calcext:value-type="string">
            <text:p>Latitude (Rad)</text:p>
          </table:table-cell>
          <table:covered-table-cell table:style-name="ce290"/>
          <table:table-cell/>
          <table:table-cell table:formula="of:=[.I14]+8" office:value-type="float" office:value="3999" calcext:value-type="float">
            <text:p>3999</text:p>
          </table:table-cell>
          <table:table-cell table:style-name="ce319" office:value-type="string" calcext:value-type="string">
            <text:p>downto</text:p>
          </table:table-cell>
          <table:table-cell table:formula="of:=[.K14]+8" office:value-type="float" office:value="3992" calcext:value-type="float">
            <text:p>3992</text:p>
          </table:table-cell>
          <table:table-cell/>
          <table:table-cell table:style-name="ce323" office:value-type="string" calcext:value-type="string">
            <text:p>ADD 1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4]+8" office:value-type="float" office:value="287" calcext:value-type="float">
            <text:p>2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4]+8" office:value-type="float" office:value="280" calcext:value-type="float">
            <text:p>280</text:p>
          </table:table-cell>
          <table:table-cell table:style-name="ce228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13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15]+8" office:value-type="float" office:value="695" calcext:value-type="float">
            <text:p>695</text:p>
          </table:table-cell>
          <table:table-cell table:style-name="ce133" office:value-type="string" calcext:value-type="string">
            <text:p>downto</text:p>
          </table:table-cell>
          <table:table-cell table:style-name="ce151" table:formula="of:=[.E15]+8" office:value-type="float" office:value="688" calcext:value-type="float">
            <text:p>688</text:p>
          </table:table-cell>
          <table:table-cell table:style-name="ce200"/>
          <table:covered-table-cell table:style-name="ce290"/>
          <table:table-cell/>
          <table:table-cell table:formula="of:=[.I15]+8" office:value-type="float" office:value="3991" calcext:value-type="float">
            <text:p>3991</text:p>
          </table:table-cell>
          <table:table-cell table:style-name="ce319" office:value-type="string" calcext:value-type="string">
            <text:p>downto</text:p>
          </table:table-cell>
          <table:table-cell table:formula="of:=[.K15]+8" office:value-type="float" office:value="3984" calcext:value-type="float">
            <text:p>3984</text:p>
          </table:table-cell>
          <table:table-cell/>
          <table:table-cell table:style-name="ce323" office:value-type="string" calcext:value-type="string">
            <text:p>ADD 1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5]+8" office:value-type="float" office:value="279" calcext:value-type="float">
            <text:p>2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5]+8" office:value-type="float" office:value="272" calcext:value-type="float">
            <text:p>272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14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16]+8" office:value-type="float" office:value="687" calcext:value-type="float">
            <text:p>68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16]+8" office:value-type="float" office:value="680" calcext:value-type="float">
            <text:p>680</text:p>
          </table:table-cell>
          <table:table-cell table:style-name="ce200"/>
          <table:covered-table-cell table:style-name="ce290"/>
          <table:table-cell/>
          <table:table-cell table:formula="of:=[.I16]+8" office:value-type="float" office:value="3983" calcext:value-type="float">
            <text:p>3983</text:p>
          </table:table-cell>
          <table:table-cell table:style-name="ce319" office:value-type="string" calcext:value-type="string">
            <text:p>downto</text:p>
          </table:table-cell>
          <table:table-cell table:formula="of:=[.K16]+8" office:value-type="float" office:value="3976" calcext:value-type="float">
            <text:p>3976</text:p>
          </table:table-cell>
          <table:table-cell/>
          <table:table-cell table:style-name="ce323" office:value-type="string" calcext:value-type="string">
            <text:p>ADD 1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6]+8" office:value-type="float" office:value="271" calcext:value-type="float">
            <text:p>2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6]+8" office:value-type="float" office:value="264" calcext:value-type="float">
            <text:p>264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15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17]+8" office:value-type="float" office:value="679" calcext:value-type="float">
            <text:p>67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17]+8" office:value-type="float" office:value="672" calcext:value-type="float">
            <text:p>672</text:p>
          </table:table-cell>
          <table:table-cell table:style-name="ce200"/>
          <table:covered-table-cell table:style-name="ce290"/>
          <table:table-cell/>
          <table:table-cell table:formula="of:=[.I17]+8" office:value-type="float" office:value="3975" calcext:value-type="float">
            <text:p>3975</text:p>
          </table:table-cell>
          <table:table-cell table:style-name="ce319" office:value-type="string" calcext:value-type="string">
            <text:p>downto</text:p>
          </table:table-cell>
          <table:table-cell table:formula="of:=[.K17]+8" office:value-type="float" office:value="3968" calcext:value-type="float">
            <text:p>3968</text:p>
          </table:table-cell>
          <table:table-cell/>
          <table:table-cell table:style-name="ce323" office:value-type="string" calcext:value-type="string">
            <text:p>ADD 1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7]+8" office:value-type="float" office:value="263" calcext:value-type="float">
            <text:p>2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7]+8" office:value-type="float" office:value="256" calcext:value-type="float">
            <text:p>256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16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18]+8" office:value-type="float" office:value="671" calcext:value-type="float">
            <text:p>67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18]+8" office:value-type="float" office:value="664" calcext:value-type="float">
            <text:p>664</text:p>
          </table:table-cell>
          <table:table-cell table:style-name="ce200"/>
          <table:covered-table-cell table:style-name="ce290"/>
          <table:table-cell/>
          <table:table-cell table:formula="of:=[.I18]+8" office:value-type="float" office:value="3967" calcext:value-type="float">
            <text:p>3967</text:p>
          </table:table-cell>
          <table:table-cell table:style-name="ce319" office:value-type="string" calcext:value-type="string">
            <text:p>downto</text:p>
          </table:table-cell>
          <table:table-cell table:formula="of:=[.K18]+8" office:value-type="float" office:value="3960" calcext:value-type="float">
            <text:p>3960</text:p>
          </table:table-cell>
          <table:table-cell/>
          <table:table-cell table:style-name="ce323" office:value-type="string" calcext:value-type="string">
            <text:p>ADD 1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8]+8" office:value-type="float" office:value="255" calcext:value-type="float">
            <text:p>2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8]+8" office:value-type="float" office:value="248" calcext:value-type="float">
            <text:p>248</text:p>
          </table:table-cell>
          <table:table-cell table:style-name="ce230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17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19]+8" office:value-type="float" office:value="663" calcext:value-type="float">
            <text:p>66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19]+8" office:value-type="float" office:value="656" calcext:value-type="float">
            <text:p>656</text:p>
          </table:table-cell>
          <table:table-cell table:style-name="ce200"/>
          <table:covered-table-cell table:style-name="ce290"/>
          <table:table-cell/>
          <table:table-cell table:formula="of:=[.I19]+8" office:value-type="float" office:value="3959" calcext:value-type="float">
            <text:p>3959</text:p>
          </table:table-cell>
          <table:table-cell table:style-name="ce319" office:value-type="string" calcext:value-type="string">
            <text:p>downto</text:p>
          </table:table-cell>
          <table:table-cell table:formula="of:=[.K19]+8" office:value-type="float" office:value="3952" calcext:value-type="float">
            <text:p>3952</text:p>
          </table:table-cell>
          <table:table-cell/>
          <table:table-cell table:style-name="ce323" office:value-type="string" calcext:value-type="string">
            <text:p>ADD 1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9]+8" office:value-type="float" office:value="247" calcext:value-type="float">
            <text:p>2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9]+8" office:value-type="float" office:value="240" calcext:value-type="float">
            <text:p>240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18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20]+8" office:value-type="float" office:value="655" calcext:value-type="float">
            <text:p>65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20]+8" office:value-type="float" office:value="648" calcext:value-type="float">
            <text:p>648</text:p>
          </table:table-cell>
          <table:table-cell table:style-name="ce200"/>
          <table:covered-table-cell table:style-name="ce290"/>
          <table:table-cell/>
          <table:table-cell table:formula="of:=[.I20]+8" office:value-type="float" office:value="3951" calcext:value-type="float">
            <text:p>3951</text:p>
          </table:table-cell>
          <table:table-cell table:style-name="ce319" office:value-type="string" calcext:value-type="string">
            <text:p>downto</text:p>
          </table:table-cell>
          <table:table-cell table:formula="of:=[.K20]+8" office:value-type="float" office:value="3944" calcext:value-type="float">
            <text:p>3944</text:p>
          </table:table-cell>
          <table:table-cell/>
          <table:table-cell table:style-name="ce323" office:value-type="string" calcext:value-type="string">
            <text:p>ADD 1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0]+8" office:value-type="float" office:value="239" calcext:value-type="float">
            <text:p>2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0]+8" office:value-type="float" office:value="232" calcext:value-type="float">
            <text:p>232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19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21]+8" office:value-type="float" office:value="647" calcext:value-type="float">
            <text:p>64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21]+8" office:value-type="float" office:value="640" calcext:value-type="float">
            <text:p>640</text:p>
          </table:table-cell>
          <table:table-cell table:style-name="ce200"/>
          <table:covered-table-cell table:style-name="ce290"/>
          <table:table-cell/>
          <table:table-cell table:formula="of:=[.I21]+8" office:value-type="float" office:value="3943" calcext:value-type="float">
            <text:p>3943</text:p>
          </table:table-cell>
          <table:table-cell table:style-name="ce319" office:value-type="string" calcext:value-type="string">
            <text:p>downto</text:p>
          </table:table-cell>
          <table:table-cell table:formula="of:=[.K21]+8" office:value-type="float" office:value="3936" calcext:value-type="float">
            <text:p>3936</text:p>
          </table:table-cell>
          <table:table-cell/>
          <table:table-cell table:style-name="ce323" office:value-type="string" calcext:value-type="string">
            <text:p>ADD 1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1]+8" office:value-type="float" office:value="231" calcext:value-type="float">
            <text:p>2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1]+8" office:value-type="float" office:value="224" calcext:value-type="float">
            <text:p>224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20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22]+8" office:value-type="float" office:value="639" calcext:value-type="float">
            <text:p>63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22]+8" office:value-type="float" office:value="632" calcext:value-type="float">
            <text:p>632</text:p>
          </table:table-cell>
          <table:table-cell table:style-name="ce201" office:value-type="string" calcext:value-type="string">
            <text:p>Longitude( Rad)</text:p>
          </table:table-cell>
          <table:covered-table-cell table:style-name="ce290"/>
          <table:table-cell/>
          <table:table-cell table:formula="of:=[.I22]+8" office:value-type="float" office:value="3935" calcext:value-type="float">
            <text:p>3935</text:p>
          </table:table-cell>
          <table:table-cell table:style-name="ce319" office:value-type="string" calcext:value-type="string">
            <text:p>downto</text:p>
          </table:table-cell>
          <table:table-cell table:formula="of:=[.K22]+8" office:value-type="float" office:value="3928" calcext:value-type="float">
            <text:p>3928</text:p>
          </table:table-cell>
          <table:table-cell/>
          <table:table-cell table:style-name="ce323" office:value-type="string" calcext:value-type="string">
            <text:p>ADD 2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2]+8" office:value-type="float" office:value="223" calcext:value-type="float">
            <text:p>2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2]+8" office:value-type="float" office:value="216" calcext:value-type="float">
            <text:p>216</text:p>
          </table:table-cell>
          <table:table-cell table:style-name="ce232" office:value-type="string" calcext:value-type="string">
            <text:p>Gyroscope Z (Rad/s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21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23]+8" office:value-type="float" office:value="631" calcext:value-type="float">
            <text:p>63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23]+8" office:value-type="float" office:value="624" calcext:value-type="float">
            <text:p>624</text:p>
          </table:table-cell>
          <table:table-cell table:style-name="ce202"/>
          <table:covered-table-cell table:style-name="ce290"/>
          <table:table-cell/>
          <table:table-cell table:formula="of:=[.I23]+8" office:value-type="float" office:value="3927" calcext:value-type="float">
            <text:p>3927</text:p>
          </table:table-cell>
          <table:table-cell table:style-name="ce319" office:value-type="string" calcext:value-type="string">
            <text:p>downto</text:p>
          </table:table-cell>
          <table:table-cell table:formula="of:=[.K23]+8" office:value-type="float" office:value="3920" calcext:value-type="float">
            <text:p>3920</text:p>
          </table:table-cell>
          <table:table-cell/>
          <table:table-cell table:style-name="ce323" office:value-type="string" calcext:value-type="string">
            <text:p>ADD 2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3]+8" office:value-type="float" office:value="215" calcext:value-type="float">
            <text:p>2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3]+8" office:value-type="float" office:value="208" calcext:value-type="float">
            <text:p>208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22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24]+8" office:value-type="float" office:value="623" calcext:value-type="float">
            <text:p>62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24]+8" office:value-type="float" office:value="616" calcext:value-type="float">
            <text:p>616</text:p>
          </table:table-cell>
          <table:table-cell table:style-name="ce202"/>
          <table:covered-table-cell table:style-name="ce290"/>
          <table:table-cell/>
          <table:table-cell table:formula="of:=[.I24]+8" office:value-type="float" office:value="3919" calcext:value-type="float">
            <text:p>3919</text:p>
          </table:table-cell>
          <table:table-cell table:style-name="ce319" office:value-type="string" calcext:value-type="string">
            <text:p>downto</text:p>
          </table:table-cell>
          <table:table-cell table:formula="of:=[.K24]+8" office:value-type="float" office:value="3912" calcext:value-type="float">
            <text:p>3912</text:p>
          </table:table-cell>
          <table:table-cell/>
          <table:table-cell table:style-name="ce323" office:value-type="string" calcext:value-type="string">
            <text:p>ADD 2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4]+8" office:value-type="float" office:value="207" calcext:value-type="float">
            <text:p>20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4]+8" office:value-type="float" office:value="200" calcext:value-type="float">
            <text:p>200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23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25]+8" office:value-type="float" office:value="615" calcext:value-type="float">
            <text:p>61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25]+8" office:value-type="float" office:value="608" calcext:value-type="float">
            <text:p>608</text:p>
          </table:table-cell>
          <table:table-cell table:style-name="ce202"/>
          <table:covered-table-cell table:style-name="ce290"/>
          <table:table-cell/>
          <table:table-cell table:formula="of:=[.I25]+8" office:value-type="float" office:value="3911" calcext:value-type="float">
            <text:p>3911</text:p>
          </table:table-cell>
          <table:table-cell table:style-name="ce319" office:value-type="string" calcext:value-type="string">
            <text:p>downto</text:p>
          </table:table-cell>
          <table:table-cell table:formula="of:=[.K25]+8" office:value-type="float" office:value="3904" calcext:value-type="float">
            <text:p>3904</text:p>
          </table:table-cell>
          <table:table-cell/>
          <table:table-cell table:style-name="ce323" office:value-type="string" calcext:value-type="string">
            <text:p>ADD 2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5]+8" office:value-type="float" office:value="199" calcext:value-type="float">
            <text:p>19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5]+8" office:value-type="float" office:value="192" calcext:value-type="float">
            <text:p>192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24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26]+8" office:value-type="float" office:value="607" calcext:value-type="float">
            <text:p>60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26]+8" office:value-type="float" office:value="600" calcext:value-type="float">
            <text:p>600</text:p>
          </table:table-cell>
          <table:table-cell table:style-name="ce202"/>
          <table:covered-table-cell table:style-name="ce290"/>
          <table:table-cell/>
          <table:table-cell table:formula="of:=[.I26]+8" office:value-type="float" office:value="3903" calcext:value-type="float">
            <text:p>3903</text:p>
          </table:table-cell>
          <table:table-cell table:style-name="ce319" office:value-type="string" calcext:value-type="string">
            <text:p>downto</text:p>
          </table:table-cell>
          <table:table-cell table:formula="of:=[.K26]+8" office:value-type="float" office:value="3896" calcext:value-type="float">
            <text:p>3896</text:p>
          </table:table-cell>
          <table:table-cell/>
          <table:table-cell table:style-name="ce323" office:value-type="string" calcext:value-type="string">
            <text:p>ADD 2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6]+8" office:value-type="float" office:value="191" calcext:value-type="float">
            <text:p>19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6]+8" office:value-type="float" office:value="184" calcext:value-type="float">
            <text:p>184</text:p>
          </table:table-cell>
          <table:table-cell table:style-name="ce234" office:value-type="string" calcext:value-type="string">
            <text:p>Magnetometre X (mG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25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27]+8" office:value-type="float" office:value="599" calcext:value-type="float">
            <text:p>59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27]+8" office:value-type="float" office:value="592" calcext:value-type="float">
            <text:p>592</text:p>
          </table:table-cell>
          <table:table-cell table:style-name="ce202"/>
          <table:covered-table-cell table:style-name="ce290"/>
          <table:table-cell/>
          <table:table-cell table:formula="of:=[.I27]+8" office:value-type="float" office:value="3895" calcext:value-type="float">
            <text:p>3895</text:p>
          </table:table-cell>
          <table:table-cell table:style-name="ce319" office:value-type="string" calcext:value-type="string">
            <text:p>downto</text:p>
          </table:table-cell>
          <table:table-cell table:formula="of:=[.K27]+8" office:value-type="float" office:value="3888" calcext:value-type="float">
            <text:p>3888</text:p>
          </table:table-cell>
          <table:table-cell/>
          <table:table-cell table:style-name="ce323" office:value-type="string" calcext:value-type="string">
            <text:p>ADD 2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7]+8" office:value-type="float" office:value="183" calcext:value-type="float">
            <text:p>18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7]+8" office:value-type="float" office:value="176" calcext:value-type="float">
            <text:p>176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26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28]+8" office:value-type="float" office:value="591" calcext:value-type="float">
            <text:p>59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28]+8" office:value-type="float" office:value="584" calcext:value-type="float">
            <text:p>584</text:p>
          </table:table-cell>
          <table:table-cell table:style-name="ce202"/>
          <table:covered-table-cell table:style-name="ce290"/>
          <table:table-cell/>
          <table:table-cell table:formula="of:=[.I28]+8" office:value-type="float" office:value="3887" calcext:value-type="float">
            <text:p>3887</text:p>
          </table:table-cell>
          <table:table-cell table:style-name="ce319" office:value-type="string" calcext:value-type="string">
            <text:p>downto</text:p>
          </table:table-cell>
          <table:table-cell table:formula="of:=[.K28]+8" office:value-type="float" office:value="3880" calcext:value-type="float">
            <text:p>3880</text:p>
          </table:table-cell>
          <table:table-cell/>
          <table:table-cell table:style-name="ce323" office:value-type="string" calcext:value-type="string">
            <text:p>ADD 2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8]+8" office:value-type="float" office:value="175" calcext:value-type="float">
            <text:p>1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8]+8" office:value-type="float" office:value="168" calcext:value-type="float">
            <text:p>168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27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29]+8" office:value-type="float" office:value="583" calcext:value-type="float">
            <text:p>58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29]+8" office:value-type="float" office:value="576" calcext:value-type="float">
            <text:p>576</text:p>
          </table:table-cell>
          <table:table-cell table:style-name="ce202"/>
          <table:covered-table-cell table:style-name="ce290"/>
          <table:table-cell/>
          <table:table-cell table:formula="of:=[.I29]+8" office:value-type="float" office:value="3879" calcext:value-type="float">
            <text:p>3879</text:p>
          </table:table-cell>
          <table:table-cell table:style-name="ce319" office:value-type="string" calcext:value-type="string">
            <text:p>downto</text:p>
          </table:table-cell>
          <table:table-cell table:formula="of:=[.K29]+8" office:value-type="float" office:value="3872" calcext:value-type="float">
            <text:p>3872</text:p>
          </table:table-cell>
          <table:table-cell/>
          <table:table-cell table:style-name="ce323" office:value-type="string" calcext:value-type="string">
            <text:p>ADD 2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9]+8" office:value-type="float" office:value="167" calcext:value-type="float">
            <text:p>1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9]+8" office:value-type="float" office:value="160" calcext:value-type="float">
            <text:p>160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28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30]+8" office:value-type="float" office:value="575" calcext:value-type="float">
            <text:p>57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30]+8" office:value-type="float" office:value="568" calcext:value-type="float">
            <text:p>568</text:p>
          </table:table-cell>
          <table:table-cell table:style-name="ce203" office:value-type="string" calcext:value-type="string">
            <text:p>Height (m)</text:p>
          </table:table-cell>
          <table:covered-table-cell table:style-name="ce290"/>
          <table:table-cell/>
          <table:table-cell table:formula="of:=[.I30]+8" office:value-type="float" office:value="3871" calcext:value-type="float">
            <text:p>3871</text:p>
          </table:table-cell>
          <table:table-cell table:style-name="ce319" office:value-type="string" calcext:value-type="string">
            <text:p>downto</text:p>
          </table:table-cell>
          <table:table-cell table:formula="of:=[.K30]+8" office:value-type="float" office:value="3864" calcext:value-type="float">
            <text:p>3864</text:p>
          </table:table-cell>
          <table:table-cell/>
          <table:table-cell table:style-name="ce323" office:value-type="string" calcext:value-type="string">
            <text:p>ADD 2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0]+8" office:value-type="float" office:value="159" calcext:value-type="float">
            <text:p>1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0]+8" office:value-type="float" office:value="152" calcext:value-type="float">
            <text:p>152</text:p>
          </table:table-cell>
          <table:table-cell table:style-name="ce236" office:value-type="string" calcext:value-type="string">
            <text:p>Magnetoscope Y (mG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29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31]+8" office:value-type="float" office:value="567" calcext:value-type="float">
            <text:p>56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31]+8" office:value-type="float" office:value="560" calcext:value-type="float">
            <text:p>560</text:p>
          </table:table-cell>
          <table:table-cell table:style-name="ce204"/>
          <table:covered-table-cell table:style-name="ce290"/>
          <table:table-cell/>
          <table:table-cell table:formula="of:=[.I31]+8" office:value-type="float" office:value="3863" calcext:value-type="float">
            <text:p>3863</text:p>
          </table:table-cell>
          <table:table-cell table:style-name="ce319" office:value-type="string" calcext:value-type="string">
            <text:p>downto</text:p>
          </table:table-cell>
          <table:table-cell table:formula="of:=[.K31]+8" office:value-type="float" office:value="3856" calcext:value-type="float">
            <text:p>3856</text:p>
          </table:table-cell>
          <table:table-cell/>
          <table:table-cell table:style-name="ce323" office:value-type="string" calcext:value-type="string">
            <text:p>ADD 2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1]+8" office:value-type="float" office:value="151" calcext:value-type="float">
            <text:p>1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1]+8" office:value-type="float" office:value="144" calcext:value-type="float">
            <text:p>144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30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32]+8" office:value-type="float" office:value="559" calcext:value-type="float">
            <text:p>55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32]+8" office:value-type="float" office:value="552" calcext:value-type="float">
            <text:p>552</text:p>
          </table:table-cell>
          <table:table-cell table:style-name="ce204"/>
          <table:covered-table-cell table:style-name="ce290"/>
          <table:table-cell/>
          <table:table-cell table:formula="of:=[.I32]+8" office:value-type="float" office:value="3855" calcext:value-type="float">
            <text:p>3855</text:p>
          </table:table-cell>
          <table:table-cell table:style-name="ce319" office:value-type="string" calcext:value-type="string">
            <text:p>downto</text:p>
          </table:table-cell>
          <table:table-cell table:formula="of:=[.K32]+8" office:value-type="float" office:value="3848" calcext:value-type="float">
            <text:p>3848</text:p>
          </table:table-cell>
          <table:table-cell/>
          <table:table-cell table:style-name="ce323" office:value-type="string" calcext:value-type="string">
            <text:p>ADD 3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2]+8" office:value-type="float" office:value="143" calcext:value-type="float">
            <text:p>1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2]+8" office:value-type="float" office:value="136" calcext:value-type="float">
            <text:p>136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31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33]+8" office:value-type="float" office:value="551" calcext:value-type="float">
            <text:p>55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33]+8" office:value-type="float" office:value="544" calcext:value-type="float">
            <text:p>544</text:p>
          </table:table-cell>
          <table:table-cell table:style-name="ce204"/>
          <table:covered-table-cell table:style-name="ce290"/>
          <table:table-cell/>
          <table:table-cell table:formula="of:=[.I33]+8" office:value-type="float" office:value="3847" calcext:value-type="float">
            <text:p>3847</text:p>
          </table:table-cell>
          <table:table-cell table:style-name="ce319" office:value-type="string" calcext:value-type="string">
            <text:p>downto</text:p>
          </table:table-cell>
          <table:table-cell table:formula="of:=[.K33]+8" office:value-type="float" office:value="3840" calcext:value-type="float">
            <text:p>3840</text:p>
          </table:table-cell>
          <table:table-cell/>
          <table:table-cell table:style-name="ce323" office:value-type="string" calcext:value-type="string">
            <text:p>ADD 3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3]+8" office:value-type="float" office:value="135" calcext:value-type="float">
            <text:p>1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3]+8" office:value-type="float" office:value="128" calcext:value-type="float">
            <text:p>128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32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34]+8" office:value-type="float" office:value="543" calcext:value-type="float">
            <text:p>54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34]+8" office:value-type="float" office:value="536" calcext:value-type="float">
            <text:p>536</text:p>
          </table:table-cell>
          <table:table-cell table:style-name="ce204"/>
          <table:covered-table-cell table:style-name="ce290"/>
          <table:table-cell/>
          <table:table-cell table:formula="of:=[.I34]+8" office:value-type="float" office:value="3839" calcext:value-type="float">
            <text:p>3839</text:p>
          </table:table-cell>
          <table:table-cell table:style-name="ce319" office:value-type="string" calcext:value-type="string">
            <text:p>downto</text:p>
          </table:table-cell>
          <table:table-cell table:formula="of:=[.K34]+8" office:value-type="float" office:value="3832" calcext:value-type="float">
            <text:p>3832</text:p>
          </table:table-cell>
          <table:table-cell/>
          <table:table-cell table:style-name="ce323" office:value-type="string" calcext:value-type="string">
            <text:p>ADD 3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4]+8" office:value-type="float" office:value="127" calcext:value-type="float">
            <text:p>1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4]+8" office:value-type="float" office:value="120" calcext:value-type="float">
            <text:p>120</text:p>
          </table:table-cell>
          <table:table-cell table:style-name="ce238" office:value-type="string" calcext:value-type="string">
            <text:p>Magnetometre Z(mG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33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35]+8" office:value-type="float" office:value="535" calcext:value-type="float">
            <text:p>53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35]+8" office:value-type="float" office:value="528" calcext:value-type="float">
            <text:p>528</text:p>
          </table:table-cell>
          <table:table-cell table:style-name="ce204"/>
          <table:covered-table-cell table:style-name="ce290"/>
          <table:table-cell/>
          <table:table-cell table:formula="of:=[.I35]+8" office:value-type="float" office:value="3831" calcext:value-type="float">
            <text:p>3831</text:p>
          </table:table-cell>
          <table:table-cell table:style-name="ce319" office:value-type="string" calcext:value-type="string">
            <text:p>downto</text:p>
          </table:table-cell>
          <table:table-cell table:formula="of:=[.K35]+8" office:value-type="float" office:value="3824" calcext:value-type="float">
            <text:p>3824</text:p>
          </table:table-cell>
          <table:table-cell/>
          <table:table-cell table:style-name="ce323" office:value-type="string" calcext:value-type="string">
            <text:p>ADD 3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5]+8" office:value-type="float" office:value="119" calcext:value-type="float">
            <text:p>1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5]+8" office:value-type="float" office:value="112" calcext:value-type="float">
            <text:p>112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34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36]+8" office:value-type="float" office:value="527" calcext:value-type="float">
            <text:p>52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36]+8" office:value-type="float" office:value="520" calcext:value-type="float">
            <text:p>520</text:p>
          </table:table-cell>
          <table:table-cell table:style-name="ce204"/>
          <table:covered-table-cell table:style-name="ce290"/>
          <table:table-cell/>
          <table:table-cell table:formula="of:=[.I36]+8" office:value-type="float" office:value="3823" calcext:value-type="float">
            <text:p>3823</text:p>
          </table:table-cell>
          <table:table-cell table:style-name="ce319" office:value-type="string" calcext:value-type="string">
            <text:p>downto</text:p>
          </table:table-cell>
          <table:table-cell table:formula="of:=[.K36]+8" office:value-type="float" office:value="3816" calcext:value-type="float">
            <text:p>3816</text:p>
          </table:table-cell>
          <table:table-cell/>
          <table:table-cell table:style-name="ce323" office:value-type="string" calcext:value-type="string">
            <text:p>ADD 3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6]+8" office:value-type="float" office:value="111" calcext:value-type="float">
            <text:p>1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6]+8" office:value-type="float" office:value="104" calcext:value-type="float">
            <text:p>104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35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37]+8" office:value-type="float" office:value="519" calcext:value-type="float">
            <text:p>51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37]+8" office:value-type="float" office:value="512" calcext:value-type="float">
            <text:p>512</text:p>
          </table:table-cell>
          <table:table-cell table:style-name="ce204"/>
          <table:covered-table-cell table:style-name="ce290"/>
          <table:table-cell/>
          <table:table-cell table:formula="of:=[.I37]+8" office:value-type="float" office:value="3815" calcext:value-type="float">
            <text:p>3815</text:p>
          </table:table-cell>
          <table:table-cell table:style-name="ce319" office:value-type="string" calcext:value-type="string">
            <text:p>downto</text:p>
          </table:table-cell>
          <table:table-cell table:formula="of:=[.K37]+8" office:value-type="float" office:value="3808" calcext:value-type="float">
            <text:p>3808</text:p>
          </table:table-cell>
          <table:table-cell/>
          <table:table-cell table:style-name="ce323" office:value-type="string" calcext:value-type="string">
            <text:p>ADD 3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7]+8" office:value-type="float" office:value="103" calcext:value-type="float">
            <text:p>1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7]+8" office:value-type="float" office:value="96" calcext:value-type="float">
            <text:p>96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36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38]+8" office:value-type="float" office:value="511" calcext:value-type="float">
            <text:p>51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38]+8" office:value-type="float" office:value="504" calcext:value-type="float">
            <text:p>504</text:p>
          </table:table-cell>
          <table:table-cell table:style-name="ce205" office:value-type="string" calcext:value-type="string">
            <text:p>Velocity north (m/s)</text:p>
          </table:table-cell>
          <table:covered-table-cell table:style-name="ce290"/>
          <table:table-cell/>
          <table:table-cell table:formula="of:=[.I38]+8" office:value-type="float" office:value="3807" calcext:value-type="float">
            <text:p>3807</text:p>
          </table:table-cell>
          <table:table-cell table:style-name="ce319" office:value-type="string" calcext:value-type="string">
            <text:p>downto</text:p>
          </table:table-cell>
          <table:table-cell table:formula="of:=[.K38]+8" office:value-type="float" office:value="3800" calcext:value-type="float">
            <text:p>3800</text:p>
          </table:table-cell>
          <table:table-cell/>
          <table:table-cell table:style-name="ce323" office:value-type="string" calcext:value-type="string">
            <text:p>ADD 3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8]+8" office:value-type="float" office:value="95" calcext:value-type="float">
            <text:p>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8]+8" office:value-type="float" office:value="88" calcext:value-type="float">
            <text:p>88</text:p>
          </table:table-cell>
          <table:table-cell table:style-name="ce240" office:value-type="string" calcext:value-type="string">
            <text:p>IMU Temperature (degC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37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39]+8" office:value-type="float" office:value="503" calcext:value-type="float">
            <text:p>50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39]+8" office:value-type="float" office:value="496" calcext:value-type="float">
            <text:p>496</text:p>
          </table:table-cell>
          <table:table-cell table:style-name="ce206"/>
          <table:covered-table-cell table:style-name="ce290"/>
          <table:table-cell/>
          <table:table-cell table:formula="of:=[.I39]+8" office:value-type="float" office:value="3799" calcext:value-type="float">
            <text:p>3799</text:p>
          </table:table-cell>
          <table:table-cell table:style-name="ce319" office:value-type="string" calcext:value-type="string">
            <text:p>downto</text:p>
          </table:table-cell>
          <table:table-cell table:formula="of:=[.K39]+8" office:value-type="float" office:value="3792" calcext:value-type="float">
            <text:p>3792</text:p>
          </table:table-cell>
          <table:table-cell/>
          <table:table-cell table:style-name="ce323" office:value-type="string" calcext:value-type="string">
            <text:p>ADD 3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9]+8" office:value-type="float" office:value="87" calcext:value-type="float">
            <text:p>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9]+8" office:value-type="float" office:value="80" calcext:value-type="float">
            <text:p>80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38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40]+8" office:value-type="float" office:value="495" calcext:value-type="float">
            <text:p>49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0]+8" office:value-type="float" office:value="488" calcext:value-type="float">
            <text:p>488</text:p>
          </table:table-cell>
          <table:table-cell table:style-name="ce206"/>
          <table:covered-table-cell table:style-name="ce290"/>
          <table:table-cell/>
          <table:table-cell table:formula="of:=[.I40]+8" office:value-type="float" office:value="3791" calcext:value-type="float">
            <text:p>3791</text:p>
          </table:table-cell>
          <table:table-cell table:style-name="ce319" office:value-type="string" calcext:value-type="string">
            <text:p>downto</text:p>
          </table:table-cell>
          <table:table-cell table:formula="of:=[.K40]+8" office:value-type="float" office:value="3784" calcext:value-type="float">
            <text:p>3784</text:p>
          </table:table-cell>
          <table:table-cell/>
          <table:table-cell table:style-name="ce323" office:value-type="string" calcext:value-type="string">
            <text:p>ADD 3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0]+8" office:value-type="float" office:value="79" calcext:value-type="float">
            <text:p>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0]+8" office:value-type="float" office:value="72" calcext:value-type="float">
            <text:p>72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39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41]+8" office:value-type="float" office:value="487" calcext:value-type="float">
            <text:p>48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1]+8" office:value-type="float" office:value="480" calcext:value-type="float">
            <text:p>480</text:p>
          </table:table-cell>
          <table:table-cell table:style-name="ce206"/>
          <table:covered-table-cell table:style-name="ce290"/>
          <table:table-cell/>
          <table:table-cell table:formula="of:=[.I41]+8" office:value-type="float" office:value="3783" calcext:value-type="float">
            <text:p>3783</text:p>
          </table:table-cell>
          <table:table-cell table:style-name="ce319" office:value-type="string" calcext:value-type="string">
            <text:p>downto</text:p>
          </table:table-cell>
          <table:table-cell table:formula="of:=[.K41]+8" office:value-type="float" office:value="3776" calcext:value-type="float">
            <text:p>3776</text:p>
          </table:table-cell>
          <table:table-cell/>
          <table:table-cell table:style-name="ce323" office:value-type="string" calcext:value-type="string">
            <text:p>ADD 3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1]+8" office:value-type="float" office:value="71" calcext:value-type="float">
            <text:p>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1]+8" office:value-type="float" office:value="64" calcext:value-type="float">
            <text:p>64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40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42]+8" office:value-type="float" office:value="479" calcext:value-type="float">
            <text:p>47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2]+8" office:value-type="float" office:value="472" calcext:value-type="float">
            <text:p>472</text:p>
          </table:table-cell>
          <table:table-cell table:style-name="ce207" office:value-type="string" calcext:value-type="string">
            <text:p>Velocity east (m/s)</text:p>
          </table:table-cell>
          <table:covered-table-cell table:style-name="ce290"/>
          <table:table-cell/>
          <table:table-cell table:formula="of:=[.I42]+8" office:value-type="float" office:value="3775" calcext:value-type="float">
            <text:p>3775</text:p>
          </table:table-cell>
          <table:table-cell table:style-name="ce319" office:value-type="string" calcext:value-type="string">
            <text:p>downto</text:p>
          </table:table-cell>
          <table:table-cell table:formula="of:=[.K42]+8" office:value-type="float" office:value="3768" calcext:value-type="float">
            <text:p>3768</text:p>
          </table:table-cell>
          <table:table-cell/>
          <table:table-cell table:style-name="ce323" office:value-type="string" calcext:value-type="string">
            <text:p>ADD 4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2]+8" office:value-type="float" office:value="63" calcext:value-type="float">
            <text:p>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2]+8" office:value-type="float" office:value="56" calcext:value-type="float">
            <text:p>56</text:p>
          </table:table-cell>
          <table:table-cell table:style-name="ce242" office:value-type="string" calcext:value-type="string">
            <text:p>Pressure (Pa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41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43]+8" office:value-type="float" office:value="471" calcext:value-type="float">
            <text:p>47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3]+8" office:value-type="float" office:value="464" calcext:value-type="float">
            <text:p>464</text:p>
          </table:table-cell>
          <table:table-cell table:style-name="ce208"/>
          <table:covered-table-cell table:style-name="ce290"/>
          <table:table-cell/>
          <table:table-cell table:formula="of:=[.I43]+8" office:value-type="float" office:value="3767" calcext:value-type="float">
            <text:p>3767</text:p>
          </table:table-cell>
          <table:table-cell table:style-name="ce319" office:value-type="string" calcext:value-type="string">
            <text:p>downto</text:p>
          </table:table-cell>
          <table:table-cell table:formula="of:=[.K43]+8" office:value-type="float" office:value="3760" calcext:value-type="float">
            <text:p>3760</text:p>
          </table:table-cell>
          <table:table-cell/>
          <table:table-cell table:style-name="ce323" office:value-type="string" calcext:value-type="string">
            <text:p>ADD 4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3]+8" office:value-type="float" office:value="55" calcext:value-type="float">
            <text:p>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3]+8" office:value-type="float" office:value="48" calcext:value-type="float">
            <text:p>48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42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44]+8" office:value-type="float" office:value="463" calcext:value-type="float">
            <text:p>46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4]+8" office:value-type="float" office:value="456" calcext:value-type="float">
            <text:p>456</text:p>
          </table:table-cell>
          <table:table-cell table:style-name="ce208"/>
          <table:covered-table-cell table:style-name="ce290"/>
          <table:table-cell/>
          <table:table-cell table:formula="of:=[.I44]+8" office:value-type="float" office:value="3759" calcext:value-type="float">
            <text:p>3759</text:p>
          </table:table-cell>
          <table:table-cell table:style-name="ce319" office:value-type="string" calcext:value-type="string">
            <text:p>downto</text:p>
          </table:table-cell>
          <table:table-cell table:formula="of:=[.K44]+8" office:value-type="float" office:value="3752" calcext:value-type="float">
            <text:p>3752</text:p>
          </table:table-cell>
          <table:table-cell/>
          <table:table-cell table:style-name="ce323" office:value-type="string" calcext:value-type="string">
            <text:p>ADD 4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4]+8" office:value-type="float" office:value="47" calcext:value-type="float">
            <text:p>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4]+8" office:value-type="float" office:value="40" calcext:value-type="float">
            <text:p>40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43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45]+8" office:value-type="float" office:value="455" calcext:value-type="float">
            <text:p>45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5]+8" office:value-type="float" office:value="448" calcext:value-type="float">
            <text:p>448</text:p>
          </table:table-cell>
          <table:table-cell table:style-name="ce208"/>
          <table:covered-table-cell table:style-name="ce290"/>
          <table:table-cell/>
          <table:table-cell table:formula="of:=[.I45]+8" office:value-type="float" office:value="3751" calcext:value-type="float">
            <text:p>3751</text:p>
          </table:table-cell>
          <table:table-cell table:style-name="ce319" office:value-type="string" calcext:value-type="string">
            <text:p>downto</text:p>
          </table:table-cell>
          <table:table-cell table:formula="of:=[.K45]+8" office:value-type="float" office:value="3744" calcext:value-type="float">
            <text:p>3744</text:p>
          </table:table-cell>
          <table:table-cell/>
          <table:table-cell table:style-name="ce323" office:value-type="string" calcext:value-type="string">
            <text:p>ADD 4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5]+8" office:value-type="float" office:value="39" calcext:value-type="float">
            <text:p>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5]+8" office:value-type="float" office:value="32" calcext:value-type="float">
            <text:p>32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44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46]+8" office:value-type="float" office:value="447" calcext:value-type="float">
            <text:p>44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6]+8" office:value-type="float" office:value="440" calcext:value-type="float">
            <text:p>440</text:p>
          </table:table-cell>
          <table:table-cell table:style-name="ce209" office:value-type="string" calcext:value-type="string">
            <text:p>Velocity down (m/s)</text:p>
          </table:table-cell>
          <table:covered-table-cell table:style-name="ce290"/>
          <table:table-cell/>
          <table:table-cell table:formula="of:=[.I46]+8" office:value-type="float" office:value="3743" calcext:value-type="float">
            <text:p>3743</text:p>
          </table:table-cell>
          <table:table-cell table:style-name="ce319" office:value-type="string" calcext:value-type="string">
            <text:p>downto</text:p>
          </table:table-cell>
          <table:table-cell table:formula="of:=[.K46]+8" office:value-type="float" office:value="3736" calcext:value-type="float">
            <text:p>3736</text:p>
          </table:table-cell>
          <table:table-cell/>
          <table:table-cell table:style-name="ce323" office:value-type="string" calcext:value-type="string">
            <text:p>ADD 4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6]+8" office:value-type="float" office:value="31" calcext:value-type="float">
            <text:p>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6]+8" office:value-type="float" office:value="24" calcext:value-type="float">
            <text:p>24</text:p>
          </table:table-cell>
          <table:table-cell table:style-name="ce244" office:value-type="string" calcext:value-type="string">
            <text:p>Pressure Temp ( DegC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45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47]+8" office:value-type="float" office:value="439" calcext:value-type="float">
            <text:p>43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7]+8" office:value-type="float" office:value="432" calcext:value-type="float">
            <text:p>432</text:p>
          </table:table-cell>
          <table:table-cell table:style-name="ce210"/>
          <table:covered-table-cell table:style-name="ce290"/>
          <table:table-cell/>
          <table:table-cell table:formula="of:=[.I47]+8" office:value-type="float" office:value="3735" calcext:value-type="float">
            <text:p>3735</text:p>
          </table:table-cell>
          <table:table-cell table:style-name="ce319" office:value-type="string" calcext:value-type="string">
            <text:p>downto</text:p>
          </table:table-cell>
          <table:table-cell table:formula="of:=[.K47]+8" office:value-type="float" office:value="3728" calcext:value-type="float">
            <text:p>3728</text:p>
          </table:table-cell>
          <table:table-cell/>
          <table:table-cell table:style-name="ce323" office:value-type="string" calcext:value-type="string">
            <text:p>ADD 4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7]+8" office:value-type="float" office:value="23" calcext:value-type="float">
            <text:p>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7]+8" office:value-type="float" office:value="16" calcext:value-type="float">
            <text:p>16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46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48]+8" office:value-type="float" office:value="431" calcext:value-type="float">
            <text:p>43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8]+8" office:value-type="float" office:value="424" calcext:value-type="float">
            <text:p>424</text:p>
          </table:table-cell>
          <table:table-cell table:style-name="ce210"/>
          <table:covered-table-cell table:style-name="ce290"/>
          <table:table-cell/>
          <table:table-cell table:formula="of:=[.I48]+8" office:value-type="float" office:value="3727" calcext:value-type="float">
            <text:p>3727</text:p>
          </table:table-cell>
          <table:table-cell table:style-name="ce319" office:value-type="string" calcext:value-type="string">
            <text:p>downto</text:p>
          </table:table-cell>
          <table:table-cell table:formula="of:=[.K48]+8" office:value-type="float" office:value="3720" calcext:value-type="float">
            <text:p>3720</text:p>
          </table:table-cell>
          <table:table-cell/>
          <table:table-cell table:style-name="ce323" office:value-type="string" calcext:value-type="string">
            <text:p>ADD 4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8]+8" office:value-type="float" office:value="15" calcext:value-type="float">
            <text:p>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8]+8" office:value-type="float" office:value="8" calcext:value-type="float">
            <text:p>8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47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49]+8" office:value-type="float" office:value="423" calcext:value-type="float">
            <text:p>42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9]+8" office:value-type="float" office:value="416" calcext:value-type="float">
            <text:p>416</text:p>
          </table:table-cell>
          <table:table-cell table:style-name="ce210"/>
          <table:covered-table-cell table:style-name="ce290"/>
          <table:table-cell/>
          <table:table-cell table:formula="of:=[.I49]+8" office:value-type="float" office:value="3719" calcext:value-type="float">
            <text:p>3719</text:p>
          </table:table-cell>
          <table:table-cell table:style-name="ce319" office:value-type="string" calcext:value-type="string">
            <text:p>downto</text:p>
          </table:table-cell>
          <table:table-cell table:formula="of:=[.K49]+8" office:value-type="float" office:value="3712" calcext:value-type="float">
            <text:p>3712</text:p>
          </table:table-cell>
          <table:table-cell/>
          <table:table-cell table:style-name="ce324" office:value-type="string" calcext:value-type="string">
            <text:p>ADD 47</text:p>
          </table:table-cell>
          <table:table-cell table:style-name="ce334" office:value-type="string" calcext:value-type="string">
            <text:p>MOTUS_ACCDATA</text:p>
          </table:table-cell>
          <table:table-cell table:style-name="ce338" office:value-type="float" office:value="7" calcext:value-type="float">
            <text:p>7</text:p>
          </table:table-cell>
          <table:table-cell table:style-name="ce334" office:value-type="string" calcext:value-type="string">
            <text:p>downto</text:p>
          </table:table-cell>
          <table:table-cell table:style-name="ce341" office:value-type="float" office:value="0" calcext:value-type="float">
            <text:p>0</text:p>
          </table:table-cell>
          <table:table-cell table:style-name="ce246"/>
          <table:covered-table-cell table:style-name="ce294"/>
          <table:table-cell table:number-columns-repeated="1005"/>
        </table:table-row>
        <table:table-row table:style-name="ro1">
          <table:table-cell table:style-name="ce2" office:value-type="string" calcext:value-type="string">
            <text:p>ADD 48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50]+8" office:value-type="float" office:value="415" calcext:value-type="float">
            <text:p>41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50]+8" office:value-type="float" office:value="408" calcext:value-type="float">
            <text:p>408</text:p>
          </table:table-cell>
          <table:table-cell table:style-name="ce211" office:value-type="string" calcext:value-type="string">
            <text:p>Body accelerator X (m/s²)</text:p>
          </table:table-cell>
          <table:covered-table-cell table:style-name="ce290"/>
          <table:table-cell/>
          <table:table-cell table:formula="of:=[.I50]+8" office:value-type="float" office:value="3711" calcext:value-type="float">
            <text:p>3711</text:p>
          </table:table-cell>
          <table:table-cell table:style-name="ce319" office:value-type="string" calcext:value-type="string">
            <text:p>downto</text:p>
          </table:table-cell>
          <table:table-cell table:formula="of:=[.K50]+8" office:value-type="float" office:value="3704" calcext:value-type="float">
            <text:p>3704</text:p>
          </table:table-cell>
          <table:table-cell/>
          <table:table-cell table:style-name="ce16" office:value-type="string" calcext:value-type="string">
            <text:p>ADD 48</text:p>
          </table:table-cell>
          <table:table-cell table:style-name="ce58" office:value-type="string" calcext:value-type="string">
            <text:p>AC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DD 49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51]+8" office:value-type="float" office:value="407" calcext:value-type="float">
            <text:p>40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51]+8" office:value-type="float" office:value="400" calcext:value-type="float">
            <text:p>400</text:p>
          </table:table-cell>
          <table:table-cell table:style-name="ce212"/>
          <table:covered-table-cell table:style-name="ce290"/>
          <table:table-cell/>
          <table:table-cell table:formula="of:=[.I51]+8" office:value-type="float" office:value="3703" calcext:value-type="float">
            <text:p>3703</text:p>
          </table:table-cell>
          <table:table-cell table:style-name="ce319" office:value-type="string" calcext:value-type="string">
            <text:p>downto</text:p>
          </table:table-cell>
          <table:table-cell table:formula="of:=[.K51]+8" office:value-type="float" office:value="3696" calcext:value-type="float">
            <text:p>3696</text:p>
          </table:table-cell>
          <table:table-cell/>
          <table:table-cell table:style-name="ce29" office:value-type="string" calcext:value-type="string">
            <text:p>ADD 49</text:p>
          </table:table-cell>
          <table:table-cell table:style-name="ce62" office:value-type="string" calcext:value-type="string">
            <text:p>C2</text:p>
          </table:table-cell>
          <table:table-cell table:style-name="ce110" table:number-columns-repeated="3"/>
          <table:table-cell table:style-name="ce262"/>
          <table:covered-table-cell table:style-name="ce296"/>
          <table:table-cell table:number-columns-repeated="1005"/>
        </table:table-row>
        <table:table-row table:style-name="ro1">
          <table:table-cell table:style-name="ce2" office:value-type="string" calcext:value-type="string">
            <text:p>ADD 50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52]+8" office:value-type="float" office:value="399" calcext:value-type="float">
            <text:p>39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52]+8" office:value-type="float" office:value="392" calcext:value-type="float">
            <text:p>392</text:p>
          </table:table-cell>
          <table:table-cell table:style-name="ce212"/>
          <table:covered-table-cell table:style-name="ce290"/>
          <table:table-cell/>
          <table:table-cell table:formula="of:=[.I52]+8" office:value-type="float" office:value="3695" calcext:value-type="float">
            <text:p>3695</text:p>
          </table:table-cell>
          <table:table-cell table:style-name="ce319" office:value-type="string" calcext:value-type="string">
            <text:p>downto</text:p>
          </table:table-cell>
          <table:table-cell table:formula="of:=[.K52]+8" office:value-type="float" office:value="3688" calcext:value-type="float">
            <text:p>3688</text:p>
          </table:table-cell>
          <table:table-cell/>
          <table:table-cell table:style-name="ce322" office:value-type="string" calcext:value-type="string">
            <text:p>ADD 50</text:p>
          </table:table-cell>
          <table:table-cell table:style-name="ce332" office:value-type="string" calcext:value-type="string">
            <text:p>MOTUS_ACCDATA</text:p>
          </table:table-cell>
          <table:table-cell table:style-name="ce336" table:formula="of:=[.O52]+8" office:value-type="float" office:value="383" calcext:value-type="float">
            <text:p>383</text:p>
          </table:table-cell>
          <table:table-cell table:style-name="ce332" office:value-type="string" calcext:value-type="string">
            <text:p>downto</text:p>
          </table:table-cell>
          <table:table-cell table:style-name="ce339" table:formula="of:=[.Q52]+8" office:value-type="float" office:value="376" calcext:value-type="float">
            <text:p>376</text:p>
          </table:table-cell>
          <table:table-cell table:style-name="ce222" office:value-type="string" calcext:value-type="string">
            <text:p>Accelerometre x (m/s²)</text:p>
          </table:table-cell>
          <table:table-cell table:style-name="ce347" office:value-type="string" calcext:value-type="string" table:number-columns-spanned="1" table:number-rows-spanned="48">
            <text:p>MOTUS RAW SENSORS PACKET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DD 51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53]+8" office:value-type="float" office:value="391" calcext:value-type="float">
            <text:p>39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53]+8" office:value-type="float" office:value="384" calcext:value-type="float">
            <text:p>384</text:p>
          </table:table-cell>
          <table:table-cell table:style-name="ce212"/>
          <table:covered-table-cell table:style-name="ce290"/>
          <table:table-cell/>
          <table:table-cell table:formula="of:=[.I53]+8" office:value-type="float" office:value="3687" calcext:value-type="float">
            <text:p>3687</text:p>
          </table:table-cell>
          <table:table-cell table:style-name="ce319" office:value-type="string" calcext:value-type="string">
            <text:p>downto</text:p>
          </table:table-cell>
          <table:table-cell table:formula="of:=[.K53]+8" office:value-type="float" office:value="3680" calcext:value-type="float">
            <text:p>3680</text:p>
          </table:table-cell>
          <table:table-cell/>
          <table:table-cell table:style-name="ce323" office:value-type="string" calcext:value-type="string">
            <text:p>ADD 5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53]+8" office:value-type="float" office:value="375" calcext:value-type="float">
            <text:p>3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53]+8" office:value-type="float" office:value="368" calcext:value-type="float">
            <text:p>368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52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54]+8" office:value-type="float" office:value="383" calcext:value-type="float">
            <text:p>38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54]+8" office:value-type="float" office:value="376" calcext:value-type="float">
            <text:p>376</text:p>
          </table:table-cell>
          <table:table-cell table:style-name="ce213" office:value-type="string" calcext:value-type="string">
            <text:p>Body accelerator Y (m/s²)</text:p>
          </table:table-cell>
          <table:covered-table-cell table:style-name="ce290"/>
          <table:table-cell/>
          <table:table-cell table:formula="of:=[.I54]+8" office:value-type="float" office:value="3679" calcext:value-type="float">
            <text:p>3679</text:p>
          </table:table-cell>
          <table:table-cell table:style-name="ce319" office:value-type="string" calcext:value-type="string">
            <text:p>downto</text:p>
          </table:table-cell>
          <table:table-cell table:formula="of:=[.K54]+8" office:value-type="float" office:value="3672" calcext:value-type="float">
            <text:p>3672</text:p>
          </table:table-cell>
          <table:table-cell/>
          <table:table-cell table:style-name="ce323" office:value-type="string" calcext:value-type="string">
            <text:p>ADD 5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54]+8" office:value-type="float" office:value="367" calcext:value-type="float">
            <text:p>3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54]+8" office:value-type="float" office:value="360" calcext:value-type="float">
            <text:p>360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53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55]+8" office:value-type="float" office:value="375" calcext:value-type="float">
            <text:p>37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55]+8" office:value-type="float" office:value="368" calcext:value-type="float">
            <text:p>368</text:p>
          </table:table-cell>
          <table:table-cell table:style-name="ce214"/>
          <table:covered-table-cell table:style-name="ce290"/>
          <table:table-cell/>
          <table:table-cell table:formula="of:=[.I55]+8" office:value-type="float" office:value="3671" calcext:value-type="float">
            <text:p>3671</text:p>
          </table:table-cell>
          <table:table-cell table:style-name="ce319" office:value-type="string" calcext:value-type="string">
            <text:p>downto</text:p>
          </table:table-cell>
          <table:table-cell table:formula="of:=[.K55]+8" office:value-type="float" office:value="3664" calcext:value-type="float">
            <text:p>3664</text:p>
          </table:table-cell>
          <table:table-cell/>
          <table:table-cell table:style-name="ce323" office:value-type="string" calcext:value-type="string">
            <text:p>ADD 5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55]+8" office:value-type="float" office:value="359" calcext:value-type="float">
            <text:p>3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55]+8" office:value-type="float" office:value="352" calcext:value-type="float">
            <text:p>352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54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56]+8" office:value-type="float" office:value="367" calcext:value-type="float">
            <text:p>36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56]+8" office:value-type="float" office:value="360" calcext:value-type="float">
            <text:p>360</text:p>
          </table:table-cell>
          <table:table-cell table:style-name="ce214"/>
          <table:covered-table-cell table:style-name="ce290"/>
          <table:table-cell/>
          <table:table-cell table:formula="of:=[.I56]+8" office:value-type="float" office:value="3663" calcext:value-type="float">
            <text:p>3663</text:p>
          </table:table-cell>
          <table:table-cell table:style-name="ce319" office:value-type="string" calcext:value-type="string">
            <text:p>downto</text:p>
          </table:table-cell>
          <table:table-cell table:formula="of:=[.K56]+8" office:value-type="float" office:value="3656" calcext:value-type="float">
            <text:p>3656</text:p>
          </table:table-cell>
          <table:table-cell/>
          <table:table-cell table:style-name="ce323" office:value-type="string" calcext:value-type="string">
            <text:p>ADD 5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56]+8" office:value-type="float" office:value="351" calcext:value-type="float">
            <text:p>3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56]+8" office:value-type="float" office:value="344" calcext:value-type="float">
            <text:p>344</text:p>
          </table:table-cell>
          <table:table-cell table:style-name="ce224" office:value-type="string" calcext:value-type="string">
            <text:p>Accelerometre y (m/s²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55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57]+8" office:value-type="float" office:value="359" calcext:value-type="float">
            <text:p>35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57]+8" office:value-type="float" office:value="352" calcext:value-type="float">
            <text:p>352</text:p>
          </table:table-cell>
          <table:table-cell table:style-name="ce214"/>
          <table:covered-table-cell table:style-name="ce290"/>
          <table:table-cell/>
          <table:table-cell table:formula="of:=[.I57]+8" office:value-type="float" office:value="3655" calcext:value-type="float">
            <text:p>3655</text:p>
          </table:table-cell>
          <table:table-cell table:style-name="ce319" office:value-type="string" calcext:value-type="string">
            <text:p>downto</text:p>
          </table:table-cell>
          <table:table-cell table:formula="of:=[.K57]+8" office:value-type="float" office:value="3648" calcext:value-type="float">
            <text:p>3648</text:p>
          </table:table-cell>
          <table:table-cell/>
          <table:table-cell table:style-name="ce323" office:value-type="string" calcext:value-type="string">
            <text:p>ADD 5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57]+8" office:value-type="float" office:value="343" calcext:value-type="float">
            <text:p>3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57]+8" office:value-type="float" office:value="336" calcext:value-type="float">
            <text:p>336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56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58]+8" office:value-type="float" office:value="351" calcext:value-type="float">
            <text:p>35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58]+8" office:value-type="float" office:value="344" calcext:value-type="float">
            <text:p>344</text:p>
          </table:table-cell>
          <table:table-cell table:style-name="ce199" office:value-type="string" calcext:value-type="string">
            <text:p>Body accelerator Z (m/s²=</text:p>
          </table:table-cell>
          <table:covered-table-cell table:style-name="ce290"/>
          <table:table-cell/>
          <table:table-cell table:formula="of:=[.I58]+8" office:value-type="float" office:value="3647" calcext:value-type="float">
            <text:p>3647</text:p>
          </table:table-cell>
          <table:table-cell table:style-name="ce319" office:value-type="string" calcext:value-type="string">
            <text:p>downto</text:p>
          </table:table-cell>
          <table:table-cell table:formula="of:=[.K58]+8" office:value-type="float" office:value="3640" calcext:value-type="float">
            <text:p>3640</text:p>
          </table:table-cell>
          <table:table-cell/>
          <table:table-cell table:style-name="ce323" office:value-type="string" calcext:value-type="string">
            <text:p>ADD 5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58]+8" office:value-type="float" office:value="335" calcext:value-type="float">
            <text:p>3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58]+8" office:value-type="float" office:value="328" calcext:value-type="float">
            <text:p>328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57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59]+8" office:value-type="float" office:value="343" calcext:value-type="float">
            <text:p>34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59]+8" office:value-type="float" office:value="336" calcext:value-type="float">
            <text:p>336</text:p>
          </table:table-cell>
          <table:table-cell table:style-name="ce200"/>
          <table:covered-table-cell table:style-name="ce290"/>
          <table:table-cell/>
          <table:table-cell table:formula="of:=[.I59]+8" office:value-type="float" office:value="3639" calcext:value-type="float">
            <text:p>3639</text:p>
          </table:table-cell>
          <table:table-cell table:style-name="ce319" office:value-type="string" calcext:value-type="string">
            <text:p>downto</text:p>
          </table:table-cell>
          <table:table-cell table:formula="of:=[.K59]+8" office:value-type="float" office:value="3632" calcext:value-type="float">
            <text:p>3632</text:p>
          </table:table-cell>
          <table:table-cell/>
          <table:table-cell table:style-name="ce323" office:value-type="string" calcext:value-type="string">
            <text:p>ADD 5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59]+8" office:value-type="float" office:value="327" calcext:value-type="float">
            <text:p>3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59]+8" office:value-type="float" office:value="320" calcext:value-type="float">
            <text:p>320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58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60]+8" office:value-type="float" office:value="335" calcext:value-type="float">
            <text:p>33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60]+8" office:value-type="float" office:value="328" calcext:value-type="float">
            <text:p>328</text:p>
          </table:table-cell>
          <table:table-cell table:style-name="ce200"/>
          <table:covered-table-cell table:style-name="ce290"/>
          <table:table-cell/>
          <table:table-cell table:formula="of:=[.I60]+8" office:value-type="float" office:value="3631" calcext:value-type="float">
            <text:p>3631</text:p>
          </table:table-cell>
          <table:table-cell table:style-name="ce319" office:value-type="string" calcext:value-type="string">
            <text:p>downto</text:p>
          </table:table-cell>
          <table:table-cell table:formula="of:=[.K60]+8" office:value-type="float" office:value="3624" calcext:value-type="float">
            <text:p>3624</text:p>
          </table:table-cell>
          <table:table-cell/>
          <table:table-cell table:style-name="ce323" office:value-type="string" calcext:value-type="string">
            <text:p>ADD 5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60]+8" office:value-type="float" office:value="319" calcext:value-type="float">
            <text:p>3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60]+8" office:value-type="float" office:value="312" calcext:value-type="float">
            <text:p>312</text:p>
          </table:table-cell>
          <table:table-cell table:style-name="ce226" office:value-type="string" calcext:value-type="string">
            <text:p>Accelerometre z (m/s²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59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61]+8" office:value-type="float" office:value="327" calcext:value-type="float">
            <text:p>32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61]+8" office:value-type="float" office:value="320" calcext:value-type="float">
            <text:p>320</text:p>
          </table:table-cell>
          <table:table-cell table:style-name="ce200"/>
          <table:covered-table-cell table:style-name="ce290"/>
          <table:table-cell/>
          <table:table-cell table:formula="of:=[.I61]+8" office:value-type="float" office:value="3623" calcext:value-type="float">
            <text:p>3623</text:p>
          </table:table-cell>
          <table:table-cell table:style-name="ce319" office:value-type="string" calcext:value-type="string">
            <text:p>downto</text:p>
          </table:table-cell>
          <table:table-cell table:formula="of:=[.K61]+8" office:value-type="float" office:value="3616" calcext:value-type="float">
            <text:p>3616</text:p>
          </table:table-cell>
          <table:table-cell/>
          <table:table-cell table:style-name="ce323" office:value-type="string" calcext:value-type="string">
            <text:p>ADD 5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61]+8" office:value-type="float" office:value="311" calcext:value-type="float">
            <text:p>3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61]+8" office:value-type="float" office:value="304" calcext:value-type="float">
            <text:p>304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60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62]+8" office:value-type="float" office:value="319" calcext:value-type="float">
            <text:p>31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62]+8" office:value-type="float" office:value="312" calcext:value-type="float">
            <text:p>312</text:p>
          </table:table-cell>
          <table:table-cell table:style-name="ce201" office:value-type="string" calcext:value-type="string">
            <text:p>G force (g)</text:p>
          </table:table-cell>
          <table:covered-table-cell table:style-name="ce290"/>
          <table:table-cell/>
          <table:table-cell table:formula="of:=[.I62]+8" office:value-type="float" office:value="3615" calcext:value-type="float">
            <text:p>3615</text:p>
          </table:table-cell>
          <table:table-cell table:style-name="ce319" office:value-type="string" calcext:value-type="string">
            <text:p>downto</text:p>
          </table:table-cell>
          <table:table-cell table:formula="of:=[.K62]+8" office:value-type="float" office:value="3608" calcext:value-type="float">
            <text:p>3608</text:p>
          </table:table-cell>
          <table:table-cell/>
          <table:table-cell table:style-name="ce323" office:value-type="string" calcext:value-type="string">
            <text:p>ADD 6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62]+8" office:value-type="float" office:value="303" calcext:value-type="float">
            <text:p>3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62]+8" office:value-type="float" office:value="296" calcext:value-type="float">
            <text:p>296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61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63]+8" office:value-type="float" office:value="311" calcext:value-type="float">
            <text:p>31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63]+8" office:value-type="float" office:value="304" calcext:value-type="float">
            <text:p>304</text:p>
          </table:table-cell>
          <table:table-cell table:style-name="ce202"/>
          <table:covered-table-cell table:style-name="ce290"/>
          <table:table-cell/>
          <table:table-cell table:formula="of:=[.I63]+8" office:value-type="float" office:value="3607" calcext:value-type="float">
            <text:p>3607</text:p>
          </table:table-cell>
          <table:table-cell table:style-name="ce319" office:value-type="string" calcext:value-type="string">
            <text:p>downto</text:p>
          </table:table-cell>
          <table:table-cell table:formula="of:=[.K63]+8" office:value-type="float" office:value="3600" calcext:value-type="float">
            <text:p>3600</text:p>
          </table:table-cell>
          <table:table-cell/>
          <table:table-cell table:style-name="ce323" office:value-type="string" calcext:value-type="string">
            <text:p>ADD 6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63]+8" office:value-type="float" office:value="295" calcext:value-type="float">
            <text:p>2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63]+8" office:value-type="float" office:value="288" calcext:value-type="float">
            <text:p>288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62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64]+8" office:value-type="float" office:value="303" calcext:value-type="float">
            <text:p>30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64]+8" office:value-type="float" office:value="296" calcext:value-type="float">
            <text:p>296</text:p>
          </table:table-cell>
          <table:table-cell table:style-name="ce202"/>
          <table:covered-table-cell table:style-name="ce290"/>
          <table:table-cell/>
          <table:table-cell table:formula="of:=[.I64]+8" office:value-type="float" office:value="3599" calcext:value-type="float">
            <text:p>3599</text:p>
          </table:table-cell>
          <table:table-cell table:style-name="ce319" office:value-type="string" calcext:value-type="string">
            <text:p>downto</text:p>
          </table:table-cell>
          <table:table-cell table:formula="of:=[.K64]+8" office:value-type="float" office:value="3592" calcext:value-type="float">
            <text:p>3592</text:p>
          </table:table-cell>
          <table:table-cell/>
          <table:table-cell table:style-name="ce323" office:value-type="string" calcext:value-type="string">
            <text:p>ADD 6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64]+8" office:value-type="float" office:value="287" calcext:value-type="float">
            <text:p>2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64]+8" office:value-type="float" office:value="280" calcext:value-type="float">
            <text:p>280</text:p>
          </table:table-cell>
          <table:table-cell table:style-name="ce228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63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65]+8" office:value-type="float" office:value="295" calcext:value-type="float">
            <text:p>29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65]+8" office:value-type="float" office:value="288" calcext:value-type="float">
            <text:p>288</text:p>
          </table:table-cell>
          <table:table-cell table:style-name="ce202"/>
          <table:covered-table-cell table:style-name="ce290"/>
          <table:table-cell/>
          <table:table-cell table:formula="of:=[.I65]+8" office:value-type="float" office:value="3591" calcext:value-type="float">
            <text:p>3591</text:p>
          </table:table-cell>
          <table:table-cell table:style-name="ce319" office:value-type="string" calcext:value-type="string">
            <text:p>downto</text:p>
          </table:table-cell>
          <table:table-cell table:formula="of:=[.K65]+8" office:value-type="float" office:value="3584" calcext:value-type="float">
            <text:p>3584</text:p>
          </table:table-cell>
          <table:table-cell/>
          <table:table-cell table:style-name="ce323" office:value-type="string" calcext:value-type="string">
            <text:p>ADD 6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65]+8" office:value-type="float" office:value="279" calcext:value-type="float">
            <text:p>2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65]+8" office:value-type="float" office:value="272" calcext:value-type="float">
            <text:p>272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64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66]+8" office:value-type="float" office:value="287" calcext:value-type="float">
            <text:p>28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66]+8" office:value-type="float" office:value="280" calcext:value-type="float">
            <text:p>280</text:p>
          </table:table-cell>
          <table:table-cell table:style-name="ce203" office:value-type="string" calcext:value-type="string">
            <text:p>Roll (Radians)</text:p>
          </table:table-cell>
          <table:covered-table-cell table:style-name="ce290"/>
          <table:table-cell/>
          <table:table-cell table:formula="of:=[.I66]+8" office:value-type="float" office:value="3583" calcext:value-type="float">
            <text:p>3583</text:p>
          </table:table-cell>
          <table:table-cell table:style-name="ce319" office:value-type="string" calcext:value-type="string">
            <text:p>downto</text:p>
          </table:table-cell>
          <table:table-cell table:formula="of:=[.K66]+8" office:value-type="float" office:value="3576" calcext:value-type="float">
            <text:p>3576</text:p>
          </table:table-cell>
          <table:table-cell/>
          <table:table-cell table:style-name="ce323" office:value-type="string" calcext:value-type="string">
            <text:p>ADD 6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66]+8" office:value-type="float" office:value="271" calcext:value-type="float">
            <text:p>2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66]+8" office:value-type="float" office:value="264" calcext:value-type="float">
            <text:p>264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65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67]+8" office:value-type="float" office:value="279" calcext:value-type="float">
            <text:p>27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67]+8" office:value-type="float" office:value="272" calcext:value-type="float">
            <text:p>272</text:p>
          </table:table-cell>
          <table:table-cell table:style-name="ce204"/>
          <table:covered-table-cell table:style-name="ce290"/>
          <table:table-cell/>
          <table:table-cell table:formula="of:=[.I67]+8" office:value-type="float" office:value="3575" calcext:value-type="float">
            <text:p>3575</text:p>
          </table:table-cell>
          <table:table-cell table:style-name="ce319" office:value-type="string" calcext:value-type="string">
            <text:p>downto</text:p>
          </table:table-cell>
          <table:table-cell table:formula="of:=[.K67]+8" office:value-type="float" office:value="3568" calcext:value-type="float">
            <text:p>3568</text:p>
          </table:table-cell>
          <table:table-cell/>
          <table:table-cell table:style-name="ce323" office:value-type="string" calcext:value-type="string">
            <text:p>ADD 6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67]+8" office:value-type="float" office:value="263" calcext:value-type="float">
            <text:p>2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67]+8" office:value-type="float" office:value="256" calcext:value-type="float">
            <text:p>256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66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68]+8" office:value-type="float" office:value="271" calcext:value-type="float">
            <text:p>27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68]+8" office:value-type="float" office:value="264" calcext:value-type="float">
            <text:p>264</text:p>
          </table:table-cell>
          <table:table-cell table:style-name="ce204"/>
          <table:covered-table-cell table:style-name="ce290"/>
          <table:table-cell/>
          <table:table-cell table:formula="of:=[.I68]+8" office:value-type="float" office:value="3567" calcext:value-type="float">
            <text:p>3567</text:p>
          </table:table-cell>
          <table:table-cell table:style-name="ce319" office:value-type="string" calcext:value-type="string">
            <text:p>downto</text:p>
          </table:table-cell>
          <table:table-cell table:formula="of:=[.K68]+8" office:value-type="float" office:value="3560" calcext:value-type="float">
            <text:p>3560</text:p>
          </table:table-cell>
          <table:table-cell/>
          <table:table-cell table:style-name="ce323" office:value-type="string" calcext:value-type="string">
            <text:p>ADD 6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68]+8" office:value-type="float" office:value="255" calcext:value-type="float">
            <text:p>2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68]+8" office:value-type="float" office:value="248" calcext:value-type="float">
            <text:p>248</text:p>
          </table:table-cell>
          <table:table-cell table:style-name="ce230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67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69]+8" office:value-type="float" office:value="263" calcext:value-type="float">
            <text:p>26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69]+8" office:value-type="float" office:value="256" calcext:value-type="float">
            <text:p>256</text:p>
          </table:table-cell>
          <table:table-cell table:style-name="ce204"/>
          <table:covered-table-cell table:style-name="ce290"/>
          <table:table-cell/>
          <table:table-cell table:formula="of:=[.I69]+8" office:value-type="float" office:value="3559" calcext:value-type="float">
            <text:p>3559</text:p>
          </table:table-cell>
          <table:table-cell table:style-name="ce319" office:value-type="string" calcext:value-type="string">
            <text:p>downto</text:p>
          </table:table-cell>
          <table:table-cell table:formula="of:=[.K69]+8" office:value-type="float" office:value="3552" calcext:value-type="float">
            <text:p>3552</text:p>
          </table:table-cell>
          <table:table-cell/>
          <table:table-cell table:style-name="ce323" office:value-type="string" calcext:value-type="string">
            <text:p>ADD 6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69]+8" office:value-type="float" office:value="247" calcext:value-type="float">
            <text:p>2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69]+8" office:value-type="float" office:value="240" calcext:value-type="float">
            <text:p>240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68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70]+8" office:value-type="float" office:value="255" calcext:value-type="float">
            <text:p>25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70]+8" office:value-type="float" office:value="248" calcext:value-type="float">
            <text:p>248</text:p>
          </table:table-cell>
          <table:table-cell table:style-name="ce205" office:value-type="string" calcext:value-type="string">
            <text:p>Pitch (Radians)</text:p>
          </table:table-cell>
          <table:covered-table-cell table:style-name="ce290"/>
          <table:table-cell/>
          <table:table-cell table:formula="of:=[.I70]+8" office:value-type="float" office:value="3551" calcext:value-type="float">
            <text:p>3551</text:p>
          </table:table-cell>
          <table:table-cell table:style-name="ce319" office:value-type="string" calcext:value-type="string">
            <text:p>downto</text:p>
          </table:table-cell>
          <table:table-cell table:formula="of:=[.K70]+8" office:value-type="float" office:value="3544" calcext:value-type="float">
            <text:p>3544</text:p>
          </table:table-cell>
          <table:table-cell/>
          <table:table-cell table:style-name="ce323" office:value-type="string" calcext:value-type="string">
            <text:p>ADD 6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70]+8" office:value-type="float" office:value="239" calcext:value-type="float">
            <text:p>2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70]+8" office:value-type="float" office:value="232" calcext:value-type="float">
            <text:p>232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69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71]+8" office:value-type="float" office:value="247" calcext:value-type="float">
            <text:p>24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71]+8" office:value-type="float" office:value="240" calcext:value-type="float">
            <text:p>240</text:p>
          </table:table-cell>
          <table:table-cell table:style-name="ce206"/>
          <table:covered-table-cell table:style-name="ce290"/>
          <table:table-cell/>
          <table:table-cell table:formula="of:=[.I71]+8" office:value-type="float" office:value="3543" calcext:value-type="float">
            <text:p>3543</text:p>
          </table:table-cell>
          <table:table-cell table:style-name="ce319" office:value-type="string" calcext:value-type="string">
            <text:p>downto</text:p>
          </table:table-cell>
          <table:table-cell table:formula="of:=[.K71]+8" office:value-type="float" office:value="3536" calcext:value-type="float">
            <text:p>3536</text:p>
          </table:table-cell>
          <table:table-cell/>
          <table:table-cell table:style-name="ce323" office:value-type="string" calcext:value-type="string">
            <text:p>ADD 6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71]+8" office:value-type="float" office:value="231" calcext:value-type="float">
            <text:p>2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71]+8" office:value-type="float" office:value="224" calcext:value-type="float">
            <text:p>224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70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72]+8" office:value-type="float" office:value="239" calcext:value-type="float">
            <text:p>23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72]+8" office:value-type="float" office:value="232" calcext:value-type="float">
            <text:p>232</text:p>
          </table:table-cell>
          <table:table-cell table:style-name="ce206"/>
          <table:covered-table-cell table:style-name="ce290"/>
          <table:table-cell/>
          <table:table-cell table:formula="of:=[.I72]+8" office:value-type="float" office:value="3535" calcext:value-type="float">
            <text:p>3535</text:p>
          </table:table-cell>
          <table:table-cell table:style-name="ce319" office:value-type="string" calcext:value-type="string">
            <text:p>downto</text:p>
          </table:table-cell>
          <table:table-cell table:formula="of:=[.K72]+8" office:value-type="float" office:value="3528" calcext:value-type="float">
            <text:p>3528</text:p>
          </table:table-cell>
          <table:table-cell/>
          <table:table-cell table:style-name="ce323" office:value-type="string" calcext:value-type="string">
            <text:p>ADD 7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72]+8" office:value-type="float" office:value="223" calcext:value-type="float">
            <text:p>2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72]+8" office:value-type="float" office:value="216" calcext:value-type="float">
            <text:p>216</text:p>
          </table:table-cell>
          <table:table-cell table:style-name="ce232" office:value-type="string" calcext:value-type="string">
            <text:p>Gyroscope Z (Rad/s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71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73]+8" office:value-type="float" office:value="231" calcext:value-type="float">
            <text:p>23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73]+8" office:value-type="float" office:value="224" calcext:value-type="float">
            <text:p>224</text:p>
          </table:table-cell>
          <table:table-cell table:style-name="ce206"/>
          <table:covered-table-cell table:style-name="ce290"/>
          <table:table-cell/>
          <table:table-cell table:formula="of:=[.I73]+8" office:value-type="float" office:value="3527" calcext:value-type="float">
            <text:p>3527</text:p>
          </table:table-cell>
          <table:table-cell table:style-name="ce319" office:value-type="string" calcext:value-type="string">
            <text:p>downto</text:p>
          </table:table-cell>
          <table:table-cell table:formula="of:=[.K73]+8" office:value-type="float" office:value="3520" calcext:value-type="float">
            <text:p>3520</text:p>
          </table:table-cell>
          <table:table-cell/>
          <table:table-cell table:style-name="ce323" office:value-type="string" calcext:value-type="string">
            <text:p>ADD 7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73]+8" office:value-type="float" office:value="215" calcext:value-type="float">
            <text:p>2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73]+8" office:value-type="float" office:value="208" calcext:value-type="float">
            <text:p>208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72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74]+8" office:value-type="float" office:value="223" calcext:value-type="float">
            <text:p>22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74]+8" office:value-type="float" office:value="216" calcext:value-type="float">
            <text:p>216</text:p>
          </table:table-cell>
          <table:table-cell table:style-name="ce207" office:value-type="string" calcext:value-type="string">
            <text:p>Heading (Radians)</text:p>
          </table:table-cell>
          <table:covered-table-cell table:style-name="ce290"/>
          <table:table-cell/>
          <table:table-cell table:formula="of:=[.I74]+8" office:value-type="float" office:value="3519" calcext:value-type="float">
            <text:p>3519</text:p>
          </table:table-cell>
          <table:table-cell table:style-name="ce319" office:value-type="string" calcext:value-type="string">
            <text:p>downto</text:p>
          </table:table-cell>
          <table:table-cell table:formula="of:=[.K74]+8" office:value-type="float" office:value="3512" calcext:value-type="float">
            <text:p>3512</text:p>
          </table:table-cell>
          <table:table-cell/>
          <table:table-cell table:style-name="ce323" office:value-type="string" calcext:value-type="string">
            <text:p>ADD 7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74]+8" office:value-type="float" office:value="207" calcext:value-type="float">
            <text:p>20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74]+8" office:value-type="float" office:value="200" calcext:value-type="float">
            <text:p>200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73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75]+8" office:value-type="float" office:value="215" calcext:value-type="float">
            <text:p>21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75]+8" office:value-type="float" office:value="208" calcext:value-type="float">
            <text:p>208</text:p>
          </table:table-cell>
          <table:table-cell table:style-name="ce208"/>
          <table:covered-table-cell table:style-name="ce290"/>
          <table:table-cell/>
          <table:table-cell table:formula="of:=[.I75]+8" office:value-type="float" office:value="3511" calcext:value-type="float">
            <text:p>3511</text:p>
          </table:table-cell>
          <table:table-cell table:style-name="ce319" office:value-type="string" calcext:value-type="string">
            <text:p>downto</text:p>
          </table:table-cell>
          <table:table-cell table:formula="of:=[.K75]+8" office:value-type="float" office:value="3504" calcext:value-type="float">
            <text:p>3504</text:p>
          </table:table-cell>
          <table:table-cell/>
          <table:table-cell table:style-name="ce323" office:value-type="string" calcext:value-type="string">
            <text:p>ADD 7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75]+8" office:value-type="float" office:value="199" calcext:value-type="float">
            <text:p>19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75]+8" office:value-type="float" office:value="192" calcext:value-type="float">
            <text:p>192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74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76]+8" office:value-type="float" office:value="207" calcext:value-type="float">
            <text:p>20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76]+8" office:value-type="float" office:value="200" calcext:value-type="float">
            <text:p>200</text:p>
          </table:table-cell>
          <table:table-cell table:style-name="ce208"/>
          <table:covered-table-cell table:style-name="ce290"/>
          <table:table-cell/>
          <table:table-cell table:formula="of:=[.I76]+8" office:value-type="float" office:value="3503" calcext:value-type="float">
            <text:p>3503</text:p>
          </table:table-cell>
          <table:table-cell table:style-name="ce319" office:value-type="string" calcext:value-type="string">
            <text:p>downto</text:p>
          </table:table-cell>
          <table:table-cell table:formula="of:=[.K76]+8" office:value-type="float" office:value="3496" calcext:value-type="float">
            <text:p>3496</text:p>
          </table:table-cell>
          <table:table-cell/>
          <table:table-cell table:style-name="ce323" office:value-type="string" calcext:value-type="string">
            <text:p>ADD 7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76]+8" office:value-type="float" office:value="191" calcext:value-type="float">
            <text:p>19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76]+8" office:value-type="float" office:value="184" calcext:value-type="float">
            <text:p>184</text:p>
          </table:table-cell>
          <table:table-cell table:style-name="ce234" office:value-type="string" calcext:value-type="string">
            <text:p>Magnetometre X (mG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75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77]+8" office:value-type="float" office:value="199" calcext:value-type="float">
            <text:p>19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77]+8" office:value-type="float" office:value="192" calcext:value-type="float">
            <text:p>192</text:p>
          </table:table-cell>
          <table:table-cell table:style-name="ce208"/>
          <table:covered-table-cell table:style-name="ce290"/>
          <table:table-cell/>
          <table:table-cell table:formula="of:=[.I77]+8" office:value-type="float" office:value="3495" calcext:value-type="float">
            <text:p>3495</text:p>
          </table:table-cell>
          <table:table-cell table:style-name="ce319" office:value-type="string" calcext:value-type="string">
            <text:p>downto</text:p>
          </table:table-cell>
          <table:table-cell table:formula="of:=[.K77]+8" office:value-type="float" office:value="3488" calcext:value-type="float">
            <text:p>3488</text:p>
          </table:table-cell>
          <table:table-cell/>
          <table:table-cell table:style-name="ce323" office:value-type="string" calcext:value-type="string">
            <text:p>ADD 7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77]+8" office:value-type="float" office:value="183" calcext:value-type="float">
            <text:p>18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77]+8" office:value-type="float" office:value="176" calcext:value-type="float">
            <text:p>176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76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78]+8" office:value-type="float" office:value="191" calcext:value-type="float">
            <text:p>19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78]+8" office:value-type="float" office:value="184" calcext:value-type="float">
            <text:p>184</text:p>
          </table:table-cell>
          <table:table-cell table:style-name="ce209" office:value-type="string" calcext:value-type="string">
            <text:p>Angular velocity X (Rad/s)</text:p>
          </table:table-cell>
          <table:covered-table-cell table:style-name="ce290"/>
          <table:table-cell/>
          <table:table-cell table:formula="of:=[.I78]+8" office:value-type="float" office:value="3487" calcext:value-type="float">
            <text:p>3487</text:p>
          </table:table-cell>
          <table:table-cell table:style-name="ce319" office:value-type="string" calcext:value-type="string">
            <text:p>downto</text:p>
          </table:table-cell>
          <table:table-cell table:formula="of:=[.K78]+8" office:value-type="float" office:value="3480" calcext:value-type="float">
            <text:p>3480</text:p>
          </table:table-cell>
          <table:table-cell/>
          <table:table-cell table:style-name="ce323" office:value-type="string" calcext:value-type="string">
            <text:p>ADD 7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78]+8" office:value-type="float" office:value="175" calcext:value-type="float">
            <text:p>1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78]+8" office:value-type="float" office:value="168" calcext:value-type="float">
            <text:p>168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77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79]+8" office:value-type="float" office:value="183" calcext:value-type="float">
            <text:p>18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79]+8" office:value-type="float" office:value="176" calcext:value-type="float">
            <text:p>176</text:p>
          </table:table-cell>
          <table:table-cell table:style-name="ce210"/>
          <table:covered-table-cell table:style-name="ce290"/>
          <table:table-cell/>
          <table:table-cell table:formula="of:=[.I79]+8" office:value-type="float" office:value="3479" calcext:value-type="float">
            <text:p>3479</text:p>
          </table:table-cell>
          <table:table-cell table:style-name="ce319" office:value-type="string" calcext:value-type="string">
            <text:p>downto</text:p>
          </table:table-cell>
          <table:table-cell table:formula="of:=[.K79]+8" office:value-type="float" office:value="3472" calcext:value-type="float">
            <text:p>3472</text:p>
          </table:table-cell>
          <table:table-cell/>
          <table:table-cell table:style-name="ce323" office:value-type="string" calcext:value-type="string">
            <text:p>ADD 7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79]+8" office:value-type="float" office:value="167" calcext:value-type="float">
            <text:p>1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79]+8" office:value-type="float" office:value="160" calcext:value-type="float">
            <text:p>160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78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80]+8" office:value-type="float" office:value="175" calcext:value-type="float">
            <text:p>17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80]+8" office:value-type="float" office:value="168" calcext:value-type="float">
            <text:p>168</text:p>
          </table:table-cell>
          <table:table-cell table:style-name="ce210"/>
          <table:covered-table-cell table:style-name="ce290"/>
          <table:table-cell/>
          <table:table-cell table:formula="of:=[.I80]+8" office:value-type="float" office:value="3471" calcext:value-type="float">
            <text:p>3471</text:p>
          </table:table-cell>
          <table:table-cell table:style-name="ce319" office:value-type="string" calcext:value-type="string">
            <text:p>downto</text:p>
          </table:table-cell>
          <table:table-cell table:formula="of:=[.K80]+8" office:value-type="float" office:value="3464" calcext:value-type="float">
            <text:p>3464</text:p>
          </table:table-cell>
          <table:table-cell/>
          <table:table-cell table:style-name="ce323" office:value-type="string" calcext:value-type="string">
            <text:p>ADD 7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80]+8" office:value-type="float" office:value="159" calcext:value-type="float">
            <text:p>1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80]+8" office:value-type="float" office:value="152" calcext:value-type="float">
            <text:p>152</text:p>
          </table:table-cell>
          <table:table-cell table:style-name="ce236" office:value-type="string" calcext:value-type="string">
            <text:p>Magnetoscope Y (mG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79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81]+8" office:value-type="float" office:value="167" calcext:value-type="float">
            <text:p>16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81]+8" office:value-type="float" office:value="160" calcext:value-type="float">
            <text:p>160</text:p>
          </table:table-cell>
          <table:table-cell table:style-name="ce210"/>
          <table:covered-table-cell table:style-name="ce290"/>
          <table:table-cell/>
          <table:table-cell table:formula="of:=[.I81]+8" office:value-type="float" office:value="3463" calcext:value-type="float">
            <text:p>3463</text:p>
          </table:table-cell>
          <table:table-cell table:style-name="ce319" office:value-type="string" calcext:value-type="string">
            <text:p>downto</text:p>
          </table:table-cell>
          <table:table-cell table:formula="of:=[.K81]+8" office:value-type="float" office:value="3456" calcext:value-type="float">
            <text:p>3456</text:p>
          </table:table-cell>
          <table:table-cell/>
          <table:table-cell table:style-name="ce323" office:value-type="string" calcext:value-type="string">
            <text:p>ADD 7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81]+8" office:value-type="float" office:value="151" calcext:value-type="float">
            <text:p>1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81]+8" office:value-type="float" office:value="144" calcext:value-type="float">
            <text:p>144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80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82]+8" office:value-type="float" office:value="159" calcext:value-type="float">
            <text:p>15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82]+8" office:value-type="float" office:value="152" calcext:value-type="float">
            <text:p>152</text:p>
          </table:table-cell>
          <table:table-cell table:style-name="ce211" office:value-type="string" calcext:value-type="string">
            <text:p>Angular velocity Y (Rad/s)</text:p>
          </table:table-cell>
          <table:covered-table-cell table:style-name="ce290"/>
          <table:table-cell/>
          <table:table-cell table:formula="of:=[.I82]+8" office:value-type="float" office:value="3455" calcext:value-type="float">
            <text:p>3455</text:p>
          </table:table-cell>
          <table:table-cell table:style-name="ce319" office:value-type="string" calcext:value-type="string">
            <text:p>downto</text:p>
          </table:table-cell>
          <table:table-cell table:formula="of:=[.K82]+8" office:value-type="float" office:value="3448" calcext:value-type="float">
            <text:p>3448</text:p>
          </table:table-cell>
          <table:table-cell/>
          <table:table-cell table:style-name="ce323" office:value-type="string" calcext:value-type="string">
            <text:p>ADD 8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82]+8" office:value-type="float" office:value="143" calcext:value-type="float">
            <text:p>1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82]+8" office:value-type="float" office:value="136" calcext:value-type="float">
            <text:p>136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81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83]+8" office:value-type="float" office:value="151" calcext:value-type="float">
            <text:p>15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83]+8" office:value-type="float" office:value="144" calcext:value-type="float">
            <text:p>144</text:p>
          </table:table-cell>
          <table:table-cell table:style-name="ce212"/>
          <table:covered-table-cell table:style-name="ce290"/>
          <table:table-cell/>
          <table:table-cell table:formula="of:=[.I83]+8" office:value-type="float" office:value="3447" calcext:value-type="float">
            <text:p>3447</text:p>
          </table:table-cell>
          <table:table-cell table:style-name="ce319" office:value-type="string" calcext:value-type="string">
            <text:p>downto</text:p>
          </table:table-cell>
          <table:table-cell table:formula="of:=[.K83]+8" office:value-type="float" office:value="3440" calcext:value-type="float">
            <text:p>3440</text:p>
          </table:table-cell>
          <table:table-cell/>
          <table:table-cell table:style-name="ce323" office:value-type="string" calcext:value-type="string">
            <text:p>ADD 8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83]+8" office:value-type="float" office:value="135" calcext:value-type="float">
            <text:p>1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83]+8" office:value-type="float" office:value="128" calcext:value-type="float">
            <text:p>128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82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84]+8" office:value-type="float" office:value="143" calcext:value-type="float">
            <text:p>14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84]+8" office:value-type="float" office:value="136" calcext:value-type="float">
            <text:p>136</text:p>
          </table:table-cell>
          <table:table-cell table:style-name="ce212"/>
          <table:covered-table-cell table:style-name="ce290"/>
          <table:table-cell/>
          <table:table-cell table:formula="of:=[.I84]+8" office:value-type="float" office:value="3439" calcext:value-type="float">
            <text:p>3439</text:p>
          </table:table-cell>
          <table:table-cell table:style-name="ce319" office:value-type="string" calcext:value-type="string">
            <text:p>downto</text:p>
          </table:table-cell>
          <table:table-cell table:formula="of:=[.K84]+8" office:value-type="float" office:value="3432" calcext:value-type="float">
            <text:p>3432</text:p>
          </table:table-cell>
          <table:table-cell/>
          <table:table-cell table:style-name="ce323" office:value-type="string" calcext:value-type="string">
            <text:p>ADD 8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84]+8" office:value-type="float" office:value="127" calcext:value-type="float">
            <text:p>1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84]+8" office:value-type="float" office:value="120" calcext:value-type="float">
            <text:p>120</text:p>
          </table:table-cell>
          <table:table-cell table:style-name="ce238" office:value-type="string" calcext:value-type="string">
            <text:p>Magnetometre Z(mG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83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85]+8" office:value-type="float" office:value="135" calcext:value-type="float">
            <text:p>13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85]+8" office:value-type="float" office:value="128" calcext:value-type="float">
            <text:p>128</text:p>
          </table:table-cell>
          <table:table-cell table:style-name="ce212"/>
          <table:covered-table-cell table:style-name="ce290"/>
          <table:table-cell/>
          <table:table-cell table:formula="of:=[.I85]+8" office:value-type="float" office:value="3431" calcext:value-type="float">
            <text:p>3431</text:p>
          </table:table-cell>
          <table:table-cell table:style-name="ce319" office:value-type="string" calcext:value-type="string">
            <text:p>downto</text:p>
          </table:table-cell>
          <table:table-cell table:formula="of:=[.K85]+8" office:value-type="float" office:value="3424" calcext:value-type="float">
            <text:p>3424</text:p>
          </table:table-cell>
          <table:table-cell/>
          <table:table-cell table:style-name="ce323" office:value-type="string" calcext:value-type="string">
            <text:p>ADD 8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85]+8" office:value-type="float" office:value="119" calcext:value-type="float">
            <text:p>1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85]+8" office:value-type="float" office:value="112" calcext:value-type="float">
            <text:p>112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84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86]+8" office:value-type="float" office:value="127" calcext:value-type="float">
            <text:p>12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86]+8" office:value-type="float" office:value="120" calcext:value-type="float">
            <text:p>120</text:p>
          </table:table-cell>
          <table:table-cell table:style-name="ce213" office:value-type="string" calcext:value-type="string">
            <text:p>Angular velocity Z (Rad/s)</text:p>
          </table:table-cell>
          <table:covered-table-cell table:style-name="ce290"/>
          <table:table-cell/>
          <table:table-cell table:formula="of:=[.I86]+8" office:value-type="float" office:value="3423" calcext:value-type="float">
            <text:p>3423</text:p>
          </table:table-cell>
          <table:table-cell table:style-name="ce319" office:value-type="string" calcext:value-type="string">
            <text:p>downto</text:p>
          </table:table-cell>
          <table:table-cell table:formula="of:=[.K86]+8" office:value-type="float" office:value="3416" calcext:value-type="float">
            <text:p>3416</text:p>
          </table:table-cell>
          <table:table-cell/>
          <table:table-cell table:style-name="ce323" office:value-type="string" calcext:value-type="string">
            <text:p>ADD 8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86]+8" office:value-type="float" office:value="111" calcext:value-type="float">
            <text:p>1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86]+8" office:value-type="float" office:value="104" calcext:value-type="float">
            <text:p>104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85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87]+8" office:value-type="float" office:value="119" calcext:value-type="float">
            <text:p>11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87]+8" office:value-type="float" office:value="112" calcext:value-type="float">
            <text:p>112</text:p>
          </table:table-cell>
          <table:table-cell table:style-name="ce214"/>
          <table:covered-table-cell table:style-name="ce290"/>
          <table:table-cell/>
          <table:table-cell table:formula="of:=[.I87]+8" office:value-type="float" office:value="3415" calcext:value-type="float">
            <text:p>3415</text:p>
          </table:table-cell>
          <table:table-cell table:style-name="ce319" office:value-type="string" calcext:value-type="string">
            <text:p>downto</text:p>
          </table:table-cell>
          <table:table-cell table:formula="of:=[.K87]+8" office:value-type="float" office:value="3408" calcext:value-type="float">
            <text:p>3408</text:p>
          </table:table-cell>
          <table:table-cell/>
          <table:table-cell table:style-name="ce323" office:value-type="string" calcext:value-type="string">
            <text:p>ADD 8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87]+8" office:value-type="float" office:value="103" calcext:value-type="float">
            <text:p>1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87]+8" office:value-type="float" office:value="96" calcext:value-type="float">
            <text:p>96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86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88]+8" office:value-type="float" office:value="111" calcext:value-type="float">
            <text:p>11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88]+8" office:value-type="float" office:value="104" calcext:value-type="float">
            <text:p>104</text:p>
          </table:table-cell>
          <table:table-cell table:style-name="ce214"/>
          <table:covered-table-cell table:style-name="ce290"/>
          <table:table-cell/>
          <table:table-cell table:formula="of:=[.I88]+8" office:value-type="float" office:value="3407" calcext:value-type="float">
            <text:p>3407</text:p>
          </table:table-cell>
          <table:table-cell table:style-name="ce319" office:value-type="string" calcext:value-type="string">
            <text:p>downto</text:p>
          </table:table-cell>
          <table:table-cell table:formula="of:=[.K88]+8" office:value-type="float" office:value="3400" calcext:value-type="float">
            <text:p>3400</text:p>
          </table:table-cell>
          <table:table-cell/>
          <table:table-cell table:style-name="ce323" office:value-type="string" calcext:value-type="string">
            <text:p>ADD 8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88]+8" office:value-type="float" office:value="95" calcext:value-type="float">
            <text:p>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88]+8" office:value-type="float" office:value="88" calcext:value-type="float">
            <text:p>88</text:p>
          </table:table-cell>
          <table:table-cell table:style-name="ce240" office:value-type="string" calcext:value-type="string">
            <text:p>IMU Temperature (degC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87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89]+8" office:value-type="float" office:value="103" calcext:value-type="float">
            <text:p>10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89]+8" office:value-type="float" office:value="96" calcext:value-type="float">
            <text:p>96</text:p>
          </table:table-cell>
          <table:table-cell table:style-name="ce214"/>
          <table:covered-table-cell table:style-name="ce290"/>
          <table:table-cell/>
          <table:table-cell table:formula="of:=[.I89]+8" office:value-type="float" office:value="3399" calcext:value-type="float">
            <text:p>3399</text:p>
          </table:table-cell>
          <table:table-cell table:style-name="ce319" office:value-type="string" calcext:value-type="string">
            <text:p>downto</text:p>
          </table:table-cell>
          <table:table-cell table:formula="of:=[.K89]+8" office:value-type="float" office:value="3392" calcext:value-type="float">
            <text:p>3392</text:p>
          </table:table-cell>
          <table:table-cell/>
          <table:table-cell table:style-name="ce323" office:value-type="string" calcext:value-type="string">
            <text:p>ADD 8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89]+8" office:value-type="float" office:value="87" calcext:value-type="float">
            <text:p>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89]+8" office:value-type="float" office:value="80" calcext:value-type="float">
            <text:p>80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88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90]+8" office:value-type="float" office:value="95" calcext:value-type="float">
            <text:p>9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90]+8" office:value-type="float" office:value="88" calcext:value-type="float">
            <text:p>88</text:p>
          </table:table-cell>
          <table:table-cell table:style-name="ce215" office:value-type="string" calcext:value-type="string">
            <text:p>Latitude standard Devaition (m)</text:p>
          </table:table-cell>
          <table:covered-table-cell table:style-name="ce290"/>
          <table:table-cell/>
          <table:table-cell table:formula="of:=[.I90]+8" office:value-type="float" office:value="3391" calcext:value-type="float">
            <text:p>3391</text:p>
          </table:table-cell>
          <table:table-cell table:style-name="ce319" office:value-type="string" calcext:value-type="string">
            <text:p>downto</text:p>
          </table:table-cell>
          <table:table-cell table:formula="of:=[.K90]+8" office:value-type="float" office:value="3384" calcext:value-type="float">
            <text:p>3384</text:p>
          </table:table-cell>
          <table:table-cell/>
          <table:table-cell table:style-name="ce323" office:value-type="string" calcext:value-type="string">
            <text:p>ADD 8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90]+8" office:value-type="float" office:value="79" calcext:value-type="float">
            <text:p>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90]+8" office:value-type="float" office:value="72" calcext:value-type="float">
            <text:p>72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89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91]+8" office:value-type="float" office:value="87" calcext:value-type="float">
            <text:p>8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91]+8" office:value-type="float" office:value="80" calcext:value-type="float">
            <text:p>80</text:p>
          </table:table-cell>
          <table:table-cell table:style-name="ce216"/>
          <table:covered-table-cell table:style-name="ce290"/>
          <table:table-cell/>
          <table:table-cell table:formula="of:=[.I91]+8" office:value-type="float" office:value="3383" calcext:value-type="float">
            <text:p>3383</text:p>
          </table:table-cell>
          <table:table-cell table:style-name="ce319" office:value-type="string" calcext:value-type="string">
            <text:p>downto</text:p>
          </table:table-cell>
          <table:table-cell table:formula="of:=[.K91]+8" office:value-type="float" office:value="3376" calcext:value-type="float">
            <text:p>3376</text:p>
          </table:table-cell>
          <table:table-cell/>
          <table:table-cell table:style-name="ce323" office:value-type="string" calcext:value-type="string">
            <text:p>ADD 8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91]+8" office:value-type="float" office:value="71" calcext:value-type="float">
            <text:p>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91]+8" office:value-type="float" office:value="64" calcext:value-type="float">
            <text:p>64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90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92]+8" office:value-type="float" office:value="79" calcext:value-type="float">
            <text:p>7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92]+8" office:value-type="float" office:value="72" calcext:value-type="float">
            <text:p>72</text:p>
          </table:table-cell>
          <table:table-cell table:style-name="ce216"/>
          <table:covered-table-cell table:style-name="ce290"/>
          <table:table-cell/>
          <table:table-cell table:formula="of:=[.I92]+8" office:value-type="float" office:value="3375" calcext:value-type="float">
            <text:p>3375</text:p>
          </table:table-cell>
          <table:table-cell table:style-name="ce319" office:value-type="string" calcext:value-type="string">
            <text:p>downto</text:p>
          </table:table-cell>
          <table:table-cell table:formula="of:=[.K92]+8" office:value-type="float" office:value="3368" calcext:value-type="float">
            <text:p>3368</text:p>
          </table:table-cell>
          <table:table-cell/>
          <table:table-cell table:style-name="ce323" office:value-type="string" calcext:value-type="string">
            <text:p>ADD 9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92]+8" office:value-type="float" office:value="63" calcext:value-type="float">
            <text:p>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92]+8" office:value-type="float" office:value="56" calcext:value-type="float">
            <text:p>56</text:p>
          </table:table-cell>
          <table:table-cell table:style-name="ce242" office:value-type="string" calcext:value-type="string">
            <text:p>Pressure (Pa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91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93]+8" office:value-type="float" office:value="71" calcext:value-type="float">
            <text:p>7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93]+8" office:value-type="float" office:value="64" calcext:value-type="float">
            <text:p>64</text:p>
          </table:table-cell>
          <table:table-cell table:style-name="ce216"/>
          <table:covered-table-cell table:style-name="ce290"/>
          <table:table-cell/>
          <table:table-cell table:formula="of:=[.I93]+8" office:value-type="float" office:value="3367" calcext:value-type="float">
            <text:p>3367</text:p>
          </table:table-cell>
          <table:table-cell table:style-name="ce319" office:value-type="string" calcext:value-type="string">
            <text:p>downto</text:p>
          </table:table-cell>
          <table:table-cell table:formula="of:=[.K93]+8" office:value-type="float" office:value="3360" calcext:value-type="float">
            <text:p>3360</text:p>
          </table:table-cell>
          <table:table-cell/>
          <table:table-cell table:style-name="ce323" office:value-type="string" calcext:value-type="string">
            <text:p>ADD 9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93]+8" office:value-type="float" office:value="55" calcext:value-type="float">
            <text:p>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93]+8" office:value-type="float" office:value="48" calcext:value-type="float">
            <text:p>48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92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94]+8" office:value-type="float" office:value="63" calcext:value-type="float">
            <text:p>6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94]+8" office:value-type="float" office:value="56" calcext:value-type="float">
            <text:p>56</text:p>
          </table:table-cell>
          <table:table-cell table:style-name="ce217" office:value-type="string" calcext:value-type="string">
            <text:p>Longitude standard deviation (m)</text:p>
          </table:table-cell>
          <table:covered-table-cell table:style-name="ce290"/>
          <table:table-cell/>
          <table:table-cell table:formula="of:=[.I94]+8" office:value-type="float" office:value="3359" calcext:value-type="float">
            <text:p>3359</text:p>
          </table:table-cell>
          <table:table-cell table:style-name="ce319" office:value-type="string" calcext:value-type="string">
            <text:p>downto</text:p>
          </table:table-cell>
          <table:table-cell table:formula="of:=[.K94]+8" office:value-type="float" office:value="3352" calcext:value-type="float">
            <text:p>3352</text:p>
          </table:table-cell>
          <table:table-cell/>
          <table:table-cell table:style-name="ce323" office:value-type="string" calcext:value-type="string">
            <text:p>ADD 9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94]+8" office:value-type="float" office:value="47" calcext:value-type="float">
            <text:p>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94]+8" office:value-type="float" office:value="40" calcext:value-type="float">
            <text:p>40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93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95]+8" office:value-type="float" office:value="55" calcext:value-type="float">
            <text:p>5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95]+8" office:value-type="float" office:value="48" calcext:value-type="float">
            <text:p>48</text:p>
          </table:table-cell>
          <table:table-cell table:style-name="ce218"/>
          <table:covered-table-cell table:style-name="ce290"/>
          <table:table-cell/>
          <table:table-cell table:formula="of:=[.I95]+8" office:value-type="float" office:value="3351" calcext:value-type="float">
            <text:p>3351</text:p>
          </table:table-cell>
          <table:table-cell table:style-name="ce319" office:value-type="string" calcext:value-type="string">
            <text:p>downto</text:p>
          </table:table-cell>
          <table:table-cell table:formula="of:=[.K95]+8" office:value-type="float" office:value="3344" calcext:value-type="float">
            <text:p>3344</text:p>
          </table:table-cell>
          <table:table-cell/>
          <table:table-cell table:style-name="ce323" office:value-type="string" calcext:value-type="string">
            <text:p>ADD 9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95]+8" office:value-type="float" office:value="39" calcext:value-type="float">
            <text:p>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95]+8" office:value-type="float" office:value="32" calcext:value-type="float">
            <text:p>32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94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96]+8" office:value-type="float" office:value="47" calcext:value-type="float">
            <text:p>4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96]+8" office:value-type="float" office:value="40" calcext:value-type="float">
            <text:p>40</text:p>
          </table:table-cell>
          <table:table-cell table:style-name="ce218"/>
          <table:covered-table-cell table:style-name="ce290"/>
          <table:table-cell/>
          <table:table-cell table:formula="of:=[.I96]+8" office:value-type="float" office:value="3343" calcext:value-type="float">
            <text:p>3343</text:p>
          </table:table-cell>
          <table:table-cell table:style-name="ce319" office:value-type="string" calcext:value-type="string">
            <text:p>downto</text:p>
          </table:table-cell>
          <table:table-cell table:formula="of:=[.K96]+8" office:value-type="float" office:value="3336" calcext:value-type="float">
            <text:p>3336</text:p>
          </table:table-cell>
          <table:table-cell/>
          <table:table-cell table:style-name="ce323" office:value-type="string" calcext:value-type="string">
            <text:p>ADD 9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96]+8" office:value-type="float" office:value="31" calcext:value-type="float">
            <text:p>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96]+8" office:value-type="float" office:value="24" calcext:value-type="float">
            <text:p>24</text:p>
          </table:table-cell>
          <table:table-cell table:style-name="ce244" office:value-type="string" calcext:value-type="string">
            <text:p>Pressure Temp ( DegC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95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97]+8" office:value-type="float" office:value="39" calcext:value-type="float">
            <text:p>3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97]+8" office:value-type="float" office:value="32" calcext:value-type="float">
            <text:p>32</text:p>
          </table:table-cell>
          <table:table-cell table:style-name="ce218"/>
          <table:covered-table-cell table:style-name="ce290"/>
          <table:table-cell/>
          <table:table-cell table:formula="of:=[.I97]+8" office:value-type="float" office:value="3335" calcext:value-type="float">
            <text:p>3335</text:p>
          </table:table-cell>
          <table:table-cell table:style-name="ce319" office:value-type="string" calcext:value-type="string">
            <text:p>downto</text:p>
          </table:table-cell>
          <table:table-cell table:formula="of:=[.K97]+8" office:value-type="float" office:value="3328" calcext:value-type="float">
            <text:p>3328</text:p>
          </table:table-cell>
          <table:table-cell/>
          <table:table-cell table:style-name="ce323" office:value-type="string" calcext:value-type="string">
            <text:p>ADD 9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97]+8" office:value-type="float" office:value="23" calcext:value-type="float">
            <text:p>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97]+8" office:value-type="float" office:value="16" calcext:value-type="float">
            <text:p>16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96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98]+8" office:value-type="float" office:value="31" calcext:value-type="float">
            <text:p>3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98]+8" office:value-type="float" office:value="24" calcext:value-type="float">
            <text:p>24</text:p>
          </table:table-cell>
          <table:table-cell table:style-name="ce219" office:value-type="string" calcext:value-type="string">
            <text:p>Height standard deviation (m)</text:p>
          </table:table-cell>
          <table:covered-table-cell table:style-name="ce290"/>
          <table:table-cell/>
          <table:table-cell table:formula="of:=[.I98]+8" office:value-type="float" office:value="3327" calcext:value-type="float">
            <text:p>3327</text:p>
          </table:table-cell>
          <table:table-cell table:style-name="ce319" office:value-type="string" calcext:value-type="string">
            <text:p>downto</text:p>
          </table:table-cell>
          <table:table-cell table:formula="of:=[.K98]+8" office:value-type="float" office:value="3320" calcext:value-type="float">
            <text:p>3320</text:p>
          </table:table-cell>
          <table:table-cell/>
          <table:table-cell table:style-name="ce323" office:value-type="string" calcext:value-type="string">
            <text:p>ADD 9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98]+8" office:value-type="float" office:value="15" calcext:value-type="float">
            <text:p>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98]+8" office:value-type="float" office:value="8" calcext:value-type="float">
            <text:p>8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97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99]+8" office:value-type="float" office:value="23" calcext:value-type="float">
            <text:p>2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99]+8" office:value-type="float" office:value="16" calcext:value-type="float">
            <text:p>16</text:p>
          </table:table-cell>
          <table:table-cell table:style-name="ce220"/>
          <table:covered-table-cell table:style-name="ce290"/>
          <table:table-cell/>
          <table:table-cell table:formula="of:=[.I99]+8" office:value-type="float" office:value="3319" calcext:value-type="float">
            <text:p>3319</text:p>
          </table:table-cell>
          <table:table-cell table:style-name="ce319" office:value-type="string" calcext:value-type="string">
            <text:p>downto</text:p>
          </table:table-cell>
          <table:table-cell table:formula="of:=[.K99]+8" office:value-type="float" office:value="3312" calcext:value-type="float">
            <text:p>3312</text:p>
          </table:table-cell>
          <table:table-cell/>
          <table:table-cell table:style-name="ce324" office:value-type="string" calcext:value-type="string">
            <text:p>ADD 97</text:p>
          </table:table-cell>
          <table:table-cell table:style-name="ce334" office:value-type="string" calcext:value-type="string">
            <text:p>MOTUS_ACCDATA</text:p>
          </table:table-cell>
          <table:table-cell table:style-name="ce338" office:value-type="float" office:value="7" calcext:value-type="float">
            <text:p>7</text:p>
          </table:table-cell>
          <table:table-cell table:style-name="ce334" office:value-type="string" calcext:value-type="string">
            <text:p>downto</text:p>
          </table:table-cell>
          <table:table-cell table:style-name="ce341" office:value-type="float" office:value="0" calcext:value-type="float">
            <text:p>0</text:p>
          </table:table-cell>
          <table:table-cell table:style-name="ce246"/>
          <table:covered-table-cell table:style-name="ce294"/>
          <table:table-cell table:number-columns-repeated="1005"/>
        </table:table-row>
        <table:table-row table:style-name="ro1">
          <table:table-cell table:style-name="ce2" office:value-type="string" calcext:value-type="string">
            <text:p>ADD 98</text:p>
          </table:table-cell>
          <table:table-cell table:style-name="ce44" office:value-type="string" calcext:value-type="string">
            <text:p>Spatial: i_system_packet_data</text:p>
          </table:table-cell>
          <table:table-cell table:style-name="ce91" table:formula="of:=[.C100]+8" office:value-type="float" office:value="15" calcext:value-type="float">
            <text:p>1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100]+8" office:value-type="float" office:value="8" calcext:value-type="float">
            <text:p>8</text:p>
          </table:table-cell>
          <table:table-cell table:style-name="ce220"/>
          <table:covered-table-cell table:style-name="ce290"/>
          <table:table-cell/>
          <table:table-cell table:formula="of:=[.I100]+8" office:value-type="float" office:value="3311" calcext:value-type="float">
            <text:p>3311</text:p>
          </table:table-cell>
          <table:table-cell table:style-name="ce319" office:value-type="string" calcext:value-type="string">
            <text:p>downto</text:p>
          </table:table-cell>
          <table:table-cell table:formula="of:=[.K100]+8" office:value-type="float" office:value="3304" calcext:value-type="float">
            <text:p>3304</text:p>
          </table:table-cell>
          <table:table-cell/>
          <table:table-cell table:style-name="ce16" office:value-type="string" calcext:value-type="string">
            <text:p>ADD 98</text:p>
          </table:table-cell>
          <table:table-cell table:style-name="ce58" office:value-type="string" calcext:value-type="string">
            <text:p>AC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ADD 99</text:p>
          </table:table-cell>
          <table:table-cell table:style-name="ce45" office:value-type="string" calcext:value-type="string">
            <text:p>Spatial: i_system_packet_data</text:p>
          </table:table-cell>
          <table:table-cell table:style-name="ce92" office:value-type="float" office:value="7" calcext:value-type="float">
            <text:p>7</text:p>
          </table:table-cell>
          <table:table-cell table:style-name="ce45" office:value-type="string" calcext:value-type="string">
            <text:p>downto</text:p>
          </table:table-cell>
          <table:table-cell table:style-name="ce152" office:value-type="float" office:value="0" calcext:value-type="float">
            <text:p>0</text:p>
          </table:table-cell>
          <table:table-cell table:style-name="ce221"/>
          <table:covered-table-cell table:style-name="ce291"/>
          <table:table-cell/>
          <table:table-cell table:formula="of:=[.I101]+8" office:value-type="float" office:value="3303" calcext:value-type="float">
            <text:p>3303</text:p>
          </table:table-cell>
          <table:table-cell table:style-name="ce319" office:value-type="string" calcext:value-type="string">
            <text:p>downto</text:p>
          </table:table-cell>
          <table:table-cell table:formula="of:=[.K101]+8" office:value-type="float" office:value="3296" calcext:value-type="float">
            <text:p>3296</text:p>
          </table:table-cell>
          <table:table-cell/>
          <table:table-cell table:style-name="ce29" office:value-type="string" calcext:value-type="string">
            <text:p>ADD 99</text:p>
          </table:table-cell>
          <table:table-cell table:style-name="ce62" office:value-type="string" calcext:value-type="string">
            <text:p>C3</text:p>
          </table:table-cell>
          <table:table-cell table:style-name="ce110" table:number-columns-repeated="3"/>
          <table:table-cell table:style-name="ce262"/>
          <table:covered-table-cell table:style-name="ce296"/>
          <table:table-cell table:number-columns-repeated="1005"/>
        </table:table-row>
        <table:table-row table:style-name="ro1">
          <table:table-cell table:style-name="ce4" office:value-type="string" calcext:value-type="string">
            <text:p>ADD 100</text:p>
          </table:table-cell>
          <table:table-cell table:style-name="ce46" office:value-type="string" calcext:value-type="string">
            <text:p>Spatial: i_raw_packet_data</text:p>
          </table:table-cell>
          <table:table-cell table:style-name="ce93" table:formula="of:=[.C102]+8" office:value-type="float" office:value="383" calcext:value-type="float">
            <text:p>383</text:p>
          </table:table-cell>
          <table:table-cell table:style-name="ce46" office:value-type="string" calcext:value-type="string">
            <text:p>downto</text:p>
          </table:table-cell>
          <table:table-cell table:style-name="ce153" table:formula="of:=[.E102]+8" office:value-type="float" office:value="376" calcext:value-type="float">
            <text:p>376</text:p>
          </table:table-cell>
          <table:table-cell table:style-name="ce222" office:value-type="string" calcext:value-type="string">
            <text:p>Accelerometre x (m/s²)</text:p>
          </table:table-cell>
          <table:table-cell table:style-name="ce292" office:value-type="string" calcext:value-type="string" table:number-columns-spanned="1" table:number-rows-spanned="48">
            <text:p>RAW SENSORS PACKET</text:p>
          </table:table-cell>
          <table:table-cell/>
          <table:table-cell table:formula="of:=[.I102]+8" office:value-type="float" office:value="3295" calcext:value-type="float">
            <text:p>3295</text:p>
          </table:table-cell>
          <table:table-cell table:style-name="ce319" office:value-type="string" calcext:value-type="string">
            <text:p>downto</text:p>
          </table:table-cell>
          <table:table-cell table:formula="of:=[.K102]+8" office:value-type="float" office:value="3288" calcext:value-type="float">
            <text:p>3288</text:p>
          </table:table-cell>
          <table:table-cell/>
          <table:table-cell table:style-name="ce322" office:value-type="string" calcext:value-type="string">
            <text:p>ADD 100</text:p>
          </table:table-cell>
          <table:table-cell table:style-name="ce332" office:value-type="string" calcext:value-type="string">
            <text:p>MOTUS_ACCDATA</text:p>
          </table:table-cell>
          <table:table-cell table:style-name="ce336" table:formula="of:=[.O102]+8" office:value-type="float" office:value="383" calcext:value-type="float">
            <text:p>383</text:p>
          </table:table-cell>
          <table:table-cell table:style-name="ce332" office:value-type="string" calcext:value-type="string">
            <text:p>downto</text:p>
          </table:table-cell>
          <table:table-cell table:style-name="ce339" table:formula="of:=[.Q102]+8" office:value-type="float" office:value="376" calcext:value-type="float">
            <text:p>376</text:p>
          </table:table-cell>
          <table:table-cell table:style-name="ce222" office:value-type="string" calcext:value-type="string">
            <text:p>Accelerometre x (m/s²)</text:p>
          </table:table-cell>
          <table:table-cell table:style-name="ce347" office:value-type="string" calcext:value-type="string" table:number-columns-spanned="1" table:number-rows-spanned="48">
            <text:p>MOTUS RAW SENSORS PACKET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ADD 101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03]+8" office:value-type="float" office:value="375" calcext:value-type="float">
            <text:p>375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03]+8" office:value-type="float" office:value="368" calcext:value-type="float">
            <text:p>368</text:p>
          </table:table-cell>
          <table:table-cell table:style-name="ce223"/>
          <table:covered-table-cell table:style-name="ce293"/>
          <table:table-cell/>
          <table:table-cell table:formula="of:=[.I103]+8" office:value-type="float" office:value="3287" calcext:value-type="float">
            <text:p>3287</text:p>
          </table:table-cell>
          <table:table-cell table:style-name="ce319" office:value-type="string" calcext:value-type="string">
            <text:p>downto</text:p>
          </table:table-cell>
          <table:table-cell table:formula="of:=[.K103]+8" office:value-type="float" office:value="3280" calcext:value-type="float">
            <text:p>3280</text:p>
          </table:table-cell>
          <table:table-cell/>
          <table:table-cell table:style-name="ce323" office:value-type="string" calcext:value-type="string">
            <text:p>ADD 10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03]+8" office:value-type="float" office:value="375" calcext:value-type="float">
            <text:p>3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03]+8" office:value-type="float" office:value="368" calcext:value-type="float">
            <text:p>368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02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04]+8" office:value-type="float" office:value="367" calcext:value-type="float">
            <text:p>367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04]+8" office:value-type="float" office:value="360" calcext:value-type="float">
            <text:p>360</text:p>
          </table:table-cell>
          <table:table-cell table:style-name="ce223"/>
          <table:covered-table-cell table:style-name="ce293"/>
          <table:table-cell/>
          <table:table-cell table:formula="of:=[.I104]+8" office:value-type="float" office:value="3279" calcext:value-type="float">
            <text:p>3279</text:p>
          </table:table-cell>
          <table:table-cell table:style-name="ce319" office:value-type="string" calcext:value-type="string">
            <text:p>downto</text:p>
          </table:table-cell>
          <table:table-cell table:formula="of:=[.K104]+8" office:value-type="float" office:value="3272" calcext:value-type="float">
            <text:p>3272</text:p>
          </table:table-cell>
          <table:table-cell/>
          <table:table-cell table:style-name="ce323" office:value-type="string" calcext:value-type="string">
            <text:p>ADD 10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04]+8" office:value-type="float" office:value="367" calcext:value-type="float">
            <text:p>3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04]+8" office:value-type="float" office:value="360" calcext:value-type="float">
            <text:p>360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03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05]+8" office:value-type="float" office:value="359" calcext:value-type="float">
            <text:p>359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05]+8" office:value-type="float" office:value="352" calcext:value-type="float">
            <text:p>352</text:p>
          </table:table-cell>
          <table:table-cell table:style-name="ce223"/>
          <table:covered-table-cell table:style-name="ce293"/>
          <table:table-cell/>
          <table:table-cell table:formula="of:=[.I105]+8" office:value-type="float" office:value="3271" calcext:value-type="float">
            <text:p>3271</text:p>
          </table:table-cell>
          <table:table-cell table:style-name="ce319" office:value-type="string" calcext:value-type="string">
            <text:p>downto</text:p>
          </table:table-cell>
          <table:table-cell table:formula="of:=[.K105]+8" office:value-type="float" office:value="3264" calcext:value-type="float">
            <text:p>3264</text:p>
          </table:table-cell>
          <table:table-cell/>
          <table:table-cell table:style-name="ce323" office:value-type="string" calcext:value-type="string">
            <text:p>ADD 10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05]+8" office:value-type="float" office:value="359" calcext:value-type="float">
            <text:p>3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05]+8" office:value-type="float" office:value="352" calcext:value-type="float">
            <text:p>352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04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06]+8" office:value-type="float" office:value="351" calcext:value-type="float">
            <text:p>351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06]+8" office:value-type="float" office:value="344" calcext:value-type="float">
            <text:p>344</text:p>
          </table:table-cell>
          <table:table-cell table:style-name="ce224" office:value-type="string" calcext:value-type="string">
            <text:p>Accelerometre y (m/s²)</text:p>
          </table:table-cell>
          <table:covered-table-cell table:style-name="ce293"/>
          <table:table-cell/>
          <table:table-cell table:formula="of:=[.I106]+8" office:value-type="float" office:value="3263" calcext:value-type="float">
            <text:p>3263</text:p>
          </table:table-cell>
          <table:table-cell table:style-name="ce319" office:value-type="string" calcext:value-type="string">
            <text:p>downto</text:p>
          </table:table-cell>
          <table:table-cell table:formula="of:=[.K106]+8" office:value-type="float" office:value="3256" calcext:value-type="float">
            <text:p>3256</text:p>
          </table:table-cell>
          <table:table-cell/>
          <table:table-cell table:style-name="ce323" office:value-type="string" calcext:value-type="string">
            <text:p>ADD 10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06]+8" office:value-type="float" office:value="351" calcext:value-type="float">
            <text:p>3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06]+8" office:value-type="float" office:value="344" calcext:value-type="float">
            <text:p>344</text:p>
          </table:table-cell>
          <table:table-cell table:style-name="ce224" office:value-type="string" calcext:value-type="string">
            <text:p>Accelerometre y (m/s²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05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07]+8" office:value-type="float" office:value="343" calcext:value-type="float">
            <text:p>343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07]+8" office:value-type="float" office:value="336" calcext:value-type="float">
            <text:p>336</text:p>
          </table:table-cell>
          <table:table-cell table:style-name="ce225"/>
          <table:covered-table-cell table:style-name="ce293"/>
          <table:table-cell/>
          <table:table-cell table:formula="of:=[.I107]+8" office:value-type="float" office:value="3255" calcext:value-type="float">
            <text:p>3255</text:p>
          </table:table-cell>
          <table:table-cell table:style-name="ce319" office:value-type="string" calcext:value-type="string">
            <text:p>downto</text:p>
          </table:table-cell>
          <table:table-cell table:formula="of:=[.K107]+8" office:value-type="float" office:value="3248" calcext:value-type="float">
            <text:p>3248</text:p>
          </table:table-cell>
          <table:table-cell/>
          <table:table-cell table:style-name="ce323" office:value-type="string" calcext:value-type="string">
            <text:p>ADD 10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07]+8" office:value-type="float" office:value="343" calcext:value-type="float">
            <text:p>3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07]+8" office:value-type="float" office:value="336" calcext:value-type="float">
            <text:p>336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06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08]+8" office:value-type="float" office:value="335" calcext:value-type="float">
            <text:p>335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08]+8" office:value-type="float" office:value="328" calcext:value-type="float">
            <text:p>328</text:p>
          </table:table-cell>
          <table:table-cell table:style-name="ce225"/>
          <table:covered-table-cell table:style-name="ce293"/>
          <table:table-cell/>
          <table:table-cell table:formula="of:=[.I108]+8" office:value-type="float" office:value="3247" calcext:value-type="float">
            <text:p>3247</text:p>
          </table:table-cell>
          <table:table-cell table:style-name="ce319" office:value-type="string" calcext:value-type="string">
            <text:p>downto</text:p>
          </table:table-cell>
          <table:table-cell table:formula="of:=[.K108]+8" office:value-type="float" office:value="3240" calcext:value-type="float">
            <text:p>3240</text:p>
          </table:table-cell>
          <table:table-cell/>
          <table:table-cell table:style-name="ce323" office:value-type="string" calcext:value-type="string">
            <text:p>ADD 10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08]+8" office:value-type="float" office:value="335" calcext:value-type="float">
            <text:p>3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08]+8" office:value-type="float" office:value="328" calcext:value-type="float">
            <text:p>328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07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09]+8" office:value-type="float" office:value="327" calcext:value-type="float">
            <text:p>327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09]+8" office:value-type="float" office:value="320" calcext:value-type="float">
            <text:p>320</text:p>
          </table:table-cell>
          <table:table-cell table:style-name="ce225"/>
          <table:covered-table-cell table:style-name="ce293"/>
          <table:table-cell/>
          <table:table-cell table:formula="of:=[.I109]+8" office:value-type="float" office:value="3239" calcext:value-type="float">
            <text:p>3239</text:p>
          </table:table-cell>
          <table:table-cell table:style-name="ce319" office:value-type="string" calcext:value-type="string">
            <text:p>downto</text:p>
          </table:table-cell>
          <table:table-cell table:formula="of:=[.K109]+8" office:value-type="float" office:value="3232" calcext:value-type="float">
            <text:p>3232</text:p>
          </table:table-cell>
          <table:table-cell/>
          <table:table-cell table:style-name="ce323" office:value-type="string" calcext:value-type="string">
            <text:p>ADD 10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09]+8" office:value-type="float" office:value="327" calcext:value-type="float">
            <text:p>3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09]+8" office:value-type="float" office:value="320" calcext:value-type="float">
            <text:p>320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08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10]+8" office:value-type="float" office:value="319" calcext:value-type="float">
            <text:p>319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10]+8" office:value-type="float" office:value="312" calcext:value-type="float">
            <text:p>312</text:p>
          </table:table-cell>
          <table:table-cell table:style-name="ce226" office:value-type="string" calcext:value-type="string">
            <text:p>Accelerometre z (m/s²)</text:p>
          </table:table-cell>
          <table:covered-table-cell table:style-name="ce293"/>
          <table:table-cell/>
          <table:table-cell table:formula="of:=[.I110]+8" office:value-type="float" office:value="3231" calcext:value-type="float">
            <text:p>3231</text:p>
          </table:table-cell>
          <table:table-cell table:style-name="ce319" office:value-type="string" calcext:value-type="string">
            <text:p>downto</text:p>
          </table:table-cell>
          <table:table-cell table:formula="of:=[.K110]+8" office:value-type="float" office:value="3224" calcext:value-type="float">
            <text:p>3224</text:p>
          </table:table-cell>
          <table:table-cell/>
          <table:table-cell table:style-name="ce323" office:value-type="string" calcext:value-type="string">
            <text:p>ADD 10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10]+8" office:value-type="float" office:value="319" calcext:value-type="float">
            <text:p>3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10]+8" office:value-type="float" office:value="312" calcext:value-type="float">
            <text:p>312</text:p>
          </table:table-cell>
          <table:table-cell table:style-name="ce226" office:value-type="string" calcext:value-type="string">
            <text:p>Accelerometre z (m/s²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09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11]+8" office:value-type="float" office:value="311" calcext:value-type="float">
            <text:p>311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11]+8" office:value-type="float" office:value="304" calcext:value-type="float">
            <text:p>304</text:p>
          </table:table-cell>
          <table:table-cell table:style-name="ce227"/>
          <table:covered-table-cell table:style-name="ce293"/>
          <table:table-cell/>
          <table:table-cell table:formula="of:=[.I111]+8" office:value-type="float" office:value="3223" calcext:value-type="float">
            <text:p>3223</text:p>
          </table:table-cell>
          <table:table-cell table:style-name="ce319" office:value-type="string" calcext:value-type="string">
            <text:p>downto</text:p>
          </table:table-cell>
          <table:table-cell table:formula="of:=[.K111]+8" office:value-type="float" office:value="3216" calcext:value-type="float">
            <text:p>3216</text:p>
          </table:table-cell>
          <table:table-cell/>
          <table:table-cell table:style-name="ce323" office:value-type="string" calcext:value-type="string">
            <text:p>ADD 10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11]+8" office:value-type="float" office:value="311" calcext:value-type="float">
            <text:p>3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11]+8" office:value-type="float" office:value="304" calcext:value-type="float">
            <text:p>304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10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12]+8" office:value-type="float" office:value="303" calcext:value-type="float">
            <text:p>303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12]+8" office:value-type="float" office:value="296" calcext:value-type="float">
            <text:p>296</text:p>
          </table:table-cell>
          <table:table-cell table:style-name="ce227"/>
          <table:covered-table-cell table:style-name="ce293"/>
          <table:table-cell/>
          <table:table-cell table:formula="of:=[.I112]+8" office:value-type="float" office:value="3215" calcext:value-type="float">
            <text:p>3215</text:p>
          </table:table-cell>
          <table:table-cell table:style-name="ce319" office:value-type="string" calcext:value-type="string">
            <text:p>downto</text:p>
          </table:table-cell>
          <table:table-cell table:formula="of:=[.K112]+8" office:value-type="float" office:value="3208" calcext:value-type="float">
            <text:p>3208</text:p>
          </table:table-cell>
          <table:table-cell/>
          <table:table-cell table:style-name="ce323" office:value-type="string" calcext:value-type="string">
            <text:p>ADD 11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12]+8" office:value-type="float" office:value="303" calcext:value-type="float">
            <text:p>3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12]+8" office:value-type="float" office:value="296" calcext:value-type="float">
            <text:p>296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11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13]+8" office:value-type="float" office:value="295" calcext:value-type="float">
            <text:p>295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13]+8" office:value-type="float" office:value="288" calcext:value-type="float">
            <text:p>288</text:p>
          </table:table-cell>
          <table:table-cell table:style-name="ce227"/>
          <table:covered-table-cell table:style-name="ce293"/>
          <table:table-cell/>
          <table:table-cell table:formula="of:=[.I113]+8" office:value-type="float" office:value="3207" calcext:value-type="float">
            <text:p>3207</text:p>
          </table:table-cell>
          <table:table-cell table:style-name="ce319" office:value-type="string" calcext:value-type="string">
            <text:p>downto</text:p>
          </table:table-cell>
          <table:table-cell table:formula="of:=[.K113]+8" office:value-type="float" office:value="3200" calcext:value-type="float">
            <text:p>3200</text:p>
          </table:table-cell>
          <table:table-cell/>
          <table:table-cell table:style-name="ce323" office:value-type="string" calcext:value-type="string">
            <text:p>ADD 11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13]+8" office:value-type="float" office:value="295" calcext:value-type="float">
            <text:p>2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13]+8" office:value-type="float" office:value="288" calcext:value-type="float">
            <text:p>288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12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14]+8" office:value-type="float" office:value="287" calcext:value-type="float">
            <text:p>287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14]+8" office:value-type="float" office:value="280" calcext:value-type="float">
            <text:p>280</text:p>
          </table:table-cell>
          <table:table-cell table:style-name="ce228" office:value-type="string" calcext:value-type="string">
            <text:p>Gyroscope X (Rad/s)</text:p>
          </table:table-cell>
          <table:covered-table-cell table:style-name="ce293"/>
          <table:table-cell/>
          <table:table-cell table:formula="of:=[.I114]+8" office:value-type="float" office:value="3199" calcext:value-type="float">
            <text:p>3199</text:p>
          </table:table-cell>
          <table:table-cell table:style-name="ce319" office:value-type="string" calcext:value-type="string">
            <text:p>downto</text:p>
          </table:table-cell>
          <table:table-cell table:formula="of:=[.K114]+8" office:value-type="float" office:value="3192" calcext:value-type="float">
            <text:p>3192</text:p>
          </table:table-cell>
          <table:table-cell/>
          <table:table-cell table:style-name="ce323" office:value-type="string" calcext:value-type="string">
            <text:p>ADD 11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14]+8" office:value-type="float" office:value="287" calcext:value-type="float">
            <text:p>2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14]+8" office:value-type="float" office:value="280" calcext:value-type="float">
            <text:p>280</text:p>
          </table:table-cell>
          <table:table-cell table:style-name="ce228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13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15]+8" office:value-type="float" office:value="279" calcext:value-type="float">
            <text:p>279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15]+8" office:value-type="float" office:value="272" calcext:value-type="float">
            <text:p>272</text:p>
          </table:table-cell>
          <table:table-cell table:style-name="ce229"/>
          <table:covered-table-cell table:style-name="ce293"/>
          <table:table-cell/>
          <table:table-cell table:formula="of:=[.I115]+8" office:value-type="float" office:value="3191" calcext:value-type="float">
            <text:p>3191</text:p>
          </table:table-cell>
          <table:table-cell table:style-name="ce319" office:value-type="string" calcext:value-type="string">
            <text:p>downto</text:p>
          </table:table-cell>
          <table:table-cell table:formula="of:=[.K115]+8" office:value-type="float" office:value="3184" calcext:value-type="float">
            <text:p>3184</text:p>
          </table:table-cell>
          <table:table-cell/>
          <table:table-cell table:style-name="ce323" office:value-type="string" calcext:value-type="string">
            <text:p>ADD 11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15]+8" office:value-type="float" office:value="279" calcext:value-type="float">
            <text:p>2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15]+8" office:value-type="float" office:value="272" calcext:value-type="float">
            <text:p>272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14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16]+8" office:value-type="float" office:value="271" calcext:value-type="float">
            <text:p>271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16]+8" office:value-type="float" office:value="264" calcext:value-type="float">
            <text:p>264</text:p>
          </table:table-cell>
          <table:table-cell table:style-name="ce229"/>
          <table:covered-table-cell table:style-name="ce293"/>
          <table:table-cell/>
          <table:table-cell table:formula="of:=[.I116]+8" office:value-type="float" office:value="3183" calcext:value-type="float">
            <text:p>3183</text:p>
          </table:table-cell>
          <table:table-cell table:style-name="ce319" office:value-type="string" calcext:value-type="string">
            <text:p>downto</text:p>
          </table:table-cell>
          <table:table-cell table:formula="of:=[.K116]+8" office:value-type="float" office:value="3176" calcext:value-type="float">
            <text:p>3176</text:p>
          </table:table-cell>
          <table:table-cell/>
          <table:table-cell table:style-name="ce323" office:value-type="string" calcext:value-type="string">
            <text:p>ADD 11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16]+8" office:value-type="float" office:value="271" calcext:value-type="float">
            <text:p>2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16]+8" office:value-type="float" office:value="264" calcext:value-type="float">
            <text:p>264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15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17]+8" office:value-type="float" office:value="263" calcext:value-type="float">
            <text:p>263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17]+8" office:value-type="float" office:value="256" calcext:value-type="float">
            <text:p>256</text:p>
          </table:table-cell>
          <table:table-cell table:style-name="ce229"/>
          <table:covered-table-cell table:style-name="ce293"/>
          <table:table-cell/>
          <table:table-cell table:formula="of:=[.I117]+8" office:value-type="float" office:value="3175" calcext:value-type="float">
            <text:p>3175</text:p>
          </table:table-cell>
          <table:table-cell table:style-name="ce319" office:value-type="string" calcext:value-type="string">
            <text:p>downto</text:p>
          </table:table-cell>
          <table:table-cell table:formula="of:=[.K117]+8" office:value-type="float" office:value="3168" calcext:value-type="float">
            <text:p>3168</text:p>
          </table:table-cell>
          <table:table-cell/>
          <table:table-cell table:style-name="ce323" office:value-type="string" calcext:value-type="string">
            <text:p>ADD 11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17]+8" office:value-type="float" office:value="263" calcext:value-type="float">
            <text:p>2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17]+8" office:value-type="float" office:value="256" calcext:value-type="float">
            <text:p>256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16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18]+8" office:value-type="float" office:value="255" calcext:value-type="float">
            <text:p>255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18]+8" office:value-type="float" office:value="248" calcext:value-type="float">
            <text:p>248</text:p>
          </table:table-cell>
          <table:table-cell table:style-name="ce230" office:value-type="string" calcext:value-type="string">
            <text:p>Gyroscope X (Rad/s)</text:p>
          </table:table-cell>
          <table:covered-table-cell table:style-name="ce293"/>
          <table:table-cell/>
          <table:table-cell table:formula="of:=[.I118]+8" office:value-type="float" office:value="3167" calcext:value-type="float">
            <text:p>3167</text:p>
          </table:table-cell>
          <table:table-cell table:style-name="ce319" office:value-type="string" calcext:value-type="string">
            <text:p>downto</text:p>
          </table:table-cell>
          <table:table-cell table:formula="of:=[.K118]+8" office:value-type="float" office:value="3160" calcext:value-type="float">
            <text:p>3160</text:p>
          </table:table-cell>
          <table:table-cell/>
          <table:table-cell table:style-name="ce323" office:value-type="string" calcext:value-type="string">
            <text:p>ADD 11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18]+8" office:value-type="float" office:value="255" calcext:value-type="float">
            <text:p>2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18]+8" office:value-type="float" office:value="248" calcext:value-type="float">
            <text:p>248</text:p>
          </table:table-cell>
          <table:table-cell table:style-name="ce230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17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19]+8" office:value-type="float" office:value="247" calcext:value-type="float">
            <text:p>247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19]+8" office:value-type="float" office:value="240" calcext:value-type="float">
            <text:p>240</text:p>
          </table:table-cell>
          <table:table-cell table:style-name="ce231"/>
          <table:covered-table-cell table:style-name="ce293"/>
          <table:table-cell/>
          <table:table-cell table:formula="of:=[.I119]+8" office:value-type="float" office:value="3159" calcext:value-type="float">
            <text:p>3159</text:p>
          </table:table-cell>
          <table:table-cell table:style-name="ce319" office:value-type="string" calcext:value-type="string">
            <text:p>downto</text:p>
          </table:table-cell>
          <table:table-cell table:formula="of:=[.K119]+8" office:value-type="float" office:value="3152" calcext:value-type="float">
            <text:p>3152</text:p>
          </table:table-cell>
          <table:table-cell/>
          <table:table-cell table:style-name="ce323" office:value-type="string" calcext:value-type="string">
            <text:p>ADD 11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19]+8" office:value-type="float" office:value="247" calcext:value-type="float">
            <text:p>2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19]+8" office:value-type="float" office:value="240" calcext:value-type="float">
            <text:p>240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18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20]+8" office:value-type="float" office:value="239" calcext:value-type="float">
            <text:p>239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20]+8" office:value-type="float" office:value="232" calcext:value-type="float">
            <text:p>232</text:p>
          </table:table-cell>
          <table:table-cell table:style-name="ce231"/>
          <table:covered-table-cell table:style-name="ce293"/>
          <table:table-cell/>
          <table:table-cell table:formula="of:=[.I120]+8" office:value-type="float" office:value="3151" calcext:value-type="float">
            <text:p>3151</text:p>
          </table:table-cell>
          <table:table-cell table:style-name="ce319" office:value-type="string" calcext:value-type="string">
            <text:p>downto</text:p>
          </table:table-cell>
          <table:table-cell table:formula="of:=[.K120]+8" office:value-type="float" office:value="3144" calcext:value-type="float">
            <text:p>3144</text:p>
          </table:table-cell>
          <table:table-cell/>
          <table:table-cell table:style-name="ce323" office:value-type="string" calcext:value-type="string">
            <text:p>ADD 11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20]+8" office:value-type="float" office:value="239" calcext:value-type="float">
            <text:p>2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20]+8" office:value-type="float" office:value="232" calcext:value-type="float">
            <text:p>232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19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21]+8" office:value-type="float" office:value="231" calcext:value-type="float">
            <text:p>231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21]+8" office:value-type="float" office:value="224" calcext:value-type="float">
            <text:p>224</text:p>
          </table:table-cell>
          <table:table-cell table:style-name="ce231"/>
          <table:covered-table-cell table:style-name="ce293"/>
          <table:table-cell/>
          <table:table-cell table:formula="of:=[.I121]+8" office:value-type="float" office:value="3143" calcext:value-type="float">
            <text:p>3143</text:p>
          </table:table-cell>
          <table:table-cell table:style-name="ce319" office:value-type="string" calcext:value-type="string">
            <text:p>downto</text:p>
          </table:table-cell>
          <table:table-cell table:formula="of:=[.K121]+8" office:value-type="float" office:value="3136" calcext:value-type="float">
            <text:p>3136</text:p>
          </table:table-cell>
          <table:table-cell/>
          <table:table-cell table:style-name="ce323" office:value-type="string" calcext:value-type="string">
            <text:p>ADD 11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21]+8" office:value-type="float" office:value="231" calcext:value-type="float">
            <text:p>2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21]+8" office:value-type="float" office:value="224" calcext:value-type="float">
            <text:p>224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20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22]+8" office:value-type="float" office:value="223" calcext:value-type="float">
            <text:p>223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22]+8" office:value-type="float" office:value="216" calcext:value-type="float">
            <text:p>216</text:p>
          </table:table-cell>
          <table:table-cell table:style-name="ce232" office:value-type="string" calcext:value-type="string">
            <text:p>Gyroscope Z (Rad/s)</text:p>
          </table:table-cell>
          <table:covered-table-cell table:style-name="ce293"/>
          <table:table-cell/>
          <table:table-cell table:formula="of:=[.I122]+8" office:value-type="float" office:value="3135" calcext:value-type="float">
            <text:p>3135</text:p>
          </table:table-cell>
          <table:table-cell table:style-name="ce319" office:value-type="string" calcext:value-type="string">
            <text:p>downto</text:p>
          </table:table-cell>
          <table:table-cell table:formula="of:=[.K122]+8" office:value-type="float" office:value="3128" calcext:value-type="float">
            <text:p>3128</text:p>
          </table:table-cell>
          <table:table-cell/>
          <table:table-cell table:style-name="ce323" office:value-type="string" calcext:value-type="string">
            <text:p>ADD 12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22]+8" office:value-type="float" office:value="223" calcext:value-type="float">
            <text:p>2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22]+8" office:value-type="float" office:value="216" calcext:value-type="float">
            <text:p>216</text:p>
          </table:table-cell>
          <table:table-cell table:style-name="ce232" office:value-type="string" calcext:value-type="string">
            <text:p>Gyroscope Z (Rad/s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21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23]+8" office:value-type="float" office:value="215" calcext:value-type="float">
            <text:p>215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23]+8" office:value-type="float" office:value="208" calcext:value-type="float">
            <text:p>208</text:p>
          </table:table-cell>
          <table:table-cell table:style-name="ce233"/>
          <table:covered-table-cell table:style-name="ce293"/>
          <table:table-cell/>
          <table:table-cell table:formula="of:=[.I123]+8" office:value-type="float" office:value="3127" calcext:value-type="float">
            <text:p>3127</text:p>
          </table:table-cell>
          <table:table-cell table:style-name="ce319" office:value-type="string" calcext:value-type="string">
            <text:p>downto</text:p>
          </table:table-cell>
          <table:table-cell table:formula="of:=[.K123]+8" office:value-type="float" office:value="3120" calcext:value-type="float">
            <text:p>3120</text:p>
          </table:table-cell>
          <table:table-cell/>
          <table:table-cell table:style-name="ce323" office:value-type="string" calcext:value-type="string">
            <text:p>ADD 12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23]+8" office:value-type="float" office:value="215" calcext:value-type="float">
            <text:p>2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23]+8" office:value-type="float" office:value="208" calcext:value-type="float">
            <text:p>208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22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24]+8" office:value-type="float" office:value="207" calcext:value-type="float">
            <text:p>207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24]+8" office:value-type="float" office:value="200" calcext:value-type="float">
            <text:p>200</text:p>
          </table:table-cell>
          <table:table-cell table:style-name="ce233"/>
          <table:covered-table-cell table:style-name="ce293"/>
          <table:table-cell/>
          <table:table-cell table:formula="of:=[.I124]+8" office:value-type="float" office:value="3119" calcext:value-type="float">
            <text:p>3119</text:p>
          </table:table-cell>
          <table:table-cell table:style-name="ce319" office:value-type="string" calcext:value-type="string">
            <text:p>downto</text:p>
          </table:table-cell>
          <table:table-cell table:formula="of:=[.K124]+8" office:value-type="float" office:value="3112" calcext:value-type="float">
            <text:p>3112</text:p>
          </table:table-cell>
          <table:table-cell/>
          <table:table-cell table:style-name="ce323" office:value-type="string" calcext:value-type="string">
            <text:p>ADD 12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24]+8" office:value-type="float" office:value="207" calcext:value-type="float">
            <text:p>20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24]+8" office:value-type="float" office:value="200" calcext:value-type="float">
            <text:p>200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23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25]+8" office:value-type="float" office:value="199" calcext:value-type="float">
            <text:p>199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25]+8" office:value-type="float" office:value="192" calcext:value-type="float">
            <text:p>192</text:p>
          </table:table-cell>
          <table:table-cell table:style-name="ce233"/>
          <table:covered-table-cell table:style-name="ce293"/>
          <table:table-cell/>
          <table:table-cell table:formula="of:=[.I125]+8" office:value-type="float" office:value="3111" calcext:value-type="float">
            <text:p>3111</text:p>
          </table:table-cell>
          <table:table-cell table:style-name="ce319" office:value-type="string" calcext:value-type="string">
            <text:p>downto</text:p>
          </table:table-cell>
          <table:table-cell table:formula="of:=[.K125]+8" office:value-type="float" office:value="3104" calcext:value-type="float">
            <text:p>3104</text:p>
          </table:table-cell>
          <table:table-cell/>
          <table:table-cell table:style-name="ce323" office:value-type="string" calcext:value-type="string">
            <text:p>ADD 12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25]+8" office:value-type="float" office:value="199" calcext:value-type="float">
            <text:p>19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25]+8" office:value-type="float" office:value="192" calcext:value-type="float">
            <text:p>192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24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26]+8" office:value-type="float" office:value="191" calcext:value-type="float">
            <text:p>191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26]+8" office:value-type="float" office:value="184" calcext:value-type="float">
            <text:p>184</text:p>
          </table:table-cell>
          <table:table-cell table:style-name="ce234" office:value-type="string" calcext:value-type="string">
            <text:p>Magnetometre X (mG)</text:p>
          </table:table-cell>
          <table:covered-table-cell table:style-name="ce293"/>
          <table:table-cell/>
          <table:table-cell table:formula="of:=[.I126]+8" office:value-type="float" office:value="3103" calcext:value-type="float">
            <text:p>3103</text:p>
          </table:table-cell>
          <table:table-cell table:style-name="ce319" office:value-type="string" calcext:value-type="string">
            <text:p>downto</text:p>
          </table:table-cell>
          <table:table-cell table:formula="of:=[.K126]+8" office:value-type="float" office:value="3096" calcext:value-type="float">
            <text:p>3096</text:p>
          </table:table-cell>
          <table:table-cell/>
          <table:table-cell table:style-name="ce323" office:value-type="string" calcext:value-type="string">
            <text:p>ADD 12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26]+8" office:value-type="float" office:value="191" calcext:value-type="float">
            <text:p>19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26]+8" office:value-type="float" office:value="184" calcext:value-type="float">
            <text:p>184</text:p>
          </table:table-cell>
          <table:table-cell table:style-name="ce234" office:value-type="string" calcext:value-type="string">
            <text:p>Magnetometre X (mG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25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27]+8" office:value-type="float" office:value="183" calcext:value-type="float">
            <text:p>183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27]+8" office:value-type="float" office:value="176" calcext:value-type="float">
            <text:p>176</text:p>
          </table:table-cell>
          <table:table-cell table:style-name="ce235"/>
          <table:covered-table-cell table:style-name="ce293"/>
          <table:table-cell/>
          <table:table-cell table:formula="of:=[.I127]+8" office:value-type="float" office:value="3095" calcext:value-type="float">
            <text:p>3095</text:p>
          </table:table-cell>
          <table:table-cell table:style-name="ce319" office:value-type="string" calcext:value-type="string">
            <text:p>downto</text:p>
          </table:table-cell>
          <table:table-cell table:formula="of:=[.K127]+8" office:value-type="float" office:value="3088" calcext:value-type="float">
            <text:p>3088</text:p>
          </table:table-cell>
          <table:table-cell/>
          <table:table-cell table:style-name="ce323" office:value-type="string" calcext:value-type="string">
            <text:p>ADD 12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27]+8" office:value-type="float" office:value="183" calcext:value-type="float">
            <text:p>18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27]+8" office:value-type="float" office:value="176" calcext:value-type="float">
            <text:p>176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26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28]+8" office:value-type="float" office:value="175" calcext:value-type="float">
            <text:p>175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28]+8" office:value-type="float" office:value="168" calcext:value-type="float">
            <text:p>168</text:p>
          </table:table-cell>
          <table:table-cell table:style-name="ce235"/>
          <table:covered-table-cell table:style-name="ce293"/>
          <table:table-cell/>
          <table:table-cell table:formula="of:=[.I128]+8" office:value-type="float" office:value="3087" calcext:value-type="float">
            <text:p>3087</text:p>
          </table:table-cell>
          <table:table-cell table:style-name="ce319" office:value-type="string" calcext:value-type="string">
            <text:p>downto</text:p>
          </table:table-cell>
          <table:table-cell table:formula="of:=[.K128]+8" office:value-type="float" office:value="3080" calcext:value-type="float">
            <text:p>3080</text:p>
          </table:table-cell>
          <table:table-cell/>
          <table:table-cell table:style-name="ce323" office:value-type="string" calcext:value-type="string">
            <text:p>ADD 12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28]+8" office:value-type="float" office:value="175" calcext:value-type="float">
            <text:p>1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28]+8" office:value-type="float" office:value="168" calcext:value-type="float">
            <text:p>168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27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29]+8" office:value-type="float" office:value="167" calcext:value-type="float">
            <text:p>167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29]+8" office:value-type="float" office:value="160" calcext:value-type="float">
            <text:p>160</text:p>
          </table:table-cell>
          <table:table-cell table:style-name="ce235"/>
          <table:covered-table-cell table:style-name="ce293"/>
          <table:table-cell/>
          <table:table-cell table:formula="of:=[.I129]+8" office:value-type="float" office:value="3079" calcext:value-type="float">
            <text:p>3079</text:p>
          </table:table-cell>
          <table:table-cell table:style-name="ce319" office:value-type="string" calcext:value-type="string">
            <text:p>downto</text:p>
          </table:table-cell>
          <table:table-cell table:formula="of:=[.K129]+8" office:value-type="float" office:value="3072" calcext:value-type="float">
            <text:p>3072</text:p>
          </table:table-cell>
          <table:table-cell/>
          <table:table-cell table:style-name="ce323" office:value-type="string" calcext:value-type="string">
            <text:p>ADD 12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29]+8" office:value-type="float" office:value="167" calcext:value-type="float">
            <text:p>1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29]+8" office:value-type="float" office:value="160" calcext:value-type="float">
            <text:p>160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28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30]+8" office:value-type="float" office:value="159" calcext:value-type="float">
            <text:p>159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30]+8" office:value-type="float" office:value="152" calcext:value-type="float">
            <text:p>152</text:p>
          </table:table-cell>
          <table:table-cell table:style-name="ce236" office:value-type="string" calcext:value-type="string">
            <text:p>Magnetoscope Y (mG)</text:p>
          </table:table-cell>
          <table:covered-table-cell table:style-name="ce293"/>
          <table:table-cell/>
          <table:table-cell table:formula="of:=[.I130]+8" office:value-type="float" office:value="3071" calcext:value-type="float">
            <text:p>3071</text:p>
          </table:table-cell>
          <table:table-cell table:style-name="ce319" office:value-type="string" calcext:value-type="string">
            <text:p>downto</text:p>
          </table:table-cell>
          <table:table-cell table:formula="of:=[.K130]+8" office:value-type="float" office:value="3064" calcext:value-type="float">
            <text:p>3064</text:p>
          </table:table-cell>
          <table:table-cell/>
          <table:table-cell table:style-name="ce323" office:value-type="string" calcext:value-type="string">
            <text:p>ADD 12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30]+8" office:value-type="float" office:value="159" calcext:value-type="float">
            <text:p>1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30]+8" office:value-type="float" office:value="152" calcext:value-type="float">
            <text:p>152</text:p>
          </table:table-cell>
          <table:table-cell table:style-name="ce236" office:value-type="string" calcext:value-type="string">
            <text:p>Magnetoscope Y (mG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29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31]+8" office:value-type="float" office:value="151" calcext:value-type="float">
            <text:p>151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31]+8" office:value-type="float" office:value="144" calcext:value-type="float">
            <text:p>144</text:p>
          </table:table-cell>
          <table:table-cell table:style-name="ce237"/>
          <table:covered-table-cell table:style-name="ce293"/>
          <table:table-cell/>
          <table:table-cell table:formula="of:=[.I131]+8" office:value-type="float" office:value="3063" calcext:value-type="float">
            <text:p>3063</text:p>
          </table:table-cell>
          <table:table-cell table:style-name="ce319" office:value-type="string" calcext:value-type="string">
            <text:p>downto</text:p>
          </table:table-cell>
          <table:table-cell table:formula="of:=[.K131]+8" office:value-type="float" office:value="3056" calcext:value-type="float">
            <text:p>3056</text:p>
          </table:table-cell>
          <table:table-cell/>
          <table:table-cell table:style-name="ce323" office:value-type="string" calcext:value-type="string">
            <text:p>ADD 12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31]+8" office:value-type="float" office:value="151" calcext:value-type="float">
            <text:p>1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31]+8" office:value-type="float" office:value="144" calcext:value-type="float">
            <text:p>144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30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32]+8" office:value-type="float" office:value="143" calcext:value-type="float">
            <text:p>143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32]+8" office:value-type="float" office:value="136" calcext:value-type="float">
            <text:p>136</text:p>
          </table:table-cell>
          <table:table-cell table:style-name="ce237"/>
          <table:covered-table-cell table:style-name="ce293"/>
          <table:table-cell/>
          <table:table-cell table:formula="of:=[.I132]+8" office:value-type="float" office:value="3055" calcext:value-type="float">
            <text:p>3055</text:p>
          </table:table-cell>
          <table:table-cell table:style-name="ce319" office:value-type="string" calcext:value-type="string">
            <text:p>downto</text:p>
          </table:table-cell>
          <table:table-cell table:formula="of:=[.K132]+8" office:value-type="float" office:value="3048" calcext:value-type="float">
            <text:p>3048</text:p>
          </table:table-cell>
          <table:table-cell/>
          <table:table-cell table:style-name="ce323" office:value-type="string" calcext:value-type="string">
            <text:p>ADD 13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32]+8" office:value-type="float" office:value="143" calcext:value-type="float">
            <text:p>1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32]+8" office:value-type="float" office:value="136" calcext:value-type="float">
            <text:p>136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31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33]+8" office:value-type="float" office:value="135" calcext:value-type="float">
            <text:p>135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33]+8" office:value-type="float" office:value="128" calcext:value-type="float">
            <text:p>128</text:p>
          </table:table-cell>
          <table:table-cell table:style-name="ce237"/>
          <table:covered-table-cell table:style-name="ce293"/>
          <table:table-cell/>
          <table:table-cell table:formula="of:=[.I133]+8" office:value-type="float" office:value="3047" calcext:value-type="float">
            <text:p>3047</text:p>
          </table:table-cell>
          <table:table-cell table:style-name="ce319" office:value-type="string" calcext:value-type="string">
            <text:p>downto</text:p>
          </table:table-cell>
          <table:table-cell table:formula="of:=[.K133]+8" office:value-type="float" office:value="3040" calcext:value-type="float">
            <text:p>3040</text:p>
          </table:table-cell>
          <table:table-cell/>
          <table:table-cell table:style-name="ce323" office:value-type="string" calcext:value-type="string">
            <text:p>ADD 13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33]+8" office:value-type="float" office:value="135" calcext:value-type="float">
            <text:p>1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33]+8" office:value-type="float" office:value="128" calcext:value-type="float">
            <text:p>128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32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34]+8" office:value-type="float" office:value="127" calcext:value-type="float">
            <text:p>127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34]+8" office:value-type="float" office:value="120" calcext:value-type="float">
            <text:p>120</text:p>
          </table:table-cell>
          <table:table-cell table:style-name="ce238" office:value-type="string" calcext:value-type="string">
            <text:p>Magnetometre Z(mG)</text:p>
          </table:table-cell>
          <table:covered-table-cell table:style-name="ce293"/>
          <table:table-cell/>
          <table:table-cell table:formula="of:=[.I134]+8" office:value-type="float" office:value="3039" calcext:value-type="float">
            <text:p>3039</text:p>
          </table:table-cell>
          <table:table-cell table:style-name="ce319" office:value-type="string" calcext:value-type="string">
            <text:p>downto</text:p>
          </table:table-cell>
          <table:table-cell table:formula="of:=[.K134]+8" office:value-type="float" office:value="3032" calcext:value-type="float">
            <text:p>3032</text:p>
          </table:table-cell>
          <table:table-cell/>
          <table:table-cell table:style-name="ce325" office:value-type="string" calcext:value-type="string">
            <text:p>ADD 13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34]+8" office:value-type="float" office:value="127" calcext:value-type="float">
            <text:p>1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34]+8" office:value-type="float" office:value="120" calcext:value-type="float">
            <text:p>120</text:p>
          </table:table-cell>
          <table:table-cell table:style-name="ce238" office:value-type="string" calcext:value-type="string">
            <text:p>Magnetometre Z(mG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33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35]+8" office:value-type="float" office:value="119" calcext:value-type="float">
            <text:p>119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35]+8" office:value-type="float" office:value="112" calcext:value-type="float">
            <text:p>112</text:p>
          </table:table-cell>
          <table:table-cell table:style-name="ce239"/>
          <table:covered-table-cell table:style-name="ce293"/>
          <table:table-cell/>
          <table:table-cell table:formula="of:=[.I135]+8" office:value-type="float" office:value="3031" calcext:value-type="float">
            <text:p>3031</text:p>
          </table:table-cell>
          <table:table-cell table:style-name="ce319" office:value-type="string" calcext:value-type="string">
            <text:p>downto</text:p>
          </table:table-cell>
          <table:table-cell table:formula="of:=[.K135]+8" office:value-type="float" office:value="3024" calcext:value-type="float">
            <text:p>3024</text:p>
          </table:table-cell>
          <table:table-cell/>
          <table:table-cell table:style-name="ce325" office:value-type="string" calcext:value-type="string">
            <text:p>ADD 13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35]+8" office:value-type="float" office:value="119" calcext:value-type="float">
            <text:p>1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35]+8" office:value-type="float" office:value="112" calcext:value-type="float">
            <text:p>112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34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36]+8" office:value-type="float" office:value="111" calcext:value-type="float">
            <text:p>111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36]+8" office:value-type="float" office:value="104" calcext:value-type="float">
            <text:p>104</text:p>
          </table:table-cell>
          <table:table-cell table:style-name="ce239"/>
          <table:covered-table-cell table:style-name="ce293"/>
          <table:table-cell/>
          <table:table-cell table:formula="of:=[.I136]+8" office:value-type="float" office:value="3023" calcext:value-type="float">
            <text:p>3023</text:p>
          </table:table-cell>
          <table:table-cell table:style-name="ce319" office:value-type="string" calcext:value-type="string">
            <text:p>downto</text:p>
          </table:table-cell>
          <table:table-cell table:formula="of:=[.K136]+8" office:value-type="float" office:value="3016" calcext:value-type="float">
            <text:p>3016</text:p>
          </table:table-cell>
          <table:table-cell/>
          <table:table-cell table:style-name="ce325" office:value-type="string" calcext:value-type="string">
            <text:p>ADD 13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36]+8" office:value-type="float" office:value="111" calcext:value-type="float">
            <text:p>1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36]+8" office:value-type="float" office:value="104" calcext:value-type="float">
            <text:p>104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35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37]+8" office:value-type="float" office:value="103" calcext:value-type="float">
            <text:p>103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37]+8" office:value-type="float" office:value="96" calcext:value-type="float">
            <text:p>96</text:p>
          </table:table-cell>
          <table:table-cell table:style-name="ce239"/>
          <table:covered-table-cell table:style-name="ce293"/>
          <table:table-cell/>
          <table:table-cell table:formula="of:=[.I137]+8" office:value-type="float" office:value="3015" calcext:value-type="float">
            <text:p>3015</text:p>
          </table:table-cell>
          <table:table-cell table:style-name="ce319" office:value-type="string" calcext:value-type="string">
            <text:p>downto</text:p>
          </table:table-cell>
          <table:table-cell table:formula="of:=[.K137]+8" office:value-type="float" office:value="3008" calcext:value-type="float">
            <text:p>3008</text:p>
          </table:table-cell>
          <table:table-cell/>
          <table:table-cell table:style-name="ce325" office:value-type="string" calcext:value-type="string">
            <text:p>ADD 13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37]+8" office:value-type="float" office:value="103" calcext:value-type="float">
            <text:p>1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37]+8" office:value-type="float" office:value="96" calcext:value-type="float">
            <text:p>96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36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38]+8" office:value-type="float" office:value="95" calcext:value-type="float">
            <text:p>95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38]+8" office:value-type="float" office:value="88" calcext:value-type="float">
            <text:p>88</text:p>
          </table:table-cell>
          <table:table-cell table:style-name="ce240" office:value-type="string" calcext:value-type="string">
            <text:p>IMU Temperature (degC)</text:p>
          </table:table-cell>
          <table:covered-table-cell table:style-name="ce293"/>
          <table:table-cell/>
          <table:table-cell table:formula="of:=[.I138]+8" office:value-type="float" office:value="3007" calcext:value-type="float">
            <text:p>3007</text:p>
          </table:table-cell>
          <table:table-cell table:style-name="ce319" office:value-type="string" calcext:value-type="string">
            <text:p>downto</text:p>
          </table:table-cell>
          <table:table-cell table:formula="of:=[.K138]+8" office:value-type="float" office:value="3000" calcext:value-type="float">
            <text:p>3000</text:p>
          </table:table-cell>
          <table:table-cell/>
          <table:table-cell table:style-name="ce325" office:value-type="string" calcext:value-type="string">
            <text:p>ADD 13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38]+8" office:value-type="float" office:value="95" calcext:value-type="float">
            <text:p>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38]+8" office:value-type="float" office:value="88" calcext:value-type="float">
            <text:p>88</text:p>
          </table:table-cell>
          <table:table-cell table:style-name="ce240" office:value-type="string" calcext:value-type="string">
            <text:p>IMU Temperature (degC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37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39]+8" office:value-type="float" office:value="87" calcext:value-type="float">
            <text:p>87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39]+8" office:value-type="float" office:value="80" calcext:value-type="float">
            <text:p>80</text:p>
          </table:table-cell>
          <table:table-cell table:style-name="ce241"/>
          <table:covered-table-cell table:style-name="ce293"/>
          <table:table-cell/>
          <table:table-cell table:formula="of:=[.I139]+8" office:value-type="float" office:value="2999" calcext:value-type="float">
            <text:p>2999</text:p>
          </table:table-cell>
          <table:table-cell table:style-name="ce319" office:value-type="string" calcext:value-type="string">
            <text:p>downto</text:p>
          </table:table-cell>
          <table:table-cell table:formula="of:=[.K139]+8" office:value-type="float" office:value="2992" calcext:value-type="float">
            <text:p>2992</text:p>
          </table:table-cell>
          <table:table-cell/>
          <table:table-cell table:style-name="ce325" office:value-type="string" calcext:value-type="string">
            <text:p>ADD 13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39]+8" office:value-type="float" office:value="87" calcext:value-type="float">
            <text:p>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39]+8" office:value-type="float" office:value="80" calcext:value-type="float">
            <text:p>80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38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40]+8" office:value-type="float" office:value="79" calcext:value-type="float">
            <text:p>79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40]+8" office:value-type="float" office:value="72" calcext:value-type="float">
            <text:p>72</text:p>
          </table:table-cell>
          <table:table-cell table:style-name="ce241"/>
          <table:covered-table-cell table:style-name="ce293"/>
          <table:table-cell/>
          <table:table-cell table:formula="of:=[.I140]+8" office:value-type="float" office:value="2991" calcext:value-type="float">
            <text:p>2991</text:p>
          </table:table-cell>
          <table:table-cell table:style-name="ce319" office:value-type="string" calcext:value-type="string">
            <text:p>downto</text:p>
          </table:table-cell>
          <table:table-cell table:formula="of:=[.K140]+8" office:value-type="float" office:value="2984" calcext:value-type="float">
            <text:p>2984</text:p>
          </table:table-cell>
          <table:table-cell/>
          <table:table-cell table:style-name="ce325" office:value-type="string" calcext:value-type="string">
            <text:p>ADD 13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40]+8" office:value-type="float" office:value="79" calcext:value-type="float">
            <text:p>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40]+8" office:value-type="float" office:value="72" calcext:value-type="float">
            <text:p>72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39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41]+8" office:value-type="float" office:value="71" calcext:value-type="float">
            <text:p>71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41]+8" office:value-type="float" office:value="64" calcext:value-type="float">
            <text:p>64</text:p>
          </table:table-cell>
          <table:table-cell table:style-name="ce241"/>
          <table:covered-table-cell table:style-name="ce293"/>
          <table:table-cell/>
          <table:table-cell table:formula="of:=[.I141]+8" office:value-type="float" office:value="2983" calcext:value-type="float">
            <text:p>2983</text:p>
          </table:table-cell>
          <table:table-cell table:style-name="ce319" office:value-type="string" calcext:value-type="string">
            <text:p>downto</text:p>
          </table:table-cell>
          <table:table-cell table:formula="of:=[.K141]+8" office:value-type="float" office:value="2976" calcext:value-type="float">
            <text:p>2976</text:p>
          </table:table-cell>
          <table:table-cell/>
          <table:table-cell table:style-name="ce325" office:value-type="string" calcext:value-type="string">
            <text:p>ADD 13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41]+8" office:value-type="float" office:value="71" calcext:value-type="float">
            <text:p>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41]+8" office:value-type="float" office:value="64" calcext:value-type="float">
            <text:p>64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1">
          <table:table-cell table:style-name="ce5" office:value-type="string" calcext:value-type="string">
            <text:p>ADD 140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42]+8" office:value-type="float" office:value="63" calcext:value-type="float">
            <text:p>63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42]+8" office:value-type="float" office:value="56" calcext:value-type="float">
            <text:p>56</text:p>
          </table:table-cell>
          <table:table-cell table:style-name="ce242" office:value-type="string" calcext:value-type="string">
            <text:p>Pressure (Pa)</text:p>
          </table:table-cell>
          <table:covered-table-cell table:style-name="ce293"/>
          <table:table-cell/>
          <table:table-cell table:formula="of:=[.I142]+8" office:value-type="float" office:value="2975" calcext:value-type="float">
            <text:p>2975</text:p>
          </table:table-cell>
          <table:table-cell table:style-name="ce319" office:value-type="string" calcext:value-type="string">
            <text:p>downto</text:p>
          </table:table-cell>
          <table:table-cell table:formula="of:=[.K142]+8" office:value-type="float" office:value="2968" calcext:value-type="float">
            <text:p>2968</text:p>
          </table:table-cell>
          <table:table-cell/>
          <table:table-cell table:style-name="ce325" office:value-type="string" calcext:value-type="string">
            <text:p>ADD 14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42]+8" office:value-type="float" office:value="63" calcext:value-type="float">
            <text:p>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42]+8" office:value-type="float" office:value="56" calcext:value-type="float">
            <text:p>56</text:p>
          </table:table-cell>
          <table:table-cell table:style-name="ce242" office:value-type="string" calcext:value-type="string">
            <text:p>Pressure (Pa)</text:p>
          </table:table-cell>
          <table:covered-table-cell table:style-name="ce293"/>
          <table:table-cell/>
          <table:table-cell table:style-name="Default" table:number-columns-repeated="6"/>
          <table:table-cell table:number-columns-repeated="998"/>
        </table:table-row>
        <table:table-row table:style-name="ro1">
          <table:table-cell table:style-name="ce5" office:value-type="string" calcext:value-type="string">
            <text:p>ADD 141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43]+8" office:value-type="float" office:value="55" calcext:value-type="float">
            <text:p>55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43]+8" office:value-type="float" office:value="48" calcext:value-type="float">
            <text:p>48</text:p>
          </table:table-cell>
          <table:table-cell table:style-name="ce243"/>
          <table:covered-table-cell table:style-name="ce293"/>
          <table:table-cell/>
          <table:table-cell table:formula="of:=[.I143]+8" office:value-type="float" office:value="2967" calcext:value-type="float">
            <text:p>2967</text:p>
          </table:table-cell>
          <table:table-cell table:style-name="ce319" office:value-type="string" calcext:value-type="string">
            <text:p>downto</text:p>
          </table:table-cell>
          <table:table-cell table:formula="of:=[.K143]+8" office:value-type="float" office:value="2960" calcext:value-type="float">
            <text:p>2960</text:p>
          </table:table-cell>
          <table:table-cell/>
          <table:table-cell table:style-name="ce325" office:value-type="string" calcext:value-type="string">
            <text:p>ADD 14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43]+8" office:value-type="float" office:value="55" calcext:value-type="float">
            <text:p>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43]+8" office:value-type="float" office:value="48" calcext:value-type="float">
            <text:p>48</text:p>
          </table:table-cell>
          <table:table-cell table:style-name="ce243"/>
          <table:covered-table-cell table:style-name="ce293"/>
          <table:table-cell/>
          <table:table-cell table:style-name="Default" table:number-columns-repeated="6"/>
          <table:table-cell table:number-columns-repeated="998"/>
        </table:table-row>
        <table:table-row table:style-name="ro1">
          <table:table-cell table:style-name="ce5" office:value-type="string" calcext:value-type="string">
            <text:p>ADD 142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44]+8" office:value-type="float" office:value="47" calcext:value-type="float">
            <text:p>47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44]+8" office:value-type="float" office:value="40" calcext:value-type="float">
            <text:p>40</text:p>
          </table:table-cell>
          <table:table-cell table:style-name="ce243"/>
          <table:covered-table-cell table:style-name="ce293"/>
          <table:table-cell/>
          <table:table-cell table:formula="of:=[.I144]+8" office:value-type="float" office:value="2959" calcext:value-type="float">
            <text:p>2959</text:p>
          </table:table-cell>
          <table:table-cell table:style-name="ce319" office:value-type="string" calcext:value-type="string">
            <text:p>downto</text:p>
          </table:table-cell>
          <table:table-cell table:formula="of:=[.K144]+8" office:value-type="float" office:value="2952" calcext:value-type="float">
            <text:p>2952</text:p>
          </table:table-cell>
          <table:table-cell/>
          <table:table-cell table:style-name="ce325" office:value-type="string" calcext:value-type="string">
            <text:p>ADD 14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44]+8" office:value-type="float" office:value="47" calcext:value-type="float">
            <text:p>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44]+8" office:value-type="float" office:value="40" calcext:value-type="float">
            <text:p>40</text:p>
          </table:table-cell>
          <table:table-cell table:style-name="ce243"/>
          <table:covered-table-cell table:style-name="ce293"/>
          <table:table-cell/>
          <table:table-cell table:style-name="Default" table:number-columns-repeated="6"/>
          <table:table-cell table:number-columns-repeated="998"/>
        </table:table-row>
        <table:table-row table:style-name="ro1">
          <table:table-cell table:style-name="ce5" office:value-type="string" calcext:value-type="string">
            <text:p>ADD 143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45]+8" office:value-type="float" office:value="39" calcext:value-type="float">
            <text:p>39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45]+8" office:value-type="float" office:value="32" calcext:value-type="float">
            <text:p>32</text:p>
          </table:table-cell>
          <table:table-cell table:style-name="ce243"/>
          <table:covered-table-cell table:style-name="ce293"/>
          <table:table-cell/>
          <table:table-cell table:formula="of:=[.I145]+8" office:value-type="float" office:value="2951" calcext:value-type="float">
            <text:p>2951</text:p>
          </table:table-cell>
          <table:table-cell table:style-name="ce319" office:value-type="string" calcext:value-type="string">
            <text:p>downto</text:p>
          </table:table-cell>
          <table:table-cell table:formula="of:=[.K145]+8" office:value-type="float" office:value="2944" calcext:value-type="float">
            <text:p>2944</text:p>
          </table:table-cell>
          <table:table-cell/>
          <table:table-cell table:style-name="ce325" office:value-type="string" calcext:value-type="string">
            <text:p>ADD 14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45]+8" office:value-type="float" office:value="39" calcext:value-type="float">
            <text:p>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45]+8" office:value-type="float" office:value="32" calcext:value-type="float">
            <text:p>32</text:p>
          </table:table-cell>
          <table:table-cell table:style-name="ce243"/>
          <table:covered-table-cell table:style-name="ce293"/>
          <table:table-cell/>
          <table:table-cell table:style-name="Default" table:number-columns-repeated="6"/>
          <table:table-cell table:number-columns-repeated="998"/>
        </table:table-row>
        <table:table-row table:style-name="ro1">
          <table:table-cell table:style-name="ce5" office:value-type="string" calcext:value-type="string">
            <text:p>ADD 144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46]+8" office:value-type="float" office:value="31" calcext:value-type="float">
            <text:p>31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46]+8" office:value-type="float" office:value="24" calcext:value-type="float">
            <text:p>24</text:p>
          </table:table-cell>
          <table:table-cell table:style-name="ce244" office:value-type="string" calcext:value-type="string">
            <text:p>Pressure Temp ( DegC)</text:p>
          </table:table-cell>
          <table:covered-table-cell table:style-name="ce293"/>
          <table:table-cell/>
          <table:table-cell table:formula="of:=[.I146]+8" office:value-type="float" office:value="2943" calcext:value-type="float">
            <text:p>2943</text:p>
          </table:table-cell>
          <table:table-cell table:style-name="ce319" office:value-type="string" calcext:value-type="string">
            <text:p>downto</text:p>
          </table:table-cell>
          <table:table-cell table:formula="of:=[.K146]+8" office:value-type="float" office:value="2936" calcext:value-type="float">
            <text:p>2936</text:p>
          </table:table-cell>
          <table:table-cell/>
          <table:table-cell table:style-name="ce325" office:value-type="string" calcext:value-type="string">
            <text:p>ADD 14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46]+8" office:value-type="float" office:value="31" calcext:value-type="float">
            <text:p>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46]+8" office:value-type="float" office:value="24" calcext:value-type="float">
            <text:p>24</text:p>
          </table:table-cell>
          <table:table-cell table:style-name="ce244" office:value-type="string" calcext:value-type="string">
            <text:p>Pressure Temp ( DegC)</text:p>
          </table:table-cell>
          <table:covered-table-cell table:style-name="ce293"/>
          <table:table-cell/>
          <table:table-cell table:style-name="Default" table:number-columns-repeated="6"/>
          <table:table-cell table:number-columns-repeated="998"/>
        </table:table-row>
        <table:table-row table:style-name="ro1">
          <table:table-cell table:style-name="ce5" office:value-type="string" calcext:value-type="string">
            <text:p>ADD 145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47]+8" office:value-type="float" office:value="23" calcext:value-type="float">
            <text:p>23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47]+8" office:value-type="float" office:value="16" calcext:value-type="float">
            <text:p>16</text:p>
          </table:table-cell>
          <table:table-cell table:style-name="ce245"/>
          <table:covered-table-cell table:style-name="ce293"/>
          <table:table-cell/>
          <table:table-cell table:formula="of:=[.I147]+8" office:value-type="float" office:value="2935" calcext:value-type="float">
            <text:p>2935</text:p>
          </table:table-cell>
          <table:table-cell table:style-name="ce319" office:value-type="string" calcext:value-type="string">
            <text:p>downto</text:p>
          </table:table-cell>
          <table:table-cell table:formula="of:=[.K147]+8" office:value-type="float" office:value="2928" calcext:value-type="float">
            <text:p>2928</text:p>
          </table:table-cell>
          <table:table-cell/>
          <table:table-cell table:style-name="ce325" office:value-type="string" calcext:value-type="string">
            <text:p>ADD 14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47]+8" office:value-type="float" office:value="23" calcext:value-type="float">
            <text:p>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47]+8" office:value-type="float" office:value="16" calcext:value-type="float">
            <text:p>16</text:p>
          </table:table-cell>
          <table:table-cell table:style-name="ce245"/>
          <table:covered-table-cell table:style-name="ce293"/>
          <table:table-cell/>
          <table:table-cell table:style-name="Default" table:number-columns-repeated="6"/>
          <table:table-cell table:number-columns-repeated="998"/>
        </table:table-row>
        <table:table-row table:style-name="ro1">
          <table:table-cell table:style-name="ce5" office:value-type="string" calcext:value-type="string">
            <text:p>ADD 146</text:p>
          </table:table-cell>
          <table:table-cell table:style-name="ce47" office:value-type="string" calcext:value-type="string">
            <text:p>Spatial: i_raw_packet_data</text:p>
          </table:table-cell>
          <table:table-cell table:style-name="ce94" table:formula="of:=[.C148]+8" office:value-type="float" office:value="15" calcext:value-type="float">
            <text:p>15</text:p>
          </table:table-cell>
          <table:table-cell table:style-name="ce47" office:value-type="string" calcext:value-type="string">
            <text:p>downto</text:p>
          </table:table-cell>
          <table:table-cell table:style-name="ce154" table:formula="of:=[.E148]+8" office:value-type="float" office:value="8" calcext:value-type="float">
            <text:p>8</text:p>
          </table:table-cell>
          <table:table-cell table:style-name="ce245"/>
          <table:covered-table-cell table:style-name="ce293"/>
          <table:table-cell/>
          <table:table-cell table:formula="of:=[.I148]+8" office:value-type="float" office:value="2927" calcext:value-type="float">
            <text:p>2927</text:p>
          </table:table-cell>
          <table:table-cell table:style-name="ce319" office:value-type="string" calcext:value-type="string">
            <text:p>downto</text:p>
          </table:table-cell>
          <table:table-cell table:formula="of:=[.K148]+8" office:value-type="float" office:value="2920" calcext:value-type="float">
            <text:p>2920</text:p>
          </table:table-cell>
          <table:table-cell/>
          <table:table-cell table:style-name="ce325" office:value-type="string" calcext:value-type="string">
            <text:p>ADD 14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48]+8" office:value-type="float" office:value="15" calcext:value-type="float">
            <text:p>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48]+8" office:value-type="float" office:value="8" calcext:value-type="float">
            <text:p>8</text:p>
          </table:table-cell>
          <table:table-cell table:style-name="ce245"/>
          <table:covered-table-cell table:style-name="ce293"/>
          <table:table-cell/>
          <table:table-cell table:style-name="Default" table:number-columns-repeated="6"/>
          <table:table-cell table:number-columns-repeated="998"/>
        </table:table-row>
        <table:table-row table:style-name="ro1">
          <table:table-cell table:style-name="ce6" office:value-type="string" calcext:value-type="string">
            <text:p>ADD 147</text:p>
          </table:table-cell>
          <table:table-cell table:style-name="ce48" office:value-type="string" calcext:value-type="string">
            <text:p>Spatial: i_raw_packet_data</text:p>
          </table:table-cell>
          <table:table-cell table:style-name="ce95" office:value-type="float" office:value="7" calcext:value-type="float">
            <text:p>7</text:p>
          </table:table-cell>
          <table:table-cell table:style-name="ce48" office:value-type="string" calcext:value-type="string">
            <text:p>downto</text:p>
          </table:table-cell>
          <table:table-cell table:style-name="ce155" office:value-type="float" office:value="0" calcext:value-type="float">
            <text:p>0</text:p>
          </table:table-cell>
          <table:table-cell table:style-name="ce246"/>
          <table:covered-table-cell table:style-name="ce294"/>
          <table:table-cell/>
          <table:table-cell table:formula="of:=[.I149]+8" office:value-type="float" office:value="2919" calcext:value-type="float">
            <text:p>2919</text:p>
          </table:table-cell>
          <table:table-cell table:style-name="ce319" office:value-type="string" calcext:value-type="string">
            <text:p>downto</text:p>
          </table:table-cell>
          <table:table-cell table:formula="of:=[.K149]+8" office:value-type="float" office:value="2912" calcext:value-type="float">
            <text:p>2912</text:p>
          </table:table-cell>
          <table:table-cell/>
          <table:table-cell table:style-name="ce326" office:value-type="string" calcext:value-type="string">
            <text:p>ADD 147</text:p>
          </table:table-cell>
          <table:table-cell table:style-name="ce334" office:value-type="string" calcext:value-type="string">
            <text:p>MOTUS_ACCDATA</text:p>
          </table:table-cell>
          <table:table-cell table:style-name="ce338" office:value-type="float" office:value="7" calcext:value-type="float">
            <text:p>7</text:p>
          </table:table-cell>
          <table:table-cell table:style-name="ce334" office:value-type="string" calcext:value-type="string">
            <text:p>downto</text:p>
          </table:table-cell>
          <table:table-cell table:style-name="ce341" office:value-type="float" office:value="0" calcext:value-type="float">
            <text:p>0</text:p>
          </table:table-cell>
          <table:table-cell table:style-name="ce246"/>
          <table:covered-table-cell table:style-name="ce294"/>
          <table:table-cell/>
          <table:table-cell table:style-name="Default" table:number-columns-repeated="6"/>
          <table:table-cell table:number-columns-repeated="998"/>
        </table:table-row>
        <table:table-row table:style-name="ro1">
          <table:table-cell table:style-name="ce7" office:value-type="string" calcext:value-type="string">
            <text:p>ADD 148</text:p>
          </table:table-cell>
          <table:table-cell table:style-name="ce49" office:value-type="string" calcext:value-type="string">
            <text:p>ADU : i_Air_Speed_packect_data</text:p>
          </table:table-cell>
          <table:table-cell table:style-name="ce96" table:formula="of:=[.C150]+8" office:value-type="float" office:value="199" calcext:value-type="float">
            <text:p>199</text:p>
          </table:table-cell>
          <table:table-cell table:style-name="ce49" office:value-type="string" calcext:value-type="string">
            <text:p>downto</text:p>
          </table:table-cell>
          <table:table-cell table:style-name="ce156" table:formula="of:=[.E150]+8" office:value-type="float" office:value="192" calcext:value-type="float">
            <text:p>192</text:p>
          </table:table-cell>
          <table:table-cell table:style-name="ce192" office:value-type="string" calcext:value-type="string">
            <text:p>Barometric altitude delay (s)</text:p>
          </table:table-cell>
          <table:table-cell table:style-name="ce295" office:value-type="string" calcext:value-type="string" table:number-columns-spanned="1" table:number-rows-spanned="25">
            <text:p>Air DATA UNIT : AIR SPEED PACKET N° 68</text:p>
          </table:table-cell>
          <table:table-cell/>
          <table:table-cell table:formula="of:=[.I150]+8" office:value-type="float" office:value="2911" calcext:value-type="float">
            <text:p>2911</text:p>
          </table:table-cell>
          <table:table-cell table:style-name="ce319" office:value-type="string" calcext:value-type="string">
            <text:p>downto</text:p>
          </table:table-cell>
          <table:table-cell table:formula="of:=[.K150]+8" office:value-type="float" office:value="2904" calcext:value-type="float">
            <text:p>2904</text:p>
          </table:table-cell>
          <table:table-cell/>
          <table:table-cell table:style-name="ce327" office:value-type="string" calcext:value-type="string">
            <text:p>ADD 148</text:p>
          </table:table-cell>
          <table:table-cell table:style-name="ce58" office:value-type="string" calcext:value-type="string">
            <text:p>AC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/>
          <table:table-cell table:style-name="Default" table:number-columns-repeated="6"/>
          <table:table-cell table:number-columns-repeated="998"/>
        </table:table-row>
        <table:table-row table:style-name="ro1">
          <table:table-cell table:style-name="ce8" office:value-type="string" calcext:value-type="string">
            <text:p>ADD 149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51]+8" office:value-type="float" office:value="191" calcext:value-type="float">
            <text:p>191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51]+8" office:value-type="float" office:value="184" calcext:value-type="float">
            <text:p>184</text:p>
          </table:table-cell>
          <table:table-cell table:style-name="ce193"/>
          <table:covered-table-cell/>
          <table:table-cell/>
          <table:table-cell table:formula="of:=[.I151]+8" office:value-type="float" office:value="2903" calcext:value-type="float">
            <text:p>2903</text:p>
          </table:table-cell>
          <table:table-cell table:style-name="ce319" office:value-type="string" calcext:value-type="string">
            <text:p>downto</text:p>
          </table:table-cell>
          <table:table-cell table:formula="of:=[.K151]+8" office:value-type="float" office:value="2896" calcext:value-type="float">
            <text:p>2896</text:p>
          </table:table-cell>
          <table:table-cell/>
          <table:table-cell table:style-name="ce328" office:value-type="string" calcext:value-type="string">
            <text:p>ADD 149</text:p>
          </table:table-cell>
          <table:table-cell table:style-name="ce62" office:value-type="string" calcext:value-type="string">
            <text:p>C4</text:p>
          </table:table-cell>
          <table:table-cell table:style-name="ce110" table:number-columns-repeated="3"/>
          <table:table-cell table:style-name="ce262"/>
          <table:covered-table-cell table:style-name="ce296"/>
          <table:table-cell/>
          <table:table-cell table:style-name="Default" table:number-columns-repeated="6"/>
          <table:table-cell table:number-columns-repeated="998"/>
        </table:table-row>
        <table:table-row table:style-name="ro1">
          <table:table-cell table:style-name="ce8" office:value-type="string" calcext:value-type="string">
            <text:p>ADD 150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52]+8" office:value-type="float" office:value="183" calcext:value-type="float">
            <text:p>183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52]+8" office:value-type="float" office:value="176" calcext:value-type="float">
            <text:p>176</text:p>
          </table:table-cell>
          <table:table-cell table:style-name="ce193"/>
          <table:covered-table-cell/>
          <table:table-cell/>
          <table:table-cell table:formula="of:=[.I152]+8" office:value-type="float" office:value="2895" calcext:value-type="float">
            <text:p>2895</text:p>
          </table:table-cell>
          <table:table-cell table:style-name="ce319" office:value-type="string" calcext:value-type="string">
            <text:p>downto</text:p>
          </table:table-cell>
          <table:table-cell table:formula="of:=[.K152]+8" office:value-type="float" office:value="2888" calcext:value-type="float">
            <text:p>2888</text:p>
          </table:table-cell>
          <table:table-cell/>
          <table:table-cell table:style-name="ce329" office:value-type="string" calcext:value-type="string">
            <text:p>ADD 150</text:p>
          </table:table-cell>
          <table:table-cell table:style-name="ce332" office:value-type="string" calcext:value-type="string">
            <text:p>MOTUS_ACCDATA</text:p>
          </table:table-cell>
          <table:table-cell table:style-name="ce336" table:formula="of:=[.O152]+8" office:value-type="float" office:value="383" calcext:value-type="float">
            <text:p>383</text:p>
          </table:table-cell>
          <table:table-cell table:style-name="ce332" office:value-type="string" calcext:value-type="string">
            <text:p>downto</text:p>
          </table:table-cell>
          <table:table-cell table:style-name="ce339" table:formula="of:=[.Q152]+8" office:value-type="float" office:value="376" calcext:value-type="float">
            <text:p>376</text:p>
          </table:table-cell>
          <table:table-cell table:style-name="ce222" office:value-type="string" calcext:value-type="string">
            <text:p>Accelerometre x (m/s²)</text:p>
          </table:table-cell>
          <table:table-cell table:style-name="ce347" office:value-type="string" calcext:value-type="string" table:number-columns-spanned="1" table:number-rows-spanned="48">
            <text:p>MOTUS RAW SENSORS PACKET</text:p>
          </table:table-cell>
          <table:table-cell/>
          <table:table-cell table:style-name="Default" table:number-columns-repeated="6"/>
          <table:table-cell table:number-columns-repeated="998"/>
        </table:table-row>
        <table:table-row table:style-name="ro1">
          <table:table-cell table:style-name="ce8" office:value-type="string" calcext:value-type="string">
            <text:p>ADD 151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53]+8" office:value-type="float" office:value="175" calcext:value-type="float">
            <text:p>175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53]+8" office:value-type="float" office:value="168" calcext:value-type="float">
            <text:p>168</text:p>
          </table:table-cell>
          <table:table-cell table:style-name="ce193"/>
          <table:covered-table-cell/>
          <table:table-cell/>
          <table:table-cell table:formula="of:=[.I153]+8" office:value-type="float" office:value="2887" calcext:value-type="float">
            <text:p>2887</text:p>
          </table:table-cell>
          <table:table-cell table:style-name="ce319" office:value-type="string" calcext:value-type="string">
            <text:p>downto</text:p>
          </table:table-cell>
          <table:table-cell table:formula="of:=[.K153]+8" office:value-type="float" office:value="2880" calcext:value-type="float">
            <text:p>2880</text:p>
          </table:table-cell>
          <table:table-cell/>
          <table:table-cell table:style-name="ce325" office:value-type="string" calcext:value-type="string">
            <text:p>ADD 15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53]+8" office:value-type="float" office:value="375" calcext:value-type="float">
            <text:p>3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53]+8" office:value-type="float" office:value="368" calcext:value-type="float">
            <text:p>368</text:p>
          </table:table-cell>
          <table:table-cell table:style-name="ce223"/>
          <table:covered-table-cell table:style-name="ce293"/>
          <table:table-cell/>
          <table:table-cell table:style-name="Default" table:number-columns-repeated="6"/>
          <table:table-cell table:number-columns-repeated="998"/>
        </table:table-row>
        <table:table-row table:style-name="ro1">
          <table:table-cell table:style-name="ce8" office:value-type="string" calcext:value-type="string">
            <text:p>ADD 152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54]+8" office:value-type="float" office:value="167" calcext:value-type="float">
            <text:p>167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54]+8" office:value-type="float" office:value="160" calcext:value-type="float">
            <text:p>160</text:p>
          </table:table-cell>
          <table:table-cell table:style-name="ce247" office:value-type="string" calcext:value-type="string">
            <text:p>Airspeed delay (s)</text:p>
          </table:table-cell>
          <table:covered-table-cell/>
          <table:table-cell/>
          <table:table-cell table:formula="of:=[.I154]+8" office:value-type="float" office:value="2879" calcext:value-type="float">
            <text:p>2879</text:p>
          </table:table-cell>
          <table:table-cell table:style-name="ce319" office:value-type="string" calcext:value-type="string">
            <text:p>downto</text:p>
          </table:table-cell>
          <table:table-cell table:formula="of:=[.K154]+8" office:value-type="float" office:value="2872" calcext:value-type="float">
            <text:p>2872</text:p>
          </table:table-cell>
          <table:table-cell/>
          <table:table-cell table:style-name="ce325" office:value-type="string" calcext:value-type="string">
            <text:p>ADD 15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54]+8" office:value-type="float" office:value="367" calcext:value-type="float">
            <text:p>3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54]+8" office:value-type="float" office:value="360" calcext:value-type="float">
            <text:p>360</text:p>
          </table:table-cell>
          <table:table-cell table:style-name="ce223"/>
          <table:covered-table-cell table:style-name="ce293"/>
          <table:table-cell/>
          <table:table-cell table:style-name="Default" table:number-columns-repeated="6"/>
          <table:table-cell table:number-columns-repeated="998"/>
        </table:table-row>
        <table:table-row table:style-name="ro1">
          <table:table-cell table:style-name="ce8" office:value-type="string" calcext:value-type="string">
            <text:p>ADD 153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55]+8" office:value-type="float" office:value="159" calcext:value-type="float">
            <text:p>159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55]+8" office:value-type="float" office:value="152" calcext:value-type="float">
            <text:p>152</text:p>
          </table:table-cell>
          <table:table-cell table:style-name="ce247"/>
          <table:covered-table-cell/>
          <table:table-cell/>
          <table:table-cell table:formula="of:=[.I155]+8" office:value-type="float" office:value="2871" calcext:value-type="float">
            <text:p>2871</text:p>
          </table:table-cell>
          <table:table-cell table:style-name="ce319" office:value-type="string" calcext:value-type="string">
            <text:p>downto</text:p>
          </table:table-cell>
          <table:table-cell table:formula="of:=[.K155]+8" office:value-type="float" office:value="2864" calcext:value-type="float">
            <text:p>2864</text:p>
          </table:table-cell>
          <table:table-cell/>
          <table:table-cell table:style-name="ce325" office:value-type="string" calcext:value-type="string">
            <text:p>ADD 15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55]+8" office:value-type="float" office:value="359" calcext:value-type="float">
            <text:p>3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55]+8" office:value-type="float" office:value="352" calcext:value-type="float">
            <text:p>352</text:p>
          </table:table-cell>
          <table:table-cell table:style-name="ce223"/>
          <table:covered-table-cell table:style-name="ce293"/>
          <table:table-cell/>
          <table:table-cell table:style-name="Default" table:number-columns-repeated="6"/>
          <table:table-cell table:number-columns-repeated="998"/>
        </table:table-row>
        <table:table-row table:style-name="ro1">
          <table:table-cell table:style-name="ce8" office:value-type="string" calcext:value-type="string">
            <text:p>ADD 154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56]+8" office:value-type="float" office:value="151" calcext:value-type="float">
            <text:p>151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56]+8" office:value-type="float" office:value="144" calcext:value-type="float">
            <text:p>144</text:p>
          </table:table-cell>
          <table:table-cell table:style-name="ce247"/>
          <table:covered-table-cell/>
          <table:table-cell/>
          <table:table-cell table:formula="of:=[.I156]+8" office:value-type="float" office:value="2863" calcext:value-type="float">
            <text:p>2863</text:p>
          </table:table-cell>
          <table:table-cell table:style-name="ce319" office:value-type="string" calcext:value-type="string">
            <text:p>downto</text:p>
          </table:table-cell>
          <table:table-cell table:formula="of:=[.K156]+8" office:value-type="float" office:value="2856" calcext:value-type="float">
            <text:p>2856</text:p>
          </table:table-cell>
          <table:table-cell/>
          <table:table-cell table:style-name="ce325" office:value-type="string" calcext:value-type="string">
            <text:p>ADD 15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56]+8" office:value-type="float" office:value="351" calcext:value-type="float">
            <text:p>3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56]+8" office:value-type="float" office:value="344" calcext:value-type="float">
            <text:p>344</text:p>
          </table:table-cell>
          <table:table-cell table:style-name="ce224" office:value-type="string" calcext:value-type="string">
            <text:p>Accelerometre y (m/s²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55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57]+8" office:value-type="float" office:value="143" calcext:value-type="float">
            <text:p>143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57]+8" office:value-type="float" office:value="136" calcext:value-type="float">
            <text:p>136</text:p>
          </table:table-cell>
          <table:table-cell table:style-name="ce247"/>
          <table:covered-table-cell/>
          <table:table-cell/>
          <table:table-cell table:formula="of:=[.I157]+8" office:value-type="float" office:value="2855" calcext:value-type="float">
            <text:p>2855</text:p>
          </table:table-cell>
          <table:table-cell table:style-name="ce319" office:value-type="string" calcext:value-type="string">
            <text:p>downto</text:p>
          </table:table-cell>
          <table:table-cell table:formula="of:=[.K157]+8" office:value-type="float" office:value="2848" calcext:value-type="float">
            <text:p>2848</text:p>
          </table:table-cell>
          <table:table-cell/>
          <table:table-cell table:style-name="ce325" office:value-type="string" calcext:value-type="string">
            <text:p>ADD 15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57]+8" office:value-type="float" office:value="343" calcext:value-type="float">
            <text:p>3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57]+8" office:value-type="float" office:value="336" calcext:value-type="float">
            <text:p>336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56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58]+8" office:value-type="float" office:value="135" calcext:value-type="float">
            <text:p>135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58]+8" office:value-type="float" office:value="128" calcext:value-type="float">
            <text:p>128</text:p>
          </table:table-cell>
          <table:table-cell table:style-name="ce194" office:value-type="string" calcext:value-type="string">
            <text:p>Barometric altitude (m)</text:p>
          </table:table-cell>
          <table:covered-table-cell/>
          <table:table-cell/>
          <table:table-cell table:formula="of:=[.I158]+8" office:value-type="float" office:value="2847" calcext:value-type="float">
            <text:p>2847</text:p>
          </table:table-cell>
          <table:table-cell table:style-name="ce319" office:value-type="string" calcext:value-type="string">
            <text:p>downto</text:p>
          </table:table-cell>
          <table:table-cell table:formula="of:=[.K158]+8" office:value-type="float" office:value="2840" calcext:value-type="float">
            <text:p>2840</text:p>
          </table:table-cell>
          <table:table-cell/>
          <table:table-cell table:style-name="ce325" office:value-type="string" calcext:value-type="string">
            <text:p>ADD 15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58]+8" office:value-type="float" office:value="335" calcext:value-type="float">
            <text:p>3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58]+8" office:value-type="float" office:value="328" calcext:value-type="float">
            <text:p>328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57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59]+8" office:value-type="float" office:value="127" calcext:value-type="float">
            <text:p>127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59]+8" office:value-type="float" office:value="120" calcext:value-type="float">
            <text:p>120</text:p>
          </table:table-cell>
          <table:table-cell table:style-name="ce194"/>
          <table:covered-table-cell/>
          <table:table-cell/>
          <table:table-cell table:formula="of:=[.I159]+8" office:value-type="float" office:value="2839" calcext:value-type="float">
            <text:p>2839</text:p>
          </table:table-cell>
          <table:table-cell table:style-name="ce319" office:value-type="string" calcext:value-type="string">
            <text:p>downto</text:p>
          </table:table-cell>
          <table:table-cell table:formula="of:=[.K159]+8" office:value-type="float" office:value="2832" calcext:value-type="float">
            <text:p>2832</text:p>
          </table:table-cell>
          <table:table-cell/>
          <table:table-cell table:style-name="ce325" office:value-type="string" calcext:value-type="string">
            <text:p>ADD 15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59]+8" office:value-type="float" office:value="327" calcext:value-type="float">
            <text:p>3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59]+8" office:value-type="float" office:value="320" calcext:value-type="float">
            <text:p>320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58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60]+8" office:value-type="float" office:value="119" calcext:value-type="float">
            <text:p>119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60]+8" office:value-type="float" office:value="112" calcext:value-type="float">
            <text:p>112</text:p>
          </table:table-cell>
          <table:table-cell table:style-name="ce194"/>
          <table:covered-table-cell/>
          <table:table-cell/>
          <table:table-cell table:formula="of:=[.I160]+8" office:value-type="float" office:value="2831" calcext:value-type="float">
            <text:p>2831</text:p>
          </table:table-cell>
          <table:table-cell table:style-name="ce319" office:value-type="string" calcext:value-type="string">
            <text:p>downto</text:p>
          </table:table-cell>
          <table:table-cell table:formula="of:=[.K160]+8" office:value-type="float" office:value="2824" calcext:value-type="float">
            <text:p>2824</text:p>
          </table:table-cell>
          <table:table-cell/>
          <table:table-cell table:style-name="ce325" office:value-type="string" calcext:value-type="string">
            <text:p>ADD 15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60]+8" office:value-type="float" office:value="319" calcext:value-type="float">
            <text:p>3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60]+8" office:value-type="float" office:value="312" calcext:value-type="float">
            <text:p>312</text:p>
          </table:table-cell>
          <table:table-cell table:style-name="ce226" office:value-type="string" calcext:value-type="string">
            <text:p>Accelerometre z (m/s²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59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61]+8" office:value-type="float" office:value="111" calcext:value-type="float">
            <text:p>111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61]+8" office:value-type="float" office:value="104" calcext:value-type="float">
            <text:p>104</text:p>
          </table:table-cell>
          <table:table-cell table:style-name="ce194"/>
          <table:covered-table-cell/>
          <table:table-cell/>
          <table:table-cell table:formula="of:=[.I161]+8" office:value-type="float" office:value="2823" calcext:value-type="float">
            <text:p>2823</text:p>
          </table:table-cell>
          <table:table-cell table:style-name="ce319" office:value-type="string" calcext:value-type="string">
            <text:p>downto</text:p>
          </table:table-cell>
          <table:table-cell table:formula="of:=[.K161]+8" office:value-type="float" office:value="2816" calcext:value-type="float">
            <text:p>2816</text:p>
          </table:table-cell>
          <table:table-cell/>
          <table:table-cell table:style-name="ce325" office:value-type="string" calcext:value-type="string">
            <text:p>ADD 15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61]+8" office:value-type="float" office:value="311" calcext:value-type="float">
            <text:p>3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61]+8" office:value-type="float" office:value="304" calcext:value-type="float">
            <text:p>304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60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62]+8" office:value-type="float" office:value="103" calcext:value-type="float">
            <text:p>103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62]+8" office:value-type="float" office:value="96" calcext:value-type="float">
            <text:p>96</text:p>
          </table:table-cell>
          <table:table-cell table:style-name="ce196" office:value-type="string" calcext:value-type="string">
            <text:p>Airspeed (m/s)</text:p>
          </table:table-cell>
          <table:covered-table-cell/>
          <table:table-cell/>
          <table:table-cell table:formula="of:=[.I162]+8" office:value-type="float" office:value="2815" calcext:value-type="float">
            <text:p>2815</text:p>
          </table:table-cell>
          <table:table-cell table:style-name="ce319" office:value-type="string" calcext:value-type="string">
            <text:p>downto</text:p>
          </table:table-cell>
          <table:table-cell table:formula="of:=[.K162]+8" office:value-type="float" office:value="2808" calcext:value-type="float">
            <text:p>2808</text:p>
          </table:table-cell>
          <table:table-cell/>
          <table:table-cell table:style-name="ce325" office:value-type="string" calcext:value-type="string">
            <text:p>ADD 16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62]+8" office:value-type="float" office:value="303" calcext:value-type="float">
            <text:p>3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62]+8" office:value-type="float" office:value="296" calcext:value-type="float">
            <text:p>296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61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63]+8" office:value-type="float" office:value="95" calcext:value-type="float">
            <text:p>95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63]+8" office:value-type="float" office:value="88" calcext:value-type="float">
            <text:p>88</text:p>
          </table:table-cell>
          <table:table-cell table:style-name="ce196"/>
          <table:covered-table-cell/>
          <table:table-cell/>
          <table:table-cell table:formula="of:=[.I163]+8" office:value-type="float" office:value="2807" calcext:value-type="float">
            <text:p>2807</text:p>
          </table:table-cell>
          <table:table-cell table:style-name="ce319" office:value-type="string" calcext:value-type="string">
            <text:p>downto</text:p>
          </table:table-cell>
          <table:table-cell table:formula="of:=[.K163]+8" office:value-type="float" office:value="2800" calcext:value-type="float">
            <text:p>2800</text:p>
          </table:table-cell>
          <table:table-cell/>
          <table:table-cell table:style-name="ce325" office:value-type="string" calcext:value-type="string">
            <text:p>ADD 16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63]+8" office:value-type="float" office:value="295" calcext:value-type="float">
            <text:p>2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63]+8" office:value-type="float" office:value="288" calcext:value-type="float">
            <text:p>288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62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64]+8" office:value-type="float" office:value="87" calcext:value-type="float">
            <text:p>87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64]+8" office:value-type="float" office:value="80" calcext:value-type="float">
            <text:p>80</text:p>
          </table:table-cell>
          <table:table-cell table:style-name="ce196"/>
          <table:covered-table-cell/>
          <table:table-cell/>
          <table:table-cell table:formula="of:=[.I164]+8" office:value-type="float" office:value="2799" calcext:value-type="float">
            <text:p>2799</text:p>
          </table:table-cell>
          <table:table-cell table:style-name="ce319" office:value-type="string" calcext:value-type="string">
            <text:p>downto</text:p>
          </table:table-cell>
          <table:table-cell table:formula="of:=[.K164]+8" office:value-type="float" office:value="2792" calcext:value-type="float">
            <text:p>2792</text:p>
          </table:table-cell>
          <table:table-cell/>
          <table:table-cell table:style-name="ce325" office:value-type="string" calcext:value-type="string">
            <text:p>ADD 16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64]+8" office:value-type="float" office:value="287" calcext:value-type="float">
            <text:p>2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64]+8" office:value-type="float" office:value="280" calcext:value-type="float">
            <text:p>280</text:p>
          </table:table-cell>
          <table:table-cell table:style-name="ce228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63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65]+8" office:value-type="float" office:value="79" calcext:value-type="float">
            <text:p>79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65]+8" office:value-type="float" office:value="72" calcext:value-type="float">
            <text:p>72</text:p>
          </table:table-cell>
          <table:table-cell table:style-name="ce196"/>
          <table:covered-table-cell/>
          <table:table-cell/>
          <table:table-cell table:formula="of:=[.I165]+8" office:value-type="float" office:value="2791" calcext:value-type="float">
            <text:p>2791</text:p>
          </table:table-cell>
          <table:table-cell table:style-name="ce319" office:value-type="string" calcext:value-type="string">
            <text:p>downto</text:p>
          </table:table-cell>
          <table:table-cell table:formula="of:=[.K165]+8" office:value-type="float" office:value="2784" calcext:value-type="float">
            <text:p>2784</text:p>
          </table:table-cell>
          <table:table-cell/>
          <table:table-cell table:style-name="ce325" office:value-type="string" calcext:value-type="string">
            <text:p>ADD 16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65]+8" office:value-type="float" office:value="279" calcext:value-type="float">
            <text:p>2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65]+8" office:value-type="float" office:value="272" calcext:value-type="float">
            <text:p>272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64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66]+8" office:value-type="float" office:value="71" calcext:value-type="float">
            <text:p>71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66]+8" office:value-type="float" office:value="64" calcext:value-type="float">
            <text:p>64</text:p>
          </table:table-cell>
          <table:table-cell table:style-name="ce200" office:value-type="string" calcext:value-type="string">
            <text:p>Barometric altitude</text:p>
          </table:table-cell>
          <table:covered-table-cell/>
          <table:table-cell/>
          <table:table-cell table:formula="of:=[.I166]+8" office:value-type="float" office:value="2783" calcext:value-type="float">
            <text:p>2783</text:p>
          </table:table-cell>
          <table:table-cell table:style-name="ce319" office:value-type="string" calcext:value-type="string">
            <text:p>downto</text:p>
          </table:table-cell>
          <table:table-cell table:formula="of:=[.K166]+8" office:value-type="float" office:value="2776" calcext:value-type="float">
            <text:p>2776</text:p>
          </table:table-cell>
          <table:table-cell/>
          <table:table-cell table:style-name="ce325" office:value-type="string" calcext:value-type="string">
            <text:p>ADD 16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66]+8" office:value-type="float" office:value="271" calcext:value-type="float">
            <text:p>2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66]+8" office:value-type="float" office:value="264" calcext:value-type="float">
            <text:p>264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65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67]+8" office:value-type="float" office:value="63" calcext:value-type="float">
            <text:p>63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67]+8" office:value-type="float" office:value="56" calcext:value-type="float">
            <text:p>56</text:p>
          </table:table-cell>
          <table:table-cell table:style-name="ce200" office:value-type="string" calcext:value-type="string">
            <text:p><text:s/>standard deviation (m/s)</text:p>
          </table:table-cell>
          <table:covered-table-cell/>
          <table:table-cell/>
          <table:table-cell table:formula="of:=[.I167]+8" office:value-type="float" office:value="2775" calcext:value-type="float">
            <text:p>2775</text:p>
          </table:table-cell>
          <table:table-cell table:style-name="ce319" office:value-type="string" calcext:value-type="string">
            <text:p>downto</text:p>
          </table:table-cell>
          <table:table-cell table:formula="of:=[.K167]+8" office:value-type="float" office:value="2768" calcext:value-type="float">
            <text:p>2768</text:p>
          </table:table-cell>
          <table:table-cell/>
          <table:table-cell table:style-name="ce325" office:value-type="string" calcext:value-type="string">
            <text:p>ADD 16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67]+8" office:value-type="float" office:value="263" calcext:value-type="float">
            <text:p>2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67]+8" office:value-type="float" office:value="256" calcext:value-type="float">
            <text:p>256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66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68]+8" office:value-type="float" office:value="55" calcext:value-type="float">
            <text:p>55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68]+8" office:value-type="float" office:value="48" calcext:value-type="float">
            <text:p>48</text:p>
          </table:table-cell>
          <table:table-cell table:style-name="ce200"/>
          <table:covered-table-cell/>
          <table:table-cell/>
          <table:table-cell table:formula="of:=[.I168]+8" office:value-type="float" office:value="2767" calcext:value-type="float">
            <text:p>2767</text:p>
          </table:table-cell>
          <table:table-cell table:style-name="ce319" office:value-type="string" calcext:value-type="string">
            <text:p>downto</text:p>
          </table:table-cell>
          <table:table-cell table:formula="of:=[.K168]+8" office:value-type="float" office:value="2760" calcext:value-type="float">
            <text:p>2760</text:p>
          </table:table-cell>
          <table:table-cell/>
          <table:table-cell table:style-name="ce325" office:value-type="string" calcext:value-type="string">
            <text:p>ADD 16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68]+8" office:value-type="float" office:value="255" calcext:value-type="float">
            <text:p>2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68]+8" office:value-type="float" office:value="248" calcext:value-type="float">
            <text:p>248</text:p>
          </table:table-cell>
          <table:table-cell table:style-name="ce230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67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69]+8" office:value-type="float" office:value="47" calcext:value-type="float">
            <text:p>47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69]+8" office:value-type="float" office:value="40" calcext:value-type="float">
            <text:p>40</text:p>
          </table:table-cell>
          <table:table-cell table:style-name="ce200"/>
          <table:covered-table-cell/>
          <table:table-cell/>
          <table:table-cell table:formula="of:=[.I169]+8" office:value-type="float" office:value="2759" calcext:value-type="float">
            <text:p>2759</text:p>
          </table:table-cell>
          <table:table-cell table:style-name="ce319" office:value-type="string" calcext:value-type="string">
            <text:p>downto</text:p>
          </table:table-cell>
          <table:table-cell table:formula="of:=[.K169]+8" office:value-type="float" office:value="2752" calcext:value-type="float">
            <text:p>2752</text:p>
          </table:table-cell>
          <table:table-cell/>
          <table:table-cell table:style-name="ce325" office:value-type="string" calcext:value-type="string">
            <text:p>ADD 16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69]+8" office:value-type="float" office:value="247" calcext:value-type="float">
            <text:p>2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69]+8" office:value-type="float" office:value="240" calcext:value-type="float">
            <text:p>240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68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70]+8" office:value-type="float" office:value="39" calcext:value-type="float">
            <text:p>39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70]+8" office:value-type="float" office:value="32" calcext:value-type="float">
            <text:p>32</text:p>
          </table:table-cell>
          <table:table-cell table:style-name="ce248" office:value-type="string" calcext:value-type="string">
            <text:p>Airspeed standard deviation (m/s)</text:p>
          </table:table-cell>
          <table:covered-table-cell/>
          <table:table-cell/>
          <table:table-cell table:formula="of:=[.I170]+8" office:value-type="float" office:value="2751" calcext:value-type="float">
            <text:p>2751</text:p>
          </table:table-cell>
          <table:table-cell table:style-name="ce319" office:value-type="string" calcext:value-type="string">
            <text:p>downto</text:p>
          </table:table-cell>
          <table:table-cell table:formula="of:=[.K170]+8" office:value-type="float" office:value="2744" calcext:value-type="float">
            <text:p>2744</text:p>
          </table:table-cell>
          <table:table-cell/>
          <table:table-cell table:style-name="ce325" office:value-type="string" calcext:value-type="string">
            <text:p>ADD 16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70]+8" office:value-type="float" office:value="239" calcext:value-type="float">
            <text:p>2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70]+8" office:value-type="float" office:value="232" calcext:value-type="float">
            <text:p>232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69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71]+8" office:value-type="float" office:value="31" calcext:value-type="float">
            <text:p>31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71]+8" office:value-type="float" office:value="24" calcext:value-type="float">
            <text:p>24</text:p>
          </table:table-cell>
          <table:table-cell table:style-name="ce248"/>
          <table:covered-table-cell/>
          <table:table-cell/>
          <table:table-cell table:formula="of:=[.I171]+8" office:value-type="float" office:value="2743" calcext:value-type="float">
            <text:p>2743</text:p>
          </table:table-cell>
          <table:table-cell table:style-name="ce319" office:value-type="string" calcext:value-type="string">
            <text:p>downto</text:p>
          </table:table-cell>
          <table:table-cell table:formula="of:=[.K171]+8" office:value-type="float" office:value="2736" calcext:value-type="float">
            <text:p>2736</text:p>
          </table:table-cell>
          <table:table-cell/>
          <table:table-cell table:style-name="ce325" office:value-type="string" calcext:value-type="string">
            <text:p>ADD 16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71]+8" office:value-type="float" office:value="231" calcext:value-type="float">
            <text:p>2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71]+8" office:value-type="float" office:value="224" calcext:value-type="float">
            <text:p>224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70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72]+8" office:value-type="float" office:value="23" calcext:value-type="float">
            <text:p>23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72]+8" office:value-type="float" office:value="16" calcext:value-type="float">
            <text:p>16</text:p>
          </table:table-cell>
          <table:table-cell table:style-name="ce248"/>
          <table:covered-table-cell/>
          <table:table-cell/>
          <table:table-cell table:formula="of:=[.I172]+8" office:value-type="float" office:value="2735" calcext:value-type="float">
            <text:p>2735</text:p>
          </table:table-cell>
          <table:table-cell table:style-name="ce319" office:value-type="string" calcext:value-type="string">
            <text:p>downto</text:p>
          </table:table-cell>
          <table:table-cell table:formula="of:=[.K172]+8" office:value-type="float" office:value="2728" calcext:value-type="float">
            <text:p>2728</text:p>
          </table:table-cell>
          <table:table-cell/>
          <table:table-cell table:style-name="ce325" office:value-type="string" calcext:value-type="string">
            <text:p>ADD 17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72]+8" office:value-type="float" office:value="223" calcext:value-type="float">
            <text:p>2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72]+8" office:value-type="float" office:value="216" calcext:value-type="float">
            <text:p>216</text:p>
          </table:table-cell>
          <table:table-cell table:style-name="ce232" office:value-type="string" calcext:value-type="string">
            <text:p>Gyroscope Z (Rad/s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8" office:value-type="string" calcext:value-type="string">
            <text:p>ADD 171</text:p>
          </table:table-cell>
          <table:table-cell table:style-name="ce50" office:value-type="string" calcext:value-type="string">
            <text:p>ADU : i_Air_Speed_packect_data</text:p>
          </table:table-cell>
          <table:table-cell table:style-name="ce97" table:formula="of:=[.C173]+8" office:value-type="float" office:value="15" calcext:value-type="float">
            <text:p>15</text:p>
          </table:table-cell>
          <table:table-cell table:style-name="ce50" office:value-type="string" calcext:value-type="string">
            <text:p>downto</text:p>
          </table:table-cell>
          <table:table-cell table:style-name="ce157" table:formula="of:=[.E173]+8" office:value-type="float" office:value="8" calcext:value-type="float">
            <text:p>8</text:p>
          </table:table-cell>
          <table:table-cell table:style-name="ce248"/>
          <table:covered-table-cell/>
          <table:table-cell/>
          <table:table-cell table:formula="of:=[.I173]+8" office:value-type="float" office:value="2727" calcext:value-type="float">
            <text:p>2727</text:p>
          </table:table-cell>
          <table:table-cell table:style-name="ce319" office:value-type="string" calcext:value-type="string">
            <text:p>downto</text:p>
          </table:table-cell>
          <table:table-cell table:formula="of:=[.K173]+8" office:value-type="float" office:value="2720" calcext:value-type="float">
            <text:p>2720</text:p>
          </table:table-cell>
          <table:table-cell/>
          <table:table-cell table:style-name="ce325" office:value-type="string" calcext:value-type="string">
            <text:p>ADD 17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73]+8" office:value-type="float" office:value="215" calcext:value-type="float">
            <text:p>2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73]+8" office:value-type="float" office:value="208" calcext:value-type="float">
            <text:p>208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1">
          <table:table-cell table:style-name="ce9" office:value-type="string" calcext:value-type="string">
            <text:p>ADD 172</text:p>
          </table:table-cell>
          <table:table-cell table:style-name="ce51" office:value-type="string" calcext:value-type="string">
            <text:p>ADU : i_Air_Speed_packect_data</text:p>
          </table:table-cell>
          <table:table-cell table:style-name="ce98" office:value-type="float" office:value="7" calcext:value-type="float">
            <text:p>7</text:p>
          </table:table-cell>
          <table:table-cell table:style-name="ce51" office:value-type="string" calcext:value-type="string">
            <text:p>downto</text:p>
          </table:table-cell>
          <table:table-cell table:style-name="ce158" office:value-type="float" office:value="0" calcext:value-type="float">
            <text:p>0</text:p>
          </table:table-cell>
          <table:table-cell table:style-name="ce249" office:value-type="string" calcext:value-type="string">
            <text:p>Flags</text:p>
          </table:table-cell>
          <table:covered-table-cell table:style-name="Default"/>
          <table:table-cell/>
          <table:table-cell table:formula="of:=[.I174]+8" office:value-type="float" office:value="2719" calcext:value-type="float">
            <text:p>2719</text:p>
          </table:table-cell>
          <table:table-cell table:style-name="ce319" office:value-type="string" calcext:value-type="string">
            <text:p>downto</text:p>
          </table:table-cell>
          <table:table-cell table:formula="of:=[.K174]+8" office:value-type="float" office:value="2712" calcext:value-type="float">
            <text:p>2712</text:p>
          </table:table-cell>
          <table:table-cell/>
          <table:table-cell table:style-name="ce325" office:value-type="string" calcext:value-type="string">
            <text:p>ADD 17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74]+8" office:value-type="float" office:value="207" calcext:value-type="float">
            <text:p>20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74]+8" office:value-type="float" office:value="200" calcext:value-type="float">
            <text:p>200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1">
          <table:table-cell table:style-name="ce10" office:value-type="string" calcext:value-type="string">
            <text:p>ADD 173</text:p>
          </table:table-cell>
          <table:table-cell table:style-name="ce52" office:value-type="string" calcext:value-type="string">
            <text:p>Spatial : i-windvect_packet data</text:p>
          </table:table-cell>
          <table:table-cell table:style-name="ce99" table:formula="of:=[.C175]+8" office:value-type="float" office:value="95" calcext:value-type="float">
            <text:p>95</text:p>
          </table:table-cell>
          <table:table-cell table:style-name="ce52" office:value-type="string" calcext:value-type="string">
            <text:p>downto</text:p>
          </table:table-cell>
          <table:table-cell table:style-name="ce159" table:formula="of:=[.E175]+8" office:value-type="float" office:value="88" calcext:value-type="float">
            <text:p>88</text:p>
          </table:table-cell>
          <table:table-cell table:style-name="ce250" office:value-type="string" calcext:value-type="string">
            <text:p>Wind Velocity North (m/s)</text:p>
          </table:table-cell>
          <table:table-cell table:style-name="ce297" office:value-type="string" calcext:value-type="string" table:number-columns-spanned="1" table:number-rows-spanned="12">
            <text:p>WIND <text:s/>PACKET</text:p>
          </table:table-cell>
          <table:table-cell/>
          <table:table-cell table:formula="of:=[.I175]+8" office:value-type="float" office:value="2711" calcext:value-type="float">
            <text:p>2711</text:p>
          </table:table-cell>
          <table:table-cell table:style-name="ce319" office:value-type="string" calcext:value-type="string">
            <text:p>downto</text:p>
          </table:table-cell>
          <table:table-cell table:formula="of:=[.K175]+8" office:value-type="float" office:value="2704" calcext:value-type="float">
            <text:p>2704</text:p>
          </table:table-cell>
          <table:table-cell/>
          <table:table-cell table:style-name="ce325" office:value-type="string" calcext:value-type="string">
            <text:p>ADD 17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75]+8" office:value-type="float" office:value="199" calcext:value-type="float">
            <text:p>19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75]+8" office:value-type="float" office:value="192" calcext:value-type="float">
            <text:p>192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1">
          <table:table-cell table:style-name="ce11" office:value-type="string" calcext:value-type="string">
            <text:p>ADD 174</text:p>
          </table:table-cell>
          <table:table-cell table:style-name="ce53" office:value-type="string" calcext:value-type="string">
            <text:p>Spatial : i-windvect_packet data</text:p>
          </table:table-cell>
          <table:table-cell table:style-name="ce100" table:formula="of:=[.C176]+8" office:value-type="float" office:value="87" calcext:value-type="float">
            <text:p>87</text:p>
          </table:table-cell>
          <table:table-cell table:style-name="ce134" office:value-type="string" calcext:value-type="string">
            <text:p>downto</text:p>
          </table:table-cell>
          <table:table-cell table:style-name="ce160" table:formula="of:=[.E176]+8" office:value-type="float" office:value="80" calcext:value-type="float">
            <text:p>80</text:p>
          </table:table-cell>
          <table:table-cell table:style-name="ce194"/>
          <table:covered-table-cell/>
          <table:table-cell/>
          <table:table-cell table:formula="of:=[.I176]+8" office:value-type="float" office:value="2703" calcext:value-type="float">
            <text:p>2703</text:p>
          </table:table-cell>
          <table:table-cell table:style-name="ce319" office:value-type="string" calcext:value-type="string">
            <text:p>downto</text:p>
          </table:table-cell>
          <table:table-cell table:formula="of:=[.K176]+8" office:value-type="float" office:value="2696" calcext:value-type="float">
            <text:p>2696</text:p>
          </table:table-cell>
          <table:table-cell/>
          <table:table-cell table:style-name="ce325" office:value-type="string" calcext:value-type="string">
            <text:p>ADD 17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76]+8" office:value-type="float" office:value="191" calcext:value-type="float">
            <text:p>19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76]+8" office:value-type="float" office:value="184" calcext:value-type="float">
            <text:p>184</text:p>
          </table:table-cell>
          <table:table-cell table:style-name="ce234" office:value-type="string" calcext:value-type="string">
            <text:p>Magnetometre X (mG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11" office:value-type="string" calcext:value-type="string">
            <text:p>ADD 175</text:p>
          </table:table-cell>
          <table:table-cell table:style-name="ce53" office:value-type="string" calcext:value-type="string">
            <text:p>Spatial : i-windvect_packet data</text:p>
          </table:table-cell>
          <table:table-cell table:style-name="ce100" table:formula="of:=[.C177]+8" office:value-type="float" office:value="79" calcext:value-type="float">
            <text:p>79</text:p>
          </table:table-cell>
          <table:table-cell table:style-name="ce134" office:value-type="string" calcext:value-type="string">
            <text:p>downto</text:p>
          </table:table-cell>
          <table:table-cell table:style-name="ce160" table:formula="of:=[.E177]+8" office:value-type="float" office:value="72" calcext:value-type="float">
            <text:p>72</text:p>
          </table:table-cell>
          <table:table-cell table:style-name="ce194"/>
          <table:covered-table-cell/>
          <table:table-cell/>
          <table:table-cell table:formula="of:=[.I177]+8" office:value-type="float" office:value="2695" calcext:value-type="float">
            <text:p>2695</text:p>
          </table:table-cell>
          <table:table-cell table:style-name="ce319" office:value-type="string" calcext:value-type="string">
            <text:p>downto</text:p>
          </table:table-cell>
          <table:table-cell table:formula="of:=[.K177]+8" office:value-type="float" office:value="2688" calcext:value-type="float">
            <text:p>2688</text:p>
          </table:table-cell>
          <table:table-cell/>
          <table:table-cell table:style-name="ce325" office:value-type="string" calcext:value-type="string">
            <text:p>ADD 17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77]+8" office:value-type="float" office:value="183" calcext:value-type="float">
            <text:p>18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77]+8" office:value-type="float" office:value="176" calcext:value-type="float">
            <text:p>176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1">
          <table:table-cell table:style-name="ce11" office:value-type="string" calcext:value-type="string">
            <text:p>ADD 176</text:p>
          </table:table-cell>
          <table:table-cell table:style-name="ce53" office:value-type="string" calcext:value-type="string">
            <text:p>Spatial : i-windvect_packet data</text:p>
          </table:table-cell>
          <table:table-cell table:style-name="ce100" table:formula="of:=[.C178]+8" office:value-type="float" office:value="71" calcext:value-type="float">
            <text:p>71</text:p>
          </table:table-cell>
          <table:table-cell table:style-name="ce134" office:value-type="string" calcext:value-type="string">
            <text:p>downto</text:p>
          </table:table-cell>
          <table:table-cell table:style-name="ce160" table:formula="of:=[.E178]+8" office:value-type="float" office:value="64" calcext:value-type="float">
            <text:p>64</text:p>
          </table:table-cell>
          <table:table-cell table:style-name="ce194"/>
          <table:covered-table-cell/>
          <table:table-cell/>
          <table:table-cell table:formula="of:=[.I178]+8" office:value-type="float" office:value="2687" calcext:value-type="float">
            <text:p>2687</text:p>
          </table:table-cell>
          <table:table-cell table:style-name="ce319" office:value-type="string" calcext:value-type="string">
            <text:p>downto</text:p>
          </table:table-cell>
          <table:table-cell table:formula="of:=[.K178]+8" office:value-type="float" office:value="2680" calcext:value-type="float">
            <text:p>2680</text:p>
          </table:table-cell>
          <table:table-cell/>
          <table:table-cell table:style-name="ce325" office:value-type="string" calcext:value-type="string">
            <text:p>ADD 17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78]+8" office:value-type="float" office:value="175" calcext:value-type="float">
            <text:p>1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78]+8" office:value-type="float" office:value="168" calcext:value-type="float">
            <text:p>168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1">
          <table:table-cell table:style-name="ce11" office:value-type="string" calcext:value-type="string">
            <text:p>ADD 177</text:p>
          </table:table-cell>
          <table:table-cell table:style-name="ce53" office:value-type="string" calcext:value-type="string">
            <text:p>Spatial : i-windvect_packet data</text:p>
          </table:table-cell>
          <table:table-cell table:style-name="ce100" table:formula="of:=[.C179]+8" office:value-type="float" office:value="63" calcext:value-type="float">
            <text:p>63</text:p>
          </table:table-cell>
          <table:table-cell table:style-name="ce134" office:value-type="string" calcext:value-type="string">
            <text:p>downto</text:p>
          </table:table-cell>
          <table:table-cell table:style-name="ce160" table:formula="of:=[.E179]+8" office:value-type="float" office:value="56" calcext:value-type="float">
            <text:p>56</text:p>
          </table:table-cell>
          <table:table-cell table:style-name="ce251" office:value-type="string" calcext:value-type="string">
            <text:p>Wind Velocity East (m/s)</text:p>
          </table:table-cell>
          <table:covered-table-cell/>
          <table:table-cell/>
          <table:table-cell table:formula="of:=[.I179]+8" office:value-type="float" office:value="2679" calcext:value-type="float">
            <text:p>2679</text:p>
          </table:table-cell>
          <table:table-cell table:style-name="ce319" office:value-type="string" calcext:value-type="string">
            <text:p>downto</text:p>
          </table:table-cell>
          <table:table-cell table:formula="of:=[.K179]+8" office:value-type="float" office:value="2672" calcext:value-type="float">
            <text:p>2672</text:p>
          </table:table-cell>
          <table:table-cell/>
          <table:table-cell table:style-name="ce325" office:value-type="string" calcext:value-type="string">
            <text:p>ADD 17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79]+8" office:value-type="float" office:value="167" calcext:value-type="float">
            <text:p>1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79]+8" office:value-type="float" office:value="160" calcext:value-type="float">
            <text:p>160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1">
          <table:table-cell table:style-name="ce11" office:value-type="string" calcext:value-type="string">
            <text:p>ADD 178</text:p>
          </table:table-cell>
          <table:table-cell table:style-name="ce53" office:value-type="string" calcext:value-type="string">
            <text:p>Spatial : i-windvect_packet data</text:p>
          </table:table-cell>
          <table:table-cell table:style-name="ce100" table:formula="of:=[.C180]+8" office:value-type="float" office:value="55" calcext:value-type="float">
            <text:p>55</text:p>
          </table:table-cell>
          <table:table-cell table:style-name="ce134" office:value-type="string" calcext:value-type="string">
            <text:p>downto</text:p>
          </table:table-cell>
          <table:table-cell table:style-name="ce160" table:formula="of:=[.E180]+8" office:value-type="float" office:value="48" calcext:value-type="float">
            <text:p>48</text:p>
          </table:table-cell>
          <table:table-cell table:style-name="ce251"/>
          <table:covered-table-cell/>
          <table:table-cell/>
          <table:table-cell table:formula="of:=[.I180]+8" office:value-type="float" office:value="2671" calcext:value-type="float">
            <text:p>2671</text:p>
          </table:table-cell>
          <table:table-cell table:style-name="ce319" office:value-type="string" calcext:value-type="string">
            <text:p>downto</text:p>
          </table:table-cell>
          <table:table-cell table:formula="of:=[.K180]+8" office:value-type="float" office:value="2664" calcext:value-type="float">
            <text:p>2664</text:p>
          </table:table-cell>
          <table:table-cell/>
          <table:table-cell table:style-name="ce325" office:value-type="string" calcext:value-type="string">
            <text:p>ADD 17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80]+8" office:value-type="float" office:value="159" calcext:value-type="float">
            <text:p>1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80]+8" office:value-type="float" office:value="152" calcext:value-type="float">
            <text:p>152</text:p>
          </table:table-cell>
          <table:table-cell table:style-name="ce236" office:value-type="string" calcext:value-type="string">
            <text:p>Magnetoscope Y (mG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11" office:value-type="string" calcext:value-type="string">
            <text:p>ADD 179</text:p>
          </table:table-cell>
          <table:table-cell table:style-name="ce53" office:value-type="string" calcext:value-type="string">
            <text:p>Spatial : i-windvect_packet data</text:p>
          </table:table-cell>
          <table:table-cell table:style-name="ce100" table:formula="of:=[.C181]+8" office:value-type="float" office:value="47" calcext:value-type="float">
            <text:p>47</text:p>
          </table:table-cell>
          <table:table-cell table:style-name="ce134" office:value-type="string" calcext:value-type="string">
            <text:p>downto</text:p>
          </table:table-cell>
          <table:table-cell table:style-name="ce160" table:formula="of:=[.E181]+8" office:value-type="float" office:value="40" calcext:value-type="float">
            <text:p>40</text:p>
          </table:table-cell>
          <table:table-cell table:style-name="ce251"/>
          <table:covered-table-cell/>
          <table:table-cell/>
          <table:table-cell table:formula="of:=[.I181]+8" office:value-type="float" office:value="2663" calcext:value-type="float">
            <text:p>2663</text:p>
          </table:table-cell>
          <table:table-cell table:style-name="ce319" office:value-type="string" calcext:value-type="string">
            <text:p>downto</text:p>
          </table:table-cell>
          <table:table-cell table:formula="of:=[.K181]+8" office:value-type="float" office:value="2656" calcext:value-type="float">
            <text:p>2656</text:p>
          </table:table-cell>
          <table:table-cell/>
          <table:table-cell table:style-name="ce325" office:value-type="string" calcext:value-type="string">
            <text:p>ADD 17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81]+8" office:value-type="float" office:value="151" calcext:value-type="float">
            <text:p>1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81]+8" office:value-type="float" office:value="144" calcext:value-type="float">
            <text:p>144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1">
          <table:table-cell table:style-name="ce11" office:value-type="string" calcext:value-type="string">
            <text:p>ADD 180</text:p>
          </table:table-cell>
          <table:table-cell table:style-name="ce53" office:value-type="string" calcext:value-type="string">
            <text:p>Spatial : i-windvect_packet data</text:p>
          </table:table-cell>
          <table:table-cell table:style-name="ce100" table:formula="of:=[.C182]+8" office:value-type="float" office:value="39" calcext:value-type="float">
            <text:p>39</text:p>
          </table:table-cell>
          <table:table-cell table:style-name="ce134" office:value-type="string" calcext:value-type="string">
            <text:p>downto</text:p>
          </table:table-cell>
          <table:table-cell table:style-name="ce160" table:formula="of:=[.E182]+8" office:value-type="float" office:value="32" calcext:value-type="float">
            <text:p>32</text:p>
          </table:table-cell>
          <table:table-cell table:style-name="ce251"/>
          <table:covered-table-cell/>
          <table:table-cell/>
          <table:table-cell table:formula="of:=[.I182]+8" office:value-type="float" office:value="2655" calcext:value-type="float">
            <text:p>2655</text:p>
          </table:table-cell>
          <table:table-cell table:style-name="ce319" office:value-type="string" calcext:value-type="string">
            <text:p>downto</text:p>
          </table:table-cell>
          <table:table-cell table:formula="of:=[.K182]+8" office:value-type="float" office:value="2648" calcext:value-type="float">
            <text:p>2648</text:p>
          </table:table-cell>
          <table:table-cell/>
          <table:table-cell table:style-name="ce325" office:value-type="string" calcext:value-type="string">
            <text:p>ADD 18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82]+8" office:value-type="float" office:value="143" calcext:value-type="float">
            <text:p>1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82]+8" office:value-type="float" office:value="136" calcext:value-type="float">
            <text:p>136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1">
          <table:table-cell table:style-name="ce11" office:value-type="string" calcext:value-type="string">
            <text:p>ADD 181</text:p>
          </table:table-cell>
          <table:table-cell table:style-name="ce53" office:value-type="string" calcext:value-type="string">
            <text:p>Spatial : i-windvect_packet data</text:p>
          </table:table-cell>
          <table:table-cell table:style-name="ce100" table:formula="of:=[.C183]+8" office:value-type="float" office:value="31" calcext:value-type="float">
            <text:p>31</text:p>
          </table:table-cell>
          <table:table-cell table:style-name="ce134" office:value-type="string" calcext:value-type="string">
            <text:p>downto</text:p>
          </table:table-cell>
          <table:table-cell table:style-name="ce160" table:formula="of:=[.E183]+8" office:value-type="float" office:value="24" calcext:value-type="float">
            <text:p>24</text:p>
          </table:table-cell>
          <table:table-cell table:style-name="ce252" office:value-type="string" calcext:value-type="string">
            <text:p>Wind Velocity </text:p>
          </table:table-cell>
          <table:covered-table-cell/>
          <table:table-cell/>
          <table:table-cell table:formula="of:=[.I183]+8" office:value-type="float" office:value="2647" calcext:value-type="float">
            <text:p>2647</text:p>
          </table:table-cell>
          <table:table-cell table:style-name="ce319" office:value-type="string" calcext:value-type="string">
            <text:p>downto</text:p>
          </table:table-cell>
          <table:table-cell table:formula="of:=[.K183]+8" office:value-type="float" office:value="2640" calcext:value-type="float">
            <text:p>2640</text:p>
          </table:table-cell>
          <table:table-cell/>
          <table:table-cell table:style-name="ce325" office:value-type="string" calcext:value-type="string">
            <text:p>ADD 18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83]+8" office:value-type="float" office:value="135" calcext:value-type="float">
            <text:p>1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83]+8" office:value-type="float" office:value="128" calcext:value-type="float">
            <text:p>128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1">
          <table:table-cell table:style-name="ce11" office:value-type="string" calcext:value-type="string">
            <text:p>ADD 182</text:p>
          </table:table-cell>
          <table:table-cell table:style-name="ce53" office:value-type="string" calcext:value-type="string">
            <text:p>Spatial : i-windvect_packet data</text:p>
          </table:table-cell>
          <table:table-cell table:style-name="ce100" table:formula="of:=[.C184]+8" office:value-type="float" office:value="23" calcext:value-type="float">
            <text:p>23</text:p>
          </table:table-cell>
          <table:table-cell table:style-name="ce134" office:value-type="string" calcext:value-type="string">
            <text:p>downto</text:p>
          </table:table-cell>
          <table:table-cell table:style-name="ce160" table:formula="of:=[.E184]+8" office:value-type="float" office:value="16" calcext:value-type="float">
            <text:p>16</text:p>
          </table:table-cell>
          <table:table-cell table:style-name="ce252" office:value-type="string" calcext:value-type="string">
            <text:p><text:s/>standard deviation (m/s) </text:p>
          </table:table-cell>
          <table:covered-table-cell/>
          <table:table-cell/>
          <table:table-cell table:formula="of:=[.I184]+8" office:value-type="float" office:value="2639" calcext:value-type="float">
            <text:p>2639</text:p>
          </table:table-cell>
          <table:table-cell table:style-name="ce319" office:value-type="string" calcext:value-type="string">
            <text:p>downto</text:p>
          </table:table-cell>
          <table:table-cell table:formula="of:=[.K184]+8" office:value-type="float" office:value="2632" calcext:value-type="float">
            <text:p>2632</text:p>
          </table:table-cell>
          <table:table-cell/>
          <table:table-cell table:style-name="ce325" office:value-type="string" calcext:value-type="string">
            <text:p>ADD 18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84]+8" office:value-type="float" office:value="127" calcext:value-type="float">
            <text:p>1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84]+8" office:value-type="float" office:value="120" calcext:value-type="float">
            <text:p>120</text:p>
          </table:table-cell>
          <table:table-cell table:style-name="ce238" office:value-type="string" calcext:value-type="string">
            <text:p>Magnetometre Z(mG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11" office:value-type="string" calcext:value-type="string">
            <text:p>ADD 183</text:p>
          </table:table-cell>
          <table:table-cell table:style-name="ce53" office:value-type="string" calcext:value-type="string">
            <text:p>Spatial : i-windvect_packet data</text:p>
          </table:table-cell>
          <table:table-cell table:style-name="ce100" table:formula="of:=[.C185]+8" office:value-type="float" office:value="15" calcext:value-type="float">
            <text:p>15</text:p>
          </table:table-cell>
          <table:table-cell table:style-name="ce134" office:value-type="string" calcext:value-type="string">
            <text:p>downto</text:p>
          </table:table-cell>
          <table:table-cell table:style-name="ce160" table:formula="of:=[.E185]+8" office:value-type="float" office:value="8" calcext:value-type="float">
            <text:p>8</text:p>
          </table:table-cell>
          <table:table-cell table:style-name="ce252"/>
          <table:covered-table-cell/>
          <table:table-cell/>
          <table:table-cell table:formula="of:=[.I185]+8" office:value-type="float" office:value="2631" calcext:value-type="float">
            <text:p>2631</text:p>
          </table:table-cell>
          <table:table-cell table:style-name="ce319" office:value-type="string" calcext:value-type="string">
            <text:p>downto</text:p>
          </table:table-cell>
          <table:table-cell table:formula="of:=[.K185]+8" office:value-type="float" office:value="2624" calcext:value-type="float">
            <text:p>2624</text:p>
          </table:table-cell>
          <table:table-cell/>
          <table:table-cell table:style-name="ce325" office:value-type="string" calcext:value-type="string">
            <text:p>ADD 18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85]+8" office:value-type="float" office:value="119" calcext:value-type="float">
            <text:p>1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85]+8" office:value-type="float" office:value="112" calcext:value-type="float">
            <text:p>112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12" office:value-type="string" calcext:value-type="string">
            <text:p>ADD 184</text:p>
          </table:table-cell>
          <table:table-cell table:style-name="ce54" office:value-type="string" calcext:value-type="string">
            <text:p>Spatial : i-windvect_packet data</text:p>
          </table:table-cell>
          <table:table-cell table:style-name="ce101" office:value-type="float" office:value="7" calcext:value-type="float">
            <text:p>7</text:p>
          </table:table-cell>
          <table:table-cell table:style-name="ce54" office:value-type="string" calcext:value-type="string">
            <text:p>downto</text:p>
          </table:table-cell>
          <table:table-cell table:style-name="ce161" office:value-type="float" office:value="0" calcext:value-type="float">
            <text:p>0</text:p>
          </table:table-cell>
          <table:table-cell table:style-name="ce253"/>
          <table:covered-table-cell/>
          <table:table-cell/>
          <table:table-cell table:formula="of:=[.I186]+8" office:value-type="float" office:value="2623" calcext:value-type="float">
            <text:p>2623</text:p>
          </table:table-cell>
          <table:table-cell table:style-name="ce319" office:value-type="string" calcext:value-type="string">
            <text:p>downto</text:p>
          </table:table-cell>
          <table:table-cell table:formula="of:=[.K186]+8" office:value-type="float" office:value="2616" calcext:value-type="float">
            <text:p>2616</text:p>
          </table:table-cell>
          <table:table-cell/>
          <table:table-cell table:style-name="ce325" office:value-type="string" calcext:value-type="string">
            <text:p>ADD 18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86]+8" office:value-type="float" office:value="111" calcext:value-type="float">
            <text:p>1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86]+8" office:value-type="float" office:value="104" calcext:value-type="float">
            <text:p>104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13" office:value-type="string" calcext:value-type="string">
            <text:p>ADD 185</text:p>
          </table:table-cell>
          <table:table-cell table:style-name="ce55" office:value-type="string" calcext:value-type="string">
            <text:p>ADU : i_raw_ADU_packet_data</text:p>
          </table:table-cell>
          <table:table-cell table:style-name="ce102" table:formula="of:=[.C187]+8" office:value-type="float" office:value="103" calcext:value-type="float">
            <text:p>103</text:p>
          </table:table-cell>
          <table:table-cell table:style-name="ce55" office:value-type="string" calcext:value-type="string">
            <text:p>downto</text:p>
          </table:table-cell>
          <table:table-cell table:style-name="ce162" table:formula="of:=[.E187]+8" office:value-type="float" office:value="96" calcext:value-type="float">
            <text:p>96</text:p>
          </table:table-cell>
          <table:table-cell table:style-name="ce254" office:value-type="string" calcext:value-type="string">
            <text:p>Absolute Pressure (Pa)</text:p>
          </table:table-cell>
          <table:table-cell table:style-name="ce298" office:value-type="string" calcext:value-type="string" table:number-columns-spanned="1" table:number-rows-spanned="13">
            <text:p><text:s/>AIR DATA RAW SENSORS Packet <text:s/>N°28</text:p>
          </table:table-cell>
          <table:table-cell/>
          <table:table-cell table:formula="of:=[.I187]+8" office:value-type="float" office:value="2615" calcext:value-type="float">
            <text:p>2615</text:p>
          </table:table-cell>
          <table:table-cell table:style-name="ce319" office:value-type="string" calcext:value-type="string">
            <text:p>downto</text:p>
          </table:table-cell>
          <table:table-cell table:formula="of:=[.K187]+8" office:value-type="float" office:value="2608" calcext:value-type="float">
            <text:p>2608</text:p>
          </table:table-cell>
          <table:table-cell/>
          <table:table-cell table:style-name="ce325" office:value-type="string" calcext:value-type="string">
            <text:p>ADD 18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87]+8" office:value-type="float" office:value="103" calcext:value-type="float">
            <text:p>1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87]+8" office:value-type="float" office:value="96" calcext:value-type="float">
            <text:p>96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14" office:value-type="string" calcext:value-type="string">
            <text:p>ADD 186</text:p>
          </table:table-cell>
          <table:table-cell table:style-name="ce56" office:value-type="string" calcext:value-type="string">
            <text:p>ADU : i_raw_ADU_packet_data</text:p>
          </table:table-cell>
          <table:table-cell table:style-name="ce103" table:formula="of:=[.C188]+8" office:value-type="float" office:value="95" calcext:value-type="float">
            <text:p>95</text:p>
          </table:table-cell>
          <table:table-cell table:style-name="ce56" office:value-type="string" calcext:value-type="string">
            <text:p>downto</text:p>
          </table:table-cell>
          <table:table-cell table:style-name="ce163" table:formula="of:=[.E188]+8" office:value-type="float" office:value="88" calcext:value-type="float">
            <text:p>88</text:p>
          </table:table-cell>
          <table:table-cell table:style-name="ce255"/>
          <table:covered-table-cell table:style-name="ce299"/>
          <table:table-cell/>
          <table:table-cell table:formula="of:=[.I188]+8" office:value-type="float" office:value="2607" calcext:value-type="float">
            <text:p>2607</text:p>
          </table:table-cell>
          <table:table-cell table:style-name="ce319" office:value-type="string" calcext:value-type="string">
            <text:p>downto</text:p>
          </table:table-cell>
          <table:table-cell table:formula="of:=[.K188]+8" office:value-type="float" office:value="2600" calcext:value-type="float">
            <text:p>2600</text:p>
          </table:table-cell>
          <table:table-cell/>
          <table:table-cell table:style-name="ce325" office:value-type="string" calcext:value-type="string">
            <text:p>ADD 18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88]+8" office:value-type="float" office:value="95" calcext:value-type="float">
            <text:p>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88]+8" office:value-type="float" office:value="88" calcext:value-type="float">
            <text:p>88</text:p>
          </table:table-cell>
          <table:table-cell table:style-name="ce240" office:value-type="string" calcext:value-type="string">
            <text:p>IMU Temperature (degC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14" office:value-type="string" calcext:value-type="string">
            <text:p>ADD 187</text:p>
          </table:table-cell>
          <table:table-cell table:style-name="ce56" office:value-type="string" calcext:value-type="string">
            <text:p>ADU : i_raw_ADU_packet_data</text:p>
          </table:table-cell>
          <table:table-cell table:style-name="ce103" table:formula="of:=[.C189]+8" office:value-type="float" office:value="87" calcext:value-type="float">
            <text:p>87</text:p>
          </table:table-cell>
          <table:table-cell table:style-name="ce56" office:value-type="string" calcext:value-type="string">
            <text:p>downto</text:p>
          </table:table-cell>
          <table:table-cell table:style-name="ce163" table:formula="of:=[.E189]+8" office:value-type="float" office:value="80" calcext:value-type="float">
            <text:p>80</text:p>
          </table:table-cell>
          <table:table-cell table:style-name="ce255"/>
          <table:covered-table-cell table:style-name="ce299"/>
          <table:table-cell/>
          <table:table-cell table:formula="of:=[.I189]+8" office:value-type="float" office:value="2599" calcext:value-type="float">
            <text:p>2599</text:p>
          </table:table-cell>
          <table:table-cell table:style-name="ce319" office:value-type="string" calcext:value-type="string">
            <text:p>downto</text:p>
          </table:table-cell>
          <table:table-cell table:formula="of:=[.K189]+8" office:value-type="float" office:value="2592" calcext:value-type="float">
            <text:p>2592</text:p>
          </table:table-cell>
          <table:table-cell/>
          <table:table-cell table:style-name="ce325" office:value-type="string" calcext:value-type="string">
            <text:p>ADD 18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89]+8" office:value-type="float" office:value="87" calcext:value-type="float">
            <text:p>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89]+8" office:value-type="float" office:value="80" calcext:value-type="float">
            <text:p>80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1">
          <table:table-cell table:style-name="ce14" office:value-type="string" calcext:value-type="string">
            <text:p>ADD 188</text:p>
          </table:table-cell>
          <table:table-cell table:style-name="ce56" office:value-type="string" calcext:value-type="string">
            <text:p>ADU : i_raw_ADU_packet_data</text:p>
          </table:table-cell>
          <table:table-cell table:style-name="ce103" table:formula="of:=[.C190]+8" office:value-type="float" office:value="79" calcext:value-type="float">
            <text:p>79</text:p>
          </table:table-cell>
          <table:table-cell table:style-name="ce56" office:value-type="string" calcext:value-type="string">
            <text:p>downto</text:p>
          </table:table-cell>
          <table:table-cell table:style-name="ce163" table:formula="of:=[.E190]+8" office:value-type="float" office:value="72" calcext:value-type="float">
            <text:p>72</text:p>
          </table:table-cell>
          <table:table-cell table:style-name="ce255"/>
          <table:covered-table-cell table:style-name="ce299"/>
          <table:table-cell/>
          <table:table-cell table:formula="of:=[.I190]+8" office:value-type="float" office:value="2591" calcext:value-type="float">
            <text:p>2591</text:p>
          </table:table-cell>
          <table:table-cell table:style-name="ce319" office:value-type="string" calcext:value-type="string">
            <text:p>downto</text:p>
          </table:table-cell>
          <table:table-cell table:formula="of:=[.K190]+8" office:value-type="float" office:value="2584" calcext:value-type="float">
            <text:p>2584</text:p>
          </table:table-cell>
          <table:table-cell/>
          <table:table-cell table:style-name="ce325" office:value-type="string" calcext:value-type="string">
            <text:p>ADD 18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90]+8" office:value-type="float" office:value="79" calcext:value-type="float">
            <text:p>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90]+8" office:value-type="float" office:value="72" calcext:value-type="float">
            <text:p>72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1">
          <table:table-cell table:style-name="ce14" office:value-type="string" calcext:value-type="string">
            <text:p>ADD 189</text:p>
          </table:table-cell>
          <table:table-cell table:style-name="ce56" office:value-type="string" calcext:value-type="string">
            <text:p>ADU : i_raw_ADU_packet_data</text:p>
          </table:table-cell>
          <table:table-cell table:style-name="ce103" table:formula="of:=[.C191]+8" office:value-type="float" office:value="71" calcext:value-type="float">
            <text:p>71</text:p>
          </table:table-cell>
          <table:table-cell table:style-name="ce56" office:value-type="string" calcext:value-type="string">
            <text:p>downto</text:p>
          </table:table-cell>
          <table:table-cell table:style-name="ce163" table:formula="of:=[.E191]+8" office:value-type="float" office:value="64" calcext:value-type="float">
            <text:p>64</text:p>
          </table:table-cell>
          <table:table-cell table:style-name="ce194" office:value-type="string" calcext:value-type="string">
            <text:p>Differential Pressure (Pa)</text:p>
          </table:table-cell>
          <table:covered-table-cell table:style-name="ce299"/>
          <table:table-cell/>
          <table:table-cell table:formula="of:=[.I191]+8" office:value-type="float" office:value="2583" calcext:value-type="float">
            <text:p>2583</text:p>
          </table:table-cell>
          <table:table-cell table:style-name="ce319" office:value-type="string" calcext:value-type="string">
            <text:p>downto</text:p>
          </table:table-cell>
          <table:table-cell table:formula="of:=[.K191]+8" office:value-type="float" office:value="2576" calcext:value-type="float">
            <text:p>2576</text:p>
          </table:table-cell>
          <table:table-cell/>
          <table:table-cell table:style-name="ce325" office:value-type="string" calcext:value-type="string">
            <text:p>ADD 18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91]+8" office:value-type="float" office:value="71" calcext:value-type="float">
            <text:p>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91]+8" office:value-type="float" office:value="64" calcext:value-type="float">
            <text:p>64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1">
          <table:table-cell table:style-name="ce14" office:value-type="string" calcext:value-type="string">
            <text:p>ADD 190</text:p>
          </table:table-cell>
          <table:table-cell table:style-name="ce56" office:value-type="string" calcext:value-type="string">
            <text:p>ADU : i_raw_ADU_packet_data</text:p>
          </table:table-cell>
          <table:table-cell table:style-name="ce103" table:formula="of:=[.C192]+8" office:value-type="float" office:value="63" calcext:value-type="float">
            <text:p>63</text:p>
          </table:table-cell>
          <table:table-cell table:style-name="ce56" office:value-type="string" calcext:value-type="string">
            <text:p>downto</text:p>
          </table:table-cell>
          <table:table-cell table:style-name="ce163" table:formula="of:=[.E192]+8" office:value-type="float" office:value="56" calcext:value-type="float">
            <text:p>56</text:p>
          </table:table-cell>
          <table:table-cell table:style-name="ce194"/>
          <table:covered-table-cell table:style-name="ce299"/>
          <table:table-cell/>
          <table:table-cell table:formula="of:=[.I192]+8" office:value-type="float" office:value="2575" calcext:value-type="float">
            <text:p>2575</text:p>
          </table:table-cell>
          <table:table-cell table:style-name="ce319" office:value-type="string" calcext:value-type="string">
            <text:p>downto</text:p>
          </table:table-cell>
          <table:table-cell table:formula="of:=[.K192]+8" office:value-type="float" office:value="2568" calcext:value-type="float">
            <text:p>2568</text:p>
          </table:table-cell>
          <table:table-cell/>
          <table:table-cell table:style-name="ce325" office:value-type="string" calcext:value-type="string">
            <text:p>ADD 19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92]+8" office:value-type="float" office:value="63" calcext:value-type="float">
            <text:p>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92]+8" office:value-type="float" office:value="56" calcext:value-type="float">
            <text:p>56</text:p>
          </table:table-cell>
          <table:table-cell table:style-name="ce242" office:value-type="string" calcext:value-type="string">
            <text:p>Pressure (Pa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14" office:value-type="string" calcext:value-type="string">
            <text:p>ADD 191</text:p>
          </table:table-cell>
          <table:table-cell table:style-name="ce56" office:value-type="string" calcext:value-type="string">
            <text:p>ADU : i_raw_ADU_packet_data</text:p>
          </table:table-cell>
          <table:table-cell table:style-name="ce103" table:formula="of:=[.C193]+8" office:value-type="float" office:value="55" calcext:value-type="float">
            <text:p>55</text:p>
          </table:table-cell>
          <table:table-cell table:style-name="ce56" office:value-type="string" calcext:value-type="string">
            <text:p>downto</text:p>
          </table:table-cell>
          <table:table-cell table:style-name="ce163" table:formula="of:=[.E193]+8" office:value-type="float" office:value="48" calcext:value-type="float">
            <text:p>48</text:p>
          </table:table-cell>
          <table:table-cell table:style-name="ce194"/>
          <table:covered-table-cell table:style-name="ce299"/>
          <table:table-cell/>
          <table:table-cell table:formula="of:=[.I193]+8" office:value-type="float" office:value="2567" calcext:value-type="float">
            <text:p>2567</text:p>
          </table:table-cell>
          <table:table-cell table:style-name="ce319" office:value-type="string" calcext:value-type="string">
            <text:p>downto</text:p>
          </table:table-cell>
          <table:table-cell table:formula="of:=[.K193]+8" office:value-type="float" office:value="2560" calcext:value-type="float">
            <text:p>2560</text:p>
          </table:table-cell>
          <table:table-cell/>
          <table:table-cell table:style-name="ce325" office:value-type="string" calcext:value-type="string">
            <text:p>ADD 19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93]+8" office:value-type="float" office:value="55" calcext:value-type="float">
            <text:p>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93]+8" office:value-type="float" office:value="48" calcext:value-type="float">
            <text:p>48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1">
          <table:table-cell table:style-name="ce14" office:value-type="string" calcext:value-type="string">
            <text:p>ADD 192</text:p>
          </table:table-cell>
          <table:table-cell table:style-name="ce56" office:value-type="string" calcext:value-type="string">
            <text:p>ADU : i_raw_ADU_packet_data</text:p>
          </table:table-cell>
          <table:table-cell table:style-name="ce103" table:formula="of:=[.C194]+8" office:value-type="float" office:value="47" calcext:value-type="float">
            <text:p>47</text:p>
          </table:table-cell>
          <table:table-cell table:style-name="ce56" office:value-type="string" calcext:value-type="string">
            <text:p>downto</text:p>
          </table:table-cell>
          <table:table-cell table:style-name="ce163" table:formula="of:=[.E194]+8" office:value-type="float" office:value="40" calcext:value-type="float">
            <text:p>40</text:p>
          </table:table-cell>
          <table:table-cell table:style-name="ce194"/>
          <table:covered-table-cell table:style-name="ce299"/>
          <table:table-cell/>
          <table:table-cell table:formula="of:=[.I194]+8" office:value-type="float" office:value="2559" calcext:value-type="float">
            <text:p>2559</text:p>
          </table:table-cell>
          <table:table-cell table:style-name="ce319" office:value-type="string" calcext:value-type="string">
            <text:p>downto</text:p>
          </table:table-cell>
          <table:table-cell table:formula="of:=[.K194]+8" office:value-type="float" office:value="2552" calcext:value-type="float">
            <text:p>2552</text:p>
          </table:table-cell>
          <table:table-cell/>
          <table:table-cell table:style-name="ce325" office:value-type="string" calcext:value-type="string">
            <text:p>ADD 19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94]+8" office:value-type="float" office:value="47" calcext:value-type="float">
            <text:p>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94]+8" office:value-type="float" office:value="40" calcext:value-type="float">
            <text:p>40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1">
          <table:table-cell table:style-name="ce14" office:value-type="string" calcext:value-type="string">
            <text:p>ADD 193</text:p>
          </table:table-cell>
          <table:table-cell table:style-name="ce56" office:value-type="string" calcext:value-type="string">
            <text:p>ADU : i_raw_ADU_packet_data</text:p>
          </table:table-cell>
          <table:table-cell table:style-name="ce103" table:formula="of:=[.C195]+8" office:value-type="float" office:value="39" calcext:value-type="float">
            <text:p>39</text:p>
          </table:table-cell>
          <table:table-cell table:style-name="ce56" office:value-type="string" calcext:value-type="string">
            <text:p>downto</text:p>
          </table:table-cell>
          <table:table-cell table:style-name="ce163" table:formula="of:=[.E195]+8" office:value-type="float" office:value="32" calcext:value-type="float">
            <text:p>32</text:p>
          </table:table-cell>
          <table:table-cell table:style-name="ce206" office:value-type="string" calcext:value-type="string">
            <text:p>Flags Raws sensors Status</text:p>
          </table:table-cell>
          <table:covered-table-cell table:style-name="ce299"/>
          <table:table-cell/>
          <table:table-cell table:formula="of:=[.I195]+8" office:value-type="float" office:value="2551" calcext:value-type="float">
            <text:p>2551</text:p>
          </table:table-cell>
          <table:table-cell table:style-name="ce319" office:value-type="string" calcext:value-type="string">
            <text:p>downto</text:p>
          </table:table-cell>
          <table:table-cell table:formula="of:=[.K195]+8" office:value-type="float" office:value="2544" calcext:value-type="float">
            <text:p>2544</text:p>
          </table:table-cell>
          <table:table-cell/>
          <table:table-cell table:style-name="ce325" office:value-type="string" calcext:value-type="string">
            <text:p>ADD 19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95]+8" office:value-type="float" office:value="39" calcext:value-type="float">
            <text:p>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95]+8" office:value-type="float" office:value="32" calcext:value-type="float">
            <text:p>32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1">
          <table:table-cell table:style-name="ce14" office:value-type="string" calcext:value-type="string">
            <text:p>ADD 194</text:p>
          </table:table-cell>
          <table:table-cell table:style-name="ce56" office:value-type="string" calcext:value-type="string">
            <text:p>ADU : i_raw_ADU_packet_data</text:p>
          </table:table-cell>
          <table:table-cell table:style-name="ce103" table:formula="of:=[.C196]+8" office:value-type="float" office:value="31" calcext:value-type="float">
            <text:p>31</text:p>
          </table:table-cell>
          <table:table-cell table:style-name="ce56" office:value-type="string" calcext:value-type="string">
            <text:p>downto</text:p>
          </table:table-cell>
          <table:table-cell table:style-name="ce163" table:formula="of:=[.E196]+8" office:value-type="float" office:value="24" calcext:value-type="float">
            <text:p>24</text:p>
          </table:table-cell>
          <table:table-cell table:style-name="ce256" office:value-type="string" calcext:value-type="string">
            <text:p>Temperature (C)</text:p>
          </table:table-cell>
          <table:covered-table-cell table:style-name="ce299"/>
          <table:table-cell/>
          <table:table-cell table:formula="of:=[.I196]+8" office:value-type="float" office:value="2543" calcext:value-type="float">
            <text:p>2543</text:p>
          </table:table-cell>
          <table:table-cell table:style-name="ce319" office:value-type="string" calcext:value-type="string">
            <text:p>downto</text:p>
          </table:table-cell>
          <table:table-cell table:formula="of:=[.K196]+8" office:value-type="float" office:value="2536" calcext:value-type="float">
            <text:p>2536</text:p>
          </table:table-cell>
          <table:table-cell/>
          <table:table-cell table:style-name="ce325" office:value-type="string" calcext:value-type="string">
            <text:p>ADD 19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96]+8" office:value-type="float" office:value="31" calcext:value-type="float">
            <text:p>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96]+8" office:value-type="float" office:value="24" calcext:value-type="float">
            <text:p>24</text:p>
          </table:table-cell>
          <table:table-cell table:style-name="ce244" office:value-type="string" calcext:value-type="string">
            <text:p>Pressure Temp ( DegC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14" office:value-type="string" calcext:value-type="string">
            <text:p>ADD 195</text:p>
          </table:table-cell>
          <table:table-cell table:style-name="ce56" office:value-type="string" calcext:value-type="string">
            <text:p>ADU : i_raw_ADU_packet_data</text:p>
          </table:table-cell>
          <table:table-cell table:style-name="ce103" table:formula="of:=[.C197]+8" office:value-type="float" office:value="23" calcext:value-type="float">
            <text:p>23</text:p>
          </table:table-cell>
          <table:table-cell table:style-name="ce56" office:value-type="string" calcext:value-type="string">
            <text:p>downto</text:p>
          </table:table-cell>
          <table:table-cell table:style-name="ce163" table:formula="of:=[.E197]+8" office:value-type="float" office:value="16" calcext:value-type="float">
            <text:p>16</text:p>
          </table:table-cell>
          <table:table-cell table:style-name="ce256"/>
          <table:covered-table-cell table:style-name="ce299"/>
          <table:table-cell/>
          <table:table-cell table:formula="of:=[.I197]+8" office:value-type="float" office:value="2535" calcext:value-type="float">
            <text:p>2535</text:p>
          </table:table-cell>
          <table:table-cell table:style-name="ce319" office:value-type="string" calcext:value-type="string">
            <text:p>downto</text:p>
          </table:table-cell>
          <table:table-cell table:formula="of:=[.K197]+8" office:value-type="float" office:value="2528" calcext:value-type="float">
            <text:p>2528</text:p>
          </table:table-cell>
          <table:table-cell/>
          <table:table-cell table:style-name="ce325" office:value-type="string" calcext:value-type="string">
            <text:p>ADD 19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97]+8" office:value-type="float" office:value="23" calcext:value-type="float">
            <text:p>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97]+8" office:value-type="float" office:value="16" calcext:value-type="float">
            <text:p>16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1">
          <table:table-cell table:style-name="ce14" office:value-type="string" calcext:value-type="string">
            <text:p>ADD 196</text:p>
          </table:table-cell>
          <table:table-cell table:style-name="ce56" office:value-type="string" calcext:value-type="string">
            <text:p>ADU : i_raw_ADU_packet_data</text:p>
          </table:table-cell>
          <table:table-cell table:style-name="ce103" table:formula="of:=[.C198]+8" office:value-type="float" office:value="15" calcext:value-type="float">
            <text:p>15</text:p>
          </table:table-cell>
          <table:table-cell table:style-name="ce56" office:value-type="string" calcext:value-type="string">
            <text:p>downto</text:p>
          </table:table-cell>
          <table:table-cell table:style-name="ce163" table:formula="of:=[.E198]+8" office:value-type="float" office:value="8" calcext:value-type="float">
            <text:p>8</text:p>
          </table:table-cell>
          <table:table-cell table:style-name="ce256"/>
          <table:covered-table-cell table:style-name="ce300"/>
          <table:table-cell/>
          <table:table-cell table:formula="of:=[.I198]+8" office:value-type="float" office:value="2527" calcext:value-type="float">
            <text:p>2527</text:p>
          </table:table-cell>
          <table:table-cell table:style-name="ce319" office:value-type="string" calcext:value-type="string">
            <text:p>downto</text:p>
          </table:table-cell>
          <table:table-cell table:formula="of:=[.K198]+8" office:value-type="float" office:value="2520" calcext:value-type="float">
            <text:p>2520</text:p>
          </table:table-cell>
          <table:table-cell/>
          <table:table-cell table:style-name="ce325" office:value-type="string" calcext:value-type="string">
            <text:p>ADD 19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198]+8" office:value-type="float" office:value="15" calcext:value-type="float">
            <text:p>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198]+8" office:value-type="float" office:value="8" calcext:value-type="float">
            <text:p>8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1">
          <table:table-cell table:style-name="ce15" office:value-type="string" calcext:value-type="string">
            <text:p>ADD 197</text:p>
          </table:table-cell>
          <table:table-cell table:style-name="ce57" office:value-type="string" calcext:value-type="string">
            <text:p>ADU : i_raw_ADU_packet_data</text:p>
          </table:table-cell>
          <table:table-cell table:style-name="ce104" office:value-type="float" office:value="7" calcext:value-type="float">
            <text:p>7</text:p>
          </table:table-cell>
          <table:table-cell table:style-name="ce57" office:value-type="string" calcext:value-type="string">
            <text:p>downto</text:p>
          </table:table-cell>
          <table:table-cell table:style-name="ce164" office:value-type="float" office:value="0" calcext:value-type="float">
            <text:p>0</text:p>
          </table:table-cell>
          <table:table-cell table:style-name="ce257"/>
          <table:covered-table-cell table:style-name="ce300"/>
          <table:table-cell/>
          <table:table-cell table:formula="of:=[.I199]+8" office:value-type="float" office:value="2519" calcext:value-type="float">
            <text:p>2519</text:p>
          </table:table-cell>
          <table:table-cell table:style-name="ce319" office:value-type="string" calcext:value-type="string">
            <text:p>downto</text:p>
          </table:table-cell>
          <table:table-cell table:formula="of:=[.K199]+8" office:value-type="float" office:value="2512" calcext:value-type="float">
            <text:p>2512</text:p>
          </table:table-cell>
          <table:table-cell/>
          <table:table-cell table:style-name="ce326" office:value-type="string" calcext:value-type="string">
            <text:p>ADD 197</text:p>
          </table:table-cell>
          <table:table-cell table:style-name="ce334" office:value-type="string" calcext:value-type="string">
            <text:p>MOTUS_ACCDATA</text:p>
          </table:table-cell>
          <table:table-cell table:style-name="ce338" office:value-type="float" office:value="7" calcext:value-type="float">
            <text:p>7</text:p>
          </table:table-cell>
          <table:table-cell table:style-name="ce334" office:value-type="string" calcext:value-type="string">
            <text:p>downto</text:p>
          </table:table-cell>
          <table:table-cell table:style-name="ce341" office:value-type="float" office:value="0" calcext:value-type="float">
            <text:p>0</text:p>
          </table:table-cell>
          <table:table-cell table:style-name="ce246"/>
          <table:covered-table-cell table:style-name="ce294"/>
          <table:table-cell table:number-columns-repeated="1005"/>
        </table:table-row>
        <table:table-row table:style-name="ro2">
          <table:table-cell table:style-name="ce16" office:value-type="string" calcext:value-type="string">
            <text:p>ADD 234</text:p>
          </table:table-cell>
          <table:table-cell table:style-name="ce58" office:value-type="string" calcext:value-type="string">
            <text:p>AA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>
            <text:p>BENCHMARK</text:p>
          </table:table-cell>
          <table:table-cell/>
          <table:table-cell table:formula="of:=[.I200]+8" office:value-type="float" office:value="2511" calcext:value-type="float">
            <text:p>2511</text:p>
          </table:table-cell>
          <table:table-cell table:style-name="ce319" office:value-type="string" calcext:value-type="string">
            <text:p>downto</text:p>
          </table:table-cell>
          <table:table-cell table:formula="of:=[.K200]+8" office:value-type="float" office:value="2504" calcext:value-type="float">
            <text:p>2504</text:p>
          </table:table-cell>
          <table:table-cell/>
          <table:table-cell table:style-name="ce327" office:value-type="string" calcext:value-type="string">
            <text:p>ADD 198</text:p>
          </table:table-cell>
          <table:table-cell table:style-name="ce58" office:value-type="string" calcext:value-type="string">
            <text:p>AC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 table:number-columns-repeated="1005"/>
        </table:table-row>
        <table:table-row table:style-name="ro3">
          <table:table-cell table:style-name="ce17" office:value-type="string" calcext:value-type="string">
            <text:p>ADD 248</text:p>
          </table:table-cell>
          <table:table-cell table:style-name="ce59" office:value-type="string" calcext:value-type="string">
            <text:p>data_pressure_LDES500_1</text:p>
          </table:table-cell>
          <table:table-cell table:style-name="ce106" office:value-type="float" office:value="15" calcext:value-type="float">
            <text:p>15</text:p>
          </table:table-cell>
          <table:table-cell table:style-name="ce135" office:value-type="string" calcext:value-type="string">
            <text:p>downto</text:p>
          </table:table-cell>
          <table:table-cell table:style-name="ce165" office:value-type="float" office:value="8" calcext:value-type="float">
            <text:p>8</text:p>
          </table:table-cell>
          <table:table-cell table:style-name="ce259" office:value-type="string" calcext:value-type="string">
            <text:p>Differential Pressure 1</text:p>
          </table:table-cell>
          <table:table-cell table:style-name="ce302" office:value-type="string" calcext:value-type="string" table:number-columns-spanned="1" table:number-rows-spanned="4">
            <text:p>Pressions Diff LDE</text:p>
          </table:table-cell>
          <table:table-cell/>
          <table:table-cell table:formula="of:=[.I201]+8" office:value-type="float" office:value="2503" calcext:value-type="float">
            <text:p>2503</text:p>
          </table:table-cell>
          <table:table-cell table:style-name="ce319" office:value-type="string" calcext:value-type="string">
            <text:p>downto</text:p>
          </table:table-cell>
          <table:table-cell table:formula="of:=[.K201]+8" office:value-type="float" office:value="2496" calcext:value-type="float">
            <text:p>2496</text:p>
          </table:table-cell>
          <table:table-cell/>
          <table:table-cell table:style-name="ce328" office:value-type="string" calcext:value-type="string">
            <text:p>ADD 199</text:p>
          </table:table-cell>
          <table:table-cell table:style-name="ce62" office:value-type="string" calcext:value-type="string">
            <text:p>C5</text:p>
          </table:table-cell>
          <table:table-cell table:style-name="ce110" table:number-columns-repeated="3"/>
          <table:table-cell table:style-name="ce262"/>
          <table:covered-table-cell table:style-name="ce296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49</text:p>
          </table:table-cell>
          <table:table-cell table:style-name="ce60" office:value-type="string" calcext:value-type="string">
            <text:p>data_pressure_LDES500_1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202]+8" office:value-type="float" office:value="2495" calcext:value-type="float">
            <text:p>2495</text:p>
          </table:table-cell>
          <table:table-cell table:style-name="ce319" office:value-type="string" calcext:value-type="string">
            <text:p>downto</text:p>
          </table:table-cell>
          <table:table-cell table:formula="of:=[.K202]+8" office:value-type="float" office:value="2488" calcext:value-type="float">
            <text:p>2488</text:p>
          </table:table-cell>
          <table:table-cell/>
          <table:table-cell table:style-name="ce329" office:value-type="string" calcext:value-type="string">
            <text:p>ADD 200</text:p>
          </table:table-cell>
          <table:table-cell table:style-name="ce332" office:value-type="string" calcext:value-type="string">
            <text:p>MOTUS_ACCDATA</text:p>
          </table:table-cell>
          <table:table-cell table:style-name="ce336" table:formula="of:=[.O202]+8" office:value-type="float" office:value="383" calcext:value-type="float">
            <text:p>383</text:p>
          </table:table-cell>
          <table:table-cell table:style-name="ce332" office:value-type="string" calcext:value-type="string">
            <text:p>downto</text:p>
          </table:table-cell>
          <table:table-cell table:style-name="ce339" table:formula="of:=[.Q202]+8" office:value-type="float" office:value="376" calcext:value-type="float">
            <text:p>376</text:p>
          </table:table-cell>
          <table:table-cell table:style-name="ce222" office:value-type="string" calcext:value-type="string">
            <text:p>Accelerometre x (m/s²)</text:p>
          </table:table-cell>
          <table:table-cell table:style-name="ce347" office:value-type="string" calcext:value-type="string" table:number-columns-spanned="1" table:number-rows-spanned="48">
            <text:p>MOTUS RAW SENSORS PACKET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ADD 250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8" office:value-type="float" office:value="15" calcext:value-type="float">
            <text:p>15</text:p>
          </table:table-cell>
          <table:table-cell table:style-name="ce136" office:value-type="string" calcext:value-type="string">
            <text:p>downto</text:p>
          </table:table-cell>
          <table:table-cell table:style-name="ce167" office:value-type="float" office:value="8" calcext:value-type="float">
            <text:p>8</text:p>
          </table:table-cell>
          <table:table-cell table:style-name="ce261" office:value-type="string" calcext:value-type="string">
            <text:p>Differential Pressure 2</text:p>
          </table:table-cell>
          <table:covered-table-cell table:style-name="ce302"/>
          <table:table-cell/>
          <table:table-cell table:formula="of:=[.I203]+8" office:value-type="float" office:value="2487" calcext:value-type="float">
            <text:p>2487</text:p>
          </table:table-cell>
          <table:table-cell table:style-name="ce319" office:value-type="string" calcext:value-type="string">
            <text:p>downto</text:p>
          </table:table-cell>
          <table:table-cell table:formula="of:=[.K203]+8" office:value-type="float" office:value="2480" calcext:value-type="float">
            <text:p>2480</text:p>
          </table:table-cell>
          <table:table-cell/>
          <table:table-cell table:style-name="ce325" office:value-type="string" calcext:value-type="string">
            <text:p>ADD 20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03]+8" office:value-type="float" office:value="375" calcext:value-type="float">
            <text:p>3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03]+8" office:value-type="float" office:value="368" calcext:value-type="float">
            <text:p>368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1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204]+8" office:value-type="float" office:value="2479" calcext:value-type="float">
            <text:p>2479</text:p>
          </table:table-cell>
          <table:table-cell table:style-name="ce319" office:value-type="string" calcext:value-type="string">
            <text:p>downto</text:p>
          </table:table-cell>
          <table:table-cell table:formula="of:=[.K204]+8" office:value-type="float" office:value="2472" calcext:value-type="float">
            <text:p>2472</text:p>
          </table:table-cell>
          <table:table-cell/>
          <table:table-cell table:style-name="ce325" office:value-type="string" calcext:value-type="string">
            <text:p>ADD 20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04]+8" office:value-type="float" office:value="367" calcext:value-type="float">
            <text:p>3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04]+8" office:value-type="float" office:value="360" calcext:value-type="float">
            <text:p>360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2">
          <table:table-cell table:style-name="ce16" office:value-type="string" calcext:value-type="string">
            <text:p>ADD 234</text:p>
          </table:table-cell>
          <table:table-cell table:style-name="ce58" office:value-type="string" calcext:value-type="string">
            <text:p>AA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>
            <text:p>BENCHMARK</text:p>
          </table:table-cell>
          <table:table-cell/>
          <table:table-cell table:formula="of:=[.I205]+8" office:value-type="float" office:value="2471" calcext:value-type="float">
            <text:p>2471</text:p>
          </table:table-cell>
          <table:table-cell table:style-name="ce319" office:value-type="string" calcext:value-type="string">
            <text:p>downto</text:p>
          </table:table-cell>
          <table:table-cell table:formula="of:=[.K205]+8" office:value-type="float" office:value="2464" calcext:value-type="float">
            <text:p>2464</text:p>
          </table:table-cell>
          <table:table-cell/>
          <table:table-cell table:style-name="ce325" office:value-type="string" calcext:value-type="string">
            <text:p>ADD 20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05]+8" office:value-type="float" office:value="359" calcext:value-type="float">
            <text:p>3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05]+8" office:value-type="float" office:value="352" calcext:value-type="float">
            <text:p>352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3">
          <table:table-cell table:style-name="ce17" office:value-type="string" calcext:value-type="string">
            <text:p>ADD 248</text:p>
          </table:table-cell>
          <table:table-cell table:style-name="ce59" office:value-type="string" calcext:value-type="string">
            <text:p>data_pressure_LDES500_1</text:p>
          </table:table-cell>
          <table:table-cell table:style-name="ce106" office:value-type="float" office:value="15" calcext:value-type="float">
            <text:p>15</text:p>
          </table:table-cell>
          <table:table-cell table:style-name="ce135" office:value-type="string" calcext:value-type="string">
            <text:p>downto</text:p>
          </table:table-cell>
          <table:table-cell table:style-name="ce165" office:value-type="float" office:value="8" calcext:value-type="float">
            <text:p>8</text:p>
          </table:table-cell>
          <table:table-cell table:style-name="ce259" office:value-type="string" calcext:value-type="string">
            <text:p>Differential Pressure 1</text:p>
          </table:table-cell>
          <table:table-cell table:style-name="ce302" office:value-type="string" calcext:value-type="string" table:number-columns-spanned="1" table:number-rows-spanned="4">
            <text:p>Pressions Diff LDE</text:p>
          </table:table-cell>
          <table:table-cell/>
          <table:table-cell table:formula="of:=[.I206]+8" office:value-type="float" office:value="2463" calcext:value-type="float">
            <text:p>2463</text:p>
          </table:table-cell>
          <table:table-cell table:style-name="ce319" office:value-type="string" calcext:value-type="string">
            <text:p>downto</text:p>
          </table:table-cell>
          <table:table-cell table:formula="of:=[.K206]+8" office:value-type="float" office:value="2456" calcext:value-type="float">
            <text:p>2456</text:p>
          </table:table-cell>
          <table:table-cell/>
          <table:table-cell table:style-name="ce325" office:value-type="string" calcext:value-type="string">
            <text:p>ADD 20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06]+8" office:value-type="float" office:value="351" calcext:value-type="float">
            <text:p>3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06]+8" office:value-type="float" office:value="344" calcext:value-type="float">
            <text:p>344</text:p>
          </table:table-cell>
          <table:table-cell table:style-name="ce224" office:value-type="string" calcext:value-type="string">
            <text:p>Accelerometre y (m/s²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49</text:p>
          </table:table-cell>
          <table:table-cell table:style-name="ce60" office:value-type="string" calcext:value-type="string">
            <text:p>data_pressure_LDES500_1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207]+8" office:value-type="float" office:value="2455" calcext:value-type="float">
            <text:p>2455</text:p>
          </table:table-cell>
          <table:table-cell table:style-name="ce319" office:value-type="string" calcext:value-type="string">
            <text:p>downto</text:p>
          </table:table-cell>
          <table:table-cell table:formula="of:=[.K207]+8" office:value-type="float" office:value="2448" calcext:value-type="float">
            <text:p>2448</text:p>
          </table:table-cell>
          <table:table-cell/>
          <table:table-cell table:style-name="ce325" office:value-type="string" calcext:value-type="string">
            <text:p>ADD 20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07]+8" office:value-type="float" office:value="343" calcext:value-type="float">
            <text:p>3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07]+8" office:value-type="float" office:value="336" calcext:value-type="float">
            <text:p>336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0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8" office:value-type="float" office:value="15" calcext:value-type="float">
            <text:p>15</text:p>
          </table:table-cell>
          <table:table-cell table:style-name="ce136" office:value-type="string" calcext:value-type="string">
            <text:p>downto</text:p>
          </table:table-cell>
          <table:table-cell table:style-name="ce167" office:value-type="float" office:value="8" calcext:value-type="float">
            <text:p>8</text:p>
          </table:table-cell>
          <table:table-cell table:style-name="ce261" office:value-type="string" calcext:value-type="string">
            <text:p>Differential Pressure 2</text:p>
          </table:table-cell>
          <table:covered-table-cell table:style-name="ce302"/>
          <table:table-cell/>
          <table:table-cell table:formula="of:=[.I208]+8" office:value-type="float" office:value="2447" calcext:value-type="float">
            <text:p>2447</text:p>
          </table:table-cell>
          <table:table-cell table:style-name="ce319" office:value-type="string" calcext:value-type="string">
            <text:p>downto</text:p>
          </table:table-cell>
          <table:table-cell table:formula="of:=[.K208]+8" office:value-type="float" office:value="2440" calcext:value-type="float">
            <text:p>2440</text:p>
          </table:table-cell>
          <table:table-cell/>
          <table:table-cell table:style-name="ce325" office:value-type="string" calcext:value-type="string">
            <text:p>ADD 20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08]+8" office:value-type="float" office:value="335" calcext:value-type="float">
            <text:p>3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08]+8" office:value-type="float" office:value="328" calcext:value-type="float">
            <text:p>328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1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209]+8" office:value-type="float" office:value="2439" calcext:value-type="float">
            <text:p>2439</text:p>
          </table:table-cell>
          <table:table-cell table:style-name="ce319" office:value-type="string" calcext:value-type="string">
            <text:p>downto</text:p>
          </table:table-cell>
          <table:table-cell table:formula="of:=[.K209]+8" office:value-type="float" office:value="2432" calcext:value-type="float">
            <text:p>2432</text:p>
          </table:table-cell>
          <table:table-cell/>
          <table:table-cell table:style-name="ce325" office:value-type="string" calcext:value-type="string">
            <text:p>ADD 20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09]+8" office:value-type="float" office:value="327" calcext:value-type="float">
            <text:p>3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09]+8" office:value-type="float" office:value="320" calcext:value-type="float">
            <text:p>320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2">
          <table:table-cell table:style-name="ce16" office:value-type="string" calcext:value-type="string">
            <text:p>ADD 234</text:p>
          </table:table-cell>
          <table:table-cell table:style-name="ce58" office:value-type="string" calcext:value-type="string">
            <text:p>AA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>
            <text:p>BENCHMARK</text:p>
          </table:table-cell>
          <table:table-cell/>
          <table:table-cell table:formula="of:=[.I210]+8" office:value-type="float" office:value="2431" calcext:value-type="float">
            <text:p>2431</text:p>
          </table:table-cell>
          <table:table-cell table:style-name="ce319" office:value-type="string" calcext:value-type="string">
            <text:p>downto</text:p>
          </table:table-cell>
          <table:table-cell table:formula="of:=[.K210]+8" office:value-type="float" office:value="2424" calcext:value-type="float">
            <text:p>2424</text:p>
          </table:table-cell>
          <table:table-cell/>
          <table:table-cell table:style-name="ce325" office:value-type="string" calcext:value-type="string">
            <text:p>ADD 20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10]+8" office:value-type="float" office:value="319" calcext:value-type="float">
            <text:p>3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10]+8" office:value-type="float" office:value="312" calcext:value-type="float">
            <text:p>312</text:p>
          </table:table-cell>
          <table:table-cell table:style-name="ce226" office:value-type="string" calcext:value-type="string">
            <text:p>Accelerometre z (m/s²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17" office:value-type="string" calcext:value-type="string">
            <text:p>ADD 248</text:p>
          </table:table-cell>
          <table:table-cell table:style-name="ce59" office:value-type="string" calcext:value-type="string">
            <text:p>data_pressure_LDES500_1</text:p>
          </table:table-cell>
          <table:table-cell table:style-name="ce106" office:value-type="float" office:value="15" calcext:value-type="float">
            <text:p>15</text:p>
          </table:table-cell>
          <table:table-cell table:style-name="ce135" office:value-type="string" calcext:value-type="string">
            <text:p>downto</text:p>
          </table:table-cell>
          <table:table-cell table:style-name="ce165" office:value-type="float" office:value="8" calcext:value-type="float">
            <text:p>8</text:p>
          </table:table-cell>
          <table:table-cell table:style-name="ce259" office:value-type="string" calcext:value-type="string">
            <text:p>Differential Pressure 1</text:p>
          </table:table-cell>
          <table:table-cell table:style-name="ce302" office:value-type="string" calcext:value-type="string" table:number-columns-spanned="1" table:number-rows-spanned="4">
            <text:p>Pressions Diff LDE</text:p>
          </table:table-cell>
          <table:table-cell/>
          <table:table-cell table:formula="of:=[.I211]+8" office:value-type="float" office:value="2423" calcext:value-type="float">
            <text:p>2423</text:p>
          </table:table-cell>
          <table:table-cell table:style-name="ce319" office:value-type="string" calcext:value-type="string">
            <text:p>downto</text:p>
          </table:table-cell>
          <table:table-cell table:formula="of:=[.K211]+8" office:value-type="float" office:value="2416" calcext:value-type="float">
            <text:p>2416</text:p>
          </table:table-cell>
          <table:table-cell/>
          <table:table-cell table:style-name="ce325" office:value-type="string" calcext:value-type="string">
            <text:p>ADD 20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11]+8" office:value-type="float" office:value="311" calcext:value-type="float">
            <text:p>3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11]+8" office:value-type="float" office:value="304" calcext:value-type="float">
            <text:p>304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49</text:p>
          </table:table-cell>
          <table:table-cell table:style-name="ce60" office:value-type="string" calcext:value-type="string">
            <text:p>data_pressure_LDES500_1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212]+8" office:value-type="float" office:value="2415" calcext:value-type="float">
            <text:p>2415</text:p>
          </table:table-cell>
          <table:table-cell table:style-name="ce319" office:value-type="string" calcext:value-type="string">
            <text:p>downto</text:p>
          </table:table-cell>
          <table:table-cell table:formula="of:=[.K212]+8" office:value-type="float" office:value="2408" calcext:value-type="float">
            <text:p>2408</text:p>
          </table:table-cell>
          <table:table-cell/>
          <table:table-cell table:style-name="ce325" office:value-type="string" calcext:value-type="string">
            <text:p>ADD 21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12]+8" office:value-type="float" office:value="303" calcext:value-type="float">
            <text:p>3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12]+8" office:value-type="float" office:value="296" calcext:value-type="float">
            <text:p>296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0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8" office:value-type="float" office:value="15" calcext:value-type="float">
            <text:p>15</text:p>
          </table:table-cell>
          <table:table-cell table:style-name="ce136" office:value-type="string" calcext:value-type="string">
            <text:p>downto</text:p>
          </table:table-cell>
          <table:table-cell table:style-name="ce167" office:value-type="float" office:value="8" calcext:value-type="float">
            <text:p>8</text:p>
          </table:table-cell>
          <table:table-cell table:style-name="ce261" office:value-type="string" calcext:value-type="string">
            <text:p>Differential Pressure 2</text:p>
          </table:table-cell>
          <table:covered-table-cell table:style-name="ce302"/>
          <table:table-cell/>
          <table:table-cell table:formula="of:=[.I213]+8" office:value-type="float" office:value="2407" calcext:value-type="float">
            <text:p>2407</text:p>
          </table:table-cell>
          <table:table-cell table:style-name="ce319" office:value-type="string" calcext:value-type="string">
            <text:p>downto</text:p>
          </table:table-cell>
          <table:table-cell table:formula="of:=[.K213]+8" office:value-type="float" office:value="2400" calcext:value-type="float">
            <text:p>2400</text:p>
          </table:table-cell>
          <table:table-cell/>
          <table:table-cell table:style-name="ce325" office:value-type="string" calcext:value-type="string">
            <text:p>ADD 21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13]+8" office:value-type="float" office:value="295" calcext:value-type="float">
            <text:p>2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13]+8" office:value-type="float" office:value="288" calcext:value-type="float">
            <text:p>288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1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214]+8" office:value-type="float" office:value="2399" calcext:value-type="float">
            <text:p>2399</text:p>
          </table:table-cell>
          <table:table-cell table:style-name="ce319" office:value-type="string" calcext:value-type="string">
            <text:p>downto</text:p>
          </table:table-cell>
          <table:table-cell table:formula="of:=[.K214]+8" office:value-type="float" office:value="2392" calcext:value-type="float">
            <text:p>2392</text:p>
          </table:table-cell>
          <table:table-cell/>
          <table:table-cell table:style-name="ce325" office:value-type="string" calcext:value-type="string">
            <text:p>ADD 21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14]+8" office:value-type="float" office:value="287" calcext:value-type="float">
            <text:p>2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14]+8" office:value-type="float" office:value="280" calcext:value-type="float">
            <text:p>280</text:p>
          </table:table-cell>
          <table:table-cell table:style-name="ce228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2">
          <table:table-cell table:style-name="ce16" office:value-type="string" calcext:value-type="string">
            <text:p>ADD 234</text:p>
          </table:table-cell>
          <table:table-cell table:style-name="ce58" office:value-type="string" calcext:value-type="string">
            <text:p>AA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>
            <text:p>BENCHMARK</text:p>
          </table:table-cell>
          <table:table-cell/>
          <table:table-cell table:formula="of:=[.I215]+8" office:value-type="float" office:value="2391" calcext:value-type="float">
            <text:p>2391</text:p>
          </table:table-cell>
          <table:table-cell table:style-name="ce319" office:value-type="string" calcext:value-type="string">
            <text:p>downto</text:p>
          </table:table-cell>
          <table:table-cell table:formula="of:=[.K215]+8" office:value-type="float" office:value="2384" calcext:value-type="float">
            <text:p>2384</text:p>
          </table:table-cell>
          <table:table-cell/>
          <table:table-cell table:style-name="ce325" office:value-type="string" calcext:value-type="string">
            <text:p>ADD 21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15]+8" office:value-type="float" office:value="279" calcext:value-type="float">
            <text:p>2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15]+8" office:value-type="float" office:value="272" calcext:value-type="float">
            <text:p>272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3">
          <table:table-cell table:style-name="ce17" office:value-type="string" calcext:value-type="string">
            <text:p>ADD 248</text:p>
          </table:table-cell>
          <table:table-cell table:style-name="ce59" office:value-type="string" calcext:value-type="string">
            <text:p>data_pressure_LDES500_1</text:p>
          </table:table-cell>
          <table:table-cell table:style-name="ce106" office:value-type="float" office:value="15" calcext:value-type="float">
            <text:p>15</text:p>
          </table:table-cell>
          <table:table-cell table:style-name="ce135" office:value-type="string" calcext:value-type="string">
            <text:p>downto</text:p>
          </table:table-cell>
          <table:table-cell table:style-name="ce165" office:value-type="float" office:value="8" calcext:value-type="float">
            <text:p>8</text:p>
          </table:table-cell>
          <table:table-cell table:style-name="ce259" office:value-type="string" calcext:value-type="string">
            <text:p>Differential Pressure 1</text:p>
          </table:table-cell>
          <table:table-cell table:style-name="ce302" office:value-type="string" calcext:value-type="string" table:number-columns-spanned="1" table:number-rows-spanned="4">
            <text:p>Pressions Diff LDE</text:p>
          </table:table-cell>
          <table:table-cell/>
          <table:table-cell table:formula="of:=[.I216]+8" office:value-type="float" office:value="2383" calcext:value-type="float">
            <text:p>2383</text:p>
          </table:table-cell>
          <table:table-cell table:style-name="ce319" office:value-type="string" calcext:value-type="string">
            <text:p>downto</text:p>
          </table:table-cell>
          <table:table-cell table:formula="of:=[.K216]+8" office:value-type="float" office:value="2376" calcext:value-type="float">
            <text:p>2376</text:p>
          </table:table-cell>
          <table:table-cell/>
          <table:table-cell table:style-name="ce325" office:value-type="string" calcext:value-type="string">
            <text:p>ADD 21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16]+8" office:value-type="float" office:value="271" calcext:value-type="float">
            <text:p>2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16]+8" office:value-type="float" office:value="264" calcext:value-type="float">
            <text:p>264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49</text:p>
          </table:table-cell>
          <table:table-cell table:style-name="ce60" office:value-type="string" calcext:value-type="string">
            <text:p>data_pressure_LDES500_1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217]+8" office:value-type="float" office:value="2375" calcext:value-type="float">
            <text:p>2375</text:p>
          </table:table-cell>
          <table:table-cell table:style-name="ce319" office:value-type="string" calcext:value-type="string">
            <text:p>downto</text:p>
          </table:table-cell>
          <table:table-cell table:formula="of:=[.K217]+8" office:value-type="float" office:value="2368" calcext:value-type="float">
            <text:p>2368</text:p>
          </table:table-cell>
          <table:table-cell/>
          <table:table-cell table:style-name="ce325" office:value-type="string" calcext:value-type="string">
            <text:p>ADD 21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17]+8" office:value-type="float" office:value="263" calcext:value-type="float">
            <text:p>2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17]+8" office:value-type="float" office:value="256" calcext:value-type="float">
            <text:p>256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0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8" office:value-type="float" office:value="15" calcext:value-type="float">
            <text:p>15</text:p>
          </table:table-cell>
          <table:table-cell table:style-name="ce136" office:value-type="string" calcext:value-type="string">
            <text:p>downto</text:p>
          </table:table-cell>
          <table:table-cell table:style-name="ce167" office:value-type="float" office:value="8" calcext:value-type="float">
            <text:p>8</text:p>
          </table:table-cell>
          <table:table-cell table:style-name="ce261" office:value-type="string" calcext:value-type="string">
            <text:p>Differential Pressure 2</text:p>
          </table:table-cell>
          <table:covered-table-cell table:style-name="ce302"/>
          <table:table-cell/>
          <table:table-cell table:formula="of:=[.I218]+8" office:value-type="float" office:value="2367" calcext:value-type="float">
            <text:p>2367</text:p>
          </table:table-cell>
          <table:table-cell table:style-name="ce319" office:value-type="string" calcext:value-type="string">
            <text:p>downto</text:p>
          </table:table-cell>
          <table:table-cell table:formula="of:=[.K218]+8" office:value-type="float" office:value="2360" calcext:value-type="float">
            <text:p>2360</text:p>
          </table:table-cell>
          <table:table-cell/>
          <table:table-cell table:style-name="ce325" office:value-type="string" calcext:value-type="string">
            <text:p>ADD 21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18]+8" office:value-type="float" office:value="255" calcext:value-type="float">
            <text:p>2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18]+8" office:value-type="float" office:value="248" calcext:value-type="float">
            <text:p>248</text:p>
          </table:table-cell>
          <table:table-cell table:style-name="ce230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1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219]+8" office:value-type="float" office:value="2359" calcext:value-type="float">
            <text:p>2359</text:p>
          </table:table-cell>
          <table:table-cell table:style-name="ce319" office:value-type="string" calcext:value-type="string">
            <text:p>downto</text:p>
          </table:table-cell>
          <table:table-cell table:formula="of:=[.K219]+8" office:value-type="float" office:value="2352" calcext:value-type="float">
            <text:p>2352</text:p>
          </table:table-cell>
          <table:table-cell/>
          <table:table-cell table:style-name="ce325" office:value-type="string" calcext:value-type="string">
            <text:p>ADD 21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19]+8" office:value-type="float" office:value="247" calcext:value-type="float">
            <text:p>2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19]+8" office:value-type="float" office:value="240" calcext:value-type="float">
            <text:p>240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2">
          <table:table-cell table:style-name="ce16" office:value-type="string" calcext:value-type="string">
            <text:p>ADD 234</text:p>
          </table:table-cell>
          <table:table-cell table:style-name="ce58" office:value-type="string" calcext:value-type="string">
            <text:p>AA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>
            <text:p>BENCHMARK</text:p>
          </table:table-cell>
          <table:table-cell/>
          <table:table-cell table:formula="of:=[.I220]+8" office:value-type="float" office:value="2351" calcext:value-type="float">
            <text:p>2351</text:p>
          </table:table-cell>
          <table:table-cell table:style-name="ce319" office:value-type="string" calcext:value-type="string">
            <text:p>downto</text:p>
          </table:table-cell>
          <table:table-cell table:formula="of:=[.K220]+8" office:value-type="float" office:value="2344" calcext:value-type="float">
            <text:p>2344</text:p>
          </table:table-cell>
          <table:table-cell/>
          <table:table-cell table:style-name="ce325" office:value-type="string" calcext:value-type="string">
            <text:p>ADD 21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20]+8" office:value-type="float" office:value="239" calcext:value-type="float">
            <text:p>2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20]+8" office:value-type="float" office:value="232" calcext:value-type="float">
            <text:p>232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3">
          <table:table-cell table:style-name="ce17" office:value-type="string" calcext:value-type="string">
            <text:p>ADD 248</text:p>
          </table:table-cell>
          <table:table-cell table:style-name="ce59" office:value-type="string" calcext:value-type="string">
            <text:p>data_pressure_LDES500_1</text:p>
          </table:table-cell>
          <table:table-cell table:style-name="ce106" office:value-type="float" office:value="15" calcext:value-type="float">
            <text:p>15</text:p>
          </table:table-cell>
          <table:table-cell table:style-name="ce135" office:value-type="string" calcext:value-type="string">
            <text:p>downto</text:p>
          </table:table-cell>
          <table:table-cell table:style-name="ce165" office:value-type="float" office:value="8" calcext:value-type="float">
            <text:p>8</text:p>
          </table:table-cell>
          <table:table-cell table:style-name="ce259" office:value-type="string" calcext:value-type="string">
            <text:p>Differential Pressure 1</text:p>
          </table:table-cell>
          <table:table-cell table:style-name="ce302" office:value-type="string" calcext:value-type="string" table:number-columns-spanned="1" table:number-rows-spanned="4">
            <text:p>Pressions Diff LDE</text:p>
          </table:table-cell>
          <table:table-cell/>
          <table:table-cell table:formula="of:=[.I221]+8" office:value-type="float" office:value="2343" calcext:value-type="float">
            <text:p>2343</text:p>
          </table:table-cell>
          <table:table-cell table:style-name="ce319" office:value-type="string" calcext:value-type="string">
            <text:p>downto</text:p>
          </table:table-cell>
          <table:table-cell table:formula="of:=[.K221]+8" office:value-type="float" office:value="2336" calcext:value-type="float">
            <text:p>2336</text:p>
          </table:table-cell>
          <table:table-cell/>
          <table:table-cell table:style-name="ce325" office:value-type="string" calcext:value-type="string">
            <text:p>ADD 21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21]+8" office:value-type="float" office:value="231" calcext:value-type="float">
            <text:p>2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21]+8" office:value-type="float" office:value="224" calcext:value-type="float">
            <text:p>224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49</text:p>
          </table:table-cell>
          <table:table-cell table:style-name="ce60" office:value-type="string" calcext:value-type="string">
            <text:p>data_pressure_LDES500_1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222]+8" office:value-type="float" office:value="2335" calcext:value-type="float">
            <text:p>2335</text:p>
          </table:table-cell>
          <table:table-cell table:style-name="ce319" office:value-type="string" calcext:value-type="string">
            <text:p>downto</text:p>
          </table:table-cell>
          <table:table-cell table:formula="of:=[.K222]+8" office:value-type="float" office:value="2328" calcext:value-type="float">
            <text:p>2328</text:p>
          </table:table-cell>
          <table:table-cell/>
          <table:table-cell table:style-name="ce325" office:value-type="string" calcext:value-type="string">
            <text:p>ADD 22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22]+8" office:value-type="float" office:value="223" calcext:value-type="float">
            <text:p>2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22]+8" office:value-type="float" office:value="216" calcext:value-type="float">
            <text:p>216</text:p>
          </table:table-cell>
          <table:table-cell table:style-name="ce232" office:value-type="string" calcext:value-type="string">
            <text:p>Gyroscope Z (Rad/s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0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8" office:value-type="float" office:value="15" calcext:value-type="float">
            <text:p>15</text:p>
          </table:table-cell>
          <table:table-cell table:style-name="ce136" office:value-type="string" calcext:value-type="string">
            <text:p>downto</text:p>
          </table:table-cell>
          <table:table-cell table:style-name="ce167" office:value-type="float" office:value="8" calcext:value-type="float">
            <text:p>8</text:p>
          </table:table-cell>
          <table:table-cell table:style-name="ce261" office:value-type="string" calcext:value-type="string">
            <text:p>Differential Pressure 2</text:p>
          </table:table-cell>
          <table:covered-table-cell table:style-name="ce302"/>
          <table:table-cell/>
          <table:table-cell table:formula="of:=[.I223]+8" office:value-type="float" office:value="2327" calcext:value-type="float">
            <text:p>2327</text:p>
          </table:table-cell>
          <table:table-cell table:style-name="ce319" office:value-type="string" calcext:value-type="string">
            <text:p>downto</text:p>
          </table:table-cell>
          <table:table-cell table:formula="of:=[.K223]+8" office:value-type="float" office:value="2320" calcext:value-type="float">
            <text:p>2320</text:p>
          </table:table-cell>
          <table:table-cell/>
          <table:table-cell table:style-name="ce325" office:value-type="string" calcext:value-type="string">
            <text:p>ADD 22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23]+8" office:value-type="float" office:value="215" calcext:value-type="float">
            <text:p>2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23]+8" office:value-type="float" office:value="208" calcext:value-type="float">
            <text:p>208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1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224]+8" office:value-type="float" office:value="2319" calcext:value-type="float">
            <text:p>2319</text:p>
          </table:table-cell>
          <table:table-cell table:style-name="ce319" office:value-type="string" calcext:value-type="string">
            <text:p>downto</text:p>
          </table:table-cell>
          <table:table-cell table:formula="of:=[.K224]+8" office:value-type="float" office:value="2312" calcext:value-type="float">
            <text:p>2312</text:p>
          </table:table-cell>
          <table:table-cell/>
          <table:table-cell table:style-name="ce325" office:value-type="string" calcext:value-type="string">
            <text:p>ADD 22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24]+8" office:value-type="float" office:value="207" calcext:value-type="float">
            <text:p>20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24]+8" office:value-type="float" office:value="200" calcext:value-type="float">
            <text:p>200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2">
          <table:table-cell table:style-name="ce16" office:value-type="string" calcext:value-type="string">
            <text:p>ADD 234</text:p>
          </table:table-cell>
          <table:table-cell table:style-name="ce58" office:value-type="string" calcext:value-type="string">
            <text:p>AA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>
            <text:p>BENCHMARK</text:p>
          </table:table-cell>
          <table:table-cell/>
          <table:table-cell table:formula="of:=[.I225]+8" office:value-type="float" office:value="2311" calcext:value-type="float">
            <text:p>2311</text:p>
          </table:table-cell>
          <table:table-cell table:style-name="ce319" office:value-type="string" calcext:value-type="string">
            <text:p>downto</text:p>
          </table:table-cell>
          <table:table-cell table:formula="of:=[.K225]+8" office:value-type="float" office:value="2304" calcext:value-type="float">
            <text:p>2304</text:p>
          </table:table-cell>
          <table:table-cell/>
          <table:table-cell table:style-name="ce325" office:value-type="string" calcext:value-type="string">
            <text:p>ADD 22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25]+8" office:value-type="float" office:value="199" calcext:value-type="float">
            <text:p>19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25]+8" office:value-type="float" office:value="192" calcext:value-type="float">
            <text:p>192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3">
          <table:table-cell table:style-name="ce17" office:value-type="string" calcext:value-type="string">
            <text:p>ADD 248</text:p>
          </table:table-cell>
          <table:table-cell table:style-name="ce59" office:value-type="string" calcext:value-type="string">
            <text:p>data_pressure_LDES500_1</text:p>
          </table:table-cell>
          <table:table-cell table:style-name="ce106" office:value-type="float" office:value="15" calcext:value-type="float">
            <text:p>15</text:p>
          </table:table-cell>
          <table:table-cell table:style-name="ce135" office:value-type="string" calcext:value-type="string">
            <text:p>downto</text:p>
          </table:table-cell>
          <table:table-cell table:style-name="ce165" office:value-type="float" office:value="8" calcext:value-type="float">
            <text:p>8</text:p>
          </table:table-cell>
          <table:table-cell table:style-name="ce259" office:value-type="string" calcext:value-type="string">
            <text:p>Differential Pressure 1</text:p>
          </table:table-cell>
          <table:table-cell table:style-name="ce302" office:value-type="string" calcext:value-type="string" table:number-columns-spanned="1" table:number-rows-spanned="4">
            <text:p>Pressions Diff LDE</text:p>
          </table:table-cell>
          <table:table-cell/>
          <table:table-cell table:formula="of:=[.I226]+8" office:value-type="float" office:value="2303" calcext:value-type="float">
            <text:p>2303</text:p>
          </table:table-cell>
          <table:table-cell table:style-name="ce319" office:value-type="string" calcext:value-type="string">
            <text:p>downto</text:p>
          </table:table-cell>
          <table:table-cell table:formula="of:=[.K226]+8" office:value-type="float" office:value="2296" calcext:value-type="float">
            <text:p>2296</text:p>
          </table:table-cell>
          <table:table-cell/>
          <table:table-cell table:style-name="ce325" office:value-type="string" calcext:value-type="string">
            <text:p>ADD 22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26]+8" office:value-type="float" office:value="191" calcext:value-type="float">
            <text:p>19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26]+8" office:value-type="float" office:value="184" calcext:value-type="float">
            <text:p>184</text:p>
          </table:table-cell>
          <table:table-cell table:style-name="ce234" office:value-type="string" calcext:value-type="string">
            <text:p>Magnetometre X (mG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49</text:p>
          </table:table-cell>
          <table:table-cell table:style-name="ce60" office:value-type="string" calcext:value-type="string">
            <text:p>data_pressure_LDES500_1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227]+8" office:value-type="float" office:value="2295" calcext:value-type="float">
            <text:p>2295</text:p>
          </table:table-cell>
          <table:table-cell table:style-name="ce319" office:value-type="string" calcext:value-type="string">
            <text:p>downto</text:p>
          </table:table-cell>
          <table:table-cell table:formula="of:=[.K227]+8" office:value-type="float" office:value="2288" calcext:value-type="float">
            <text:p>2288</text:p>
          </table:table-cell>
          <table:table-cell/>
          <table:table-cell table:style-name="ce325" office:value-type="string" calcext:value-type="string">
            <text:p>ADD 22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27]+8" office:value-type="float" office:value="183" calcext:value-type="float">
            <text:p>18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27]+8" office:value-type="float" office:value="176" calcext:value-type="float">
            <text:p>176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0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8" office:value-type="float" office:value="15" calcext:value-type="float">
            <text:p>15</text:p>
          </table:table-cell>
          <table:table-cell table:style-name="ce136" office:value-type="string" calcext:value-type="string">
            <text:p>downto</text:p>
          </table:table-cell>
          <table:table-cell table:style-name="ce167" office:value-type="float" office:value="8" calcext:value-type="float">
            <text:p>8</text:p>
          </table:table-cell>
          <table:table-cell table:style-name="ce261" office:value-type="string" calcext:value-type="string">
            <text:p>Differential Pressure 2</text:p>
          </table:table-cell>
          <table:covered-table-cell table:style-name="ce302"/>
          <table:table-cell/>
          <table:table-cell table:formula="of:=[.I228]+8" office:value-type="float" office:value="2287" calcext:value-type="float">
            <text:p>2287</text:p>
          </table:table-cell>
          <table:table-cell table:style-name="ce319" office:value-type="string" calcext:value-type="string">
            <text:p>downto</text:p>
          </table:table-cell>
          <table:table-cell table:formula="of:=[.K228]+8" office:value-type="float" office:value="2280" calcext:value-type="float">
            <text:p>2280</text:p>
          </table:table-cell>
          <table:table-cell/>
          <table:table-cell table:style-name="ce325" office:value-type="string" calcext:value-type="string">
            <text:p>ADD 22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28]+8" office:value-type="float" office:value="175" calcext:value-type="float">
            <text:p>1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28]+8" office:value-type="float" office:value="168" calcext:value-type="float">
            <text:p>168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1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229]+8" office:value-type="float" office:value="2279" calcext:value-type="float">
            <text:p>2279</text:p>
          </table:table-cell>
          <table:table-cell table:style-name="ce319" office:value-type="string" calcext:value-type="string">
            <text:p>downto</text:p>
          </table:table-cell>
          <table:table-cell table:formula="of:=[.K229]+8" office:value-type="float" office:value="2272" calcext:value-type="float">
            <text:p>2272</text:p>
          </table:table-cell>
          <table:table-cell/>
          <table:table-cell table:style-name="ce325" office:value-type="string" calcext:value-type="string">
            <text:p>ADD 22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29]+8" office:value-type="float" office:value="167" calcext:value-type="float">
            <text:p>1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29]+8" office:value-type="float" office:value="160" calcext:value-type="float">
            <text:p>160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2">
          <table:table-cell table:style-name="ce16" office:value-type="string" calcext:value-type="string">
            <text:p>ADD 234</text:p>
          </table:table-cell>
          <table:table-cell table:style-name="ce58" office:value-type="string" calcext:value-type="string">
            <text:p>AA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>
            <text:p>BENCHMARK</text:p>
          </table:table-cell>
          <table:table-cell/>
          <table:table-cell table:formula="of:=[.I230]+8" office:value-type="float" office:value="2271" calcext:value-type="float">
            <text:p>2271</text:p>
          </table:table-cell>
          <table:table-cell table:style-name="ce319" office:value-type="string" calcext:value-type="string">
            <text:p>downto</text:p>
          </table:table-cell>
          <table:table-cell table:formula="of:=[.K230]+8" office:value-type="float" office:value="2264" calcext:value-type="float">
            <text:p>2264</text:p>
          </table:table-cell>
          <table:table-cell/>
          <table:table-cell table:style-name="ce325" office:value-type="string" calcext:value-type="string">
            <text:p>ADD 22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30]+8" office:value-type="float" office:value="159" calcext:value-type="float">
            <text:p>1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30]+8" office:value-type="float" office:value="152" calcext:value-type="float">
            <text:p>152</text:p>
          </table:table-cell>
          <table:table-cell table:style-name="ce236" office:value-type="string" calcext:value-type="string">
            <text:p>Magnetoscope Y (mG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17" office:value-type="string" calcext:value-type="string">
            <text:p>ADD 248</text:p>
          </table:table-cell>
          <table:table-cell table:style-name="ce59" office:value-type="string" calcext:value-type="string">
            <text:p>data_pressure_LDES500_1</text:p>
          </table:table-cell>
          <table:table-cell table:style-name="ce106" office:value-type="float" office:value="15" calcext:value-type="float">
            <text:p>15</text:p>
          </table:table-cell>
          <table:table-cell table:style-name="ce135" office:value-type="string" calcext:value-type="string">
            <text:p>downto</text:p>
          </table:table-cell>
          <table:table-cell table:style-name="ce165" office:value-type="float" office:value="8" calcext:value-type="float">
            <text:p>8</text:p>
          </table:table-cell>
          <table:table-cell table:style-name="ce259" office:value-type="string" calcext:value-type="string">
            <text:p>Differential Pressure 1</text:p>
          </table:table-cell>
          <table:table-cell table:style-name="ce302" office:value-type="string" calcext:value-type="string" table:number-columns-spanned="1" table:number-rows-spanned="4">
            <text:p>Pressions Diff LDE</text:p>
          </table:table-cell>
          <table:table-cell/>
          <table:table-cell table:formula="of:=[.I231]+8" office:value-type="float" office:value="2263" calcext:value-type="float">
            <text:p>2263</text:p>
          </table:table-cell>
          <table:table-cell table:style-name="ce319" office:value-type="string" calcext:value-type="string">
            <text:p>downto</text:p>
          </table:table-cell>
          <table:table-cell table:formula="of:=[.K231]+8" office:value-type="float" office:value="2256" calcext:value-type="float">
            <text:p>2256</text:p>
          </table:table-cell>
          <table:table-cell/>
          <table:table-cell table:style-name="ce325" office:value-type="string" calcext:value-type="string">
            <text:p>ADD 22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31]+8" office:value-type="float" office:value="151" calcext:value-type="float">
            <text:p>1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31]+8" office:value-type="float" office:value="144" calcext:value-type="float">
            <text:p>144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49</text:p>
          </table:table-cell>
          <table:table-cell table:style-name="ce60" office:value-type="string" calcext:value-type="string">
            <text:p>data_pressure_LDES500_1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232]+8" office:value-type="float" office:value="2255" calcext:value-type="float">
            <text:p>2255</text:p>
          </table:table-cell>
          <table:table-cell table:style-name="ce319" office:value-type="string" calcext:value-type="string">
            <text:p>downto</text:p>
          </table:table-cell>
          <table:table-cell table:formula="of:=[.K232]+8" office:value-type="float" office:value="2248" calcext:value-type="float">
            <text:p>2248</text:p>
          </table:table-cell>
          <table:table-cell/>
          <table:table-cell table:style-name="ce325" office:value-type="string" calcext:value-type="string">
            <text:p>ADD 23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32]+8" office:value-type="float" office:value="143" calcext:value-type="float">
            <text:p>1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32]+8" office:value-type="float" office:value="136" calcext:value-type="float">
            <text:p>136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0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8" office:value-type="float" office:value="15" calcext:value-type="float">
            <text:p>15</text:p>
          </table:table-cell>
          <table:table-cell table:style-name="ce136" office:value-type="string" calcext:value-type="string">
            <text:p>downto</text:p>
          </table:table-cell>
          <table:table-cell table:style-name="ce167" office:value-type="float" office:value="8" calcext:value-type="float">
            <text:p>8</text:p>
          </table:table-cell>
          <table:table-cell table:style-name="ce261" office:value-type="string" calcext:value-type="string">
            <text:p>Differential Pressure 2</text:p>
          </table:table-cell>
          <table:covered-table-cell table:style-name="ce302"/>
          <table:table-cell/>
          <table:table-cell table:formula="of:=[.I233]+8" office:value-type="float" office:value="2247" calcext:value-type="float">
            <text:p>2247</text:p>
          </table:table-cell>
          <table:table-cell table:style-name="ce319" office:value-type="string" calcext:value-type="string">
            <text:p>downto</text:p>
          </table:table-cell>
          <table:table-cell table:formula="of:=[.K233]+8" office:value-type="float" office:value="2240" calcext:value-type="float">
            <text:p>2240</text:p>
          </table:table-cell>
          <table:table-cell/>
          <table:table-cell table:style-name="ce325" office:value-type="string" calcext:value-type="string">
            <text:p>ADD 23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33]+8" office:value-type="float" office:value="135" calcext:value-type="float">
            <text:p>1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33]+8" office:value-type="float" office:value="128" calcext:value-type="float">
            <text:p>128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1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234]+8" office:value-type="float" office:value="2239" calcext:value-type="float">
            <text:p>2239</text:p>
          </table:table-cell>
          <table:table-cell table:style-name="ce319" office:value-type="string" calcext:value-type="string">
            <text:p>downto</text:p>
          </table:table-cell>
          <table:table-cell table:formula="of:=[.K234]+8" office:value-type="float" office:value="2232" calcext:value-type="float">
            <text:p>2232</text:p>
          </table:table-cell>
          <table:table-cell/>
          <table:table-cell table:style-name="ce325" office:value-type="string" calcext:value-type="string">
            <text:p>ADD 23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34]+8" office:value-type="float" office:value="127" calcext:value-type="float">
            <text:p>1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34]+8" office:value-type="float" office:value="120" calcext:value-type="float">
            <text:p>120</text:p>
          </table:table-cell>
          <table:table-cell table:style-name="ce238" office:value-type="string" calcext:value-type="string">
            <text:p>Magnetometre Z(mG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19" office:value-type="string" calcext:value-type="string">
            <text:p>ADD 233</text:p>
          </table:table-cell>
          <table:table-cell table:style-name="ce61" office:value-type="string" calcext:value-type="string">
            <text:p>FF</text:p>
          </table:table-cell>
          <table:table-cell table:style-name="ce109"/>
          <table:table-cell table:style-name="ce137"/>
          <table:table-cell table:style-name="ce168"/>
          <table:table-cell table:style-name="ce19"/>
          <table:table-cell table:style-name="ce303"/>
          <table:table-cell/>
          <table:table-cell table:formula="of:=[.I235]+8" office:value-type="float" office:value="2231" calcext:value-type="float">
            <text:p>2231</text:p>
          </table:table-cell>
          <table:table-cell table:style-name="ce319" office:value-type="string" calcext:value-type="string">
            <text:p>downto</text:p>
          </table:table-cell>
          <table:table-cell table:formula="of:=[.K235]+8" office:value-type="float" office:value="2224" calcext:value-type="float">
            <text:p>2224</text:p>
          </table:table-cell>
          <table:table-cell/>
          <table:table-cell table:style-name="ce325" office:value-type="string" calcext:value-type="string">
            <text:p>ADD 23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35]+8" office:value-type="float" office:value="119" calcext:value-type="float">
            <text:p>1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35]+8" office:value-type="float" office:value="112" calcext:value-type="float">
            <text:p>112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16" office:value-type="string" calcext:value-type="string">
            <text:p>ADD 234</text:p>
          </table:table-cell>
          <table:table-cell table:style-name="ce58" office:value-type="string" calcext:value-type="string">
            <text:p>AA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/>
          <table:table-cell table:formula="of:=[.I236]+8" office:value-type="float" office:value="2223" calcext:value-type="float">
            <text:p>2223</text:p>
          </table:table-cell>
          <table:table-cell table:style-name="ce319" office:value-type="string" calcext:value-type="string">
            <text:p>downto</text:p>
          </table:table-cell>
          <table:table-cell table:formula="of:=[.K236]+8" office:value-type="float" office:value="2216" calcext:value-type="float">
            <text:p>2216</text:p>
          </table:table-cell>
          <table:table-cell/>
          <table:table-cell table:style-name="ce325" office:value-type="string" calcext:value-type="string">
            <text:p>ADD 23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36]+8" office:value-type="float" office:value="111" calcext:value-type="float">
            <text:p>1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36]+8" office:value-type="float" office:value="104" calcext:value-type="float">
            <text:p>104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20" office:value-type="string" calcext:value-type="string">
            <text:p>ADD 235</text:p>
          </table:table-cell>
          <table:table-cell table:style-name="ce62" office:value-type="string" calcext:value-type="string">
            <text:p>BB</text:p>
          </table:table-cell>
          <table:table-cell table:style-name="ce110" table:number-columns-repeated="3"/>
          <table:table-cell table:style-name="ce262"/>
          <table:covered-table-cell/>
          <table:table-cell/>
          <table:table-cell table:formula="of:=[.I237]+8" office:value-type="float" office:value="2215" calcext:value-type="float">
            <text:p>2215</text:p>
          </table:table-cell>
          <table:table-cell table:style-name="ce319" office:value-type="string" calcext:value-type="string">
            <text:p>downto</text:p>
          </table:table-cell>
          <table:table-cell table:formula="of:=[.K237]+8" office:value-type="float" office:value="2208" calcext:value-type="float">
            <text:p>2208</text:p>
          </table:table-cell>
          <table:table-cell/>
          <table:table-cell table:style-name="ce330" office:value-type="string" calcext:value-type="string">
            <text:p>ADD 23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37]+8" office:value-type="float" office:value="103" calcext:value-type="float">
            <text:p>1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37]+8" office:value-type="float" office:value="96" calcext:value-type="float">
            <text:p>96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3">
          <table:table-cell table:style-name="ce21" office:value-type="string" calcext:value-type="string">
            <text:p>ADD 236</text:p>
          </table:table-cell>
          <table:table-cell table:style-name="ce63" office:value-type="string" calcext:value-type="string">
            <text:p>data_pressure_HCEM0611_0</text:p>
          </table:table-cell>
          <table:table-cell table:style-name="ce111" office:value-type="float" office:value="15" calcext:value-type="float">
            <text:p>15</text:p>
          </table:table-cell>
          <table:table-cell table:style-name="ce138" office:value-type="string" calcext:value-type="string">
            <text:p>downto</text:p>
          </table:table-cell>
          <table:table-cell table:style-name="ce169" office:value-type="float" office:value="8" calcext:value-type="float">
            <text:p>8</text:p>
          </table:table-cell>
          <table:table-cell table:style-name="ce263" office:value-type="string" calcext:value-type="string">
            <text:p>Static Pressure 1</text:p>
          </table:table-cell>
          <table:table-cell table:style-name="ce304" office:value-type="string" calcext:value-type="string" table:number-columns-spanned="1" table:number-rows-spanned="4">
            <text:p>Pressions <text:s/>Statiques</text:p>
          </table:table-cell>
          <table:table-cell/>
          <table:table-cell table:formula="of:=[.I238]+8" office:value-type="float" office:value="2207" calcext:value-type="float">
            <text:p>2207</text:p>
          </table:table-cell>
          <table:table-cell table:style-name="ce319" office:value-type="string" calcext:value-type="string">
            <text:p>downto</text:p>
          </table:table-cell>
          <table:table-cell table:formula="of:=[.K238]+8" office:value-type="float" office:value="2200" calcext:value-type="float">
            <text:p>2200</text:p>
          </table:table-cell>
          <table:table-cell/>
          <table:table-cell table:style-name="ce325" office:value-type="string" calcext:value-type="string">
            <text:p>ADD 23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38]+8" office:value-type="float" office:value="95" calcext:value-type="float">
            <text:p>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38]+8" office:value-type="float" office:value="88" calcext:value-type="float">
            <text:p>88</text:p>
          </table:table-cell>
          <table:table-cell table:style-name="ce240" office:value-type="string" calcext:value-type="string">
            <text:p>IMU Temperature (degC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237</text:p>
          </table:table-cell>
          <table:table-cell table:style-name="ce64" office:value-type="string" calcext:value-type="string">
            <text:p>data_pressure_HCEM0611_0</text:p>
          </table:table-cell>
          <table:table-cell table:style-name="ce112" office:value-type="float" office:value="7" calcext:value-type="float">
            <text:p>7</text:p>
          </table:table-cell>
          <table:table-cell table:style-name="ce64" office:value-type="string" calcext:value-type="string">
            <text:p>downto</text:p>
          </table:table-cell>
          <table:table-cell table:style-name="ce170" office:value-type="float" office:value="0" calcext:value-type="float">
            <text:p>0</text:p>
          </table:table-cell>
          <table:table-cell table:style-name="ce264"/>
          <table:covered-table-cell table:style-name="ce305"/>
          <table:table-cell table:style-name="ce318"/>
          <table:table-cell table:formula="of:=[.I239]+8" office:value-type="float" office:value="2199" calcext:value-type="float">
            <text:p>2199</text:p>
          </table:table-cell>
          <table:table-cell table:style-name="ce319" office:value-type="string" calcext:value-type="string">
            <text:p>downto</text:p>
          </table:table-cell>
          <table:table-cell table:formula="of:=[.K239]+8" office:value-type="float" office:value="2192" calcext:value-type="float">
            <text:p>2192</text:p>
          </table:table-cell>
          <table:table-cell table:style-name="ce318"/>
          <table:table-cell table:style-name="ce325" office:value-type="string" calcext:value-type="string">
            <text:p>ADD 23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39]+8" office:value-type="float" office:value="87" calcext:value-type="float">
            <text:p>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39]+8" office:value-type="float" office:value="80" calcext:value-type="float">
            <text:p>80</text:p>
          </table:table-cell>
          <table:table-cell table:style-name="ce241"/>
          <table:covered-table-cell table:style-name="ce293"/>
          <table:table-cell table:style-name="ce318" table:number-columns-repeated="1001"/>
          <table:table-cell table:number-columns-repeated="4"/>
        </table:table-row>
        <table:table-row table:style-name="ro3">
          <table:table-cell table:style-name="ce22" office:value-type="string" calcext:value-type="string">
            <text:p>ADD 238</text:p>
          </table:table-cell>
          <table:table-cell table:style-name="ce65" office:value-type="string" calcext:value-type="string">
            <text:p>data_pressure_HCEM0611_1</text:p>
          </table:table-cell>
          <table:table-cell table:style-name="ce113" office:value-type="float" office:value="15" calcext:value-type="float">
            <text:p>15</text:p>
          </table:table-cell>
          <table:table-cell table:style-name="ce64" office:value-type="string" calcext:value-type="string">
            <text:p>downto</text:p>
          </table:table-cell>
          <table:table-cell table:style-name="ce171" office:value-type="float" office:value="8" calcext:value-type="float">
            <text:p>8</text:p>
          </table:table-cell>
          <table:table-cell table:style-name="ce265" office:value-type="string" calcext:value-type="string">
            <text:p>Static Pressure 2</text:p>
          </table:table-cell>
          <table:covered-table-cell table:style-name="ce305"/>
          <table:table-cell/>
          <table:table-cell table:formula="of:=[.I240]+8" office:value-type="float" office:value="2191" calcext:value-type="float">
            <text:p>2191</text:p>
          </table:table-cell>
          <table:table-cell table:style-name="ce319" office:value-type="string" calcext:value-type="string">
            <text:p>downto</text:p>
          </table:table-cell>
          <table:table-cell table:formula="of:=[.K240]+8" office:value-type="float" office:value="2184" calcext:value-type="float">
            <text:p>2184</text:p>
          </table:table-cell>
          <table:table-cell/>
          <table:table-cell table:style-name="ce325" office:value-type="string" calcext:value-type="string">
            <text:p>ADD 23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40]+8" office:value-type="float" office:value="79" calcext:value-type="float">
            <text:p>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40]+8" office:value-type="float" office:value="72" calcext:value-type="float">
            <text:p>72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3">
          <table:table-cell table:style-name="ce23" office:value-type="string" calcext:value-type="string">
            <text:p>ADD 239</text:p>
          </table:table-cell>
          <table:table-cell table:style-name="ce66" office:value-type="string" calcext:value-type="string">
            <text:p>data_pressure_HCEM0611_1</text:p>
          </table:table-cell>
          <table:table-cell table:style-name="ce114" office:value-type="float" office:value="7" calcext:value-type="float">
            <text:p>7</text:p>
          </table:table-cell>
          <table:table-cell table:style-name="ce66" office:value-type="string" calcext:value-type="string">
            <text:p>downto</text:p>
          </table:table-cell>
          <table:table-cell table:style-name="ce172" office:value-type="float" office:value="0" calcext:value-type="float">
            <text:p>0</text:p>
          </table:table-cell>
          <table:table-cell table:style-name="ce266"/>
          <table:covered-table-cell table:style-name="ce305"/>
          <table:table-cell/>
          <table:table-cell table:formula="of:=[.I241]+8" office:value-type="float" office:value="2183" calcext:value-type="float">
            <text:p>2183</text:p>
          </table:table-cell>
          <table:table-cell table:style-name="ce319" office:value-type="string" calcext:value-type="string">
            <text:p>downto</text:p>
          </table:table-cell>
          <table:table-cell table:formula="of:=[.K241]+8" office:value-type="float" office:value="2176" calcext:value-type="float">
            <text:p>2176</text:p>
          </table:table-cell>
          <table:table-cell/>
          <table:table-cell table:style-name="ce325" office:value-type="string" calcext:value-type="string">
            <text:p>ADD 23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41]+8" office:value-type="float" office:value="71" calcext:value-type="float">
            <text:p>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41]+8" office:value-type="float" office:value="64" calcext:value-type="float">
            <text:p>64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240</text:p>
          </table:table-cell>
          <table:table-cell table:style-name="ce67" office:value-type="string" calcext:value-type="string">
            <text:p>data_pressure_HCEM10_2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</text:p>
          </table:table-cell>
          <table:table-cell/>
          <table:table-cell table:formula="of:=[.I242]+8" office:value-type="float" office:value="2175" calcext:value-type="float">
            <text:p>2175</text:p>
          </table:table-cell>
          <table:table-cell table:style-name="ce319" office:value-type="string" calcext:value-type="string">
            <text:p>downto</text:p>
          </table:table-cell>
          <table:table-cell table:formula="of:=[.K242]+8" office:value-type="float" office:value="2168" calcext:value-type="float">
            <text:p>2168</text:p>
          </table:table-cell>
          <table:table-cell/>
          <table:table-cell table:style-name="ce325" office:value-type="string" calcext:value-type="string">
            <text:p>ADD 24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42]+8" office:value-type="float" office:value="63" calcext:value-type="float">
            <text:p>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42]+8" office:value-type="float" office:value="56" calcext:value-type="float">
            <text:p>56</text:p>
          </table:table-cell>
          <table:table-cell table:style-name="ce242" office:value-type="string" calcext:value-type="string">
            <text:p>Pressure (Pa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241</text:p>
          </table:table-cell>
          <table:table-cell table:style-name="ce68" office:value-type="string" calcext:value-type="string">
            <text:p>data_pressure_HCEM10_2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243]+8" office:value-type="float" office:value="2167" calcext:value-type="float">
            <text:p>2167</text:p>
          </table:table-cell>
          <table:table-cell table:style-name="ce319" office:value-type="string" calcext:value-type="string">
            <text:p>downto</text:p>
          </table:table-cell>
          <table:table-cell table:formula="of:=[.K243]+8" office:value-type="float" office:value="2160" calcext:value-type="float">
            <text:p>2160</text:p>
          </table:table-cell>
          <table:table-cell/>
          <table:table-cell table:style-name="ce325" office:value-type="string" calcext:value-type="string">
            <text:p>ADD 24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43]+8" office:value-type="float" office:value="55" calcext:value-type="float">
            <text:p>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43]+8" office:value-type="float" office:value="48" calcext:value-type="float">
            <text:p>48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242</text:p>
          </table:table-cell>
          <table:table-cell table:style-name="ce69" office:value-type="string" calcext:value-type="string">
            <text:p>data_pressure_HCEM10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244]+8" office:value-type="float" office:value="2159" calcext:value-type="float">
            <text:p>2159</text:p>
          </table:table-cell>
          <table:table-cell table:style-name="ce319" office:value-type="string" calcext:value-type="string">
            <text:p>downto</text:p>
          </table:table-cell>
          <table:table-cell table:formula="of:=[.K244]+8" office:value-type="float" office:value="2152" calcext:value-type="float">
            <text:p>2152</text:p>
          </table:table-cell>
          <table:table-cell/>
          <table:table-cell table:style-name="ce325" office:value-type="string" calcext:value-type="string">
            <text:p>ADD 24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44]+8" office:value-type="float" office:value="47" calcext:value-type="float">
            <text:p>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44]+8" office:value-type="float" office:value="40" calcext:value-type="float">
            <text:p>40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243</text:p>
          </table:table-cell>
          <table:table-cell table:style-name="ce68" office:value-type="string" calcext:value-type="string">
            <text:p>data_pressure_HCEM10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245]+8" office:value-type="float" office:value="2151" calcext:value-type="float">
            <text:p>2151</text:p>
          </table:table-cell>
          <table:table-cell table:style-name="ce319" office:value-type="string" calcext:value-type="string">
            <text:p>downto</text:p>
          </table:table-cell>
          <table:table-cell table:formula="of:=[.K245]+8" office:value-type="float" office:value="2144" calcext:value-type="float">
            <text:p>2144</text:p>
          </table:table-cell>
          <table:table-cell/>
          <table:table-cell table:style-name="ce325" office:value-type="string" calcext:value-type="string">
            <text:p>ADD 24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45]+8" office:value-type="float" office:value="39" calcext:value-type="float">
            <text:p>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45]+8" office:value-type="float" office:value="32" calcext:value-type="float">
            <text:p>32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244</text:p>
          </table:table-cell>
          <table:table-cell table:style-name="ce69" office:value-type="string" calcext:value-type="string">
            <text:p>data_pressure_HCEM10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246]+8" office:value-type="float" office:value="2143" calcext:value-type="float">
            <text:p>2143</text:p>
          </table:table-cell>
          <table:table-cell table:style-name="ce319" office:value-type="string" calcext:value-type="string">
            <text:p>downto</text:p>
          </table:table-cell>
          <table:table-cell table:formula="of:=[.K246]+8" office:value-type="float" office:value="2136" calcext:value-type="float">
            <text:p>2136</text:p>
          </table:table-cell>
          <table:table-cell/>
          <table:table-cell table:style-name="ce325" office:value-type="string" calcext:value-type="string">
            <text:p>ADD 24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46]+8" office:value-type="float" office:value="31" calcext:value-type="float">
            <text:p>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46]+8" office:value-type="float" office:value="24" calcext:value-type="float">
            <text:p>24</text:p>
          </table:table-cell>
          <table:table-cell table:style-name="ce244" office:value-type="string" calcext:value-type="string">
            <text:p>Pressure Temp ( DegC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6" office:value-type="string" calcext:value-type="string">
            <text:p>ADD 245</text:p>
          </table:table-cell>
          <table:table-cell table:style-name="ce68" office:value-type="string" calcext:value-type="string">
            <text:p>data_pressure_HCEM100_4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247]+8" office:value-type="float" office:value="2135" calcext:value-type="float">
            <text:p>2135</text:p>
          </table:table-cell>
          <table:table-cell table:style-name="ce319" office:value-type="string" calcext:value-type="string">
            <text:p>downto</text:p>
          </table:table-cell>
          <table:table-cell table:formula="of:=[.K247]+8" office:value-type="float" office:value="2128" calcext:value-type="float">
            <text:p>2128</text:p>
          </table:table-cell>
          <table:table-cell/>
          <table:table-cell table:style-name="ce330" office:value-type="string" calcext:value-type="string">
            <text:p>ADD 24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47]+8" office:value-type="float" office:value="23" calcext:value-type="float">
            <text:p>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47]+8" office:value-type="float" office:value="16" calcext:value-type="float">
            <text:p>16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246</text:p>
          </table:table-cell>
          <table:table-cell table:style-name="ce69" office:value-type="string" calcext:value-type="string">
            <text:p>data_pressure_HCEM100_5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248]+8" office:value-type="float" office:value="2127" calcext:value-type="float">
            <text:p>2127</text:p>
          </table:table-cell>
          <table:table-cell table:style-name="ce319" office:value-type="string" calcext:value-type="string">
            <text:p>downto</text:p>
          </table:table-cell>
          <table:table-cell table:formula="of:=[.K248]+8" office:value-type="float" office:value="2120" calcext:value-type="float">
            <text:p>2120</text:p>
          </table:table-cell>
          <table:table-cell/>
          <table:table-cell table:style-name="ce325" office:value-type="string" calcext:value-type="string">
            <text:p>ADD 24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48]+8" office:value-type="float" office:value="15" calcext:value-type="float">
            <text:p>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48]+8" office:value-type="float" office:value="8" calcext:value-type="float">
            <text:p>8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3">
          <table:table-cell table:style-name="ce27" office:value-type="string" calcext:value-type="string">
            <text:p>ADD 247</text:p>
          </table:table-cell>
          <table:table-cell table:style-name="ce70" office:value-type="string" calcext:value-type="string">
            <text:p>data_pressure_HCEM100_5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 table:style-name="ce318"/>
          <table:table-cell table:formula="of:=[.I249]+8" office:value-type="float" office:value="2119" calcext:value-type="float">
            <text:p>2119</text:p>
          </table:table-cell>
          <table:table-cell table:style-name="ce319" office:value-type="string" calcext:value-type="string">
            <text:p>downto</text:p>
          </table:table-cell>
          <table:table-cell table:formula="of:=[.K249]+8" office:value-type="float" office:value="2112" calcext:value-type="float">
            <text:p>2112</text:p>
          </table:table-cell>
          <table:table-cell table:style-name="ce318"/>
          <table:table-cell table:style-name="ce326" office:value-type="string" calcext:value-type="string">
            <text:p>ADD 247</text:p>
          </table:table-cell>
          <table:table-cell table:style-name="ce334" office:value-type="string" calcext:value-type="string">
            <text:p>MOTUS_ACCDATA</text:p>
          </table:table-cell>
          <table:table-cell table:style-name="ce338" office:value-type="float" office:value="7" calcext:value-type="float">
            <text:p>7</text:p>
          </table:table-cell>
          <table:table-cell table:style-name="ce334" office:value-type="string" calcext:value-type="string">
            <text:p>downto</text:p>
          </table:table-cell>
          <table:table-cell table:style-name="ce341" office:value-type="float" office:value="0" calcext:value-type="float">
            <text:p>0</text:p>
          </table:table-cell>
          <table:table-cell table:style-name="ce246"/>
          <table:covered-table-cell table:style-name="ce294"/>
          <table:table-cell table:style-name="ce318" table:number-columns-repeated="1001"/>
          <table:table-cell table:number-columns-repeated="4"/>
        </table:table-row>
        <table:table-row table:style-name="ro3">
          <table:table-cell table:style-name="ce24" office:value-type="string" calcext:value-type="string">
            <text:p>ADD 248</text:p>
          </table:table-cell>
          <table:table-cell table:style-name="ce67" office:value-type="string" calcext:value-type="string">
            <text:p>data_pressure_HCEM10_1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10</text:p>
          </table:table-cell>
          <table:table-cell/>
          <table:table-cell table:formula="of:=[.I250]+8" office:value-type="float" office:value="2111" calcext:value-type="float">
            <text:p>2111</text:p>
          </table:table-cell>
          <table:table-cell table:style-name="ce319" office:value-type="string" calcext:value-type="string">
            <text:p>downto</text:p>
          </table:table-cell>
          <table:table-cell table:formula="of:=[.K250]+8" office:value-type="float" office:value="2104" calcext:value-type="float">
            <text:p>2104</text:p>
          </table:table-cell>
          <table:table-cell/>
          <table:table-cell table:style-name="ce327" office:value-type="string" calcext:value-type="string">
            <text:p>ADD 248</text:p>
          </table:table-cell>
          <table:table-cell table:style-name="ce58" office:value-type="string" calcext:value-type="string">
            <text:p>AC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 table:number-columns-repeated="1005"/>
        </table:table-row>
        <table:table-row table:style-name="ro4">
          <table:table-cell table:style-name="ce25" office:value-type="string" calcext:value-type="string">
            <text:p>ADD 249</text:p>
          </table:table-cell>
          <table:table-cell table:style-name="ce69" office:value-type="string" calcext:value-type="string">
            <text:p>data_pressure_HCEM10_1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251]+8" office:value-type="float" office:value="2103" calcext:value-type="float">
            <text:p>2103</text:p>
          </table:table-cell>
          <table:table-cell table:style-name="ce319" office:value-type="string" calcext:value-type="string">
            <text:p>downto</text:p>
          </table:table-cell>
          <table:table-cell table:formula="of:=[.K251]+8" office:value-type="float" office:value="2096" calcext:value-type="float">
            <text:p>2096</text:p>
          </table:table-cell>
          <table:table-cell/>
          <table:table-cell table:style-name="ce328" office:value-type="string" calcext:value-type="string">
            <text:p>ADD 249</text:p>
          </table:table-cell>
          <table:table-cell table:style-name="ce62" office:value-type="string" calcext:value-type="string">
            <text:p>C6</text:p>
          </table:table-cell>
          <table:table-cell table:style-name="ce110" table:number-columns-repeated="3"/>
          <table:table-cell table:style-name="ce262"/>
          <table:covered-table-cell table:style-name="ce296"/>
          <table:table-cell table:number-columns-repeated="1005"/>
        </table:table-row>
        <table:table-row table:style-name="ro4">
          <table:table-cell table:style-name="ce25" office:value-type="string" calcext:value-type="string">
            <text:p>ADD 250</text:p>
          </table:table-cell>
          <table:table-cell table:style-name="ce69" office:value-type="string" calcext:value-type="string">
            <text:p>data_pressure_HCEM10_2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252]+8" office:value-type="float" office:value="2095" calcext:value-type="float">
            <text:p>2095</text:p>
          </table:table-cell>
          <table:table-cell table:style-name="ce319" office:value-type="string" calcext:value-type="string">
            <text:p>downto</text:p>
          </table:table-cell>
          <table:table-cell table:formula="of:=[.K252]+8" office:value-type="float" office:value="2088" calcext:value-type="float">
            <text:p>2088</text:p>
          </table:table-cell>
          <table:table-cell/>
          <table:table-cell table:style-name="ce329" office:value-type="string" calcext:value-type="string">
            <text:p>ADD 250</text:p>
          </table:table-cell>
          <table:table-cell table:style-name="ce332" office:value-type="string" calcext:value-type="string">
            <text:p>MOTUS_ACCDATA</text:p>
          </table:table-cell>
          <table:table-cell table:style-name="ce336" table:formula="of:=[.O252]+8" office:value-type="float" office:value="383" calcext:value-type="float">
            <text:p>383</text:p>
          </table:table-cell>
          <table:table-cell table:style-name="ce332" office:value-type="string" calcext:value-type="string">
            <text:p>downto</text:p>
          </table:table-cell>
          <table:table-cell table:style-name="ce339" table:formula="of:=[.Q252]+8" office:value-type="float" office:value="376" calcext:value-type="float">
            <text:p>376</text:p>
          </table:table-cell>
          <table:table-cell table:style-name="ce222" office:value-type="string" calcext:value-type="string">
            <text:p>Accelerometre x (m/s²)</text:p>
          </table:table-cell>
          <table:table-cell table:style-name="ce347" office:value-type="string" calcext:value-type="string" table:number-columns-spanned="1" table:number-rows-spanned="48">
            <text:p>MOTUS RAW SENSORS PACKET</text:p>
          </table:table-cell>
          <table:table-cell table:number-columns-repeated="1005"/>
        </table:table-row>
        <table:table-row table:style-name="ro4">
          <table:table-cell table:style-name="ce25" office:value-type="string" calcext:value-type="string">
            <text:p>ADD 251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253]+8" office:value-type="float" office:value="2087" calcext:value-type="float">
            <text:p>2087</text:p>
          </table:table-cell>
          <table:table-cell table:style-name="ce319" office:value-type="string" calcext:value-type="string">
            <text:p>downto</text:p>
          </table:table-cell>
          <table:table-cell table:formula="of:=[.K253]+8" office:value-type="float" office:value="2080" calcext:value-type="float">
            <text:p>2080</text:p>
          </table:table-cell>
          <table:table-cell/>
          <table:table-cell table:style-name="ce325" office:value-type="string" calcext:value-type="string">
            <text:p>ADD 25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53]+8" office:value-type="float" office:value="375" calcext:value-type="float">
            <text:p>3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53]+8" office:value-type="float" office:value="368" calcext:value-type="float">
            <text:p>368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4">
          <table:table-cell table:style-name="ce25" office:value-type="string" calcext:value-type="string">
            <text:p>ADD 252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254]+8" office:value-type="float" office:value="2079" calcext:value-type="float">
            <text:p>2079</text:p>
          </table:table-cell>
          <table:table-cell table:style-name="ce319" office:value-type="string" calcext:value-type="string">
            <text:p>downto</text:p>
          </table:table-cell>
          <table:table-cell table:formula="of:=[.K254]+8" office:value-type="float" office:value="2072" calcext:value-type="float">
            <text:p>2072</text:p>
          </table:table-cell>
          <table:table-cell/>
          <table:table-cell table:style-name="ce325" office:value-type="string" calcext:value-type="string">
            <text:p>ADD 25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54]+8" office:value-type="float" office:value="367" calcext:value-type="float">
            <text:p>3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54]+8" office:value-type="float" office:value="360" calcext:value-type="float">
            <text:p>360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4">
          <table:table-cell table:style-name="ce25" office:value-type="string" calcext:value-type="string">
            <text:p>ADD 253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255]+8" office:value-type="float" office:value="2071" calcext:value-type="float">
            <text:p>2071</text:p>
          </table:table-cell>
          <table:table-cell table:style-name="ce319" office:value-type="string" calcext:value-type="string">
            <text:p>downto</text:p>
          </table:table-cell>
          <table:table-cell table:formula="of:=[.K255]+8" office:value-type="float" office:value="2064" calcext:value-type="float">
            <text:p>2064</text:p>
          </table:table-cell>
          <table:table-cell/>
          <table:table-cell table:style-name="ce325" office:value-type="string" calcext:value-type="string">
            <text:p>ADD 25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55]+8" office:value-type="float" office:value="359" calcext:value-type="float">
            <text:p>3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55]+8" office:value-type="float" office:value="352" calcext:value-type="float">
            <text:p>352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4">
          <table:table-cell table:style-name="ce25" office:value-type="string" calcext:value-type="string">
            <text:p>ADD 254</text:p>
          </table:table-cell>
          <table:table-cell table:style-name="ce69" office:value-type="string" calcext:value-type="string">
            <text:p>data_pressure_HCEM1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256]+8" office:value-type="float" office:value="2063" calcext:value-type="float">
            <text:p>2063</text:p>
          </table:table-cell>
          <table:table-cell table:style-name="ce319" office:value-type="string" calcext:value-type="string">
            <text:p>downto</text:p>
          </table:table-cell>
          <table:table-cell table:formula="of:=[.K256]+8" office:value-type="float" office:value="2056" calcext:value-type="float">
            <text:p>2056</text:p>
          </table:table-cell>
          <table:table-cell/>
          <table:table-cell table:style-name="ce325" office:value-type="string" calcext:value-type="string">
            <text:p>ADD 25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56]+8" office:value-type="float" office:value="351" calcext:value-type="float">
            <text:p>3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56]+8" office:value-type="float" office:value="344" calcext:value-type="float">
            <text:p>344</text:p>
          </table:table-cell>
          <table:table-cell table:style-name="ce224" office:value-type="string" calcext:value-type="string">
            <text:p>Accelerometre y (m/s²)</text:p>
          </table:table-cell>
          <table:covered-table-cell table:style-name="ce293"/>
          <table:table-cell table:number-columns-repeated="1005"/>
        </table:table-row>
        <table:table-row table:style-name="ro4">
          <table:table-cell table:style-name="ce28" office:value-type="string" calcext:value-type="string">
            <text:p>ADD 255</text:p>
          </table:table-cell>
          <table:table-cell table:style-name="ce71" office:value-type="string" calcext:value-type="string">
            <text:p>data_pressure_HCEM10_4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257]+8" office:value-type="float" office:value="2055" calcext:value-type="float">
            <text:p>2055</text:p>
          </table:table-cell>
          <table:table-cell table:style-name="ce319" office:value-type="string" calcext:value-type="string">
            <text:p>downto</text:p>
          </table:table-cell>
          <table:table-cell table:formula="of:=[.K257]+8" office:value-type="float" office:value="2048" calcext:value-type="float">
            <text:p>2048</text:p>
          </table:table-cell>
          <table:table-cell/>
          <table:table-cell table:style-name="ce330" office:value-type="string" calcext:value-type="string">
            <text:p>ADD 25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57]+8" office:value-type="float" office:value="343" calcext:value-type="float">
            <text:p>3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57]+8" office:value-type="float" office:value="336" calcext:value-type="float">
            <text:p>336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1">
          <table:table-cell table:style-name="ce16" office:value-type="string" calcext:value-type="string">
            <text:p>ADD 256</text:p>
          </table:table-cell>
          <table:table-cell table:style-name="ce58" office:value-type="string" calcext:value-type="string">
            <text:p>CC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/>
          <table:table-cell table:formula="of:=[.I258]+8" office:value-type="float" office:value="2047" calcext:value-type="float">
            <text:p>2047</text:p>
          </table:table-cell>
          <table:table-cell table:style-name="ce319" office:value-type="string" calcext:value-type="string">
            <text:p>downto</text:p>
          </table:table-cell>
          <table:table-cell table:formula="of:=[.K258]+8" office:value-type="float" office:value="2040" calcext:value-type="float">
            <text:p>2040</text:p>
          </table:table-cell>
          <table:table-cell/>
          <table:table-cell table:style-name="ce325" office:value-type="string" calcext:value-type="string">
            <text:p>ADD 25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58]+8" office:value-type="float" office:value="335" calcext:value-type="float">
            <text:p>3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58]+8" office:value-type="float" office:value="328" calcext:value-type="float">
            <text:p>328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1">
          <table:table-cell table:style-name="ce29" office:value-type="string" calcext:value-type="string">
            <text:p>ADD 257</text:p>
          </table:table-cell>
          <table:table-cell table:style-name="ce62" office:value-type="string" calcext:value-type="string">
            <text:p>DD</text:p>
          </table:table-cell>
          <table:table-cell table:style-name="ce110" table:number-columns-repeated="3"/>
          <table:table-cell table:style-name="ce262"/>
          <table:covered-table-cell/>
          <table:table-cell table:style-name="ce318"/>
          <table:table-cell table:formula="of:=[.I259]+8" office:value-type="float" office:value="2039" calcext:value-type="float">
            <text:p>2039</text:p>
          </table:table-cell>
          <table:table-cell table:style-name="ce319" office:value-type="string" calcext:value-type="string">
            <text:p>downto</text:p>
          </table:table-cell>
          <table:table-cell table:formula="of:=[.K259]+8" office:value-type="float" office:value="2032" calcext:value-type="float">
            <text:p>2032</text:p>
          </table:table-cell>
          <table:table-cell table:style-name="ce318"/>
          <table:table-cell table:style-name="ce325" office:value-type="string" calcext:value-type="string">
            <text:p>ADD 25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59]+8" office:value-type="float" office:value="327" calcext:value-type="float">
            <text:p>3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59]+8" office:value-type="float" office:value="320" calcext:value-type="float">
            <text:p>320</text:p>
          </table:table-cell>
          <table:table-cell table:style-name="ce225"/>
          <table:covered-table-cell table:style-name="ce293"/>
          <table:table-cell table:style-name="ce318" table:number-columns-repeated="1001"/>
          <table:table-cell table:number-columns-repeated="4"/>
        </table:table-row>
        <table:table-row table:style-name="ro3">
          <table:table-cell table:style-name="ce30" office:value-type="string" calcext:value-type="string">
            <text:p>ADD 258</text:p>
          </table:table-cell>
          <table:table-cell table:style-name="ce72" office:value-type="string" calcext:value-type="string">
            <text:p>data_Temp_SHT75_1</text:p>
          </table:table-cell>
          <table:table-cell table:style-name="ce119" office:value-type="float" office:value="15" calcext:value-type="float">
            <text:p>15</text:p>
          </table:table-cell>
          <table:table-cell table:style-name="ce140" office:value-type="string" calcext:value-type="string">
            <text:p>downto</text:p>
          </table:table-cell>
          <table:table-cell table:style-name="ce177" office:value-type="float" office:value="8" calcext:value-type="float">
            <text:p>8</text:p>
          </table:table-cell>
          <table:table-cell table:style-name="ce275" office:value-type="string" calcext:value-type="string">
            <text:p>SHT75_1</text:p>
          </table:table-cell>
          <table:table-cell table:style-name="ce307" office:value-type="string" calcext:value-type="string" table:number-columns-spanned="1" table:number-rows-spanned="8">
            <text:p>SHT75</text:p>
          </table:table-cell>
          <table:table-cell/>
          <table:table-cell table:formula="of:=[.I260]+8" office:value-type="float" office:value="2031" calcext:value-type="float">
            <text:p>2031</text:p>
          </table:table-cell>
          <table:table-cell table:style-name="ce319" office:value-type="string" calcext:value-type="string">
            <text:p>downto</text:p>
          </table:table-cell>
          <table:table-cell table:formula="of:=[.K260]+8" office:value-type="float" office:value="2024" calcext:value-type="float">
            <text:p>2024</text:p>
          </table:table-cell>
          <table:table-cell/>
          <table:table-cell table:style-name="ce325" office:value-type="string" calcext:value-type="string">
            <text:p>ADD 25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60]+8" office:value-type="float" office:value="319" calcext:value-type="float">
            <text:p>3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60]+8" office:value-type="float" office:value="312" calcext:value-type="float">
            <text:p>312</text:p>
          </table:table-cell>
          <table:table-cell table:style-name="ce226" office:value-type="string" calcext:value-type="string">
            <text:p>Accelerometre z (m/s²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31" office:value-type="string" calcext:value-type="string">
            <text:p>ADD 259</text:p>
          </table:table-cell>
          <table:table-cell table:style-name="ce73" office:value-type="string" calcext:value-type="string">
            <text:p>data_Temp_SHT75_1</text:p>
          </table:table-cell>
          <table:table-cell table:style-name="ce120" office:value-type="float" office:value="7" calcext:value-type="float">
            <text:p>7</text:p>
          </table:table-cell>
          <table:table-cell table:style-name="ce141" office:value-type="string" calcext:value-type="string">
            <text:p>downto</text:p>
          </table:table-cell>
          <table:table-cell table:style-name="ce178" office:value-type="float" office:value="0" calcext:value-type="float">
            <text:p>0</text:p>
          </table:table-cell>
          <table:table-cell table:style-name="ce276"/>
          <table:covered-table-cell table:style-name="ce308"/>
          <table:table-cell/>
          <table:table-cell table:formula="of:=[.I261]+8" office:value-type="float" office:value="2023" calcext:value-type="float">
            <text:p>2023</text:p>
          </table:table-cell>
          <table:table-cell table:style-name="ce319" office:value-type="string" calcext:value-type="string">
            <text:p>downto</text:p>
          </table:table-cell>
          <table:table-cell table:formula="of:=[.K261]+8" office:value-type="float" office:value="2016" calcext:value-type="float">
            <text:p>2016</text:p>
          </table:table-cell>
          <table:table-cell/>
          <table:table-cell table:style-name="ce325" office:value-type="string" calcext:value-type="string">
            <text:p>ADD 25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61]+8" office:value-type="float" office:value="311" calcext:value-type="float">
            <text:p>3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61]+8" office:value-type="float" office:value="304" calcext:value-type="float">
            <text:p>304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31" office:value-type="string" calcext:value-type="string">
            <text:p>ADD 260</text:p>
          </table:table-cell>
          <table:table-cell table:style-name="ce73" office:value-type="string" calcext:value-type="string">
            <text:p>data_hum_sht75_1</text:p>
          </table:table-cell>
          <table:table-cell table:style-name="ce121" office:value-type="float" office:value="15" calcext:value-type="float">
            <text:p>15</text:p>
          </table:table-cell>
          <table:table-cell table:style-name="ce141" office:value-type="string" calcext:value-type="string">
            <text:p>downto</text:p>
          </table:table-cell>
          <table:table-cell table:style-name="ce179" office:value-type="float" office:value="8" calcext:value-type="float">
            <text:p>8</text:p>
          </table:table-cell>
          <table:table-cell table:style-name="ce276"/>
          <table:covered-table-cell table:style-name="ce308"/>
          <table:table-cell/>
          <table:table-cell table:formula="of:=[.I262]+8" office:value-type="float" office:value="2015" calcext:value-type="float">
            <text:p>2015</text:p>
          </table:table-cell>
          <table:table-cell table:style-name="ce319" office:value-type="string" calcext:value-type="string">
            <text:p>downto</text:p>
          </table:table-cell>
          <table:table-cell table:formula="of:=[.K262]+8" office:value-type="float" office:value="2008" calcext:value-type="float">
            <text:p>2008</text:p>
          </table:table-cell>
          <table:table-cell/>
          <table:table-cell table:style-name="ce325" office:value-type="string" calcext:value-type="string">
            <text:p>ADD 26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62]+8" office:value-type="float" office:value="303" calcext:value-type="float">
            <text:p>3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62]+8" office:value-type="float" office:value="296" calcext:value-type="float">
            <text:p>296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32" office:value-type="string" calcext:value-type="string">
            <text:p>ADD 261</text:p>
          </table:table-cell>
          <table:table-cell table:style-name="ce74" office:value-type="string" calcext:value-type="string">
            <text:p>data_hum_sht75_1</text:p>
          </table:table-cell>
          <table:table-cell table:style-name="ce122" office:value-type="float" office:value="7" calcext:value-type="float">
            <text:p>7</text:p>
          </table:table-cell>
          <table:table-cell table:style-name="ce142" office:value-type="string" calcext:value-type="string">
            <text:p>downto</text:p>
          </table:table-cell>
          <table:table-cell table:style-name="ce180" office:value-type="float" office:value="0" calcext:value-type="float">
            <text:p>0</text:p>
          </table:table-cell>
          <table:table-cell table:style-name="ce277"/>
          <table:covered-table-cell table:style-name="ce308"/>
          <table:table-cell/>
          <table:table-cell table:formula="of:=[.I263]+8" office:value-type="float" office:value="2007" calcext:value-type="float">
            <text:p>2007</text:p>
          </table:table-cell>
          <table:table-cell table:style-name="ce319" office:value-type="string" calcext:value-type="string">
            <text:p>downto</text:p>
          </table:table-cell>
          <table:table-cell table:formula="of:=[.K263]+8" office:value-type="float" office:value="2000" calcext:value-type="float">
            <text:p>2000</text:p>
          </table:table-cell>
          <table:table-cell/>
          <table:table-cell table:style-name="ce325" office:value-type="string" calcext:value-type="string">
            <text:p>ADD 26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63]+8" office:value-type="float" office:value="295" calcext:value-type="float">
            <text:p>2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63]+8" office:value-type="float" office:value="288" calcext:value-type="float">
            <text:p>288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30" office:value-type="string" calcext:value-type="string">
            <text:p>ADD 262</text:p>
          </table:table-cell>
          <table:table-cell table:style-name="ce72" office:value-type="string" calcext:value-type="string">
            <text:p>data_Temp_SHT75_2</text:p>
          </table:table-cell>
          <table:table-cell table:style-name="ce119" office:value-type="float" office:value="15" calcext:value-type="float">
            <text:p>15</text:p>
          </table:table-cell>
          <table:table-cell table:style-name="ce140" office:value-type="string" calcext:value-type="string">
            <text:p>downto</text:p>
          </table:table-cell>
          <table:table-cell table:style-name="ce177" office:value-type="float" office:value="8" calcext:value-type="float">
            <text:p>8</text:p>
          </table:table-cell>
          <table:table-cell table:style-name="ce275" office:value-type="string" calcext:value-type="string">
            <text:p>SHT75_2</text:p>
          </table:table-cell>
          <table:covered-table-cell table:style-name="ce309"/>
          <table:table-cell/>
          <table:table-cell table:formula="of:=[.I264]+8" office:value-type="float" office:value="1999" calcext:value-type="float">
            <text:p>1999</text:p>
          </table:table-cell>
          <table:table-cell table:style-name="ce319" office:value-type="string" calcext:value-type="string">
            <text:p>downto</text:p>
          </table:table-cell>
          <table:table-cell table:formula="of:=[.K264]+8" office:value-type="float" office:value="1992" calcext:value-type="float">
            <text:p>1992</text:p>
          </table:table-cell>
          <table:table-cell/>
          <table:table-cell table:style-name="ce325" office:value-type="string" calcext:value-type="string">
            <text:p>ADD 26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64]+8" office:value-type="float" office:value="287" calcext:value-type="float">
            <text:p>2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64]+8" office:value-type="float" office:value="280" calcext:value-type="float">
            <text:p>280</text:p>
          </table:table-cell>
          <table:table-cell table:style-name="ce228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31" office:value-type="string" calcext:value-type="string">
            <text:p>ADD 263</text:p>
          </table:table-cell>
          <table:table-cell table:style-name="ce75" office:value-type="string" calcext:value-type="string">
            <text:p>data_Temp_SHT75_2</text:p>
          </table:table-cell>
          <table:table-cell table:style-name="ce120" office:value-type="float" office:value="7" calcext:value-type="float">
            <text:p>7</text:p>
          </table:table-cell>
          <table:table-cell table:style-name="ce141" office:value-type="string" calcext:value-type="string">
            <text:p>downto</text:p>
          </table:table-cell>
          <table:table-cell table:style-name="ce178" office:value-type="float" office:value="0" calcext:value-type="float">
            <text:p>0</text:p>
          </table:table-cell>
          <table:table-cell table:style-name="ce276"/>
          <table:covered-table-cell table:style-name="ce308"/>
          <table:table-cell/>
          <table:table-cell table:formula="of:=[.I265]+8" office:value-type="float" office:value="1991" calcext:value-type="float">
            <text:p>1991</text:p>
          </table:table-cell>
          <table:table-cell table:style-name="ce319" office:value-type="string" calcext:value-type="string">
            <text:p>downto</text:p>
          </table:table-cell>
          <table:table-cell table:formula="of:=[.K265]+8" office:value-type="float" office:value="1984" calcext:value-type="float">
            <text:p>1984</text:p>
          </table:table-cell>
          <table:table-cell/>
          <table:table-cell table:style-name="ce325" office:value-type="string" calcext:value-type="string">
            <text:p>ADD 26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65]+8" office:value-type="float" office:value="279" calcext:value-type="float">
            <text:p>2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65]+8" office:value-type="float" office:value="272" calcext:value-type="float">
            <text:p>272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3">
          <table:table-cell table:style-name="ce31" office:value-type="string" calcext:value-type="string">
            <text:p>ADD 264</text:p>
          </table:table-cell>
          <table:table-cell table:style-name="ce73" office:value-type="string" calcext:value-type="string">
            <text:p>data_hum_sht75_2</text:p>
          </table:table-cell>
          <table:table-cell table:style-name="ce121" office:value-type="float" office:value="15" calcext:value-type="float">
            <text:p>15</text:p>
          </table:table-cell>
          <table:table-cell table:style-name="ce141" office:value-type="string" calcext:value-type="string">
            <text:p>downto</text:p>
          </table:table-cell>
          <table:table-cell table:style-name="ce179" office:value-type="float" office:value="8" calcext:value-type="float">
            <text:p>8</text:p>
          </table:table-cell>
          <table:table-cell table:style-name="ce276"/>
          <table:covered-table-cell table:style-name="ce308"/>
          <table:table-cell/>
          <table:table-cell table:formula="of:=[.I266]+8" office:value-type="float" office:value="1983" calcext:value-type="float">
            <text:p>1983</text:p>
          </table:table-cell>
          <table:table-cell table:style-name="ce319" office:value-type="string" calcext:value-type="string">
            <text:p>downto</text:p>
          </table:table-cell>
          <table:table-cell table:formula="of:=[.K266]+8" office:value-type="float" office:value="1976" calcext:value-type="float">
            <text:p>1976</text:p>
          </table:table-cell>
          <table:table-cell/>
          <table:table-cell table:style-name="ce325" office:value-type="string" calcext:value-type="string">
            <text:p>ADD 26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66]+8" office:value-type="float" office:value="271" calcext:value-type="float">
            <text:p>2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66]+8" office:value-type="float" office:value="264" calcext:value-type="float">
            <text:p>264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3">
          <table:table-cell table:style-name="ce33" office:value-type="string" calcext:value-type="string">
            <text:p>ADD 265</text:p>
          </table:table-cell>
          <table:table-cell table:style-name="ce74" office:value-type="string" calcext:value-type="string">
            <text:p>data_hum_sht75_2</text:p>
          </table:table-cell>
          <table:table-cell table:style-name="ce122" office:value-type="float" office:value="7" calcext:value-type="float">
            <text:p>7</text:p>
          </table:table-cell>
          <table:table-cell table:style-name="ce142" office:value-type="string" calcext:value-type="string">
            <text:p>downto</text:p>
          </table:table-cell>
          <table:table-cell table:style-name="ce180" office:value-type="float" office:value="0" calcext:value-type="float">
            <text:p>0</text:p>
          </table:table-cell>
          <table:table-cell table:style-name="ce277"/>
          <table:covered-table-cell table:style-name="ce308"/>
          <table:table-cell/>
          <table:table-cell table:formula="of:=[.I267]+8" office:value-type="float" office:value="1975" calcext:value-type="float">
            <text:p>1975</text:p>
          </table:table-cell>
          <table:table-cell table:style-name="ce319" office:value-type="string" calcext:value-type="string">
            <text:p>downto</text:p>
          </table:table-cell>
          <table:table-cell table:formula="of:=[.K267]+8" office:value-type="float" office:value="1968" calcext:value-type="float">
            <text:p>1968</text:p>
          </table:table-cell>
          <table:table-cell/>
          <table:table-cell table:style-name="ce330" office:value-type="string" calcext:value-type="string">
            <text:p>ADD 26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67]+8" office:value-type="float" office:value="263" calcext:value-type="float">
            <text:p>2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67]+8" office:value-type="float" office:value="256" calcext:value-type="float">
            <text:p>256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1">
          <table:table-cell table:style-name="ce16" office:value-type="string" calcext:value-type="string">
            <text:p>ADD 266</text:p>
          </table:table-cell>
          <table:table-cell table:style-name="ce58" office:value-type="string" calcext:value-type="string">
            <text:p>EE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/>
          <table:table-cell table:formula="of:=[.I268]+8" office:value-type="float" office:value="1967" calcext:value-type="float">
            <text:p>1967</text:p>
          </table:table-cell>
          <table:table-cell table:style-name="ce319" office:value-type="string" calcext:value-type="string">
            <text:p>downto</text:p>
          </table:table-cell>
          <table:table-cell table:formula="of:=[.K268]+8" office:value-type="float" office:value="1960" calcext:value-type="float">
            <text:p>1960</text:p>
          </table:table-cell>
          <table:table-cell/>
          <table:table-cell table:style-name="ce325" office:value-type="string" calcext:value-type="string">
            <text:p>ADD 26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68]+8" office:value-type="float" office:value="255" calcext:value-type="float">
            <text:p>2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68]+8" office:value-type="float" office:value="248" calcext:value-type="float">
            <text:p>248</text:p>
          </table:table-cell>
          <table:table-cell table:style-name="ce230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9" office:value-type="string" calcext:value-type="string">
            <text:p>ADD 267</text:p>
          </table:table-cell>
          <table:table-cell table:style-name="ce62" office:value-type="string" calcext:value-type="string">
            <text:p>AA</text:p>
          </table:table-cell>
          <table:table-cell table:style-name="ce110" table:number-columns-repeated="3"/>
          <table:table-cell table:style-name="ce262"/>
          <table:covered-table-cell/>
          <table:table-cell table:style-name="ce318"/>
          <table:table-cell table:formula="of:=[.I269]+8" office:value-type="float" office:value="1959" calcext:value-type="float">
            <text:p>1959</text:p>
          </table:table-cell>
          <table:table-cell table:style-name="ce319" office:value-type="string" calcext:value-type="string">
            <text:p>downto</text:p>
          </table:table-cell>
          <table:table-cell table:formula="of:=[.K269]+8" office:value-type="float" office:value="1952" calcext:value-type="float">
            <text:p>1952</text:p>
          </table:table-cell>
          <table:table-cell table:style-name="ce318"/>
          <table:table-cell table:style-name="ce325" office:value-type="string" calcext:value-type="string">
            <text:p>ADD 26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69]+8" office:value-type="float" office:value="247" calcext:value-type="float">
            <text:p>2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69]+8" office:value-type="float" office:value="240" calcext:value-type="float">
            <text:p>240</text:p>
          </table:table-cell>
          <table:table-cell table:style-name="ce231"/>
          <table:covered-table-cell table:style-name="ce293"/>
          <table:table-cell table:style-name="ce318" table:number-columns-repeated="1001"/>
          <table:table-cell table:number-columns-repeated="4"/>
        </table:table-row>
        <table:table-row table:style-name="ro3">
          <table:table-cell table:style-name="ce34" office:value-type="string" calcext:value-type="string">
            <text:p>ADD 268</text:p>
          </table:table-cell>
          <table:table-cell table:style-name="ce76" office:value-type="string" calcext:value-type="string">
            <text:p>data_temp_max31865</text:p>
          </table:table-cell>
          <table:table-cell table:style-name="ce123" office:value-type="float" office:value="15" calcext:value-type="float">
            <text:p>15</text:p>
          </table:table-cell>
          <table:table-cell table:style-name="ce143" office:value-type="string" calcext:value-type="string">
            <text:p>downto</text:p>
          </table:table-cell>
          <table:table-cell table:style-name="ce181" office:value-type="float" office:value="8" calcext:value-type="float">
            <text:p>8</text:p>
          </table:table-cell>
          <table:table-cell table:style-name="ce278"/>
          <table:table-cell table:style-name="ce310" office:value-type="string" calcext:value-type="string" table:number-columns-spanned="1" table:number-rows-spanned="2">
            <text:p>MAX31865</text:p>
          </table:table-cell>
          <table:table-cell/>
          <table:table-cell table:formula="of:=[.I270]+8" office:value-type="float" office:value="1951" calcext:value-type="float">
            <text:p>1951</text:p>
          </table:table-cell>
          <table:table-cell table:style-name="ce319" office:value-type="string" calcext:value-type="string">
            <text:p>downto</text:p>
          </table:table-cell>
          <table:table-cell table:formula="of:=[.K270]+8" office:value-type="float" office:value="1944" calcext:value-type="float">
            <text:p>1944</text:p>
          </table:table-cell>
          <table:table-cell/>
          <table:table-cell table:style-name="ce325" office:value-type="string" calcext:value-type="string">
            <text:p>ADD 26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70]+8" office:value-type="float" office:value="239" calcext:value-type="float">
            <text:p>2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70]+8" office:value-type="float" office:value="232" calcext:value-type="float">
            <text:p>232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3">
          <table:table-cell table:style-name="ce35" office:value-type="string" calcext:value-type="string">
            <text:p>ADD 269</text:p>
          </table:table-cell>
          <table:table-cell table:style-name="ce77" office:value-type="string" calcext:value-type="string">
            <text:p>data_temp_max31865</text:p>
          </table:table-cell>
          <table:table-cell table:style-name="ce124" office:value-type="float" office:value="7" calcext:value-type="float">
            <text:p>7</text:p>
          </table:table-cell>
          <table:table-cell table:style-name="ce144" office:value-type="string" calcext:value-type="string">
            <text:p>downto</text:p>
          </table:table-cell>
          <table:table-cell table:style-name="ce182" office:value-type="float" office:value="0" calcext:value-type="float">
            <text:p>0</text:p>
          </table:table-cell>
          <table:table-cell table:style-name="ce279"/>
          <table:covered-table-cell table:style-name="ce303"/>
          <table:table-cell/>
          <table:table-cell table:formula="of:=[.I271]+8" office:value-type="float" office:value="1943" calcext:value-type="float">
            <text:p>1943</text:p>
          </table:table-cell>
          <table:table-cell table:style-name="ce319" office:value-type="string" calcext:value-type="string">
            <text:p>downto</text:p>
          </table:table-cell>
          <table:table-cell table:formula="of:=[.K271]+8" office:value-type="float" office:value="1936" calcext:value-type="float">
            <text:p>1936</text:p>
          </table:table-cell>
          <table:table-cell/>
          <table:table-cell table:style-name="ce325" office:value-type="string" calcext:value-type="string">
            <text:p>ADD 26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71]+8" office:value-type="float" office:value="231" calcext:value-type="float">
            <text:p>2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71]+8" office:value-type="float" office:value="224" calcext:value-type="float">
            <text:p>224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1">
          <table:table-cell table:style-name="ce19" office:value-type="string" calcext:value-type="string">
            <text:p>ADD 270</text:p>
          </table:table-cell>
          <table:table-cell table:style-name="ce61" office:value-type="string" calcext:value-type="string">
            <text:p>FF</text:p>
          </table:table-cell>
          <table:table-cell table:style-name="ce109"/>
          <table:table-cell table:style-name="ce137"/>
          <table:table-cell table:style-name="ce168"/>
          <table:table-cell table:style-name="ce19"/>
          <table:table-cell table:style-name="ce303"/>
          <table:table-cell/>
          <table:table-cell table:formula="of:=[.I272]+8" office:value-type="float" office:value="1935" calcext:value-type="float">
            <text:p>1935</text:p>
          </table:table-cell>
          <table:table-cell table:style-name="ce319" office:value-type="string" calcext:value-type="string">
            <text:p>downto</text:p>
          </table:table-cell>
          <table:table-cell table:formula="of:=[.K272]+8" office:value-type="float" office:value="1928" calcext:value-type="float">
            <text:p>1928</text:p>
          </table:table-cell>
          <table:table-cell/>
          <table:table-cell table:style-name="ce325" office:value-type="string" calcext:value-type="string">
            <text:p>ADD 27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72]+8" office:value-type="float" office:value="223" calcext:value-type="float">
            <text:p>2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72]+8" office:value-type="float" office:value="216" calcext:value-type="float">
            <text:p>216</text:p>
          </table:table-cell>
          <table:table-cell table:style-name="ce232" office:value-type="string" calcext:value-type="string">
            <text:p>Gyroscope Z (Rad/s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16" office:value-type="string" calcext:value-type="string">
            <text:p>ADD 271</text:p>
          </table:table-cell>
          <table:table-cell table:style-name="ce58" office:value-type="float" office:value="22" calcext:value-type="float">
            <text:p>22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/>
          <table:table-cell table:formula="of:=[.I273]+8" office:value-type="float" office:value="1927" calcext:value-type="float">
            <text:p>1927</text:p>
          </table:table-cell>
          <table:table-cell table:style-name="ce319" office:value-type="string" calcext:value-type="string">
            <text:p>downto</text:p>
          </table:table-cell>
          <table:table-cell table:formula="of:=[.K273]+8" office:value-type="float" office:value="1920" calcext:value-type="float">
            <text:p>1920</text:p>
          </table:table-cell>
          <table:table-cell/>
          <table:table-cell table:style-name="ce325" office:value-type="string" calcext:value-type="string">
            <text:p>ADD 27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73]+8" office:value-type="float" office:value="215" calcext:value-type="float">
            <text:p>2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73]+8" office:value-type="float" office:value="208" calcext:value-type="float">
            <text:p>208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1">
          <table:table-cell table:style-name="ce20" office:value-type="string" calcext:value-type="string">
            <text:p>ADD 272</text:p>
          </table:table-cell>
          <table:table-cell table:style-name="ce62" office:value-type="float" office:value="22" calcext:value-type="float">
            <text:p>22</text:p>
          </table:table-cell>
          <table:table-cell table:style-name="ce110" table:number-columns-repeated="3"/>
          <table:table-cell table:style-name="ce262"/>
          <table:covered-table-cell/>
          <table:table-cell/>
          <table:table-cell table:formula="of:=[.I274]+8" office:value-type="float" office:value="1919" calcext:value-type="float">
            <text:p>1919</text:p>
          </table:table-cell>
          <table:table-cell table:style-name="ce319" office:value-type="string" calcext:value-type="string">
            <text:p>downto</text:p>
          </table:table-cell>
          <table:table-cell table:formula="of:=[.K274]+8" office:value-type="float" office:value="1912" calcext:value-type="float">
            <text:p>1912</text:p>
          </table:table-cell>
          <table:table-cell/>
          <table:table-cell table:style-name="ce330" office:value-type="string" calcext:value-type="string">
            <text:p>ADD 27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74]+8" office:value-type="float" office:value="207" calcext:value-type="float">
            <text:p>20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74]+8" office:value-type="float" office:value="200" calcext:value-type="float">
            <text:p>200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3">
          <table:table-cell table:style-name="ce21" office:value-type="string" calcext:value-type="string">
            <text:p>ADD 273</text:p>
          </table:table-cell>
          <table:table-cell table:style-name="ce63" office:value-type="string" calcext:value-type="string">
            <text:p>data_pressure_HCEM0611_0</text:p>
          </table:table-cell>
          <table:table-cell table:style-name="ce111" office:value-type="float" office:value="15" calcext:value-type="float">
            <text:p>15</text:p>
          </table:table-cell>
          <table:table-cell table:style-name="ce138" office:value-type="string" calcext:value-type="string">
            <text:p>downto</text:p>
          </table:table-cell>
          <table:table-cell table:style-name="ce169" office:value-type="float" office:value="8" calcext:value-type="float">
            <text:p>8</text:p>
          </table:table-cell>
          <table:table-cell table:style-name="ce263" office:value-type="string" calcext:value-type="string">
            <text:p>Static Pressure 1</text:p>
          </table:table-cell>
          <table:table-cell table:style-name="ce304" office:value-type="string" calcext:value-type="string" table:number-columns-spanned="1" table:number-rows-spanned="4">
            <text:p>Pressions <text:s/>Statiques</text:p>
          </table:table-cell>
          <table:table-cell/>
          <table:table-cell table:formula="of:=[.I275]+8" office:value-type="float" office:value="1911" calcext:value-type="float">
            <text:p>1911</text:p>
          </table:table-cell>
          <table:table-cell table:style-name="ce319" office:value-type="string" calcext:value-type="string">
            <text:p>downto</text:p>
          </table:table-cell>
          <table:table-cell table:formula="of:=[.K275]+8" office:value-type="float" office:value="1904" calcext:value-type="float">
            <text:p>1904</text:p>
          </table:table-cell>
          <table:table-cell/>
          <table:table-cell table:style-name="ce325" office:value-type="string" calcext:value-type="string">
            <text:p>ADD 27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75]+8" office:value-type="float" office:value="199" calcext:value-type="float">
            <text:p>19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75]+8" office:value-type="float" office:value="192" calcext:value-type="float">
            <text:p>192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274</text:p>
          </table:table-cell>
          <table:table-cell table:style-name="ce64" office:value-type="string" calcext:value-type="string">
            <text:p>data_pressure_HCEM0611_0</text:p>
          </table:table-cell>
          <table:table-cell table:style-name="ce112" office:value-type="float" office:value="7" calcext:value-type="float">
            <text:p>7</text:p>
          </table:table-cell>
          <table:table-cell table:style-name="ce64" office:value-type="string" calcext:value-type="string">
            <text:p>downto</text:p>
          </table:table-cell>
          <table:table-cell table:style-name="ce170" office:value-type="float" office:value="0" calcext:value-type="float">
            <text:p>0</text:p>
          </table:table-cell>
          <table:table-cell table:style-name="ce264"/>
          <table:covered-table-cell table:style-name="ce305"/>
          <table:table-cell/>
          <table:table-cell table:formula="of:=[.I276]+8" office:value-type="float" office:value="1903" calcext:value-type="float">
            <text:p>1903</text:p>
          </table:table-cell>
          <table:table-cell table:style-name="ce319" office:value-type="string" calcext:value-type="string">
            <text:p>downto</text:p>
          </table:table-cell>
          <table:table-cell table:formula="of:=[.K276]+8" office:value-type="float" office:value="1896" calcext:value-type="float">
            <text:p>1896</text:p>
          </table:table-cell>
          <table:table-cell/>
          <table:table-cell table:style-name="ce325" office:value-type="string" calcext:value-type="string">
            <text:p>ADD 27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76]+8" office:value-type="float" office:value="191" calcext:value-type="float">
            <text:p>19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76]+8" office:value-type="float" office:value="184" calcext:value-type="float">
            <text:p>184</text:p>
          </table:table-cell>
          <table:table-cell table:style-name="ce234" office:value-type="string" calcext:value-type="string">
            <text:p>Magnetometre X (mG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275</text:p>
          </table:table-cell>
          <table:table-cell table:style-name="ce65" office:value-type="string" calcext:value-type="string">
            <text:p>data_pressure_HCEM0611_1</text:p>
          </table:table-cell>
          <table:table-cell table:style-name="ce113" office:value-type="float" office:value="15" calcext:value-type="float">
            <text:p>15</text:p>
          </table:table-cell>
          <table:table-cell table:style-name="ce64" office:value-type="string" calcext:value-type="string">
            <text:p>downto</text:p>
          </table:table-cell>
          <table:table-cell table:style-name="ce171" office:value-type="float" office:value="8" calcext:value-type="float">
            <text:p>8</text:p>
          </table:table-cell>
          <table:table-cell table:style-name="ce265" office:value-type="string" calcext:value-type="string">
            <text:p>Static Pressure 2</text:p>
          </table:table-cell>
          <table:covered-table-cell table:style-name="ce305"/>
          <table:table-cell/>
          <table:table-cell table:formula="of:=[.I277]+8" office:value-type="float" office:value="1895" calcext:value-type="float">
            <text:p>1895</text:p>
          </table:table-cell>
          <table:table-cell table:style-name="ce319" office:value-type="string" calcext:value-type="string">
            <text:p>downto</text:p>
          </table:table-cell>
          <table:table-cell table:formula="of:=[.K277]+8" office:value-type="float" office:value="1888" calcext:value-type="float">
            <text:p>1888</text:p>
          </table:table-cell>
          <table:table-cell/>
          <table:table-cell table:style-name="ce325" office:value-type="string" calcext:value-type="string">
            <text:p>ADD 27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77]+8" office:value-type="float" office:value="183" calcext:value-type="float">
            <text:p>18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77]+8" office:value-type="float" office:value="176" calcext:value-type="float">
            <text:p>176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3">
          <table:table-cell table:style-name="ce23" office:value-type="string" calcext:value-type="string">
            <text:p>ADD 276</text:p>
          </table:table-cell>
          <table:table-cell table:style-name="ce66" office:value-type="string" calcext:value-type="string">
            <text:p>data_pressure_HCEM0611_1</text:p>
          </table:table-cell>
          <table:table-cell table:style-name="ce114" office:value-type="float" office:value="7" calcext:value-type="float">
            <text:p>7</text:p>
          </table:table-cell>
          <table:table-cell table:style-name="ce66" office:value-type="string" calcext:value-type="string">
            <text:p>downto</text:p>
          </table:table-cell>
          <table:table-cell table:style-name="ce172" office:value-type="float" office:value="0" calcext:value-type="float">
            <text:p>0</text:p>
          </table:table-cell>
          <table:table-cell table:style-name="ce266"/>
          <table:covered-table-cell table:style-name="ce305"/>
          <table:table-cell/>
          <table:table-cell table:formula="of:=[.I278]+8" office:value-type="float" office:value="1887" calcext:value-type="float">
            <text:p>1887</text:p>
          </table:table-cell>
          <table:table-cell table:style-name="ce319" office:value-type="string" calcext:value-type="string">
            <text:p>downto</text:p>
          </table:table-cell>
          <table:table-cell table:formula="of:=[.K278]+8" office:value-type="float" office:value="1880" calcext:value-type="float">
            <text:p>1880</text:p>
          </table:table-cell>
          <table:table-cell/>
          <table:table-cell table:style-name="ce325" office:value-type="string" calcext:value-type="string">
            <text:p>ADD 27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78]+8" office:value-type="float" office:value="175" calcext:value-type="float">
            <text:p>1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78]+8" office:value-type="float" office:value="168" calcext:value-type="float">
            <text:p>168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277</text:p>
          </table:table-cell>
          <table:table-cell table:style-name="ce67" office:value-type="string" calcext:value-type="string">
            <text:p>data_pressure_HCEM10_2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</text:p>
          </table:table-cell>
          <table:table-cell table:style-name="ce318"/>
          <table:table-cell table:formula="of:=[.I279]+8" office:value-type="float" office:value="1879" calcext:value-type="float">
            <text:p>1879</text:p>
          </table:table-cell>
          <table:table-cell table:style-name="ce319" office:value-type="string" calcext:value-type="string">
            <text:p>downto</text:p>
          </table:table-cell>
          <table:table-cell table:formula="of:=[.K279]+8" office:value-type="float" office:value="1872" calcext:value-type="float">
            <text:p>1872</text:p>
          </table:table-cell>
          <table:table-cell table:style-name="ce318"/>
          <table:table-cell table:style-name="ce325" office:value-type="string" calcext:value-type="string">
            <text:p>ADD 27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79]+8" office:value-type="float" office:value="167" calcext:value-type="float">
            <text:p>1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79]+8" office:value-type="float" office:value="160" calcext:value-type="float">
            <text:p>160</text:p>
          </table:table-cell>
          <table:table-cell table:style-name="ce235"/>
          <table:covered-table-cell table:style-name="ce293"/>
          <table:table-cell table:style-name="ce318" table:number-columns-repeated="1001"/>
          <table:table-cell table:number-columns-repeated="4"/>
        </table:table-row>
        <table:table-row table:style-name="ro3">
          <table:table-cell table:style-name="ce25" office:value-type="string" calcext:value-type="string">
            <text:p>ADD 278</text:p>
          </table:table-cell>
          <table:table-cell table:style-name="ce68" office:value-type="string" calcext:value-type="string">
            <text:p>data_pressure_HCEM10_2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280]+8" office:value-type="float" office:value="1871" calcext:value-type="float">
            <text:p>1871</text:p>
          </table:table-cell>
          <table:table-cell table:style-name="ce319" office:value-type="string" calcext:value-type="string">
            <text:p>downto</text:p>
          </table:table-cell>
          <table:table-cell table:formula="of:=[.K280]+8" office:value-type="float" office:value="1864" calcext:value-type="float">
            <text:p>1864</text:p>
          </table:table-cell>
          <table:table-cell/>
          <table:table-cell table:style-name="ce325" office:value-type="string" calcext:value-type="string">
            <text:p>ADD 27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80]+8" office:value-type="float" office:value="159" calcext:value-type="float">
            <text:p>1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80]+8" office:value-type="float" office:value="152" calcext:value-type="float">
            <text:p>152</text:p>
          </table:table-cell>
          <table:table-cell table:style-name="ce236" office:value-type="string" calcext:value-type="string">
            <text:p>Magnetoscope Y (mG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279</text:p>
          </table:table-cell>
          <table:table-cell table:style-name="ce69" office:value-type="string" calcext:value-type="string">
            <text:p>data_pressure_HCEM10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281]+8" office:value-type="float" office:value="1863" calcext:value-type="float">
            <text:p>1863</text:p>
          </table:table-cell>
          <table:table-cell table:style-name="ce319" office:value-type="string" calcext:value-type="string">
            <text:p>downto</text:p>
          </table:table-cell>
          <table:table-cell table:formula="of:=[.K281]+8" office:value-type="float" office:value="1856" calcext:value-type="float">
            <text:p>1856</text:p>
          </table:table-cell>
          <table:table-cell/>
          <table:table-cell table:style-name="ce325" office:value-type="string" calcext:value-type="string">
            <text:p>ADD 27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81]+8" office:value-type="float" office:value="151" calcext:value-type="float">
            <text:p>1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81]+8" office:value-type="float" office:value="144" calcext:value-type="float">
            <text:p>144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280</text:p>
          </table:table-cell>
          <table:table-cell table:style-name="ce68" office:value-type="string" calcext:value-type="string">
            <text:p>data_pressure_HCEM10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282]+8" office:value-type="float" office:value="1855" calcext:value-type="float">
            <text:p>1855</text:p>
          </table:table-cell>
          <table:table-cell table:style-name="ce319" office:value-type="string" calcext:value-type="string">
            <text:p>downto</text:p>
          </table:table-cell>
          <table:table-cell table:formula="of:=[.K282]+8" office:value-type="float" office:value="1848" calcext:value-type="float">
            <text:p>1848</text:p>
          </table:table-cell>
          <table:table-cell/>
          <table:table-cell table:style-name="ce325" office:value-type="string" calcext:value-type="string">
            <text:p>ADD 28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82]+8" office:value-type="float" office:value="143" calcext:value-type="float">
            <text:p>1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82]+8" office:value-type="float" office:value="136" calcext:value-type="float">
            <text:p>136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281</text:p>
          </table:table-cell>
          <table:table-cell table:style-name="ce69" office:value-type="string" calcext:value-type="string">
            <text:p>data_pressure_HCEM10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283]+8" office:value-type="float" office:value="1847" calcext:value-type="float">
            <text:p>1847</text:p>
          </table:table-cell>
          <table:table-cell table:style-name="ce319" office:value-type="string" calcext:value-type="string">
            <text:p>downto</text:p>
          </table:table-cell>
          <table:table-cell table:formula="of:=[.K283]+8" office:value-type="float" office:value="1840" calcext:value-type="float">
            <text:p>1840</text:p>
          </table:table-cell>
          <table:table-cell/>
          <table:table-cell table:style-name="ce325" office:value-type="string" calcext:value-type="string">
            <text:p>ADD 28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83]+8" office:value-type="float" office:value="135" calcext:value-type="float">
            <text:p>1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83]+8" office:value-type="float" office:value="128" calcext:value-type="float">
            <text:p>128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3">
          <table:table-cell table:style-name="ce26" office:value-type="string" calcext:value-type="string">
            <text:p>ADD 282</text:p>
          </table:table-cell>
          <table:table-cell table:style-name="ce68" office:value-type="string" calcext:value-type="string">
            <text:p>data_pressure_HCEM100_4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284]+8" office:value-type="float" office:value="1839" calcext:value-type="float">
            <text:p>1839</text:p>
          </table:table-cell>
          <table:table-cell table:style-name="ce319" office:value-type="string" calcext:value-type="string">
            <text:p>downto</text:p>
          </table:table-cell>
          <table:table-cell table:formula="of:=[.K284]+8" office:value-type="float" office:value="1832" calcext:value-type="float">
            <text:p>1832</text:p>
          </table:table-cell>
          <table:table-cell/>
          <table:table-cell table:style-name="ce330" office:value-type="string" calcext:value-type="string">
            <text:p>ADD 28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84]+8" office:value-type="float" office:value="127" calcext:value-type="float">
            <text:p>1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84]+8" office:value-type="float" office:value="120" calcext:value-type="float">
            <text:p>120</text:p>
          </table:table-cell>
          <table:table-cell table:style-name="ce238" office:value-type="string" calcext:value-type="string">
            <text:p>Magnetometre Z(mG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283</text:p>
          </table:table-cell>
          <table:table-cell table:style-name="ce69" office:value-type="string" calcext:value-type="string">
            <text:p>data_pressure_HCEM100_5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285]+8" office:value-type="float" office:value="1831" calcext:value-type="float">
            <text:p>1831</text:p>
          </table:table-cell>
          <table:table-cell table:style-name="ce319" office:value-type="string" calcext:value-type="string">
            <text:p>downto</text:p>
          </table:table-cell>
          <table:table-cell table:formula="of:=[.K285]+8" office:value-type="float" office:value="1824" calcext:value-type="float">
            <text:p>1824</text:p>
          </table:table-cell>
          <table:table-cell/>
          <table:table-cell table:style-name="ce325" office:value-type="string" calcext:value-type="string">
            <text:p>ADD 28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85]+8" office:value-type="float" office:value="119" calcext:value-type="float">
            <text:p>1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85]+8" office:value-type="float" office:value="112" calcext:value-type="float">
            <text:p>112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3">
          <table:table-cell table:style-name="ce27" office:value-type="string" calcext:value-type="string">
            <text:p>ADD 284</text:p>
          </table:table-cell>
          <table:table-cell table:style-name="ce70" office:value-type="string" calcext:value-type="string">
            <text:p>data_pressure_HCEM100_5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286]+8" office:value-type="float" office:value="1823" calcext:value-type="float">
            <text:p>1823</text:p>
          </table:table-cell>
          <table:table-cell table:style-name="ce319" office:value-type="string" calcext:value-type="string">
            <text:p>downto</text:p>
          </table:table-cell>
          <table:table-cell table:formula="of:=[.K286]+8" office:value-type="float" office:value="1816" calcext:value-type="float">
            <text:p>1816</text:p>
          </table:table-cell>
          <table:table-cell/>
          <table:table-cell table:style-name="ce325" office:value-type="string" calcext:value-type="string">
            <text:p>ADD 28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86]+8" office:value-type="float" office:value="111" calcext:value-type="float">
            <text:p>1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86]+8" office:value-type="float" office:value="104" calcext:value-type="float">
            <text:p>104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285</text:p>
          </table:table-cell>
          <table:table-cell table:style-name="ce67" office:value-type="string" calcext:value-type="string">
            <text:p>data_pressure_HCEM10_1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10</text:p>
          </table:table-cell>
          <table:table-cell/>
          <table:table-cell table:formula="of:=[.I287]+8" office:value-type="float" office:value="1815" calcext:value-type="float">
            <text:p>1815</text:p>
          </table:table-cell>
          <table:table-cell table:style-name="ce319" office:value-type="string" calcext:value-type="string">
            <text:p>downto</text:p>
          </table:table-cell>
          <table:table-cell table:formula="of:=[.K287]+8" office:value-type="float" office:value="1808" calcext:value-type="float">
            <text:p>1808</text:p>
          </table:table-cell>
          <table:table-cell/>
          <table:table-cell table:style-name="ce325" office:value-type="string" calcext:value-type="string">
            <text:p>ADD 28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87]+8" office:value-type="float" office:value="103" calcext:value-type="float">
            <text:p>1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87]+8" office:value-type="float" office:value="96" calcext:value-type="float">
            <text:p>96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286</text:p>
          </table:table-cell>
          <table:table-cell table:style-name="ce69" office:value-type="string" calcext:value-type="string">
            <text:p>data_pressure_HCEM10_1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288]+8" office:value-type="float" office:value="1807" calcext:value-type="float">
            <text:p>1807</text:p>
          </table:table-cell>
          <table:table-cell table:style-name="ce319" office:value-type="string" calcext:value-type="string">
            <text:p>downto</text:p>
          </table:table-cell>
          <table:table-cell table:formula="of:=[.K288]+8" office:value-type="float" office:value="1800" calcext:value-type="float">
            <text:p>1800</text:p>
          </table:table-cell>
          <table:table-cell/>
          <table:table-cell table:style-name="ce325" office:value-type="string" calcext:value-type="string">
            <text:p>ADD 28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88]+8" office:value-type="float" office:value="95" calcext:value-type="float">
            <text:p>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88]+8" office:value-type="float" office:value="88" calcext:value-type="float">
            <text:p>88</text:p>
          </table:table-cell>
          <table:table-cell table:style-name="ce240" office:value-type="string" calcext:value-type="string">
            <text:p>IMU Temperature (degC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287</text:p>
          </table:table-cell>
          <table:table-cell table:style-name="ce69" office:value-type="string" calcext:value-type="string">
            <text:p>data_pressure_HCEM10_2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 table:style-name="ce318"/>
          <table:table-cell table:formula="of:=[.I289]+8" office:value-type="float" office:value="1799" calcext:value-type="float">
            <text:p>1799</text:p>
          </table:table-cell>
          <table:table-cell table:style-name="ce319" office:value-type="string" calcext:value-type="string">
            <text:p>downto</text:p>
          </table:table-cell>
          <table:table-cell table:formula="of:=[.K289]+8" office:value-type="float" office:value="1792" calcext:value-type="float">
            <text:p>1792</text:p>
          </table:table-cell>
          <table:table-cell table:style-name="ce318"/>
          <table:table-cell table:style-name="ce325" office:value-type="string" calcext:value-type="string">
            <text:p>ADD 28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89]+8" office:value-type="float" office:value="87" calcext:value-type="float">
            <text:p>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89]+8" office:value-type="float" office:value="80" calcext:value-type="float">
            <text:p>80</text:p>
          </table:table-cell>
          <table:table-cell table:style-name="ce241"/>
          <table:covered-table-cell table:style-name="ce293"/>
          <table:table-cell table:style-name="ce318" table:number-columns-repeated="1001"/>
          <table:table-cell table:number-columns-repeated="4"/>
        </table:table-row>
        <table:table-row table:style-name="ro3">
          <table:table-cell table:style-name="ce25" office:value-type="string" calcext:value-type="string">
            <text:p>ADD 288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290]+8" office:value-type="float" office:value="1791" calcext:value-type="float">
            <text:p>1791</text:p>
          </table:table-cell>
          <table:table-cell table:style-name="ce319" office:value-type="string" calcext:value-type="string">
            <text:p>downto</text:p>
          </table:table-cell>
          <table:table-cell table:formula="of:=[.K290]+8" office:value-type="float" office:value="1784" calcext:value-type="float">
            <text:p>1784</text:p>
          </table:table-cell>
          <table:table-cell/>
          <table:table-cell table:style-name="ce325" office:value-type="string" calcext:value-type="string">
            <text:p>ADD 28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90]+8" office:value-type="float" office:value="79" calcext:value-type="float">
            <text:p>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90]+8" office:value-type="float" office:value="72" calcext:value-type="float">
            <text:p>72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289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291]+8" office:value-type="float" office:value="1783" calcext:value-type="float">
            <text:p>1783</text:p>
          </table:table-cell>
          <table:table-cell table:style-name="ce319" office:value-type="string" calcext:value-type="string">
            <text:p>downto</text:p>
          </table:table-cell>
          <table:table-cell table:formula="of:=[.K291]+8" office:value-type="float" office:value="1776" calcext:value-type="float">
            <text:p>1776</text:p>
          </table:table-cell>
          <table:table-cell/>
          <table:table-cell table:style-name="ce325" office:value-type="string" calcext:value-type="string">
            <text:p>ADD 28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91]+8" office:value-type="float" office:value="71" calcext:value-type="float">
            <text:p>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91]+8" office:value-type="float" office:value="64" calcext:value-type="float">
            <text:p>64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290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292]+8" office:value-type="float" office:value="1775" calcext:value-type="float">
            <text:p>1775</text:p>
          </table:table-cell>
          <table:table-cell table:style-name="ce319" office:value-type="string" calcext:value-type="string">
            <text:p>downto</text:p>
          </table:table-cell>
          <table:table-cell table:formula="of:=[.K292]+8" office:value-type="float" office:value="1768" calcext:value-type="float">
            <text:p>1768</text:p>
          </table:table-cell>
          <table:table-cell/>
          <table:table-cell table:style-name="ce325" office:value-type="string" calcext:value-type="string">
            <text:p>ADD 29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92]+8" office:value-type="float" office:value="63" calcext:value-type="float">
            <text:p>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92]+8" office:value-type="float" office:value="56" calcext:value-type="float">
            <text:p>56</text:p>
          </table:table-cell>
          <table:table-cell table:style-name="ce242" office:value-type="string" calcext:value-type="string">
            <text:p>Pressure (Pa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291</text:p>
          </table:table-cell>
          <table:table-cell table:style-name="ce69" office:value-type="string" calcext:value-type="string">
            <text:p>data_pressure_HCEM1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293]+8" office:value-type="float" office:value="1767" calcext:value-type="float">
            <text:p>1767</text:p>
          </table:table-cell>
          <table:table-cell table:style-name="ce319" office:value-type="string" calcext:value-type="string">
            <text:p>downto</text:p>
          </table:table-cell>
          <table:table-cell table:formula="of:=[.K293]+8" office:value-type="float" office:value="1760" calcext:value-type="float">
            <text:p>1760</text:p>
          </table:table-cell>
          <table:table-cell/>
          <table:table-cell table:style-name="ce325" office:value-type="string" calcext:value-type="string">
            <text:p>ADD 29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93]+8" office:value-type="float" office:value="55" calcext:value-type="float">
            <text:p>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93]+8" office:value-type="float" office:value="48" calcext:value-type="float">
            <text:p>48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3">
          <table:table-cell table:style-name="ce28" office:value-type="string" calcext:value-type="string">
            <text:p>ADD 292</text:p>
          </table:table-cell>
          <table:table-cell table:style-name="ce71" office:value-type="string" calcext:value-type="string">
            <text:p>data_pressure_HCEM10_4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294]+8" office:value-type="float" office:value="1759" calcext:value-type="float">
            <text:p>1759</text:p>
          </table:table-cell>
          <table:table-cell table:style-name="ce319" office:value-type="string" calcext:value-type="string">
            <text:p>downto</text:p>
          </table:table-cell>
          <table:table-cell table:formula="of:=[.K294]+8" office:value-type="float" office:value="1752" calcext:value-type="float">
            <text:p>1752</text:p>
          </table:table-cell>
          <table:table-cell/>
          <table:table-cell table:style-name="ce330" office:value-type="string" calcext:value-type="string">
            <text:p>ADD 29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94]+8" office:value-type="float" office:value="47" calcext:value-type="float">
            <text:p>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94]+8" office:value-type="float" office:value="40" calcext:value-type="float">
            <text:p>40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1">
          <table:table-cell table:style-name="ce16" office:value-type="string" calcext:value-type="string">
            <text:p>ADD 293</text:p>
          </table:table-cell>
          <table:table-cell table:style-name="ce58" office:value-type="float" office:value="33" calcext:value-type="float">
            <text:p>33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/>
          <table:table-cell table:formula="of:=[.I295]+8" office:value-type="float" office:value="1751" calcext:value-type="float">
            <text:p>1751</text:p>
          </table:table-cell>
          <table:table-cell table:style-name="ce319" office:value-type="string" calcext:value-type="string">
            <text:p>downto</text:p>
          </table:table-cell>
          <table:table-cell table:formula="of:=[.K295]+8" office:value-type="float" office:value="1744" calcext:value-type="float">
            <text:p>1744</text:p>
          </table:table-cell>
          <table:table-cell/>
          <table:table-cell table:style-name="ce325" office:value-type="string" calcext:value-type="string">
            <text:p>ADD 29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95]+8" office:value-type="float" office:value="39" calcext:value-type="float">
            <text:p>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95]+8" office:value-type="float" office:value="32" calcext:value-type="float">
            <text:p>32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1">
          <table:table-cell table:style-name="ce20" office:value-type="string" calcext:value-type="string">
            <text:p>ADD 294</text:p>
          </table:table-cell>
          <table:table-cell table:style-name="ce62" office:value-type="float" office:value="33" calcext:value-type="float">
            <text:p>33</text:p>
          </table:table-cell>
          <table:table-cell table:style-name="ce110" table:number-columns-repeated="3"/>
          <table:table-cell table:style-name="ce262"/>
          <table:covered-table-cell/>
          <table:table-cell/>
          <table:table-cell table:formula="of:=[.I296]+8" office:value-type="float" office:value="1743" calcext:value-type="float">
            <text:p>1743</text:p>
          </table:table-cell>
          <table:table-cell table:style-name="ce319" office:value-type="string" calcext:value-type="string">
            <text:p>downto</text:p>
          </table:table-cell>
          <table:table-cell table:formula="of:=[.K296]+8" office:value-type="float" office:value="1736" calcext:value-type="float">
            <text:p>1736</text:p>
          </table:table-cell>
          <table:table-cell/>
          <table:table-cell table:style-name="ce330" office:value-type="string" calcext:value-type="string">
            <text:p>ADD 29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96]+8" office:value-type="float" office:value="31" calcext:value-type="float">
            <text:p>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96]+8" office:value-type="float" office:value="24" calcext:value-type="float">
            <text:p>24</text:p>
          </table:table-cell>
          <table:table-cell table:style-name="ce244" office:value-type="string" calcext:value-type="string">
            <text:p>Pressure Temp ( DegC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1" office:value-type="string" calcext:value-type="string">
            <text:p>ADD 295</text:p>
          </table:table-cell>
          <table:table-cell table:style-name="ce63" office:value-type="string" calcext:value-type="string">
            <text:p>data_pressure_HCEM0611_0</text:p>
          </table:table-cell>
          <table:table-cell table:style-name="ce111" office:value-type="float" office:value="15" calcext:value-type="float">
            <text:p>15</text:p>
          </table:table-cell>
          <table:table-cell table:style-name="ce138" office:value-type="string" calcext:value-type="string">
            <text:p>downto</text:p>
          </table:table-cell>
          <table:table-cell table:style-name="ce169" office:value-type="float" office:value="8" calcext:value-type="float">
            <text:p>8</text:p>
          </table:table-cell>
          <table:table-cell table:style-name="ce263" office:value-type="string" calcext:value-type="string">
            <text:p>Static Pressure 1</text:p>
          </table:table-cell>
          <table:table-cell table:style-name="ce304" office:value-type="string" calcext:value-type="string" table:number-columns-spanned="1" table:number-rows-spanned="4">
            <text:p>Pressions <text:s/>Statiques</text:p>
          </table:table-cell>
          <table:table-cell/>
          <table:table-cell table:formula="of:=[.I297]+8" office:value-type="float" office:value="1735" calcext:value-type="float">
            <text:p>1735</text:p>
          </table:table-cell>
          <table:table-cell table:style-name="ce319" office:value-type="string" calcext:value-type="string">
            <text:p>downto</text:p>
          </table:table-cell>
          <table:table-cell table:formula="of:=[.K297]+8" office:value-type="float" office:value="1728" calcext:value-type="float">
            <text:p>1728</text:p>
          </table:table-cell>
          <table:table-cell/>
          <table:table-cell table:style-name="ce325" office:value-type="string" calcext:value-type="string">
            <text:p>ADD 29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97]+8" office:value-type="float" office:value="23" calcext:value-type="float">
            <text:p>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97]+8" office:value-type="float" office:value="16" calcext:value-type="float">
            <text:p>16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296</text:p>
          </table:table-cell>
          <table:table-cell table:style-name="ce64" office:value-type="string" calcext:value-type="string">
            <text:p>data_pressure_HCEM0611_0</text:p>
          </table:table-cell>
          <table:table-cell table:style-name="ce112" office:value-type="float" office:value="7" calcext:value-type="float">
            <text:p>7</text:p>
          </table:table-cell>
          <table:table-cell table:style-name="ce64" office:value-type="string" calcext:value-type="string">
            <text:p>downto</text:p>
          </table:table-cell>
          <table:table-cell table:style-name="ce170" office:value-type="float" office:value="0" calcext:value-type="float">
            <text:p>0</text:p>
          </table:table-cell>
          <table:table-cell table:style-name="ce264"/>
          <table:covered-table-cell table:style-name="ce305"/>
          <table:table-cell/>
          <table:table-cell table:formula="of:=[.I298]+8" office:value-type="float" office:value="1727" calcext:value-type="float">
            <text:p>1727</text:p>
          </table:table-cell>
          <table:table-cell table:style-name="ce319" office:value-type="string" calcext:value-type="string">
            <text:p>downto</text:p>
          </table:table-cell>
          <table:table-cell table:formula="of:=[.K298]+8" office:value-type="float" office:value="1720" calcext:value-type="float">
            <text:p>1720</text:p>
          </table:table-cell>
          <table:table-cell/>
          <table:table-cell table:style-name="ce325" office:value-type="string" calcext:value-type="string">
            <text:p>ADD 29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298]+8" office:value-type="float" office:value="15" calcext:value-type="float">
            <text:p>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298]+8" office:value-type="float" office:value="8" calcext:value-type="float">
            <text:p>8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297</text:p>
          </table:table-cell>
          <table:table-cell table:style-name="ce65" office:value-type="string" calcext:value-type="string">
            <text:p>data_pressure_HCEM0611_1</text:p>
          </table:table-cell>
          <table:table-cell table:style-name="ce113" office:value-type="float" office:value="15" calcext:value-type="float">
            <text:p>15</text:p>
          </table:table-cell>
          <table:table-cell table:style-name="ce64" office:value-type="string" calcext:value-type="string">
            <text:p>downto</text:p>
          </table:table-cell>
          <table:table-cell table:style-name="ce171" office:value-type="float" office:value="8" calcext:value-type="float">
            <text:p>8</text:p>
          </table:table-cell>
          <table:table-cell table:style-name="ce265" office:value-type="string" calcext:value-type="string">
            <text:p>Static Pressure 2</text:p>
          </table:table-cell>
          <table:covered-table-cell table:style-name="ce305"/>
          <table:table-cell/>
          <table:table-cell table:formula="of:=[.I299]+8" office:value-type="float" office:value="1719" calcext:value-type="float">
            <text:p>1719</text:p>
          </table:table-cell>
          <table:table-cell table:style-name="ce319" office:value-type="string" calcext:value-type="string">
            <text:p>downto</text:p>
          </table:table-cell>
          <table:table-cell table:formula="of:=[.K299]+8" office:value-type="float" office:value="1712" calcext:value-type="float">
            <text:p>1712</text:p>
          </table:table-cell>
          <table:table-cell/>
          <table:table-cell table:style-name="ce326" office:value-type="string" calcext:value-type="string">
            <text:p>ADD 297</text:p>
          </table:table-cell>
          <table:table-cell table:style-name="ce334" office:value-type="string" calcext:value-type="string">
            <text:p>MOTUS_ACCDATA</text:p>
          </table:table-cell>
          <table:table-cell table:style-name="ce338" office:value-type="float" office:value="7" calcext:value-type="float">
            <text:p>7</text:p>
          </table:table-cell>
          <table:table-cell table:style-name="ce334" office:value-type="string" calcext:value-type="string">
            <text:p>downto</text:p>
          </table:table-cell>
          <table:table-cell table:style-name="ce341" office:value-type="float" office:value="0" calcext:value-type="float">
            <text:p>0</text:p>
          </table:table-cell>
          <table:table-cell table:style-name="ce246"/>
          <table:covered-table-cell table:style-name="ce294"/>
          <table:table-cell table:number-columns-repeated="1005"/>
        </table:table-row>
        <table:table-row table:style-name="ro3">
          <table:table-cell table:style-name="ce23" office:value-type="string" calcext:value-type="string">
            <text:p>ADD 298</text:p>
          </table:table-cell>
          <table:table-cell table:style-name="ce66" office:value-type="string" calcext:value-type="string">
            <text:p>data_pressure_HCEM0611_1</text:p>
          </table:table-cell>
          <table:table-cell table:style-name="ce114" office:value-type="float" office:value="7" calcext:value-type="float">
            <text:p>7</text:p>
          </table:table-cell>
          <table:table-cell table:style-name="ce66" office:value-type="string" calcext:value-type="string">
            <text:p>downto</text:p>
          </table:table-cell>
          <table:table-cell table:style-name="ce172" office:value-type="float" office:value="0" calcext:value-type="float">
            <text:p>0</text:p>
          </table:table-cell>
          <table:table-cell table:style-name="ce266"/>
          <table:covered-table-cell table:style-name="ce305"/>
          <table:table-cell/>
          <table:table-cell table:formula="of:=[.I300]+8" office:value-type="float" office:value="1711" calcext:value-type="float">
            <text:p>1711</text:p>
          </table:table-cell>
          <table:table-cell table:style-name="ce319" office:value-type="string" calcext:value-type="string">
            <text:p>downto</text:p>
          </table:table-cell>
          <table:table-cell table:formula="of:=[.K300]+8" office:value-type="float" office:value="1704" calcext:value-type="float">
            <text:p>1704</text:p>
          </table:table-cell>
          <table:table-cell/>
          <table:table-cell table:style-name="ce327" office:value-type="string" calcext:value-type="string">
            <text:p>ADD 298</text:p>
          </table:table-cell>
          <table:table-cell table:style-name="ce58" office:value-type="string" calcext:value-type="string">
            <text:p>AC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 table:number-columns-repeated="1005"/>
        </table:table-row>
        <table:table-row table:style-name="ro3">
          <table:table-cell table:style-name="ce24" office:value-type="string" calcext:value-type="string">
            <text:p>ADD 299</text:p>
          </table:table-cell>
          <table:table-cell table:style-name="ce67" office:value-type="string" calcext:value-type="string">
            <text:p>data_pressure_HCEM10_2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</text:p>
          </table:table-cell>
          <table:table-cell/>
          <table:table-cell table:formula="of:=[.I301]+8" office:value-type="float" office:value="1703" calcext:value-type="float">
            <text:p>1703</text:p>
          </table:table-cell>
          <table:table-cell table:style-name="ce319" office:value-type="string" calcext:value-type="string">
            <text:p>downto</text:p>
          </table:table-cell>
          <table:table-cell table:formula="of:=[.K301]+8" office:value-type="float" office:value="1696" calcext:value-type="float">
            <text:p>1696</text:p>
          </table:table-cell>
          <table:table-cell/>
          <table:table-cell table:style-name="ce328" office:value-type="string" calcext:value-type="string">
            <text:p>ADD 299</text:p>
          </table:table-cell>
          <table:table-cell table:style-name="ce62" office:value-type="string" calcext:value-type="string">
            <text:p>C7</text:p>
          </table:table-cell>
          <table:table-cell table:style-name="ce110" table:number-columns-repeated="3"/>
          <table:table-cell table:style-name="ce262"/>
          <table:covered-table-cell table:style-name="ce296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00</text:p>
          </table:table-cell>
          <table:table-cell table:style-name="ce68" office:value-type="string" calcext:value-type="string">
            <text:p>data_pressure_HCEM10_2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302]+8" office:value-type="float" office:value="1695" calcext:value-type="float">
            <text:p>1695</text:p>
          </table:table-cell>
          <table:table-cell table:style-name="ce319" office:value-type="string" calcext:value-type="string">
            <text:p>downto</text:p>
          </table:table-cell>
          <table:table-cell table:formula="of:=[.K302]+8" office:value-type="float" office:value="1688" calcext:value-type="float">
            <text:p>1688</text:p>
          </table:table-cell>
          <table:table-cell/>
          <table:table-cell table:style-name="ce329" office:value-type="string" calcext:value-type="string">
            <text:p>ADD 300</text:p>
          </table:table-cell>
          <table:table-cell table:style-name="ce332" office:value-type="string" calcext:value-type="string">
            <text:p>MOTUS_ACCDATA</text:p>
          </table:table-cell>
          <table:table-cell table:style-name="ce336" table:formula="of:=[.O302]+8" office:value-type="float" office:value="383" calcext:value-type="float">
            <text:p>383</text:p>
          </table:table-cell>
          <table:table-cell table:style-name="ce332" office:value-type="string" calcext:value-type="string">
            <text:p>downto</text:p>
          </table:table-cell>
          <table:table-cell table:style-name="ce339" table:formula="of:=[.Q302]+8" office:value-type="float" office:value="376" calcext:value-type="float">
            <text:p>376</text:p>
          </table:table-cell>
          <table:table-cell table:style-name="ce222" office:value-type="string" calcext:value-type="string">
            <text:p>Accelerometre x (m/s²)</text:p>
          </table:table-cell>
          <table:table-cell table:style-name="ce347" office:value-type="string" calcext:value-type="string" table:number-columns-spanned="1" table:number-rows-spanned="48">
            <text:p>MOTUS RAW SENSORS PACKET</text:p>
          </table:table-cell>
          <table:table-cell table:number-columns-repeated="1005"/>
        </table:table-row>
        <table:table-row table:style-name="ro3">
          <table:table-cell table:style-name="ce25" office:value-type="string" calcext:value-type="string">
            <text:p>ADD 301</text:p>
          </table:table-cell>
          <table:table-cell table:style-name="ce69" office:value-type="string" calcext:value-type="string">
            <text:p>data_pressure_HCEM10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303]+8" office:value-type="float" office:value="1687" calcext:value-type="float">
            <text:p>1687</text:p>
          </table:table-cell>
          <table:table-cell table:style-name="ce319" office:value-type="string" calcext:value-type="string">
            <text:p>downto</text:p>
          </table:table-cell>
          <table:table-cell table:formula="of:=[.K303]+8" office:value-type="float" office:value="1680" calcext:value-type="float">
            <text:p>1680</text:p>
          </table:table-cell>
          <table:table-cell/>
          <table:table-cell table:style-name="ce325" office:value-type="string" calcext:value-type="string">
            <text:p>ADD 30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03]+8" office:value-type="float" office:value="375" calcext:value-type="float">
            <text:p>3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03]+8" office:value-type="float" office:value="368" calcext:value-type="float">
            <text:p>368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02</text:p>
          </table:table-cell>
          <table:table-cell table:style-name="ce68" office:value-type="string" calcext:value-type="string">
            <text:p>data_pressure_HCEM10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304]+8" office:value-type="float" office:value="1679" calcext:value-type="float">
            <text:p>1679</text:p>
          </table:table-cell>
          <table:table-cell table:style-name="ce319" office:value-type="string" calcext:value-type="string">
            <text:p>downto</text:p>
          </table:table-cell>
          <table:table-cell table:formula="of:=[.K304]+8" office:value-type="float" office:value="1672" calcext:value-type="float">
            <text:p>1672</text:p>
          </table:table-cell>
          <table:table-cell/>
          <table:table-cell table:style-name="ce325" office:value-type="string" calcext:value-type="string">
            <text:p>ADD 30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04]+8" office:value-type="float" office:value="367" calcext:value-type="float">
            <text:p>3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04]+8" office:value-type="float" office:value="360" calcext:value-type="float">
            <text:p>360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03</text:p>
          </table:table-cell>
          <table:table-cell table:style-name="ce69" office:value-type="string" calcext:value-type="string">
            <text:p>data_pressure_HCEM10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305]+8" office:value-type="float" office:value="1671" calcext:value-type="float">
            <text:p>1671</text:p>
          </table:table-cell>
          <table:table-cell table:style-name="ce319" office:value-type="string" calcext:value-type="string">
            <text:p>downto</text:p>
          </table:table-cell>
          <table:table-cell table:formula="of:=[.K305]+8" office:value-type="float" office:value="1664" calcext:value-type="float">
            <text:p>1664</text:p>
          </table:table-cell>
          <table:table-cell/>
          <table:table-cell table:style-name="ce325" office:value-type="string" calcext:value-type="string">
            <text:p>ADD 30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05]+8" office:value-type="float" office:value="359" calcext:value-type="float">
            <text:p>3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05]+8" office:value-type="float" office:value="352" calcext:value-type="float">
            <text:p>352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3">
          <table:table-cell table:style-name="ce26" office:value-type="string" calcext:value-type="string">
            <text:p>ADD 304</text:p>
          </table:table-cell>
          <table:table-cell table:style-name="ce68" office:value-type="string" calcext:value-type="string">
            <text:p>data_pressure_HCEM100_4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306]+8" office:value-type="float" office:value="1663" calcext:value-type="float">
            <text:p>1663</text:p>
          </table:table-cell>
          <table:table-cell table:style-name="ce319" office:value-type="string" calcext:value-type="string">
            <text:p>downto</text:p>
          </table:table-cell>
          <table:table-cell table:formula="of:=[.K306]+8" office:value-type="float" office:value="1656" calcext:value-type="float">
            <text:p>1656</text:p>
          </table:table-cell>
          <table:table-cell/>
          <table:table-cell table:style-name="ce330" office:value-type="string" calcext:value-type="string">
            <text:p>ADD 30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06]+8" office:value-type="float" office:value="351" calcext:value-type="float">
            <text:p>3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06]+8" office:value-type="float" office:value="344" calcext:value-type="float">
            <text:p>344</text:p>
          </table:table-cell>
          <table:table-cell table:style-name="ce224" office:value-type="string" calcext:value-type="string">
            <text:p>Accelerometre y (m/s²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05</text:p>
          </table:table-cell>
          <table:table-cell table:style-name="ce69" office:value-type="string" calcext:value-type="string">
            <text:p>data_pressure_HCEM100_5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307]+8" office:value-type="float" office:value="1655" calcext:value-type="float">
            <text:p>1655</text:p>
          </table:table-cell>
          <table:table-cell table:style-name="ce319" office:value-type="string" calcext:value-type="string">
            <text:p>downto</text:p>
          </table:table-cell>
          <table:table-cell table:formula="of:=[.K307]+8" office:value-type="float" office:value="1648" calcext:value-type="float">
            <text:p>1648</text:p>
          </table:table-cell>
          <table:table-cell/>
          <table:table-cell table:style-name="ce325" office:value-type="string" calcext:value-type="string">
            <text:p>ADD 30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07]+8" office:value-type="float" office:value="343" calcext:value-type="float">
            <text:p>3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07]+8" office:value-type="float" office:value="336" calcext:value-type="float">
            <text:p>336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3">
          <table:table-cell table:style-name="ce27" office:value-type="string" calcext:value-type="string">
            <text:p>ADD 306</text:p>
          </table:table-cell>
          <table:table-cell table:style-name="ce70" office:value-type="string" calcext:value-type="string">
            <text:p>data_pressure_HCEM100_5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308]+8" office:value-type="float" office:value="1647" calcext:value-type="float">
            <text:p>1647</text:p>
          </table:table-cell>
          <table:table-cell table:style-name="ce319" office:value-type="string" calcext:value-type="string">
            <text:p>downto</text:p>
          </table:table-cell>
          <table:table-cell table:formula="of:=[.K308]+8" office:value-type="float" office:value="1640" calcext:value-type="float">
            <text:p>1640</text:p>
          </table:table-cell>
          <table:table-cell/>
          <table:table-cell table:style-name="ce325" office:value-type="string" calcext:value-type="string">
            <text:p>ADD 30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08]+8" office:value-type="float" office:value="335" calcext:value-type="float">
            <text:p>3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08]+8" office:value-type="float" office:value="328" calcext:value-type="float">
            <text:p>328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307</text:p>
          </table:table-cell>
          <table:table-cell table:style-name="ce67" office:value-type="string" calcext:value-type="string">
            <text:p>data_pressure_HCEM10_1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10</text:p>
          </table:table-cell>
          <table:table-cell/>
          <table:table-cell table:formula="of:=[.I309]+8" office:value-type="float" office:value="1639" calcext:value-type="float">
            <text:p>1639</text:p>
          </table:table-cell>
          <table:table-cell table:style-name="ce319" office:value-type="string" calcext:value-type="string">
            <text:p>downto</text:p>
          </table:table-cell>
          <table:table-cell table:formula="of:=[.K309]+8" office:value-type="float" office:value="1632" calcext:value-type="float">
            <text:p>1632</text:p>
          </table:table-cell>
          <table:table-cell/>
          <table:table-cell table:style-name="ce325" office:value-type="string" calcext:value-type="string">
            <text:p>ADD 30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09]+8" office:value-type="float" office:value="327" calcext:value-type="float">
            <text:p>3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09]+8" office:value-type="float" office:value="320" calcext:value-type="float">
            <text:p>320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08</text:p>
          </table:table-cell>
          <table:table-cell table:style-name="ce69" office:value-type="string" calcext:value-type="string">
            <text:p>data_pressure_HCEM10_1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310]+8" office:value-type="float" office:value="1631" calcext:value-type="float">
            <text:p>1631</text:p>
          </table:table-cell>
          <table:table-cell table:style-name="ce319" office:value-type="string" calcext:value-type="string">
            <text:p>downto</text:p>
          </table:table-cell>
          <table:table-cell table:formula="of:=[.K310]+8" office:value-type="float" office:value="1624" calcext:value-type="float">
            <text:p>1624</text:p>
          </table:table-cell>
          <table:table-cell/>
          <table:table-cell table:style-name="ce325" office:value-type="string" calcext:value-type="string">
            <text:p>ADD 30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10]+8" office:value-type="float" office:value="319" calcext:value-type="float">
            <text:p>3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10]+8" office:value-type="float" office:value="312" calcext:value-type="float">
            <text:p>312</text:p>
          </table:table-cell>
          <table:table-cell table:style-name="ce226" office:value-type="string" calcext:value-type="string">
            <text:p>Accelerometre z (m/s²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09</text:p>
          </table:table-cell>
          <table:table-cell table:style-name="ce69" office:value-type="string" calcext:value-type="string">
            <text:p>data_pressure_HCEM10_2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311]+8" office:value-type="float" office:value="1623" calcext:value-type="float">
            <text:p>1623</text:p>
          </table:table-cell>
          <table:table-cell table:style-name="ce319" office:value-type="string" calcext:value-type="string">
            <text:p>downto</text:p>
          </table:table-cell>
          <table:table-cell table:formula="of:=[.K311]+8" office:value-type="float" office:value="1616" calcext:value-type="float">
            <text:p>1616</text:p>
          </table:table-cell>
          <table:table-cell/>
          <table:table-cell table:style-name="ce325" office:value-type="string" calcext:value-type="string">
            <text:p>ADD 30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11]+8" office:value-type="float" office:value="311" calcext:value-type="float">
            <text:p>3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11]+8" office:value-type="float" office:value="304" calcext:value-type="float">
            <text:p>304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10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312]+8" office:value-type="float" office:value="1615" calcext:value-type="float">
            <text:p>1615</text:p>
          </table:table-cell>
          <table:table-cell table:style-name="ce319" office:value-type="string" calcext:value-type="string">
            <text:p>downto</text:p>
          </table:table-cell>
          <table:table-cell table:formula="of:=[.K312]+8" office:value-type="float" office:value="1608" calcext:value-type="float">
            <text:p>1608</text:p>
          </table:table-cell>
          <table:table-cell/>
          <table:table-cell table:style-name="ce325" office:value-type="string" calcext:value-type="string">
            <text:p>ADD 31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12]+8" office:value-type="float" office:value="303" calcext:value-type="float">
            <text:p>3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12]+8" office:value-type="float" office:value="296" calcext:value-type="float">
            <text:p>296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11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313]+8" office:value-type="float" office:value="1607" calcext:value-type="float">
            <text:p>1607</text:p>
          </table:table-cell>
          <table:table-cell table:style-name="ce319" office:value-type="string" calcext:value-type="string">
            <text:p>downto</text:p>
          </table:table-cell>
          <table:table-cell table:formula="of:=[.K313]+8" office:value-type="float" office:value="1600" calcext:value-type="float">
            <text:p>1600</text:p>
          </table:table-cell>
          <table:table-cell/>
          <table:table-cell table:style-name="ce325" office:value-type="string" calcext:value-type="string">
            <text:p>ADD 31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13]+8" office:value-type="float" office:value="295" calcext:value-type="float">
            <text:p>2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13]+8" office:value-type="float" office:value="288" calcext:value-type="float">
            <text:p>288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12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314]+8" office:value-type="float" office:value="1599" calcext:value-type="float">
            <text:p>1599</text:p>
          </table:table-cell>
          <table:table-cell table:style-name="ce319" office:value-type="string" calcext:value-type="string">
            <text:p>downto</text:p>
          </table:table-cell>
          <table:table-cell table:formula="of:=[.K314]+8" office:value-type="float" office:value="1592" calcext:value-type="float">
            <text:p>1592</text:p>
          </table:table-cell>
          <table:table-cell/>
          <table:table-cell table:style-name="ce325" office:value-type="string" calcext:value-type="string">
            <text:p>ADD 31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14]+8" office:value-type="float" office:value="287" calcext:value-type="float">
            <text:p>2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14]+8" office:value-type="float" office:value="280" calcext:value-type="float">
            <text:p>280</text:p>
          </table:table-cell>
          <table:table-cell table:style-name="ce228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13</text:p>
          </table:table-cell>
          <table:table-cell table:style-name="ce69" office:value-type="string" calcext:value-type="string">
            <text:p>data_pressure_HCEM1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315]+8" office:value-type="float" office:value="1591" calcext:value-type="float">
            <text:p>1591</text:p>
          </table:table-cell>
          <table:table-cell table:style-name="ce319" office:value-type="string" calcext:value-type="string">
            <text:p>downto</text:p>
          </table:table-cell>
          <table:table-cell table:formula="of:=[.K315]+8" office:value-type="float" office:value="1584" calcext:value-type="float">
            <text:p>1584</text:p>
          </table:table-cell>
          <table:table-cell/>
          <table:table-cell table:style-name="ce325" office:value-type="string" calcext:value-type="string">
            <text:p>ADD 31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15]+8" office:value-type="float" office:value="279" calcext:value-type="float">
            <text:p>2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15]+8" office:value-type="float" office:value="272" calcext:value-type="float">
            <text:p>272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3">
          <table:table-cell table:style-name="ce28" office:value-type="string" calcext:value-type="string">
            <text:p>ADD 314</text:p>
          </table:table-cell>
          <table:table-cell table:style-name="ce71" office:value-type="string" calcext:value-type="string">
            <text:p>data_pressure_HCEM10_4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316]+8" office:value-type="float" office:value="1583" calcext:value-type="float">
            <text:p>1583</text:p>
          </table:table-cell>
          <table:table-cell table:style-name="ce319" office:value-type="string" calcext:value-type="string">
            <text:p>downto</text:p>
          </table:table-cell>
          <table:table-cell table:formula="of:=[.K316]+8" office:value-type="float" office:value="1576" calcext:value-type="float">
            <text:p>1576</text:p>
          </table:table-cell>
          <table:table-cell/>
          <table:table-cell table:style-name="ce330" office:value-type="string" calcext:value-type="string">
            <text:p>ADD 31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16]+8" office:value-type="float" office:value="271" calcext:value-type="float">
            <text:p>2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16]+8" office:value-type="float" office:value="264" calcext:value-type="float">
            <text:p>264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1">
          <table:table-cell table:style-name="ce16" office:value-type="string" calcext:value-type="string">
            <text:p>ADD 315</text:p>
          </table:table-cell>
          <table:table-cell table:style-name="ce58" office:value-type="float" office:value="44" calcext:value-type="float">
            <text:p>44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/>
          <table:table-cell table:formula="of:=[.I317]+8" office:value-type="float" office:value="1575" calcext:value-type="float">
            <text:p>1575</text:p>
          </table:table-cell>
          <table:table-cell table:style-name="ce319" office:value-type="string" calcext:value-type="string">
            <text:p>downto</text:p>
          </table:table-cell>
          <table:table-cell table:formula="of:=[.K317]+8" office:value-type="float" office:value="1568" calcext:value-type="float">
            <text:p>1568</text:p>
          </table:table-cell>
          <table:table-cell/>
          <table:table-cell table:style-name="ce325" office:value-type="string" calcext:value-type="string">
            <text:p>ADD 31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17]+8" office:value-type="float" office:value="263" calcext:value-type="float">
            <text:p>2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17]+8" office:value-type="float" office:value="256" calcext:value-type="float">
            <text:p>256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1">
          <table:table-cell table:style-name="ce20" office:value-type="string" calcext:value-type="string">
            <text:p>ADD 316</text:p>
          </table:table-cell>
          <table:table-cell table:style-name="ce78" office:value-type="float" office:value="44" calcext:value-type="float">
            <text:p>44</text:p>
          </table:table-cell>
          <table:table-cell table:style-name="ce110" table:number-columns-repeated="3"/>
          <table:table-cell table:style-name="ce262"/>
          <table:covered-table-cell/>
          <table:table-cell/>
          <table:table-cell table:formula="of:=[.I318]+8" office:value-type="float" office:value="1567" calcext:value-type="float">
            <text:p>1567</text:p>
          </table:table-cell>
          <table:table-cell table:style-name="ce319" office:value-type="string" calcext:value-type="string">
            <text:p>downto</text:p>
          </table:table-cell>
          <table:table-cell table:formula="of:=[.K318]+8" office:value-type="float" office:value="1560" calcext:value-type="float">
            <text:p>1560</text:p>
          </table:table-cell>
          <table:table-cell/>
          <table:table-cell table:style-name="ce330" office:value-type="string" calcext:value-type="string">
            <text:p>ADD 31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18]+8" office:value-type="float" office:value="255" calcext:value-type="float">
            <text:p>2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18]+8" office:value-type="float" office:value="248" calcext:value-type="float">
            <text:p>248</text:p>
          </table:table-cell>
          <table:table-cell table:style-name="ce230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1" office:value-type="string" calcext:value-type="string">
            <text:p>ADD 317</text:p>
          </table:table-cell>
          <table:table-cell table:style-name="ce63" office:value-type="string" calcext:value-type="string">
            <text:p>data_pressure_HCEM0611_0</text:p>
          </table:table-cell>
          <table:table-cell table:style-name="ce111" office:value-type="float" office:value="15" calcext:value-type="float">
            <text:p>15</text:p>
          </table:table-cell>
          <table:table-cell table:style-name="ce138" office:value-type="string" calcext:value-type="string">
            <text:p>downto</text:p>
          </table:table-cell>
          <table:table-cell table:style-name="ce169" office:value-type="float" office:value="8" calcext:value-type="float">
            <text:p>8</text:p>
          </table:table-cell>
          <table:table-cell table:style-name="ce263" office:value-type="string" calcext:value-type="string">
            <text:p>Static Pressure 1</text:p>
          </table:table-cell>
          <table:table-cell table:style-name="ce304" office:value-type="string" calcext:value-type="string" table:number-columns-spanned="1" table:number-rows-spanned="4">
            <text:p>Pressions <text:s/>Statiques</text:p>
          </table:table-cell>
          <table:table-cell/>
          <table:table-cell table:formula="of:=[.I319]+8" office:value-type="float" office:value="1559" calcext:value-type="float">
            <text:p>1559</text:p>
          </table:table-cell>
          <table:table-cell table:style-name="ce319" office:value-type="string" calcext:value-type="string">
            <text:p>downto</text:p>
          </table:table-cell>
          <table:table-cell table:formula="of:=[.K319]+8" office:value-type="float" office:value="1552" calcext:value-type="float">
            <text:p>1552</text:p>
          </table:table-cell>
          <table:table-cell/>
          <table:table-cell table:style-name="ce325" office:value-type="string" calcext:value-type="string">
            <text:p>ADD 31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19]+8" office:value-type="float" office:value="247" calcext:value-type="float">
            <text:p>2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19]+8" office:value-type="float" office:value="240" calcext:value-type="float">
            <text:p>240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318</text:p>
          </table:table-cell>
          <table:table-cell table:style-name="ce64" office:value-type="string" calcext:value-type="string">
            <text:p>data_pressure_HCEM0611_0</text:p>
          </table:table-cell>
          <table:table-cell table:style-name="ce112" office:value-type="float" office:value="7" calcext:value-type="float">
            <text:p>7</text:p>
          </table:table-cell>
          <table:table-cell table:style-name="ce64" office:value-type="string" calcext:value-type="string">
            <text:p>downto</text:p>
          </table:table-cell>
          <table:table-cell table:style-name="ce170" office:value-type="float" office:value="0" calcext:value-type="float">
            <text:p>0</text:p>
          </table:table-cell>
          <table:table-cell table:style-name="ce264"/>
          <table:covered-table-cell table:style-name="ce305"/>
          <table:table-cell/>
          <table:table-cell table:formula="of:=[.I320]+8" office:value-type="float" office:value="1551" calcext:value-type="float">
            <text:p>1551</text:p>
          </table:table-cell>
          <table:table-cell table:style-name="ce319" office:value-type="string" calcext:value-type="string">
            <text:p>downto</text:p>
          </table:table-cell>
          <table:table-cell table:formula="of:=[.K320]+8" office:value-type="float" office:value="1544" calcext:value-type="float">
            <text:p>1544</text:p>
          </table:table-cell>
          <table:table-cell/>
          <table:table-cell table:style-name="ce325" office:value-type="string" calcext:value-type="string">
            <text:p>ADD 31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20]+8" office:value-type="float" office:value="239" calcext:value-type="float">
            <text:p>2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20]+8" office:value-type="float" office:value="232" calcext:value-type="float">
            <text:p>232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319</text:p>
          </table:table-cell>
          <table:table-cell table:style-name="ce65" office:value-type="string" calcext:value-type="string">
            <text:p>data_pressure_HCEM0611_1</text:p>
          </table:table-cell>
          <table:table-cell table:style-name="ce113" office:value-type="float" office:value="15" calcext:value-type="float">
            <text:p>15</text:p>
          </table:table-cell>
          <table:table-cell table:style-name="ce64" office:value-type="string" calcext:value-type="string">
            <text:p>downto</text:p>
          </table:table-cell>
          <table:table-cell table:style-name="ce171" office:value-type="float" office:value="8" calcext:value-type="float">
            <text:p>8</text:p>
          </table:table-cell>
          <table:table-cell table:style-name="ce265" office:value-type="string" calcext:value-type="string">
            <text:p>Static Pressure 2</text:p>
          </table:table-cell>
          <table:covered-table-cell table:style-name="ce305"/>
          <table:table-cell/>
          <table:table-cell table:formula="of:=[.I321]+8" office:value-type="float" office:value="1543" calcext:value-type="float">
            <text:p>1543</text:p>
          </table:table-cell>
          <table:table-cell table:style-name="ce319" office:value-type="string" calcext:value-type="string">
            <text:p>downto</text:p>
          </table:table-cell>
          <table:table-cell table:formula="of:=[.K321]+8" office:value-type="float" office:value="1536" calcext:value-type="float">
            <text:p>1536</text:p>
          </table:table-cell>
          <table:table-cell/>
          <table:table-cell table:style-name="ce325" office:value-type="string" calcext:value-type="string">
            <text:p>ADD 31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21]+8" office:value-type="float" office:value="231" calcext:value-type="float">
            <text:p>2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21]+8" office:value-type="float" office:value="224" calcext:value-type="float">
            <text:p>224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3">
          <table:table-cell table:style-name="ce23" office:value-type="string" calcext:value-type="string">
            <text:p>ADD 320</text:p>
          </table:table-cell>
          <table:table-cell table:style-name="ce66" office:value-type="string" calcext:value-type="string">
            <text:p>data_pressure_HCEM0611_1</text:p>
          </table:table-cell>
          <table:table-cell table:style-name="ce114" office:value-type="float" office:value="7" calcext:value-type="float">
            <text:p>7</text:p>
          </table:table-cell>
          <table:table-cell table:style-name="ce66" office:value-type="string" calcext:value-type="string">
            <text:p>downto</text:p>
          </table:table-cell>
          <table:table-cell table:style-name="ce172" office:value-type="float" office:value="0" calcext:value-type="float">
            <text:p>0</text:p>
          </table:table-cell>
          <table:table-cell table:style-name="ce266"/>
          <table:covered-table-cell table:style-name="ce305"/>
          <table:table-cell/>
          <table:table-cell table:formula="of:=[.I322]+8" office:value-type="float" office:value="1535" calcext:value-type="float">
            <text:p>1535</text:p>
          </table:table-cell>
          <table:table-cell table:style-name="ce319" office:value-type="string" calcext:value-type="string">
            <text:p>downto</text:p>
          </table:table-cell>
          <table:table-cell table:formula="of:=[.K322]+8" office:value-type="float" office:value="1528" calcext:value-type="float">
            <text:p>1528</text:p>
          </table:table-cell>
          <table:table-cell/>
          <table:table-cell table:style-name="ce325" office:value-type="string" calcext:value-type="string">
            <text:p>ADD 32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22]+8" office:value-type="float" office:value="223" calcext:value-type="float">
            <text:p>2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22]+8" office:value-type="float" office:value="216" calcext:value-type="float">
            <text:p>216</text:p>
          </table:table-cell>
          <table:table-cell table:style-name="ce232" office:value-type="string" calcext:value-type="string">
            <text:p>Gyroscope Z (Rad/s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321</text:p>
          </table:table-cell>
          <table:table-cell table:style-name="ce67" office:value-type="string" calcext:value-type="string">
            <text:p>data_pressure_HCEM10_2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</text:p>
          </table:table-cell>
          <table:table-cell/>
          <table:table-cell table:formula="of:=[.I323]+8" office:value-type="float" office:value="1527" calcext:value-type="float">
            <text:p>1527</text:p>
          </table:table-cell>
          <table:table-cell table:style-name="ce319" office:value-type="string" calcext:value-type="string">
            <text:p>downto</text:p>
          </table:table-cell>
          <table:table-cell table:formula="of:=[.K323]+8" office:value-type="float" office:value="1520" calcext:value-type="float">
            <text:p>1520</text:p>
          </table:table-cell>
          <table:table-cell/>
          <table:table-cell table:style-name="ce325" office:value-type="string" calcext:value-type="string">
            <text:p>ADD 32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23]+8" office:value-type="float" office:value="215" calcext:value-type="float">
            <text:p>2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23]+8" office:value-type="float" office:value="208" calcext:value-type="float">
            <text:p>208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22</text:p>
          </table:table-cell>
          <table:table-cell table:style-name="ce68" office:value-type="string" calcext:value-type="string">
            <text:p>data_pressure_HCEM10_2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324]+8" office:value-type="float" office:value="1519" calcext:value-type="float">
            <text:p>1519</text:p>
          </table:table-cell>
          <table:table-cell table:style-name="ce319" office:value-type="string" calcext:value-type="string">
            <text:p>downto</text:p>
          </table:table-cell>
          <table:table-cell table:formula="of:=[.K324]+8" office:value-type="float" office:value="1512" calcext:value-type="float">
            <text:p>1512</text:p>
          </table:table-cell>
          <table:table-cell/>
          <table:table-cell table:style-name="ce325" office:value-type="string" calcext:value-type="string">
            <text:p>ADD 32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24]+8" office:value-type="float" office:value="207" calcext:value-type="float">
            <text:p>20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24]+8" office:value-type="float" office:value="200" calcext:value-type="float">
            <text:p>200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23</text:p>
          </table:table-cell>
          <table:table-cell table:style-name="ce69" office:value-type="string" calcext:value-type="string">
            <text:p>data_pressure_HCEM10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325]+8" office:value-type="float" office:value="1511" calcext:value-type="float">
            <text:p>1511</text:p>
          </table:table-cell>
          <table:table-cell table:style-name="ce319" office:value-type="string" calcext:value-type="string">
            <text:p>downto</text:p>
          </table:table-cell>
          <table:table-cell table:formula="of:=[.K325]+8" office:value-type="float" office:value="1504" calcext:value-type="float">
            <text:p>1504</text:p>
          </table:table-cell>
          <table:table-cell/>
          <table:table-cell table:style-name="ce325" office:value-type="string" calcext:value-type="string">
            <text:p>ADD 32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25]+8" office:value-type="float" office:value="199" calcext:value-type="float">
            <text:p>19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25]+8" office:value-type="float" office:value="192" calcext:value-type="float">
            <text:p>192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24</text:p>
          </table:table-cell>
          <table:table-cell table:style-name="ce68" office:value-type="string" calcext:value-type="string">
            <text:p>data_pressure_HCEM10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326]+8" office:value-type="float" office:value="1503" calcext:value-type="float">
            <text:p>1503</text:p>
          </table:table-cell>
          <table:table-cell table:style-name="ce319" office:value-type="string" calcext:value-type="string">
            <text:p>downto</text:p>
          </table:table-cell>
          <table:table-cell table:formula="of:=[.K326]+8" office:value-type="float" office:value="1496" calcext:value-type="float">
            <text:p>1496</text:p>
          </table:table-cell>
          <table:table-cell/>
          <table:table-cell table:style-name="ce325" office:value-type="string" calcext:value-type="string">
            <text:p>ADD 32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26]+8" office:value-type="float" office:value="191" calcext:value-type="float">
            <text:p>19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26]+8" office:value-type="float" office:value="184" calcext:value-type="float">
            <text:p>184</text:p>
          </table:table-cell>
          <table:table-cell table:style-name="ce234" office:value-type="string" calcext:value-type="string">
            <text:p>Magnetometre X (mG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25</text:p>
          </table:table-cell>
          <table:table-cell table:style-name="ce69" office:value-type="string" calcext:value-type="string">
            <text:p>data_pressure_HCEM10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327]+8" office:value-type="float" office:value="1495" calcext:value-type="float">
            <text:p>1495</text:p>
          </table:table-cell>
          <table:table-cell table:style-name="ce319" office:value-type="string" calcext:value-type="string">
            <text:p>downto</text:p>
          </table:table-cell>
          <table:table-cell table:formula="of:=[.K327]+8" office:value-type="float" office:value="1488" calcext:value-type="float">
            <text:p>1488</text:p>
          </table:table-cell>
          <table:table-cell/>
          <table:table-cell table:style-name="ce325" office:value-type="string" calcext:value-type="string">
            <text:p>ADD 32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27]+8" office:value-type="float" office:value="183" calcext:value-type="float">
            <text:p>18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27]+8" office:value-type="float" office:value="176" calcext:value-type="float">
            <text:p>176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3">
          <table:table-cell table:style-name="ce26" office:value-type="string" calcext:value-type="string">
            <text:p>ADD 326</text:p>
          </table:table-cell>
          <table:table-cell table:style-name="ce68" office:value-type="string" calcext:value-type="string">
            <text:p>data_pressure_HCEM100_4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328]+8" office:value-type="float" office:value="1487" calcext:value-type="float">
            <text:p>1487</text:p>
          </table:table-cell>
          <table:table-cell table:style-name="ce319" office:value-type="string" calcext:value-type="string">
            <text:p>downto</text:p>
          </table:table-cell>
          <table:table-cell table:formula="of:=[.K328]+8" office:value-type="float" office:value="1480" calcext:value-type="float">
            <text:p>1480</text:p>
          </table:table-cell>
          <table:table-cell/>
          <table:table-cell table:style-name="ce330" office:value-type="string" calcext:value-type="string">
            <text:p>ADD 32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28]+8" office:value-type="float" office:value="175" calcext:value-type="float">
            <text:p>1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28]+8" office:value-type="float" office:value="168" calcext:value-type="float">
            <text:p>168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27</text:p>
          </table:table-cell>
          <table:table-cell table:style-name="ce69" office:value-type="string" calcext:value-type="string">
            <text:p>data_pressure_HCEM100_5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329]+8" office:value-type="float" office:value="1479" calcext:value-type="float">
            <text:p>1479</text:p>
          </table:table-cell>
          <table:table-cell table:style-name="ce319" office:value-type="string" calcext:value-type="string">
            <text:p>downto</text:p>
          </table:table-cell>
          <table:table-cell table:formula="of:=[.K329]+8" office:value-type="float" office:value="1472" calcext:value-type="float">
            <text:p>1472</text:p>
          </table:table-cell>
          <table:table-cell/>
          <table:table-cell table:style-name="ce325" office:value-type="string" calcext:value-type="string">
            <text:p>ADD 32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29]+8" office:value-type="float" office:value="167" calcext:value-type="float">
            <text:p>1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29]+8" office:value-type="float" office:value="160" calcext:value-type="float">
            <text:p>160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3">
          <table:table-cell table:style-name="ce27" office:value-type="string" calcext:value-type="string">
            <text:p>ADD 328</text:p>
          </table:table-cell>
          <table:table-cell table:style-name="ce70" office:value-type="string" calcext:value-type="string">
            <text:p>data_pressure_HCEM100_5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330]+8" office:value-type="float" office:value="1471" calcext:value-type="float">
            <text:p>1471</text:p>
          </table:table-cell>
          <table:table-cell table:style-name="ce319" office:value-type="string" calcext:value-type="string">
            <text:p>downto</text:p>
          </table:table-cell>
          <table:table-cell table:formula="of:=[.K330]+8" office:value-type="float" office:value="1464" calcext:value-type="float">
            <text:p>1464</text:p>
          </table:table-cell>
          <table:table-cell/>
          <table:table-cell table:style-name="ce325" office:value-type="string" calcext:value-type="string">
            <text:p>ADD 32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30]+8" office:value-type="float" office:value="159" calcext:value-type="float">
            <text:p>1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30]+8" office:value-type="float" office:value="152" calcext:value-type="float">
            <text:p>152</text:p>
          </table:table-cell>
          <table:table-cell table:style-name="ce236" office:value-type="string" calcext:value-type="string">
            <text:p>Magnetoscope Y (mG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329</text:p>
          </table:table-cell>
          <table:table-cell table:style-name="ce67" office:value-type="string" calcext:value-type="string">
            <text:p>data_pressure_HCEM10_1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10</text:p>
          </table:table-cell>
          <table:table-cell/>
          <table:table-cell table:formula="of:=[.I331]+8" office:value-type="float" office:value="1463" calcext:value-type="float">
            <text:p>1463</text:p>
          </table:table-cell>
          <table:table-cell table:style-name="ce319" office:value-type="string" calcext:value-type="string">
            <text:p>downto</text:p>
          </table:table-cell>
          <table:table-cell table:formula="of:=[.K331]+8" office:value-type="float" office:value="1456" calcext:value-type="float">
            <text:p>1456</text:p>
          </table:table-cell>
          <table:table-cell/>
          <table:table-cell table:style-name="ce325" office:value-type="string" calcext:value-type="string">
            <text:p>ADD 32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31]+8" office:value-type="float" office:value="151" calcext:value-type="float">
            <text:p>1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31]+8" office:value-type="float" office:value="144" calcext:value-type="float">
            <text:p>144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30</text:p>
          </table:table-cell>
          <table:table-cell table:style-name="ce69" office:value-type="string" calcext:value-type="string">
            <text:p>data_pressure_HCEM10_1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332]+8" office:value-type="float" office:value="1455" calcext:value-type="float">
            <text:p>1455</text:p>
          </table:table-cell>
          <table:table-cell table:style-name="ce319" office:value-type="string" calcext:value-type="string">
            <text:p>downto</text:p>
          </table:table-cell>
          <table:table-cell table:formula="of:=[.K332]+8" office:value-type="float" office:value="1448" calcext:value-type="float">
            <text:p>1448</text:p>
          </table:table-cell>
          <table:table-cell/>
          <table:table-cell table:style-name="ce325" office:value-type="string" calcext:value-type="string">
            <text:p>ADD 33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32]+8" office:value-type="float" office:value="143" calcext:value-type="float">
            <text:p>1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32]+8" office:value-type="float" office:value="136" calcext:value-type="float">
            <text:p>136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31</text:p>
          </table:table-cell>
          <table:table-cell table:style-name="ce69" office:value-type="string" calcext:value-type="string">
            <text:p>data_pressure_HCEM10_2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333]+8" office:value-type="float" office:value="1447" calcext:value-type="float">
            <text:p>1447</text:p>
          </table:table-cell>
          <table:table-cell table:style-name="ce319" office:value-type="string" calcext:value-type="string">
            <text:p>downto</text:p>
          </table:table-cell>
          <table:table-cell table:formula="of:=[.K333]+8" office:value-type="float" office:value="1440" calcext:value-type="float">
            <text:p>1440</text:p>
          </table:table-cell>
          <table:table-cell/>
          <table:table-cell table:style-name="ce325" office:value-type="string" calcext:value-type="string">
            <text:p>ADD 33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33]+8" office:value-type="float" office:value="135" calcext:value-type="float">
            <text:p>1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33]+8" office:value-type="float" office:value="128" calcext:value-type="float">
            <text:p>128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32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334]+8" office:value-type="float" office:value="1439" calcext:value-type="float">
            <text:p>1439</text:p>
          </table:table-cell>
          <table:table-cell table:style-name="ce319" office:value-type="string" calcext:value-type="string">
            <text:p>downto</text:p>
          </table:table-cell>
          <table:table-cell table:formula="of:=[.K334]+8" office:value-type="float" office:value="1432" calcext:value-type="float">
            <text:p>1432</text:p>
          </table:table-cell>
          <table:table-cell/>
          <table:table-cell table:style-name="ce325" office:value-type="string" calcext:value-type="string">
            <text:p>ADD 33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34]+8" office:value-type="float" office:value="127" calcext:value-type="float">
            <text:p>1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34]+8" office:value-type="float" office:value="120" calcext:value-type="float">
            <text:p>120</text:p>
          </table:table-cell>
          <table:table-cell table:style-name="ce238" office:value-type="string" calcext:value-type="string">
            <text:p>Magnetometre Z(mG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33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335]+8" office:value-type="float" office:value="1431" calcext:value-type="float">
            <text:p>1431</text:p>
          </table:table-cell>
          <table:table-cell table:style-name="ce319" office:value-type="string" calcext:value-type="string">
            <text:p>downto</text:p>
          </table:table-cell>
          <table:table-cell table:formula="of:=[.K335]+8" office:value-type="float" office:value="1424" calcext:value-type="float">
            <text:p>1424</text:p>
          </table:table-cell>
          <table:table-cell/>
          <table:table-cell table:style-name="ce325" office:value-type="string" calcext:value-type="string">
            <text:p>ADD 33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35]+8" office:value-type="float" office:value="119" calcext:value-type="float">
            <text:p>1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35]+8" office:value-type="float" office:value="112" calcext:value-type="float">
            <text:p>112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34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336]+8" office:value-type="float" office:value="1423" calcext:value-type="float">
            <text:p>1423</text:p>
          </table:table-cell>
          <table:table-cell table:style-name="ce319" office:value-type="string" calcext:value-type="string">
            <text:p>downto</text:p>
          </table:table-cell>
          <table:table-cell table:formula="of:=[.K336]+8" office:value-type="float" office:value="1416" calcext:value-type="float">
            <text:p>1416</text:p>
          </table:table-cell>
          <table:table-cell/>
          <table:table-cell table:style-name="ce325" office:value-type="string" calcext:value-type="string">
            <text:p>ADD 33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36]+8" office:value-type="float" office:value="111" calcext:value-type="float">
            <text:p>1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36]+8" office:value-type="float" office:value="104" calcext:value-type="float">
            <text:p>104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35</text:p>
          </table:table-cell>
          <table:table-cell table:style-name="ce69" office:value-type="string" calcext:value-type="string">
            <text:p>data_pressure_HCEM1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337]+8" office:value-type="float" office:value="1415" calcext:value-type="float">
            <text:p>1415</text:p>
          </table:table-cell>
          <table:table-cell table:style-name="ce319" office:value-type="string" calcext:value-type="string">
            <text:p>downto</text:p>
          </table:table-cell>
          <table:table-cell table:formula="of:=[.K337]+8" office:value-type="float" office:value="1408" calcext:value-type="float">
            <text:p>1408</text:p>
          </table:table-cell>
          <table:table-cell/>
          <table:table-cell table:style-name="ce325" office:value-type="string" calcext:value-type="string">
            <text:p>ADD 33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37]+8" office:value-type="float" office:value="103" calcext:value-type="float">
            <text:p>1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37]+8" office:value-type="float" office:value="96" calcext:value-type="float">
            <text:p>96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3">
          <table:table-cell table:style-name="ce28" office:value-type="string" calcext:value-type="string">
            <text:p>ADD 336</text:p>
          </table:table-cell>
          <table:table-cell table:style-name="ce71" office:value-type="string" calcext:value-type="string">
            <text:p>data_pressure_HCEM10_4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338]+8" office:value-type="float" office:value="1407" calcext:value-type="float">
            <text:p>1407</text:p>
          </table:table-cell>
          <table:table-cell table:style-name="ce319" office:value-type="string" calcext:value-type="string">
            <text:p>downto</text:p>
          </table:table-cell>
          <table:table-cell table:formula="of:=[.K338]+8" office:value-type="float" office:value="1400" calcext:value-type="float">
            <text:p>1400</text:p>
          </table:table-cell>
          <table:table-cell/>
          <table:table-cell table:style-name="ce330" office:value-type="string" calcext:value-type="string">
            <text:p>ADD 33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38]+8" office:value-type="float" office:value="95" calcext:value-type="float">
            <text:p>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38]+8" office:value-type="float" office:value="88" calcext:value-type="float">
            <text:p>88</text:p>
          </table:table-cell>
          <table:table-cell table:style-name="ce240" office:value-type="string" calcext:value-type="string">
            <text:p>IMU Temperature (degC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16" office:value-type="string" calcext:value-type="string">
            <text:p>ADD 337</text:p>
          </table:table-cell>
          <table:table-cell table:style-name="ce58" office:value-type="float" office:value="55" calcext:value-type="float">
            <text:p>55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/>
          <table:table-cell table:formula="of:=[.I339]+8" office:value-type="float" office:value="1399" calcext:value-type="float">
            <text:p>1399</text:p>
          </table:table-cell>
          <table:table-cell table:style-name="ce319" office:value-type="string" calcext:value-type="string">
            <text:p>downto</text:p>
          </table:table-cell>
          <table:table-cell table:formula="of:=[.K339]+8" office:value-type="float" office:value="1392" calcext:value-type="float">
            <text:p>1392</text:p>
          </table:table-cell>
          <table:table-cell/>
          <table:table-cell table:style-name="ce325" office:value-type="string" calcext:value-type="string">
            <text:p>ADD 33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39]+8" office:value-type="float" office:value="87" calcext:value-type="float">
            <text:p>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39]+8" office:value-type="float" office:value="80" calcext:value-type="float">
            <text:p>80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1">
          <table:table-cell table:style-name="ce20" office:value-type="string" calcext:value-type="string">
            <text:p>ADD 338</text:p>
          </table:table-cell>
          <table:table-cell table:style-name="ce62" office:value-type="float" office:value="55" calcext:value-type="float">
            <text:p>55</text:p>
          </table:table-cell>
          <table:table-cell table:style-name="ce110" table:number-columns-repeated="3"/>
          <table:table-cell table:style-name="ce262"/>
          <table:covered-table-cell/>
          <table:table-cell/>
          <table:table-cell table:formula="of:=[.I340]+8" office:value-type="float" office:value="1391" calcext:value-type="float">
            <text:p>1391</text:p>
          </table:table-cell>
          <table:table-cell table:style-name="ce319" office:value-type="string" calcext:value-type="string">
            <text:p>downto</text:p>
          </table:table-cell>
          <table:table-cell table:formula="of:=[.K340]+8" office:value-type="float" office:value="1384" calcext:value-type="float">
            <text:p>1384</text:p>
          </table:table-cell>
          <table:table-cell/>
          <table:table-cell table:style-name="ce330" office:value-type="string" calcext:value-type="string">
            <text:p>ADD 33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40]+8" office:value-type="float" office:value="79" calcext:value-type="float">
            <text:p>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40]+8" office:value-type="float" office:value="72" calcext:value-type="float">
            <text:p>72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3">
          <table:table-cell table:style-name="ce21" office:value-type="string" calcext:value-type="string">
            <text:p>ADD 339</text:p>
          </table:table-cell>
          <table:table-cell table:style-name="ce63" office:value-type="string" calcext:value-type="string">
            <text:p>data_pressure_HCEM0611_0</text:p>
          </table:table-cell>
          <table:table-cell table:style-name="ce111" office:value-type="float" office:value="15" calcext:value-type="float">
            <text:p>15</text:p>
          </table:table-cell>
          <table:table-cell table:style-name="ce138" office:value-type="string" calcext:value-type="string">
            <text:p>downto</text:p>
          </table:table-cell>
          <table:table-cell table:style-name="ce169" office:value-type="float" office:value="8" calcext:value-type="float">
            <text:p>8</text:p>
          </table:table-cell>
          <table:table-cell table:style-name="ce263" office:value-type="string" calcext:value-type="string">
            <text:p>Static Pressure 1</text:p>
          </table:table-cell>
          <table:table-cell table:style-name="ce304" office:value-type="string" calcext:value-type="string" table:number-columns-spanned="1" table:number-rows-spanned="4">
            <text:p>Pressions <text:s/>Statiques</text:p>
          </table:table-cell>
          <table:table-cell/>
          <table:table-cell table:formula="of:=[.I341]+8" office:value-type="float" office:value="1383" calcext:value-type="float">
            <text:p>1383</text:p>
          </table:table-cell>
          <table:table-cell table:style-name="ce319" office:value-type="string" calcext:value-type="string">
            <text:p>downto</text:p>
          </table:table-cell>
          <table:table-cell table:formula="of:=[.K341]+8" office:value-type="float" office:value="1376" calcext:value-type="float">
            <text:p>1376</text:p>
          </table:table-cell>
          <table:table-cell/>
          <table:table-cell table:style-name="ce325" office:value-type="string" calcext:value-type="string">
            <text:p>ADD 33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41]+8" office:value-type="float" office:value="71" calcext:value-type="float">
            <text:p>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41]+8" office:value-type="float" office:value="64" calcext:value-type="float">
            <text:p>64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340</text:p>
          </table:table-cell>
          <table:table-cell table:style-name="ce64" office:value-type="string" calcext:value-type="string">
            <text:p>data_pressure_HCEM0611_0</text:p>
          </table:table-cell>
          <table:table-cell table:style-name="ce112" office:value-type="float" office:value="7" calcext:value-type="float">
            <text:p>7</text:p>
          </table:table-cell>
          <table:table-cell table:style-name="ce64" office:value-type="string" calcext:value-type="string">
            <text:p>downto</text:p>
          </table:table-cell>
          <table:table-cell table:style-name="ce170" office:value-type="float" office:value="0" calcext:value-type="float">
            <text:p>0</text:p>
          </table:table-cell>
          <table:table-cell table:style-name="ce264"/>
          <table:covered-table-cell table:style-name="ce305"/>
          <table:table-cell/>
          <table:table-cell table:formula="of:=[.I342]+8" office:value-type="float" office:value="1375" calcext:value-type="float">
            <text:p>1375</text:p>
          </table:table-cell>
          <table:table-cell table:style-name="ce319" office:value-type="string" calcext:value-type="string">
            <text:p>downto</text:p>
          </table:table-cell>
          <table:table-cell table:formula="of:=[.K342]+8" office:value-type="float" office:value="1368" calcext:value-type="float">
            <text:p>1368</text:p>
          </table:table-cell>
          <table:table-cell/>
          <table:table-cell table:style-name="ce325" office:value-type="string" calcext:value-type="string">
            <text:p>ADD 34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42]+8" office:value-type="float" office:value="63" calcext:value-type="float">
            <text:p>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42]+8" office:value-type="float" office:value="56" calcext:value-type="float">
            <text:p>56</text:p>
          </table:table-cell>
          <table:table-cell table:style-name="ce242" office:value-type="string" calcext:value-type="string">
            <text:p>Pressure (Pa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341</text:p>
          </table:table-cell>
          <table:table-cell table:style-name="ce65" office:value-type="string" calcext:value-type="string">
            <text:p>data_pressure_HCEM0611_1</text:p>
          </table:table-cell>
          <table:table-cell table:style-name="ce113" office:value-type="float" office:value="15" calcext:value-type="float">
            <text:p>15</text:p>
          </table:table-cell>
          <table:table-cell table:style-name="ce64" office:value-type="string" calcext:value-type="string">
            <text:p>downto</text:p>
          </table:table-cell>
          <table:table-cell table:style-name="ce171" office:value-type="float" office:value="8" calcext:value-type="float">
            <text:p>8</text:p>
          </table:table-cell>
          <table:table-cell table:style-name="ce265" office:value-type="string" calcext:value-type="string">
            <text:p>Static Pressure 2</text:p>
          </table:table-cell>
          <table:covered-table-cell table:style-name="ce305"/>
          <table:table-cell/>
          <table:table-cell table:formula="of:=[.I343]+8" office:value-type="float" office:value="1367" calcext:value-type="float">
            <text:p>1367</text:p>
          </table:table-cell>
          <table:table-cell table:style-name="ce319" office:value-type="string" calcext:value-type="string">
            <text:p>downto</text:p>
          </table:table-cell>
          <table:table-cell table:formula="of:=[.K343]+8" office:value-type="float" office:value="1360" calcext:value-type="float">
            <text:p>1360</text:p>
          </table:table-cell>
          <table:table-cell/>
          <table:table-cell table:style-name="ce325" office:value-type="string" calcext:value-type="string">
            <text:p>ADD 34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43]+8" office:value-type="float" office:value="55" calcext:value-type="float">
            <text:p>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43]+8" office:value-type="float" office:value="48" calcext:value-type="float">
            <text:p>48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3">
          <table:table-cell table:style-name="ce23" office:value-type="string" calcext:value-type="string">
            <text:p>ADD 342</text:p>
          </table:table-cell>
          <table:table-cell table:style-name="ce66" office:value-type="string" calcext:value-type="string">
            <text:p>data_pressure_HCEM0611_1</text:p>
          </table:table-cell>
          <table:table-cell table:style-name="ce114" office:value-type="float" office:value="7" calcext:value-type="float">
            <text:p>7</text:p>
          </table:table-cell>
          <table:table-cell table:style-name="ce66" office:value-type="string" calcext:value-type="string">
            <text:p>downto</text:p>
          </table:table-cell>
          <table:table-cell table:style-name="ce172" office:value-type="float" office:value="0" calcext:value-type="float">
            <text:p>0</text:p>
          </table:table-cell>
          <table:table-cell table:style-name="ce266"/>
          <table:covered-table-cell table:style-name="ce305"/>
          <table:table-cell/>
          <table:table-cell table:formula="of:=[.I344]+8" office:value-type="float" office:value="1359" calcext:value-type="float">
            <text:p>1359</text:p>
          </table:table-cell>
          <table:table-cell table:style-name="ce319" office:value-type="string" calcext:value-type="string">
            <text:p>downto</text:p>
          </table:table-cell>
          <table:table-cell table:formula="of:=[.K344]+8" office:value-type="float" office:value="1352" calcext:value-type="float">
            <text:p>1352</text:p>
          </table:table-cell>
          <table:table-cell/>
          <table:table-cell table:style-name="ce325" office:value-type="string" calcext:value-type="string">
            <text:p>ADD 34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44]+8" office:value-type="float" office:value="47" calcext:value-type="float">
            <text:p>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44]+8" office:value-type="float" office:value="40" calcext:value-type="float">
            <text:p>40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343</text:p>
          </table:table-cell>
          <table:table-cell table:style-name="ce67" office:value-type="string" calcext:value-type="string">
            <text:p>data_pressure_HCEM10_2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</text:p>
          </table:table-cell>
          <table:table-cell/>
          <table:table-cell table:formula="of:=[.I345]+8" office:value-type="float" office:value="1351" calcext:value-type="float">
            <text:p>1351</text:p>
          </table:table-cell>
          <table:table-cell table:style-name="ce319" office:value-type="string" calcext:value-type="string">
            <text:p>downto</text:p>
          </table:table-cell>
          <table:table-cell table:formula="of:=[.K345]+8" office:value-type="float" office:value="1344" calcext:value-type="float">
            <text:p>1344</text:p>
          </table:table-cell>
          <table:table-cell/>
          <table:table-cell table:style-name="ce325" office:value-type="string" calcext:value-type="string">
            <text:p>ADD 34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45]+8" office:value-type="float" office:value="39" calcext:value-type="float">
            <text:p>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45]+8" office:value-type="float" office:value="32" calcext:value-type="float">
            <text:p>32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44</text:p>
          </table:table-cell>
          <table:table-cell table:style-name="ce68" office:value-type="string" calcext:value-type="string">
            <text:p>data_pressure_HCEM10_2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346]+8" office:value-type="float" office:value="1343" calcext:value-type="float">
            <text:p>1343</text:p>
          </table:table-cell>
          <table:table-cell table:style-name="ce319" office:value-type="string" calcext:value-type="string">
            <text:p>downto</text:p>
          </table:table-cell>
          <table:table-cell table:formula="of:=[.K346]+8" office:value-type="float" office:value="1336" calcext:value-type="float">
            <text:p>1336</text:p>
          </table:table-cell>
          <table:table-cell/>
          <table:table-cell table:style-name="ce325" office:value-type="string" calcext:value-type="string">
            <text:p>ADD 34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46]+8" office:value-type="float" office:value="31" calcext:value-type="float">
            <text:p>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46]+8" office:value-type="float" office:value="24" calcext:value-type="float">
            <text:p>24</text:p>
          </table:table-cell>
          <table:table-cell table:style-name="ce244" office:value-type="string" calcext:value-type="string">
            <text:p>Pressure Temp ( DegC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45</text:p>
          </table:table-cell>
          <table:table-cell table:style-name="ce69" office:value-type="string" calcext:value-type="string">
            <text:p>data_pressure_HCEM10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347]+8" office:value-type="float" office:value="1335" calcext:value-type="float">
            <text:p>1335</text:p>
          </table:table-cell>
          <table:table-cell table:style-name="ce319" office:value-type="string" calcext:value-type="string">
            <text:p>downto</text:p>
          </table:table-cell>
          <table:table-cell table:formula="of:=[.K347]+8" office:value-type="float" office:value="1328" calcext:value-type="float">
            <text:p>1328</text:p>
          </table:table-cell>
          <table:table-cell/>
          <table:table-cell table:style-name="ce325" office:value-type="string" calcext:value-type="string">
            <text:p>ADD 34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47]+8" office:value-type="float" office:value="23" calcext:value-type="float">
            <text:p>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47]+8" office:value-type="float" office:value="16" calcext:value-type="float">
            <text:p>16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46</text:p>
          </table:table-cell>
          <table:table-cell table:style-name="ce68" office:value-type="string" calcext:value-type="string">
            <text:p>data_pressure_HCEM10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348]+8" office:value-type="float" office:value="1327" calcext:value-type="float">
            <text:p>1327</text:p>
          </table:table-cell>
          <table:table-cell table:style-name="ce319" office:value-type="string" calcext:value-type="string">
            <text:p>downto</text:p>
          </table:table-cell>
          <table:table-cell table:formula="of:=[.K348]+8" office:value-type="float" office:value="1320" calcext:value-type="float">
            <text:p>1320</text:p>
          </table:table-cell>
          <table:table-cell/>
          <table:table-cell table:style-name="ce325" office:value-type="string" calcext:value-type="string">
            <text:p>ADD 34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48]+8" office:value-type="float" office:value="15" calcext:value-type="float">
            <text:p>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48]+8" office:value-type="float" office:value="8" calcext:value-type="float">
            <text:p>8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47</text:p>
          </table:table-cell>
          <table:table-cell table:style-name="ce69" office:value-type="string" calcext:value-type="string">
            <text:p>data_pressure_HCEM10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349]+8" office:value-type="float" office:value="1319" calcext:value-type="float">
            <text:p>1319</text:p>
          </table:table-cell>
          <table:table-cell table:style-name="ce319" office:value-type="string" calcext:value-type="string">
            <text:p>downto</text:p>
          </table:table-cell>
          <table:table-cell table:formula="of:=[.K349]+8" office:value-type="float" office:value="1312" calcext:value-type="float">
            <text:p>1312</text:p>
          </table:table-cell>
          <table:table-cell/>
          <table:table-cell table:style-name="ce326" office:value-type="string" calcext:value-type="string">
            <text:p>ADD 347</text:p>
          </table:table-cell>
          <table:table-cell table:style-name="ce334" office:value-type="string" calcext:value-type="string">
            <text:p>MOTUS_ACCDATA</text:p>
          </table:table-cell>
          <table:table-cell table:style-name="ce338" office:value-type="float" office:value="7" calcext:value-type="float">
            <text:p>7</text:p>
          </table:table-cell>
          <table:table-cell table:style-name="ce334" office:value-type="string" calcext:value-type="string">
            <text:p>downto</text:p>
          </table:table-cell>
          <table:table-cell table:style-name="ce341" office:value-type="float" office:value="0" calcext:value-type="float">
            <text:p>0</text:p>
          </table:table-cell>
          <table:table-cell table:style-name="ce246"/>
          <table:covered-table-cell table:style-name="ce294"/>
          <table:table-cell table:number-columns-repeated="1005"/>
        </table:table-row>
        <table:table-row table:style-name="ro3">
          <table:table-cell table:style-name="ce26" office:value-type="string" calcext:value-type="string">
            <text:p>ADD 348</text:p>
          </table:table-cell>
          <table:table-cell table:style-name="ce68" office:value-type="string" calcext:value-type="string">
            <text:p>data_pressure_HCEM100_4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350]+8" office:value-type="float" office:value="1311" calcext:value-type="float">
            <text:p>1311</text:p>
          </table:table-cell>
          <table:table-cell table:style-name="ce319" office:value-type="string" calcext:value-type="string">
            <text:p>downto</text:p>
          </table:table-cell>
          <table:table-cell table:formula="of:=[.K350]+8" office:value-type="float" office:value="1304" calcext:value-type="float">
            <text:p>1304</text:p>
          </table:table-cell>
          <table:table-cell/>
          <table:table-cell table:style-name="ce331" office:value-type="string" calcext:value-type="string">
            <text:p>ADD 348</text:p>
          </table:table-cell>
          <table:table-cell table:style-name="ce58" office:value-type="string" calcext:value-type="string">
            <text:p>AC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 table:number-columns-repeated="1005"/>
        </table:table-row>
        <table:table-row table:style-name="ro3">
          <table:table-cell table:style-name="ce25" office:value-type="string" calcext:value-type="string">
            <text:p>ADD 349</text:p>
          </table:table-cell>
          <table:table-cell table:style-name="ce69" office:value-type="string" calcext:value-type="string">
            <text:p>data_pressure_HCEM100_5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351]+8" office:value-type="float" office:value="1303" calcext:value-type="float">
            <text:p>1303</text:p>
          </table:table-cell>
          <table:table-cell table:style-name="ce319" office:value-type="string" calcext:value-type="string">
            <text:p>downto</text:p>
          </table:table-cell>
          <table:table-cell table:formula="of:=[.K351]+8" office:value-type="float" office:value="1296" calcext:value-type="float">
            <text:p>1296</text:p>
          </table:table-cell>
          <table:table-cell/>
          <table:table-cell table:style-name="ce328" office:value-type="string" calcext:value-type="string">
            <text:p>ADD 349</text:p>
          </table:table-cell>
          <table:table-cell table:style-name="ce62" office:value-type="string" calcext:value-type="string">
            <text:p>C8</text:p>
          </table:table-cell>
          <table:table-cell table:style-name="ce110" table:number-columns-repeated="3"/>
          <table:table-cell table:style-name="ce262"/>
          <table:covered-table-cell table:style-name="ce296"/>
          <table:table-cell table:number-columns-repeated="1005"/>
        </table:table-row>
        <table:table-row table:style-name="ro3">
          <table:table-cell table:style-name="ce27" office:value-type="string" calcext:value-type="string">
            <text:p>ADD 350</text:p>
          </table:table-cell>
          <table:table-cell table:style-name="ce70" office:value-type="string" calcext:value-type="string">
            <text:p>data_pressure_HCEM100_5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352]+8" office:value-type="float" office:value="1295" calcext:value-type="float">
            <text:p>1295</text:p>
          </table:table-cell>
          <table:table-cell table:style-name="ce319" office:value-type="string" calcext:value-type="string">
            <text:p>downto</text:p>
          </table:table-cell>
          <table:table-cell table:formula="of:=[.K352]+8" office:value-type="float" office:value="1288" calcext:value-type="float">
            <text:p>1288</text:p>
          </table:table-cell>
          <table:table-cell/>
          <table:table-cell table:style-name="ce329" office:value-type="string" calcext:value-type="string">
            <text:p>ADD 350</text:p>
          </table:table-cell>
          <table:table-cell table:style-name="ce332" office:value-type="string" calcext:value-type="string">
            <text:p>MOTUS_ACCDATA</text:p>
          </table:table-cell>
          <table:table-cell table:style-name="ce336" table:formula="of:=[.O352]+8" office:value-type="float" office:value="383" calcext:value-type="float">
            <text:p>383</text:p>
          </table:table-cell>
          <table:table-cell table:style-name="ce332" office:value-type="string" calcext:value-type="string">
            <text:p>downto</text:p>
          </table:table-cell>
          <table:table-cell table:style-name="ce339" table:formula="of:=[.Q352]+8" office:value-type="float" office:value="376" calcext:value-type="float">
            <text:p>376</text:p>
          </table:table-cell>
          <table:table-cell table:style-name="ce222" office:value-type="string" calcext:value-type="string">
            <text:p>Accelerometre x (m/s²)</text:p>
          </table:table-cell>
          <table:table-cell table:style-name="ce347" office:value-type="string" calcext:value-type="string" table:number-columns-spanned="1" table:number-rows-spanned="48">
            <text:p>MOTUS RAW SENSORS PACKET</text:p>
          </table:table-cell>
          <table:table-cell table:number-columns-repeated="1005"/>
        </table:table-row>
        <table:table-row table:style-name="ro3">
          <table:table-cell table:style-name="ce24" office:value-type="string" calcext:value-type="string">
            <text:p>ADD 351</text:p>
          </table:table-cell>
          <table:table-cell table:style-name="ce67" office:value-type="string" calcext:value-type="string">
            <text:p>data_pressure_HCEM10_1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10</text:p>
          </table:table-cell>
          <table:table-cell/>
          <table:table-cell table:formula="of:=[.I353]+8" office:value-type="float" office:value="1287" calcext:value-type="float">
            <text:p>1287</text:p>
          </table:table-cell>
          <table:table-cell table:style-name="ce319" office:value-type="string" calcext:value-type="string">
            <text:p>downto</text:p>
          </table:table-cell>
          <table:table-cell table:formula="of:=[.K353]+8" office:value-type="float" office:value="1280" calcext:value-type="float">
            <text:p>1280</text:p>
          </table:table-cell>
          <table:table-cell/>
          <table:table-cell table:style-name="ce325" office:value-type="string" calcext:value-type="string">
            <text:p>ADD 35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53]+8" office:value-type="float" office:value="375" calcext:value-type="float">
            <text:p>3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53]+8" office:value-type="float" office:value="368" calcext:value-type="float">
            <text:p>368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52</text:p>
          </table:table-cell>
          <table:table-cell table:style-name="ce69" office:value-type="string" calcext:value-type="string">
            <text:p>data_pressure_HCEM10_1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354]+8" office:value-type="float" office:value="1279" calcext:value-type="float">
            <text:p>1279</text:p>
          </table:table-cell>
          <table:table-cell table:style-name="ce319" office:value-type="string" calcext:value-type="string">
            <text:p>downto</text:p>
          </table:table-cell>
          <table:table-cell table:formula="of:=[.K354]+8" office:value-type="float" office:value="1272" calcext:value-type="float">
            <text:p>1272</text:p>
          </table:table-cell>
          <table:table-cell/>
          <table:table-cell table:style-name="ce325" office:value-type="string" calcext:value-type="string">
            <text:p>ADD 35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54]+8" office:value-type="float" office:value="367" calcext:value-type="float">
            <text:p>3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54]+8" office:value-type="float" office:value="360" calcext:value-type="float">
            <text:p>360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53</text:p>
          </table:table-cell>
          <table:table-cell table:style-name="ce69" office:value-type="string" calcext:value-type="string">
            <text:p>data_pressure_HCEM10_2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355]+8" office:value-type="float" office:value="1271" calcext:value-type="float">
            <text:p>1271</text:p>
          </table:table-cell>
          <table:table-cell table:style-name="ce319" office:value-type="string" calcext:value-type="string">
            <text:p>downto</text:p>
          </table:table-cell>
          <table:table-cell table:formula="of:=[.K355]+8" office:value-type="float" office:value="1264" calcext:value-type="float">
            <text:p>1264</text:p>
          </table:table-cell>
          <table:table-cell/>
          <table:table-cell table:style-name="ce325" office:value-type="string" calcext:value-type="string">
            <text:p>ADD 35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55]+8" office:value-type="float" office:value="359" calcext:value-type="float">
            <text:p>3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55]+8" office:value-type="float" office:value="352" calcext:value-type="float">
            <text:p>352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54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356]+8" office:value-type="float" office:value="1263" calcext:value-type="float">
            <text:p>1263</text:p>
          </table:table-cell>
          <table:table-cell table:style-name="ce319" office:value-type="string" calcext:value-type="string">
            <text:p>downto</text:p>
          </table:table-cell>
          <table:table-cell table:formula="of:=[.K356]+8" office:value-type="float" office:value="1256" calcext:value-type="float">
            <text:p>1256</text:p>
          </table:table-cell>
          <table:table-cell/>
          <table:table-cell table:style-name="ce325" office:value-type="string" calcext:value-type="string">
            <text:p>ADD 35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56]+8" office:value-type="float" office:value="351" calcext:value-type="float">
            <text:p>3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56]+8" office:value-type="float" office:value="344" calcext:value-type="float">
            <text:p>344</text:p>
          </table:table-cell>
          <table:table-cell table:style-name="ce224" office:value-type="string" calcext:value-type="string">
            <text:p>Accelerometre y (m/s²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55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357]+8" office:value-type="float" office:value="1255" calcext:value-type="float">
            <text:p>1255</text:p>
          </table:table-cell>
          <table:table-cell table:style-name="ce319" office:value-type="string" calcext:value-type="string">
            <text:p>downto</text:p>
          </table:table-cell>
          <table:table-cell table:formula="of:=[.K357]+8" office:value-type="float" office:value="1248" calcext:value-type="float">
            <text:p>1248</text:p>
          </table:table-cell>
          <table:table-cell/>
          <table:table-cell table:style-name="ce325" office:value-type="string" calcext:value-type="string">
            <text:p>ADD 35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57]+8" office:value-type="float" office:value="343" calcext:value-type="float">
            <text:p>3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57]+8" office:value-type="float" office:value="336" calcext:value-type="float">
            <text:p>336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56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358]+8" office:value-type="float" office:value="1247" calcext:value-type="float">
            <text:p>1247</text:p>
          </table:table-cell>
          <table:table-cell table:style-name="ce319" office:value-type="string" calcext:value-type="string">
            <text:p>downto</text:p>
          </table:table-cell>
          <table:table-cell table:formula="of:=[.K358]+8" office:value-type="float" office:value="1240" calcext:value-type="float">
            <text:p>1240</text:p>
          </table:table-cell>
          <table:table-cell/>
          <table:table-cell table:style-name="ce325" office:value-type="string" calcext:value-type="string">
            <text:p>ADD 35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58]+8" office:value-type="float" office:value="335" calcext:value-type="float">
            <text:p>3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58]+8" office:value-type="float" office:value="328" calcext:value-type="float">
            <text:p>328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57</text:p>
          </table:table-cell>
          <table:table-cell table:style-name="ce69" office:value-type="string" calcext:value-type="string">
            <text:p>data_pressure_HCEM1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359]+8" office:value-type="float" office:value="1239" calcext:value-type="float">
            <text:p>1239</text:p>
          </table:table-cell>
          <table:table-cell table:style-name="ce319" office:value-type="string" calcext:value-type="string">
            <text:p>downto</text:p>
          </table:table-cell>
          <table:table-cell table:formula="of:=[.K359]+8" office:value-type="float" office:value="1232" calcext:value-type="float">
            <text:p>1232</text:p>
          </table:table-cell>
          <table:table-cell/>
          <table:table-cell table:style-name="ce325" office:value-type="string" calcext:value-type="string">
            <text:p>ADD 35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59]+8" office:value-type="float" office:value="327" calcext:value-type="float">
            <text:p>3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59]+8" office:value-type="float" office:value="320" calcext:value-type="float">
            <text:p>320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3">
          <table:table-cell table:style-name="ce28" office:value-type="string" calcext:value-type="string">
            <text:p>ADD 358</text:p>
          </table:table-cell>
          <table:table-cell table:style-name="ce71" office:value-type="string" calcext:value-type="string">
            <text:p>data_pressure_HCEM10_4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360]+8" office:value-type="float" office:value="1231" calcext:value-type="float">
            <text:p>1231</text:p>
          </table:table-cell>
          <table:table-cell table:style-name="ce319" office:value-type="string" calcext:value-type="string">
            <text:p>downto</text:p>
          </table:table-cell>
          <table:table-cell table:formula="of:=[.K360]+8" office:value-type="float" office:value="1224" calcext:value-type="float">
            <text:p>1224</text:p>
          </table:table-cell>
          <table:table-cell/>
          <table:table-cell table:style-name="ce330" office:value-type="string" calcext:value-type="string">
            <text:p>ADD 35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60]+8" office:value-type="float" office:value="319" calcext:value-type="float">
            <text:p>3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60]+8" office:value-type="float" office:value="312" calcext:value-type="float">
            <text:p>312</text:p>
          </table:table-cell>
          <table:table-cell table:style-name="ce226" office:value-type="string" calcext:value-type="string">
            <text:p>Accelerometre z (m/s²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16" office:value-type="string" calcext:value-type="string">
            <text:p>ADD 359</text:p>
          </table:table-cell>
          <table:table-cell table:style-name="ce58" office:value-type="float" office:value="66" calcext:value-type="float">
            <text:p>66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/>
          <table:table-cell table:formula="of:=[.I361]+8" office:value-type="float" office:value="1223" calcext:value-type="float">
            <text:p>1223</text:p>
          </table:table-cell>
          <table:table-cell table:style-name="ce319" office:value-type="string" calcext:value-type="string">
            <text:p>downto</text:p>
          </table:table-cell>
          <table:table-cell table:formula="of:=[.K361]+8" office:value-type="float" office:value="1216" calcext:value-type="float">
            <text:p>1216</text:p>
          </table:table-cell>
          <table:table-cell/>
          <table:table-cell table:style-name="ce325" office:value-type="string" calcext:value-type="string">
            <text:p>ADD 35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61]+8" office:value-type="float" office:value="311" calcext:value-type="float">
            <text:p>3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61]+8" office:value-type="float" office:value="304" calcext:value-type="float">
            <text:p>304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1">
          <table:table-cell table:style-name="ce20" office:value-type="string" calcext:value-type="string">
            <text:p>ADD 360</text:p>
          </table:table-cell>
          <table:table-cell table:style-name="ce62" office:value-type="float" office:value="66" calcext:value-type="float">
            <text:p>66</text:p>
          </table:table-cell>
          <table:table-cell table:style-name="ce110" table:number-columns-repeated="3"/>
          <table:table-cell table:style-name="ce262"/>
          <table:covered-table-cell/>
          <table:table-cell/>
          <table:table-cell table:formula="of:=[.I362]+8" office:value-type="float" office:value="1215" calcext:value-type="float">
            <text:p>1215</text:p>
          </table:table-cell>
          <table:table-cell table:style-name="ce319" office:value-type="string" calcext:value-type="string">
            <text:p>downto</text:p>
          </table:table-cell>
          <table:table-cell table:formula="of:=[.K362]+8" office:value-type="float" office:value="1208" calcext:value-type="float">
            <text:p>1208</text:p>
          </table:table-cell>
          <table:table-cell/>
          <table:table-cell table:style-name="ce330" office:value-type="string" calcext:value-type="string">
            <text:p>ADD 36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62]+8" office:value-type="float" office:value="303" calcext:value-type="float">
            <text:p>3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62]+8" office:value-type="float" office:value="296" calcext:value-type="float">
            <text:p>296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21" office:value-type="string" calcext:value-type="string">
            <text:p>ADD 361</text:p>
          </table:table-cell>
          <table:table-cell table:style-name="ce63" office:value-type="string" calcext:value-type="string">
            <text:p>data_pressure_HCEM0611_0</text:p>
          </table:table-cell>
          <table:table-cell table:style-name="ce111" office:value-type="float" office:value="15" calcext:value-type="float">
            <text:p>15</text:p>
          </table:table-cell>
          <table:table-cell table:style-name="ce138" office:value-type="string" calcext:value-type="string">
            <text:p>downto</text:p>
          </table:table-cell>
          <table:table-cell table:style-name="ce169" office:value-type="float" office:value="8" calcext:value-type="float">
            <text:p>8</text:p>
          </table:table-cell>
          <table:table-cell table:style-name="ce263" office:value-type="string" calcext:value-type="string">
            <text:p>Static Pressure 1</text:p>
          </table:table-cell>
          <table:table-cell table:style-name="ce304" office:value-type="string" calcext:value-type="string" table:number-columns-spanned="1" table:number-rows-spanned="4">
            <text:p>Pressions <text:s/>Statiques</text:p>
          </table:table-cell>
          <table:table-cell/>
          <table:table-cell table:formula="of:=[.I363]+8" office:value-type="float" office:value="1207" calcext:value-type="float">
            <text:p>1207</text:p>
          </table:table-cell>
          <table:table-cell table:style-name="ce319" office:value-type="string" calcext:value-type="string">
            <text:p>downto</text:p>
          </table:table-cell>
          <table:table-cell table:formula="of:=[.K363]+8" office:value-type="float" office:value="1200" calcext:value-type="float">
            <text:p>1200</text:p>
          </table:table-cell>
          <table:table-cell/>
          <table:table-cell table:style-name="ce325" office:value-type="string" calcext:value-type="string">
            <text:p>ADD 36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63]+8" office:value-type="float" office:value="295" calcext:value-type="float">
            <text:p>2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63]+8" office:value-type="float" office:value="288" calcext:value-type="float">
            <text:p>288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362</text:p>
          </table:table-cell>
          <table:table-cell table:style-name="ce64" office:value-type="string" calcext:value-type="string">
            <text:p>data_pressure_HCEM0611_0</text:p>
          </table:table-cell>
          <table:table-cell table:style-name="ce112" office:value-type="float" office:value="7" calcext:value-type="float">
            <text:p>7</text:p>
          </table:table-cell>
          <table:table-cell table:style-name="ce64" office:value-type="string" calcext:value-type="string">
            <text:p>downto</text:p>
          </table:table-cell>
          <table:table-cell table:style-name="ce170" office:value-type="float" office:value="0" calcext:value-type="float">
            <text:p>0</text:p>
          </table:table-cell>
          <table:table-cell table:style-name="ce264"/>
          <table:covered-table-cell table:style-name="ce305"/>
          <table:table-cell/>
          <table:table-cell table:formula="of:=[.I364]+8" office:value-type="float" office:value="1199" calcext:value-type="float">
            <text:p>1199</text:p>
          </table:table-cell>
          <table:table-cell table:style-name="ce319" office:value-type="string" calcext:value-type="string">
            <text:p>downto</text:p>
          </table:table-cell>
          <table:table-cell table:formula="of:=[.K364]+8" office:value-type="float" office:value="1192" calcext:value-type="float">
            <text:p>1192</text:p>
          </table:table-cell>
          <table:table-cell/>
          <table:table-cell table:style-name="ce325" office:value-type="string" calcext:value-type="string">
            <text:p>ADD 36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64]+8" office:value-type="float" office:value="287" calcext:value-type="float">
            <text:p>2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64]+8" office:value-type="float" office:value="280" calcext:value-type="float">
            <text:p>280</text:p>
          </table:table-cell>
          <table:table-cell table:style-name="ce228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363</text:p>
          </table:table-cell>
          <table:table-cell table:style-name="ce65" office:value-type="string" calcext:value-type="string">
            <text:p>data_pressure_HCEM0611_1</text:p>
          </table:table-cell>
          <table:table-cell table:style-name="ce113" office:value-type="float" office:value="15" calcext:value-type="float">
            <text:p>15</text:p>
          </table:table-cell>
          <table:table-cell table:style-name="ce64" office:value-type="string" calcext:value-type="string">
            <text:p>downto</text:p>
          </table:table-cell>
          <table:table-cell table:style-name="ce171" office:value-type="float" office:value="8" calcext:value-type="float">
            <text:p>8</text:p>
          </table:table-cell>
          <table:table-cell table:style-name="ce265" office:value-type="string" calcext:value-type="string">
            <text:p>Static Pressure 2</text:p>
          </table:table-cell>
          <table:covered-table-cell table:style-name="ce305"/>
          <table:table-cell/>
          <table:table-cell table:formula="of:=[.I365]+8" office:value-type="float" office:value="1191" calcext:value-type="float">
            <text:p>1191</text:p>
          </table:table-cell>
          <table:table-cell table:style-name="ce319" office:value-type="string" calcext:value-type="string">
            <text:p>downto</text:p>
          </table:table-cell>
          <table:table-cell table:formula="of:=[.K365]+8" office:value-type="float" office:value="1184" calcext:value-type="float">
            <text:p>1184</text:p>
          </table:table-cell>
          <table:table-cell/>
          <table:table-cell table:style-name="ce325" office:value-type="string" calcext:value-type="string">
            <text:p>ADD 36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65]+8" office:value-type="float" office:value="279" calcext:value-type="float">
            <text:p>2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65]+8" office:value-type="float" office:value="272" calcext:value-type="float">
            <text:p>272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3">
          <table:table-cell table:style-name="ce23" office:value-type="string" calcext:value-type="string">
            <text:p>ADD 364</text:p>
          </table:table-cell>
          <table:table-cell table:style-name="ce66" office:value-type="string" calcext:value-type="string">
            <text:p>data_pressure_HCEM0611_1</text:p>
          </table:table-cell>
          <table:table-cell table:style-name="ce114" office:value-type="float" office:value="7" calcext:value-type="float">
            <text:p>7</text:p>
          </table:table-cell>
          <table:table-cell table:style-name="ce66" office:value-type="string" calcext:value-type="string">
            <text:p>downto</text:p>
          </table:table-cell>
          <table:table-cell table:style-name="ce172" office:value-type="float" office:value="0" calcext:value-type="float">
            <text:p>0</text:p>
          </table:table-cell>
          <table:table-cell table:style-name="ce266"/>
          <table:covered-table-cell table:style-name="ce305"/>
          <table:table-cell/>
          <table:table-cell table:formula="of:=[.I366]+8" office:value-type="float" office:value="1183" calcext:value-type="float">
            <text:p>1183</text:p>
          </table:table-cell>
          <table:table-cell table:style-name="ce319" office:value-type="string" calcext:value-type="string">
            <text:p>downto</text:p>
          </table:table-cell>
          <table:table-cell table:formula="of:=[.K366]+8" office:value-type="float" office:value="1176" calcext:value-type="float">
            <text:p>1176</text:p>
          </table:table-cell>
          <table:table-cell/>
          <table:table-cell table:style-name="ce325" office:value-type="string" calcext:value-type="string">
            <text:p>ADD 36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66]+8" office:value-type="float" office:value="271" calcext:value-type="float">
            <text:p>2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66]+8" office:value-type="float" office:value="264" calcext:value-type="float">
            <text:p>264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365</text:p>
          </table:table-cell>
          <table:table-cell table:style-name="ce67" office:value-type="string" calcext:value-type="string">
            <text:p>data_pressure_HCEM10_2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</text:p>
          </table:table-cell>
          <table:table-cell/>
          <table:table-cell table:formula="of:=[.I367]+8" office:value-type="float" office:value="1175" calcext:value-type="float">
            <text:p>1175</text:p>
          </table:table-cell>
          <table:table-cell table:style-name="ce319" office:value-type="string" calcext:value-type="string">
            <text:p>downto</text:p>
          </table:table-cell>
          <table:table-cell table:formula="of:=[.K367]+8" office:value-type="float" office:value="1168" calcext:value-type="float">
            <text:p>1168</text:p>
          </table:table-cell>
          <table:table-cell/>
          <table:table-cell table:style-name="ce325" office:value-type="string" calcext:value-type="string">
            <text:p>ADD 36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67]+8" office:value-type="float" office:value="263" calcext:value-type="float">
            <text:p>2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67]+8" office:value-type="float" office:value="256" calcext:value-type="float">
            <text:p>256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66</text:p>
          </table:table-cell>
          <table:table-cell table:style-name="ce68" office:value-type="string" calcext:value-type="string">
            <text:p>data_pressure_HCEM10_2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368]+8" office:value-type="float" office:value="1167" calcext:value-type="float">
            <text:p>1167</text:p>
          </table:table-cell>
          <table:table-cell table:style-name="ce319" office:value-type="string" calcext:value-type="string">
            <text:p>downto</text:p>
          </table:table-cell>
          <table:table-cell table:formula="of:=[.K368]+8" office:value-type="float" office:value="1160" calcext:value-type="float">
            <text:p>1160</text:p>
          </table:table-cell>
          <table:table-cell/>
          <table:table-cell table:style-name="ce325" office:value-type="string" calcext:value-type="string">
            <text:p>ADD 36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68]+8" office:value-type="float" office:value="255" calcext:value-type="float">
            <text:p>2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68]+8" office:value-type="float" office:value="248" calcext:value-type="float">
            <text:p>248</text:p>
          </table:table-cell>
          <table:table-cell table:style-name="ce230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67</text:p>
          </table:table-cell>
          <table:table-cell table:style-name="ce69" office:value-type="string" calcext:value-type="string">
            <text:p>data_pressure_HCEM10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369]+8" office:value-type="float" office:value="1159" calcext:value-type="float">
            <text:p>1159</text:p>
          </table:table-cell>
          <table:table-cell table:style-name="ce319" office:value-type="string" calcext:value-type="string">
            <text:p>downto</text:p>
          </table:table-cell>
          <table:table-cell table:formula="of:=[.K369]+8" office:value-type="float" office:value="1152" calcext:value-type="float">
            <text:p>1152</text:p>
          </table:table-cell>
          <table:table-cell/>
          <table:table-cell table:style-name="ce325" office:value-type="string" calcext:value-type="string">
            <text:p>ADD 36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69]+8" office:value-type="float" office:value="247" calcext:value-type="float">
            <text:p>2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69]+8" office:value-type="float" office:value="240" calcext:value-type="float">
            <text:p>240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68</text:p>
          </table:table-cell>
          <table:table-cell table:style-name="ce68" office:value-type="string" calcext:value-type="string">
            <text:p>data_pressure_HCEM10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370]+8" office:value-type="float" office:value="1151" calcext:value-type="float">
            <text:p>1151</text:p>
          </table:table-cell>
          <table:table-cell table:style-name="ce319" office:value-type="string" calcext:value-type="string">
            <text:p>downto</text:p>
          </table:table-cell>
          <table:table-cell table:formula="of:=[.K370]+8" office:value-type="float" office:value="1144" calcext:value-type="float">
            <text:p>1144</text:p>
          </table:table-cell>
          <table:table-cell/>
          <table:table-cell table:style-name="ce325" office:value-type="string" calcext:value-type="string">
            <text:p>ADD 36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70]+8" office:value-type="float" office:value="239" calcext:value-type="float">
            <text:p>2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70]+8" office:value-type="float" office:value="232" calcext:value-type="float">
            <text:p>232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69</text:p>
          </table:table-cell>
          <table:table-cell table:style-name="ce69" office:value-type="string" calcext:value-type="string">
            <text:p>data_pressure_HCEM10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371]+8" office:value-type="float" office:value="1143" calcext:value-type="float">
            <text:p>1143</text:p>
          </table:table-cell>
          <table:table-cell table:style-name="ce319" office:value-type="string" calcext:value-type="string">
            <text:p>downto</text:p>
          </table:table-cell>
          <table:table-cell table:formula="of:=[.K371]+8" office:value-type="float" office:value="1136" calcext:value-type="float">
            <text:p>1136</text:p>
          </table:table-cell>
          <table:table-cell/>
          <table:table-cell table:style-name="ce325" office:value-type="string" calcext:value-type="string">
            <text:p>ADD 36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71]+8" office:value-type="float" office:value="231" calcext:value-type="float">
            <text:p>2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71]+8" office:value-type="float" office:value="224" calcext:value-type="float">
            <text:p>224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3">
          <table:table-cell table:style-name="ce26" office:value-type="string" calcext:value-type="string">
            <text:p>ADD 370</text:p>
          </table:table-cell>
          <table:table-cell table:style-name="ce68" office:value-type="string" calcext:value-type="string">
            <text:p>data_pressure_HCEM100_4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372]+8" office:value-type="float" office:value="1135" calcext:value-type="float">
            <text:p>1135</text:p>
          </table:table-cell>
          <table:table-cell table:style-name="ce319" office:value-type="string" calcext:value-type="string">
            <text:p>downto</text:p>
          </table:table-cell>
          <table:table-cell table:formula="of:=[.K372]+8" office:value-type="float" office:value="1128" calcext:value-type="float">
            <text:p>1128</text:p>
          </table:table-cell>
          <table:table-cell/>
          <table:table-cell table:style-name="ce330" office:value-type="string" calcext:value-type="string">
            <text:p>ADD 37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72]+8" office:value-type="float" office:value="223" calcext:value-type="float">
            <text:p>2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72]+8" office:value-type="float" office:value="216" calcext:value-type="float">
            <text:p>216</text:p>
          </table:table-cell>
          <table:table-cell table:style-name="ce232" office:value-type="string" calcext:value-type="string">
            <text:p>Gyroscope Z (Rad/s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71</text:p>
          </table:table-cell>
          <table:table-cell table:style-name="ce69" office:value-type="string" calcext:value-type="string">
            <text:p>data_pressure_HCEM100_5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373]+8" office:value-type="float" office:value="1127" calcext:value-type="float">
            <text:p>1127</text:p>
          </table:table-cell>
          <table:table-cell table:style-name="ce319" office:value-type="string" calcext:value-type="string">
            <text:p>downto</text:p>
          </table:table-cell>
          <table:table-cell table:formula="of:=[.K373]+8" office:value-type="float" office:value="1120" calcext:value-type="float">
            <text:p>1120</text:p>
          </table:table-cell>
          <table:table-cell/>
          <table:table-cell table:style-name="ce325" office:value-type="string" calcext:value-type="string">
            <text:p>ADD 37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73]+8" office:value-type="float" office:value="215" calcext:value-type="float">
            <text:p>2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73]+8" office:value-type="float" office:value="208" calcext:value-type="float">
            <text:p>208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3">
          <table:table-cell table:style-name="ce27" office:value-type="string" calcext:value-type="string">
            <text:p>ADD 372</text:p>
          </table:table-cell>
          <table:table-cell table:style-name="ce70" office:value-type="string" calcext:value-type="string">
            <text:p>data_pressure_HCEM100_5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374]+8" office:value-type="float" office:value="1119" calcext:value-type="float">
            <text:p>1119</text:p>
          </table:table-cell>
          <table:table-cell table:style-name="ce319" office:value-type="string" calcext:value-type="string">
            <text:p>downto</text:p>
          </table:table-cell>
          <table:table-cell table:formula="of:=[.K374]+8" office:value-type="float" office:value="1112" calcext:value-type="float">
            <text:p>1112</text:p>
          </table:table-cell>
          <table:table-cell/>
          <table:table-cell table:style-name="ce325" office:value-type="string" calcext:value-type="string">
            <text:p>ADD 37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74]+8" office:value-type="float" office:value="207" calcext:value-type="float">
            <text:p>20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74]+8" office:value-type="float" office:value="200" calcext:value-type="float">
            <text:p>200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373</text:p>
          </table:table-cell>
          <table:table-cell table:style-name="ce67" office:value-type="string" calcext:value-type="string">
            <text:p>data_pressure_HCEM10_1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10</text:p>
          </table:table-cell>
          <table:table-cell/>
          <table:table-cell table:formula="of:=[.I375]+8" office:value-type="float" office:value="1111" calcext:value-type="float">
            <text:p>1111</text:p>
          </table:table-cell>
          <table:table-cell table:style-name="ce319" office:value-type="string" calcext:value-type="string">
            <text:p>downto</text:p>
          </table:table-cell>
          <table:table-cell table:formula="of:=[.K375]+8" office:value-type="float" office:value="1104" calcext:value-type="float">
            <text:p>1104</text:p>
          </table:table-cell>
          <table:table-cell/>
          <table:table-cell table:style-name="ce325" office:value-type="string" calcext:value-type="string">
            <text:p>ADD 37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75]+8" office:value-type="float" office:value="199" calcext:value-type="float">
            <text:p>19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75]+8" office:value-type="float" office:value="192" calcext:value-type="float">
            <text:p>192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74</text:p>
          </table:table-cell>
          <table:table-cell table:style-name="ce69" office:value-type="string" calcext:value-type="string">
            <text:p>data_pressure_HCEM10_1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376]+8" office:value-type="float" office:value="1103" calcext:value-type="float">
            <text:p>1103</text:p>
          </table:table-cell>
          <table:table-cell table:style-name="ce319" office:value-type="string" calcext:value-type="string">
            <text:p>downto</text:p>
          </table:table-cell>
          <table:table-cell table:formula="of:=[.K376]+8" office:value-type="float" office:value="1096" calcext:value-type="float">
            <text:p>1096</text:p>
          </table:table-cell>
          <table:table-cell/>
          <table:table-cell table:style-name="ce325" office:value-type="string" calcext:value-type="string">
            <text:p>ADD 37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76]+8" office:value-type="float" office:value="191" calcext:value-type="float">
            <text:p>19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76]+8" office:value-type="float" office:value="184" calcext:value-type="float">
            <text:p>184</text:p>
          </table:table-cell>
          <table:table-cell table:style-name="ce234" office:value-type="string" calcext:value-type="string">
            <text:p>Magnetometre X (mG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75</text:p>
          </table:table-cell>
          <table:table-cell table:style-name="ce69" office:value-type="string" calcext:value-type="string">
            <text:p>data_pressure_HCEM10_2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377]+8" office:value-type="float" office:value="1095" calcext:value-type="float">
            <text:p>1095</text:p>
          </table:table-cell>
          <table:table-cell table:style-name="ce319" office:value-type="string" calcext:value-type="string">
            <text:p>downto</text:p>
          </table:table-cell>
          <table:table-cell table:formula="of:=[.K377]+8" office:value-type="float" office:value="1088" calcext:value-type="float">
            <text:p>1088</text:p>
          </table:table-cell>
          <table:table-cell/>
          <table:table-cell table:style-name="ce325" office:value-type="string" calcext:value-type="string">
            <text:p>ADD 37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77]+8" office:value-type="float" office:value="183" calcext:value-type="float">
            <text:p>18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77]+8" office:value-type="float" office:value="176" calcext:value-type="float">
            <text:p>176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76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378]+8" office:value-type="float" office:value="1087" calcext:value-type="float">
            <text:p>1087</text:p>
          </table:table-cell>
          <table:table-cell table:style-name="ce319" office:value-type="string" calcext:value-type="string">
            <text:p>downto</text:p>
          </table:table-cell>
          <table:table-cell table:formula="of:=[.K378]+8" office:value-type="float" office:value="1080" calcext:value-type="float">
            <text:p>1080</text:p>
          </table:table-cell>
          <table:table-cell/>
          <table:table-cell table:style-name="ce325" office:value-type="string" calcext:value-type="string">
            <text:p>ADD 37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78]+8" office:value-type="float" office:value="175" calcext:value-type="float">
            <text:p>1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78]+8" office:value-type="float" office:value="168" calcext:value-type="float">
            <text:p>168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77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379]+8" office:value-type="float" office:value="1079" calcext:value-type="float">
            <text:p>1079</text:p>
          </table:table-cell>
          <table:table-cell table:style-name="ce319" office:value-type="string" calcext:value-type="string">
            <text:p>downto</text:p>
          </table:table-cell>
          <table:table-cell table:formula="of:=[.K379]+8" office:value-type="float" office:value="1072" calcext:value-type="float">
            <text:p>1072</text:p>
          </table:table-cell>
          <table:table-cell/>
          <table:table-cell table:style-name="ce325" office:value-type="string" calcext:value-type="string">
            <text:p>ADD 37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79]+8" office:value-type="float" office:value="167" calcext:value-type="float">
            <text:p>1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79]+8" office:value-type="float" office:value="160" calcext:value-type="float">
            <text:p>160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78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380]+8" office:value-type="float" office:value="1071" calcext:value-type="float">
            <text:p>1071</text:p>
          </table:table-cell>
          <table:table-cell table:style-name="ce319" office:value-type="string" calcext:value-type="string">
            <text:p>downto</text:p>
          </table:table-cell>
          <table:table-cell table:formula="of:=[.K380]+8" office:value-type="float" office:value="1064" calcext:value-type="float">
            <text:p>1064</text:p>
          </table:table-cell>
          <table:table-cell/>
          <table:table-cell table:style-name="ce325" office:value-type="string" calcext:value-type="string">
            <text:p>ADD 37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80]+8" office:value-type="float" office:value="159" calcext:value-type="float">
            <text:p>1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80]+8" office:value-type="float" office:value="152" calcext:value-type="float">
            <text:p>152</text:p>
          </table:table-cell>
          <table:table-cell table:style-name="ce236" office:value-type="string" calcext:value-type="string">
            <text:p>Magnetoscope Y (mG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79</text:p>
          </table:table-cell>
          <table:table-cell table:style-name="ce69" office:value-type="string" calcext:value-type="string">
            <text:p>data_pressure_HCEM1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381]+8" office:value-type="float" office:value="1063" calcext:value-type="float">
            <text:p>1063</text:p>
          </table:table-cell>
          <table:table-cell table:style-name="ce319" office:value-type="string" calcext:value-type="string">
            <text:p>downto</text:p>
          </table:table-cell>
          <table:table-cell table:formula="of:=[.K381]+8" office:value-type="float" office:value="1056" calcext:value-type="float">
            <text:p>1056</text:p>
          </table:table-cell>
          <table:table-cell/>
          <table:table-cell table:style-name="ce325" office:value-type="string" calcext:value-type="string">
            <text:p>ADD 37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81]+8" office:value-type="float" office:value="151" calcext:value-type="float">
            <text:p>1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81]+8" office:value-type="float" office:value="144" calcext:value-type="float">
            <text:p>144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3">
          <table:table-cell table:style-name="ce28" office:value-type="string" calcext:value-type="string">
            <text:p>ADD 380</text:p>
          </table:table-cell>
          <table:table-cell table:style-name="ce71" office:value-type="string" calcext:value-type="string">
            <text:p>data_pressure_HCEM10_4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382]+8" office:value-type="float" office:value="1055" calcext:value-type="float">
            <text:p>1055</text:p>
          </table:table-cell>
          <table:table-cell table:style-name="ce319" office:value-type="string" calcext:value-type="string">
            <text:p>downto</text:p>
          </table:table-cell>
          <table:table-cell table:formula="of:=[.K382]+8" office:value-type="float" office:value="1048" calcext:value-type="float">
            <text:p>1048</text:p>
          </table:table-cell>
          <table:table-cell/>
          <table:table-cell table:style-name="ce330" office:value-type="string" calcext:value-type="string">
            <text:p>ADD 38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82]+8" office:value-type="float" office:value="143" calcext:value-type="float">
            <text:p>1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82]+8" office:value-type="float" office:value="136" calcext:value-type="float">
            <text:p>136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1">
          <table:table-cell table:style-name="ce16" office:value-type="string" calcext:value-type="string">
            <text:p>ADD 381</text:p>
          </table:table-cell>
          <table:table-cell table:style-name="ce58" office:value-type="float" office:value="77" calcext:value-type="float">
            <text:p>77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/>
          <table:table-cell table:formula="of:=[.I383]+8" office:value-type="float" office:value="1047" calcext:value-type="float">
            <text:p>1047</text:p>
          </table:table-cell>
          <table:table-cell table:style-name="ce319" office:value-type="string" calcext:value-type="string">
            <text:p>downto</text:p>
          </table:table-cell>
          <table:table-cell table:formula="of:=[.K383]+8" office:value-type="float" office:value="1040" calcext:value-type="float">
            <text:p>1040</text:p>
          </table:table-cell>
          <table:table-cell/>
          <table:table-cell table:style-name="ce325" office:value-type="string" calcext:value-type="string">
            <text:p>ADD 38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83]+8" office:value-type="float" office:value="135" calcext:value-type="float">
            <text:p>1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83]+8" office:value-type="float" office:value="128" calcext:value-type="float">
            <text:p>128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1">
          <table:table-cell table:style-name="ce20" office:value-type="string" calcext:value-type="string">
            <text:p>ADD 382</text:p>
          </table:table-cell>
          <table:table-cell table:style-name="ce62" office:value-type="float" office:value="77" calcext:value-type="float">
            <text:p>77</text:p>
          </table:table-cell>
          <table:table-cell table:style-name="ce110" table:number-columns-repeated="3"/>
          <table:table-cell table:style-name="ce262"/>
          <table:covered-table-cell/>
          <table:table-cell/>
          <table:table-cell table:formula="of:=[.I384]+8" office:value-type="float" office:value="1039" calcext:value-type="float">
            <text:p>1039</text:p>
          </table:table-cell>
          <table:table-cell table:style-name="ce319" office:value-type="string" calcext:value-type="string">
            <text:p>downto</text:p>
          </table:table-cell>
          <table:table-cell table:formula="of:=[.K384]+8" office:value-type="float" office:value="1032" calcext:value-type="float">
            <text:p>1032</text:p>
          </table:table-cell>
          <table:table-cell/>
          <table:table-cell table:style-name="ce330" office:value-type="string" calcext:value-type="string">
            <text:p>ADD 38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84]+8" office:value-type="float" office:value="127" calcext:value-type="float">
            <text:p>1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84]+8" office:value-type="float" office:value="120" calcext:value-type="float">
            <text:p>120</text:p>
          </table:table-cell>
          <table:table-cell table:style-name="ce238" office:value-type="string" calcext:value-type="string">
            <text:p>Magnetometre Z(mG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1" office:value-type="string" calcext:value-type="string">
            <text:p>ADD 383</text:p>
          </table:table-cell>
          <table:table-cell table:style-name="ce63" office:value-type="string" calcext:value-type="string">
            <text:p>data_pressure_HCEM0611_0</text:p>
          </table:table-cell>
          <table:table-cell table:style-name="ce111" office:value-type="float" office:value="15" calcext:value-type="float">
            <text:p>15</text:p>
          </table:table-cell>
          <table:table-cell table:style-name="ce138" office:value-type="string" calcext:value-type="string">
            <text:p>downto</text:p>
          </table:table-cell>
          <table:table-cell table:style-name="ce169" office:value-type="float" office:value="8" calcext:value-type="float">
            <text:p>8</text:p>
          </table:table-cell>
          <table:table-cell table:style-name="ce263" office:value-type="string" calcext:value-type="string">
            <text:p>Static Pressure 1</text:p>
          </table:table-cell>
          <table:table-cell table:style-name="ce304" office:value-type="string" calcext:value-type="string" table:number-columns-spanned="1" table:number-rows-spanned="4">
            <text:p>Pressions <text:s/>Statiques</text:p>
          </table:table-cell>
          <table:table-cell/>
          <table:table-cell table:formula="of:=[.I385]+8" office:value-type="float" office:value="1031" calcext:value-type="float">
            <text:p>1031</text:p>
          </table:table-cell>
          <table:table-cell table:style-name="ce319" office:value-type="string" calcext:value-type="string">
            <text:p>downto</text:p>
          </table:table-cell>
          <table:table-cell table:formula="of:=[.K385]+8" office:value-type="float" office:value="1024" calcext:value-type="float">
            <text:p>1024</text:p>
          </table:table-cell>
          <table:table-cell/>
          <table:table-cell table:style-name="ce325" office:value-type="string" calcext:value-type="string">
            <text:p>ADD 38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85]+8" office:value-type="float" office:value="119" calcext:value-type="float">
            <text:p>1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85]+8" office:value-type="float" office:value="112" calcext:value-type="float">
            <text:p>112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384</text:p>
          </table:table-cell>
          <table:table-cell table:style-name="ce64" office:value-type="string" calcext:value-type="string">
            <text:p>data_pressure_HCEM0611_0</text:p>
          </table:table-cell>
          <table:table-cell table:style-name="ce112" office:value-type="float" office:value="7" calcext:value-type="float">
            <text:p>7</text:p>
          </table:table-cell>
          <table:table-cell table:style-name="ce64" office:value-type="string" calcext:value-type="string">
            <text:p>downto</text:p>
          </table:table-cell>
          <table:table-cell table:style-name="ce170" office:value-type="float" office:value="0" calcext:value-type="float">
            <text:p>0</text:p>
          </table:table-cell>
          <table:table-cell table:style-name="ce264"/>
          <table:covered-table-cell table:style-name="ce305"/>
          <table:table-cell/>
          <table:table-cell table:formula="of:=[.I386]+8" office:value-type="float" office:value="1023" calcext:value-type="float">
            <text:p>1023</text:p>
          </table:table-cell>
          <table:table-cell table:style-name="ce319" office:value-type="string" calcext:value-type="string">
            <text:p>downto</text:p>
          </table:table-cell>
          <table:table-cell table:formula="of:=[.K386]+8" office:value-type="float" office:value="1016" calcext:value-type="float">
            <text:p>1016</text:p>
          </table:table-cell>
          <table:table-cell/>
          <table:table-cell table:style-name="ce325" office:value-type="string" calcext:value-type="string">
            <text:p>ADD 38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86]+8" office:value-type="float" office:value="111" calcext:value-type="float">
            <text:p>1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86]+8" office:value-type="float" office:value="104" calcext:value-type="float">
            <text:p>104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385</text:p>
          </table:table-cell>
          <table:table-cell table:style-name="ce65" office:value-type="string" calcext:value-type="string">
            <text:p>data_pressure_HCEM0611_1</text:p>
          </table:table-cell>
          <table:table-cell table:style-name="ce113" office:value-type="float" office:value="15" calcext:value-type="float">
            <text:p>15</text:p>
          </table:table-cell>
          <table:table-cell table:style-name="ce64" office:value-type="string" calcext:value-type="string">
            <text:p>downto</text:p>
          </table:table-cell>
          <table:table-cell table:style-name="ce171" office:value-type="float" office:value="8" calcext:value-type="float">
            <text:p>8</text:p>
          </table:table-cell>
          <table:table-cell table:style-name="ce265" office:value-type="string" calcext:value-type="string">
            <text:p>Static Pressure 2</text:p>
          </table:table-cell>
          <table:covered-table-cell table:style-name="ce305"/>
          <table:table-cell/>
          <table:table-cell table:formula="of:=[.I387]+8" office:value-type="float" office:value="1015" calcext:value-type="float">
            <text:p>1015</text:p>
          </table:table-cell>
          <table:table-cell table:style-name="ce319" office:value-type="string" calcext:value-type="string">
            <text:p>downto</text:p>
          </table:table-cell>
          <table:table-cell table:formula="of:=[.K387]+8" office:value-type="float" office:value="1008" calcext:value-type="float">
            <text:p>1008</text:p>
          </table:table-cell>
          <table:table-cell/>
          <table:table-cell table:style-name="ce325" office:value-type="string" calcext:value-type="string">
            <text:p>ADD 38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87]+8" office:value-type="float" office:value="103" calcext:value-type="float">
            <text:p>1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87]+8" office:value-type="float" office:value="96" calcext:value-type="float">
            <text:p>96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3">
          <table:table-cell table:style-name="ce23" office:value-type="string" calcext:value-type="string">
            <text:p>ADD 386</text:p>
          </table:table-cell>
          <table:table-cell table:style-name="ce66" office:value-type="string" calcext:value-type="string">
            <text:p>data_pressure_HCEM0611_1</text:p>
          </table:table-cell>
          <table:table-cell table:style-name="ce114" office:value-type="float" office:value="7" calcext:value-type="float">
            <text:p>7</text:p>
          </table:table-cell>
          <table:table-cell table:style-name="ce66" office:value-type="string" calcext:value-type="string">
            <text:p>downto</text:p>
          </table:table-cell>
          <table:table-cell table:style-name="ce172" office:value-type="float" office:value="0" calcext:value-type="float">
            <text:p>0</text:p>
          </table:table-cell>
          <table:table-cell table:style-name="ce266"/>
          <table:covered-table-cell table:style-name="ce305"/>
          <table:table-cell/>
          <table:table-cell table:formula="of:=[.I388]+8" office:value-type="float" office:value="1007" calcext:value-type="float">
            <text:p>1007</text:p>
          </table:table-cell>
          <table:table-cell table:style-name="ce319" office:value-type="string" calcext:value-type="string">
            <text:p>downto</text:p>
          </table:table-cell>
          <table:table-cell table:formula="of:=[.K388]+8" office:value-type="float" office:value="1000" calcext:value-type="float">
            <text:p>1000</text:p>
          </table:table-cell>
          <table:table-cell/>
          <table:table-cell table:style-name="ce325" office:value-type="string" calcext:value-type="string">
            <text:p>ADD 38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88]+8" office:value-type="float" office:value="95" calcext:value-type="float">
            <text:p>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88]+8" office:value-type="float" office:value="88" calcext:value-type="float">
            <text:p>88</text:p>
          </table:table-cell>
          <table:table-cell table:style-name="ce240" office:value-type="string" calcext:value-type="string">
            <text:p>IMU Temperature (degC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387</text:p>
          </table:table-cell>
          <table:table-cell table:style-name="ce67" office:value-type="string" calcext:value-type="string">
            <text:p>data_pressure_HCEM10_2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</text:p>
          </table:table-cell>
          <table:table-cell/>
          <table:table-cell table:formula="of:=[.I389]+8" office:value-type="float" office:value="999" calcext:value-type="float">
            <text:p>999</text:p>
          </table:table-cell>
          <table:table-cell table:style-name="ce319" office:value-type="string" calcext:value-type="string">
            <text:p>downto</text:p>
          </table:table-cell>
          <table:table-cell table:formula="of:=[.K389]+8" office:value-type="float" office:value="992" calcext:value-type="float">
            <text:p>992</text:p>
          </table:table-cell>
          <table:table-cell/>
          <table:table-cell table:style-name="ce325" office:value-type="string" calcext:value-type="string">
            <text:p>ADD 38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89]+8" office:value-type="float" office:value="87" calcext:value-type="float">
            <text:p>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89]+8" office:value-type="float" office:value="80" calcext:value-type="float">
            <text:p>80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88</text:p>
          </table:table-cell>
          <table:table-cell table:style-name="ce68" office:value-type="string" calcext:value-type="string">
            <text:p>data_pressure_HCEM10_2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390]+8" office:value-type="float" office:value="991" calcext:value-type="float">
            <text:p>991</text:p>
          </table:table-cell>
          <table:table-cell table:style-name="ce319" office:value-type="string" calcext:value-type="string">
            <text:p>downto</text:p>
          </table:table-cell>
          <table:table-cell table:formula="of:=[.K390]+8" office:value-type="float" office:value="984" calcext:value-type="float">
            <text:p>984</text:p>
          </table:table-cell>
          <table:table-cell/>
          <table:table-cell table:style-name="ce325" office:value-type="string" calcext:value-type="string">
            <text:p>ADD 38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90]+8" office:value-type="float" office:value="79" calcext:value-type="float">
            <text:p>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90]+8" office:value-type="float" office:value="72" calcext:value-type="float">
            <text:p>72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89</text:p>
          </table:table-cell>
          <table:table-cell table:style-name="ce69" office:value-type="string" calcext:value-type="string">
            <text:p>data_pressure_HCEM10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391]+8" office:value-type="float" office:value="983" calcext:value-type="float">
            <text:p>983</text:p>
          </table:table-cell>
          <table:table-cell table:style-name="ce319" office:value-type="string" calcext:value-type="string">
            <text:p>downto</text:p>
          </table:table-cell>
          <table:table-cell table:formula="of:=[.K391]+8" office:value-type="float" office:value="976" calcext:value-type="float">
            <text:p>976</text:p>
          </table:table-cell>
          <table:table-cell/>
          <table:table-cell table:style-name="ce325" office:value-type="string" calcext:value-type="string">
            <text:p>ADD 38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91]+8" office:value-type="float" office:value="71" calcext:value-type="float">
            <text:p>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91]+8" office:value-type="float" office:value="64" calcext:value-type="float">
            <text:p>64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90</text:p>
          </table:table-cell>
          <table:table-cell table:style-name="ce68" office:value-type="string" calcext:value-type="string">
            <text:p>data_pressure_HCEM10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392]+8" office:value-type="float" office:value="975" calcext:value-type="float">
            <text:p>975</text:p>
          </table:table-cell>
          <table:table-cell table:style-name="ce319" office:value-type="string" calcext:value-type="string">
            <text:p>downto</text:p>
          </table:table-cell>
          <table:table-cell table:formula="of:=[.K392]+8" office:value-type="float" office:value="968" calcext:value-type="float">
            <text:p>968</text:p>
          </table:table-cell>
          <table:table-cell/>
          <table:table-cell table:style-name="ce325" office:value-type="string" calcext:value-type="string">
            <text:p>ADD 39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92]+8" office:value-type="float" office:value="63" calcext:value-type="float">
            <text:p>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92]+8" office:value-type="float" office:value="56" calcext:value-type="float">
            <text:p>56</text:p>
          </table:table-cell>
          <table:table-cell table:style-name="ce242" office:value-type="string" calcext:value-type="string">
            <text:p>Pressure (Pa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91</text:p>
          </table:table-cell>
          <table:table-cell table:style-name="ce69" office:value-type="string" calcext:value-type="string">
            <text:p>data_pressure_HCEM10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393]+8" office:value-type="float" office:value="967" calcext:value-type="float">
            <text:p>967</text:p>
          </table:table-cell>
          <table:table-cell table:style-name="ce319" office:value-type="string" calcext:value-type="string">
            <text:p>downto</text:p>
          </table:table-cell>
          <table:table-cell table:formula="of:=[.K393]+8" office:value-type="float" office:value="960" calcext:value-type="float">
            <text:p>960</text:p>
          </table:table-cell>
          <table:table-cell/>
          <table:table-cell table:style-name="ce325" office:value-type="string" calcext:value-type="string">
            <text:p>ADD 39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93]+8" office:value-type="float" office:value="55" calcext:value-type="float">
            <text:p>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93]+8" office:value-type="float" office:value="48" calcext:value-type="float">
            <text:p>48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3">
          <table:table-cell table:style-name="ce26" office:value-type="string" calcext:value-type="string">
            <text:p>ADD 392</text:p>
          </table:table-cell>
          <table:table-cell table:style-name="ce68" office:value-type="string" calcext:value-type="string">
            <text:p>data_pressure_HCEM100_4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394]+8" office:value-type="float" office:value="959" calcext:value-type="float">
            <text:p>959</text:p>
          </table:table-cell>
          <table:table-cell table:style-name="ce319" office:value-type="string" calcext:value-type="string">
            <text:p>downto</text:p>
          </table:table-cell>
          <table:table-cell table:formula="of:=[.K394]+8" office:value-type="float" office:value="952" calcext:value-type="float">
            <text:p>952</text:p>
          </table:table-cell>
          <table:table-cell/>
          <table:table-cell table:style-name="ce330" office:value-type="string" calcext:value-type="string">
            <text:p>ADD 39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94]+8" office:value-type="float" office:value="47" calcext:value-type="float">
            <text:p>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94]+8" office:value-type="float" office:value="40" calcext:value-type="float">
            <text:p>40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93</text:p>
          </table:table-cell>
          <table:table-cell table:style-name="ce69" office:value-type="string" calcext:value-type="string">
            <text:p>data_pressure_HCEM100_5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395]+8" office:value-type="float" office:value="951" calcext:value-type="float">
            <text:p>951</text:p>
          </table:table-cell>
          <table:table-cell table:style-name="ce319" office:value-type="string" calcext:value-type="string">
            <text:p>downto</text:p>
          </table:table-cell>
          <table:table-cell table:formula="of:=[.K395]+8" office:value-type="float" office:value="944" calcext:value-type="float">
            <text:p>944</text:p>
          </table:table-cell>
          <table:table-cell/>
          <table:table-cell table:style-name="ce325" office:value-type="string" calcext:value-type="string">
            <text:p>ADD 39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95]+8" office:value-type="float" office:value="39" calcext:value-type="float">
            <text:p>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95]+8" office:value-type="float" office:value="32" calcext:value-type="float">
            <text:p>32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3">
          <table:table-cell table:style-name="ce27" office:value-type="string" calcext:value-type="string">
            <text:p>ADD 394</text:p>
          </table:table-cell>
          <table:table-cell table:style-name="ce70" office:value-type="string" calcext:value-type="string">
            <text:p>data_pressure_HCEM100_5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396]+8" office:value-type="float" office:value="943" calcext:value-type="float">
            <text:p>943</text:p>
          </table:table-cell>
          <table:table-cell table:style-name="ce319" office:value-type="string" calcext:value-type="string">
            <text:p>downto</text:p>
          </table:table-cell>
          <table:table-cell table:formula="of:=[.K396]+8" office:value-type="float" office:value="936" calcext:value-type="float">
            <text:p>936</text:p>
          </table:table-cell>
          <table:table-cell/>
          <table:table-cell table:style-name="ce325" office:value-type="string" calcext:value-type="string">
            <text:p>ADD 39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96]+8" office:value-type="float" office:value="31" calcext:value-type="float">
            <text:p>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96]+8" office:value-type="float" office:value="24" calcext:value-type="float">
            <text:p>24</text:p>
          </table:table-cell>
          <table:table-cell table:style-name="ce244" office:value-type="string" calcext:value-type="string">
            <text:p>Pressure Temp ( DegC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395</text:p>
          </table:table-cell>
          <table:table-cell table:style-name="ce67" office:value-type="string" calcext:value-type="string">
            <text:p>data_pressure_HCEM10_1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10</text:p>
          </table:table-cell>
          <table:table-cell/>
          <table:table-cell table:formula="of:=[.I397]+8" office:value-type="float" office:value="935" calcext:value-type="float">
            <text:p>935</text:p>
          </table:table-cell>
          <table:table-cell table:style-name="ce319" office:value-type="string" calcext:value-type="string">
            <text:p>downto</text:p>
          </table:table-cell>
          <table:table-cell table:formula="of:=[.K397]+8" office:value-type="float" office:value="928" calcext:value-type="float">
            <text:p>928</text:p>
          </table:table-cell>
          <table:table-cell/>
          <table:table-cell table:style-name="ce325" office:value-type="string" calcext:value-type="string">
            <text:p>ADD 39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97]+8" office:value-type="float" office:value="23" calcext:value-type="float">
            <text:p>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97]+8" office:value-type="float" office:value="16" calcext:value-type="float">
            <text:p>16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96</text:p>
          </table:table-cell>
          <table:table-cell table:style-name="ce69" office:value-type="string" calcext:value-type="string">
            <text:p>data_pressure_HCEM10_1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398]+8" office:value-type="float" office:value="927" calcext:value-type="float">
            <text:p>927</text:p>
          </table:table-cell>
          <table:table-cell table:style-name="ce319" office:value-type="string" calcext:value-type="string">
            <text:p>downto</text:p>
          </table:table-cell>
          <table:table-cell table:formula="of:=[.K398]+8" office:value-type="float" office:value="920" calcext:value-type="float">
            <text:p>920</text:p>
          </table:table-cell>
          <table:table-cell/>
          <table:table-cell table:style-name="ce325" office:value-type="string" calcext:value-type="string">
            <text:p>ADD 39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398]+8" office:value-type="float" office:value="15" calcext:value-type="float">
            <text:p>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398]+8" office:value-type="float" office:value="8" calcext:value-type="float">
            <text:p>8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97</text:p>
          </table:table-cell>
          <table:table-cell table:style-name="ce69" office:value-type="string" calcext:value-type="string">
            <text:p>data_pressure_HCEM10_2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399]+8" office:value-type="float" office:value="919" calcext:value-type="float">
            <text:p>919</text:p>
          </table:table-cell>
          <table:table-cell table:style-name="ce319" office:value-type="string" calcext:value-type="string">
            <text:p>downto</text:p>
          </table:table-cell>
          <table:table-cell table:formula="of:=[.K399]+8" office:value-type="float" office:value="912" calcext:value-type="float">
            <text:p>912</text:p>
          </table:table-cell>
          <table:table-cell/>
          <table:table-cell table:style-name="ce326" office:value-type="string" calcext:value-type="string">
            <text:p>ADD 397</text:p>
          </table:table-cell>
          <table:table-cell table:style-name="ce334" office:value-type="string" calcext:value-type="string">
            <text:p>MOTUS_ACCDATA</text:p>
          </table:table-cell>
          <table:table-cell table:style-name="ce338" office:value-type="float" office:value="7" calcext:value-type="float">
            <text:p>7</text:p>
          </table:table-cell>
          <table:table-cell table:style-name="ce334" office:value-type="string" calcext:value-type="string">
            <text:p>downto</text:p>
          </table:table-cell>
          <table:table-cell table:style-name="ce341" office:value-type="float" office:value="0" calcext:value-type="float">
            <text:p>0</text:p>
          </table:table-cell>
          <table:table-cell table:style-name="ce246"/>
          <table:covered-table-cell table:style-name="ce294"/>
          <table:table-cell table:number-columns-repeated="1005"/>
        </table:table-row>
        <table:table-row table:style-name="ro3">
          <table:table-cell table:style-name="ce25" office:value-type="string" calcext:value-type="string">
            <text:p>ADD 398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400]+8" office:value-type="float" office:value="911" calcext:value-type="float">
            <text:p>911</text:p>
          </table:table-cell>
          <table:table-cell table:style-name="ce319" office:value-type="string" calcext:value-type="string">
            <text:p>downto</text:p>
          </table:table-cell>
          <table:table-cell table:formula="of:=[.K400]+8" office:value-type="float" office:value="904" calcext:value-type="float">
            <text:p>904</text:p>
          </table:table-cell>
          <table:table-cell/>
          <table:table-cell table:style-name="ce327" office:value-type="string" calcext:value-type="string">
            <text:p>ADD 398</text:p>
          </table:table-cell>
          <table:table-cell table:style-name="ce58" office:value-type="string" calcext:value-type="string">
            <text:p>AC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 table:number-columns-repeated="1005"/>
        </table:table-row>
        <table:table-row table:style-name="ro3">
          <table:table-cell table:style-name="ce25" office:value-type="string" calcext:value-type="string">
            <text:p>ADD 399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401]+8" office:value-type="float" office:value="903" calcext:value-type="float">
            <text:p>903</text:p>
          </table:table-cell>
          <table:table-cell table:style-name="ce319" office:value-type="string" calcext:value-type="string">
            <text:p>downto</text:p>
          </table:table-cell>
          <table:table-cell table:formula="of:=[.K401]+8" office:value-type="float" office:value="896" calcext:value-type="float">
            <text:p>896</text:p>
          </table:table-cell>
          <table:table-cell/>
          <table:table-cell table:style-name="ce328" office:value-type="string" calcext:value-type="string">
            <text:p>ADD 399</text:p>
          </table:table-cell>
          <table:table-cell table:style-name="ce62" office:value-type="string" calcext:value-type="string">
            <text:p>C9</text:p>
          </table:table-cell>
          <table:table-cell table:style-name="ce110" table:number-columns-repeated="3"/>
          <table:table-cell table:style-name="ce262"/>
          <table:covered-table-cell table:style-name="ce296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00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402]+8" office:value-type="float" office:value="895" calcext:value-type="float">
            <text:p>895</text:p>
          </table:table-cell>
          <table:table-cell table:style-name="ce319" office:value-type="string" calcext:value-type="string">
            <text:p>downto</text:p>
          </table:table-cell>
          <table:table-cell table:formula="of:=[.K402]+8" office:value-type="float" office:value="888" calcext:value-type="float">
            <text:p>888</text:p>
          </table:table-cell>
          <table:table-cell/>
          <table:table-cell table:style-name="ce329" office:value-type="string" calcext:value-type="string">
            <text:p>ADD 400</text:p>
          </table:table-cell>
          <table:table-cell table:style-name="ce332" office:value-type="string" calcext:value-type="string">
            <text:p>MOTUS_ACCDATA</text:p>
          </table:table-cell>
          <table:table-cell table:style-name="ce336" table:formula="of:=[.O402]+8" office:value-type="float" office:value="383" calcext:value-type="float">
            <text:p>383</text:p>
          </table:table-cell>
          <table:table-cell table:style-name="ce332" office:value-type="string" calcext:value-type="string">
            <text:p>downto</text:p>
          </table:table-cell>
          <table:table-cell table:style-name="ce339" table:formula="of:=[.Q402]+8" office:value-type="float" office:value="376" calcext:value-type="float">
            <text:p>376</text:p>
          </table:table-cell>
          <table:table-cell table:style-name="ce222" office:value-type="string" calcext:value-type="string">
            <text:p>Accelerometre x (m/s²)</text:p>
          </table:table-cell>
          <table:table-cell table:style-name="ce347" office:value-type="string" calcext:value-type="string" table:number-columns-spanned="1" table:number-rows-spanned="48">
            <text:p>MOTUS RAW SENSORS PACKET</text:p>
          </table:table-cell>
          <table:table-cell table:number-columns-repeated="1005"/>
        </table:table-row>
        <table:table-row table:style-name="ro3">
          <table:table-cell table:style-name="ce25" office:value-type="string" calcext:value-type="string">
            <text:p>ADD 401</text:p>
          </table:table-cell>
          <table:table-cell table:style-name="ce69" office:value-type="string" calcext:value-type="string">
            <text:p>data_pressure_HCEM1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403]+8" office:value-type="float" office:value="887" calcext:value-type="float">
            <text:p>887</text:p>
          </table:table-cell>
          <table:table-cell table:style-name="ce319" office:value-type="string" calcext:value-type="string">
            <text:p>downto</text:p>
          </table:table-cell>
          <table:table-cell table:formula="of:=[.K403]+8" office:value-type="float" office:value="880" calcext:value-type="float">
            <text:p>880</text:p>
          </table:table-cell>
          <table:table-cell/>
          <table:table-cell table:style-name="ce325" office:value-type="string" calcext:value-type="string">
            <text:p>ADD 40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03]+8" office:value-type="float" office:value="375" calcext:value-type="float">
            <text:p>3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03]+8" office:value-type="float" office:value="368" calcext:value-type="float">
            <text:p>368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3">
          <table:table-cell table:style-name="ce28" office:value-type="string" calcext:value-type="string">
            <text:p>ADD 402</text:p>
          </table:table-cell>
          <table:table-cell table:style-name="ce71" office:value-type="string" calcext:value-type="string">
            <text:p>data_pressure_HCEM10_4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404]+8" office:value-type="float" office:value="879" calcext:value-type="float">
            <text:p>879</text:p>
          </table:table-cell>
          <table:table-cell table:style-name="ce319" office:value-type="string" calcext:value-type="string">
            <text:p>downto</text:p>
          </table:table-cell>
          <table:table-cell table:formula="of:=[.K404]+8" office:value-type="float" office:value="872" calcext:value-type="float">
            <text:p>872</text:p>
          </table:table-cell>
          <table:table-cell/>
          <table:table-cell table:style-name="ce330" office:value-type="string" calcext:value-type="string">
            <text:p>ADD 40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04]+8" office:value-type="float" office:value="367" calcext:value-type="float">
            <text:p>3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04]+8" office:value-type="float" office:value="360" calcext:value-type="float">
            <text:p>360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1">
          <table:table-cell table:style-name="ce16" office:value-type="string" calcext:value-type="string">
            <text:p>ADD 403</text:p>
          </table:table-cell>
          <table:table-cell table:style-name="ce58" office:value-type="float" office:value="88" calcext:value-type="float">
            <text:p>88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/>
          <table:table-cell table:formula="of:=[.I405]+8" office:value-type="float" office:value="871" calcext:value-type="float">
            <text:p>871</text:p>
          </table:table-cell>
          <table:table-cell table:style-name="ce319" office:value-type="string" calcext:value-type="string">
            <text:p>downto</text:p>
          </table:table-cell>
          <table:table-cell table:formula="of:=[.K405]+8" office:value-type="float" office:value="864" calcext:value-type="float">
            <text:p>864</text:p>
          </table:table-cell>
          <table:table-cell/>
          <table:table-cell table:style-name="ce325" office:value-type="string" calcext:value-type="string">
            <text:p>ADD 40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05]+8" office:value-type="float" office:value="359" calcext:value-type="float">
            <text:p>3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05]+8" office:value-type="float" office:value="352" calcext:value-type="float">
            <text:p>352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1">
          <table:table-cell table:style-name="ce20" office:value-type="string" calcext:value-type="string">
            <text:p>ADD 404</text:p>
          </table:table-cell>
          <table:table-cell table:style-name="ce62" office:value-type="float" office:value="88" calcext:value-type="float">
            <text:p>88</text:p>
          </table:table-cell>
          <table:table-cell table:style-name="ce110" table:number-columns-repeated="3"/>
          <table:table-cell table:style-name="ce262"/>
          <table:covered-table-cell/>
          <table:table-cell/>
          <table:table-cell table:formula="of:=[.I406]+8" office:value-type="float" office:value="863" calcext:value-type="float">
            <text:p>863</text:p>
          </table:table-cell>
          <table:table-cell table:style-name="ce319" office:value-type="string" calcext:value-type="string">
            <text:p>downto</text:p>
          </table:table-cell>
          <table:table-cell table:formula="of:=[.K406]+8" office:value-type="float" office:value="856" calcext:value-type="float">
            <text:p>856</text:p>
          </table:table-cell>
          <table:table-cell/>
          <table:table-cell table:style-name="ce330" office:value-type="string" calcext:value-type="string">
            <text:p>ADD 40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06]+8" office:value-type="float" office:value="351" calcext:value-type="float">
            <text:p>3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06]+8" office:value-type="float" office:value="344" calcext:value-type="float">
            <text:p>344</text:p>
          </table:table-cell>
          <table:table-cell table:style-name="ce224" office:value-type="string" calcext:value-type="string">
            <text:p>Accelerometre y (m/s²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1" office:value-type="string" calcext:value-type="string">
            <text:p>ADD 405</text:p>
          </table:table-cell>
          <table:table-cell table:style-name="ce63" office:value-type="string" calcext:value-type="string">
            <text:p>data_pressure_HCEM0611_0</text:p>
          </table:table-cell>
          <table:table-cell table:style-name="ce111" office:value-type="float" office:value="15" calcext:value-type="float">
            <text:p>15</text:p>
          </table:table-cell>
          <table:table-cell table:style-name="ce138" office:value-type="string" calcext:value-type="string">
            <text:p>downto</text:p>
          </table:table-cell>
          <table:table-cell table:style-name="ce169" office:value-type="float" office:value="8" calcext:value-type="float">
            <text:p>8</text:p>
          </table:table-cell>
          <table:table-cell table:style-name="ce263" office:value-type="string" calcext:value-type="string">
            <text:p>Static Pressure 1</text:p>
          </table:table-cell>
          <table:table-cell table:style-name="ce304" office:value-type="string" calcext:value-type="string" table:number-columns-spanned="1" table:number-rows-spanned="4">
            <text:p>Pressions <text:s/>Statiques</text:p>
          </table:table-cell>
          <table:table-cell/>
          <table:table-cell table:formula="of:=[.I407]+8" office:value-type="float" office:value="855" calcext:value-type="float">
            <text:p>855</text:p>
          </table:table-cell>
          <table:table-cell table:style-name="ce319" office:value-type="string" calcext:value-type="string">
            <text:p>downto</text:p>
          </table:table-cell>
          <table:table-cell table:formula="of:=[.K407]+8" office:value-type="float" office:value="848" calcext:value-type="float">
            <text:p>848</text:p>
          </table:table-cell>
          <table:table-cell/>
          <table:table-cell table:style-name="ce325" office:value-type="string" calcext:value-type="string">
            <text:p>ADD 40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07]+8" office:value-type="float" office:value="343" calcext:value-type="float">
            <text:p>3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07]+8" office:value-type="float" office:value="336" calcext:value-type="float">
            <text:p>336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406</text:p>
          </table:table-cell>
          <table:table-cell table:style-name="ce64" office:value-type="string" calcext:value-type="string">
            <text:p>data_pressure_HCEM0611_0</text:p>
          </table:table-cell>
          <table:table-cell table:style-name="ce112" office:value-type="float" office:value="7" calcext:value-type="float">
            <text:p>7</text:p>
          </table:table-cell>
          <table:table-cell table:style-name="ce64" office:value-type="string" calcext:value-type="string">
            <text:p>downto</text:p>
          </table:table-cell>
          <table:table-cell table:style-name="ce170" office:value-type="float" office:value="0" calcext:value-type="float">
            <text:p>0</text:p>
          </table:table-cell>
          <table:table-cell table:style-name="ce264"/>
          <table:covered-table-cell table:style-name="ce305"/>
          <table:table-cell/>
          <table:table-cell table:formula="of:=[.I408]+8" office:value-type="float" office:value="847" calcext:value-type="float">
            <text:p>847</text:p>
          </table:table-cell>
          <table:table-cell table:style-name="ce319" office:value-type="string" calcext:value-type="string">
            <text:p>downto</text:p>
          </table:table-cell>
          <table:table-cell table:formula="of:=[.K408]+8" office:value-type="float" office:value="840" calcext:value-type="float">
            <text:p>840</text:p>
          </table:table-cell>
          <table:table-cell/>
          <table:table-cell table:style-name="ce325" office:value-type="string" calcext:value-type="string">
            <text:p>ADD 40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08]+8" office:value-type="float" office:value="335" calcext:value-type="float">
            <text:p>3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08]+8" office:value-type="float" office:value="328" calcext:value-type="float">
            <text:p>328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407</text:p>
          </table:table-cell>
          <table:table-cell table:style-name="ce65" office:value-type="string" calcext:value-type="string">
            <text:p>data_pressure_HCEM0611_1</text:p>
          </table:table-cell>
          <table:table-cell table:style-name="ce113" office:value-type="float" office:value="15" calcext:value-type="float">
            <text:p>15</text:p>
          </table:table-cell>
          <table:table-cell table:style-name="ce64" office:value-type="string" calcext:value-type="string">
            <text:p>downto</text:p>
          </table:table-cell>
          <table:table-cell table:style-name="ce171" office:value-type="float" office:value="8" calcext:value-type="float">
            <text:p>8</text:p>
          </table:table-cell>
          <table:table-cell table:style-name="ce265" office:value-type="string" calcext:value-type="string">
            <text:p>Static Pressure 2</text:p>
          </table:table-cell>
          <table:covered-table-cell table:style-name="ce305"/>
          <table:table-cell/>
          <table:table-cell table:formula="of:=[.I409]+8" office:value-type="float" office:value="839" calcext:value-type="float">
            <text:p>839</text:p>
          </table:table-cell>
          <table:table-cell table:style-name="ce319" office:value-type="string" calcext:value-type="string">
            <text:p>downto</text:p>
          </table:table-cell>
          <table:table-cell table:formula="of:=[.K409]+8" office:value-type="float" office:value="832" calcext:value-type="float">
            <text:p>832</text:p>
          </table:table-cell>
          <table:table-cell/>
          <table:table-cell table:style-name="ce325" office:value-type="string" calcext:value-type="string">
            <text:p>ADD 40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09]+8" office:value-type="float" office:value="327" calcext:value-type="float">
            <text:p>3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09]+8" office:value-type="float" office:value="320" calcext:value-type="float">
            <text:p>320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3">
          <table:table-cell table:style-name="ce23" office:value-type="string" calcext:value-type="string">
            <text:p>ADD 408</text:p>
          </table:table-cell>
          <table:table-cell table:style-name="ce66" office:value-type="string" calcext:value-type="string">
            <text:p>data_pressure_HCEM0611_1</text:p>
          </table:table-cell>
          <table:table-cell table:style-name="ce114" office:value-type="float" office:value="7" calcext:value-type="float">
            <text:p>7</text:p>
          </table:table-cell>
          <table:table-cell table:style-name="ce66" office:value-type="string" calcext:value-type="string">
            <text:p>downto</text:p>
          </table:table-cell>
          <table:table-cell table:style-name="ce172" office:value-type="float" office:value="0" calcext:value-type="float">
            <text:p>0</text:p>
          </table:table-cell>
          <table:table-cell table:style-name="ce266"/>
          <table:covered-table-cell table:style-name="ce305"/>
          <table:table-cell/>
          <table:table-cell table:formula="of:=[.I410]+8" office:value-type="float" office:value="831" calcext:value-type="float">
            <text:p>831</text:p>
          </table:table-cell>
          <table:table-cell table:style-name="ce319" office:value-type="string" calcext:value-type="string">
            <text:p>downto</text:p>
          </table:table-cell>
          <table:table-cell table:formula="of:=[.K410]+8" office:value-type="float" office:value="824" calcext:value-type="float">
            <text:p>824</text:p>
          </table:table-cell>
          <table:table-cell/>
          <table:table-cell table:style-name="ce325" office:value-type="string" calcext:value-type="string">
            <text:p>ADD 40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10]+8" office:value-type="float" office:value="319" calcext:value-type="float">
            <text:p>3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10]+8" office:value-type="float" office:value="312" calcext:value-type="float">
            <text:p>312</text:p>
          </table:table-cell>
          <table:table-cell table:style-name="ce226" office:value-type="string" calcext:value-type="string">
            <text:p>Accelerometre z (m/s²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409</text:p>
          </table:table-cell>
          <table:table-cell table:style-name="ce67" office:value-type="string" calcext:value-type="string">
            <text:p>data_pressure_HCEM10_2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</text:p>
          </table:table-cell>
          <table:table-cell/>
          <table:table-cell table:formula="of:=[.I411]+8" office:value-type="float" office:value="823" calcext:value-type="float">
            <text:p>823</text:p>
          </table:table-cell>
          <table:table-cell table:style-name="ce319" office:value-type="string" calcext:value-type="string">
            <text:p>downto</text:p>
          </table:table-cell>
          <table:table-cell table:formula="of:=[.K411]+8" office:value-type="float" office:value="816" calcext:value-type="float">
            <text:p>816</text:p>
          </table:table-cell>
          <table:table-cell/>
          <table:table-cell table:style-name="ce325" office:value-type="string" calcext:value-type="string">
            <text:p>ADD 40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11]+8" office:value-type="float" office:value="311" calcext:value-type="float">
            <text:p>3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11]+8" office:value-type="float" office:value="304" calcext:value-type="float">
            <text:p>304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10</text:p>
          </table:table-cell>
          <table:table-cell table:style-name="ce68" office:value-type="string" calcext:value-type="string">
            <text:p>data_pressure_HCEM10_2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412]+8" office:value-type="float" office:value="815" calcext:value-type="float">
            <text:p>815</text:p>
          </table:table-cell>
          <table:table-cell table:style-name="ce319" office:value-type="string" calcext:value-type="string">
            <text:p>downto</text:p>
          </table:table-cell>
          <table:table-cell table:formula="of:=[.K412]+8" office:value-type="float" office:value="808" calcext:value-type="float">
            <text:p>808</text:p>
          </table:table-cell>
          <table:table-cell/>
          <table:table-cell table:style-name="ce325" office:value-type="string" calcext:value-type="string">
            <text:p>ADD 41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12]+8" office:value-type="float" office:value="303" calcext:value-type="float">
            <text:p>3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12]+8" office:value-type="float" office:value="296" calcext:value-type="float">
            <text:p>296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11</text:p>
          </table:table-cell>
          <table:table-cell table:style-name="ce69" office:value-type="string" calcext:value-type="string">
            <text:p>data_pressure_HCEM10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413]+8" office:value-type="float" office:value="807" calcext:value-type="float">
            <text:p>807</text:p>
          </table:table-cell>
          <table:table-cell table:style-name="ce319" office:value-type="string" calcext:value-type="string">
            <text:p>downto</text:p>
          </table:table-cell>
          <table:table-cell table:formula="of:=[.K413]+8" office:value-type="float" office:value="800" calcext:value-type="float">
            <text:p>800</text:p>
          </table:table-cell>
          <table:table-cell/>
          <table:table-cell table:style-name="ce325" office:value-type="string" calcext:value-type="string">
            <text:p>ADD 41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13]+8" office:value-type="float" office:value="295" calcext:value-type="float">
            <text:p>2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13]+8" office:value-type="float" office:value="288" calcext:value-type="float">
            <text:p>288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12</text:p>
          </table:table-cell>
          <table:table-cell table:style-name="ce68" office:value-type="string" calcext:value-type="string">
            <text:p>data_pressure_HCEM10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414]+8" office:value-type="float" office:value="799" calcext:value-type="float">
            <text:p>799</text:p>
          </table:table-cell>
          <table:table-cell table:style-name="ce319" office:value-type="string" calcext:value-type="string">
            <text:p>downto</text:p>
          </table:table-cell>
          <table:table-cell table:formula="of:=[.K414]+8" office:value-type="float" office:value="792" calcext:value-type="float">
            <text:p>792</text:p>
          </table:table-cell>
          <table:table-cell/>
          <table:table-cell table:style-name="ce325" office:value-type="string" calcext:value-type="string">
            <text:p>ADD 41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14]+8" office:value-type="float" office:value="287" calcext:value-type="float">
            <text:p>2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14]+8" office:value-type="float" office:value="280" calcext:value-type="float">
            <text:p>280</text:p>
          </table:table-cell>
          <table:table-cell table:style-name="ce228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13</text:p>
          </table:table-cell>
          <table:table-cell table:style-name="ce69" office:value-type="string" calcext:value-type="string">
            <text:p>data_pressure_HCEM10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415]+8" office:value-type="float" office:value="791" calcext:value-type="float">
            <text:p>791</text:p>
          </table:table-cell>
          <table:table-cell table:style-name="ce319" office:value-type="string" calcext:value-type="string">
            <text:p>downto</text:p>
          </table:table-cell>
          <table:table-cell table:formula="of:=[.K415]+8" office:value-type="float" office:value="784" calcext:value-type="float">
            <text:p>784</text:p>
          </table:table-cell>
          <table:table-cell/>
          <table:table-cell table:style-name="ce325" office:value-type="string" calcext:value-type="string">
            <text:p>ADD 41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15]+8" office:value-type="float" office:value="279" calcext:value-type="float">
            <text:p>2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15]+8" office:value-type="float" office:value="272" calcext:value-type="float">
            <text:p>272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3">
          <table:table-cell table:style-name="ce26" office:value-type="string" calcext:value-type="string">
            <text:p>ADD 414</text:p>
          </table:table-cell>
          <table:table-cell table:style-name="ce68" office:value-type="string" calcext:value-type="string">
            <text:p>data_pressure_HCEM100_4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416]+8" office:value-type="float" office:value="783" calcext:value-type="float">
            <text:p>783</text:p>
          </table:table-cell>
          <table:table-cell table:style-name="ce319" office:value-type="string" calcext:value-type="string">
            <text:p>downto</text:p>
          </table:table-cell>
          <table:table-cell table:formula="of:=[.K416]+8" office:value-type="float" office:value="776" calcext:value-type="float">
            <text:p>776</text:p>
          </table:table-cell>
          <table:table-cell/>
          <table:table-cell table:style-name="ce330" office:value-type="string" calcext:value-type="string">
            <text:p>ADD 41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16]+8" office:value-type="float" office:value="271" calcext:value-type="float">
            <text:p>2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16]+8" office:value-type="float" office:value="264" calcext:value-type="float">
            <text:p>264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15</text:p>
          </table:table-cell>
          <table:table-cell table:style-name="ce69" office:value-type="string" calcext:value-type="string">
            <text:p>data_pressure_HCEM100_5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417]+8" office:value-type="float" office:value="775" calcext:value-type="float">
            <text:p>775</text:p>
          </table:table-cell>
          <table:table-cell table:style-name="ce319" office:value-type="string" calcext:value-type="string">
            <text:p>downto</text:p>
          </table:table-cell>
          <table:table-cell table:formula="of:=[.K417]+8" office:value-type="float" office:value="768" calcext:value-type="float">
            <text:p>768</text:p>
          </table:table-cell>
          <table:table-cell/>
          <table:table-cell table:style-name="ce325" office:value-type="string" calcext:value-type="string">
            <text:p>ADD 41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17]+8" office:value-type="float" office:value="263" calcext:value-type="float">
            <text:p>2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17]+8" office:value-type="float" office:value="256" calcext:value-type="float">
            <text:p>256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3">
          <table:table-cell table:style-name="ce27" office:value-type="string" calcext:value-type="string">
            <text:p>ADD 416</text:p>
          </table:table-cell>
          <table:table-cell table:style-name="ce70" office:value-type="string" calcext:value-type="string">
            <text:p>data_pressure_HCEM100_5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418]+8" office:value-type="float" office:value="767" calcext:value-type="float">
            <text:p>767</text:p>
          </table:table-cell>
          <table:table-cell table:style-name="ce319" office:value-type="string" calcext:value-type="string">
            <text:p>downto</text:p>
          </table:table-cell>
          <table:table-cell table:formula="of:=[.K418]+8" office:value-type="float" office:value="760" calcext:value-type="float">
            <text:p>760</text:p>
          </table:table-cell>
          <table:table-cell/>
          <table:table-cell table:style-name="ce325" office:value-type="string" calcext:value-type="string">
            <text:p>ADD 41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18]+8" office:value-type="float" office:value="255" calcext:value-type="float">
            <text:p>2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18]+8" office:value-type="float" office:value="248" calcext:value-type="float">
            <text:p>248</text:p>
          </table:table-cell>
          <table:table-cell table:style-name="ce230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417</text:p>
          </table:table-cell>
          <table:table-cell table:style-name="ce67" office:value-type="string" calcext:value-type="string">
            <text:p>data_pressure_HCEM10_1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10</text:p>
          </table:table-cell>
          <table:table-cell/>
          <table:table-cell table:formula="of:=[.I419]+8" office:value-type="float" office:value="759" calcext:value-type="float">
            <text:p>759</text:p>
          </table:table-cell>
          <table:table-cell table:style-name="ce319" office:value-type="string" calcext:value-type="string">
            <text:p>downto</text:p>
          </table:table-cell>
          <table:table-cell table:formula="of:=[.K419]+8" office:value-type="float" office:value="752" calcext:value-type="float">
            <text:p>752</text:p>
          </table:table-cell>
          <table:table-cell/>
          <table:table-cell table:style-name="ce325" office:value-type="string" calcext:value-type="string">
            <text:p>ADD 41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19]+8" office:value-type="float" office:value="247" calcext:value-type="float">
            <text:p>2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19]+8" office:value-type="float" office:value="240" calcext:value-type="float">
            <text:p>240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18</text:p>
          </table:table-cell>
          <table:table-cell table:style-name="ce69" office:value-type="string" calcext:value-type="string">
            <text:p>data_pressure_HCEM10_1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420]+8" office:value-type="float" office:value="751" calcext:value-type="float">
            <text:p>751</text:p>
          </table:table-cell>
          <table:table-cell table:style-name="ce319" office:value-type="string" calcext:value-type="string">
            <text:p>downto</text:p>
          </table:table-cell>
          <table:table-cell table:formula="of:=[.K420]+8" office:value-type="float" office:value="744" calcext:value-type="float">
            <text:p>744</text:p>
          </table:table-cell>
          <table:table-cell/>
          <table:table-cell table:style-name="ce325" office:value-type="string" calcext:value-type="string">
            <text:p>ADD 41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20]+8" office:value-type="float" office:value="239" calcext:value-type="float">
            <text:p>2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20]+8" office:value-type="float" office:value="232" calcext:value-type="float">
            <text:p>232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19</text:p>
          </table:table-cell>
          <table:table-cell table:style-name="ce69" office:value-type="string" calcext:value-type="string">
            <text:p>data_pressure_HCEM10_2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421]+8" office:value-type="float" office:value="743" calcext:value-type="float">
            <text:p>743</text:p>
          </table:table-cell>
          <table:table-cell table:style-name="ce319" office:value-type="string" calcext:value-type="string">
            <text:p>downto</text:p>
          </table:table-cell>
          <table:table-cell table:formula="of:=[.K421]+8" office:value-type="float" office:value="736" calcext:value-type="float">
            <text:p>736</text:p>
          </table:table-cell>
          <table:table-cell/>
          <table:table-cell table:style-name="ce325" office:value-type="string" calcext:value-type="string">
            <text:p>ADD 41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21]+8" office:value-type="float" office:value="231" calcext:value-type="float">
            <text:p>2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21]+8" office:value-type="float" office:value="224" calcext:value-type="float">
            <text:p>224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20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422]+8" office:value-type="float" office:value="735" calcext:value-type="float">
            <text:p>735</text:p>
          </table:table-cell>
          <table:table-cell table:style-name="ce319" office:value-type="string" calcext:value-type="string">
            <text:p>downto</text:p>
          </table:table-cell>
          <table:table-cell table:formula="of:=[.K422]+8" office:value-type="float" office:value="728" calcext:value-type="float">
            <text:p>728</text:p>
          </table:table-cell>
          <table:table-cell/>
          <table:table-cell table:style-name="ce325" office:value-type="string" calcext:value-type="string">
            <text:p>ADD 42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22]+8" office:value-type="float" office:value="223" calcext:value-type="float">
            <text:p>2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22]+8" office:value-type="float" office:value="216" calcext:value-type="float">
            <text:p>216</text:p>
          </table:table-cell>
          <table:table-cell table:style-name="ce232" office:value-type="string" calcext:value-type="string">
            <text:p>Gyroscope Z (Rad/s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21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423]+8" office:value-type="float" office:value="727" calcext:value-type="float">
            <text:p>727</text:p>
          </table:table-cell>
          <table:table-cell table:style-name="ce319" office:value-type="string" calcext:value-type="string">
            <text:p>downto</text:p>
          </table:table-cell>
          <table:table-cell table:formula="of:=[.K423]+8" office:value-type="float" office:value="720" calcext:value-type="float">
            <text:p>720</text:p>
          </table:table-cell>
          <table:table-cell/>
          <table:table-cell table:style-name="ce325" office:value-type="string" calcext:value-type="string">
            <text:p>ADD 42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23]+8" office:value-type="float" office:value="215" calcext:value-type="float">
            <text:p>2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23]+8" office:value-type="float" office:value="208" calcext:value-type="float">
            <text:p>208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22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424]+8" office:value-type="float" office:value="719" calcext:value-type="float">
            <text:p>719</text:p>
          </table:table-cell>
          <table:table-cell table:style-name="ce319" office:value-type="string" calcext:value-type="string">
            <text:p>downto</text:p>
          </table:table-cell>
          <table:table-cell table:formula="of:=[.K424]+8" office:value-type="float" office:value="712" calcext:value-type="float">
            <text:p>712</text:p>
          </table:table-cell>
          <table:table-cell/>
          <table:table-cell table:style-name="ce325" office:value-type="string" calcext:value-type="string">
            <text:p>ADD 42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24]+8" office:value-type="float" office:value="207" calcext:value-type="float">
            <text:p>20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24]+8" office:value-type="float" office:value="200" calcext:value-type="float">
            <text:p>200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23</text:p>
          </table:table-cell>
          <table:table-cell table:style-name="ce69" office:value-type="string" calcext:value-type="string">
            <text:p>data_pressure_HCEM1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425]+8" office:value-type="float" office:value="711" calcext:value-type="float">
            <text:p>711</text:p>
          </table:table-cell>
          <table:table-cell table:style-name="ce319" office:value-type="string" calcext:value-type="string">
            <text:p>downto</text:p>
          </table:table-cell>
          <table:table-cell table:formula="of:=[.K425]+8" office:value-type="float" office:value="704" calcext:value-type="float">
            <text:p>704</text:p>
          </table:table-cell>
          <table:table-cell/>
          <table:table-cell table:style-name="ce325" office:value-type="string" calcext:value-type="string">
            <text:p>ADD 42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25]+8" office:value-type="float" office:value="199" calcext:value-type="float">
            <text:p>19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25]+8" office:value-type="float" office:value="192" calcext:value-type="float">
            <text:p>192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3">
          <table:table-cell table:style-name="ce28" office:value-type="string" calcext:value-type="string">
            <text:p>ADD 424</text:p>
          </table:table-cell>
          <table:table-cell table:style-name="ce71" office:value-type="string" calcext:value-type="string">
            <text:p>data_pressure_HCEM10_4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426]+8" office:value-type="float" office:value="703" calcext:value-type="float">
            <text:p>703</text:p>
          </table:table-cell>
          <table:table-cell table:style-name="ce319" office:value-type="string" calcext:value-type="string">
            <text:p>downto</text:p>
          </table:table-cell>
          <table:table-cell table:formula="of:=[.K426]+8" office:value-type="float" office:value="696" calcext:value-type="float">
            <text:p>696</text:p>
          </table:table-cell>
          <table:table-cell/>
          <table:table-cell table:style-name="ce330" office:value-type="string" calcext:value-type="string">
            <text:p>ADD 42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26]+8" office:value-type="float" office:value="191" calcext:value-type="float">
            <text:p>19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26]+8" office:value-type="float" office:value="184" calcext:value-type="float">
            <text:p>184</text:p>
          </table:table-cell>
          <table:table-cell table:style-name="ce234" office:value-type="string" calcext:value-type="string">
            <text:p>Magnetometre X (mG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16" office:value-type="string" calcext:value-type="string">
            <text:p>ADD 425</text:p>
          </table:table-cell>
          <table:table-cell table:style-name="ce58" office:value-type="float" office:value="99" calcext:value-type="float">
            <text:p>99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/>
          <table:table-cell table:formula="of:=[.I427]+8" office:value-type="float" office:value="695" calcext:value-type="float">
            <text:p>695</text:p>
          </table:table-cell>
          <table:table-cell table:style-name="ce319" office:value-type="string" calcext:value-type="string">
            <text:p>downto</text:p>
          </table:table-cell>
          <table:table-cell table:formula="of:=[.K427]+8" office:value-type="float" office:value="688" calcext:value-type="float">
            <text:p>688</text:p>
          </table:table-cell>
          <table:table-cell/>
          <table:table-cell table:style-name="ce325" office:value-type="string" calcext:value-type="string">
            <text:p>ADD 42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27]+8" office:value-type="float" office:value="183" calcext:value-type="float">
            <text:p>18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27]+8" office:value-type="float" office:value="176" calcext:value-type="float">
            <text:p>176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1">
          <table:table-cell table:style-name="ce20" office:value-type="string" calcext:value-type="string">
            <text:p>ADD 426</text:p>
          </table:table-cell>
          <table:table-cell table:style-name="ce62" office:value-type="float" office:value="99" calcext:value-type="float">
            <text:p>99</text:p>
          </table:table-cell>
          <table:table-cell table:style-name="ce110" table:number-columns-repeated="3"/>
          <table:table-cell table:style-name="ce262"/>
          <table:covered-table-cell/>
          <table:table-cell/>
          <table:table-cell table:formula="of:=[.I428]+8" office:value-type="float" office:value="687" calcext:value-type="float">
            <text:p>687</text:p>
          </table:table-cell>
          <table:table-cell table:style-name="ce319" office:value-type="string" calcext:value-type="string">
            <text:p>downto</text:p>
          </table:table-cell>
          <table:table-cell table:formula="of:=[.K428]+8" office:value-type="float" office:value="680" calcext:value-type="float">
            <text:p>680</text:p>
          </table:table-cell>
          <table:table-cell/>
          <table:table-cell table:style-name="ce330" office:value-type="string" calcext:value-type="string">
            <text:p>ADD 42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28]+8" office:value-type="float" office:value="175" calcext:value-type="float">
            <text:p>1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28]+8" office:value-type="float" office:value="168" calcext:value-type="float">
            <text:p>168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3">
          <table:table-cell table:style-name="ce21" office:value-type="string" calcext:value-type="string">
            <text:p>ADD 427</text:p>
          </table:table-cell>
          <table:table-cell table:style-name="ce63" office:value-type="string" calcext:value-type="string">
            <text:p>data_pressure_HCEM0611_0</text:p>
          </table:table-cell>
          <table:table-cell table:style-name="ce111" office:value-type="float" office:value="15" calcext:value-type="float">
            <text:p>15</text:p>
          </table:table-cell>
          <table:table-cell table:style-name="ce138" office:value-type="string" calcext:value-type="string">
            <text:p>downto</text:p>
          </table:table-cell>
          <table:table-cell table:style-name="ce169" office:value-type="float" office:value="8" calcext:value-type="float">
            <text:p>8</text:p>
          </table:table-cell>
          <table:table-cell table:style-name="ce263" office:value-type="string" calcext:value-type="string">
            <text:p>Static Pressure 1</text:p>
          </table:table-cell>
          <table:table-cell table:style-name="ce304" office:value-type="string" calcext:value-type="string" table:number-columns-spanned="1" table:number-rows-spanned="4">
            <text:p>Pressions <text:s/>Statiques</text:p>
          </table:table-cell>
          <table:table-cell/>
          <table:table-cell table:formula="of:=[.I429]+8" office:value-type="float" office:value="679" calcext:value-type="float">
            <text:p>679</text:p>
          </table:table-cell>
          <table:table-cell table:style-name="ce319" office:value-type="string" calcext:value-type="string">
            <text:p>downto</text:p>
          </table:table-cell>
          <table:table-cell table:formula="of:=[.K429]+8" office:value-type="float" office:value="672" calcext:value-type="float">
            <text:p>672</text:p>
          </table:table-cell>
          <table:table-cell/>
          <table:table-cell table:style-name="ce325" office:value-type="string" calcext:value-type="string">
            <text:p>ADD 42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29]+8" office:value-type="float" office:value="167" calcext:value-type="float">
            <text:p>1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29]+8" office:value-type="float" office:value="160" calcext:value-type="float">
            <text:p>160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428</text:p>
          </table:table-cell>
          <table:table-cell table:style-name="ce64" office:value-type="string" calcext:value-type="string">
            <text:p>data_pressure_HCEM0611_0</text:p>
          </table:table-cell>
          <table:table-cell table:style-name="ce112" office:value-type="float" office:value="7" calcext:value-type="float">
            <text:p>7</text:p>
          </table:table-cell>
          <table:table-cell table:style-name="ce64" office:value-type="string" calcext:value-type="string">
            <text:p>downto</text:p>
          </table:table-cell>
          <table:table-cell table:style-name="ce170" office:value-type="float" office:value="0" calcext:value-type="float">
            <text:p>0</text:p>
          </table:table-cell>
          <table:table-cell table:style-name="ce264"/>
          <table:covered-table-cell table:style-name="ce305"/>
          <table:table-cell/>
          <table:table-cell table:formula="of:=[.I430]+8" office:value-type="float" office:value="671" calcext:value-type="float">
            <text:p>671</text:p>
          </table:table-cell>
          <table:table-cell table:style-name="ce319" office:value-type="string" calcext:value-type="string">
            <text:p>downto</text:p>
          </table:table-cell>
          <table:table-cell table:formula="of:=[.K430]+8" office:value-type="float" office:value="664" calcext:value-type="float">
            <text:p>664</text:p>
          </table:table-cell>
          <table:table-cell/>
          <table:table-cell table:style-name="ce325" office:value-type="string" calcext:value-type="string">
            <text:p>ADD 42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30]+8" office:value-type="float" office:value="159" calcext:value-type="float">
            <text:p>1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30]+8" office:value-type="float" office:value="152" calcext:value-type="float">
            <text:p>152</text:p>
          </table:table-cell>
          <table:table-cell table:style-name="ce236" office:value-type="string" calcext:value-type="string">
            <text:p>Magnetoscope Y (mG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2" office:value-type="string" calcext:value-type="string">
            <text:p>ADD 429</text:p>
          </table:table-cell>
          <table:table-cell table:style-name="ce65" office:value-type="string" calcext:value-type="string">
            <text:p>data_pressure_HCEM0611_1</text:p>
          </table:table-cell>
          <table:table-cell table:style-name="ce113" office:value-type="float" office:value="15" calcext:value-type="float">
            <text:p>15</text:p>
          </table:table-cell>
          <table:table-cell table:style-name="ce64" office:value-type="string" calcext:value-type="string">
            <text:p>downto</text:p>
          </table:table-cell>
          <table:table-cell table:style-name="ce171" office:value-type="float" office:value="8" calcext:value-type="float">
            <text:p>8</text:p>
          </table:table-cell>
          <table:table-cell table:style-name="ce265" office:value-type="string" calcext:value-type="string">
            <text:p>Static Pressure 2</text:p>
          </table:table-cell>
          <table:covered-table-cell table:style-name="ce305"/>
          <table:table-cell/>
          <table:table-cell table:formula="of:=[.I431]+8" office:value-type="float" office:value="663" calcext:value-type="float">
            <text:p>663</text:p>
          </table:table-cell>
          <table:table-cell table:style-name="ce319" office:value-type="string" calcext:value-type="string">
            <text:p>downto</text:p>
          </table:table-cell>
          <table:table-cell table:formula="of:=[.K431]+8" office:value-type="float" office:value="656" calcext:value-type="float">
            <text:p>656</text:p>
          </table:table-cell>
          <table:table-cell/>
          <table:table-cell table:style-name="ce325" office:value-type="string" calcext:value-type="string">
            <text:p>ADD 42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31]+8" office:value-type="float" office:value="151" calcext:value-type="float">
            <text:p>1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31]+8" office:value-type="float" office:value="144" calcext:value-type="float">
            <text:p>144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3">
          <table:table-cell table:style-name="ce23" office:value-type="string" calcext:value-type="string">
            <text:p>ADD 430</text:p>
          </table:table-cell>
          <table:table-cell table:style-name="ce66" office:value-type="string" calcext:value-type="string">
            <text:p>data_pressure_HCEM0611_1</text:p>
          </table:table-cell>
          <table:table-cell table:style-name="ce114" office:value-type="float" office:value="7" calcext:value-type="float">
            <text:p>7</text:p>
          </table:table-cell>
          <table:table-cell table:style-name="ce66" office:value-type="string" calcext:value-type="string">
            <text:p>downto</text:p>
          </table:table-cell>
          <table:table-cell table:style-name="ce172" office:value-type="float" office:value="0" calcext:value-type="float">
            <text:p>0</text:p>
          </table:table-cell>
          <table:table-cell table:style-name="ce266"/>
          <table:covered-table-cell table:style-name="ce305"/>
          <table:table-cell/>
          <table:table-cell table:formula="of:=[.I432]+8" office:value-type="float" office:value="655" calcext:value-type="float">
            <text:p>655</text:p>
          </table:table-cell>
          <table:table-cell table:style-name="ce319" office:value-type="string" calcext:value-type="string">
            <text:p>downto</text:p>
          </table:table-cell>
          <table:table-cell table:formula="of:=[.K432]+8" office:value-type="float" office:value="648" calcext:value-type="float">
            <text:p>648</text:p>
          </table:table-cell>
          <table:table-cell/>
          <table:table-cell table:style-name="ce325" office:value-type="string" calcext:value-type="string">
            <text:p>ADD 43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32]+8" office:value-type="float" office:value="143" calcext:value-type="float">
            <text:p>1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32]+8" office:value-type="float" office:value="136" calcext:value-type="float">
            <text:p>136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431</text:p>
          </table:table-cell>
          <table:table-cell table:style-name="ce67" office:value-type="string" calcext:value-type="string">
            <text:p>data_pressure_HCEM10_2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</text:p>
          </table:table-cell>
          <table:table-cell/>
          <table:table-cell table:formula="of:=[.I433]+8" office:value-type="float" office:value="647" calcext:value-type="float">
            <text:p>647</text:p>
          </table:table-cell>
          <table:table-cell table:style-name="ce319" office:value-type="string" calcext:value-type="string">
            <text:p>downto</text:p>
          </table:table-cell>
          <table:table-cell table:formula="of:=[.K433]+8" office:value-type="float" office:value="640" calcext:value-type="float">
            <text:p>640</text:p>
          </table:table-cell>
          <table:table-cell/>
          <table:table-cell table:style-name="ce325" office:value-type="string" calcext:value-type="string">
            <text:p>ADD 43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33]+8" office:value-type="float" office:value="135" calcext:value-type="float">
            <text:p>1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33]+8" office:value-type="float" office:value="128" calcext:value-type="float">
            <text:p>128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32</text:p>
          </table:table-cell>
          <table:table-cell table:style-name="ce68" office:value-type="string" calcext:value-type="string">
            <text:p>data_pressure_HCEM10_2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434]+8" office:value-type="float" office:value="639" calcext:value-type="float">
            <text:p>639</text:p>
          </table:table-cell>
          <table:table-cell table:style-name="ce319" office:value-type="string" calcext:value-type="string">
            <text:p>downto</text:p>
          </table:table-cell>
          <table:table-cell table:formula="of:=[.K434]+8" office:value-type="float" office:value="632" calcext:value-type="float">
            <text:p>632</text:p>
          </table:table-cell>
          <table:table-cell/>
          <table:table-cell table:style-name="ce325" office:value-type="string" calcext:value-type="string">
            <text:p>ADD 43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34]+8" office:value-type="float" office:value="127" calcext:value-type="float">
            <text:p>1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34]+8" office:value-type="float" office:value="120" calcext:value-type="float">
            <text:p>120</text:p>
          </table:table-cell>
          <table:table-cell table:style-name="ce238" office:value-type="string" calcext:value-type="string">
            <text:p>Magnetometre Z(mG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33</text:p>
          </table:table-cell>
          <table:table-cell table:style-name="ce69" office:value-type="string" calcext:value-type="string">
            <text:p>data_pressure_HCEM10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435]+8" office:value-type="float" office:value="631" calcext:value-type="float">
            <text:p>631</text:p>
          </table:table-cell>
          <table:table-cell table:style-name="ce319" office:value-type="string" calcext:value-type="string">
            <text:p>downto</text:p>
          </table:table-cell>
          <table:table-cell table:formula="of:=[.K435]+8" office:value-type="float" office:value="624" calcext:value-type="float">
            <text:p>624</text:p>
          </table:table-cell>
          <table:table-cell/>
          <table:table-cell table:style-name="ce325" office:value-type="string" calcext:value-type="string">
            <text:p>ADD 43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35]+8" office:value-type="float" office:value="119" calcext:value-type="float">
            <text:p>1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35]+8" office:value-type="float" office:value="112" calcext:value-type="float">
            <text:p>112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34</text:p>
          </table:table-cell>
          <table:table-cell table:style-name="ce68" office:value-type="string" calcext:value-type="string">
            <text:p>data_pressure_HCEM10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436]+8" office:value-type="float" office:value="623" calcext:value-type="float">
            <text:p>623</text:p>
          </table:table-cell>
          <table:table-cell table:style-name="ce319" office:value-type="string" calcext:value-type="string">
            <text:p>downto</text:p>
          </table:table-cell>
          <table:table-cell table:formula="of:=[.K436]+8" office:value-type="float" office:value="616" calcext:value-type="float">
            <text:p>616</text:p>
          </table:table-cell>
          <table:table-cell/>
          <table:table-cell table:style-name="ce325" office:value-type="string" calcext:value-type="string">
            <text:p>ADD 43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36]+8" office:value-type="float" office:value="111" calcext:value-type="float">
            <text:p>1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36]+8" office:value-type="float" office:value="104" calcext:value-type="float">
            <text:p>104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35</text:p>
          </table:table-cell>
          <table:table-cell table:style-name="ce69" office:value-type="string" calcext:value-type="string">
            <text:p>data_pressure_HCEM10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437]+8" office:value-type="float" office:value="615" calcext:value-type="float">
            <text:p>615</text:p>
          </table:table-cell>
          <table:table-cell table:style-name="ce319" office:value-type="string" calcext:value-type="string">
            <text:p>downto</text:p>
          </table:table-cell>
          <table:table-cell table:formula="of:=[.K437]+8" office:value-type="float" office:value="608" calcext:value-type="float">
            <text:p>608</text:p>
          </table:table-cell>
          <table:table-cell/>
          <table:table-cell table:style-name="ce325" office:value-type="string" calcext:value-type="string">
            <text:p>ADD 43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37]+8" office:value-type="float" office:value="103" calcext:value-type="float">
            <text:p>1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37]+8" office:value-type="float" office:value="96" calcext:value-type="float">
            <text:p>96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3">
          <table:table-cell table:style-name="ce26" office:value-type="string" calcext:value-type="string">
            <text:p>ADD 436</text:p>
          </table:table-cell>
          <table:table-cell table:style-name="ce68" office:value-type="string" calcext:value-type="string">
            <text:p>data_pressure_HCEM100_4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438]+8" office:value-type="float" office:value="607" calcext:value-type="float">
            <text:p>607</text:p>
          </table:table-cell>
          <table:table-cell table:style-name="ce319" office:value-type="string" calcext:value-type="string">
            <text:p>downto</text:p>
          </table:table-cell>
          <table:table-cell table:formula="of:=[.K438]+8" office:value-type="float" office:value="600" calcext:value-type="float">
            <text:p>600</text:p>
          </table:table-cell>
          <table:table-cell/>
          <table:table-cell table:style-name="ce330" office:value-type="string" calcext:value-type="string">
            <text:p>ADD 43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38]+8" office:value-type="float" office:value="95" calcext:value-type="float">
            <text:p>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38]+8" office:value-type="float" office:value="88" calcext:value-type="float">
            <text:p>88</text:p>
          </table:table-cell>
          <table:table-cell table:style-name="ce240" office:value-type="string" calcext:value-type="string">
            <text:p>IMU Temperature (degC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37</text:p>
          </table:table-cell>
          <table:table-cell table:style-name="ce69" office:value-type="string" calcext:value-type="string">
            <text:p>data_pressure_HCEM100_5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439]+8" office:value-type="float" office:value="599" calcext:value-type="float">
            <text:p>599</text:p>
          </table:table-cell>
          <table:table-cell table:style-name="ce319" office:value-type="string" calcext:value-type="string">
            <text:p>downto</text:p>
          </table:table-cell>
          <table:table-cell table:formula="of:=[.K439]+8" office:value-type="float" office:value="592" calcext:value-type="float">
            <text:p>592</text:p>
          </table:table-cell>
          <table:table-cell/>
          <table:table-cell table:style-name="ce325" office:value-type="string" calcext:value-type="string">
            <text:p>ADD 43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39]+8" office:value-type="float" office:value="87" calcext:value-type="float">
            <text:p>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39]+8" office:value-type="float" office:value="80" calcext:value-type="float">
            <text:p>80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3">
          <table:table-cell table:style-name="ce27" office:value-type="string" calcext:value-type="string">
            <text:p>ADD 438</text:p>
          </table:table-cell>
          <table:table-cell table:style-name="ce70" office:value-type="string" calcext:value-type="string">
            <text:p>data_pressure_HCEM100_5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440]+8" office:value-type="float" office:value="591" calcext:value-type="float">
            <text:p>591</text:p>
          </table:table-cell>
          <table:table-cell table:style-name="ce319" office:value-type="string" calcext:value-type="string">
            <text:p>downto</text:p>
          </table:table-cell>
          <table:table-cell table:formula="of:=[.K440]+8" office:value-type="float" office:value="584" calcext:value-type="float">
            <text:p>584</text:p>
          </table:table-cell>
          <table:table-cell/>
          <table:table-cell table:style-name="ce325" office:value-type="string" calcext:value-type="string">
            <text:p>ADD 43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40]+8" office:value-type="float" office:value="79" calcext:value-type="float">
            <text:p>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40]+8" office:value-type="float" office:value="72" calcext:value-type="float">
            <text:p>72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439</text:p>
          </table:table-cell>
          <table:table-cell table:style-name="ce67" office:value-type="string" calcext:value-type="string">
            <text:p>data_pressure_HCEM10_1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10</text:p>
          </table:table-cell>
          <table:table-cell/>
          <table:table-cell table:formula="of:=[.I441]+8" office:value-type="float" office:value="583" calcext:value-type="float">
            <text:p>583</text:p>
          </table:table-cell>
          <table:table-cell table:style-name="ce319" office:value-type="string" calcext:value-type="string">
            <text:p>downto</text:p>
          </table:table-cell>
          <table:table-cell table:formula="of:=[.K441]+8" office:value-type="float" office:value="576" calcext:value-type="float">
            <text:p>576</text:p>
          </table:table-cell>
          <table:table-cell/>
          <table:table-cell table:style-name="ce325" office:value-type="string" calcext:value-type="string">
            <text:p>ADD 43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41]+8" office:value-type="float" office:value="71" calcext:value-type="float">
            <text:p>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41]+8" office:value-type="float" office:value="64" calcext:value-type="float">
            <text:p>64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40</text:p>
          </table:table-cell>
          <table:table-cell table:style-name="ce69" office:value-type="string" calcext:value-type="string">
            <text:p>data_pressure_HCEM10_1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442]+8" office:value-type="float" office:value="575" calcext:value-type="float">
            <text:p>575</text:p>
          </table:table-cell>
          <table:table-cell table:style-name="ce319" office:value-type="string" calcext:value-type="string">
            <text:p>downto</text:p>
          </table:table-cell>
          <table:table-cell table:formula="of:=[.K442]+8" office:value-type="float" office:value="568" calcext:value-type="float">
            <text:p>568</text:p>
          </table:table-cell>
          <table:table-cell/>
          <table:table-cell table:style-name="ce325" office:value-type="string" calcext:value-type="string">
            <text:p>ADD 44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42]+8" office:value-type="float" office:value="63" calcext:value-type="float">
            <text:p>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42]+8" office:value-type="float" office:value="56" calcext:value-type="float">
            <text:p>56</text:p>
          </table:table-cell>
          <table:table-cell table:style-name="ce242" office:value-type="string" calcext:value-type="string">
            <text:p>Pressure (Pa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41</text:p>
          </table:table-cell>
          <table:table-cell table:style-name="ce69" office:value-type="string" calcext:value-type="string">
            <text:p>data_pressure_HCEM10_2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443]+8" office:value-type="float" office:value="567" calcext:value-type="float">
            <text:p>567</text:p>
          </table:table-cell>
          <table:table-cell table:style-name="ce319" office:value-type="string" calcext:value-type="string">
            <text:p>downto</text:p>
          </table:table-cell>
          <table:table-cell table:formula="of:=[.K443]+8" office:value-type="float" office:value="560" calcext:value-type="float">
            <text:p>560</text:p>
          </table:table-cell>
          <table:table-cell/>
          <table:table-cell table:style-name="ce325" office:value-type="string" calcext:value-type="string">
            <text:p>ADD 44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43]+8" office:value-type="float" office:value="55" calcext:value-type="float">
            <text:p>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43]+8" office:value-type="float" office:value="48" calcext:value-type="float">
            <text:p>48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42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444]+8" office:value-type="float" office:value="559" calcext:value-type="float">
            <text:p>559</text:p>
          </table:table-cell>
          <table:table-cell table:style-name="ce319" office:value-type="string" calcext:value-type="string">
            <text:p>downto</text:p>
          </table:table-cell>
          <table:table-cell table:formula="of:=[.K444]+8" office:value-type="float" office:value="552" calcext:value-type="float">
            <text:p>552</text:p>
          </table:table-cell>
          <table:table-cell/>
          <table:table-cell table:style-name="ce325" office:value-type="string" calcext:value-type="string">
            <text:p>ADD 44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44]+8" office:value-type="float" office:value="47" calcext:value-type="float">
            <text:p>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44]+8" office:value-type="float" office:value="40" calcext:value-type="float">
            <text:p>40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43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445]+8" office:value-type="float" office:value="551" calcext:value-type="float">
            <text:p>551</text:p>
          </table:table-cell>
          <table:table-cell table:style-name="ce319" office:value-type="string" calcext:value-type="string">
            <text:p>downto</text:p>
          </table:table-cell>
          <table:table-cell table:formula="of:=[.K445]+8" office:value-type="float" office:value="544" calcext:value-type="float">
            <text:p>544</text:p>
          </table:table-cell>
          <table:table-cell/>
          <table:table-cell table:style-name="ce325" office:value-type="string" calcext:value-type="string">
            <text:p>ADD 44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45]+8" office:value-type="float" office:value="39" calcext:value-type="float">
            <text:p>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45]+8" office:value-type="float" office:value="32" calcext:value-type="float">
            <text:p>32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44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446]+8" office:value-type="float" office:value="543" calcext:value-type="float">
            <text:p>543</text:p>
          </table:table-cell>
          <table:table-cell table:style-name="ce319" office:value-type="string" calcext:value-type="string">
            <text:p>downto</text:p>
          </table:table-cell>
          <table:table-cell table:formula="of:=[.K446]+8" office:value-type="float" office:value="536" calcext:value-type="float">
            <text:p>536</text:p>
          </table:table-cell>
          <table:table-cell/>
          <table:table-cell table:style-name="ce325" office:value-type="string" calcext:value-type="string">
            <text:p>ADD 44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46]+8" office:value-type="float" office:value="31" calcext:value-type="float">
            <text:p>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46]+8" office:value-type="float" office:value="24" calcext:value-type="float">
            <text:p>24</text:p>
          </table:table-cell>
          <table:table-cell table:style-name="ce244" office:value-type="string" calcext:value-type="string">
            <text:p>Pressure Temp ( DegC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45</text:p>
          </table:table-cell>
          <table:table-cell table:style-name="ce69" office:value-type="string" calcext:value-type="string">
            <text:p>data_pressure_HCEM1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447]+8" office:value-type="float" office:value="535" calcext:value-type="float">
            <text:p>535</text:p>
          </table:table-cell>
          <table:table-cell table:style-name="ce319" office:value-type="string" calcext:value-type="string">
            <text:p>downto</text:p>
          </table:table-cell>
          <table:table-cell table:formula="of:=[.K447]+8" office:value-type="float" office:value="528" calcext:value-type="float">
            <text:p>528</text:p>
          </table:table-cell>
          <table:table-cell/>
          <table:table-cell table:style-name="ce325" office:value-type="string" calcext:value-type="string">
            <text:p>ADD 44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47]+8" office:value-type="float" office:value="23" calcext:value-type="float">
            <text:p>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47]+8" office:value-type="float" office:value="16" calcext:value-type="float">
            <text:p>16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3">
          <table:table-cell table:style-name="ce28" office:value-type="string" calcext:value-type="string">
            <text:p>ADD 446</text:p>
          </table:table-cell>
          <table:table-cell table:style-name="ce71" office:value-type="string" calcext:value-type="string">
            <text:p>data_pressure_HCEM10_4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448]+8" office:value-type="float" office:value="527" calcext:value-type="float">
            <text:p>527</text:p>
          </table:table-cell>
          <table:table-cell table:style-name="ce319" office:value-type="string" calcext:value-type="string">
            <text:p>downto</text:p>
          </table:table-cell>
          <table:table-cell table:formula="of:=[.K448]+8" office:value-type="float" office:value="520" calcext:value-type="float">
            <text:p>520</text:p>
          </table:table-cell>
          <table:table-cell/>
          <table:table-cell table:style-name="ce330" office:value-type="string" calcext:value-type="string">
            <text:p>ADD 44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48]+8" office:value-type="float" office:value="15" calcext:value-type="float">
            <text:p>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48]+8" office:value-type="float" office:value="8" calcext:value-type="float">
            <text:p>8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1">
          <table:table-cell table:style-name="ce16" office:value-type="string" calcext:value-type="string">
            <text:p>ADD 447</text:p>
          </table:table-cell>
          <table:table-cell table:style-name="ce58" office:value-type="string" calcext:value-type="string">
            <text:p>AA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/>
          <table:table-cell table:formula="of:=[.I449]+8" office:value-type="float" office:value="519" calcext:value-type="float">
            <text:p>519</text:p>
          </table:table-cell>
          <table:table-cell table:style-name="ce319" office:value-type="string" calcext:value-type="string">
            <text:p>downto</text:p>
          </table:table-cell>
          <table:table-cell table:formula="of:=[.K449]+8" office:value-type="float" office:value="512" calcext:value-type="float">
            <text:p>512</text:p>
          </table:table-cell>
          <table:table-cell/>
          <table:table-cell table:style-name="ce326" office:value-type="string" calcext:value-type="string">
            <text:p>ADD 447</text:p>
          </table:table-cell>
          <table:table-cell table:style-name="ce334" office:value-type="string" calcext:value-type="string">
            <text:p>MOTUS_ACCDATA</text:p>
          </table:table-cell>
          <table:table-cell table:style-name="ce338" office:value-type="float" office:value="7" calcext:value-type="float">
            <text:p>7</text:p>
          </table:table-cell>
          <table:table-cell table:style-name="ce334" office:value-type="string" calcext:value-type="string">
            <text:p>downto</text:p>
          </table:table-cell>
          <table:table-cell table:style-name="ce341" office:value-type="float" office:value="0" calcext:value-type="float">
            <text:p>0</text:p>
          </table:table-cell>
          <table:table-cell table:style-name="ce246"/>
          <table:covered-table-cell table:style-name="ce294"/>
          <table:table-cell table:number-columns-repeated="1005"/>
        </table:table-row>
        <table:table-row table:style-name="ro1">
          <table:table-cell table:style-name="ce20" office:value-type="string" calcext:value-type="string">
            <text:p>ADD 448</text:p>
          </table:table-cell>
          <table:table-cell table:style-name="ce62" office:value-type="string" calcext:value-type="string">
            <text:p>AA</text:p>
          </table:table-cell>
          <table:table-cell table:style-name="ce110" table:number-columns-repeated="3"/>
          <table:table-cell table:style-name="ce262"/>
          <table:covered-table-cell/>
          <table:table-cell/>
          <table:table-cell table:formula="of:=[.I450]+8" office:value-type="float" office:value="511" calcext:value-type="float">
            <text:p>511</text:p>
          </table:table-cell>
          <table:table-cell table:style-name="ce319" office:value-type="string" calcext:value-type="string">
            <text:p>downto</text:p>
          </table:table-cell>
          <table:table-cell table:formula="of:=[.K450]+8" office:value-type="float" office:value="504" calcext:value-type="float">
            <text:p>504</text:p>
          </table:table-cell>
          <table:table-cell/>
          <table:table-cell table:style-name="ce331" office:value-type="string" calcext:value-type="string">
            <text:p>ADD 448</text:p>
          </table:table-cell>
          <table:table-cell table:style-name="ce58" office:value-type="string" calcext:value-type="string">
            <text:p>AC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 table:number-columns-repeated="1005"/>
        </table:table-row>
        <table:table-row table:style-name="ro3">
          <table:table-cell table:style-name="ce21" office:value-type="string" calcext:value-type="string">
            <text:p>ADD 449</text:p>
          </table:table-cell>
          <table:table-cell table:style-name="ce63" office:value-type="string" calcext:value-type="string">
            <text:p>data_pressure_HCEM0611_0</text:p>
          </table:table-cell>
          <table:table-cell table:style-name="ce111" office:value-type="float" office:value="15" calcext:value-type="float">
            <text:p>15</text:p>
          </table:table-cell>
          <table:table-cell table:style-name="ce138" office:value-type="string" calcext:value-type="string">
            <text:p>downto</text:p>
          </table:table-cell>
          <table:table-cell table:style-name="ce169" office:value-type="float" office:value="8" calcext:value-type="float">
            <text:p>8</text:p>
          </table:table-cell>
          <table:table-cell table:style-name="ce263" office:value-type="string" calcext:value-type="string">
            <text:p>Static Pressure 1</text:p>
          </table:table-cell>
          <table:table-cell table:style-name="ce304" office:value-type="string" calcext:value-type="string" table:number-columns-spanned="1" table:number-rows-spanned="4">
            <text:p>Pressions <text:s/>Statiques</text:p>
          </table:table-cell>
          <table:table-cell/>
          <table:table-cell table:formula="of:=[.I451]+8" office:value-type="float" office:value="503" calcext:value-type="float">
            <text:p>503</text:p>
          </table:table-cell>
          <table:table-cell table:style-name="ce319" office:value-type="string" calcext:value-type="string">
            <text:p>downto</text:p>
          </table:table-cell>
          <table:table-cell table:formula="of:=[.K451]+8" office:value-type="float" office:value="496" calcext:value-type="float">
            <text:p>496</text:p>
          </table:table-cell>
          <table:table-cell/>
          <table:table-cell table:style-name="ce328" office:value-type="string" calcext:value-type="string">
            <text:p>ADD 449</text:p>
          </table:table-cell>
          <table:table-cell table:style-name="ce62" office:value-type="string" calcext:value-type="string">
            <text:p>CA</text:p>
          </table:table-cell>
          <table:table-cell table:style-name="ce110" table:number-columns-repeated="3"/>
          <table:table-cell table:style-name="ce262"/>
          <table:covered-table-cell table:style-name="ce296"/>
          <table:table-cell table:number-columns-repeated="1005"/>
        </table:table-row>
        <table:table-row table:style-name="ro3">
          <table:table-cell table:style-name="ce22" office:value-type="string" calcext:value-type="string">
            <text:p>ADD 450</text:p>
          </table:table-cell>
          <table:table-cell table:style-name="ce64" office:value-type="string" calcext:value-type="string">
            <text:p>data_pressure_HCEM0611_0</text:p>
          </table:table-cell>
          <table:table-cell table:style-name="ce112" office:value-type="float" office:value="7" calcext:value-type="float">
            <text:p>7</text:p>
          </table:table-cell>
          <table:table-cell table:style-name="ce64" office:value-type="string" calcext:value-type="string">
            <text:p>downto</text:p>
          </table:table-cell>
          <table:table-cell table:style-name="ce170" office:value-type="float" office:value="0" calcext:value-type="float">
            <text:p>0</text:p>
          </table:table-cell>
          <table:table-cell table:style-name="ce264"/>
          <table:covered-table-cell table:style-name="ce305"/>
          <table:table-cell/>
          <table:table-cell table:formula="of:=[.I452]+8" office:value-type="float" office:value="495" calcext:value-type="float">
            <text:p>495</text:p>
          </table:table-cell>
          <table:table-cell table:style-name="ce319" office:value-type="string" calcext:value-type="string">
            <text:p>downto</text:p>
          </table:table-cell>
          <table:table-cell table:formula="of:=[.K452]+8" office:value-type="float" office:value="488" calcext:value-type="float">
            <text:p>488</text:p>
          </table:table-cell>
          <table:table-cell/>
          <table:table-cell table:style-name="ce329" office:value-type="string" calcext:value-type="string">
            <text:p>ADD 450</text:p>
          </table:table-cell>
          <table:table-cell table:style-name="ce332" office:value-type="string" calcext:value-type="string">
            <text:p>MOTUS_ACCDATA</text:p>
          </table:table-cell>
          <table:table-cell table:style-name="ce336" table:formula="of:=[.O452]+8" office:value-type="float" office:value="383" calcext:value-type="float">
            <text:p>383</text:p>
          </table:table-cell>
          <table:table-cell table:style-name="ce332" office:value-type="string" calcext:value-type="string">
            <text:p>downto</text:p>
          </table:table-cell>
          <table:table-cell table:style-name="ce339" table:formula="of:=[.Q452]+8" office:value-type="float" office:value="376" calcext:value-type="float">
            <text:p>376</text:p>
          </table:table-cell>
          <table:table-cell table:style-name="ce222" office:value-type="string" calcext:value-type="string">
            <text:p>Accelerometre x (m/s²)</text:p>
          </table:table-cell>
          <table:table-cell table:style-name="ce347" office:value-type="string" calcext:value-type="string" table:number-columns-spanned="1" table:number-rows-spanned="48">
            <text:p>MOTUS RAW SENSORS PACKET</text:p>
          </table:table-cell>
          <table:table-cell table:number-columns-repeated="1005"/>
        </table:table-row>
        <table:table-row table:style-name="ro3">
          <table:table-cell table:style-name="ce22" office:value-type="string" calcext:value-type="string">
            <text:p>ADD 451</text:p>
          </table:table-cell>
          <table:table-cell table:style-name="ce65" office:value-type="string" calcext:value-type="string">
            <text:p>data_pressure_HCEM0611_1</text:p>
          </table:table-cell>
          <table:table-cell table:style-name="ce113" office:value-type="float" office:value="15" calcext:value-type="float">
            <text:p>15</text:p>
          </table:table-cell>
          <table:table-cell table:style-name="ce64" office:value-type="string" calcext:value-type="string">
            <text:p>downto</text:p>
          </table:table-cell>
          <table:table-cell table:style-name="ce171" office:value-type="float" office:value="8" calcext:value-type="float">
            <text:p>8</text:p>
          </table:table-cell>
          <table:table-cell table:style-name="ce265" office:value-type="string" calcext:value-type="string">
            <text:p>Static Pressure 2</text:p>
          </table:table-cell>
          <table:covered-table-cell table:style-name="ce305"/>
          <table:table-cell/>
          <table:table-cell table:formula="of:=[.I453]+8" office:value-type="float" office:value="487" calcext:value-type="float">
            <text:p>487</text:p>
          </table:table-cell>
          <table:table-cell table:style-name="ce319" office:value-type="string" calcext:value-type="string">
            <text:p>downto</text:p>
          </table:table-cell>
          <table:table-cell table:formula="of:=[.K453]+8" office:value-type="float" office:value="480" calcext:value-type="float">
            <text:p>480</text:p>
          </table:table-cell>
          <table:table-cell/>
          <table:table-cell table:style-name="ce325" office:value-type="string" calcext:value-type="string">
            <text:p>ADD 45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53]+8" office:value-type="float" office:value="375" calcext:value-type="float">
            <text:p>3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53]+8" office:value-type="float" office:value="368" calcext:value-type="float">
            <text:p>368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3">
          <table:table-cell table:style-name="ce23" office:value-type="string" calcext:value-type="string">
            <text:p>ADD 452</text:p>
          </table:table-cell>
          <table:table-cell table:style-name="ce66" office:value-type="string" calcext:value-type="string">
            <text:p>data_pressure_HCEM0611_1</text:p>
          </table:table-cell>
          <table:table-cell table:style-name="ce114" office:value-type="float" office:value="7" calcext:value-type="float">
            <text:p>7</text:p>
          </table:table-cell>
          <table:table-cell table:style-name="ce66" office:value-type="string" calcext:value-type="string">
            <text:p>downto</text:p>
          </table:table-cell>
          <table:table-cell table:style-name="ce172" office:value-type="float" office:value="0" calcext:value-type="float">
            <text:p>0</text:p>
          </table:table-cell>
          <table:table-cell table:style-name="ce266"/>
          <table:covered-table-cell table:style-name="ce305"/>
          <table:table-cell/>
          <table:table-cell table:formula="of:=[.I454]+8" office:value-type="float" office:value="479" calcext:value-type="float">
            <text:p>479</text:p>
          </table:table-cell>
          <table:table-cell table:style-name="ce319" office:value-type="string" calcext:value-type="string">
            <text:p>downto</text:p>
          </table:table-cell>
          <table:table-cell table:formula="of:=[.K454]+8" office:value-type="float" office:value="472" calcext:value-type="float">
            <text:p>472</text:p>
          </table:table-cell>
          <table:table-cell/>
          <table:table-cell table:style-name="ce325" office:value-type="string" calcext:value-type="string">
            <text:p>ADD 45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54]+8" office:value-type="float" office:value="367" calcext:value-type="float">
            <text:p>3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54]+8" office:value-type="float" office:value="360" calcext:value-type="float">
            <text:p>360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453</text:p>
          </table:table-cell>
          <table:table-cell table:style-name="ce67" office:value-type="string" calcext:value-type="string">
            <text:p>data_pressure_HCEM10_2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</text:p>
          </table:table-cell>
          <table:table-cell/>
          <table:table-cell table:formula="of:=[.I455]+8" office:value-type="float" office:value="471" calcext:value-type="float">
            <text:p>471</text:p>
          </table:table-cell>
          <table:table-cell table:style-name="ce319" office:value-type="string" calcext:value-type="string">
            <text:p>downto</text:p>
          </table:table-cell>
          <table:table-cell table:formula="of:=[.K455]+8" office:value-type="float" office:value="464" calcext:value-type="float">
            <text:p>464</text:p>
          </table:table-cell>
          <table:table-cell/>
          <table:table-cell table:style-name="ce325" office:value-type="string" calcext:value-type="string">
            <text:p>ADD 45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55]+8" office:value-type="float" office:value="359" calcext:value-type="float">
            <text:p>3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55]+8" office:value-type="float" office:value="352" calcext:value-type="float">
            <text:p>352</text:p>
          </table:table-cell>
          <table:table-cell table:style-name="ce223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54</text:p>
          </table:table-cell>
          <table:table-cell table:style-name="ce68" office:value-type="string" calcext:value-type="string">
            <text:p>data_pressure_HCEM10_2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456]+8" office:value-type="float" office:value="463" calcext:value-type="float">
            <text:p>463</text:p>
          </table:table-cell>
          <table:table-cell table:style-name="ce319" office:value-type="string" calcext:value-type="string">
            <text:p>downto</text:p>
          </table:table-cell>
          <table:table-cell table:formula="of:=[.K456]+8" office:value-type="float" office:value="456" calcext:value-type="float">
            <text:p>456</text:p>
          </table:table-cell>
          <table:table-cell/>
          <table:table-cell table:style-name="ce325" office:value-type="string" calcext:value-type="string">
            <text:p>ADD 45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56]+8" office:value-type="float" office:value="351" calcext:value-type="float">
            <text:p>3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56]+8" office:value-type="float" office:value="344" calcext:value-type="float">
            <text:p>344</text:p>
          </table:table-cell>
          <table:table-cell table:style-name="ce224" office:value-type="string" calcext:value-type="string">
            <text:p>Accelerometre y (m/s²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55</text:p>
          </table:table-cell>
          <table:table-cell table:style-name="ce69" office:value-type="string" calcext:value-type="string">
            <text:p>data_pressure_HCEM10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457]+8" office:value-type="float" office:value="455" calcext:value-type="float">
            <text:p>455</text:p>
          </table:table-cell>
          <table:table-cell table:style-name="ce319" office:value-type="string" calcext:value-type="string">
            <text:p>downto</text:p>
          </table:table-cell>
          <table:table-cell table:formula="of:=[.K457]+8" office:value-type="float" office:value="448" calcext:value-type="float">
            <text:p>448</text:p>
          </table:table-cell>
          <table:table-cell/>
          <table:table-cell table:style-name="ce325" office:value-type="string" calcext:value-type="string">
            <text:p>ADD 45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57]+8" office:value-type="float" office:value="343" calcext:value-type="float">
            <text:p>3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57]+8" office:value-type="float" office:value="336" calcext:value-type="float">
            <text:p>336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56</text:p>
          </table:table-cell>
          <table:table-cell table:style-name="ce68" office:value-type="string" calcext:value-type="string">
            <text:p>data_pressure_HCEM10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458]+8" office:value-type="float" office:value="447" calcext:value-type="float">
            <text:p>447</text:p>
          </table:table-cell>
          <table:table-cell table:style-name="ce319" office:value-type="string" calcext:value-type="string">
            <text:p>downto</text:p>
          </table:table-cell>
          <table:table-cell table:formula="of:=[.K458]+8" office:value-type="float" office:value="440" calcext:value-type="float">
            <text:p>440</text:p>
          </table:table-cell>
          <table:table-cell/>
          <table:table-cell table:style-name="ce325" office:value-type="string" calcext:value-type="string">
            <text:p>ADD 45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58]+8" office:value-type="float" office:value="335" calcext:value-type="float">
            <text:p>3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58]+8" office:value-type="float" office:value="328" calcext:value-type="float">
            <text:p>328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57</text:p>
          </table:table-cell>
          <table:table-cell table:style-name="ce69" office:value-type="string" calcext:value-type="string">
            <text:p>data_pressure_HCEM10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459]+8" office:value-type="float" office:value="439" calcext:value-type="float">
            <text:p>439</text:p>
          </table:table-cell>
          <table:table-cell table:style-name="ce319" office:value-type="string" calcext:value-type="string">
            <text:p>downto</text:p>
          </table:table-cell>
          <table:table-cell table:formula="of:=[.K459]+8" office:value-type="float" office:value="432" calcext:value-type="float">
            <text:p>432</text:p>
          </table:table-cell>
          <table:table-cell/>
          <table:table-cell table:style-name="ce325" office:value-type="string" calcext:value-type="string">
            <text:p>ADD 45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59]+8" office:value-type="float" office:value="327" calcext:value-type="float">
            <text:p>3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59]+8" office:value-type="float" office:value="320" calcext:value-type="float">
            <text:p>320</text:p>
          </table:table-cell>
          <table:table-cell table:style-name="ce225"/>
          <table:covered-table-cell table:style-name="ce293"/>
          <table:table-cell table:number-columns-repeated="1005"/>
        </table:table-row>
        <table:table-row table:style-name="ro3">
          <table:table-cell table:style-name="ce26" office:value-type="string" calcext:value-type="string">
            <text:p>ADD 458</text:p>
          </table:table-cell>
          <table:table-cell table:style-name="ce68" office:value-type="string" calcext:value-type="string">
            <text:p>data_pressure_HCEM100_4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460]+8" office:value-type="float" office:value="431" calcext:value-type="float">
            <text:p>431</text:p>
          </table:table-cell>
          <table:table-cell table:style-name="ce319" office:value-type="string" calcext:value-type="string">
            <text:p>downto</text:p>
          </table:table-cell>
          <table:table-cell table:formula="of:=[.K460]+8" office:value-type="float" office:value="424" calcext:value-type="float">
            <text:p>424</text:p>
          </table:table-cell>
          <table:table-cell/>
          <table:table-cell table:style-name="ce330" office:value-type="string" calcext:value-type="string">
            <text:p>ADD 45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60]+8" office:value-type="float" office:value="319" calcext:value-type="float">
            <text:p>3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60]+8" office:value-type="float" office:value="312" calcext:value-type="float">
            <text:p>312</text:p>
          </table:table-cell>
          <table:table-cell table:style-name="ce226" office:value-type="string" calcext:value-type="string">
            <text:p>Accelerometre z (m/s²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59</text:p>
          </table:table-cell>
          <table:table-cell table:style-name="ce69" office:value-type="string" calcext:value-type="string">
            <text:p>data_pressure_HCEM100_5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461]+8" office:value-type="float" office:value="423" calcext:value-type="float">
            <text:p>423</text:p>
          </table:table-cell>
          <table:table-cell table:style-name="ce319" office:value-type="string" calcext:value-type="string">
            <text:p>downto</text:p>
          </table:table-cell>
          <table:table-cell table:formula="of:=[.K461]+8" office:value-type="float" office:value="416" calcext:value-type="float">
            <text:p>416</text:p>
          </table:table-cell>
          <table:table-cell/>
          <table:table-cell table:style-name="ce325" office:value-type="string" calcext:value-type="string">
            <text:p>ADD 45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61]+8" office:value-type="float" office:value="311" calcext:value-type="float">
            <text:p>3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61]+8" office:value-type="float" office:value="304" calcext:value-type="float">
            <text:p>304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27" office:value-type="string" calcext:value-type="string">
            <text:p>ADD 460</text:p>
          </table:table-cell>
          <table:table-cell table:style-name="ce70" office:value-type="string" calcext:value-type="string">
            <text:p>data_pressure_HCEM100_5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462]+8" office:value-type="float" office:value="415" calcext:value-type="float">
            <text:p>415</text:p>
          </table:table-cell>
          <table:table-cell table:style-name="ce319" office:value-type="string" calcext:value-type="string">
            <text:p>downto</text:p>
          </table:table-cell>
          <table:table-cell table:formula="of:=[.K462]+8" office:value-type="float" office:value="408" calcext:value-type="float">
            <text:p>408</text:p>
          </table:table-cell>
          <table:table-cell/>
          <table:table-cell table:style-name="ce325" office:value-type="string" calcext:value-type="string">
            <text:p>ADD 46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62]+8" office:value-type="float" office:value="303" calcext:value-type="float">
            <text:p>3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62]+8" office:value-type="float" office:value="296" calcext:value-type="float">
            <text:p>296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24" office:value-type="string" calcext:value-type="string">
            <text:p>ADD 461</text:p>
          </table:table-cell>
          <table:table-cell table:style-name="ce67" office:value-type="string" calcext:value-type="string">
            <text:p>data_pressure_HCEM10_1</text:p>
          </table:table-cell>
          <table:table-cell table:style-name="ce115" office:value-type="float" office:value="15" calcext:value-type="float">
            <text:p>15</text:p>
          </table:table-cell>
          <table:table-cell table:style-name="ce139" office:value-type="string" calcext:value-type="string">
            <text:p>downto</text:p>
          </table:table-cell>
          <table:table-cell table:style-name="ce173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10</text:p>
          </table:table-cell>
          <table:table-cell/>
          <table:table-cell table:formula="of:=[.I463]+8" office:value-type="float" office:value="407" calcext:value-type="float">
            <text:p>407</text:p>
          </table:table-cell>
          <table:table-cell table:style-name="ce319" office:value-type="string" calcext:value-type="string">
            <text:p>downto</text:p>
          </table:table-cell>
          <table:table-cell table:formula="of:=[.K463]+8" office:value-type="float" office:value="400" calcext:value-type="float">
            <text:p>400</text:p>
          </table:table-cell>
          <table:table-cell/>
          <table:table-cell table:style-name="ce325" office:value-type="string" calcext:value-type="string">
            <text:p>ADD 46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63]+8" office:value-type="float" office:value="295" calcext:value-type="float">
            <text:p>2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63]+8" office:value-type="float" office:value="288" calcext:value-type="float">
            <text:p>288</text:p>
          </table:table-cell>
          <table:table-cell table:style-name="ce227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62</text:p>
          </table:table-cell>
          <table:table-cell table:style-name="ce69" office:value-type="string" calcext:value-type="string">
            <text:p>data_pressure_HCEM10_1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68"/>
          <table:covered-table-cell table:style-name="ce306"/>
          <table:table-cell/>
          <table:table-cell table:formula="of:=[.I464]+8" office:value-type="float" office:value="399" calcext:value-type="float">
            <text:p>399</text:p>
          </table:table-cell>
          <table:table-cell table:style-name="ce319" office:value-type="string" calcext:value-type="string">
            <text:p>downto</text:p>
          </table:table-cell>
          <table:table-cell table:formula="of:=[.K464]+8" office:value-type="float" office:value="392" calcext:value-type="float">
            <text:p>392</text:p>
          </table:table-cell>
          <table:table-cell/>
          <table:table-cell table:style-name="ce325" office:value-type="string" calcext:value-type="string">
            <text:p>ADD 46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64]+8" office:value-type="float" office:value="287" calcext:value-type="float">
            <text:p>2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64]+8" office:value-type="float" office:value="280" calcext:value-type="float">
            <text:p>280</text:p>
          </table:table-cell>
          <table:table-cell table:style-name="ce228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63</text:p>
          </table:table-cell>
          <table:table-cell table:style-name="ce69" office:value-type="string" calcext:value-type="string">
            <text:p>data_pressure_HCEM10_2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/>
          <table:table-cell table:formula="of:=[.I465]+8" office:value-type="float" office:value="391" calcext:value-type="float">
            <text:p>391</text:p>
          </table:table-cell>
          <table:table-cell table:style-name="ce319" office:value-type="string" calcext:value-type="string">
            <text:p>downto</text:p>
          </table:table-cell>
          <table:table-cell table:formula="of:=[.K465]+8" office:value-type="float" office:value="384" calcext:value-type="float">
            <text:p>384</text:p>
          </table:table-cell>
          <table:table-cell/>
          <table:table-cell table:style-name="ce325" office:value-type="string" calcext:value-type="string">
            <text:p>ADD 46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65]+8" office:value-type="float" office:value="279" calcext:value-type="float">
            <text:p>2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65]+8" office:value-type="float" office:value="272" calcext:value-type="float">
            <text:p>272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64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0"/>
          <table:covered-table-cell table:style-name="ce306"/>
          <table:table-cell/>
          <table:table-cell table:formula="of:=[.I466]+8" office:value-type="float" office:value="383" calcext:value-type="float">
            <text:p>383</text:p>
          </table:table-cell>
          <table:table-cell table:style-name="ce319" office:value-type="string" calcext:value-type="string">
            <text:p>downto</text:p>
          </table:table-cell>
          <table:table-cell table:formula="of:=[.K466]+8" office:value-type="float" office:value="376" calcext:value-type="float">
            <text:p>376</text:p>
          </table:table-cell>
          <table:table-cell/>
          <table:table-cell table:style-name="ce325" office:value-type="string" calcext:value-type="string">
            <text:p>ADD 46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66]+8" office:value-type="float" office:value="271" calcext:value-type="float">
            <text:p>2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66]+8" office:value-type="float" office:value="264" calcext:value-type="float">
            <text:p>264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65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/>
          <table:table-cell table:formula="of:=[.I467]+8" office:value-type="float" office:value="375" calcext:value-type="float">
            <text:p>375</text:p>
          </table:table-cell>
          <table:table-cell table:style-name="ce319" office:value-type="string" calcext:value-type="string">
            <text:p>downto</text:p>
          </table:table-cell>
          <table:table-cell table:formula="of:=[.K467]+8" office:value-type="float" office:value="368" calcext:value-type="float">
            <text:p>368</text:p>
          </table:table-cell>
          <table:table-cell/>
          <table:table-cell table:style-name="ce325" office:value-type="string" calcext:value-type="string">
            <text:p>ADD 46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67]+8" office:value-type="float" office:value="263" calcext:value-type="float">
            <text:p>2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67]+8" office:value-type="float" office:value="256" calcext:value-type="float">
            <text:p>256</text:p>
          </table:table-cell>
          <table:table-cell table:style-name="ce229"/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66</text:p>
          </table:table-cell>
          <table:table-cell table:style-name="ce69" office:value-type="string" calcext:value-type="string">
            <text:p>data_pressure_HCEM10_3</text:p>
          </table:table-cell>
          <table:table-cell table:style-name="ce116" office:value-type="float" office:value="7" calcext:value-type="float">
            <text:p>7</text:p>
          </table:table-cell>
          <table:table-cell table:style-name="ce68" office:value-type="string" calcext:value-type="string">
            <text:p>downto</text:p>
          </table:table-cell>
          <table:table-cell table:style-name="ce174" office:value-type="float" office:value="0" calcext:value-type="float">
            <text:p>0</text:p>
          </table:table-cell>
          <table:table-cell table:style-name="ce272"/>
          <table:covered-table-cell table:style-name="ce306"/>
          <table:table-cell/>
          <table:table-cell table:formula="of:=[.I468]+8" office:value-type="float" office:value="367" calcext:value-type="float">
            <text:p>367</text:p>
          </table:table-cell>
          <table:table-cell table:style-name="ce319" office:value-type="string" calcext:value-type="string">
            <text:p>downto</text:p>
          </table:table-cell>
          <table:table-cell table:formula="of:=[.K468]+8" office:value-type="float" office:value="360" calcext:value-type="float">
            <text:p>360</text:p>
          </table:table-cell>
          <table:table-cell/>
          <table:table-cell table:style-name="ce325" office:value-type="string" calcext:value-type="string">
            <text:p>ADD 46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68]+8" office:value-type="float" office:value="255" calcext:value-type="float">
            <text:p>2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68]+8" office:value-type="float" office:value="248" calcext:value-type="float">
            <text:p>248</text:p>
          </table:table-cell>
          <table:table-cell table:style-name="ce230" office:value-type="string" calcext:value-type="string">
            <text:p>Gyroscope X (Rad/s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25" office:value-type="string" calcext:value-type="string">
            <text:p>ADD 467</text:p>
          </table:table-cell>
          <table:table-cell table:style-name="ce69" office:value-type="string" calcext:value-type="string">
            <text:p>data_pressure_HCEM10_4</text:p>
          </table:table-cell>
          <table:table-cell table:style-name="ce117" office:value-type="float" office:value="15" calcext:value-type="float">
            <text:p>15</text:p>
          </table:table-cell>
          <table:table-cell table:style-name="ce68" office:value-type="string" calcext:value-type="string">
            <text:p>downto</text:p>
          </table:table-cell>
          <table:table-cell table:style-name="ce1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/>
          <table:table-cell table:formula="of:=[.I469]+8" office:value-type="float" office:value="359" calcext:value-type="float">
            <text:p>359</text:p>
          </table:table-cell>
          <table:table-cell table:style-name="ce319" office:value-type="string" calcext:value-type="string">
            <text:p>downto</text:p>
          </table:table-cell>
          <table:table-cell table:formula="of:=[.K469]+8" office:value-type="float" office:value="352" calcext:value-type="float">
            <text:p>352</text:p>
          </table:table-cell>
          <table:table-cell/>
          <table:table-cell table:style-name="ce325" office:value-type="string" calcext:value-type="string">
            <text:p>ADD 46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69]+8" office:value-type="float" office:value="247" calcext:value-type="float">
            <text:p>2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69]+8" office:value-type="float" office:value="240" calcext:value-type="float">
            <text:p>240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3">
          <table:table-cell table:style-name="ce28" office:value-type="string" calcext:value-type="string">
            <text:p>ADD 468</text:p>
          </table:table-cell>
          <table:table-cell table:style-name="ce71" office:value-type="string" calcext:value-type="string">
            <text:p>data_pressure_HCEM10_4</text:p>
          </table:table-cell>
          <table:table-cell table:style-name="ce118" office:value-type="float" office:value="7" calcext:value-type="float">
            <text:p>7</text:p>
          </table:table-cell>
          <table:table-cell table:style-name="ce70" office:value-type="string" calcext:value-type="string">
            <text:p>downto</text:p>
          </table:table-cell>
          <table:table-cell table:style-name="ce1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/>
          <table:table-cell table:formula="of:=[.I470]+8" office:value-type="float" office:value="351" calcext:value-type="float">
            <text:p>351</text:p>
          </table:table-cell>
          <table:table-cell table:style-name="ce319" office:value-type="string" calcext:value-type="string">
            <text:p>downto</text:p>
          </table:table-cell>
          <table:table-cell table:formula="of:=[.K470]+8" office:value-type="float" office:value="344" calcext:value-type="float">
            <text:p>344</text:p>
          </table:table-cell>
          <table:table-cell/>
          <table:table-cell table:style-name="ce330" office:value-type="string" calcext:value-type="string">
            <text:p>ADD 46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70]+8" office:value-type="float" office:value="239" calcext:value-type="float">
            <text:p>2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70]+8" office:value-type="float" office:value="232" calcext:value-type="float">
            <text:p>232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2">
          <table:table-cell table:style-name="ce16" office:value-type="string" calcext:value-type="string">
            <text:p>ADD 234</text:p>
          </table:table-cell>
          <table:table-cell table:style-name="ce58" office:value-type="string" calcext:value-type="string">
            <text:p>AA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>
            <text:p>BENCHMARK</text:p>
          </table:table-cell>
          <table:table-cell/>
          <table:table-cell table:formula="of:=[.I471]+8" office:value-type="float" office:value="343" calcext:value-type="float">
            <text:p>343</text:p>
          </table:table-cell>
          <table:table-cell table:style-name="ce319" office:value-type="string" calcext:value-type="string">
            <text:p>downto</text:p>
          </table:table-cell>
          <table:table-cell table:formula="of:=[.K471]+8" office:value-type="float" office:value="336" calcext:value-type="float">
            <text:p>336</text:p>
          </table:table-cell>
          <table:table-cell/>
          <table:table-cell table:style-name="ce325" office:value-type="string" calcext:value-type="string">
            <text:p>ADD 46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71]+8" office:value-type="float" office:value="231" calcext:value-type="float">
            <text:p>2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71]+8" office:value-type="float" office:value="224" calcext:value-type="float">
            <text:p>224</text:p>
          </table:table-cell>
          <table:table-cell table:style-name="ce231"/>
          <table:covered-table-cell table:style-name="ce293"/>
          <table:table-cell table:number-columns-repeated="1005"/>
        </table:table-row>
        <table:table-row table:style-name="ro3">
          <table:table-cell table:style-name="ce17" office:value-type="string" calcext:value-type="string">
            <text:p>ADD 248</text:p>
          </table:table-cell>
          <table:table-cell table:style-name="ce59" office:value-type="string" calcext:value-type="string">
            <text:p>data_pressure_LDES500_1</text:p>
          </table:table-cell>
          <table:table-cell table:style-name="ce106" office:value-type="float" office:value="15" calcext:value-type="float">
            <text:p>15</text:p>
          </table:table-cell>
          <table:table-cell table:style-name="ce135" office:value-type="string" calcext:value-type="string">
            <text:p>downto</text:p>
          </table:table-cell>
          <table:table-cell table:style-name="ce165" office:value-type="float" office:value="8" calcext:value-type="float">
            <text:p>8</text:p>
          </table:table-cell>
          <table:table-cell table:style-name="ce259" office:value-type="string" calcext:value-type="string">
            <text:p>Differential Pressure 1</text:p>
          </table:table-cell>
          <table:table-cell table:style-name="ce302" office:value-type="string" calcext:value-type="string" table:number-columns-spanned="1" table:number-rows-spanned="4">
            <text:p>Pressions Diff LDE</text:p>
          </table:table-cell>
          <table:table-cell/>
          <table:table-cell table:formula="of:=[.I472]+8" office:value-type="float" office:value="335" calcext:value-type="float">
            <text:p>335</text:p>
          </table:table-cell>
          <table:table-cell table:style-name="ce319" office:value-type="string" calcext:value-type="string">
            <text:p>downto</text:p>
          </table:table-cell>
          <table:table-cell table:formula="of:=[.K472]+8" office:value-type="float" office:value="328" calcext:value-type="float">
            <text:p>328</text:p>
          </table:table-cell>
          <table:table-cell/>
          <table:table-cell table:style-name="ce325" office:value-type="string" calcext:value-type="string">
            <text:p>ADD 47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72]+8" office:value-type="float" office:value="223" calcext:value-type="float">
            <text:p>2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72]+8" office:value-type="float" office:value="216" calcext:value-type="float">
            <text:p>216</text:p>
          </table:table-cell>
          <table:table-cell table:style-name="ce232" office:value-type="string" calcext:value-type="string">
            <text:p>Gyroscope Z (Rad/s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49</text:p>
          </table:table-cell>
          <table:table-cell table:style-name="ce60" office:value-type="string" calcext:value-type="string">
            <text:p>data_pressure_LDES500_1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473]+8" office:value-type="float" office:value="327" calcext:value-type="float">
            <text:p>327</text:p>
          </table:table-cell>
          <table:table-cell table:style-name="ce319" office:value-type="string" calcext:value-type="string">
            <text:p>downto</text:p>
          </table:table-cell>
          <table:table-cell table:formula="of:=[.K473]+8" office:value-type="float" office:value="320" calcext:value-type="float">
            <text:p>320</text:p>
          </table:table-cell>
          <table:table-cell/>
          <table:table-cell table:style-name="ce325" office:value-type="string" calcext:value-type="string">
            <text:p>ADD 47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73]+8" office:value-type="float" office:value="215" calcext:value-type="float">
            <text:p>2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73]+8" office:value-type="float" office:value="208" calcext:value-type="float">
            <text:p>208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0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8" office:value-type="float" office:value="15" calcext:value-type="float">
            <text:p>15</text:p>
          </table:table-cell>
          <table:table-cell table:style-name="ce136" office:value-type="string" calcext:value-type="string">
            <text:p>downto</text:p>
          </table:table-cell>
          <table:table-cell table:style-name="ce167" office:value-type="float" office:value="8" calcext:value-type="float">
            <text:p>8</text:p>
          </table:table-cell>
          <table:table-cell table:style-name="ce261" office:value-type="string" calcext:value-type="string">
            <text:p>Differential Pressure 2</text:p>
          </table:table-cell>
          <table:covered-table-cell table:style-name="ce302"/>
          <table:table-cell/>
          <table:table-cell table:formula="of:=[.I474]+8" office:value-type="float" office:value="319" calcext:value-type="float">
            <text:p>319</text:p>
          </table:table-cell>
          <table:table-cell table:style-name="ce319" office:value-type="string" calcext:value-type="string">
            <text:p>downto</text:p>
          </table:table-cell>
          <table:table-cell table:formula="of:=[.K474]+8" office:value-type="float" office:value="312" calcext:value-type="float">
            <text:p>312</text:p>
          </table:table-cell>
          <table:table-cell/>
          <table:table-cell table:style-name="ce325" office:value-type="string" calcext:value-type="string">
            <text:p>ADD 47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74]+8" office:value-type="float" office:value="207" calcext:value-type="float">
            <text:p>20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74]+8" office:value-type="float" office:value="200" calcext:value-type="float">
            <text:p>200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1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475]+8" office:value-type="float" office:value="311" calcext:value-type="float">
            <text:p>311</text:p>
          </table:table-cell>
          <table:table-cell table:style-name="ce319" office:value-type="string" calcext:value-type="string">
            <text:p>downto</text:p>
          </table:table-cell>
          <table:table-cell table:formula="of:=[.K475]+8" office:value-type="float" office:value="304" calcext:value-type="float">
            <text:p>304</text:p>
          </table:table-cell>
          <table:table-cell/>
          <table:table-cell table:style-name="ce325" office:value-type="string" calcext:value-type="string">
            <text:p>ADD 47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75]+8" office:value-type="float" office:value="199" calcext:value-type="float">
            <text:p>19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75]+8" office:value-type="float" office:value="192" calcext:value-type="float">
            <text:p>192</text:p>
          </table:table-cell>
          <table:table-cell table:style-name="ce233"/>
          <table:covered-table-cell table:style-name="ce293"/>
          <table:table-cell table:number-columns-repeated="1005"/>
        </table:table-row>
        <table:table-row table:style-name="ro2">
          <table:table-cell table:style-name="ce16" office:value-type="string" calcext:value-type="string">
            <text:p>ADD 234</text:p>
          </table:table-cell>
          <table:table-cell table:style-name="ce58" office:value-type="string" calcext:value-type="string">
            <text:p>AA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>
            <text:p>BENCHMARK</text:p>
          </table:table-cell>
          <table:table-cell/>
          <table:table-cell table:formula="of:=[.I476]+8" office:value-type="float" office:value="303" calcext:value-type="float">
            <text:p>303</text:p>
          </table:table-cell>
          <table:table-cell table:style-name="ce319" office:value-type="string" calcext:value-type="string">
            <text:p>downto</text:p>
          </table:table-cell>
          <table:table-cell table:formula="of:=[.K476]+8" office:value-type="float" office:value="296" calcext:value-type="float">
            <text:p>296</text:p>
          </table:table-cell>
          <table:table-cell/>
          <table:table-cell table:style-name="ce325" office:value-type="string" calcext:value-type="string">
            <text:p>ADD 47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76]+8" office:value-type="float" office:value="191" calcext:value-type="float">
            <text:p>19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76]+8" office:value-type="float" office:value="184" calcext:value-type="float">
            <text:p>184</text:p>
          </table:table-cell>
          <table:table-cell table:style-name="ce234" office:value-type="string" calcext:value-type="string">
            <text:p>Magnetometre X (mG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17" office:value-type="string" calcext:value-type="string">
            <text:p>ADD 248</text:p>
          </table:table-cell>
          <table:table-cell table:style-name="ce59" office:value-type="string" calcext:value-type="string">
            <text:p>data_pressure_LDES500_1</text:p>
          </table:table-cell>
          <table:table-cell table:style-name="ce106" office:value-type="float" office:value="15" calcext:value-type="float">
            <text:p>15</text:p>
          </table:table-cell>
          <table:table-cell table:style-name="ce135" office:value-type="string" calcext:value-type="string">
            <text:p>downto</text:p>
          </table:table-cell>
          <table:table-cell table:style-name="ce165" office:value-type="float" office:value="8" calcext:value-type="float">
            <text:p>8</text:p>
          </table:table-cell>
          <table:table-cell table:style-name="ce259" office:value-type="string" calcext:value-type="string">
            <text:p>Differential Pressure 1</text:p>
          </table:table-cell>
          <table:table-cell table:style-name="ce302" office:value-type="string" calcext:value-type="string" table:number-columns-spanned="1" table:number-rows-spanned="4">
            <text:p>Pressions Diff LDE</text:p>
          </table:table-cell>
          <table:table-cell/>
          <table:table-cell table:formula="of:=[.I477]+8" office:value-type="float" office:value="295" calcext:value-type="float">
            <text:p>295</text:p>
          </table:table-cell>
          <table:table-cell table:style-name="ce319" office:value-type="string" calcext:value-type="string">
            <text:p>downto</text:p>
          </table:table-cell>
          <table:table-cell table:formula="of:=[.K477]+8" office:value-type="float" office:value="288" calcext:value-type="float">
            <text:p>288</text:p>
          </table:table-cell>
          <table:table-cell/>
          <table:table-cell table:style-name="ce325" office:value-type="string" calcext:value-type="string">
            <text:p>ADD 47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77]+8" office:value-type="float" office:value="183" calcext:value-type="float">
            <text:p>18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77]+8" office:value-type="float" office:value="176" calcext:value-type="float">
            <text:p>176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49</text:p>
          </table:table-cell>
          <table:table-cell table:style-name="ce60" office:value-type="string" calcext:value-type="string">
            <text:p>data_pressure_LDES500_1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478]+8" office:value-type="float" office:value="287" calcext:value-type="float">
            <text:p>287</text:p>
          </table:table-cell>
          <table:table-cell table:style-name="ce319" office:value-type="string" calcext:value-type="string">
            <text:p>downto</text:p>
          </table:table-cell>
          <table:table-cell table:formula="of:=[.K478]+8" office:value-type="float" office:value="280" calcext:value-type="float">
            <text:p>280</text:p>
          </table:table-cell>
          <table:table-cell/>
          <table:table-cell table:style-name="ce325" office:value-type="string" calcext:value-type="string">
            <text:p>ADD 47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78]+8" office:value-type="float" office:value="175" calcext:value-type="float">
            <text:p>1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78]+8" office:value-type="float" office:value="168" calcext:value-type="float">
            <text:p>168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0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8" office:value-type="float" office:value="15" calcext:value-type="float">
            <text:p>15</text:p>
          </table:table-cell>
          <table:table-cell table:style-name="ce136" office:value-type="string" calcext:value-type="string">
            <text:p>downto</text:p>
          </table:table-cell>
          <table:table-cell table:style-name="ce167" office:value-type="float" office:value="8" calcext:value-type="float">
            <text:p>8</text:p>
          </table:table-cell>
          <table:table-cell table:style-name="ce261" office:value-type="string" calcext:value-type="string">
            <text:p>Differential Pressure 2</text:p>
          </table:table-cell>
          <table:covered-table-cell table:style-name="ce302"/>
          <table:table-cell/>
          <table:table-cell table:formula="of:=[.I479]+8" office:value-type="float" office:value="279" calcext:value-type="float">
            <text:p>279</text:p>
          </table:table-cell>
          <table:table-cell table:style-name="ce319" office:value-type="string" calcext:value-type="string">
            <text:p>downto</text:p>
          </table:table-cell>
          <table:table-cell table:formula="of:=[.K479]+8" office:value-type="float" office:value="272" calcext:value-type="float">
            <text:p>272</text:p>
          </table:table-cell>
          <table:table-cell/>
          <table:table-cell table:style-name="ce325" office:value-type="string" calcext:value-type="string">
            <text:p>ADD 47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79]+8" office:value-type="float" office:value="167" calcext:value-type="float">
            <text:p>1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79]+8" office:value-type="float" office:value="160" calcext:value-type="float">
            <text:p>160</text:p>
          </table:table-cell>
          <table:table-cell table:style-name="ce235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1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480]+8" office:value-type="float" office:value="271" calcext:value-type="float">
            <text:p>271</text:p>
          </table:table-cell>
          <table:table-cell table:style-name="ce319" office:value-type="string" calcext:value-type="string">
            <text:p>downto</text:p>
          </table:table-cell>
          <table:table-cell table:formula="of:=[.K480]+8" office:value-type="float" office:value="264" calcext:value-type="float">
            <text:p>264</text:p>
          </table:table-cell>
          <table:table-cell/>
          <table:table-cell table:style-name="ce325" office:value-type="string" calcext:value-type="string">
            <text:p>ADD 47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80]+8" office:value-type="float" office:value="159" calcext:value-type="float">
            <text:p>1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80]+8" office:value-type="float" office:value="152" calcext:value-type="float">
            <text:p>152</text:p>
          </table:table-cell>
          <table:table-cell table:style-name="ce236" office:value-type="string" calcext:value-type="string">
            <text:p>Magnetoscope Y (mG)</text:p>
          </table:table-cell>
          <table:covered-table-cell table:style-name="ce293"/>
          <table:table-cell table:number-columns-repeated="1005"/>
        </table:table-row>
        <table:table-row table:style-name="ro2">
          <table:table-cell table:style-name="ce16" office:value-type="string" calcext:value-type="string">
            <text:p>ADD 234</text:p>
          </table:table-cell>
          <table:table-cell table:style-name="ce58" office:value-type="string" calcext:value-type="string">
            <text:p>AA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>
            <text:p>BENCHMARK</text:p>
          </table:table-cell>
          <table:table-cell/>
          <table:table-cell table:formula="of:=[.I481]+8" office:value-type="float" office:value="263" calcext:value-type="float">
            <text:p>263</text:p>
          </table:table-cell>
          <table:table-cell table:style-name="ce319" office:value-type="string" calcext:value-type="string">
            <text:p>downto</text:p>
          </table:table-cell>
          <table:table-cell table:formula="of:=[.K481]+8" office:value-type="float" office:value="256" calcext:value-type="float">
            <text:p>256</text:p>
          </table:table-cell>
          <table:table-cell/>
          <table:table-cell table:style-name="ce325" office:value-type="string" calcext:value-type="string">
            <text:p>ADD 47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81]+8" office:value-type="float" office:value="151" calcext:value-type="float">
            <text:p>1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81]+8" office:value-type="float" office:value="144" calcext:value-type="float">
            <text:p>144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3">
          <table:table-cell table:style-name="ce17" office:value-type="string" calcext:value-type="string">
            <text:p>ADD 248</text:p>
          </table:table-cell>
          <table:table-cell table:style-name="ce59" office:value-type="string" calcext:value-type="string">
            <text:p>data_pressure_LDES500_1</text:p>
          </table:table-cell>
          <table:table-cell table:style-name="ce106" office:value-type="float" office:value="15" calcext:value-type="float">
            <text:p>15</text:p>
          </table:table-cell>
          <table:table-cell table:style-name="ce135" office:value-type="string" calcext:value-type="string">
            <text:p>downto</text:p>
          </table:table-cell>
          <table:table-cell table:style-name="ce165" office:value-type="float" office:value="8" calcext:value-type="float">
            <text:p>8</text:p>
          </table:table-cell>
          <table:table-cell table:style-name="ce259" office:value-type="string" calcext:value-type="string">
            <text:p>Differential Pressure 1</text:p>
          </table:table-cell>
          <table:table-cell table:style-name="ce302" office:value-type="string" calcext:value-type="string" table:number-columns-spanned="1" table:number-rows-spanned="4">
            <text:p>Pressions Diff LDE</text:p>
          </table:table-cell>
          <table:table-cell/>
          <table:table-cell table:formula="of:=[.I482]+8" office:value-type="float" office:value="255" calcext:value-type="float">
            <text:p>255</text:p>
          </table:table-cell>
          <table:table-cell table:style-name="ce319" office:value-type="string" calcext:value-type="string">
            <text:p>downto</text:p>
          </table:table-cell>
          <table:table-cell table:formula="of:=[.K482]+8" office:value-type="float" office:value="248" calcext:value-type="float">
            <text:p>248</text:p>
          </table:table-cell>
          <table:table-cell/>
          <table:table-cell table:style-name="ce325" office:value-type="string" calcext:value-type="string">
            <text:p>ADD 48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82]+8" office:value-type="float" office:value="143" calcext:value-type="float">
            <text:p>1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82]+8" office:value-type="float" office:value="136" calcext:value-type="float">
            <text:p>136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49</text:p>
          </table:table-cell>
          <table:table-cell table:style-name="ce60" office:value-type="string" calcext:value-type="string">
            <text:p>data_pressure_LDES500_1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483]+8" office:value-type="float" office:value="247" calcext:value-type="float">
            <text:p>247</text:p>
          </table:table-cell>
          <table:table-cell table:style-name="ce319" office:value-type="string" calcext:value-type="string">
            <text:p>downto</text:p>
          </table:table-cell>
          <table:table-cell table:formula="of:=[.K483]+8" office:value-type="float" office:value="240" calcext:value-type="float">
            <text:p>240</text:p>
          </table:table-cell>
          <table:table-cell/>
          <table:table-cell table:style-name="ce325" office:value-type="string" calcext:value-type="string">
            <text:p>ADD 48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83]+8" office:value-type="float" office:value="135" calcext:value-type="float">
            <text:p>1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83]+8" office:value-type="float" office:value="128" calcext:value-type="float">
            <text:p>128</text:p>
          </table:table-cell>
          <table:table-cell table:style-name="ce237"/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0</text:p>
          </table:table-cell>
          <table:table-cell table:style-name="ce60" office:value-type="string" calcext:value-type="string">
            <text:p>data_pressure_LDES500_2</text:p>
          </table:table-cell>
          <table:table-cell table:style-name="ce108" office:value-type="float" office:value="15" calcext:value-type="float">
            <text:p>15</text:p>
          </table:table-cell>
          <table:table-cell table:style-name="ce136" office:value-type="string" calcext:value-type="string">
            <text:p>downto</text:p>
          </table:table-cell>
          <table:table-cell table:style-name="ce167" office:value-type="float" office:value="8" calcext:value-type="float">
            <text:p>8</text:p>
          </table:table-cell>
          <table:table-cell table:style-name="ce261" office:value-type="string" calcext:value-type="string">
            <text:p>Differential Pressure 2</text:p>
          </table:table-cell>
          <table:covered-table-cell table:style-name="ce302"/>
          <table:table-cell/>
          <table:table-cell table:formula="of:=[.I484]+8" office:value-type="float" office:value="239" calcext:value-type="float">
            <text:p>239</text:p>
          </table:table-cell>
          <table:table-cell table:style-name="ce319" office:value-type="string" calcext:value-type="string">
            <text:p>downto</text:p>
          </table:table-cell>
          <table:table-cell table:formula="of:=[.K484]+8" office:value-type="float" office:value="232" calcext:value-type="float">
            <text:p>232</text:p>
          </table:table-cell>
          <table:table-cell/>
          <table:table-cell table:style-name="ce325" office:value-type="string" calcext:value-type="string">
            <text:p>ADD 48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84]+8" office:value-type="float" office:value="127" calcext:value-type="float">
            <text:p>1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84]+8" office:value-type="float" office:value="120" calcext:value-type="float">
            <text:p>120</text:p>
          </table:table-cell>
          <table:table-cell table:style-name="ce238" office:value-type="string" calcext:value-type="string">
            <text:p>Magnetometre Z(mG)</text:p>
          </table:table-cell>
          <table:covered-table-cell table:style-name="ce293"/>
          <table:table-cell table:number-columns-repeated="1005"/>
        </table:table-row>
        <table:table-row table:style-name="ro3">
          <table:table-cell table:style-name="ce18" office:value-type="string" calcext:value-type="string">
            <text:p>ADD 251</text:p>
          </table:table-cell>
          <table:table-cell table:style-name="ce60" office:value-type="string" calcext:value-type="string">
            <text:p>data_pressure_LDES500_3</text:p>
          </table:table-cell>
          <table:table-cell table:style-name="ce107" office:value-type="float" office:value="7" calcext:value-type="float">
            <text:p>7</text:p>
          </table:table-cell>
          <table:table-cell table:style-name="ce136" office:value-type="string" calcext:value-type="string">
            <text:p>downto</text:p>
          </table:table-cell>
          <table:table-cell table:style-name="ce166" office:value-type="float" office:value="0" calcext:value-type="float">
            <text:p>0</text:p>
          </table:table-cell>
          <table:table-cell table:style-name="ce260"/>
          <table:covered-table-cell table:style-name="ce302"/>
          <table:table-cell/>
          <table:table-cell table:formula="of:=[.I485]+8" office:value-type="float" office:value="231" calcext:value-type="float">
            <text:p>231</text:p>
          </table:table-cell>
          <table:table-cell table:style-name="ce319" office:value-type="string" calcext:value-type="string">
            <text:p>downto</text:p>
          </table:table-cell>
          <table:table-cell table:formula="of:=[.K485]+8" office:value-type="float" office:value="224" calcext:value-type="float">
            <text:p>224</text:p>
          </table:table-cell>
          <table:table-cell/>
          <table:table-cell table:style-name="ce325" office:value-type="string" calcext:value-type="string">
            <text:p>ADD 48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85]+8" office:value-type="float" office:value="119" calcext:value-type="float">
            <text:p>1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85]+8" office:value-type="float" office:value="112" calcext:value-type="float">
            <text:p>112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19" office:value-type="string" calcext:value-type="string">
            <text:p>ADD 484</text:p>
          </table:table-cell>
          <table:table-cell table:style-name="ce79" office:value-type="string" calcext:value-type="string">
            <text:p>FF</text:p>
          </table:table-cell>
          <table:table-cell table:style-name="ce125" table:number-columns-repeated="3"/>
          <table:table-cell table:style-name="ce280"/>
          <table:table-cell table:style-name="ce303"/>
          <table:table-cell/>
          <table:table-cell table:formula="of:=[.I486]+8" office:value-type="float" office:value="223" calcext:value-type="float">
            <text:p>223</text:p>
          </table:table-cell>
          <table:table-cell table:style-name="ce319" office:value-type="string" calcext:value-type="string">
            <text:p>downto</text:p>
          </table:table-cell>
          <table:table-cell table:formula="of:=[.K486]+8" office:value-type="float" office:value="216" calcext:value-type="float">
            <text:p>216</text:p>
          </table:table-cell>
          <table:table-cell/>
          <table:table-cell table:style-name="ce325" office:value-type="string" calcext:value-type="string">
            <text:p>ADD 48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86]+8" office:value-type="float" office:value="111" calcext:value-type="float">
            <text:p>1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86]+8" office:value-type="float" office:value="104" calcext:value-type="float">
            <text:p>104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485</text:p>
          </table:table-cell>
          <table:table-cell table:style-name="ce44" office:value-type="string" calcext:value-type="string">
            <text:p>Spatial: i_satellite_status_data</text:p>
          </table:table-cell>
          <table:table-cell table:style-name="ce91" table:formula="of:=[.C487]+8" office:value-type="float" office:value="63" calcext:value-type="float">
            <text:p>6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87]+8" office:value-type="float" office:value="56" calcext:value-type="float">
            <text:p>56</text:p>
          </table:table-cell>
          <table:table-cell table:style-name="ce217" office:value-type="string" calcext:value-type="string">
            <text:p>Hdopp</text:p>
          </table:table-cell>
          <table:table-cell table:style-name="ce311" office:value-type="string" calcext:value-type="string" table:number-columns-spanned="1" table:number-rows-spanned="8">
            <text:p>HDOPP/VDOPP Spatial</text:p>
          </table:table-cell>
          <table:table-cell/>
          <table:table-cell table:formula="of:=[.I487]+8" office:value-type="float" office:value="215" calcext:value-type="float">
            <text:p>215</text:p>
          </table:table-cell>
          <table:table-cell table:style-name="ce319" office:value-type="string" calcext:value-type="string">
            <text:p>downto</text:p>
          </table:table-cell>
          <table:table-cell table:formula="of:=[.K487]+8" office:value-type="float" office:value="208" calcext:value-type="float">
            <text:p>208</text:p>
          </table:table-cell>
          <table:table-cell/>
          <table:table-cell table:style-name="ce325" office:value-type="string" calcext:value-type="string">
            <text:p>ADD 48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87]+8" office:value-type="float" office:value="103" calcext:value-type="float">
            <text:p>1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87]+8" office:value-type="float" office:value="96" calcext:value-type="float">
            <text:p>96</text:p>
          </table:table-cell>
          <table:table-cell table:style-name="ce239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486</text:p>
          </table:table-cell>
          <table:table-cell table:style-name="ce44" office:value-type="string" calcext:value-type="string">
            <text:p>Spatial: i_satellite_status_data</text:p>
          </table:table-cell>
          <table:table-cell table:style-name="ce91" table:formula="of:=[.C488]+8" office:value-type="float" office:value="55" calcext:value-type="float">
            <text:p>5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88]+8" office:value-type="float" office:value="48" calcext:value-type="float">
            <text:p>48</text:p>
          </table:table-cell>
          <table:table-cell table:style-name="ce218"/>
          <table:covered-table-cell table:style-name="ce312"/>
          <table:table-cell/>
          <table:table-cell table:formula="of:=[.I488]+8" office:value-type="float" office:value="207" calcext:value-type="float">
            <text:p>207</text:p>
          </table:table-cell>
          <table:table-cell table:style-name="ce319" office:value-type="string" calcext:value-type="string">
            <text:p>downto</text:p>
          </table:table-cell>
          <table:table-cell table:formula="of:=[.K488]+8" office:value-type="float" office:value="200" calcext:value-type="float">
            <text:p>200</text:p>
          </table:table-cell>
          <table:table-cell/>
          <table:table-cell table:style-name="ce325" office:value-type="string" calcext:value-type="string">
            <text:p>ADD 48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88]+8" office:value-type="float" office:value="95" calcext:value-type="float">
            <text:p>9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88]+8" office:value-type="float" office:value="88" calcext:value-type="float">
            <text:p>88</text:p>
          </table:table-cell>
          <table:table-cell table:style-name="ce240" office:value-type="string" calcext:value-type="string">
            <text:p>IMU Temperature (degC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487</text:p>
          </table:table-cell>
          <table:table-cell table:style-name="ce44" office:value-type="string" calcext:value-type="string">
            <text:p>Spatial: i_satellite_status_data</text:p>
          </table:table-cell>
          <table:table-cell table:style-name="ce91" table:formula="of:=[.C489]+8" office:value-type="float" office:value="47" calcext:value-type="float">
            <text:p>47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89]+8" office:value-type="float" office:value="40" calcext:value-type="float">
            <text:p>40</text:p>
          </table:table-cell>
          <table:table-cell table:style-name="ce218"/>
          <table:covered-table-cell table:style-name="ce312"/>
          <table:table-cell/>
          <table:table-cell table:formula="of:=[.I489]+8" office:value-type="float" office:value="199" calcext:value-type="float">
            <text:p>199</text:p>
          </table:table-cell>
          <table:table-cell table:style-name="ce319" office:value-type="string" calcext:value-type="string">
            <text:p>downto</text:p>
          </table:table-cell>
          <table:table-cell table:formula="of:=[.K489]+8" office:value-type="float" office:value="192" calcext:value-type="float">
            <text:p>192</text:p>
          </table:table-cell>
          <table:table-cell/>
          <table:table-cell table:style-name="ce325" office:value-type="string" calcext:value-type="string">
            <text:p>ADD 48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89]+8" office:value-type="float" office:value="87" calcext:value-type="float">
            <text:p>8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89]+8" office:value-type="float" office:value="80" calcext:value-type="float">
            <text:p>80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488</text:p>
          </table:table-cell>
          <table:table-cell table:style-name="ce44" office:value-type="string" calcext:value-type="string">
            <text:p>Spatial: i_satellite_status_data</text:p>
          </table:table-cell>
          <table:table-cell table:style-name="ce91" table:formula="of:=[.C490]+8" office:value-type="float" office:value="39" calcext:value-type="float">
            <text:p>39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90]+8" office:value-type="float" office:value="32" calcext:value-type="float">
            <text:p>32</text:p>
          </table:table-cell>
          <table:table-cell table:style-name="ce218"/>
          <table:covered-table-cell table:style-name="ce312"/>
          <table:table-cell/>
          <table:table-cell table:formula="of:=[.I490]+8" office:value-type="float" office:value="191" calcext:value-type="float">
            <text:p>191</text:p>
          </table:table-cell>
          <table:table-cell table:style-name="ce319" office:value-type="string" calcext:value-type="string">
            <text:p>downto</text:p>
          </table:table-cell>
          <table:table-cell table:formula="of:=[.K490]+8" office:value-type="float" office:value="184" calcext:value-type="float">
            <text:p>184</text:p>
          </table:table-cell>
          <table:table-cell/>
          <table:table-cell table:style-name="ce325" office:value-type="string" calcext:value-type="string">
            <text:p>ADD 48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90]+8" office:value-type="float" office:value="79" calcext:value-type="float">
            <text:p>7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90]+8" office:value-type="float" office:value="72" calcext:value-type="float">
            <text:p>72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489</text:p>
          </table:table-cell>
          <table:table-cell table:style-name="ce44" office:value-type="string" calcext:value-type="string">
            <text:p>Spatial: i_satellite_status_data</text:p>
          </table:table-cell>
          <table:table-cell table:style-name="ce91" table:formula="of:=[.C491]+8" office:value-type="float" office:value="31" calcext:value-type="float">
            <text:p>31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91]+8" office:value-type="float" office:value="24" calcext:value-type="float">
            <text:p>24</text:p>
          </table:table-cell>
          <table:table-cell table:style-name="ce219" office:value-type="string" calcext:value-type="string">
            <text:p>VDOPP</text:p>
          </table:table-cell>
          <table:covered-table-cell table:style-name="ce312"/>
          <table:table-cell/>
          <table:table-cell table:formula="of:=[.I491]+8" office:value-type="float" office:value="183" calcext:value-type="float">
            <text:p>183</text:p>
          </table:table-cell>
          <table:table-cell table:style-name="ce319" office:value-type="string" calcext:value-type="string">
            <text:p>downto</text:p>
          </table:table-cell>
          <table:table-cell table:formula="of:=[.K491]+8" office:value-type="float" office:value="176" calcext:value-type="float">
            <text:p>176</text:p>
          </table:table-cell>
          <table:table-cell/>
          <table:table-cell table:style-name="ce325" office:value-type="string" calcext:value-type="string">
            <text:p>ADD 48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91]+8" office:value-type="float" office:value="71" calcext:value-type="float">
            <text:p>7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91]+8" office:value-type="float" office:value="64" calcext:value-type="float">
            <text:p>64</text:p>
          </table:table-cell>
          <table:table-cell table:style-name="ce241"/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490</text:p>
          </table:table-cell>
          <table:table-cell table:style-name="ce44" office:value-type="string" calcext:value-type="string">
            <text:p>Spatial: i_satellite_status_data</text:p>
          </table:table-cell>
          <table:table-cell table:style-name="ce91" table:formula="of:=[.C492]+8" office:value-type="float" office:value="23" calcext:value-type="float">
            <text:p>23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92]+8" office:value-type="float" office:value="16" calcext:value-type="float">
            <text:p>16</text:p>
          </table:table-cell>
          <table:table-cell table:style-name="ce220"/>
          <table:covered-table-cell table:style-name="ce312"/>
          <table:table-cell/>
          <table:table-cell table:formula="of:=[.I492]+8" office:value-type="float" office:value="175" calcext:value-type="float">
            <text:p>175</text:p>
          </table:table-cell>
          <table:table-cell table:style-name="ce319" office:value-type="string" calcext:value-type="string">
            <text:p>downto</text:p>
          </table:table-cell>
          <table:table-cell table:formula="of:=[.K492]+8" office:value-type="float" office:value="168" calcext:value-type="float">
            <text:p>168</text:p>
          </table:table-cell>
          <table:table-cell/>
          <table:table-cell table:style-name="ce325" office:value-type="string" calcext:value-type="string">
            <text:p>ADD 49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92]+8" office:value-type="float" office:value="63" calcext:value-type="float">
            <text:p>6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92]+8" office:value-type="float" office:value="56" calcext:value-type="float">
            <text:p>56</text:p>
          </table:table-cell>
          <table:table-cell table:style-name="ce242" office:value-type="string" calcext:value-type="string">
            <text:p>Pressure (Pa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2" office:value-type="string" calcext:value-type="string">
            <text:p>ADD 491</text:p>
          </table:table-cell>
          <table:table-cell table:style-name="ce44" office:value-type="string" calcext:value-type="string">
            <text:p>Spatial: i_satellite_status_data</text:p>
          </table:table-cell>
          <table:table-cell table:style-name="ce91" table:formula="of:=[.C493]+8" office:value-type="float" office:value="15" calcext:value-type="float">
            <text:p>15</text:p>
          </table:table-cell>
          <table:table-cell table:style-name="ce44" office:value-type="string" calcext:value-type="string">
            <text:p>downto</text:p>
          </table:table-cell>
          <table:table-cell table:style-name="ce151" table:formula="of:=[.E493]+8" office:value-type="float" office:value="8" calcext:value-type="float">
            <text:p>8</text:p>
          </table:table-cell>
          <table:table-cell table:style-name="ce220"/>
          <table:covered-table-cell table:style-name="ce312"/>
          <table:table-cell/>
          <table:table-cell table:formula="of:=[.I493]+8" office:value-type="float" office:value="167" calcext:value-type="float">
            <text:p>167</text:p>
          </table:table-cell>
          <table:table-cell table:style-name="ce319" office:value-type="string" calcext:value-type="string">
            <text:p>downto</text:p>
          </table:table-cell>
          <table:table-cell table:formula="of:=[.K493]+8" office:value-type="float" office:value="160" calcext:value-type="float">
            <text:p>160</text:p>
          </table:table-cell>
          <table:table-cell/>
          <table:table-cell table:style-name="ce325" office:value-type="string" calcext:value-type="string">
            <text:p>ADD 49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93]+8" office:value-type="float" office:value="55" calcext:value-type="float">
            <text:p>5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93]+8" office:value-type="float" office:value="48" calcext:value-type="float">
            <text:p>48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1">
          <table:table-cell table:style-name="ce3" office:value-type="string" calcext:value-type="string">
            <text:p>ADD 492</text:p>
          </table:table-cell>
          <table:table-cell table:style-name="ce44" office:value-type="string" calcext:value-type="string">
            <text:p>Spatial: i_satellite_status_data</text:p>
          </table:table-cell>
          <table:table-cell table:style-name="ce92" office:value-type="float" office:value="7" calcext:value-type="float">
            <text:p>7</text:p>
          </table:table-cell>
          <table:table-cell table:style-name="ce45" office:value-type="string" calcext:value-type="string">
            <text:p>downto</text:p>
          </table:table-cell>
          <table:table-cell table:style-name="ce152" office:value-type="float" office:value="0" calcext:value-type="float">
            <text:p>0</text:p>
          </table:table-cell>
          <table:table-cell table:style-name="ce221"/>
          <table:covered-table-cell table:style-name="ce312"/>
          <table:table-cell/>
          <table:table-cell table:formula="of:=[.I494]+8" office:value-type="float" office:value="159" calcext:value-type="float">
            <text:p>159</text:p>
          </table:table-cell>
          <table:table-cell table:style-name="ce319" office:value-type="string" calcext:value-type="string">
            <text:p>downto</text:p>
          </table:table-cell>
          <table:table-cell table:formula="of:=[.K494]+8" office:value-type="float" office:value="152" calcext:value-type="float">
            <text:p>152</text:p>
          </table:table-cell>
          <table:table-cell/>
          <table:table-cell table:style-name="ce325" office:value-type="string" calcext:value-type="string">
            <text:p>ADD 49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94]+8" office:value-type="float" office:value="47" calcext:value-type="float">
            <text:p>4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94]+8" office:value-type="float" office:value="40" calcext:value-type="float">
            <text:p>40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1">
          <table:table-cell table:style-name="ce16" office:value-type="string" calcext:value-type="string">
            <text:p>ADD 493</text:p>
          </table:table-cell>
          <table:table-cell table:style-name="ce58" office:value-type="string" calcext:value-type="string">
            <text:p>C0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/>
          <table:table-cell table:formula="of:=[.I495]+8" office:value-type="float" office:value="151" calcext:value-type="float">
            <text:p>151</text:p>
          </table:table-cell>
          <table:table-cell table:style-name="ce319" office:value-type="string" calcext:value-type="string">
            <text:p>downto</text:p>
          </table:table-cell>
          <table:table-cell table:formula="of:=[.K495]+8" office:value-type="float" office:value="144" calcext:value-type="float">
            <text:p>144</text:p>
          </table:table-cell>
          <table:table-cell/>
          <table:table-cell table:style-name="ce323" office:value-type="string" calcext:value-type="string">
            <text:p>ADD 49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95]+8" office:value-type="float" office:value="39" calcext:value-type="float">
            <text:p>3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95]+8" office:value-type="float" office:value="32" calcext:value-type="float">
            <text:p>32</text:p>
          </table:table-cell>
          <table:table-cell table:style-name="ce243"/>
          <table:covered-table-cell table:style-name="ce293"/>
          <table:table-cell table:number-columns-repeated="1005"/>
        </table:table-row>
        <table:table-row table:style-name="ro1">
          <table:table-cell table:style-name="ce29" office:value-type="string" calcext:value-type="string">
            <text:p>ADD 494</text:p>
          </table:table-cell>
          <table:table-cell table:style-name="ce80" office:value-type="string" calcext:value-type="string">
            <text:p>01</text:p>
          </table:table-cell>
          <table:table-cell table:style-name="ce110" table:number-columns-repeated="3"/>
          <table:table-cell table:style-name="ce262"/>
          <table:covered-table-cell/>
          <table:table-cell/>
          <table:table-cell table:formula="of:=[.I496]+8" office:value-type="float" office:value="143" calcext:value-type="float">
            <text:p>143</text:p>
          </table:table-cell>
          <table:table-cell table:style-name="ce319" office:value-type="string" calcext:value-type="string">
            <text:p>downto</text:p>
          </table:table-cell>
          <table:table-cell table:formula="of:=[.K496]+8" office:value-type="float" office:value="136" calcext:value-type="float">
            <text:p>136</text:p>
          </table:table-cell>
          <table:table-cell/>
          <table:table-cell table:style-name="ce323" office:value-type="string" calcext:value-type="string">
            <text:p>ADD 49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96]+8" office:value-type="float" office:value="31" calcext:value-type="float">
            <text:p>3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96]+8" office:value-type="float" office:value="24" calcext:value-type="float">
            <text:p>24</text:p>
          </table:table-cell>
          <table:table-cell table:style-name="ce244" office:value-type="string" calcext:value-type="string">
            <text:p>Pressure Temp ( DegC)</text:p>
          </table:table-cell>
          <table:covered-table-cell table:style-name="ce293"/>
          <table:table-cell table:number-columns-repeated="1005"/>
        </table:table-row>
        <table:table-row table:style-name="ro1">
          <table:table-cell table:style-name="ce13" office:value-type="string" calcext:value-type="string">
            <text:p>ADD 495</text:p>
          </table:table-cell>
          <table:table-cell table:style-name="ce81" office:value-type="string" calcext:value-type="string">
            <text:p>cpt_FGPS</text:p>
          </table:table-cell>
          <table:table-cell table:style-name="ce102" office:value-type="float" office:value="15" calcext:value-type="float">
            <text:p>15</text:p>
          </table:table-cell>
          <table:table-cell table:style-name="ce55" office:value-type="string" calcext:value-type="string">
            <text:p>downto</text:p>
          </table:table-cell>
          <table:table-cell table:style-name="ce183" office:value-type="float" office:value="8" calcext:value-type="float">
            <text:p>8</text:p>
          </table:table-cell>
          <table:table-cell table:style-name="ce281"/>
          <table:table-cell table:style-name="ce313" office:value-type="string" calcext:value-type="string" table:number-columns-spanned="1" table:number-rows-spanned="2">
            <text:p>1Sec Pulse CPT</text:p>
          </table:table-cell>
          <table:table-cell/>
          <table:table-cell table:formula="of:=[.I497]+8" office:value-type="float" office:value="135" calcext:value-type="float">
            <text:p>135</text:p>
          </table:table-cell>
          <table:table-cell table:style-name="ce319" office:value-type="string" calcext:value-type="string">
            <text:p>downto</text:p>
          </table:table-cell>
          <table:table-cell table:formula="of:=[.K497]+8" office:value-type="float" office:value="128" calcext:value-type="float">
            <text:p>128</text:p>
          </table:table-cell>
          <table:table-cell/>
          <table:table-cell table:style-name="ce323" office:value-type="string" calcext:value-type="string">
            <text:p>ADD 49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97]+8" office:value-type="float" office:value="23" calcext:value-type="float">
            <text:p>2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97]+8" office:value-type="float" office:value="16" calcext:value-type="float">
            <text:p>16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1">
          <table:table-cell table:style-name="ce15" office:value-type="string" calcext:value-type="string">
            <text:p>ADD 496</text:p>
          </table:table-cell>
          <table:table-cell table:style-name="ce82" office:value-type="string" calcext:value-type="string">
            <text:p>cpt_FGPS</text:p>
          </table:table-cell>
          <table:table-cell table:style-name="ce104" office:value-type="float" office:value="7" calcext:value-type="float">
            <text:p>7</text:p>
          </table:table-cell>
          <table:table-cell table:style-name="ce57" office:value-type="string" calcext:value-type="string">
            <text:p>downto</text:p>
          </table:table-cell>
          <table:table-cell table:style-name="ce184" office:value-type="float" office:value="0" calcext:value-type="float">
            <text:p>0</text:p>
          </table:table-cell>
          <table:table-cell table:style-name="ce282"/>
          <table:covered-table-cell/>
          <table:table-cell/>
          <table:table-cell table:formula="of:=[.I498]+8" office:value-type="float" office:value="127" calcext:value-type="float">
            <text:p>127</text:p>
          </table:table-cell>
          <table:table-cell table:style-name="ce319" office:value-type="string" calcext:value-type="string">
            <text:p>downto</text:p>
          </table:table-cell>
          <table:table-cell table:formula="of:=[.K498]+8" office:value-type="float" office:value="120" calcext:value-type="float">
            <text:p>120</text:p>
          </table:table-cell>
          <table:table-cell/>
          <table:table-cell table:style-name="ce323" office:value-type="string" calcext:value-type="string">
            <text:p>ADD 49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O498]+8" office:value-type="float" office:value="15" calcext:value-type="float">
            <text:p>1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Q498]+8" office:value-type="float" office:value="8" calcext:value-type="float">
            <text:p>8</text:p>
          </table:table-cell>
          <table:table-cell table:style-name="ce245"/>
          <table:covered-table-cell table:style-name="ce293"/>
          <table:table-cell table:number-columns-repeated="1005"/>
        </table:table-row>
        <table:table-row table:style-name="ro1">
          <table:table-cell table:style-name="ce16" office:value-type="string" calcext:value-type="string">
            <text:p>ADD 497</text:p>
          </table:table-cell>
          <table:table-cell table:style-name="ce58" office:value-type="string" calcext:value-type="string">
            <text:p>C5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/>
          <table:table-cell table:formula="of:=[.I499]+8" office:value-type="float" office:value="119" calcext:value-type="float">
            <text:p>119</text:p>
          </table:table-cell>
          <table:table-cell table:style-name="ce319" office:value-type="string" calcext:value-type="string">
            <text:p>downto</text:p>
          </table:table-cell>
          <table:table-cell table:formula="of:=[.K499]+8" office:value-type="float" office:value="112" calcext:value-type="float">
            <text:p>112</text:p>
          </table:table-cell>
          <table:table-cell/>
          <table:table-cell table:style-name="ce324" office:value-type="string" calcext:value-type="string">
            <text:p>ADD 497</text:p>
          </table:table-cell>
          <table:table-cell table:style-name="ce334" office:value-type="string" calcext:value-type="string">
            <text:p>MOTUS_ACCDATA</text:p>
          </table:table-cell>
          <table:table-cell table:style-name="ce338" office:value-type="float" office:value="7" calcext:value-type="float">
            <text:p>7</text:p>
          </table:table-cell>
          <table:table-cell table:style-name="ce334" office:value-type="string" calcext:value-type="string">
            <text:p>downto</text:p>
          </table:table-cell>
          <table:table-cell table:style-name="ce341" office:value-type="float" office:value="0" calcext:value-type="float">
            <text:p>0</text:p>
          </table:table-cell>
          <table:table-cell table:style-name="ce246"/>
          <table:covered-table-cell table:style-name="ce294"/>
          <table:table-cell table:number-columns-repeated="1005"/>
        </table:table-row>
        <table:table-row table:style-name="ro1">
          <table:table-cell table:style-name="ce29" office:value-type="string" calcext:value-type="string">
            <text:p>ADD 498</text:p>
          </table:table-cell>
          <table:table-cell table:style-name="ce62" office:value-type="float" office:value="12" calcext:value-type="float">
            <text:p>12</text:p>
          </table:table-cell>
          <table:table-cell table:style-name="ce110" table:number-columns-repeated="3"/>
          <table:table-cell table:style-name="ce262"/>
          <table:covered-table-cell/>
          <table:table-cell/>
          <table:table-cell table:formula="of:=[.I500]+8" office:value-type="float" office:value="111" calcext:value-type="float">
            <text:p>111</text:p>
          </table:table-cell>
          <table:table-cell table:style-name="ce319" office:value-type="string" calcext:value-type="string">
            <text:p>downto</text:p>
          </table:table-cell>
          <table:table-cell table:formula="of:=[.K500]+8" office:value-type="float" office:value="104" calcext:value-type="float">
            <text:p>104</text:p>
          </table:table-cell>
          <table:table-cell/>
          <table:table-cell table:style-name="ce16" office:value-type="string" calcext:value-type="string">
            <text:p>ADD 498</text:p>
          </table:table-cell>
          <table:table-cell table:style-name="ce58" office:value-type="string" calcext:value-type="string">
            <text:p>AB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 table:number-columns-repeated="1005"/>
        </table:table-row>
        <table:table-row table:style-name="ro1">
          <table:table-cell table:style-name="ce36" office:value-type="string" calcext:value-type="string">
            <text:p>ADD 499</text:p>
          </table:table-cell>
          <table:table-cell table:style-name="ce83" office:value-type="string" calcext:value-type="string">
            <text:p>cmpt_512</text:p>
          </table:table-cell>
          <table:table-cell table:style-name="ce126" office:value-type="float" office:value="31" calcext:value-type="float">
            <text:p>31</text:p>
          </table:table-cell>
          <table:table-cell table:style-name="ce83" office:value-type="string" calcext:value-type="string">
            <text:p>downto</text:p>
          </table:table-cell>
          <table:table-cell table:style-name="ce185" office:value-type="float" office:value="24" calcext:value-type="float">
            <text:p>24</text:p>
          </table:table-cell>
          <table:table-cell table:style-name="ce283"/>
          <table:table-cell table:style-name="ce314" office:value-type="string" calcext:value-type="string" table:number-columns-spanned="1" table:number-rows-spanned="4">
            <text:p>Write SD CPT</text:p>
          </table:table-cell>
          <table:table-cell/>
          <table:table-cell table:formula="of:=[.I501]+8" office:value-type="float" office:value="103" calcext:value-type="float">
            <text:p>103</text:p>
          </table:table-cell>
          <table:table-cell table:style-name="ce319" office:value-type="string" calcext:value-type="string">
            <text:p>downto</text:p>
          </table:table-cell>
          <table:table-cell table:formula="of:=[.K501]+8" office:value-type="float" office:value="96" calcext:value-type="float">
            <text:p>96</text:p>
          </table:table-cell>
          <table:table-cell/>
          <table:table-cell table:style-name="ce29" office:value-type="string" calcext:value-type="string">
            <text:p>ADD 499</text:p>
          </table:table-cell>
          <table:table-cell table:style-name="ce62" office:value-type="string" calcext:value-type="string">
            <text:p>CD</text:p>
          </table:table-cell>
          <table:table-cell table:style-name="ce110" table:number-columns-repeated="3"/>
          <table:table-cell table:style-name="ce262"/>
          <table:covered-table-cell table:style-name="ce296"/>
          <table:table-cell table:number-columns-repeated="1005"/>
        </table:table-row>
        <table:table-row table:style-name="ro1">
          <table:table-cell table:style-name="ce37" office:value-type="string" calcext:value-type="string">
            <text:p>ADD 500</text:p>
          </table:table-cell>
          <table:table-cell table:style-name="ce84" office:value-type="string" calcext:value-type="string">
            <text:p>cmpt_512</text:p>
          </table:table-cell>
          <table:table-cell table:style-name="ce127" office:value-type="float" office:value="23" calcext:value-type="float">
            <text:p>23</text:p>
          </table:table-cell>
          <table:table-cell table:style-name="ce84" office:value-type="string" calcext:value-type="string">
            <text:p>downto</text:p>
          </table:table-cell>
          <table:table-cell table:style-name="ce186" office:value-type="float" office:value="16" calcext:value-type="float">
            <text:p>16</text:p>
          </table:table-cell>
          <table:table-cell table:style-name="ce284"/>
          <table:covered-table-cell/>
          <table:table-cell/>
          <table:table-cell table:formula="of:=[.I502]+8" office:value-type="float" office:value="95" calcext:value-type="float">
            <text:p>95</text:p>
          </table:table-cell>
          <table:table-cell table:style-name="ce319" office:value-type="string" calcext:value-type="string">
            <text:p>downto</text:p>
          </table:table-cell>
          <table:table-cell table:formula="of:=[.K502]+8" office:value-type="float" office:value="88" calcext:value-type="float">
            <text:p>88</text:p>
          </table:table-cell>
          <table:table-cell/>
          <table:table-cell table:style-name="ce39" office:value-type="string" calcext:value-type="string">
            <text:p>ADD 500</text:p>
          </table:table-cell>
          <table:table-cell table:style-name="ce145" office:value-type="string" calcext:value-type="string">
            <text:p>MOTUS_ORIDATA</text:p>
          </table:table-cell>
          <table:table-cell table:style-name="ce129" table:formula="of:=[.O502]+8" office:value-type="float" office:value="95" calcext:value-type="float">
            <text:p>95</text:p>
          </table:table-cell>
          <table:table-cell table:style-name="ce145" office:value-type="string" calcext:value-type="string">
            <text:p>downto</text:p>
          </table:table-cell>
          <table:table-cell table:style-name="ce342" table:formula="of:=[.Q502]+8" office:value-type="float" office:value="88" calcext:value-type="float">
            <text:p>88</text:p>
          </table:table-cell>
          <table:table-cell table:style-name="ce345" office:value-type="string" calcext:value-type="string">
            <text:p>Roll (Radians)</text:p>
          </table:table-cell>
          <table:table-cell table:style-name="ce348" office:value-type="string" calcext:value-type="string" table:number-columns-spanned="1" table:number-rows-spanned="12">
            <text:p>MOTUS DATA ORI</text:p>
          </table:table-cell>
          <table:table-cell table:number-columns-repeated="1005"/>
        </table:table-row>
        <table:table-row table:style-name="ro1">
          <table:table-cell table:style-name="ce37" office:value-type="string" calcext:value-type="string">
            <text:p>ADD 501</text:p>
          </table:table-cell>
          <table:table-cell table:style-name="ce84" office:value-type="string" calcext:value-type="string">
            <text:p>cmpt_512</text:p>
          </table:table-cell>
          <table:table-cell table:style-name="ce127" office:value-type="float" office:value="15" calcext:value-type="float">
            <text:p>15</text:p>
          </table:table-cell>
          <table:table-cell table:style-name="ce84" office:value-type="string" calcext:value-type="string">
            <text:p>downto</text:p>
          </table:table-cell>
          <table:table-cell table:style-name="ce186" office:value-type="float" office:value="8" calcext:value-type="float">
            <text:p>8</text:p>
          </table:table-cell>
          <table:table-cell table:style-name="ce284"/>
          <table:covered-table-cell/>
          <table:table-cell/>
          <table:table-cell table:formula="of:=[.I503]+8" office:value-type="float" office:value="87" calcext:value-type="float">
            <text:p>87</text:p>
          </table:table-cell>
          <table:table-cell table:style-name="ce319" office:value-type="string" calcext:value-type="string">
            <text:p>downto</text:p>
          </table:table-cell>
          <table:table-cell table:formula="of:=[.K503]+8" office:value-type="float" office:value="80" calcext:value-type="float">
            <text:p>80</text:p>
          </table:table-cell>
          <table:table-cell/>
          <table:table-cell table:style-name="ce40" office:value-type="string" calcext:value-type="string">
            <text:p>ADD 501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O503]+8" office:value-type="float" office:value="87" calcext:value-type="float">
            <text:p>87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Q503]+8" office:value-type="float" office:value="80" calcext:value-type="float">
            <text:p>80</text:p>
          </table:table-cell>
          <table:table-cell table:style-name="ce204"/>
          <table:covered-table-cell/>
          <table:table-cell table:number-columns-repeated="1005"/>
        </table:table-row>
        <table:table-row table:style-name="ro1">
          <table:table-cell table:style-name="ce38" office:value-type="string" calcext:value-type="string">
            <text:p>ADD 502</text:p>
          </table:table-cell>
          <table:table-cell table:style-name="ce85" office:value-type="string" calcext:value-type="string">
            <text:p>cmpt_512</text:p>
          </table:table-cell>
          <table:table-cell table:style-name="ce128" office:value-type="float" office:value="7" calcext:value-type="float">
            <text:p>7</text:p>
          </table:table-cell>
          <table:table-cell table:style-name="ce85" office:value-type="string" calcext:value-type="string">
            <text:p>downto</text:p>
          </table:table-cell>
          <table:table-cell table:style-name="ce187" office:value-type="float" office:value="0" calcext:value-type="float">
            <text:p>0</text:p>
          </table:table-cell>
          <table:table-cell table:style-name="ce285"/>
          <table:covered-table-cell/>
          <table:table-cell/>
          <table:table-cell table:formula="of:=[.I504]+8" office:value-type="float" office:value="79" calcext:value-type="float">
            <text:p>79</text:p>
          </table:table-cell>
          <table:table-cell table:style-name="ce319" office:value-type="string" calcext:value-type="string">
            <text:p>downto</text:p>
          </table:table-cell>
          <table:table-cell table:formula="of:=[.K504]+8" office:value-type="float" office:value="72" calcext:value-type="float">
            <text:p>72</text:p>
          </table:table-cell>
          <table:table-cell/>
          <table:table-cell table:style-name="ce40" office:value-type="string" calcext:value-type="string">
            <text:p>ADD 502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O504]+8" office:value-type="float" office:value="79" calcext:value-type="float">
            <text:p>79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Q504]+8" office:value-type="float" office:value="72" calcext:value-type="float">
            <text:p>72</text:p>
          </table:table-cell>
          <table:table-cell table:style-name="ce204"/>
          <table:covered-table-cell/>
          <table:table-cell table:number-columns-repeated="1005"/>
        </table:table-row>
        <table:table-row table:style-name="ro1">
          <table:table-cell table:style-name="ce16" office:value-type="string" calcext:value-type="string">
            <text:p>ADD 503</text:p>
          </table:table-cell>
          <table:table-cell table:style-name="ce58" office:value-type="string" calcext:value-type="string">
            <text:p>C1</text:p>
          </table:table-cell>
          <table:table-cell table:style-name="ce105" table:number-columns-repeated="3"/>
          <table:table-cell table:style-name="ce258"/>
          <table:table-cell table:style-name="ce301" office:value-type="string" calcext:value-type="string" table:number-columns-spanned="1" table:number-rows-spanned="2">
            <text:p>BENCHMARK</text:p>
          </table:table-cell>
          <table:table-cell/>
          <table:table-cell table:formula="of:=[.I505]+8" office:value-type="float" office:value="71" calcext:value-type="float">
            <text:p>71</text:p>
          </table:table-cell>
          <table:table-cell table:style-name="ce319" office:value-type="string" calcext:value-type="string">
            <text:p>downto</text:p>
          </table:table-cell>
          <table:table-cell table:formula="of:=[.K505]+8" office:value-type="float" office:value="64" calcext:value-type="float">
            <text:p>64</text:p>
          </table:table-cell>
          <table:table-cell/>
          <table:table-cell table:style-name="ce40" office:value-type="string" calcext:value-type="string">
            <text:p>ADD 503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O505]+8" office:value-type="float" office:value="71" calcext:value-type="float">
            <text:p>71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Q505]+8" office:value-type="float" office:value="64" calcext:value-type="float">
            <text:p>64</text:p>
          </table:table-cell>
          <table:table-cell table:style-name="ce204"/>
          <table:covered-table-cell/>
          <table:table-cell table:number-columns-repeated="1005"/>
        </table:table-row>
        <table:table-row table:style-name="ro1">
          <table:table-cell table:style-name="ce29" office:value-type="string" calcext:value-type="string">
            <text:p>ADD 504</text:p>
          </table:table-cell>
          <table:table-cell table:style-name="ce80" office:value-type="string" calcext:value-type="string">
            <text:p>00</text:p>
          </table:table-cell>
          <table:table-cell table:style-name="ce110" table:number-columns-repeated="3"/>
          <table:table-cell table:style-name="ce262"/>
          <table:covered-table-cell/>
          <table:table-cell/>
          <table:table-cell table:formula="of:=[.I506]+8" office:value-type="float" office:value="63" calcext:value-type="float">
            <text:p>63</text:p>
          </table:table-cell>
          <table:table-cell table:style-name="ce319" office:value-type="string" calcext:value-type="string">
            <text:p>downto</text:p>
          </table:table-cell>
          <table:table-cell table:formula="of:=[.K506]+8" office:value-type="float" office:value="56" calcext:value-type="float">
            <text:p>56</text:p>
          </table:table-cell>
          <table:table-cell/>
          <table:table-cell table:style-name="ce40" office:value-type="string" calcext:value-type="string">
            <text:p>ADD 504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O506]+8" office:value-type="float" office:value="63" calcext:value-type="float">
            <text:p>63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Q506]+8" office:value-type="float" office:value="56" calcext:value-type="float">
            <text:p>56</text:p>
          </table:table-cell>
          <table:table-cell table:style-name="ce205" office:value-type="string" calcext:value-type="string">
            <text:p>Pitch (Radians)</text:p>
          </table:table-cell>
          <table:covered-table-cell/>
          <table:table-cell table:number-columns-repeated="1005"/>
        </table:table-row>
        <table:table-row table:style-name="ro1">
          <table:table-cell table:style-name="ce39" office:value-type="string" calcext:value-type="string">
            <text:p>ADD 505</text:p>
          </table:table-cell>
          <table:table-cell table:style-name="ce86" office:value-type="string" calcext:value-type="string">
            <text:p>CPT_100Hz</text:p>
          </table:table-cell>
          <table:table-cell table:style-name="ce129" office:value-type="float" office:value="31" calcext:value-type="float">
            <text:p>31</text:p>
          </table:table-cell>
          <table:table-cell table:style-name="ce145" office:value-type="string" calcext:value-type="string">
            <text:p>downto</text:p>
          </table:table-cell>
          <table:table-cell table:style-name="ce188" office:value-type="float" office:value="24" calcext:value-type="float">
            <text:p>24</text:p>
          </table:table-cell>
          <table:table-cell table:style-name="ce286"/>
          <table:table-cell table:style-name="ce315" office:value-type="string" calcext:value-type="string" table:number-columns-spanned="1" table:number-rows-spanned="4">
            <text:p>100Hz CPT</text:p>
          </table:table-cell>
          <table:table-cell/>
          <table:table-cell table:formula="of:=[.I507]+8" office:value-type="float" office:value="55" calcext:value-type="float">
            <text:p>55</text:p>
          </table:table-cell>
          <table:table-cell table:style-name="ce319" office:value-type="string" calcext:value-type="string">
            <text:p>downto</text:p>
          </table:table-cell>
          <table:table-cell table:formula="of:=[.K507]+8" office:value-type="float" office:value="48" calcext:value-type="float">
            <text:p>48</text:p>
          </table:table-cell>
          <table:table-cell/>
          <table:table-cell table:style-name="ce40" office:value-type="string" calcext:value-type="string">
            <text:p>ADD 505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O507]+8" office:value-type="float" office:value="55" calcext:value-type="float">
            <text:p>55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Q507]+8" office:value-type="float" office:value="48" calcext:value-type="float">
            <text:p>48</text:p>
          </table:table-cell>
          <table:table-cell table:style-name="ce206"/>
          <table:covered-table-cell/>
          <table:table-cell table:number-columns-repeated="1005"/>
        </table:table-row>
        <table:table-row table:style-name="ro1">
          <table:table-cell table:style-name="ce40" office:value-type="string" calcext:value-type="string">
            <text:p>ADD 506</text:p>
          </table:table-cell>
          <table:table-cell table:style-name="ce87" office:value-type="string" calcext:value-type="string">
            <text:p>CPT_100Hz</text:p>
          </table:table-cell>
          <table:table-cell table:style-name="ce130" office:value-type="float" office:value="23" calcext:value-type="float">
            <text:p>23</text:p>
          </table:table-cell>
          <table:table-cell table:style-name="ce146" office:value-type="string" calcext:value-type="string">
            <text:p>downto</text:p>
          </table:table-cell>
          <table:table-cell table:style-name="ce189" office:value-type="float" office:value="16" calcext:value-type="float">
            <text:p>16</text:p>
          </table:table-cell>
          <table:table-cell table:style-name="ce287"/>
          <table:covered-table-cell table:style-name="ce316"/>
          <table:table-cell/>
          <table:table-cell table:formula="of:=[.I508]+8" office:value-type="float" office:value="47" calcext:value-type="float">
            <text:p>47</text:p>
          </table:table-cell>
          <table:table-cell table:style-name="ce319" office:value-type="string" calcext:value-type="string">
            <text:p>downto</text:p>
          </table:table-cell>
          <table:table-cell table:formula="of:=[.K508]+8" office:value-type="float" office:value="40" calcext:value-type="float">
            <text:p>40</text:p>
          </table:table-cell>
          <table:table-cell/>
          <table:table-cell table:style-name="ce40" office:value-type="string" calcext:value-type="string">
            <text:p>ADD 506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O508]+8" office:value-type="float" office:value="47" calcext:value-type="float">
            <text:p>47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Q508]+8" office:value-type="float" office:value="40" calcext:value-type="float">
            <text:p>40</text:p>
          </table:table-cell>
          <table:table-cell table:style-name="ce206"/>
          <table:covered-table-cell/>
          <table:table-cell table:number-columns-repeated="1005"/>
        </table:table-row>
        <table:table-row table:style-name="ro1">
          <table:table-cell table:style-name="ce40" office:value-type="string" calcext:value-type="string">
            <text:p>ADD 507</text:p>
          </table:table-cell>
          <table:table-cell table:style-name="ce87" office:value-type="string" calcext:value-type="string">
            <text:p>CPT_100Hz</text:p>
          </table:table-cell>
          <table:table-cell table:style-name="ce130" office:value-type="float" office:value="15" calcext:value-type="float">
            <text:p>15</text:p>
          </table:table-cell>
          <table:table-cell table:style-name="ce146" office:value-type="string" calcext:value-type="string">
            <text:p>downto</text:p>
          </table:table-cell>
          <table:table-cell table:style-name="ce189" office:value-type="float" office:value="8" calcext:value-type="float">
            <text:p>8</text:p>
          </table:table-cell>
          <table:table-cell table:style-name="ce287"/>
          <table:covered-table-cell table:style-name="ce316"/>
          <table:table-cell/>
          <table:table-cell table:formula="of:=[.I509]+8" office:value-type="float" office:value="39" calcext:value-type="float">
            <text:p>39</text:p>
          </table:table-cell>
          <table:table-cell table:style-name="ce319" office:value-type="string" calcext:value-type="string">
            <text:p>downto</text:p>
          </table:table-cell>
          <table:table-cell table:formula="of:=[.K509]+8" office:value-type="float" office:value="32" calcext:value-type="float">
            <text:p>32</text:p>
          </table:table-cell>
          <table:table-cell/>
          <table:table-cell table:style-name="ce40" office:value-type="string" calcext:value-type="string">
            <text:p>ADD 507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O509]+8" office:value-type="float" office:value="39" calcext:value-type="float">
            <text:p>39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Q509]+8" office:value-type="float" office:value="32" calcext:value-type="float">
            <text:p>32</text:p>
          </table:table-cell>
          <table:table-cell table:style-name="ce206"/>
          <table:covered-table-cell/>
          <table:table-cell table:number-columns-repeated="1005"/>
        </table:table-row>
        <table:table-row table:style-name="ro1">
          <table:table-cell table:style-name="ce41" office:value-type="string" calcext:value-type="string">
            <text:p>ADD 508</text:p>
          </table:table-cell>
          <table:table-cell table:style-name="ce88" office:value-type="string" calcext:value-type="string">
            <text:p>CPT_100Hz</text:p>
          </table:table-cell>
          <table:table-cell table:style-name="ce131" office:value-type="float" office:value="7" calcext:value-type="float">
            <text:p>7</text:p>
          </table:table-cell>
          <table:table-cell table:style-name="ce147" office:value-type="string" calcext:value-type="string">
            <text:p>downto</text:p>
          </table:table-cell>
          <table:table-cell table:style-name="ce190" office:value-type="float" office:value="0" calcext:value-type="float">
            <text:p>0</text:p>
          </table:table-cell>
          <table:table-cell table:style-name="ce288"/>
          <table:covered-table-cell table:style-name="ce316"/>
          <table:table-cell/>
          <table:table-cell table:formula="of:=[.I510]+8" office:value-type="float" office:value="31" calcext:value-type="float">
            <text:p>31</text:p>
          </table:table-cell>
          <table:table-cell table:style-name="ce319" office:value-type="string" calcext:value-type="string">
            <text:p>downto</text:p>
          </table:table-cell>
          <table:table-cell table:formula="of:=[.K510]+8" office:value-type="float" office:value="24" calcext:value-type="float">
            <text:p>24</text:p>
          </table:table-cell>
          <table:table-cell/>
          <table:table-cell table:style-name="ce40" office:value-type="string" calcext:value-type="string">
            <text:p>ADD 508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O510]+8" office:value-type="float" office:value="31" calcext:value-type="float">
            <text:p>31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Q510]+8" office:value-type="float" office:value="24" calcext:value-type="float">
            <text:p>24</text:p>
          </table:table-cell>
          <table:table-cell table:style-name="ce207" office:value-type="string" calcext:value-type="string">
            <text:p>Heading (Radians)</text:p>
          </table:table-cell>
          <table:covered-table-cell/>
          <table:table-cell table:number-columns-repeated="1005"/>
        </table:table-row>
        <table:table-row table:style-name="ro1">
          <table:table-cell table:style-name="ce19" office:value-type="string" calcext:value-type="string">
            <text:p>ADD 509</text:p>
          </table:table-cell>
          <table:table-cell table:style-name="ce79" office:value-type="string" calcext:value-type="string">
            <text:p>FF</text:p>
          </table:table-cell>
          <table:table-cell table:style-name="ce109"/>
          <table:table-cell table:style-name="ce148"/>
          <table:table-cell table:style-name="ce168"/>
          <table:table-cell table:style-name="ce19"/>
          <table:table-cell table:style-name="ce316"/>
          <table:table-cell/>
          <table:table-cell table:formula="of:=[.I511]+8" office:value-type="float" office:value="23" calcext:value-type="float">
            <text:p>23</text:p>
          </table:table-cell>
          <table:table-cell table:style-name="ce319" office:value-type="string" calcext:value-type="string">
            <text:p>downto</text:p>
          </table:table-cell>
          <table:table-cell table:formula="of:=[.K511]+8" office:value-type="float" office:value="16" calcext:value-type="float">
            <text:p>16</text:p>
          </table:table-cell>
          <table:table-cell/>
          <table:table-cell table:style-name="ce40" office:value-type="string" calcext:value-type="string">
            <text:p>ADD 509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O511]+8" office:value-type="float" office:value="23" calcext:value-type="float">
            <text:p>23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Q511]+8" office:value-type="float" office:value="16" calcext:value-type="float">
            <text:p>16</text:p>
          </table:table-cell>
          <table:table-cell table:style-name="ce208"/>
          <table:covered-table-cell/>
          <table:table-cell table:number-columns-repeated="1005"/>
        </table:table-row>
        <table:table-row table:style-name="ro1">
          <table:table-cell table:style-name="ce16" office:value-type="string" calcext:value-type="string">
            <text:p>ADD 510</text:p>
          </table:table-cell>
          <table:table-cell table:style-name="ce58" office:value-type="string" calcext:value-type="string">
            <text:p>BB</text:p>
          </table:table-cell>
          <table:table-cell table:style-name="ce105" table:number-columns-repeated="3"/>
          <table:table-cell table:style-name="ce258"/>
          <table:table-cell table:style-name="ce317" office:value-type="string" calcext:value-type="string" table:number-columns-spanned="1" table:number-rows-spanned="2">
            <text:p>END </text:p>
          </table:table-cell>
          <table:table-cell/>
          <table:table-cell table:formula="of:=[.I512]+8" office:value-type="float" office:value="15" calcext:value-type="float">
            <text:p>15</text:p>
          </table:table-cell>
          <table:table-cell table:style-name="ce319" office:value-type="string" calcext:value-type="string">
            <text:p>downto</text:p>
          </table:table-cell>
          <table:table-cell table:formula="of:=[.K512]+8" office:value-type="float" office:value="8" calcext:value-type="float">
            <text:p>8</text:p>
          </table:table-cell>
          <table:table-cell/>
          <table:table-cell table:style-name="ce40" office:value-type="string" calcext:value-type="string">
            <text:p>ADD 510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O512]+8" office:value-type="float" office:value="15" calcext:value-type="float">
            <text:p>15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Q512]+8" office:value-type="float" office:value="8" calcext:value-type="float">
            <text:p>8</text:p>
          </table:table-cell>
          <table:table-cell table:style-name="ce208"/>
          <table:covered-table-cell/>
          <table:table-cell table:number-columns-repeated="1005"/>
        </table:table-row>
        <table:table-row table:style-name="ro1">
          <table:table-cell table:style-name="ce29" office:value-type="string" calcext:value-type="string">
            <text:p>ADD 511</text:p>
          </table:table-cell>
          <table:table-cell table:style-name="ce80" office:value-type="string" calcext:value-type="string">
            <text:p>BB</text:p>
          </table:table-cell>
          <table:table-cell table:style-name="ce110" table:number-columns-repeated="3"/>
          <table:table-cell table:style-name="ce262"/>
          <table:covered-table-cell table:style-name="ce317"/>
          <table:table-cell/>
          <table:table-cell office:value-type="float" office:value="7" calcext:value-type="float">
            <text:p>7</text:p>
          </table:table-cell>
          <table:table-cell table:style-name="ce319" office:value-type="string" calcext:value-type="string">
            <text:p>downto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ADD 511</text:p>
          </table:table-cell>
          <table:table-cell table:style-name="ce147" office:value-type="string" calcext:value-type="string">
            <text:p>MOTUS_ORIDATA</text:p>
          </table:table-cell>
          <table:table-cell table:style-name="ce131" office:value-type="float" office:value="7" calcext:value-type="float">
            <text:p>7</text:p>
          </table:table-cell>
          <table:table-cell table:style-name="ce147" office:value-type="string" calcext:value-type="string">
            <text:p>downto</text:p>
          </table:table-cell>
          <table:table-cell table:style-name="ce344" office:value-type="float" office:value="0" calcext:value-type="float">
            <text:p>0</text:p>
          </table:table-cell>
          <table:table-cell table:style-name="ce346"/>
          <table:covered-table-cell/>
          <table:table-cell table:number-columns-repeated="1005"/>
        </table:table-row>
        <table:table-row table:style-name="ro1">
          <table:table-cell table:style-name="Default" table:number-columns-repeated="10"/>
          <table:table-cell table:style-name="ce321"/>
          <table:table-cell table:style-name="Default" table:number-columns-repeated="1009"/>
          <table:table-cell table:number-columns-repeated="4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1" table:number-rows-repeated="10480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ATP" table:style-name="ta2" table:print-ranges="DATA_ATP.A1:DATA_ATP.K128">
        <office:forms form:automatic-focus="false" form:apply-design-mode="false"/>
        <table:table-column table:style-name="co15" table:default-cell-style-name="Default"/>
        <table:table-column table:style-name="co16" table:default-cell-style-name="ce423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5" table:default-cell-style-name="ce548"/>
        <table:table-column table:style-name="co20" table:default-cell-style-name="ce548"/>
        <table:table-column table:style-name="co21" table:default-cell-style-name="ce551"/>
        <table:table-column table:style-name="co15" table:number-columns-repeated="1013" table:default-cell-style-name="Default"/>
        <table:table-row table:style-name="ro3">
          <table:table-cell table:style-name="ce349" office:value-type="string" calcext:value-type="string">
            <text:p>ADD 0</text:p>
          </table:table-cell>
          <table:table-cell table:style-name="ce390" office:value-type="string" calcext:value-type="string">
            <text:p>AA</text:p>
          </table:table-cell>
          <table:table-cell table:style-name="ce349"/>
          <table:table-cell table:style-name="ce390"/>
          <table:table-cell table:style-name="ce349"/>
          <table:table-cell table:style-name="ce493" office:value-type="string" calcext:value-type="string" table:number-columns-spanned="2" table:number-rows-spanned="3">
            <text:p>HEADER</text:p>
          </table:table-cell>
          <table:covered-table-cell table:style-name="ce493"/>
          <table:table-cell table:style-name="ce318"/>
          <table:table-cell table:style-name="ce547" table:formula="of:=[.I2]+8" office:value-type="float" office:value="1023" calcext:value-type="float">
            <text:p>102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2]+8" office:value-type="float" office:value="1016" calcext:value-type="float">
            <text:p>1016</text:p>
          </table:table-cell>
          <table:table-cell table:style-name="ce318" table:number-columns-repeated="1013"/>
        </table:table-row>
        <table:table-row table:style-name="ro3">
          <table:table-cell table:style-name="ce350" office:value-type="string" calcext:value-type="string">
            <text:p>ADD 1</text:p>
          </table:table-cell>
          <table:table-cell table:style-name="ce391" office:value-type="string" calcext:value-type="string">
            <text:p>BB</text:p>
          </table:table-cell>
          <table:table-cell table:style-name="ce350"/>
          <table:table-cell table:style-name="ce391"/>
          <table:table-cell table:style-name="ce350"/>
          <table:covered-table-cell table:number-columns-repeated="2" table:style-name="ce493"/>
          <table:table-cell table:style-name="ce42"/>
          <table:table-cell table:style-name="ce547" table:formula="of:=[.I3]+8" office:value-type="float" office:value="1015" calcext:value-type="float">
            <text:p>101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3]+8" office:value-type="float" office:value="1008" calcext:value-type="float">
            <text:p>1008</text:p>
          </table:table-cell>
          <table:table-cell table:style-name="ce42" table:number-columns-repeated="1013"/>
        </table:table-row>
        <table:table-row table:style-name="ro3">
          <table:table-cell table:style-name="ce351" office:value-type="string" calcext:value-type="string">
            <text:p>ADD 2</text:p>
          </table:table-cell>
          <table:table-cell table:style-name="ce392" office:value-type="string" calcext:value-type="string">
            <text:p>CC</text:p>
          </table:table-cell>
          <table:table-cell table:style-name="ce351"/>
          <table:table-cell table:style-name="ce392"/>
          <table:table-cell table:style-name="ce351"/>
          <table:covered-table-cell table:number-columns-repeated="2" table:style-name="ce493"/>
          <table:table-cell table:style-name="ce42"/>
          <table:table-cell table:style-name="ce547" table:formula="of:=[.I4]+8" office:value-type="float" office:value="1007" calcext:value-type="float">
            <text:p>100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4]+8" office:value-type="float" office:value="1000" calcext:value-type="float">
            <text:p>1000</text:p>
          </table:table-cell>
          <table:table-cell table:style-name="ce42" table:number-columns-repeated="1013"/>
        </table:table-row>
        <table:table-row table:style-name="ro3">
          <table:table-cell table:style-name="ce352" office:value-type="string" calcext:value-type="string">
            <text:p>ADD 3</text:p>
          </table:table-cell>
          <table:table-cell table:style-name="ce393" office:value-type="string" calcext:value-type="string">
            <text:p>00</text:p>
          </table:table-cell>
          <table:table-cell table:style-name="ce352"/>
          <table:table-cell table:style-name="ce393"/>
          <table:table-cell table:style-name="ce352"/>
          <table:table-cell table:style-name="ce494" office:value-type="string" calcext:value-type="string" table:number-columns-spanned="2" table:number-rows-spanned="2">
            <text:p>Packet Length</text:p>
          </table:table-cell>
          <table:covered-table-cell table:style-name="ce494"/>
          <table:table-cell table:style-name="ce318"/>
          <table:table-cell table:style-name="ce547" table:formula="of:=[.I5]+8" office:value-type="float" office:value="999" calcext:value-type="float">
            <text:p>99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5]+8" office:value-type="float" office:value="992" calcext:value-type="float">
            <text:p>992</text:p>
          </table:table-cell>
          <table:table-cell table:style-name="ce318" table:number-columns-repeated="1013"/>
        </table:table-row>
        <table:table-row table:style-name="ro3">
          <table:table-cell table:style-name="ce353" office:value-type="string" calcext:value-type="string">
            <text:p>ADD 4</text:p>
          </table:table-cell>
          <table:table-cell table:style-name="ce394" office:value-type="float" office:value="80" calcext:value-type="float">
            <text:p>80</text:p>
          </table:table-cell>
          <table:table-cell table:style-name="ce353"/>
          <table:table-cell table:style-name="ce394"/>
          <table:table-cell table:style-name="ce353"/>
          <table:covered-table-cell table:number-columns-repeated="2" table:style-name="ce494"/>
          <table:table-cell table:style-name="ce42"/>
          <table:table-cell table:style-name="ce547" table:formula="of:=[.I6]+8" office:value-type="float" office:value="991" calcext:value-type="float">
            <text:p>99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6]+8" office:value-type="float" office:value="984" calcext:value-type="float">
            <text:p>984</text:p>
          </table:table-cell>
          <table:table-cell table:style-name="ce42" table:number-columns-repeated="1013"/>
        </table:table-row>
        <table:table-row table:style-name="ro3">
          <table:table-cell table:style-name="ce354" office:value-type="string" calcext:value-type="string">
            <text:p>ADD 5</text:p>
          </table:table-cell>
          <table:table-cell table:style-name="ce395" office:value-type="string" calcext:value-type="string">
            <text:p>data_Temp_SHT75_1</text:p>
          </table:table-cell>
          <table:table-cell table:style-name="ce111" office:value-type="float" office:value="15" calcext:value-type="float">
            <text:p>15</text:p>
          </table:table-cell>
          <table:table-cell table:style-name="ce138" office:value-type="string" calcext:value-type="string">
            <text:p>downto</text:p>
          </table:table-cell>
          <table:table-cell table:style-name="ce169" office:value-type="float" office:value="8" calcext:value-type="float">
            <text:p>8</text:p>
          </table:table-cell>
          <table:table-cell table:style-name="ce275" office:value-type="string" calcext:value-type="string">
            <text:p>SHT75_1</text:p>
          </table:table-cell>
          <table:table-cell table:style-name="ce307" office:value-type="string" calcext:value-type="string" table:number-columns-spanned="1" table:number-rows-spanned="8">
            <text:p>SHT75</text:p>
          </table:table-cell>
          <table:table-cell table:style-name="ce318"/>
          <table:table-cell table:style-name="ce547" table:formula="of:=[.I7]+8" office:value-type="float" office:value="983" calcext:value-type="float">
            <text:p>98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7]+8" office:value-type="float" office:value="976" calcext:value-type="float">
            <text:p>976</text:p>
          </table:table-cell>
          <table:table-cell table:style-name="ce318" table:number-columns-repeated="1013"/>
        </table:table-row>
        <table:table-row table:style-name="ro3">
          <table:table-cell table:style-name="ce355" office:value-type="string" calcext:value-type="string">
            <text:p>ADD 6</text:p>
          </table:table-cell>
          <table:table-cell table:style-name="ce396" office:value-type="string" calcext:value-type="string">
            <text:p>data_Temp_SHT75_1</text:p>
          </table:table-cell>
          <table:table-cell table:style-name="ce112" office:value-type="float" office:value="7" calcext:value-type="float">
            <text:p>7</text:p>
          </table:table-cell>
          <table:table-cell table:style-name="ce64" office:value-type="string" calcext:value-type="string">
            <text:p>downto</text:p>
          </table:table-cell>
          <table:table-cell table:style-name="ce170" office:value-type="float" office:value="0" calcext:value-type="float">
            <text:p>0</text:p>
          </table:table-cell>
          <table:table-cell table:style-name="ce276"/>
          <table:covered-table-cell table:style-name="ce308"/>
          <table:table-cell table:style-name="ce42"/>
          <table:table-cell table:style-name="ce547" table:formula="of:=[.I8]+8" office:value-type="float" office:value="975" calcext:value-type="float">
            <text:p>97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8]+8" office:value-type="float" office:value="968" calcext:value-type="float">
            <text:p>968</text:p>
          </table:table-cell>
          <table:table-cell table:style-name="ce42" table:number-columns-repeated="1013"/>
        </table:table-row>
        <table:table-row table:style-name="ro3">
          <table:table-cell table:style-name="ce355" office:value-type="string" calcext:value-type="string">
            <text:p>ADD 7</text:p>
          </table:table-cell>
          <table:table-cell table:style-name="ce396" office:value-type="string" calcext:value-type="string">
            <text:p>data_hum_sht75_1</text:p>
          </table:table-cell>
          <table:table-cell table:style-name="ce113" office:value-type="float" office:value="15" calcext:value-type="float">
            <text:p>15</text:p>
          </table:table-cell>
          <table:table-cell table:style-name="ce64" office:value-type="string" calcext:value-type="string">
            <text:p>downto</text:p>
          </table:table-cell>
          <table:table-cell table:style-name="ce171" office:value-type="float" office:value="8" calcext:value-type="float">
            <text:p>8</text:p>
          </table:table-cell>
          <table:table-cell table:style-name="ce276"/>
          <table:covered-table-cell table:style-name="ce308"/>
          <table:table-cell table:style-name="ce42"/>
          <table:table-cell table:style-name="ce547" table:formula="of:=[.I9]+8" office:value-type="float" office:value="967" calcext:value-type="float">
            <text:p>96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9]+8" office:value-type="float" office:value="960" calcext:value-type="float">
            <text:p>960</text:p>
          </table:table-cell>
          <table:table-cell table:style-name="ce42" table:number-columns-repeated="1013"/>
        </table:table-row>
        <table:table-row table:style-name="ro3">
          <table:table-cell table:style-name="ce356" office:value-type="string" calcext:value-type="string">
            <text:p>ADD 8</text:p>
          </table:table-cell>
          <table:table-cell table:style-name="ce397" office:value-type="string" calcext:value-type="string">
            <text:p>data_hum_sht75_1</text:p>
          </table:table-cell>
          <table:table-cell table:style-name="ce114" office:value-type="float" office:value="7" calcext:value-type="float">
            <text:p>7</text:p>
          </table:table-cell>
          <table:table-cell table:style-name="ce66" office:value-type="string" calcext:value-type="string">
            <text:p>downto</text:p>
          </table:table-cell>
          <table:table-cell table:style-name="ce172" office:value-type="float" office:value="0" calcext:value-type="float">
            <text:p>0</text:p>
          </table:table-cell>
          <table:table-cell table:style-name="ce277"/>
          <table:covered-table-cell table:style-name="ce308"/>
          <table:table-cell table:style-name="ce42"/>
          <table:table-cell table:style-name="ce547" table:formula="of:=[.I10]+8" office:value-type="float" office:value="959" calcext:value-type="float">
            <text:p>95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0]+8" office:value-type="float" office:value="952" calcext:value-type="float">
            <text:p>952</text:p>
          </table:table-cell>
          <table:table-cell table:style-name="ce42" table:number-columns-repeated="1013"/>
        </table:table-row>
        <table:table-row table:style-name="ro3">
          <table:table-cell table:style-name="ce354" office:value-type="string" calcext:value-type="string">
            <text:p>ADD 9</text:p>
          </table:table-cell>
          <table:table-cell table:style-name="ce395" office:value-type="string" calcext:value-type="string">
            <text:p>data_Temp_SHT75_2</text:p>
          </table:table-cell>
          <table:table-cell table:style-name="ce111" office:value-type="float" office:value="15" calcext:value-type="float">
            <text:p>15</text:p>
          </table:table-cell>
          <table:table-cell table:style-name="ce138" office:value-type="string" calcext:value-type="string">
            <text:p>downto</text:p>
          </table:table-cell>
          <table:table-cell table:style-name="ce169" office:value-type="float" office:value="8" calcext:value-type="float">
            <text:p>8</text:p>
          </table:table-cell>
          <table:table-cell table:style-name="ce275" office:value-type="string" calcext:value-type="string">
            <text:p>SHT75_2</text:p>
          </table:table-cell>
          <table:covered-table-cell table:style-name="ce309"/>
          <table:table-cell table:style-name="ce318"/>
          <table:table-cell table:style-name="ce547" table:formula="of:=[.I11]+8" office:value-type="float" office:value="951" calcext:value-type="float">
            <text:p>95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1]+8" office:value-type="float" office:value="944" calcext:value-type="float">
            <text:p>944</text:p>
          </table:table-cell>
          <table:table-cell table:style-name="ce318" table:number-columns-repeated="1013"/>
        </table:table-row>
        <table:table-row table:style-name="ro3">
          <table:table-cell table:style-name="ce357" office:value-type="string" calcext:value-type="string">
            <text:p>ADD 10</text:p>
          </table:table-cell>
          <table:table-cell table:style-name="ce398" office:value-type="string" calcext:value-type="string">
            <text:p>data_Temp_SHT75_2</text:p>
          </table:table-cell>
          <table:table-cell table:style-name="ce112" office:value-type="float" office:value="7" calcext:value-type="float">
            <text:p>7</text:p>
          </table:table-cell>
          <table:table-cell table:style-name="ce64" office:value-type="string" calcext:value-type="string">
            <text:p>downto</text:p>
          </table:table-cell>
          <table:table-cell table:style-name="ce170" office:value-type="float" office:value="0" calcext:value-type="float">
            <text:p>0</text:p>
          </table:table-cell>
          <table:table-cell table:style-name="ce276"/>
          <table:covered-table-cell table:style-name="ce308"/>
          <table:table-cell table:style-name="ce42"/>
          <table:table-cell table:style-name="ce547" table:formula="of:=[.I12]+8" office:value-type="float" office:value="943" calcext:value-type="float">
            <text:p>94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2]+8" office:value-type="float" office:value="936" calcext:value-type="float">
            <text:p>936</text:p>
          </table:table-cell>
          <table:table-cell table:style-name="ce42" table:number-columns-repeated="1013"/>
        </table:table-row>
        <table:table-row table:style-name="ro3">
          <table:table-cell table:style-name="ce357" office:value-type="string" calcext:value-type="string">
            <text:p>ADD 11</text:p>
          </table:table-cell>
          <table:table-cell table:style-name="ce396" office:value-type="string" calcext:value-type="string">
            <text:p>data_hum_sht75_2</text:p>
          </table:table-cell>
          <table:table-cell table:style-name="ce113" office:value-type="float" office:value="15" calcext:value-type="float">
            <text:p>15</text:p>
          </table:table-cell>
          <table:table-cell table:style-name="ce64" office:value-type="string" calcext:value-type="string">
            <text:p>downto</text:p>
          </table:table-cell>
          <table:table-cell table:style-name="ce171" office:value-type="float" office:value="8" calcext:value-type="float">
            <text:p>8</text:p>
          </table:table-cell>
          <table:table-cell table:style-name="ce276"/>
          <table:covered-table-cell table:style-name="ce308"/>
          <table:table-cell table:style-name="ce42"/>
          <table:table-cell table:style-name="ce547" table:formula="of:=[.I13]+8" office:value-type="float" office:value="935" calcext:value-type="float">
            <text:p>93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3]+8" office:value-type="float" office:value="928" calcext:value-type="float">
            <text:p>928</text:p>
          </table:table-cell>
          <table:table-cell table:style-name="ce42" table:number-columns-repeated="1013"/>
        </table:table-row>
        <table:table-row table:style-name="ro3">
          <table:table-cell table:style-name="ce358" office:value-type="string" calcext:value-type="string">
            <text:p>ADD 12</text:p>
          </table:table-cell>
          <table:table-cell table:style-name="ce397" office:value-type="string" calcext:value-type="string">
            <text:p>data_hum_sht75_2</text:p>
          </table:table-cell>
          <table:table-cell table:style-name="ce114" office:value-type="float" office:value="7" calcext:value-type="float">
            <text:p>7</text:p>
          </table:table-cell>
          <table:table-cell table:style-name="ce66" office:value-type="string" calcext:value-type="string">
            <text:p>downto</text:p>
          </table:table-cell>
          <table:table-cell table:style-name="ce172" office:value-type="float" office:value="0" calcext:value-type="float">
            <text:p>0</text:p>
          </table:table-cell>
          <table:table-cell table:style-name="ce277"/>
          <table:covered-table-cell table:style-name="ce308"/>
          <table:table-cell table:style-name="ce42"/>
          <table:table-cell table:style-name="ce547" table:formula="of:=[.I14]+8" office:value-type="float" office:value="927" calcext:value-type="float">
            <text:p>92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4]+8" office:value-type="float" office:value="920" calcext:value-type="float">
            <text:p>920</text:p>
          </table:table-cell>
          <table:table-cell table:style-name="ce42" table:number-columns-repeated="1013"/>
        </table:table-row>
        <table:table-row table:style-name="ro3">
          <table:table-cell table:style-name="ce359" office:value-type="string" calcext:value-type="string">
            <text:p>ADD 13</text:p>
          </table:table-cell>
          <table:table-cell table:style-name="ce76" office:value-type="string" calcext:value-type="string">
            <text:p>data_temp_max31865</text:p>
          </table:table-cell>
          <table:table-cell table:style-name="ce123" office:value-type="float" office:value="15" calcext:value-type="float">
            <text:p>15</text:p>
          </table:table-cell>
          <table:table-cell table:style-name="ce143" office:value-type="string" calcext:value-type="string">
            <text:p>downto</text:p>
          </table:table-cell>
          <table:table-cell table:style-name="ce181" office:value-type="float" office:value="8" calcext:value-type="float">
            <text:p>8</text:p>
          </table:table-cell>
          <table:table-cell table:style-name="ce495" office:value-type="string" calcext:value-type="string">
            <text:p>MAX31865_1</text:p>
          </table:table-cell>
          <table:table-cell table:style-name="ce310" office:value-type="string" calcext:value-type="string" table:number-columns-spanned="1" table:number-rows-spanned="2">
            <text:p>MAX31865</text:p>
          </table:table-cell>
          <table:table-cell table:style-name="ce318"/>
          <table:table-cell table:style-name="ce547" table:formula="of:=[.I15]+8" office:value-type="float" office:value="919" calcext:value-type="float">
            <text:p>91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5]+8" office:value-type="float" office:value="912" calcext:value-type="float">
            <text:p>912</text:p>
          </table:table-cell>
          <table:table-cell table:style-name="ce318" table:number-columns-repeated="1013"/>
        </table:table-row>
        <table:table-row table:style-name="ro3">
          <table:table-cell table:style-name="ce360" office:value-type="string" calcext:value-type="string">
            <text:p>ADD 14</text:p>
          </table:table-cell>
          <table:table-cell table:style-name="ce77" office:value-type="string" calcext:value-type="string">
            <text:p>data_temp_max31865</text:p>
          </table:table-cell>
          <table:table-cell table:style-name="ce124" office:value-type="float" office:value="7" calcext:value-type="float">
            <text:p>7</text:p>
          </table:table-cell>
          <table:table-cell table:style-name="ce144" office:value-type="string" calcext:value-type="string">
            <text:p>downto</text:p>
          </table:table-cell>
          <table:table-cell table:style-name="ce182" office:value-type="float" office:value="0" calcext:value-type="float">
            <text:p>0</text:p>
          </table:table-cell>
          <table:table-cell table:style-name="ce496"/>
          <table:covered-table-cell table:style-name="ce303"/>
          <table:table-cell table:style-name="ce42"/>
          <table:table-cell table:style-name="ce547" table:formula="of:=[.I16]+8" office:value-type="float" office:value="911" calcext:value-type="float">
            <text:p>91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6]+8" office:value-type="float" office:value="904" calcext:value-type="float">
            <text:p>904</text:p>
          </table:table-cell>
          <table:table-cell table:style-name="ce42" table:number-columns-repeated="1013"/>
        </table:table-row>
        <table:table-row table:style-name="ro3">
          <table:table-cell table:style-name="ce361" office:value-type="string" calcext:value-type="string">
            <text:p>ADD 15</text:p>
          </table:table-cell>
          <table:table-cell table:style-name="ce399" office:value-type="string" calcext:value-type="string">
            <text:p>data_pressure_LDES500_3</text:p>
          </table:table-cell>
          <table:table-cell table:style-name="ce424" office:value-type="float" office:value="15" calcext:value-type="float">
            <text:p>15</text:p>
          </table:table-cell>
          <table:table-cell table:style-name="ce399" office:value-type="string" calcext:value-type="string">
            <text:p>downto</text:p>
          </table:table-cell>
          <table:table-cell table:style-name="ce460" office:value-type="float" office:value="8" calcext:value-type="float">
            <text:p>8</text:p>
          </table:table-cell>
          <table:table-cell table:style-name="ce497" office:value-type="string" calcext:value-type="string">
            <text:p>Differential Pressure 3</text:p>
          </table:table-cell>
          <table:table-cell table:style-name="ce534" office:value-type="string" calcext:value-type="string" table:number-columns-spanned="1" table:number-rows-spanned="4">
            <text:p>Pressions Diff HCE10</text:p>
          </table:table-cell>
          <table:table-cell table:style-name="ce42"/>
          <table:table-cell table:style-name="ce547" table:formula="of:=[.I17]+8" office:value-type="float" office:value="903" calcext:value-type="float">
            <text:p>90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7]+8" office:value-type="float" office:value="896" calcext:value-type="float">
            <text:p>896</text:p>
          </table:table-cell>
          <table:table-cell table:style-name="ce42" table:number-columns-repeated="1013"/>
        </table:table-row>
        <table:table-row table:style-name="ro3">
          <table:table-cell table:style-name="ce362" office:value-type="string" calcext:value-type="string">
            <text:p>ADD 16</text:p>
          </table:table-cell>
          <table:table-cell table:style-name="ce400" office:value-type="string" calcext:value-type="string">
            <text:p>data_pressure_LDES500_3</text:p>
          </table:table-cell>
          <table:table-cell table:style-name="ce425" office:value-type="float" office:value="7" calcext:value-type="float">
            <text:p>7</text:p>
          </table:table-cell>
          <table:table-cell table:style-name="ce400" office:value-type="string" calcext:value-type="string">
            <text:p>downto</text:p>
          </table:table-cell>
          <table:table-cell table:style-name="ce461" office:value-type="float" office:value="0" calcext:value-type="float">
            <text:p>0</text:p>
          </table:table-cell>
          <table:table-cell table:style-name="ce498"/>
          <table:covered-table-cell table:style-name="ce534"/>
          <table:table-cell table:style-name="ce42"/>
          <table:table-cell table:style-name="ce547" table:formula="of:=[.I18]+8" office:value-type="float" office:value="895" calcext:value-type="float">
            <text:p>89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8]+8" office:value-type="float" office:value="888" calcext:value-type="float">
            <text:p>888</text:p>
          </table:table-cell>
          <table:table-cell table:style-name="ce42" table:number-columns-repeated="1013"/>
        </table:table-row>
        <table:table-row table:style-name="ro3">
          <table:table-cell table:style-name="ce363" office:value-type="string" calcext:value-type="string">
            <text:p>ADD 17</text:p>
          </table:table-cell>
          <table:table-cell table:style-name="ce400" office:value-type="string" calcext:value-type="string">
            <text:p>data_pressure_LDES500_4</text:p>
          </table:table-cell>
          <table:table-cell table:style-name="ce425" office:value-type="float" office:value="15" calcext:value-type="float">
            <text:p>15</text:p>
          </table:table-cell>
          <table:table-cell table:style-name="ce400" office:value-type="string" calcext:value-type="string">
            <text:p>downto</text:p>
          </table:table-cell>
          <table:table-cell table:style-name="ce461" office:value-type="float" office:value="8" calcext:value-type="float">
            <text:p>8</text:p>
          </table:table-cell>
          <table:table-cell table:style-name="ce499" office:value-type="string" calcext:value-type="string">
            <text:p>Differential Pressure 4</text:p>
          </table:table-cell>
          <table:covered-table-cell table:style-name="ce534"/>
          <table:table-cell table:style-name="ce318"/>
          <table:table-cell table:style-name="ce547" table:formula="of:=[.I19]+8" office:value-type="float" office:value="887" calcext:value-type="float">
            <text:p>88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9]+8" office:value-type="float" office:value="880" calcext:value-type="float">
            <text:p>880</text:p>
          </table:table-cell>
          <table:table-cell table:style-name="ce318" table:number-columns-repeated="1013"/>
        </table:table-row>
        <table:table-row table:style-name="ro3">
          <table:table-cell table:style-name="ce364" office:value-type="string" calcext:value-type="string">
            <text:p>ADD 18</text:p>
          </table:table-cell>
          <table:table-cell table:style-name="ce401" office:value-type="string" calcext:value-type="string">
            <text:p>data_pressure_LDES500_4</text:p>
          </table:table-cell>
          <table:table-cell table:style-name="ce426" office:value-type="float" office:value="7" calcext:value-type="float">
            <text:p>7</text:p>
          </table:table-cell>
          <table:table-cell table:style-name="ce401" office:value-type="string" calcext:value-type="string">
            <text:p>downto</text:p>
          </table:table-cell>
          <table:table-cell table:style-name="ce462" office:value-type="float" office:value="0" calcext:value-type="float">
            <text:p>0</text:p>
          </table:table-cell>
          <table:table-cell table:style-name="ce500"/>
          <table:covered-table-cell table:style-name="ce534"/>
          <table:table-cell table:style-name="ce42"/>
          <table:table-cell table:style-name="ce547" table:formula="of:=[.I20]+8" office:value-type="float" office:value="879" calcext:value-type="float">
            <text:p>87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20]+8" office:value-type="float" office:value="872" calcext:value-type="float">
            <text:p>872</text:p>
          </table:table-cell>
          <table:table-cell table:style-name="ce42" table:number-columns-repeated="1013"/>
        </table:table-row>
        <table:table-row table:style-name="ro1">
          <table:table-cell table:style-name="ce329" office:value-type="string" calcext:value-type="string">
            <text:p>ADD 450</text:p>
          </table:table-cell>
          <table:table-cell table:style-name="ce332" office:value-type="string" calcext:value-type="string">
            <text:p>MOTUS_ACCDATA</text:p>
          </table:table-cell>
          <table:table-cell table:style-name="ce336" table:formula="of:=[.C21]+8" office:value-type="float" office:value="191" calcext:value-type="float">
            <text:p>191</text:p>
          </table:table-cell>
          <table:table-cell table:style-name="ce332" office:value-type="string" calcext:value-type="string">
            <text:p>downto</text:p>
          </table:table-cell>
          <table:table-cell table:style-name="ce339" table:formula="of:=[.E21]+8" office:value-type="float" office:value="184" calcext:value-type="float">
            <text:p>184</text:p>
          </table:table-cell>
          <table:table-cell table:style-name="ce222" office:value-type="string" calcext:value-type="string">
            <text:p>Accelerometre x (m/s²)</text:p>
          </table:table-cell>
          <table:table-cell table:style-name="ce348" office:value-type="string" calcext:value-type="string" table:number-columns-spanned="1" table:number-rows-spanned="12">
            <text:p>MOTUS DATA </text:p>
          </table:table-cell>
          <table:table-cell table:style-name="ce42"/>
          <table:table-cell table:style-name="ce547" table:formula="of:=[.I21]+8" office:value-type="float" office:value="871" calcext:value-type="float">
            <text:p>87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21]+8" office:value-type="float" office:value="864" calcext:value-type="float">
            <text:p>864</text:p>
          </table:table-cell>
          <table:table-cell table:style-name="ce42" table:number-columns-repeated="1013"/>
        </table:table-row>
        <table:table-row table:style-name="ro1">
          <table:table-cell table:style-name="ce325" office:value-type="string" calcext:value-type="string">
            <text:p>ADD 45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C22]+8" office:value-type="float" office:value="183" calcext:value-type="float">
            <text:p>18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E22]+8" office:value-type="float" office:value="176" calcext:value-type="float">
            <text:p>176</text:p>
          </table:table-cell>
          <table:table-cell table:style-name="ce223"/>
          <table:covered-table-cell table:style-name="ce42"/>
          <table:table-cell table:style-name="ce42"/>
          <table:table-cell table:style-name="ce547" table:formula="of:=[.I22]+8" office:value-type="float" office:value="863" calcext:value-type="float">
            <text:p>86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22]+8" office:value-type="float" office:value="856" calcext:value-type="float">
            <text:p>856</text:p>
          </table:table-cell>
          <table:table-cell table:style-name="ce42" table:number-columns-repeated="1013"/>
        </table:table-row>
        <table:table-row table:style-name="ro1">
          <table:table-cell table:style-name="ce325" office:value-type="string" calcext:value-type="string">
            <text:p>ADD 452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C23]+8" office:value-type="float" office:value="175" calcext:value-type="float">
            <text:p>17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E23]+8" office:value-type="float" office:value="168" calcext:value-type="float">
            <text:p>168</text:p>
          </table:table-cell>
          <table:table-cell table:style-name="ce223"/>
          <table:covered-table-cell table:style-name="ce42"/>
          <table:table-cell table:style-name="ce42"/>
          <table:table-cell table:style-name="ce547" table:formula="of:=[.I23]+8" office:value-type="float" office:value="855" calcext:value-type="float">
            <text:p>85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23]+8" office:value-type="float" office:value="848" calcext:value-type="float">
            <text:p>848</text:p>
          </table:table-cell>
          <table:table-cell table:style-name="ce318" table:number-columns-repeated="1013"/>
        </table:table-row>
        <table:table-row table:style-name="ro1">
          <table:table-cell table:style-name="ce325" office:value-type="string" calcext:value-type="string">
            <text:p>ADD 453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C24]+8" office:value-type="float" office:value="167" calcext:value-type="float">
            <text:p>16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E24]+8" office:value-type="float" office:value="160" calcext:value-type="float">
            <text:p>160</text:p>
          </table:table-cell>
          <table:table-cell table:style-name="ce223"/>
          <table:covered-table-cell table:style-name="ce42"/>
          <table:table-cell table:style-name="ce42"/>
          <table:table-cell table:style-name="ce547" table:formula="of:=[.I24]+8" office:value-type="float" office:value="847" calcext:value-type="float">
            <text:p>84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24]+8" office:value-type="float" office:value="840" calcext:value-type="float">
            <text:p>840</text:p>
          </table:table-cell>
          <table:table-cell table:style-name="ce42" table:number-columns-repeated="1013"/>
        </table:table-row>
        <table:table-row table:style-name="ro1">
          <table:table-cell table:style-name="ce325" office:value-type="string" calcext:value-type="string">
            <text:p>ADD 454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C25]+8" office:value-type="float" office:value="159" calcext:value-type="float">
            <text:p>15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E25]+8" office:value-type="float" office:value="152" calcext:value-type="float">
            <text:p>152</text:p>
          </table:table-cell>
          <table:table-cell table:style-name="ce224" office:value-type="string" calcext:value-type="string">
            <text:p>Accelerometre y (m/s²)</text:p>
          </table:table-cell>
          <table:covered-table-cell table:style-name="ce42"/>
          <table:table-cell table:style-name="ce42"/>
          <table:table-cell table:style-name="ce547" table:formula="of:=[.I25]+8" office:value-type="float" office:value="839" calcext:value-type="float">
            <text:p>83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25]+8" office:value-type="float" office:value="832" calcext:value-type="float">
            <text:p>832</text:p>
          </table:table-cell>
          <table:table-cell table:style-name="ce318" table:number-columns-repeated="1013"/>
        </table:table-row>
        <table:table-row table:style-name="ro1">
          <table:table-cell table:style-name="ce325" office:value-type="string" calcext:value-type="string">
            <text:p>ADD 455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C26]+8" office:value-type="float" office:value="151" calcext:value-type="float">
            <text:p>15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E26]+8" office:value-type="float" office:value="144" calcext:value-type="float">
            <text:p>144</text:p>
          </table:table-cell>
          <table:table-cell table:style-name="ce225"/>
          <table:covered-table-cell table:style-name="ce42"/>
          <table:table-cell table:style-name="ce42"/>
          <table:table-cell table:style-name="ce547" table:formula="of:=[.I26]+8" office:value-type="float" office:value="831" calcext:value-type="float">
            <text:p>83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26]+8" office:value-type="float" office:value="824" calcext:value-type="float">
            <text:p>824</text:p>
          </table:table-cell>
          <table:table-cell table:style-name="ce42" table:number-columns-repeated="1013"/>
        </table:table-row>
        <table:table-row table:style-name="ro1">
          <table:table-cell table:style-name="ce325" office:value-type="string" calcext:value-type="string">
            <text:p>ADD 456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C27]+8" office:value-type="float" office:value="143" calcext:value-type="float">
            <text:p>14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E27]+8" office:value-type="float" office:value="136" calcext:value-type="float">
            <text:p>136</text:p>
          </table:table-cell>
          <table:table-cell table:style-name="ce225"/>
          <table:covered-table-cell table:style-name="ce42"/>
          <table:table-cell table:style-name="ce42"/>
          <table:table-cell table:style-name="ce547" table:formula="of:=[.I27]+8" office:value-type="float" office:value="823" calcext:value-type="float">
            <text:p>82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27]+8" office:value-type="float" office:value="816" calcext:value-type="float">
            <text:p>816</text:p>
          </table:table-cell>
          <table:table-cell table:style-name="ce318" table:number-columns-repeated="1013"/>
        </table:table-row>
        <table:table-row table:style-name="ro1">
          <table:table-cell table:style-name="ce325" office:value-type="string" calcext:value-type="string">
            <text:p>ADD 457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C28]+8" office:value-type="float" office:value="135" calcext:value-type="float">
            <text:p>135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E28]+8" office:value-type="float" office:value="128" calcext:value-type="float">
            <text:p>128</text:p>
          </table:table-cell>
          <table:table-cell table:style-name="ce225"/>
          <table:covered-table-cell table:style-name="ce42"/>
          <table:table-cell table:style-name="ce42"/>
          <table:table-cell table:style-name="ce547" table:formula="of:=[.I28]+8" office:value-type="float" office:value="815" calcext:value-type="float">
            <text:p>81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28]+8" office:value-type="float" office:value="808" calcext:value-type="float">
            <text:p>808</text:p>
          </table:table-cell>
          <table:table-cell table:style-name="ce42" table:number-columns-repeated="1013"/>
        </table:table-row>
        <table:table-row table:style-name="ro1">
          <table:table-cell table:style-name="ce330" office:value-type="string" calcext:value-type="string">
            <text:p>ADD 458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C29]+8" office:value-type="float" office:value="127" calcext:value-type="float">
            <text:p>127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E29]+8" office:value-type="float" office:value="120" calcext:value-type="float">
            <text:p>120</text:p>
          </table:table-cell>
          <table:table-cell table:style-name="ce226" office:value-type="string" calcext:value-type="string">
            <text:p>Accelerometre z (m/s²)</text:p>
          </table:table-cell>
          <table:covered-table-cell table:style-name="ce42"/>
          <table:table-cell table:style-name="ce42"/>
          <table:table-cell table:style-name="ce547" table:formula="of:=[.I29]+8" office:value-type="float" office:value="807" calcext:value-type="float">
            <text:p>80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29]+8" office:value-type="float" office:value="800" calcext:value-type="float">
            <text:p>800</text:p>
          </table:table-cell>
          <table:table-cell table:style-name="ce318" table:number-columns-repeated="1013"/>
        </table:table-row>
        <table:table-row table:style-name="ro1">
          <table:table-cell table:style-name="ce325" office:value-type="string" calcext:value-type="string">
            <text:p>ADD 459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C30]+8" office:value-type="float" office:value="119" calcext:value-type="float">
            <text:p>119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E30]+8" office:value-type="float" office:value="112" calcext:value-type="float">
            <text:p>112</text:p>
          </table:table-cell>
          <table:table-cell table:style-name="ce227"/>
          <table:covered-table-cell table:style-name="ce42"/>
          <table:table-cell table:style-name="ce42"/>
          <table:table-cell table:style-name="ce547" table:formula="of:=[.I30]+8" office:value-type="float" office:value="799" calcext:value-type="float">
            <text:p>79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30]+8" office:value-type="float" office:value="792" calcext:value-type="float">
            <text:p>792</text:p>
          </table:table-cell>
          <table:table-cell table:style-name="ce42" table:number-columns-repeated="1013"/>
        </table:table-row>
        <table:table-row table:style-name="ro1">
          <table:table-cell table:style-name="ce325" office:value-type="string" calcext:value-type="string">
            <text:p>ADD 460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C31]+8" office:value-type="float" office:value="111" calcext:value-type="float">
            <text:p>111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E31]+8" office:value-type="float" office:value="104" calcext:value-type="float">
            <text:p>104</text:p>
          </table:table-cell>
          <table:table-cell table:style-name="ce227"/>
          <table:covered-table-cell table:style-name="ce42"/>
          <table:table-cell table:style-name="ce42"/>
          <table:table-cell table:style-name="ce547" table:formula="of:=[.I31]+8" office:value-type="float" office:value="791" calcext:value-type="float">
            <text:p>79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31]+8" office:value-type="float" office:value="784" calcext:value-type="float">
            <text:p>784</text:p>
          </table:table-cell>
          <table:table-cell table:style-name="ce318" table:number-columns-repeated="1013"/>
        </table:table-row>
        <table:table-row table:style-name="ro1">
          <table:table-cell table:style-name="ce325" office:value-type="string" calcext:value-type="string">
            <text:p>ADD 461</text:p>
          </table:table-cell>
          <table:table-cell table:style-name="ce333" office:value-type="string" calcext:value-type="string">
            <text:p>MOTUS_ACCDATA</text:p>
          </table:table-cell>
          <table:table-cell table:style-name="ce337" table:formula="of:=[.C32]+8" office:value-type="float" office:value="103" calcext:value-type="float">
            <text:p>103</text:p>
          </table:table-cell>
          <table:table-cell table:style-name="ce333" office:value-type="string" calcext:value-type="string">
            <text:p>downto</text:p>
          </table:table-cell>
          <table:table-cell table:style-name="ce340" table:formula="of:=[.E32]+8" office:value-type="float" office:value="96" calcext:value-type="float">
            <text:p>96</text:p>
          </table:table-cell>
          <table:table-cell table:style-name="ce227"/>
          <table:covered-table-cell table:style-name="ce42"/>
          <table:table-cell table:style-name="ce42"/>
          <table:table-cell table:style-name="ce547" table:formula="of:=[.I32]+8" office:value-type="float" office:value="783" calcext:value-type="float">
            <text:p>78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32]+8" office:value-type="float" office:value="776" calcext:value-type="float">
            <text:p>776</text:p>
          </table:table-cell>
          <table:table-cell table:style-name="ce42" table:number-columns-repeated="1013"/>
        </table:table-row>
        <table:table-row table:style-name="ro1">
          <table:table-cell table:style-name="ce39" office:value-type="string" calcext:value-type="string">
            <text:p>ADD 500</text:p>
          </table:table-cell>
          <table:table-cell table:style-name="ce145" office:value-type="string" calcext:value-type="string">
            <text:p>MOTUS_ORIDATA</text:p>
          </table:table-cell>
          <table:table-cell table:style-name="ce129" table:formula="of:=[.C33]+8" office:value-type="float" office:value="95" calcext:value-type="float">
            <text:p>95</text:p>
          </table:table-cell>
          <table:table-cell table:style-name="ce145" office:value-type="string" calcext:value-type="string">
            <text:p>downto</text:p>
          </table:table-cell>
          <table:table-cell table:style-name="ce342" table:formula="of:=[.E33]+8" office:value-type="float" office:value="88" calcext:value-type="float">
            <text:p>88</text:p>
          </table:table-cell>
          <table:table-cell table:style-name="ce345" office:value-type="string" calcext:value-type="string">
            <text:p>Roll (Radians)</text:p>
          </table:table-cell>
          <table:table-cell table:style-name="ce348" office:value-type="string" calcext:value-type="string" table:number-columns-spanned="1" table:number-rows-spanned="12">
            <text:p>MOTUS DATA ORI</text:p>
          </table:table-cell>
          <table:table-cell table:style-name="ce42"/>
          <table:table-cell table:style-name="ce547" table:formula="of:=[.I33]+8" office:value-type="float" office:value="775" calcext:value-type="float">
            <text:p>77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33]+8" office:value-type="float" office:value="768" calcext:value-type="float">
            <text:p>768</text:p>
          </table:table-cell>
          <table:table-cell table:style-name="ce42" table:number-columns-repeated="1013"/>
        </table:table-row>
        <table:table-row table:style-name="ro1">
          <table:table-cell table:style-name="ce40" office:value-type="string" calcext:value-type="string">
            <text:p>ADD 501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C34]+8" office:value-type="float" office:value="87" calcext:value-type="float">
            <text:p>87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E34]+8" office:value-type="float" office:value="80" calcext:value-type="float">
            <text:p>80</text:p>
          </table:table-cell>
          <table:table-cell table:style-name="ce204"/>
          <table:covered-table-cell table:style-name="ce42"/>
          <table:table-cell table:style-name="ce42"/>
          <table:table-cell table:style-name="ce547" table:formula="of:=[.I34]+8" office:value-type="float" office:value="767" calcext:value-type="float">
            <text:p>76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34]+8" office:value-type="float" office:value="760" calcext:value-type="float">
            <text:p>760</text:p>
          </table:table-cell>
          <table:table-cell table:style-name="ce42" table:number-columns-repeated="1013"/>
        </table:table-row>
        <table:table-row table:style-name="ro1">
          <table:table-cell table:style-name="ce40" office:value-type="string" calcext:value-type="string">
            <text:p>ADD 502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C35]+8" office:value-type="float" office:value="79" calcext:value-type="float">
            <text:p>79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E35]+8" office:value-type="float" office:value="72" calcext:value-type="float">
            <text:p>72</text:p>
          </table:table-cell>
          <table:table-cell table:style-name="ce204"/>
          <table:covered-table-cell table:style-name="ce42"/>
          <table:table-cell table:style-name="ce42"/>
          <table:table-cell table:style-name="ce547" table:formula="of:=[.I35]+8" office:value-type="float" office:value="759" calcext:value-type="float">
            <text:p>75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35]+8" office:value-type="float" office:value="752" calcext:value-type="float">
            <text:p>752</text:p>
          </table:table-cell>
          <table:table-cell table:style-name="ce42"/>
          <table:table-cell table:style-name="ce318" table:number-columns-repeated="1012"/>
        </table:table-row>
        <table:table-row table:style-name="ro1">
          <table:table-cell table:style-name="ce40" office:value-type="string" calcext:value-type="string">
            <text:p>ADD 503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C36]+8" office:value-type="float" office:value="71" calcext:value-type="float">
            <text:p>71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E36]+8" office:value-type="float" office:value="64" calcext:value-type="float">
            <text:p>64</text:p>
          </table:table-cell>
          <table:table-cell table:style-name="ce204"/>
          <table:covered-table-cell table:style-name="ce42"/>
          <table:table-cell table:style-name="ce42"/>
          <table:table-cell table:style-name="ce547" table:formula="of:=[.I36]+8" office:value-type="float" office:value="751" calcext:value-type="float">
            <text:p>75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36]+8" office:value-type="float" office:value="744" calcext:value-type="float">
            <text:p>744</text:p>
          </table:table-cell>
          <table:table-cell table:style-name="ce42" table:number-columns-repeated="1013"/>
        </table:table-row>
        <table:table-row table:style-name="ro1">
          <table:table-cell table:style-name="ce40" office:value-type="string" calcext:value-type="string">
            <text:p>ADD 504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C37]+8" office:value-type="float" office:value="63" calcext:value-type="float">
            <text:p>63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E37]+8" office:value-type="float" office:value="56" calcext:value-type="float">
            <text:p>56</text:p>
          </table:table-cell>
          <table:table-cell table:style-name="ce205" office:value-type="string" calcext:value-type="string">
            <text:p>Pitch (Radians)</text:p>
          </table:table-cell>
          <table:covered-table-cell table:style-name="ce42"/>
          <table:table-cell table:style-name="ce42"/>
          <table:table-cell table:style-name="ce547" table:formula="of:=[.I37]+8" office:value-type="float" office:value="743" calcext:value-type="float">
            <text:p>74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37]+8" office:value-type="float" office:value="736" calcext:value-type="float">
            <text:p>736</text:p>
          </table:table-cell>
          <table:table-cell table:style-name="ce42" table:number-columns-repeated="1013"/>
        </table:table-row>
        <table:table-row table:style-name="ro1">
          <table:table-cell table:style-name="ce40" office:value-type="string" calcext:value-type="string">
            <text:p>ADD 505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C38]+8" office:value-type="float" office:value="55" calcext:value-type="float">
            <text:p>55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E38]+8" office:value-type="float" office:value="48" calcext:value-type="float">
            <text:p>48</text:p>
          </table:table-cell>
          <table:table-cell table:style-name="ce206"/>
          <table:covered-table-cell table:style-name="ce42"/>
          <table:table-cell table:style-name="ce42"/>
          <table:table-cell table:style-name="ce547" table:formula="of:=[.I38]+8" office:value-type="float" office:value="735" calcext:value-type="float">
            <text:p>73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38]+8" office:value-type="float" office:value="728" calcext:value-type="float">
            <text:p>728</text:p>
          </table:table-cell>
          <table:table-cell table:style-name="ce42" table:number-columns-repeated="1013"/>
        </table:table-row>
        <table:table-row table:style-name="ro1">
          <table:table-cell table:style-name="ce40" office:value-type="string" calcext:value-type="string">
            <text:p>ADD 506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C39]+8" office:value-type="float" office:value="47" calcext:value-type="float">
            <text:p>47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E39]+8" office:value-type="float" office:value="40" calcext:value-type="float">
            <text:p>40</text:p>
          </table:table-cell>
          <table:table-cell table:style-name="ce206"/>
          <table:covered-table-cell table:style-name="ce42"/>
          <table:table-cell table:style-name="ce318"/>
          <table:table-cell table:style-name="ce547" table:formula="of:=[.I39]+8" office:value-type="float" office:value="727" calcext:value-type="float">
            <text:p>72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39]+8" office:value-type="float" office:value="720" calcext:value-type="float">
            <text:p>720</text:p>
          </table:table-cell>
          <table:table-cell table:style-name="ce318" table:number-columns-repeated="1013"/>
        </table:table-row>
        <table:table-row table:style-name="ro1">
          <table:table-cell table:style-name="ce40" office:value-type="string" calcext:value-type="string">
            <text:p>ADD 507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C40]+8" office:value-type="float" office:value="39" calcext:value-type="float">
            <text:p>39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E40]+8" office:value-type="float" office:value="32" calcext:value-type="float">
            <text:p>32</text:p>
          </table:table-cell>
          <table:table-cell table:style-name="ce206"/>
          <table:covered-table-cell table:style-name="ce42"/>
          <table:table-cell table:style-name="ce42"/>
          <table:table-cell table:style-name="ce547" table:formula="of:=[.I40]+8" office:value-type="float" office:value="719" calcext:value-type="float">
            <text:p>71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40]+8" office:value-type="float" office:value="712" calcext:value-type="float">
            <text:p>712</text:p>
          </table:table-cell>
          <table:table-cell table:style-name="ce42" table:number-columns-repeated="1013"/>
        </table:table-row>
        <table:table-row table:style-name="ro1">
          <table:table-cell table:style-name="ce40" office:value-type="string" calcext:value-type="string">
            <text:p>ADD 508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C41]+8" office:value-type="float" office:value="31" calcext:value-type="float">
            <text:p>31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E41]+8" office:value-type="float" office:value="24" calcext:value-type="float">
            <text:p>24</text:p>
          </table:table-cell>
          <table:table-cell table:style-name="ce207" office:value-type="string" calcext:value-type="string">
            <text:p>Heading (Radians)</text:p>
          </table:table-cell>
          <table:covered-table-cell table:style-name="ce42"/>
          <table:table-cell table:style-name="ce42"/>
          <table:table-cell table:style-name="ce547" table:formula="of:=[.I41]+8" office:value-type="float" office:value="711" calcext:value-type="float">
            <text:p>71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41]+8" office:value-type="float" office:value="704" calcext:value-type="float">
            <text:p>704</text:p>
          </table:table-cell>
          <table:table-cell table:style-name="ce42" table:number-columns-repeated="1013"/>
        </table:table-row>
        <table:table-row table:style-name="ro1">
          <table:table-cell table:style-name="ce40" office:value-type="string" calcext:value-type="string">
            <text:p>ADD 509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C42]+8" office:value-type="float" office:value="23" calcext:value-type="float">
            <text:p>23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E42]+8" office:value-type="float" office:value="16" calcext:value-type="float">
            <text:p>16</text:p>
          </table:table-cell>
          <table:table-cell table:style-name="ce208"/>
          <table:covered-table-cell table:style-name="ce42"/>
          <table:table-cell table:style-name="ce42"/>
          <table:table-cell table:style-name="ce547" table:formula="of:=[.I42]+8" office:value-type="float" office:value="703" calcext:value-type="float">
            <text:p>70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42]+8" office:value-type="float" office:value="696" calcext:value-type="float">
            <text:p>696</text:p>
          </table:table-cell>
          <table:table-cell table:style-name="ce42" table:number-columns-repeated="1013"/>
        </table:table-row>
        <table:table-row table:style-name="ro1">
          <table:table-cell table:style-name="ce40" office:value-type="string" calcext:value-type="string">
            <text:p>ADD 510</text:p>
          </table:table-cell>
          <table:table-cell table:style-name="ce335" office:value-type="string" calcext:value-type="string">
            <text:p>MOTUS_ORIDATA</text:p>
          </table:table-cell>
          <table:table-cell table:style-name="ce130" table:formula="of:=[.C43]+8" office:value-type="float" office:value="15" calcext:value-type="float">
            <text:p>15</text:p>
          </table:table-cell>
          <table:table-cell table:style-name="ce146" office:value-type="string" calcext:value-type="string">
            <text:p>downto</text:p>
          </table:table-cell>
          <table:table-cell table:style-name="ce343" table:formula="of:=[.E43]+8" office:value-type="float" office:value="8" calcext:value-type="float">
            <text:p>8</text:p>
          </table:table-cell>
          <table:table-cell table:style-name="ce208"/>
          <table:covered-table-cell table:style-name="ce42"/>
          <table:table-cell table:style-name="ce42"/>
          <table:table-cell table:style-name="ce547" table:formula="of:=[.I43]+8" office:value-type="float" office:value="695" calcext:value-type="float">
            <text:p>69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43]+8" office:value-type="float" office:value="688" calcext:value-type="float">
            <text:p>688</text:p>
          </table:table-cell>
          <table:table-cell table:style-name="ce42" table:number-columns-repeated="1013"/>
        </table:table-row>
        <table:table-row table:style-name="ro1">
          <table:table-cell table:style-name="ce41" office:value-type="string" calcext:value-type="string">
            <text:p>ADD 511</text:p>
          </table:table-cell>
          <table:table-cell table:style-name="ce147" office:value-type="string" calcext:value-type="string">
            <text:p>MOTUS_ORIDATA</text:p>
          </table:table-cell>
          <table:table-cell table:style-name="ce131" office:value-type="float" office:value="7" calcext:value-type="float">
            <text:p>7</text:p>
          </table:table-cell>
          <table:table-cell table:style-name="ce147" office:value-type="string" calcext:value-type="string">
            <text:p>downto</text:p>
          </table:table-cell>
          <table:table-cell table:style-name="ce344" office:value-type="float" office:value="0" calcext:value-type="float">
            <text:p>0</text:p>
          </table:table-cell>
          <table:table-cell table:style-name="ce346"/>
          <table:covered-table-cell table:style-name="ce42"/>
          <table:table-cell table:style-name="ce42"/>
          <table:table-cell table:style-name="ce547" table:formula="of:=[.I44]+8" office:value-type="float" office:value="687" calcext:value-type="float">
            <text:p>68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44]+8" office:value-type="float" office:value="680" calcext:value-type="float">
            <text:p>680</text:p>
          </table:table-cell>
          <table:table-cell table:style-name="ce42" table:number-columns-repeated="1013"/>
        </table:table-row>
        <table:table-row table:style-name="ro3">
          <table:table-cell table:style-name="ce365" office:value-type="string" calcext:value-type="string">
            <text:p>ADD 40</text:p>
          </table:table-cell>
          <table:table-cell table:style-name="ce402" office:value-type="string" calcext:value-type="string">
            <text:p>Spatial: i_system_packet_data</text:p>
          </table:table-cell>
          <table:table-cell table:style-name="ce427" table:formula="of:=[.C45]+8" office:value-type="float" office:value="319" calcext:value-type="float">
            <text:p>319</text:p>
          </table:table-cell>
          <table:table-cell table:style-name="ce451" office:value-type="string" calcext:value-type="string">
            <text:p>downto</text:p>
          </table:table-cell>
          <table:table-cell table:style-name="ce463" table:formula="of:=[.E45]+8" office:value-type="float" office:value="312" calcext:value-type="float">
            <text:p>312</text:p>
          </table:table-cell>
          <table:table-cell table:style-name="ce501" office:value-type="string" calcext:value-type="string">
            <text:p>G force from IMU</text:p>
          </table:table-cell>
          <table:table-cell table:style-name="ce535" office:value-type="string" calcext:value-type="string" table:number-columns-spanned="1" table:number-rows-spanned="4">
            <text:p>SYSTEM STATE PACKET</text:p>
          </table:table-cell>
          <table:table-cell table:style-name="ce42"/>
          <table:table-cell table:style-name="ce547" table:formula="of:=[.I45]+8" office:value-type="float" office:value="679" calcext:value-type="float">
            <text:p>67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45]+8" office:value-type="float" office:value="672" calcext:value-type="float">
            <text:p>672</text:p>
          </table:table-cell>
          <table:table-cell table:style-name="ce42"/>
          <table:table-cell table:style-name="ce318" table:number-columns-repeated="1012"/>
        </table:table-row>
        <table:table-row table:style-name="ro3">
          <table:table-cell table:style-name="ce366" office:value-type="string" calcext:value-type="string">
            <text:p>ADD 41</text:p>
          </table:table-cell>
          <table:table-cell table:style-name="ce403" office:value-type="string" calcext:value-type="string">
            <text:p>Spatial: i_system_packet_data</text:p>
          </table:table-cell>
          <table:table-cell table:style-name="ce428" table:formula="of:=[.C46]+8" office:value-type="float" office:value="311" calcext:value-type="float">
            <text:p>311</text:p>
          </table:table-cell>
          <table:table-cell table:style-name="ce452" office:value-type="string" calcext:value-type="string">
            <text:p>downto</text:p>
          </table:table-cell>
          <table:table-cell table:style-name="ce464" table:formula="of:=[.E46]+8" office:value-type="float" office:value="304" calcext:value-type="float">
            <text:p>304</text:p>
          </table:table-cell>
          <table:table-cell table:style-name="ce502"/>
          <table:covered-table-cell table:style-name="ce535"/>
          <table:table-cell table:style-name="ce42"/>
          <table:table-cell table:style-name="ce547" table:formula="of:=[.I46]+8" office:value-type="float" office:value="671" calcext:value-type="float">
            <text:p>67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46]+8" office:value-type="float" office:value="664" calcext:value-type="float">
            <text:p>664</text:p>
          </table:table-cell>
          <table:table-cell table:style-name="ce42" table:number-columns-repeated="1013"/>
        </table:table-row>
        <table:table-row table:style-name="ro3">
          <table:table-cell table:style-name="ce366" office:value-type="string" calcext:value-type="string">
            <text:p>ADD 42</text:p>
          </table:table-cell>
          <table:table-cell table:style-name="ce403" office:value-type="string" calcext:value-type="string">
            <text:p>Spatial: i_system_packet_data</text:p>
          </table:table-cell>
          <table:table-cell table:style-name="ce428" table:formula="of:=[.C47]+8" office:value-type="float" office:value="303" calcext:value-type="float">
            <text:p>303</text:p>
          </table:table-cell>
          <table:table-cell table:style-name="ce452" office:value-type="string" calcext:value-type="string">
            <text:p>downto</text:p>
          </table:table-cell>
          <table:table-cell table:style-name="ce464" table:formula="of:=[.E47]+8" office:value-type="float" office:value="296" calcext:value-type="float">
            <text:p>296</text:p>
          </table:table-cell>
          <table:table-cell table:style-name="ce502"/>
          <table:covered-table-cell table:style-name="ce535"/>
          <table:table-cell table:style-name="ce42"/>
          <table:table-cell table:style-name="ce547" table:formula="of:=[.I47]+8" office:value-type="float" office:value="663" calcext:value-type="float">
            <text:p>66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47]+8" office:value-type="float" office:value="656" calcext:value-type="float">
            <text:p>656</text:p>
          </table:table-cell>
          <table:table-cell table:style-name="ce42" table:number-columns-repeated="1013"/>
        </table:table-row>
        <table:table-row table:style-name="ro3">
          <table:table-cell table:style-name="ce367" office:value-type="string" calcext:value-type="string">
            <text:p>ADD 43</text:p>
          </table:table-cell>
          <table:table-cell table:style-name="ce404" office:value-type="string" calcext:value-type="string">
            <text:p>Spatial: i_system_packet_data</text:p>
          </table:table-cell>
          <table:table-cell table:style-name="ce429" office:value-type="float" office:value="295" calcext:value-type="float">
            <text:p>295</text:p>
          </table:table-cell>
          <table:table-cell table:style-name="ce453" office:value-type="string" calcext:value-type="string">
            <text:p>downto</text:p>
          </table:table-cell>
          <table:table-cell table:style-name="ce465" office:value-type="float" office:value="288" calcext:value-type="float">
            <text:p>288</text:p>
          </table:table-cell>
          <table:table-cell table:style-name="ce503"/>
          <table:covered-table-cell table:style-name="ce535"/>
          <table:table-cell table:style-name="ce42"/>
          <table:table-cell table:style-name="ce547" table:formula="of:=[.I48]+8" office:value-type="float" office:value="655" calcext:value-type="float">
            <text:p>65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48]+8" office:value-type="float" office:value="648" calcext:value-type="float">
            <text:p>648</text:p>
          </table:table-cell>
          <table:table-cell table:style-name="ce42" table:number-columns-repeated="1013"/>
        </table:table-row>
        <table:table-row table:style-name="ro3">
          <table:table-cell table:style-name="ce368" office:value-type="string" calcext:value-type="string">
            <text:p>ADD 44</text:p>
          </table:table-cell>
          <table:table-cell table:style-name="ce143" office:value-type="string" calcext:value-type="string">
            <text:p>ADU : i_Air_Speed_packect_data</text:p>
          </table:table-cell>
          <table:table-cell table:style-name="ce430" table:formula="of:=[.C49]+8" office:value-type="float" office:value="103" calcext:value-type="float">
            <text:p>103</text:p>
          </table:table-cell>
          <table:table-cell table:style-name="ce143" office:value-type="string" calcext:value-type="string">
            <text:p>downto</text:p>
          </table:table-cell>
          <table:table-cell table:style-name="ce466" table:formula="of:=[.E49]+8" office:value-type="float" office:value="96" calcext:value-type="float">
            <text:p>96</text:p>
          </table:table-cell>
          <table:table-cell table:style-name="ce504" office:value-type="string" calcext:value-type="string">
            <text:p>Airspeed (m/s)</text:p>
          </table:table-cell>
          <table:table-cell table:style-name="ce536" office:value-type="string" calcext:value-type="string" table:number-columns-spanned="1" table:number-rows-spanned="4">
            <text:p>Air DATA UNIT : AIR SPEED PACKET N° 68</text:p>
          </table:table-cell>
          <table:table-cell table:style-name="ce42"/>
          <table:table-cell table:style-name="ce547" table:formula="of:=[.I49]+8" office:value-type="float" office:value="647" calcext:value-type="float">
            <text:p>64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49]+8" office:value-type="float" office:value="640" calcext:value-type="float">
            <text:p>640</text:p>
          </table:table-cell>
          <table:table-cell table:style-name="ce42" table:number-columns-repeated="1013"/>
        </table:table-row>
        <table:table-row table:style-name="ro3">
          <table:table-cell table:style-name="ce369" office:value-type="string" calcext:value-type="string">
            <text:p>ADD 45</text:p>
          </table:table-cell>
          <table:table-cell table:style-name="ce405" office:value-type="string" calcext:value-type="string">
            <text:p>ADU : i_Air_Speed_packect_data</text:p>
          </table:table-cell>
          <table:table-cell table:style-name="ce431" table:formula="of:=[.C50]+8" office:value-type="float" office:value="95" calcext:value-type="float">
            <text:p>95</text:p>
          </table:table-cell>
          <table:table-cell table:style-name="ce405" office:value-type="string" calcext:value-type="string">
            <text:p>downto</text:p>
          </table:table-cell>
          <table:table-cell table:style-name="ce467" table:formula="of:=[.E50]+8" office:value-type="float" office:value="88" calcext:value-type="float">
            <text:p>88</text:p>
          </table:table-cell>
          <table:table-cell table:style-name="ce505"/>
          <table:covered-table-cell table:style-name="ce536"/>
          <table:table-cell table:style-name="ce42"/>
          <table:table-cell table:style-name="ce547" table:formula="of:=[.I50]+8" office:value-type="float" office:value="639" calcext:value-type="float">
            <text:p>63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50]+8" office:value-type="float" office:value="632" calcext:value-type="float">
            <text:p>632</text:p>
          </table:table-cell>
          <table:table-cell table:style-name="ce42" table:number-columns-repeated="1013"/>
        </table:table-row>
        <table:table-row table:style-name="ro3">
          <table:table-cell table:style-name="ce369" office:value-type="string" calcext:value-type="string">
            <text:p>ADD 46</text:p>
          </table:table-cell>
          <table:table-cell table:style-name="ce405" office:value-type="string" calcext:value-type="string">
            <text:p>ADU : i_Air_Speed_packect_data</text:p>
          </table:table-cell>
          <table:table-cell table:style-name="ce431" table:formula="of:=[.C51]+8" office:value-type="float" office:value="87" calcext:value-type="float">
            <text:p>87</text:p>
          </table:table-cell>
          <table:table-cell table:style-name="ce405" office:value-type="string" calcext:value-type="string">
            <text:p>downto</text:p>
          </table:table-cell>
          <table:table-cell table:style-name="ce467" table:formula="of:=[.E51]+8" office:value-type="float" office:value="80" calcext:value-type="float">
            <text:p>80</text:p>
          </table:table-cell>
          <table:table-cell table:style-name="ce505"/>
          <table:covered-table-cell table:style-name="ce536"/>
          <table:table-cell table:style-name="ce42"/>
          <table:table-cell table:style-name="ce547" table:formula="of:=[.I51]+8" office:value-type="float" office:value="631" calcext:value-type="float">
            <text:p>63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51]+8" office:value-type="float" office:value="624" calcext:value-type="float">
            <text:p>624</text:p>
          </table:table-cell>
          <table:table-cell table:style-name="ce42" table:number-columns-repeated="1013"/>
        </table:table-row>
        <table:table-row table:style-name="ro3">
          <table:table-cell table:style-name="ce360" office:value-type="string" calcext:value-type="string">
            <text:p>ADD 47</text:p>
          </table:table-cell>
          <table:table-cell table:style-name="ce144" office:value-type="string" calcext:value-type="string">
            <text:p>ADU : i_Air_Speed_packect_data</text:p>
          </table:table-cell>
          <table:table-cell table:style-name="ce432" office:value-type="float" office:value="79" calcext:value-type="float">
            <text:p>79</text:p>
          </table:table-cell>
          <table:table-cell table:style-name="ce144" office:value-type="string" calcext:value-type="string">
            <text:p>downto</text:p>
          </table:table-cell>
          <table:table-cell table:style-name="ce468" office:value-type="float" office:value="72" calcext:value-type="float">
            <text:p>72</text:p>
          </table:table-cell>
          <table:table-cell table:style-name="ce506"/>
          <table:covered-table-cell table:style-name="ce536"/>
          <table:table-cell table:style-name="ce42"/>
          <table:table-cell table:style-name="ce547" table:formula="of:=[.I52]+8" office:value-type="float" office:value="623" calcext:value-type="float">
            <text:p>62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52]+8" office:value-type="float" office:value="616" calcext:value-type="float">
            <text:p>616</text:p>
          </table:table-cell>
          <table:table-cell table:style-name="ce42" table:number-columns-repeated="1013"/>
        </table:table-row>
        <table:table-row table:style-name="ro3">
          <table:table-cell table:style-name="ce370" office:value-type="string" calcext:value-type="string">
            <text:p>ADD 48</text:p>
          </table:table-cell>
          <table:table-cell table:style-name="ce406" office:value-type="string" calcext:value-type="string">
            <text:p>Spatial : i-windvect_packet data</text:p>
          </table:table-cell>
          <table:table-cell table:style-name="ce433" table:formula="of:=[.C53]+8" office:value-type="float" office:value="95" calcext:value-type="float">
            <text:p>95</text:p>
          </table:table-cell>
          <table:table-cell table:style-name="ce406" office:value-type="string" calcext:value-type="string">
            <text:p>downto</text:p>
          </table:table-cell>
          <table:table-cell table:style-name="ce469" table:formula="of:=[.E53]+8" office:value-type="float" office:value="88" calcext:value-type="float">
            <text:p>88</text:p>
          </table:table-cell>
          <table:table-cell table:style-name="ce507" office:value-type="string" calcext:value-type="string">
            <text:p>Wind Velocity North (m/s)</text:p>
          </table:table-cell>
          <table:table-cell table:style-name="ce537" office:value-type="string" calcext:value-type="string" table:number-columns-spanned="1" table:number-rows-spanned="8">
            <text:p>WIND <text:s/>PACKET </text:p>
          </table:table-cell>
          <table:table-cell table:style-name="ce42"/>
          <table:table-cell table:style-name="ce547" table:formula="of:=[.I53]+8" office:value-type="float" office:value="615" calcext:value-type="float">
            <text:p>61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53]+8" office:value-type="float" office:value="608" calcext:value-type="float">
            <text:p>608</text:p>
          </table:table-cell>
          <table:table-cell table:style-name="ce42" table:number-columns-repeated="1013"/>
        </table:table-row>
        <table:table-row table:style-name="ro3">
          <table:table-cell table:style-name="ce371" office:value-type="string" calcext:value-type="string">
            <text:p>ADD 49</text:p>
          </table:table-cell>
          <table:table-cell table:style-name="ce407" office:value-type="string" calcext:value-type="string">
            <text:p>Spatial : i-windvect_packet data</text:p>
          </table:table-cell>
          <table:table-cell table:style-name="ce434" table:formula="of:=[.C54]+8" office:value-type="float" office:value="87" calcext:value-type="float">
            <text:p>87</text:p>
          </table:table-cell>
          <table:table-cell table:style-name="ce454" office:value-type="string" calcext:value-type="string">
            <text:p>downto</text:p>
          </table:table-cell>
          <table:table-cell table:style-name="ce470" table:formula="of:=[.E54]+8" office:value-type="float" office:value="80" calcext:value-type="float">
            <text:p>80</text:p>
          </table:table-cell>
          <table:table-cell table:style-name="ce508"/>
          <table:covered-table-cell table:style-name="ce537"/>
          <table:table-cell table:style-name="ce42"/>
          <table:table-cell table:style-name="ce547" table:formula="of:=[.I54]+8" office:value-type="float" office:value="607" calcext:value-type="float">
            <text:p>60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54]+8" office:value-type="float" office:value="600" calcext:value-type="float">
            <text:p>600</text:p>
          </table:table-cell>
          <table:table-cell table:style-name="ce42" table:number-columns-repeated="1013"/>
        </table:table-row>
        <table:table-row table:style-name="ro3">
          <table:table-cell table:style-name="ce371" office:value-type="string" calcext:value-type="string">
            <text:p>ADD 50</text:p>
          </table:table-cell>
          <table:table-cell table:style-name="ce407" office:value-type="string" calcext:value-type="string">
            <text:p>Spatial : i-windvect_packet data</text:p>
          </table:table-cell>
          <table:table-cell table:style-name="ce434" table:formula="of:=[.C55]+8" office:value-type="float" office:value="79" calcext:value-type="float">
            <text:p>79</text:p>
          </table:table-cell>
          <table:table-cell table:style-name="ce454" office:value-type="string" calcext:value-type="string">
            <text:p>downto</text:p>
          </table:table-cell>
          <table:table-cell table:style-name="ce470" table:formula="of:=[.E55]+8" office:value-type="float" office:value="72" calcext:value-type="float">
            <text:p>72</text:p>
          </table:table-cell>
          <table:table-cell table:style-name="ce508"/>
          <table:covered-table-cell table:style-name="ce537"/>
          <table:table-cell table:style-name="ce42"/>
          <table:table-cell table:style-name="ce547" table:formula="of:=[.I55]+8" office:value-type="float" office:value="599" calcext:value-type="float">
            <text:p>59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55]+8" office:value-type="float" office:value="592" calcext:value-type="float">
            <text:p>592</text:p>
          </table:table-cell>
          <table:table-cell table:style-name="ce42"/>
          <table:table-cell table:style-name="ce318" table:number-columns-repeated="1012"/>
        </table:table-row>
        <table:table-row table:style-name="ro3">
          <table:table-cell table:style-name="ce371" office:value-type="string" calcext:value-type="string">
            <text:p>ADD 51</text:p>
          </table:table-cell>
          <table:table-cell table:style-name="ce407" office:value-type="string" calcext:value-type="string">
            <text:p>Spatial : i-windvect_packet data</text:p>
          </table:table-cell>
          <table:table-cell table:style-name="ce434" table:formula="of:=[.C56]+8" office:value-type="float" office:value="71" calcext:value-type="float">
            <text:p>71</text:p>
          </table:table-cell>
          <table:table-cell table:style-name="ce454" office:value-type="string" calcext:value-type="string">
            <text:p>downto</text:p>
          </table:table-cell>
          <table:table-cell table:style-name="ce470" table:formula="of:=[.E56]+8" office:value-type="float" office:value="64" calcext:value-type="float">
            <text:p>64</text:p>
          </table:table-cell>
          <table:table-cell table:style-name="ce508"/>
          <table:covered-table-cell table:style-name="ce537"/>
          <table:table-cell table:style-name="ce42"/>
          <table:table-cell table:style-name="ce547" table:formula="of:=[.I56]+8" office:value-type="float" office:value="591" calcext:value-type="float">
            <text:p>59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56]+8" office:value-type="float" office:value="584" calcext:value-type="float">
            <text:p>584</text:p>
          </table:table-cell>
          <table:table-cell table:style-name="ce42" table:number-columns-repeated="1013"/>
        </table:table-row>
        <table:table-row table:style-name="ro3">
          <table:table-cell table:style-name="ce371" office:value-type="string" calcext:value-type="string">
            <text:p>ADD 52</text:p>
          </table:table-cell>
          <table:table-cell table:style-name="ce407" office:value-type="string" calcext:value-type="string">
            <text:p>Spatial : i-windvect_packet data</text:p>
          </table:table-cell>
          <table:table-cell table:style-name="ce434" table:formula="of:=[.C57]+8" office:value-type="float" office:value="63" calcext:value-type="float">
            <text:p>63</text:p>
          </table:table-cell>
          <table:table-cell table:style-name="ce454" office:value-type="string" calcext:value-type="string">
            <text:p>downto</text:p>
          </table:table-cell>
          <table:table-cell table:style-name="ce470" table:formula="of:=[.E57]+8" office:value-type="float" office:value="56" calcext:value-type="float">
            <text:p>56</text:p>
          </table:table-cell>
          <table:table-cell table:style-name="ce509" office:value-type="string" calcext:value-type="string">
            <text:p>Wind Velocity East (m/s)</text:p>
          </table:table-cell>
          <table:covered-table-cell table:style-name="ce537"/>
          <table:table-cell table:style-name="ce42"/>
          <table:table-cell table:style-name="ce547" table:formula="of:=[.I57]+8" office:value-type="float" office:value="583" calcext:value-type="float">
            <text:p>58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57]+8" office:value-type="float" office:value="576" calcext:value-type="float">
            <text:p>576</text:p>
          </table:table-cell>
          <table:table-cell table:style-name="ce42" table:number-columns-repeated="1013"/>
        </table:table-row>
        <table:table-row table:style-name="ro3">
          <table:table-cell table:style-name="ce371" office:value-type="string" calcext:value-type="string">
            <text:p>ADD 53</text:p>
          </table:table-cell>
          <table:table-cell table:style-name="ce407" office:value-type="string" calcext:value-type="string">
            <text:p>Spatial : i-windvect_packet data</text:p>
          </table:table-cell>
          <table:table-cell table:style-name="ce434" table:formula="of:=[.C58]+8" office:value-type="float" office:value="55" calcext:value-type="float">
            <text:p>55</text:p>
          </table:table-cell>
          <table:table-cell table:style-name="ce454" office:value-type="string" calcext:value-type="string">
            <text:p>downto</text:p>
          </table:table-cell>
          <table:table-cell table:style-name="ce470" table:formula="of:=[.E58]+8" office:value-type="float" office:value="48" calcext:value-type="float">
            <text:p>48</text:p>
          </table:table-cell>
          <table:table-cell table:style-name="ce509"/>
          <table:covered-table-cell table:style-name="ce537"/>
          <table:table-cell table:style-name="ce42"/>
          <table:table-cell table:style-name="ce547" table:formula="of:=[.I58]+8" office:value-type="float" office:value="575" calcext:value-type="float">
            <text:p>57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58]+8" office:value-type="float" office:value="568" calcext:value-type="float">
            <text:p>568</text:p>
          </table:table-cell>
          <table:table-cell table:style-name="ce42" table:number-columns-repeated="1013"/>
        </table:table-row>
        <table:table-row table:style-name="ro3">
          <table:table-cell table:style-name="ce371" office:value-type="string" calcext:value-type="string">
            <text:p>ADD 54</text:p>
          </table:table-cell>
          <table:table-cell table:style-name="ce407" office:value-type="string" calcext:value-type="string">
            <text:p>Spatial : i-windvect_packet data</text:p>
          </table:table-cell>
          <table:table-cell table:style-name="ce434" table:formula="of:=[.C59]+8" office:value-type="float" office:value="47" calcext:value-type="float">
            <text:p>47</text:p>
          </table:table-cell>
          <table:table-cell table:style-name="ce454" office:value-type="string" calcext:value-type="string">
            <text:p>downto</text:p>
          </table:table-cell>
          <table:table-cell table:style-name="ce470" table:formula="of:=[.E59]+8" office:value-type="float" office:value="40" calcext:value-type="float">
            <text:p>40</text:p>
          </table:table-cell>
          <table:table-cell table:style-name="ce509"/>
          <table:covered-table-cell table:style-name="ce537"/>
          <table:table-cell table:style-name="ce42"/>
          <table:table-cell table:style-name="ce547" table:formula="of:=[.I59]+8" office:value-type="float" office:value="567" calcext:value-type="float">
            <text:p>56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59]+8" office:value-type="float" office:value="560" calcext:value-type="float">
            <text:p>560</text:p>
          </table:table-cell>
          <table:table-cell table:style-name="ce42" table:number-columns-repeated="1013"/>
        </table:table-row>
        <table:table-row table:style-name="ro3">
          <table:table-cell table:style-name="ce371" office:value-type="string" calcext:value-type="string">
            <text:p>ADD 55</text:p>
          </table:table-cell>
          <table:table-cell table:style-name="ce407" office:value-type="string" calcext:value-type="string">
            <text:p>Spatial : i-windvect_packet data</text:p>
          </table:table-cell>
          <table:table-cell table:style-name="ce434" table:formula="of:=[.C60]+8" office:value-type="float" office:value="39" calcext:value-type="float">
            <text:p>39</text:p>
          </table:table-cell>
          <table:table-cell table:style-name="ce454" office:value-type="string" calcext:value-type="string">
            <text:p>downto</text:p>
          </table:table-cell>
          <table:table-cell table:style-name="ce470" table:formula="of:=[.E60]+8" office:value-type="float" office:value="32" calcext:value-type="float">
            <text:p>32</text:p>
          </table:table-cell>
          <table:table-cell table:style-name="ce509"/>
          <table:covered-table-cell table:style-name="ce537"/>
          <table:table-cell table:style-name="ce42"/>
          <table:table-cell table:style-name="ce547" table:formula="of:=[.I60]+8" office:value-type="float" office:value="559" calcext:value-type="float">
            <text:p>55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60]+8" office:value-type="float" office:value="552" calcext:value-type="float">
            <text:p>552</text:p>
          </table:table-cell>
          <table:table-cell table:style-name="ce42" table:number-columns-repeated="1013"/>
        </table:table-row>
        <table:table-row table:style-name="ro3">
          <table:table-cell table:style-name="ce371" office:value-type="string" calcext:value-type="string">
            <text:p>ADD 56</text:p>
          </table:table-cell>
          <table:table-cell table:style-name="ce407" office:value-type="string" calcext:value-type="string">
            <text:p>Spatial : i-windvect_packet data</text:p>
          </table:table-cell>
          <table:table-cell table:style-name="ce434" table:formula="of:=[.C61]+8" office:value-type="float" office:value="31" calcext:value-type="float">
            <text:p>31</text:p>
          </table:table-cell>
          <table:table-cell table:style-name="ce454" office:value-type="string" calcext:value-type="string">
            <text:p>downto</text:p>
          </table:table-cell>
          <table:table-cell table:style-name="ce470" table:formula="of:=[.E61]+8" office:value-type="float" office:value="24" calcext:value-type="float">
            <text:p>24</text:p>
          </table:table-cell>
          <table:table-cell table:style-name="ce510" office:value-type="string" calcext:value-type="string">
            <text:p>Absolute Pressure (Pa)</text:p>
          </table:table-cell>
          <table:table-cell table:style-name="ce536" office:value-type="string" calcext:value-type="string" table:number-columns-spanned="1" table:number-rows-spanned="4">
            <text:p>Air DATA UNIT : AIR SPEED PACKET N° 68</text:p>
          </table:table-cell>
          <table:table-cell table:style-name="ce42"/>
          <table:table-cell table:style-name="ce547" table:formula="of:=[.I61]+8" office:value-type="float" office:value="551" calcext:value-type="float">
            <text:p>55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61]+8" office:value-type="float" office:value="544" calcext:value-type="float">
            <text:p>544</text:p>
          </table:table-cell>
          <table:table-cell table:style-name="ce42" table:number-columns-repeated="1013"/>
        </table:table-row>
        <table:table-row table:style-name="ro3">
          <table:table-cell table:style-name="ce371" office:value-type="string" calcext:value-type="string">
            <text:p>ADD 57</text:p>
          </table:table-cell>
          <table:table-cell table:style-name="ce407" office:value-type="string" calcext:value-type="string">
            <text:p>Spatial : i-windvect_packet data</text:p>
          </table:table-cell>
          <table:table-cell table:style-name="ce434" table:formula="of:=[.C62]+8" office:value-type="float" office:value="23" calcext:value-type="float">
            <text:p>23</text:p>
          </table:table-cell>
          <table:table-cell table:style-name="ce454" office:value-type="string" calcext:value-type="string">
            <text:p>downto</text:p>
          </table:table-cell>
          <table:table-cell table:style-name="ce470" table:formula="of:=[.E62]+8" office:value-type="float" office:value="16" calcext:value-type="float">
            <text:p>16</text:p>
          </table:table-cell>
          <table:table-cell table:style-name="ce511"/>
          <table:covered-table-cell table:style-name="ce536"/>
          <table:table-cell table:style-name="ce42"/>
          <table:table-cell table:style-name="ce547" table:formula="of:=[.I62]+8" office:value-type="float" office:value="543" calcext:value-type="float">
            <text:p>54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62]+8" office:value-type="float" office:value="536" calcext:value-type="float">
            <text:p>536</text:p>
          </table:table-cell>
          <table:table-cell table:style-name="ce42" table:number-columns-repeated="1013"/>
        </table:table-row>
        <table:table-row table:style-name="ro3">
          <table:table-cell table:style-name="ce371" office:value-type="string" calcext:value-type="string">
            <text:p>ADD 58</text:p>
          </table:table-cell>
          <table:table-cell table:style-name="ce407" office:value-type="string" calcext:value-type="string">
            <text:p>Spatial : i-windvect_packet data</text:p>
          </table:table-cell>
          <table:table-cell table:style-name="ce434" table:formula="of:=[.C63]+8" office:value-type="float" office:value="15" calcext:value-type="float">
            <text:p>15</text:p>
          </table:table-cell>
          <table:table-cell table:style-name="ce454" office:value-type="string" calcext:value-type="string">
            <text:p>downto</text:p>
          </table:table-cell>
          <table:table-cell table:style-name="ce470" table:formula="of:=[.E63]+8" office:value-type="float" office:value="8" calcext:value-type="float">
            <text:p>8</text:p>
          </table:table-cell>
          <table:table-cell table:style-name="ce511"/>
          <table:covered-table-cell table:style-name="ce536"/>
          <table:table-cell table:style-name="ce42"/>
          <table:table-cell table:style-name="ce547" table:formula="of:=[.I63]+8" office:value-type="float" office:value="535" calcext:value-type="float">
            <text:p>53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63]+8" office:value-type="float" office:value="528" calcext:value-type="float">
            <text:p>528</text:p>
          </table:table-cell>
          <table:table-cell table:style-name="ce42" table:number-columns-repeated="1013"/>
        </table:table-row>
        <table:table-row table:style-name="ro3">
          <table:table-cell table:style-name="ce372" office:value-type="string" calcext:value-type="string">
            <text:p>ADD 59</text:p>
          </table:table-cell>
          <table:table-cell table:style-name="ce408" office:value-type="string" calcext:value-type="string">
            <text:p>Spatial : i-windvect_packet data</text:p>
          </table:table-cell>
          <table:table-cell table:style-name="ce435" office:value-type="float" office:value="7" calcext:value-type="float">
            <text:p>7</text:p>
          </table:table-cell>
          <table:table-cell table:style-name="ce408" office:value-type="string" calcext:value-type="string">
            <text:p>downto</text:p>
          </table:table-cell>
          <table:table-cell table:style-name="ce471" office:value-type="float" office:value="0" calcext:value-type="float">
            <text:p>0</text:p>
          </table:table-cell>
          <table:table-cell table:style-name="ce511"/>
          <table:covered-table-cell table:style-name="ce536"/>
          <table:table-cell table:style-name="ce42"/>
          <table:table-cell table:style-name="ce547" table:formula="of:=[.I64]+8" office:value-type="float" office:value="527" calcext:value-type="float">
            <text:p>52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64]+8" office:value-type="float" office:value="520" calcext:value-type="float">
            <text:p>520</text:p>
          </table:table-cell>
          <table:table-cell table:style-name="ce42" table:number-columns-repeated="1013"/>
        </table:table-row>
        <table:table-row table:style-name="ro3">
          <table:table-cell table:style-name="ce373" office:value-type="string" calcext:value-type="string">
            <text:p>ADD 60</text:p>
          </table:table-cell>
          <table:table-cell table:style-name="ce140" office:value-type="string" calcext:value-type="string">
            <text:p>data_pressure_HCEM0611_0</text:p>
          </table:table-cell>
          <table:table-cell table:style-name="ce119" office:value-type="float" office:value="15" calcext:value-type="float">
            <text:p>15</text:p>
          </table:table-cell>
          <table:table-cell table:style-name="ce140" office:value-type="string" calcext:value-type="string">
            <text:p>downto</text:p>
          </table:table-cell>
          <table:table-cell table:style-name="ce472" office:value-type="float" office:value="8" calcext:value-type="float">
            <text:p>8</text:p>
          </table:table-cell>
          <table:table-cell table:style-name="ce263" office:value-type="string" calcext:value-type="string">
            <text:p>Static Pressure 1</text:p>
          </table:table-cell>
          <table:table-cell table:style-name="ce538" office:value-type="string" calcext:value-type="string" table:number-columns-spanned="1" table:number-rows-spanned="2">
            <text:p>Pressions <text:s/>Statiques</text:p>
          </table:table-cell>
          <table:table-cell table:style-name="ce42"/>
          <table:table-cell table:style-name="ce547" table:formula="of:=[.I65]+8" office:value-type="float" office:value="519" calcext:value-type="float">
            <text:p>51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65]+8" office:value-type="float" office:value="512" calcext:value-type="float">
            <text:p>512</text:p>
          </table:table-cell>
          <table:table-cell table:style-name="ce42"/>
          <table:table-cell table:style-name="ce318" table:number-columns-repeated="1012"/>
        </table:table-row>
        <table:table-row table:style-name="ro3">
          <table:table-cell table:style-name="ce373" office:value-type="string" calcext:value-type="string">
            <text:p>ADD 61</text:p>
          </table:table-cell>
          <table:table-cell table:style-name="ce142" office:value-type="string" calcext:value-type="string">
            <text:p>data_pressure_HCEM0611_0</text:p>
          </table:table-cell>
          <table:table-cell table:style-name="ce436" office:value-type="float" office:value="7" calcext:value-type="float">
            <text:p>7</text:p>
          </table:table-cell>
          <table:table-cell table:style-name="ce142" office:value-type="string" calcext:value-type="string">
            <text:p>downto</text:p>
          </table:table-cell>
          <table:table-cell table:style-name="ce473" office:value-type="float" office:value="0" calcext:value-type="float">
            <text:p>0</text:p>
          </table:table-cell>
          <table:table-cell table:style-name="ce264"/>
          <table:covered-table-cell table:style-name="ce538"/>
          <table:table-cell table:style-name="ce42"/>
          <table:table-cell table:style-name="ce547" table:formula="of:=[.I66]+8" office:value-type="float" office:value="511" calcext:value-type="float">
            <text:p>51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66]+8" office:value-type="float" office:value="504" calcext:value-type="float">
            <text:p>504</text:p>
          </table:table-cell>
          <table:table-cell table:style-name="ce42" table:number-columns-repeated="1013"/>
        </table:table-row>
        <table:table-row table:style-name="ro3">
          <table:table-cell table:style-name="ce374" office:value-type="string" calcext:value-type="string">
            <text:p>ADD 62</text:p>
          </table:table-cell>
          <table:table-cell table:style-name="ce399" office:value-type="string" calcext:value-type="string">
            <text:p>data_pressure_HCEM10_2</text:p>
          </table:table-cell>
          <table:table-cell table:style-name="ce424" office:value-type="float" office:value="15" calcext:value-type="float">
            <text:p>15</text:p>
          </table:table-cell>
          <table:table-cell table:style-name="ce399" office:value-type="string" calcext:value-type="string">
            <text:p>downto</text:p>
          </table:table-cell>
          <table:table-cell table:style-name="ce474" office:value-type="float" office:value="8" calcext:value-type="float">
            <text:p>8</text:p>
          </table:table-cell>
          <table:table-cell table:style-name="ce267" office:value-type="string" calcext:value-type="string">
            <text:p>Differential Pressure 1</text:p>
          </table:table-cell>
          <table:table-cell table:style-name="ce306" office:value-type="string" calcext:value-type="string" table:number-columns-spanned="1" table:number-rows-spanned="8">
            <text:p>Pressions Diff HCEM</text:p>
          </table:table-cell>
          <table:table-cell table:style-name="ce42"/>
          <table:table-cell table:style-name="ce547" table:formula="of:=[.I67]+8" office:value-type="float" office:value="503" calcext:value-type="float">
            <text:p>50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67]+8" office:value-type="float" office:value="496" calcext:value-type="float">
            <text:p>496</text:p>
          </table:table-cell>
          <table:table-cell table:style-name="ce42" table:number-columns-repeated="1013"/>
        </table:table-row>
        <table:table-row table:style-name="ro3">
          <table:table-cell table:style-name="ce375" office:value-type="string" calcext:value-type="string">
            <text:p>ADD 63</text:p>
          </table:table-cell>
          <table:table-cell table:style-name="ce400" office:value-type="string" calcext:value-type="string">
            <text:p>data_pressure_HCEM10_2</text:p>
          </table:table-cell>
          <table:table-cell table:style-name="ce425" office:value-type="float" office:value="7" calcext:value-type="float">
            <text:p>7</text:p>
          </table:table-cell>
          <table:table-cell table:style-name="ce400" office:value-type="string" calcext:value-type="string">
            <text:p>downto</text:p>
          </table:table-cell>
          <table:table-cell table:style-name="ce475" office:value-type="float" office:value="0" calcext:value-type="float">
            <text:p>0</text:p>
          </table:table-cell>
          <table:table-cell table:style-name="ce268"/>
          <table:covered-table-cell table:style-name="ce306"/>
          <table:table-cell table:style-name="ce42"/>
          <table:table-cell table:style-name="ce547" table:formula="of:=[.I68]+8" office:value-type="float" office:value="495" calcext:value-type="float">
            <text:p>49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68]+8" office:value-type="float" office:value="488" calcext:value-type="float">
            <text:p>488</text:p>
          </table:table-cell>
          <table:table-cell table:style-name="ce42" table:number-columns-repeated="1013"/>
        </table:table-row>
        <table:table-row table:style-name="ro3">
          <table:table-cell table:style-name="ce375" office:value-type="string" calcext:value-type="string">
            <text:p>ADD 64</text:p>
          </table:table-cell>
          <table:table-cell table:style-name="ce400" office:value-type="string" calcext:value-type="string">
            <text:p>data_pressure_HCEM100_3</text:p>
          </table:table-cell>
          <table:table-cell table:style-name="ce425" office:value-type="float" office:value="15" calcext:value-type="float">
            <text:p>15</text:p>
          </table:table-cell>
          <table:table-cell table:style-name="ce400" office:value-type="string" calcext:value-type="string">
            <text:p>downto</text:p>
          </table:table-cell>
          <table:table-cell table:style-name="ce475" office:value-type="float" office:value="8" calcext:value-type="float">
            <text:p>8</text:p>
          </table:table-cell>
          <table:table-cell table:style-name="ce269" office:value-type="string" calcext:value-type="string">
            <text:p>Differential Pressure 2</text:p>
          </table:table-cell>
          <table:covered-table-cell table:style-name="ce306"/>
          <table:table-cell table:style-name="ce42"/>
          <table:table-cell table:style-name="ce547" table:formula="of:=[.I69]+8" office:value-type="float" office:value="487" calcext:value-type="float">
            <text:p>48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69]+8" office:value-type="float" office:value="480" calcext:value-type="float">
            <text:p>480</text:p>
          </table:table-cell>
          <table:table-cell table:style-name="ce42" table:number-columns-repeated="1013"/>
        </table:table-row>
        <table:table-row table:style-name="ro3">
          <table:table-cell table:style-name="ce375" office:value-type="string" calcext:value-type="string">
            <text:p>ADD 65</text:p>
          </table:table-cell>
          <table:table-cell table:style-name="ce400" office:value-type="string" calcext:value-type="string">
            <text:p>data_pressure_HCEM100_3</text:p>
          </table:table-cell>
          <table:table-cell table:style-name="ce425" office:value-type="float" office:value="7" calcext:value-type="float">
            <text:p>7</text:p>
          </table:table-cell>
          <table:table-cell table:style-name="ce400" office:value-type="string" calcext:value-type="string">
            <text:p>downto</text:p>
          </table:table-cell>
          <table:table-cell table:style-name="ce475" office:value-type="float" office:value="0" calcext:value-type="float">
            <text:p>0</text:p>
          </table:table-cell>
          <table:table-cell table:style-name="ce270"/>
          <table:covered-table-cell table:style-name="ce306"/>
          <table:table-cell table:style-name="ce42"/>
          <table:table-cell table:style-name="ce547" table:formula="of:=[.I70]+8" office:value-type="float" office:value="479" calcext:value-type="float">
            <text:p>47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70]+8" office:value-type="float" office:value="472" calcext:value-type="float">
            <text:p>472</text:p>
          </table:table-cell>
          <table:table-cell table:style-name="ce42" table:number-columns-repeated="1013"/>
        </table:table-row>
        <table:table-row table:style-name="ro3">
          <table:table-cell table:style-name="ce375" office:value-type="string" calcext:value-type="string">
            <text:p>ADD 66</text:p>
          </table:table-cell>
          <table:table-cell table:style-name="ce400" office:value-type="string" calcext:value-type="string">
            <text:p>data_pressure_HCEM100_4</text:p>
          </table:table-cell>
          <table:table-cell table:style-name="ce425" office:value-type="float" office:value="15" calcext:value-type="float">
            <text:p>15</text:p>
          </table:table-cell>
          <table:table-cell table:style-name="ce400" office:value-type="string" calcext:value-type="string">
            <text:p>downto</text:p>
          </table:table-cell>
          <table:table-cell table:style-name="ce475" office:value-type="float" office:value="8" calcext:value-type="float">
            <text:p>8</text:p>
          </table:table-cell>
          <table:table-cell table:style-name="ce271" office:value-type="string" calcext:value-type="string">
            <text:p>Differential Pressure 3</text:p>
          </table:table-cell>
          <table:covered-table-cell table:style-name="ce306"/>
          <table:table-cell table:style-name="ce42"/>
          <table:table-cell table:style-name="ce547" table:formula="of:=[.I71]+8" office:value-type="float" office:value="471" calcext:value-type="float">
            <text:p>47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71]+8" office:value-type="float" office:value="464" calcext:value-type="float">
            <text:p>464</text:p>
          </table:table-cell>
          <table:table-cell table:style-name="ce42" table:number-columns-repeated="1013"/>
        </table:table-row>
        <table:table-row table:style-name="ro3">
          <table:table-cell table:style-name="ce375" office:value-type="string" calcext:value-type="string">
            <text:p>ADD 67</text:p>
          </table:table-cell>
          <table:table-cell table:style-name="ce400" office:value-type="string" calcext:value-type="string">
            <text:p>data_pressure_HCEM100_4</text:p>
          </table:table-cell>
          <table:table-cell table:style-name="ce425" office:value-type="float" office:value="7" calcext:value-type="float">
            <text:p>7</text:p>
          </table:table-cell>
          <table:table-cell table:style-name="ce400" office:value-type="string" calcext:value-type="string">
            <text:p>downto</text:p>
          </table:table-cell>
          <table:table-cell table:style-name="ce475" office:value-type="float" office:value="0" calcext:value-type="float">
            <text:p>0</text:p>
          </table:table-cell>
          <table:table-cell table:style-name="ce272"/>
          <table:covered-table-cell table:style-name="ce306"/>
          <table:table-cell table:style-name="ce42"/>
          <table:table-cell table:style-name="ce547" table:formula="of:=[.I72]+8" office:value-type="float" office:value="463" calcext:value-type="float">
            <text:p>46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72]+8" office:value-type="float" office:value="456" calcext:value-type="float">
            <text:p>456</text:p>
          </table:table-cell>
          <table:table-cell table:style-name="ce42" table:number-columns-repeated="1013"/>
        </table:table-row>
        <table:table-row table:style-name="ro3">
          <table:table-cell table:style-name="ce375" office:value-type="string" calcext:value-type="string">
            <text:p>ADD 68</text:p>
          </table:table-cell>
          <table:table-cell table:style-name="ce400" office:value-type="string" calcext:value-type="string">
            <text:p>data_pressure_HCEM100_5</text:p>
          </table:table-cell>
          <table:table-cell table:style-name="ce425" office:value-type="float" office:value="15" calcext:value-type="float">
            <text:p>15</text:p>
          </table:table-cell>
          <table:table-cell table:style-name="ce400" office:value-type="string" calcext:value-type="string">
            <text:p>downto</text:p>
          </table:table-cell>
          <table:table-cell table:style-name="ce475" office:value-type="float" office:value="8" calcext:value-type="float">
            <text:p>8</text:p>
          </table:table-cell>
          <table:table-cell table:style-name="ce273" office:value-type="string" calcext:value-type="string">
            <text:p>Differential Pressure 4</text:p>
          </table:table-cell>
          <table:covered-table-cell table:style-name="ce306"/>
          <table:table-cell table:style-name="ce42"/>
          <table:table-cell table:style-name="ce547" table:formula="of:=[.I73]+8" office:value-type="float" office:value="455" calcext:value-type="float">
            <text:p>45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73]+8" office:value-type="float" office:value="448" calcext:value-type="float">
            <text:p>448</text:p>
          </table:table-cell>
          <table:table-cell table:style-name="ce42" table:number-columns-repeated="1013"/>
        </table:table-row>
        <table:table-row table:style-name="ro3">
          <table:table-cell table:style-name="ce376" office:value-type="string" calcext:value-type="string">
            <text:p>ADD 69</text:p>
          </table:table-cell>
          <table:table-cell table:style-name="ce401" office:value-type="string" calcext:value-type="string">
            <text:p>data_pressure_HCEM100_5</text:p>
          </table:table-cell>
          <table:table-cell table:style-name="ce426" office:value-type="float" office:value="7" calcext:value-type="float">
            <text:p>7</text:p>
          </table:table-cell>
          <table:table-cell table:style-name="ce401" office:value-type="string" calcext:value-type="string">
            <text:p>downto</text:p>
          </table:table-cell>
          <table:table-cell table:style-name="ce476" office:value-type="float" office:value="0" calcext:value-type="float">
            <text:p>0</text:p>
          </table:table-cell>
          <table:table-cell table:style-name="ce274"/>
          <table:covered-table-cell table:style-name="ce306"/>
          <table:table-cell table:style-name="ce42"/>
          <table:table-cell table:style-name="ce547" table:formula="of:=[.I74]+8" office:value-type="float" office:value="447" calcext:value-type="float">
            <text:p>44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74]+8" office:value-type="float" office:value="440" calcext:value-type="float">
            <text:p>440</text:p>
          </table:table-cell>
          <table:table-cell table:style-name="ce42" table:number-columns-repeated="1013"/>
        </table:table-row>
        <table:table-row table:style-name="ro3">
          <table:table-cell table:style-name="ce375" office:value-type="string" calcext:value-type="string">
            <text:p>ADD 70</text:p>
          </table:table-cell>
          <table:table-cell table:style-name="ce399" office:value-type="string" calcext:value-type="string">
            <text:p>data_pressure_LDES500_1</text:p>
          </table:table-cell>
          <table:table-cell table:style-name="ce424" office:value-type="float" office:value="15" calcext:value-type="float">
            <text:p>15</text:p>
          </table:table-cell>
          <table:table-cell table:style-name="ce399" office:value-type="string" calcext:value-type="string">
            <text:p>downto</text:p>
          </table:table-cell>
          <table:table-cell table:style-name="ce474" office:value-type="float" office:value="8" calcext:value-type="float">
            <text:p>8</text:p>
          </table:table-cell>
          <table:table-cell table:style-name="ce497" office:value-type="string" calcext:value-type="string">
            <text:p>Differential Pressure 1</text:p>
          </table:table-cell>
          <table:table-cell table:style-name="ce534" office:value-type="string" calcext:value-type="string" table:number-columns-spanned="1" table:number-rows-spanned="4">
            <text:p>Pressions Diff LDE</text:p>
          </table:table-cell>
          <table:table-cell table:style-name="ce42"/>
          <table:table-cell table:style-name="ce547" table:formula="of:=[.I75]+8" office:value-type="float" office:value="439" calcext:value-type="float">
            <text:p>43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75]+8" office:value-type="float" office:value="432" calcext:value-type="float">
            <text:p>432</text:p>
          </table:table-cell>
          <table:table-cell table:style-name="ce42"/>
          <table:table-cell table:style-name="ce318" table:number-columns-repeated="1012"/>
        </table:table-row>
        <table:table-row table:style-name="ro3">
          <table:table-cell table:style-name="ce375" office:value-type="string" calcext:value-type="string">
            <text:p>ADD 71</text:p>
          </table:table-cell>
          <table:table-cell table:style-name="ce400" office:value-type="string" calcext:value-type="string">
            <text:p>data_pressure_LDES500_1</text:p>
          </table:table-cell>
          <table:table-cell table:style-name="ce425" office:value-type="float" office:value="7" calcext:value-type="float">
            <text:p>7</text:p>
          </table:table-cell>
          <table:table-cell table:style-name="ce400" office:value-type="string" calcext:value-type="string">
            <text:p>downto</text:p>
          </table:table-cell>
          <table:table-cell table:style-name="ce475" office:value-type="float" office:value="0" calcext:value-type="float">
            <text:p>0</text:p>
          </table:table-cell>
          <table:table-cell table:style-name="ce498"/>
          <table:covered-table-cell table:style-name="ce534"/>
          <table:table-cell table:style-name="ce42"/>
          <table:table-cell table:style-name="ce547" table:formula="of:=[.I76]+8" office:value-type="float" office:value="431" calcext:value-type="float">
            <text:p>43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76]+8" office:value-type="float" office:value="424" calcext:value-type="float">
            <text:p>424</text:p>
          </table:table-cell>
          <table:table-cell table:style-name="ce42" table:number-columns-repeated="1013"/>
        </table:table-row>
        <table:table-row table:style-name="ro3">
          <table:table-cell table:style-name="ce375" office:value-type="string" calcext:value-type="string">
            <text:p>ADD 72</text:p>
          </table:table-cell>
          <table:table-cell table:style-name="ce400" office:value-type="string" calcext:value-type="string">
            <text:p>data_pressure_LDES500_2</text:p>
          </table:table-cell>
          <table:table-cell table:style-name="ce425" office:value-type="float" office:value="15" calcext:value-type="float">
            <text:p>15</text:p>
          </table:table-cell>
          <table:table-cell table:style-name="ce400" office:value-type="string" calcext:value-type="string">
            <text:p>downto</text:p>
          </table:table-cell>
          <table:table-cell table:style-name="ce475" office:value-type="float" office:value="8" calcext:value-type="float">
            <text:p>8</text:p>
          </table:table-cell>
          <table:table-cell table:style-name="ce499" office:value-type="string" calcext:value-type="string">
            <text:p>Differential Pressure 2</text:p>
          </table:table-cell>
          <table:covered-table-cell table:style-name="ce534"/>
          <table:table-cell table:style-name="ce42"/>
          <table:table-cell table:style-name="ce547" table:formula="of:=[.I77]+8" office:value-type="float" office:value="423" calcext:value-type="float">
            <text:p>42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77]+8" office:value-type="float" office:value="416" calcext:value-type="float">
            <text:p>416</text:p>
          </table:table-cell>
          <table:table-cell table:style-name="ce42" table:number-columns-repeated="1013"/>
        </table:table-row>
        <table:table-row table:style-name="ro3">
          <table:table-cell table:style-name="ce376" office:value-type="string" calcext:value-type="string">
            <text:p>ADD 73</text:p>
          </table:table-cell>
          <table:table-cell table:style-name="ce401" office:value-type="string" calcext:value-type="string">
            <text:p>data_pressure_LDES500_2</text:p>
          </table:table-cell>
          <table:table-cell table:style-name="ce425" office:value-type="float" office:value="7" calcext:value-type="float">
            <text:p>7</text:p>
          </table:table-cell>
          <table:table-cell table:style-name="ce400" office:value-type="string" calcext:value-type="string">
            <text:p>downto</text:p>
          </table:table-cell>
          <table:table-cell table:style-name="ce475" office:value-type="float" office:value="0" calcext:value-type="float">
            <text:p>0</text:p>
          </table:table-cell>
          <table:table-cell table:style-name="ce500"/>
          <table:covered-table-cell table:style-name="ce534"/>
          <table:table-cell table:style-name="ce42"/>
          <table:table-cell table:style-name="ce547" table:formula="of:=[.I78]+8" office:value-type="float" office:value="415" calcext:value-type="float">
            <text:p>41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78]+8" office:value-type="float" office:value="408" calcext:value-type="float">
            <text:p>408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74</text:p>
          </table:table-cell>
          <table:table-cell table:style-name="ce409" office:value-type="string" calcext:value-type="string">
            <text:p>Spatial: i_system_packet_data</text:p>
          </table:table-cell>
          <table:table-cell table:style-name="ce437" table:formula="of:=[.C79]+8" office:value-type="float" office:value="287" calcext:value-type="float">
            <text:p>287</text:p>
          </table:table-cell>
          <table:table-cell table:style-name="ce409" office:value-type="string" calcext:value-type="string">
            <text:p>downto</text:p>
          </table:table-cell>
          <table:table-cell table:style-name="ce477" table:formula="of:=[.E79]+8" office:value-type="float" office:value="280" calcext:value-type="float">
            <text:p>280</text:p>
          </table:table-cell>
          <table:table-cell table:style-name="ce512" office:value-type="string" calcext:value-type="string">
            <text:p>Roll (Radians)</text:p>
          </table:table-cell>
          <table:table-cell table:style-name="ce539" office:value-type="string" calcext:value-type="string" table:number-columns-spanned="1" table:number-rows-spanned="32">
            <text:p>SYSTEM STATE PACKET</text:p>
          </table:table-cell>
          <table:table-cell table:style-name="ce42"/>
          <table:table-cell table:style-name="ce547" table:formula="of:=[.I79]+8" office:value-type="float" office:value="407" calcext:value-type="float">
            <text:p>40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79]+8" office:value-type="float" office:value="400" calcext:value-type="float">
            <text:p>400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75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80]+8" office:value-type="float" office:value="279" calcext:value-type="float">
            <text:p>279</text:p>
          </table:table-cell>
          <table:table-cell table:style-name="ce410" office:value-type="string" calcext:value-type="string">
            <text:p>downto</text:p>
          </table:table-cell>
          <table:table-cell table:style-name="ce478" table:formula="of:=[.E80]+8" office:value-type="float" office:value="272" calcext:value-type="float">
            <text:p>272</text:p>
          </table:table-cell>
          <table:table-cell table:style-name="ce513"/>
          <table:covered-table-cell table:style-name="ce539"/>
          <table:table-cell table:style-name="ce42"/>
          <table:table-cell table:style-name="ce547" table:formula="of:=[.I80]+8" office:value-type="float" office:value="399" calcext:value-type="float">
            <text:p>39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80]+8" office:value-type="float" office:value="392" calcext:value-type="float">
            <text:p>392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76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81]+8" office:value-type="float" office:value="271" calcext:value-type="float">
            <text:p>271</text:p>
          </table:table-cell>
          <table:table-cell table:style-name="ce410" office:value-type="string" calcext:value-type="string">
            <text:p>downto</text:p>
          </table:table-cell>
          <table:table-cell table:style-name="ce478" table:formula="of:=[.E81]+8" office:value-type="float" office:value="264" calcext:value-type="float">
            <text:p>264</text:p>
          </table:table-cell>
          <table:table-cell table:style-name="ce513"/>
          <table:covered-table-cell table:style-name="ce539"/>
          <table:table-cell table:style-name="ce42"/>
          <table:table-cell table:style-name="ce547" table:formula="of:=[.I81]+8" office:value-type="float" office:value="391" calcext:value-type="float">
            <text:p>39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81]+8" office:value-type="float" office:value="384" calcext:value-type="float">
            <text:p>384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77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82]+8" office:value-type="float" office:value="263" calcext:value-type="float">
            <text:p>263</text:p>
          </table:table-cell>
          <table:table-cell table:style-name="ce410" office:value-type="string" calcext:value-type="string">
            <text:p>downto</text:p>
          </table:table-cell>
          <table:table-cell table:style-name="ce478" table:formula="of:=[.E82]+8" office:value-type="float" office:value="256" calcext:value-type="float">
            <text:p>256</text:p>
          </table:table-cell>
          <table:table-cell table:style-name="ce513"/>
          <table:covered-table-cell table:style-name="ce539"/>
          <table:table-cell table:style-name="ce42"/>
          <table:table-cell table:style-name="ce547" table:formula="of:=[.I82]+8" office:value-type="float" office:value="383" calcext:value-type="float">
            <text:p>38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82]+8" office:value-type="float" office:value="376" calcext:value-type="float">
            <text:p>376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78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83]+8" office:value-type="float" office:value="255" calcext:value-type="float">
            <text:p>255</text:p>
          </table:table-cell>
          <table:table-cell table:style-name="ce410" office:value-type="string" calcext:value-type="string">
            <text:p>downto</text:p>
          </table:table-cell>
          <table:table-cell table:style-name="ce478" table:formula="of:=[.E83]+8" office:value-type="float" office:value="248" calcext:value-type="float">
            <text:p>248</text:p>
          </table:table-cell>
          <table:table-cell table:style-name="ce514" office:value-type="string" calcext:value-type="string">
            <text:p>Pitch (Radians)</text:p>
          </table:table-cell>
          <table:covered-table-cell table:style-name="ce539"/>
          <table:table-cell table:style-name="ce42"/>
          <table:table-cell table:style-name="ce547" table:formula="of:=[.I83]+8" office:value-type="float" office:value="375" calcext:value-type="float">
            <text:p>37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83]+8" office:value-type="float" office:value="368" calcext:value-type="float">
            <text:p>368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79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84]+8" office:value-type="float" office:value="247" calcext:value-type="float">
            <text:p>247</text:p>
          </table:table-cell>
          <table:table-cell table:style-name="ce410" office:value-type="string" calcext:value-type="string">
            <text:p>downto</text:p>
          </table:table-cell>
          <table:table-cell table:style-name="ce478" table:formula="of:=[.E84]+8" office:value-type="float" office:value="240" calcext:value-type="float">
            <text:p>240</text:p>
          </table:table-cell>
          <table:table-cell table:style-name="ce515"/>
          <table:covered-table-cell table:style-name="ce539"/>
          <table:table-cell table:style-name="ce42"/>
          <table:table-cell table:style-name="ce547" table:formula="of:=[.I84]+8" office:value-type="float" office:value="367" calcext:value-type="float">
            <text:p>36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84]+8" office:value-type="float" office:value="360" calcext:value-type="float">
            <text:p>360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80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85]+8" office:value-type="float" office:value="239" calcext:value-type="float">
            <text:p>239</text:p>
          </table:table-cell>
          <table:table-cell table:style-name="ce410" office:value-type="string" calcext:value-type="string">
            <text:p>downto</text:p>
          </table:table-cell>
          <table:table-cell table:style-name="ce478" table:formula="of:=[.E85]+8" office:value-type="float" office:value="232" calcext:value-type="float">
            <text:p>232</text:p>
          </table:table-cell>
          <table:table-cell table:style-name="ce515"/>
          <table:covered-table-cell table:style-name="ce539"/>
          <table:table-cell table:style-name="ce42"/>
          <table:table-cell table:style-name="ce547" table:formula="of:=[.I85]+8" office:value-type="float" office:value="359" calcext:value-type="float">
            <text:p>35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85]+8" office:value-type="float" office:value="352" calcext:value-type="float">
            <text:p>352</text:p>
          </table:table-cell>
          <table:table-cell table:style-name="ce42"/>
          <table:table-cell table:style-name="ce318" table:number-columns-repeated="1012"/>
        </table:table-row>
        <table:table-row table:style-name="ro3">
          <table:table-cell table:style-name="ce377" office:value-type="string" calcext:value-type="string">
            <text:p>ADD 81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86]+8" office:value-type="float" office:value="231" calcext:value-type="float">
            <text:p>231</text:p>
          </table:table-cell>
          <table:table-cell table:style-name="ce410" office:value-type="string" calcext:value-type="string">
            <text:p>downto</text:p>
          </table:table-cell>
          <table:table-cell table:style-name="ce478" table:formula="of:=[.E86]+8" office:value-type="float" office:value="224" calcext:value-type="float">
            <text:p>224</text:p>
          </table:table-cell>
          <table:table-cell table:style-name="ce515"/>
          <table:covered-table-cell table:style-name="ce539"/>
          <table:table-cell table:style-name="ce42"/>
          <table:table-cell table:style-name="ce547" table:formula="of:=[.I86]+8" office:value-type="float" office:value="351" calcext:value-type="float">
            <text:p>35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86]+8" office:value-type="float" office:value="344" calcext:value-type="float">
            <text:p>344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82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87]+8" office:value-type="float" office:value="223" calcext:value-type="float">
            <text:p>223</text:p>
          </table:table-cell>
          <table:table-cell table:style-name="ce410" office:value-type="string" calcext:value-type="string">
            <text:p>downto</text:p>
          </table:table-cell>
          <table:table-cell table:style-name="ce478" table:formula="of:=[.E87]+8" office:value-type="float" office:value="216" calcext:value-type="float">
            <text:p>216</text:p>
          </table:table-cell>
          <table:table-cell table:style-name="ce516" office:value-type="string" calcext:value-type="string">
            <text:p>Heading (Radians)</text:p>
          </table:table-cell>
          <table:covered-table-cell table:style-name="ce539"/>
          <table:table-cell table:style-name="ce42"/>
          <table:table-cell table:style-name="ce547" table:formula="of:=[.I87]+8" office:value-type="float" office:value="343" calcext:value-type="float">
            <text:p>34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87]+8" office:value-type="float" office:value="336" calcext:value-type="float">
            <text:p>336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83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88]+8" office:value-type="float" office:value="215" calcext:value-type="float">
            <text:p>215</text:p>
          </table:table-cell>
          <table:table-cell table:style-name="ce410" office:value-type="string" calcext:value-type="string">
            <text:p>downto</text:p>
          </table:table-cell>
          <table:table-cell table:style-name="ce478" table:formula="of:=[.E88]+8" office:value-type="float" office:value="208" calcext:value-type="float">
            <text:p>208</text:p>
          </table:table-cell>
          <table:table-cell table:style-name="ce517"/>
          <table:covered-table-cell table:style-name="ce539"/>
          <table:table-cell table:style-name="ce42"/>
          <table:table-cell table:style-name="ce547" table:formula="of:=[.I88]+8" office:value-type="float" office:value="335" calcext:value-type="float">
            <text:p>33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88]+8" office:value-type="float" office:value="328" calcext:value-type="float">
            <text:p>328</text:p>
          </table:table-cell>
          <table:table-cell table:style-name="ce42" table:number-columns-repeated="1013"/>
        </table:table-row>
        <table:table-row table:style-name="ro3">
          <table:table-cell table:style-name="ce378" office:value-type="string" calcext:value-type="string">
            <text:p>ADD 84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89]+8" office:value-type="float" office:value="207" calcext:value-type="float">
            <text:p>207</text:p>
          </table:table-cell>
          <table:table-cell table:style-name="ce410" office:value-type="string" calcext:value-type="string">
            <text:p>downto</text:p>
          </table:table-cell>
          <table:table-cell table:style-name="ce478" table:formula="of:=[.E89]+8" office:value-type="float" office:value="200" calcext:value-type="float">
            <text:p>200</text:p>
          </table:table-cell>
          <table:table-cell table:style-name="ce517"/>
          <table:covered-table-cell table:style-name="ce539"/>
          <table:table-cell table:style-name="ce42"/>
          <table:table-cell table:style-name="ce547" table:formula="of:=[.I89]+8" office:value-type="float" office:value="327" calcext:value-type="float">
            <text:p>32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89]+8" office:value-type="float" office:value="320" calcext:value-type="float">
            <text:p>320</text:p>
          </table:table-cell>
          <table:table-cell table:style-name="ce42" table:number-columns-repeated="1013"/>
        </table:table-row>
        <table:table-row table:style-name="ro3">
          <table:table-cell table:style-name="ce379" office:value-type="string" calcext:value-type="string">
            <text:p>ADD 85</text:p>
          </table:table-cell>
          <table:table-cell table:style-name="ce411" office:value-type="string" calcext:value-type="string">
            <text:p>Spatial: i_system_packet_data</text:p>
          </table:table-cell>
          <table:table-cell table:style-name="ce438" office:value-type="float" office:value="199" calcext:value-type="float">
            <text:p>199</text:p>
          </table:table-cell>
          <table:table-cell table:style-name="ce410" office:value-type="string" calcext:value-type="string">
            <text:p>downto</text:p>
          </table:table-cell>
          <table:table-cell table:style-name="ce478" office:value-type="float" office:value="192" calcext:value-type="float">
            <text:p>192</text:p>
          </table:table-cell>
          <table:table-cell table:style-name="ce517"/>
          <table:covered-table-cell table:style-name="ce539"/>
          <table:table-cell table:style-name="ce42"/>
          <table:table-cell table:style-name="ce547" table:formula="of:=[.I90]+8" office:value-type="float" office:value="319" calcext:value-type="float">
            <text:p>31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90]+8" office:value-type="float" office:value="312" calcext:value-type="float">
            <text:p>312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86</text:p>
          </table:table-cell>
          <table:table-cell table:style-name="ce409" office:value-type="string" calcext:value-type="string">
            <text:p>Spatial: i_system_packet_data</text:p>
          </table:table-cell>
          <table:table-cell table:style-name="ce437" table:formula="of:=[.C91]+8" office:value-type="float" office:value="575" calcext:value-type="float">
            <text:p>575</text:p>
          </table:table-cell>
          <table:table-cell table:style-name="ce409" office:value-type="string" calcext:value-type="string">
            <text:p>downto</text:p>
          </table:table-cell>
          <table:table-cell table:style-name="ce479" table:formula="of:=[.E91]+8" office:value-type="float" office:value="568" calcext:value-type="float">
            <text:p>568</text:p>
          </table:table-cell>
          <table:table-cell table:style-name="ce518" office:value-type="string" calcext:value-type="string">
            <text:p>Height (m)</text:p>
          </table:table-cell>
          <table:covered-table-cell table:style-name="ce539"/>
          <table:table-cell table:style-name="ce42"/>
          <table:table-cell table:style-name="ce547" table:formula="of:=[.I91]+8" office:value-type="float" office:value="311" calcext:value-type="float">
            <text:p>31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91]+8" office:value-type="float" office:value="304" calcext:value-type="float">
            <text:p>304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87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92]+8" office:value-type="float" office:value="567" calcext:value-type="float">
            <text:p>567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92]+8" office:value-type="float" office:value="560" calcext:value-type="float">
            <text:p>560</text:p>
          </table:table-cell>
          <table:table-cell table:style-name="ce519"/>
          <table:covered-table-cell table:style-name="ce539"/>
          <table:table-cell table:style-name="ce42"/>
          <table:table-cell table:style-name="ce547" table:formula="of:=[.I92]+8" office:value-type="float" office:value="303" calcext:value-type="float">
            <text:p>30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92]+8" office:value-type="float" office:value="296" calcext:value-type="float">
            <text:p>296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88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93]+8" office:value-type="float" office:value="559" calcext:value-type="float">
            <text:p>559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93]+8" office:value-type="float" office:value="552" calcext:value-type="float">
            <text:p>552</text:p>
          </table:table-cell>
          <table:table-cell table:style-name="ce519"/>
          <table:covered-table-cell table:style-name="ce539"/>
          <table:table-cell table:style-name="ce42"/>
          <table:table-cell table:style-name="ce547" table:formula="of:=[.I93]+8" office:value-type="float" office:value="295" calcext:value-type="float">
            <text:p>29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93]+8" office:value-type="float" office:value="288" calcext:value-type="float">
            <text:p>288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89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94]+8" office:value-type="float" office:value="551" calcext:value-type="float">
            <text:p>551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94]+8" office:value-type="float" office:value="544" calcext:value-type="float">
            <text:p>544</text:p>
          </table:table-cell>
          <table:table-cell table:style-name="ce519"/>
          <table:covered-table-cell table:style-name="ce539"/>
          <table:table-cell table:style-name="ce42"/>
          <table:table-cell table:style-name="ce547" table:formula="of:=[.I94]+8" office:value-type="float" office:value="287" calcext:value-type="float">
            <text:p>28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94]+8" office:value-type="float" office:value="280" calcext:value-type="float">
            <text:p>280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90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95]+8" office:value-type="float" office:value="543" calcext:value-type="float">
            <text:p>543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95]+8" office:value-type="float" office:value="536" calcext:value-type="float">
            <text:p>536</text:p>
          </table:table-cell>
          <table:table-cell table:style-name="ce519"/>
          <table:covered-table-cell table:style-name="ce539"/>
          <table:table-cell table:style-name="ce42"/>
          <table:table-cell table:style-name="ce547" table:formula="of:=[.I95]+8" office:value-type="float" office:value="279" calcext:value-type="float">
            <text:p>27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95]+8" office:value-type="float" office:value="272" calcext:value-type="float">
            <text:p>272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91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96]+8" office:value-type="float" office:value="535" calcext:value-type="float">
            <text:p>535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96]+8" office:value-type="float" office:value="528" calcext:value-type="float">
            <text:p>528</text:p>
          </table:table-cell>
          <table:table-cell table:style-name="ce519"/>
          <table:covered-table-cell table:style-name="ce539"/>
          <table:table-cell table:style-name="ce42"/>
          <table:table-cell table:style-name="ce547" table:formula="of:=[.I96]+8" office:value-type="float" office:value="271" calcext:value-type="float">
            <text:p>27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96]+8" office:value-type="float" office:value="264" calcext:value-type="float">
            <text:p>264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92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97]+8" office:value-type="float" office:value="527" calcext:value-type="float">
            <text:p>527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97]+8" office:value-type="float" office:value="520" calcext:value-type="float">
            <text:p>520</text:p>
          </table:table-cell>
          <table:table-cell table:style-name="ce519"/>
          <table:covered-table-cell table:style-name="ce539"/>
          <table:table-cell table:style-name="ce42"/>
          <table:table-cell table:style-name="ce547" table:formula="of:=[.I97]+8" office:value-type="float" office:value="263" calcext:value-type="float">
            <text:p>26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97]+8" office:value-type="float" office:value="256" calcext:value-type="float">
            <text:p>256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93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98]+8" office:value-type="float" office:value="519" calcext:value-type="float">
            <text:p>519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98]+8" office:value-type="float" office:value="512" calcext:value-type="float">
            <text:p>512</text:p>
          </table:table-cell>
          <table:table-cell table:style-name="ce519"/>
          <table:covered-table-cell table:style-name="ce539"/>
          <table:table-cell table:style-name="ce42"/>
          <table:table-cell table:style-name="ce547" table:formula="of:=[.I98]+8" office:value-type="float" office:value="255" calcext:value-type="float">
            <text:p>25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98]+8" office:value-type="float" office:value="248" calcext:value-type="float">
            <text:p>248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94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99]+8" office:value-type="float" office:value="511" calcext:value-type="float">
            <text:p>511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99]+8" office:value-type="float" office:value="504" calcext:value-type="float">
            <text:p>504</text:p>
          </table:table-cell>
          <table:table-cell table:style-name="ce520" office:value-type="string" calcext:value-type="string">
            <text:p>Velocity north (m/s)</text:p>
          </table:table-cell>
          <table:covered-table-cell table:style-name="ce539"/>
          <table:table-cell table:style-name="ce42"/>
          <table:table-cell table:style-name="ce547" table:formula="of:=[.I99]+8" office:value-type="float" office:value="247" calcext:value-type="float">
            <text:p>24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99]+8" office:value-type="float" office:value="240" calcext:value-type="float">
            <text:p>240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95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100]+8" office:value-type="float" office:value="503" calcext:value-type="float">
            <text:p>503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100]+8" office:value-type="float" office:value="496" calcext:value-type="float">
            <text:p>496</text:p>
          </table:table-cell>
          <table:table-cell table:style-name="ce521"/>
          <table:covered-table-cell table:style-name="ce539"/>
          <table:table-cell table:style-name="ce42"/>
          <table:table-cell table:style-name="ce547" table:formula="of:=[.I100]+8" office:value-type="float" office:value="239" calcext:value-type="float">
            <text:p>23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00]+8" office:value-type="float" office:value="232" calcext:value-type="float">
            <text:p>232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96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101]+8" office:value-type="float" office:value="495" calcext:value-type="float">
            <text:p>495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101]+8" office:value-type="float" office:value="488" calcext:value-type="float">
            <text:p>488</text:p>
          </table:table-cell>
          <table:table-cell table:style-name="ce521"/>
          <table:covered-table-cell table:style-name="ce539"/>
          <table:table-cell table:style-name="ce42"/>
          <table:table-cell table:style-name="ce547" table:formula="of:=[.I101]+8" office:value-type="float" office:value="231" calcext:value-type="float">
            <text:p>23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01]+8" office:value-type="float" office:value="224" calcext:value-type="float">
            <text:p>224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97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102]+8" office:value-type="float" office:value="487" calcext:value-type="float">
            <text:p>487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102]+8" office:value-type="float" office:value="480" calcext:value-type="float">
            <text:p>480</text:p>
          </table:table-cell>
          <table:table-cell table:style-name="ce521"/>
          <table:covered-table-cell table:style-name="ce539"/>
          <table:table-cell table:style-name="ce42"/>
          <table:table-cell table:style-name="ce547" table:formula="of:=[.I102]+8" office:value-type="float" office:value="223" calcext:value-type="float">
            <text:p>22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02]+8" office:value-type="float" office:value="216" calcext:value-type="float">
            <text:p>216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98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103]+8" office:value-type="float" office:value="479" calcext:value-type="float">
            <text:p>479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103]+8" office:value-type="float" office:value="472" calcext:value-type="float">
            <text:p>472</text:p>
          </table:table-cell>
          <table:table-cell table:style-name="ce522" office:value-type="string" calcext:value-type="string">
            <text:p>Velocity east (m/s)</text:p>
          </table:table-cell>
          <table:covered-table-cell table:style-name="ce539"/>
          <table:table-cell table:style-name="ce42"/>
          <table:table-cell table:style-name="ce547" table:formula="of:=[.I103]+8" office:value-type="float" office:value="215" calcext:value-type="float">
            <text:p>21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03]+8" office:value-type="float" office:value="208" calcext:value-type="float">
            <text:p>208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99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104]+8" office:value-type="float" office:value="471" calcext:value-type="float">
            <text:p>471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104]+8" office:value-type="float" office:value="464" calcext:value-type="float">
            <text:p>464</text:p>
          </table:table-cell>
          <table:table-cell table:style-name="ce523"/>
          <table:covered-table-cell table:style-name="ce539"/>
          <table:table-cell table:style-name="ce42"/>
          <table:table-cell table:style-name="ce547" table:formula="of:=[.I104]+8" office:value-type="float" office:value="207" calcext:value-type="float">
            <text:p>20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04]+8" office:value-type="float" office:value="200" calcext:value-type="float">
            <text:p>200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100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105]+8" office:value-type="float" office:value="463" calcext:value-type="float">
            <text:p>463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105]+8" office:value-type="float" office:value="456" calcext:value-type="float">
            <text:p>456</text:p>
          </table:table-cell>
          <table:table-cell table:style-name="ce523"/>
          <table:covered-table-cell table:style-name="ce539"/>
          <table:table-cell table:style-name="ce42"/>
          <table:table-cell table:style-name="ce547" table:formula="of:=[.I105]+8" office:value-type="float" office:value="199" calcext:value-type="float">
            <text:p>19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05]+8" office:value-type="float" office:value="192" calcext:value-type="float">
            <text:p>192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101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106]+8" office:value-type="float" office:value="455" calcext:value-type="float">
            <text:p>455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106]+8" office:value-type="float" office:value="448" calcext:value-type="float">
            <text:p>448</text:p>
          </table:table-cell>
          <table:table-cell table:style-name="ce523"/>
          <table:covered-table-cell table:style-name="ce539"/>
          <table:table-cell table:style-name="ce42"/>
          <table:table-cell table:style-name="ce547" table:formula="of:=[.I106]+8" office:value-type="float" office:value="191" calcext:value-type="float">
            <text:p>19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06]+8" office:value-type="float" office:value="184" calcext:value-type="float">
            <text:p>184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102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107]+8" office:value-type="float" office:value="447" calcext:value-type="float">
            <text:p>447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107]+8" office:value-type="float" office:value="440" calcext:value-type="float">
            <text:p>440</text:p>
          </table:table-cell>
          <table:table-cell table:style-name="ce524" office:value-type="string" calcext:value-type="string">
            <text:p>Velocity down (m/s)</text:p>
          </table:table-cell>
          <table:covered-table-cell table:style-name="ce539"/>
          <table:table-cell table:style-name="ce42"/>
          <table:table-cell table:style-name="ce547" table:formula="of:=[.I107]+8" office:value-type="float" office:value="183" calcext:value-type="float">
            <text:p>18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07]+8" office:value-type="float" office:value="176" calcext:value-type="float">
            <text:p>176</text:p>
          </table:table-cell>
          <table:table-cell table:style-name="ce42" table:number-columns-repeated="1013"/>
        </table:table-row>
        <table:table-row table:style-name="ro3">
          <table:table-cell table:style-name="ce377" office:value-type="string" calcext:value-type="string">
            <text:p>ADD 103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108]+8" office:value-type="float" office:value="439" calcext:value-type="float">
            <text:p>439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108]+8" office:value-type="float" office:value="432" calcext:value-type="float">
            <text:p>432</text:p>
          </table:table-cell>
          <table:table-cell table:style-name="ce525"/>
          <table:covered-table-cell table:style-name="ce539"/>
          <table:table-cell table:style-name="ce42"/>
          <table:table-cell table:style-name="ce547" table:formula="of:=[.I108]+8" office:value-type="float" office:value="175" calcext:value-type="float">
            <text:p>17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08]+8" office:value-type="float" office:value="168" calcext:value-type="float">
            <text:p>168</text:p>
          </table:table-cell>
          <table:table-cell table:style-name="ce42" table:number-columns-repeated="1013"/>
        </table:table-row>
        <table:table-row table:style-name="ro3">
          <table:table-cell table:style-name="ce378" office:value-type="string" calcext:value-type="string">
            <text:p>ADD 104</text:p>
          </table:table-cell>
          <table:table-cell table:style-name="ce410" office:value-type="string" calcext:value-type="string">
            <text:p>Spatial: i_system_packet_data</text:p>
          </table:table-cell>
          <table:table-cell table:style-name="ce438" table:formula="of:=[.C109]+8" office:value-type="float" office:value="431" calcext:value-type="float">
            <text:p>431</text:p>
          </table:table-cell>
          <table:table-cell table:style-name="ce410" office:value-type="string" calcext:value-type="string">
            <text:p>downto</text:p>
          </table:table-cell>
          <table:table-cell table:style-name="ce480" table:formula="of:=[.E109]+8" office:value-type="float" office:value="424" calcext:value-type="float">
            <text:p>424</text:p>
          </table:table-cell>
          <table:table-cell table:style-name="ce525"/>
          <table:covered-table-cell table:style-name="ce539"/>
          <table:table-cell table:style-name="ce42"/>
          <table:table-cell table:style-name="ce547" table:formula="of:=[.I109]+8" office:value-type="float" office:value="167" calcext:value-type="float">
            <text:p>16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09]+8" office:value-type="float" office:value="160" calcext:value-type="float">
            <text:p>160</text:p>
          </table:table-cell>
          <table:table-cell table:style-name="ce42" table:number-columns-repeated="1013"/>
        </table:table-row>
        <table:table-row table:style-name="ro3">
          <table:table-cell table:style-name="ce379" office:value-type="string" calcext:value-type="string">
            <text:p>ADD 105</text:p>
          </table:table-cell>
          <table:table-cell table:style-name="ce411" office:value-type="string" calcext:value-type="string">
            <text:p>Spatial: i_system_packet_data</text:p>
          </table:table-cell>
          <table:table-cell table:style-name="ce439" office:value-type="float" office:value="423" calcext:value-type="float">
            <text:p>423</text:p>
          </table:table-cell>
          <table:table-cell table:style-name="ce411" office:value-type="string" calcext:value-type="string">
            <text:p>downto</text:p>
          </table:table-cell>
          <table:table-cell table:style-name="ce481" office:value-type="float" office:value="416" calcext:value-type="float">
            <text:p>416</text:p>
          </table:table-cell>
          <table:table-cell table:style-name="ce526"/>
          <table:covered-table-cell table:style-name="ce539"/>
          <table:table-cell table:style-name="ce42"/>
          <table:table-cell table:style-name="ce547" table:formula="of:=[.I110]+8" office:value-type="float" office:value="159" calcext:value-type="float">
            <text:p>15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10]+8" office:value-type="float" office:value="152" calcext:value-type="float">
            <text:p>152</text:p>
          </table:table-cell>
          <table:table-cell table:style-name="ce42" table:number-columns-repeated="1013"/>
        </table:table-row>
        <table:table-row table:style-name="ro5">
          <table:table-cell table:style-name="ce380" office:value-type="string" calcext:value-type="string">
            <text:p>ADD 107</text:p>
          </table:table-cell>
          <table:table-cell table:style-name="ce412" office:value-type="string" calcext:value-type="string">
            <text:p>STATUS_REGISTER</text:p>
          </table:table-cell>
          <table:table-cell table:style-name="ce440" office:value-type="float" office:value="7" calcext:value-type="float">
            <text:p>7</text:p>
          </table:table-cell>
          <table:table-cell table:style-name="ce412" office:value-type="string" calcext:value-type="string">
            <text:p>downto</text:p>
          </table:table-cell>
          <table:table-cell table:style-name="ce482" office:value-type="float" office:value="0" calcext:value-type="float">
            <text:p>0</text:p>
          </table:table-cell>
          <table:table-cell table:style-name="ce440"/>
          <table:table-cell table:style-name="ce540" office:value-type="string" calcext:value-type="string">
            <text:p>STATUS</text:p>
          </table:table-cell>
          <table:table-cell table:style-name="ce42"/>
          <table:table-cell table:style-name="ce547" table:formula="of:=[.I111]+8" office:value-type="float" office:value="151" calcext:value-type="float">
            <text:p>15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11]+8" office:value-type="float" office:value="144" calcext:value-type="float">
            <text:p>144</text:p>
          </table:table-cell>
          <table:table-cell table:style-name="ce42" table:number-columns-repeated="1013"/>
        </table:table-row>
        <table:table-row table:style-name="ro3">
          <table:table-cell table:style-name="ce381" office:value-type="string" calcext:value-type="string">
            <text:p>ADD 110</text:p>
          </table:table-cell>
          <table:table-cell table:style-name="ce413" office:value-type="string" calcext:value-type="string">
            <text:p>cpt_FGPS</text:p>
          </table:table-cell>
          <table:table-cell table:style-name="ce441" office:value-type="float" office:value="15" calcext:value-type="float">
            <text:p>15</text:p>
          </table:table-cell>
          <table:table-cell table:style-name="ce455" office:value-type="string" calcext:value-type="string">
            <text:p>downto</text:p>
          </table:table-cell>
          <table:table-cell table:style-name="ce483" office:value-type="float" office:value="8" calcext:value-type="float">
            <text:p>8</text:p>
          </table:table-cell>
          <table:table-cell table:style-name="ce381"/>
          <table:table-cell table:style-name="ce541" office:value-type="string" calcext:value-type="string" table:number-columns-spanned="1" table:number-rows-spanned="2">
            <text:p>1Sec Pulse CNT</text:p>
          </table:table-cell>
          <table:table-cell table:style-name="ce42"/>
          <table:table-cell table:style-name="ce547" table:formula="of:=[.I112]+8" office:value-type="float" office:value="143" calcext:value-type="float">
            <text:p>14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12]+8" office:value-type="float" office:value="136" calcext:value-type="float">
            <text:p>136</text:p>
          </table:table-cell>
          <table:table-cell table:style-name="ce42" table:number-columns-repeated="1013"/>
        </table:table-row>
        <table:table-row table:style-name="ro3">
          <table:table-cell table:style-name="ce382" office:value-type="string" calcext:value-type="string">
            <text:p>ADD 111</text:p>
          </table:table-cell>
          <table:table-cell table:style-name="ce414" office:value-type="string" calcext:value-type="string">
            <text:p>cpt_FGPS</text:p>
          </table:table-cell>
          <table:table-cell table:style-name="ce442" office:value-type="float" office:value="7" calcext:value-type="float">
            <text:p>7</text:p>
          </table:table-cell>
          <table:table-cell table:style-name="ce456" office:value-type="string" calcext:value-type="string">
            <text:p>downto</text:p>
          </table:table-cell>
          <table:table-cell table:style-name="ce484" office:value-type="float" office:value="0" calcext:value-type="float">
            <text:p>0</text:p>
          </table:table-cell>
          <table:table-cell table:style-name="ce527"/>
          <table:covered-table-cell table:style-name="ce542"/>
          <table:table-cell table:style-name="ce42"/>
          <table:table-cell table:style-name="ce547" table:formula="of:=[.I113]+8" office:value-type="float" office:value="135" calcext:value-type="float">
            <text:p>13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13]+8" office:value-type="float" office:value="128" calcext:value-type="float">
            <text:p>128</text:p>
          </table:table-cell>
          <table:table-cell table:style-name="ce42" table:number-columns-repeated="1013"/>
        </table:table-row>
        <table:table-row table:style-name="ro3">
          <table:table-cell table:style-name="ce383" office:value-type="string" calcext:value-type="string">
            <text:p>ADD 112</text:p>
          </table:table-cell>
          <table:table-cell table:style-name="ce415" office:value-type="string" calcext:value-type="string">
            <text:p>AA</text:p>
          </table:table-cell>
          <table:table-cell table:style-name="ce383" table:number-columns-repeated="4"/>
          <table:table-cell table:style-name="ce543" office:value-type="string" calcext:value-type="string" table:number-columns-spanned="1" table:number-rows-spanned="2">
            <text:p>BENCHMARK</text:p>
          </table:table-cell>
          <table:table-cell table:style-name="ce42"/>
          <table:table-cell table:style-name="ce547" table:formula="of:=[.I114]+8" office:value-type="float" office:value="127" calcext:value-type="float">
            <text:p>12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14]+8" office:value-type="float" office:value="120" calcext:value-type="float">
            <text:p>120</text:p>
          </table:table-cell>
          <table:table-cell table:style-name="ce42" table:number-columns-repeated="1013"/>
        </table:table-row>
        <table:table-row table:style-name="ro3">
          <table:table-cell table:style-name="ce383" office:value-type="string" calcext:value-type="string">
            <text:p>ADD 113</text:p>
          </table:table-cell>
          <table:table-cell table:style-name="ce415" office:value-type="string" calcext:value-type="string">
            <text:p>BB</text:p>
          </table:table-cell>
          <table:table-cell table:style-name="ce383" table:number-columns-repeated="4"/>
          <table:covered-table-cell table:style-name="ce543"/>
          <table:table-cell table:style-name="ce318"/>
          <table:table-cell table:style-name="ce547" table:formula="of:=[.I115]+8" office:value-type="float" office:value="119" calcext:value-type="float">
            <text:p>11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15]+8" office:value-type="float" office:value="112" calcext:value-type="float">
            <text:p>112</text:p>
          </table:table-cell>
          <table:table-cell table:style-name="ce318" table:number-columns-repeated="1013"/>
        </table:table-row>
        <table:table-row table:style-name="ro3">
          <table:table-cell table:style-name="ce384" office:value-type="string" calcext:value-type="string">
            <text:p>ADD 114</text:p>
          </table:table-cell>
          <table:table-cell table:style-name="ce416" office:value-type="string" calcext:value-type="string">
            <text:p>cmpt_512</text:p>
          </table:table-cell>
          <table:table-cell table:style-name="ce443" office:value-type="float" office:value="31" calcext:value-type="float">
            <text:p>31</text:p>
          </table:table-cell>
          <table:table-cell table:style-name="ce416" office:value-type="string" calcext:value-type="string">
            <text:p>downto</text:p>
          </table:table-cell>
          <table:table-cell table:style-name="ce485" office:value-type="float" office:value="24" calcext:value-type="float">
            <text:p>24</text:p>
          </table:table-cell>
          <table:table-cell table:style-name="ce528"/>
          <table:table-cell table:style-name="ce544" office:value-type="string" calcext:value-type="string" table:number-columns-spanned="1" table:number-rows-spanned="4">
            <text:p>Write SD CNT</text:p>
          </table:table-cell>
          <table:table-cell table:style-name="ce42"/>
          <table:table-cell table:style-name="ce547" table:formula="of:=[.I116]+8" office:value-type="float" office:value="111" calcext:value-type="float">
            <text:p>11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16]+8" office:value-type="float" office:value="104" calcext:value-type="float">
            <text:p>104</text:p>
          </table:table-cell>
          <table:table-cell table:style-name="ce42" table:number-columns-repeated="1013"/>
        </table:table-row>
        <table:table-row table:style-name="ro3">
          <table:table-cell table:style-name="ce385" office:value-type="string" calcext:value-type="string">
            <text:p>ADD 115</text:p>
          </table:table-cell>
          <table:table-cell table:style-name="ce417" office:value-type="string" calcext:value-type="string">
            <text:p>cmpt_512</text:p>
          </table:table-cell>
          <table:table-cell table:style-name="ce444" office:value-type="float" office:value="23" calcext:value-type="float">
            <text:p>23</text:p>
          </table:table-cell>
          <table:table-cell table:style-name="ce417" office:value-type="string" calcext:value-type="string">
            <text:p>downto</text:p>
          </table:table-cell>
          <table:table-cell table:style-name="ce486" office:value-type="float" office:value="16" calcext:value-type="float">
            <text:p>16</text:p>
          </table:table-cell>
          <table:table-cell table:style-name="ce529"/>
          <table:covered-table-cell table:style-name="ce309"/>
          <table:table-cell table:style-name="ce42"/>
          <table:table-cell table:style-name="ce547" table:formula="of:=[.I117]+8" office:value-type="float" office:value="103" calcext:value-type="float">
            <text:p>10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17]+8" office:value-type="float" office:value="96" calcext:value-type="float">
            <text:p>96</text:p>
          </table:table-cell>
          <table:table-cell table:style-name="ce42" table:number-columns-repeated="1013"/>
        </table:table-row>
        <table:table-row table:style-name="ro3">
          <table:table-cell table:style-name="ce385" office:value-type="string" calcext:value-type="string">
            <text:p>ADD 116</text:p>
          </table:table-cell>
          <table:table-cell table:style-name="ce417" office:value-type="string" calcext:value-type="string">
            <text:p>cmpt_512</text:p>
          </table:table-cell>
          <table:table-cell table:style-name="ce444" office:value-type="float" office:value="15" calcext:value-type="float">
            <text:p>15</text:p>
          </table:table-cell>
          <table:table-cell table:style-name="ce417" office:value-type="string" calcext:value-type="string">
            <text:p>downto</text:p>
          </table:table-cell>
          <table:table-cell table:style-name="ce486" office:value-type="float" office:value="8" calcext:value-type="float">
            <text:p>8</text:p>
          </table:table-cell>
          <table:table-cell table:style-name="ce529"/>
          <table:covered-table-cell table:style-name="ce309"/>
          <table:table-cell table:style-name="ce42"/>
          <table:table-cell table:style-name="ce547" table:formula="of:=[.I118]+8" office:value-type="float" office:value="95" calcext:value-type="float">
            <text:p>9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18]+8" office:value-type="float" office:value="88" calcext:value-type="float">
            <text:p>88</text:p>
          </table:table-cell>
          <table:table-cell table:style-name="ce42" table:number-columns-repeated="1013"/>
        </table:table-row>
        <table:table-row table:style-name="ro3">
          <table:table-cell table:style-name="ce386" office:value-type="string" calcext:value-type="string">
            <text:p>ADD 117</text:p>
          </table:table-cell>
          <table:table-cell table:style-name="ce418" office:value-type="string" calcext:value-type="string">
            <text:p>cmpt_512</text:p>
          </table:table-cell>
          <table:table-cell table:style-name="ce445" office:value-type="float" office:value="7" calcext:value-type="float">
            <text:p>7</text:p>
          </table:table-cell>
          <table:table-cell table:style-name="ce418" office:value-type="string" calcext:value-type="string">
            <text:p>downto</text:p>
          </table:table-cell>
          <table:table-cell table:style-name="ce487" office:value-type="float" office:value="0" calcext:value-type="float">
            <text:p>0</text:p>
          </table:table-cell>
          <table:table-cell table:style-name="ce530"/>
          <table:covered-table-cell table:style-name="ce309"/>
          <table:table-cell table:style-name="ce318"/>
          <table:table-cell table:style-name="ce547" table:formula="of:=[.I119]+8" office:value-type="float" office:value="87" calcext:value-type="float">
            <text:p>8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19]+8" office:value-type="float" office:value="80" calcext:value-type="float">
            <text:p>80</text:p>
          </table:table-cell>
          <table:table-cell table:style-name="ce318" table:number-columns-repeated="1013"/>
        </table:table-row>
        <table:table-row table:style-name="ro3">
          <table:table-cell table:style-name="ce383" office:value-type="string" calcext:value-type="string">
            <text:p>ADD 118</text:p>
          </table:table-cell>
          <table:table-cell table:style-name="ce415" office:value-type="string" calcext:value-type="string">
            <text:p>CC</text:p>
          </table:table-cell>
          <table:table-cell table:style-name="ce446"/>
          <table:table-cell table:style-name="ce422"/>
          <table:table-cell table:style-name="ce488"/>
          <table:table-cell table:style-name="ce383"/>
          <table:table-cell table:style-name="ce543" office:value-type="string" calcext:value-type="string">
            <text:p>BENCHMARK</text:p>
          </table:table-cell>
          <table:table-cell table:style-name="ce42"/>
          <table:table-cell table:style-name="ce547" table:formula="of:=[.I120]+8" office:value-type="float" office:value="79" calcext:value-type="float">
            <text:p>7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20]+8" office:value-type="float" office:value="72" calcext:value-type="float">
            <text:p>72</text:p>
          </table:table-cell>
          <table:table-cell table:style-name="ce42" table:number-columns-repeated="1013"/>
        </table:table-row>
        <table:table-row table:style-name="ro3">
          <table:table-cell table:style-name="ce387" office:value-type="string" calcext:value-type="string">
            <text:p>ADD 119</text:p>
          </table:table-cell>
          <table:table-cell table:style-name="ce419" office:value-type="string" calcext:value-type="string">
            <text:p>cmpt_512</text:p>
          </table:table-cell>
          <table:table-cell table:style-name="ce447"/>
          <table:table-cell table:style-name="ce457"/>
          <table:table-cell table:style-name="ce489"/>
          <table:table-cell table:style-name="ce531"/>
          <table:table-cell table:style-name="ce545" office:value-type="string" calcext:value-type="string" table:number-columns-spanned="1" table:number-rows-spanned="4">
            <text:p>100 hz CNT</text:p>
          </table:table-cell>
          <table:table-cell table:style-name="ce42"/>
          <table:table-cell table:style-name="ce547" table:formula="of:=[.I121]+8" office:value-type="float" office:value="71" calcext:value-type="float">
            <text:p>7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21]+8" office:value-type="float" office:value="64" calcext:value-type="float">
            <text:p>64</text:p>
          </table:table-cell>
          <table:table-cell table:style-name="ce42" table:number-columns-repeated="1013"/>
        </table:table-row>
        <table:table-row table:style-name="ro3">
          <table:table-cell table:style-name="ce388" office:value-type="string" calcext:value-type="string">
            <text:p>ADD 120</text:p>
          </table:table-cell>
          <table:table-cell table:style-name="ce420" office:value-type="string" calcext:value-type="string">
            <text:p>cmpt_512</text:p>
          </table:table-cell>
          <table:table-cell table:style-name="ce448"/>
          <table:table-cell table:style-name="ce458"/>
          <table:table-cell table:style-name="ce490"/>
          <table:table-cell table:style-name="ce532"/>
          <table:covered-table-cell table:style-name="ce546"/>
          <table:table-cell table:style-name="ce42"/>
          <table:table-cell table:style-name="ce547" table:formula="of:=[.I122]+8" office:value-type="float" office:value="63" calcext:value-type="float">
            <text:p>6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22]+8" office:value-type="float" office:value="56" calcext:value-type="float">
            <text:p>56</text:p>
          </table:table-cell>
          <table:table-cell table:style-name="ce42" table:number-columns-repeated="1013"/>
        </table:table-row>
        <table:table-row table:style-name="ro3">
          <table:table-cell table:style-name="ce388" office:value-type="string" calcext:value-type="string">
            <text:p>ADD 121</text:p>
          </table:table-cell>
          <table:table-cell table:style-name="ce420" office:value-type="string" calcext:value-type="string">
            <text:p>cmpt_512</text:p>
          </table:table-cell>
          <table:table-cell table:style-name="ce448"/>
          <table:table-cell table:style-name="ce458"/>
          <table:table-cell table:style-name="ce490"/>
          <table:table-cell table:style-name="ce532"/>
          <table:covered-table-cell table:style-name="ce546"/>
          <table:table-cell table:style-name="ce42"/>
          <table:table-cell table:style-name="ce547" table:formula="of:=[.I123]+8" office:value-type="float" office:value="55" calcext:value-type="float">
            <text:p>5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23]+8" office:value-type="float" office:value="48" calcext:value-type="float">
            <text:p>48</text:p>
          </table:table-cell>
          <table:table-cell table:style-name="ce42" table:number-columns-repeated="1013"/>
        </table:table-row>
        <table:table-row table:style-name="ro3">
          <table:table-cell table:style-name="ce389" office:value-type="string" calcext:value-type="string">
            <text:p>ADD 122</text:p>
          </table:table-cell>
          <table:table-cell table:style-name="ce421" office:value-type="string" calcext:value-type="string">
            <text:p>cmpt_512</text:p>
          </table:table-cell>
          <table:table-cell table:style-name="ce449"/>
          <table:table-cell table:style-name="ce459"/>
          <table:table-cell table:style-name="ce491"/>
          <table:table-cell table:style-name="ce533"/>
          <table:covered-table-cell table:style-name="ce546"/>
          <table:table-cell table:style-name="ce42"/>
          <table:table-cell table:style-name="ce547" table:formula="of:=[.I124]+8" office:value-type="float" office:value="47" calcext:value-type="float">
            <text:p>47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24]+8" office:value-type="float" office:value="40" calcext:value-type="float">
            <text:p>40</text:p>
          </table:table-cell>
          <table:table-cell table:style-name="ce42" table:number-columns-repeated="1013"/>
        </table:table-row>
        <table:table-row table:style-name="ro3">
          <table:table-cell table:style-name="ce383" office:value-type="string" calcext:value-type="string">
            <text:p>ADD 123</text:p>
          </table:table-cell>
          <table:table-cell table:style-name="ce422" office:value-type="string" calcext:value-type="string">
            <text:p>DD</text:p>
          </table:table-cell>
          <table:table-cell table:style-name="ce383" table:number-columns-repeated="4"/>
          <table:table-cell table:style-name="ce543" office:value-type="string" calcext:value-type="string" table:number-columns-spanned="1" table:number-rows-spanned="2">
            <text:p>BENCHMARK</text:p>
          </table:table-cell>
          <table:table-cell table:style-name="ce42"/>
          <table:table-cell table:style-name="ce547" table:formula="of:=[.I125]+8" office:value-type="float" office:value="39" calcext:value-type="float">
            <text:p>39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25]+8" office:value-type="float" office:value="32" calcext:value-type="float">
            <text:p>32</text:p>
          </table:table-cell>
          <table:table-cell table:style-name="ce42" table:number-columns-repeated="1013"/>
        </table:table-row>
        <table:table-row table:style-name="ro3">
          <table:table-cell table:style-name="ce383" office:value-type="string" calcext:value-type="string">
            <text:p>ADD 124</text:p>
          </table:table-cell>
          <table:table-cell table:style-name="ce422" office:value-type="string" calcext:value-type="string">
            <text:p>EE</text:p>
          </table:table-cell>
          <table:table-cell table:style-name="ce383" table:number-columns-repeated="4"/>
          <table:covered-table-cell table:style-name="ce543"/>
          <table:table-cell table:style-name="ce42"/>
          <table:table-cell table:style-name="ce547" table:formula="of:=[.I126]+8" office:value-type="float" office:value="31" calcext:value-type="float">
            <text:p>31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26]+8" office:value-type="float" office:value="24" calcext:value-type="float">
            <text:p>24</text:p>
          </table:table-cell>
          <table:table-cell table:style-name="ce42" table:number-columns-repeated="1013"/>
        </table:table-row>
        <table:table-row table:style-name="ro3">
          <table:table-cell table:style-name="ce350" office:value-type="string" calcext:value-type="string">
            <text:p>ADD 125</text:p>
          </table:table-cell>
          <table:table-cell table:style-name="ce390" office:value-type="string" calcext:value-type="string">
            <text:p>DD</text:p>
          </table:table-cell>
          <table:table-cell table:style-name="ce450"/>
          <table:table-cell table:style-name="ce390"/>
          <table:table-cell table:style-name="ce492"/>
          <table:table-cell table:style-name="ce493" office:value-type="string" calcext:value-type="string" table:number-columns-spanned="2" table:number-rows-spanned="3">
            <text:p>END </text:p>
          </table:table-cell>
          <table:covered-table-cell table:style-name="ce493"/>
          <table:table-cell table:style-name="ce42"/>
          <table:table-cell table:style-name="ce547" table:formula="of:=[.I127]+8" office:value-type="float" office:value="23" calcext:value-type="float">
            <text:p>23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27]+8" office:value-type="float" office:value="16" calcext:value-type="float">
            <text:p>16</text:p>
          </table:table-cell>
          <table:table-cell table:style-name="ce42" table:number-columns-repeated="1013"/>
        </table:table-row>
        <table:table-row table:style-name="ro3">
          <table:table-cell table:style-name="ce350" office:value-type="string" calcext:value-type="string">
            <text:p>ADD 126</text:p>
          </table:table-cell>
          <table:table-cell table:style-name="ce391" office:value-type="string" calcext:value-type="string">
            <text:p>EE</text:p>
          </table:table-cell>
          <table:table-cell table:style-name="ce350" table:number-columns-repeated="3"/>
          <table:covered-table-cell table:number-columns-repeated="2" table:style-name="ce493"/>
          <table:table-cell table:style-name="ce42"/>
          <table:table-cell table:style-name="ce547" table:formula="of:=[.I128]+8" office:value-type="float" office:value="15" calcext:value-type="float">
            <text:p>15</text:p>
          </table:table-cell>
          <table:table-cell table:style-name="ce549" office:value-type="string" calcext:value-type="string">
            <text:p>downto </text:p>
          </table:table-cell>
          <table:table-cell table:style-name="ce550" table:formula="of:=[.K128]+8" office:value-type="float" office:value="8" calcext:value-type="float">
            <text:p>8</text:p>
          </table:table-cell>
          <table:table-cell table:style-name="ce42" table:number-columns-repeated="1013"/>
        </table:table-row>
        <table:table-row table:style-name="ro3">
          <table:table-cell table:style-name="ce351" office:value-type="string" calcext:value-type="string">
            <text:p>ADD 127</text:p>
          </table:table-cell>
          <table:table-cell table:style-name="ce392" office:value-type="string" calcext:value-type="string">
            <text:p>FF</text:p>
          </table:table-cell>
          <table:table-cell table:style-name="ce351" table:number-columns-repeated="3"/>
          <table:covered-table-cell table:number-columns-repeated="2" table:style-name="ce493"/>
          <table:table-cell table:style-name="ce42"/>
          <table:table-cell table:style-name="ce547" office:value-type="float" office:value="7" calcext:value-type="float">
            <text:p>7</text:p>
          </table:table-cell>
          <table:table-cell table:style-name="ce549" office:value-type="string" calcext:value-type="string">
            <text:p>downto </text:p>
          </table:table-cell>
          <table:table-cell table:style-name="ce550" office:value-type="float" office:value="0" calcext:value-type="float">
            <text:p>0</text:p>
          </table:table-cell>
          <table:table-cell table:style-name="ce42" table:number-columns-repeated="1013"/>
        </table:table-row>
        <table:table-row table:style-name="ro1">
          <table:table-cell table:style-name="ce42"/>
          <table:table-cell table:style-name="ce319"/>
          <table:table-cell table:style-name="ce42" table:number-columns-repeated="6"/>
          <table:table-cell table:style-name="ce547" table:number-columns-repeated="2"/>
          <table:table-cell table:style-name="ce550"/>
          <table:table-cell table:style-name="ce42" table:number-columns-repeated="1013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 number:style="long"/>
      <number:text>-</number:text>
      <number:month number:textual="true"/>
    </number:date-style>
    <number:time-style style:name="N114">
      <number:minutes number:style="long"/>
      <number:text>:</number:text>
      <number:seconds number:style="long"/>
      <number:text>,</number:text>
    </number:tim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3.09mm" fo:margin-bottom="6.6mm" fo:margin-left="2.22mm" fo:margin-right="1.99mm" style:shadow="none" style:print-page-order="ttb" style:first-page-number="continue" loext:scale-to-X="1" loext:scale-to-Y="4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0">00/00/0000</text:date>, <text:time style:data-style-name="N2" text:time-value="12:37:43.4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_5f_data_5f_register_5f_SD" style:display-name="PageStyle_New_data_register_S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8T10:12:10</meta:creation-date>
    <meta:initial-creator>medp</meta:initial-creator>
    <dc:language>fr-FR</dc:language>
    <dc:date>2021-01-20T09:19:31.519000000</dc:date>
    <meta:editing-cycles>86</meta:editing-cycles>
    <meta:editing-duration>P3DT4H27M3S</meta:editing-duration>
    <meta:generator>LibreOffice/5.2.7.2$Windows_x86 LibreOffice_project/2b7f1e640c46ceb28adf43ee075a6e8b8439ed10</meta:generator>
    <meta:print-date>2019-01-17T14:10:12.128000000</meta:print-date>
    <meta:document-statistic meta:table-count="2" meta:cell-count="7880" meta:object-count="0"/>
    <meta:user-defined meta:name="AppVersion">16.0300</meta:user-defined>
    <meta:user-defined meta:name="Company">Hewlett-Packard Company</meta:user-defined>
  </office:meta>
</office:document-meta>
</file>